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71.46pt"/>
    </style:style>
    <style:style style:name="co8" style:family="table-column">
      <style:table-column-properties fo:break-before="auto" style:column-width="11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ibrateCSV_20191118_155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8 15:51:11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4736443" calcext:value-type="float">
            <text:p>0.124736443</text:p>
          </table:table-cell>
          <table:table-cell office:value-type="float" office:value="0.781224463" calcext:value-type="float">
            <text:p>0.781224463</text:p>
          </table:table-cell>
          <table:table-cell office:value-type="float" office:value="0.687733971" calcext:value-type="float">
            <text:p>0.687733971</text:p>
          </table:table-cell>
          <table:table-cell office:value-type="float" office:value="0.450488979" calcext:value-type="float">
            <text:p>0.450488979</text:p>
          </table:table-cell>
          <table:table-cell/>
          <table:table-cell office:value-type="float" office:value="0.001019089" calcext:value-type="float">
            <text:p>0.001019089</text:p>
          </table:table-cell>
          <table:table-cell office:value-type="float" office:value="0.006382553" calcext:value-type="float">
            <text:p>0.006382553</text:p>
          </table:table-cell>
          <table:table-cell office:value-type="float" office:value="0.005618742" calcext:value-type="float">
            <text:p>0.005618742</text:p>
          </table:table-cell>
          <table:table-cell office:value-type="float" office:value="0.003680466" calcext:value-type="float">
            <text:p>0.003680466</text:p>
          </table:table-cell>
          <table:table-cell/>
          <table:table-cell office:value-type="float" office:value="-0.004250656" calcext:value-type="float">
            <text:p>-0.004250656</text:p>
          </table:table-cell>
          <table:table-cell office:value-type="float" office:value="0.001112808" calcext:value-type="float">
            <text:p>0.001112808</text:p>
          </table:table-cell>
          <table:table-cell office:value-type="float" office:value="0.000348997" calcext:value-type="float">
            <text:p>0.000348997</text:p>
          </table:table-cell>
          <table:table-cell office:value-type="float" office:value="-0.001589279" calcext:value-type="float">
            <text:p>-0.001589279</text:p>
          </table:table-cell>
          <table:table-cell/>
          <table:table-cell office:value-type="float" office:value="26.268522938" calcext:value-type="float">
            <text:p>26.268522938</text:p>
          </table:table-cell>
          <table:table-cell office:value-type="float" office:value="26.400739258" calcext:value-type="float">
            <text:p>26.400739258</text:p>
          </table:table-cell>
          <table:table-cell office:value-type="float" office:value="26.381911264" calcext:value-type="float">
            <text:p>26.381911264</text:p>
          </table:table-cell>
          <table:table-cell office:value-type="float" office:value="26.334131239" calcext:value-type="float">
            <text:p>26.334131239</text:p>
          </table:table-cell>
          <table:table-cell/>
          <table:table-cell office:value-type="float" office:value="-0.107754541" calcext:value-type="float">
            <text:p>-0.107754541</text:p>
          </table:table-cell>
          <table:table-cell office:value-type="float" office:value="0.028207439" calcext:value-type="float">
            <text:p>0.028207439</text:p>
          </table:table-cell>
          <table:table-cell office:value-type="float" office:value="0.008846445" calcext:value-type="float">
            <text:p>0.008846445</text:p>
          </table:table-cell>
          <table:table-cell office:value-type="float" office:value="-0.040286743" calcext:value-type="float">
            <text:p>-0.040286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8 15:51:13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6223579" calcext:value-type="float">
            <text:p>0.126223579</text:p>
          </table:table-cell>
          <table:table-cell office:value-type="float" office:value="0.640918689" calcext:value-type="float">
            <text:p>0.640918689</text:p>
          </table:table-cell>
          <table:table-cell office:value-type="float" office:value="0.694760763" calcext:value-type="float">
            <text:p>0.694760763</text:p>
          </table:table-cell>
          <table:table-cell office:value-type="float" office:value="0.557572312" calcext:value-type="float">
            <text:p>0.557572312</text:p>
          </table:table-cell>
          <table:table-cell/>
          <table:table-cell office:value-type="float" office:value="0.001031238" calcext:value-type="float">
            <text:p>0.001031238</text:p>
          </table:table-cell>
          <table:table-cell office:value-type="float" office:value="0.005236264" calcext:value-type="float">
            <text:p>0.005236264</text:p>
          </table:table-cell>
          <table:table-cell office:value-type="float" office:value="0.00567615" calcext:value-type="float">
            <text:p>0.00567615</text:p>
          </table:table-cell>
          <table:table-cell office:value-type="float" office:value="0.004555329" calcext:value-type="float">
            <text:p>0.004555329</text:p>
          </table:table-cell>
          <table:table-cell/>
          <table:table-cell office:value-type="float" office:value="-0.004238506" calcext:value-type="float">
            <text:p>-0.004238506</text:p>
          </table:table-cell>
          <table:table-cell office:value-type="float" office:value="-0.000033481" calcext:value-type="float">
            <text:p>-3.3481E-05</text:p>
          </table:table-cell>
          <table:table-cell office:value-type="float" office:value="0.000406406" calcext:value-type="float">
            <text:p>0.000406406</text:p>
          </table:table-cell>
          <table:table-cell office:value-type="float" office:value="-0.000714415" calcext:value-type="float">
            <text:p>-0.000714415</text:p>
          </table:table-cell>
          <table:table-cell/>
          <table:table-cell office:value-type="float" office:value="26.273877014" calcext:value-type="float">
            <text:p>26.273877014</text:p>
          </table:table-cell>
          <table:table-cell office:value-type="float" office:value="26.377537135" calcext:value-type="float">
            <text:p>26.377537135</text:p>
          </table:table-cell>
          <table:table-cell office:value-type="float" office:value="26.388380438" calcext:value-type="float">
            <text:p>26.388380438</text:p>
          </table:table-cell>
          <table:table-cell office:value-type="float" office:value="26.360751731" calcext:value-type="float">
            <text:p>26.360751731</text:p>
          </table:table-cell>
          <table:table-cell/>
          <table:table-cell office:value-type="float" office:value="-0.107446522" calcext:value-type="float">
            <text:p>-0.107446522</text:p>
          </table:table-cell>
          <table:table-cell office:value-type="float" office:value="-0.000848681" calcext:value-type="float">
            <text:p>-0.000848681</text:p>
          </table:table-cell>
          <table:table-cell office:value-type="float" office:value="0.010301643" calcext:value-type="float">
            <text:p>0.010301643</text:p>
          </table:table-cell>
          <table:table-cell office:value-type="float" office:value="-0.018109516" calcext:value-type="float">
            <text:p>-0.018109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8 15:51:14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6886383" calcext:value-type="float">
            <text:p>0.126886383</text:p>
          </table:table-cell>
          <table:table-cell office:value-type="float" office:value="0.805820323" calcext:value-type="float">
            <text:p>0.805820323</text:p>
          </table:table-cell>
          <table:table-cell office:value-type="float" office:value="0.599283647" calcext:value-type="float">
            <text:p>0.599283647</text:p>
          </table:table-cell>
          <table:table-cell office:value-type="float" office:value="0.447062903" calcext:value-type="float">
            <text:p>0.447062903</text:p>
          </table:table-cell>
          <table:table-cell/>
          <table:table-cell office:value-type="float" office:value="0.001036653" calcext:value-type="float">
            <text:p>0.001036653</text:p>
          </table:table-cell>
          <table:table-cell office:value-type="float" office:value="0.006583499" calcext:value-type="float">
            <text:p>0.006583499</text:p>
          </table:table-cell>
          <table:table-cell office:value-type="float" office:value="0.004896108" calcext:value-type="float">
            <text:p>0.004896108</text:p>
          </table:table-cell>
          <table:table-cell office:value-type="float" office:value="0.003652475" calcext:value-type="float">
            <text:p>0.003652475</text:p>
          </table:table-cell>
          <table:table-cell/>
          <table:table-cell office:value-type="float" office:value="-0.004233091" calcext:value-type="float">
            <text:p>-0.004233091</text:p>
          </table:table-cell>
          <table:table-cell office:value-type="float" office:value="0.001313755" calcext:value-type="float">
            <text:p>0.001313755</text:p>
          </table:table-cell>
          <table:table-cell office:value-type="float" office:value="-0.000373636" calcext:value-type="float">
            <text:p>-0.000373636</text:p>
          </table:table-cell>
          <table:table-cell office:value-type="float" office:value="-0.00161727" calcext:value-type="float">
            <text:p>-0.00161727</text:p>
          </table:table-cell>
          <table:table-cell/>
          <table:table-cell office:value-type="float" office:value="26.26895596" calcext:value-type="float">
            <text:p>26.26895596</text:p>
          </table:table-cell>
          <table:table-cell office:value-type="float" office:value="26.405692552" calcext:value-type="float">
            <text:p>26.405692552</text:p>
          </table:table-cell>
          <table:table-cell office:value-type="float" office:value="26.36409802" calcext:value-type="float">
            <text:p>26.36409802</text:p>
          </table:table-cell>
          <table:table-cell office:value-type="float" office:value="26.333441229" calcext:value-type="float">
            <text:p>26.333441229</text:p>
          </table:table-cell>
          <table:table-cell/>
          <table:table-cell office:value-type="float" office:value="-0.107309241" calcext:value-type="float">
            <text:p>-0.107309241</text:p>
          </table:table-cell>
          <table:table-cell office:value-type="float" office:value="0.033300931" calcext:value-type="float">
            <text:p>0.033300931</text:p>
          </table:table-cell>
          <table:table-cell office:value-type="float" office:value="-0.009471154" calcext:value-type="float">
            <text:p>-0.009471154</text:p>
          </table:table-cell>
          <table:table-cell office:value-type="float" office:value="-0.040996302" calcext:value-type="float">
            <text:p>-0.040996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8 15:51:16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7497927" calcext:value-type="float">
            <text:p>0.127497927</text:p>
          </table:table-cell>
          <table:table-cell office:value-type="float" office:value="0.633108095" calcext:value-type="float">
            <text:p>0.633108095</text:p>
          </table:table-cell>
          <table:table-cell office:value-type="float" office:value="0.661376794" calcext:value-type="float">
            <text:p>0.661376794</text:p>
          </table:table-cell>
          <table:table-cell office:value-type="float" office:value="0.572207638" calcext:value-type="float">
            <text:p>0.572207638</text:p>
          </table:table-cell>
          <table:table-cell/>
          <table:table-cell office:value-type="float" office:value="0.00104165" calcext:value-type="float">
            <text:p>0.00104165</text:p>
          </table:table-cell>
          <table:table-cell office:value-type="float" office:value="0.005172452" calcext:value-type="float">
            <text:p>0.005172452</text:p>
          </table:table-cell>
          <table:table-cell office:value-type="float" office:value="0.005403405" calcext:value-type="float">
            <text:p>0.005403405</text:p>
          </table:table-cell>
          <table:table-cell office:value-type="float" office:value="0.004674899" calcext:value-type="float">
            <text:p>0.004674899</text:p>
          </table:table-cell>
          <table:table-cell/>
          <table:table-cell office:value-type="float" office:value="-0.004228095" calcext:value-type="float">
            <text:p>-0.004228095</text:p>
          </table:table-cell>
          <table:table-cell office:value-type="float" office:value="-0.000097293" calcext:value-type="float">
            <text:p>-9.7293E-05</text:p>
          </table:table-cell>
          <table:table-cell office:value-type="float" office:value="0.000133661" calcext:value-type="float">
            <text:p>0.000133661</text:p>
          </table:table-cell>
          <table:table-cell office:value-type="float" office:value="-0.000594845" calcext:value-type="float">
            <text:p>-0.000594845</text:p>
          </table:table-cell>
          <table:table-cell/>
          <table:table-cell office:value-type="float" office:value="26.274133681" calcext:value-type="float">
            <text:p>26.274133681</text:p>
          </table:table-cell>
          <table:table-cell office:value-type="float" office:value="26.375964144" calcext:value-type="float">
            <text:p>26.375964144</text:p>
          </table:table-cell>
          <table:table-cell office:value-type="float" office:value="26.381657223" calcext:value-type="float">
            <text:p>26.381657223</text:p>
          </table:table-cell>
          <table:table-cell office:value-type="float" office:value="26.363699206" calcext:value-type="float">
            <text:p>26.363699206</text:p>
          </table:table-cell>
          <table:table-cell/>
          <table:table-cell office:value-type="float" office:value="-0.107182577" calcext:value-type="float">
            <text:p>-0.107182577</text:p>
          </table:table-cell>
          <table:table-cell office:value-type="float" office:value="-0.002466221" calcext:value-type="float">
            <text:p>-0.002466221</text:p>
          </table:table-cell>
          <table:table-cell office:value-type="float" office:value="0.003388039" calcext:value-type="float">
            <text:p>0.003388039</text:p>
          </table:table-cell>
          <table:table-cell office:value-type="float" office:value="-0.015078549" calcext:value-type="float">
            <text:p>-0.015078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8 15:51:1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489582" calcext:value-type="float">
            <text:p>0.127489582</text:p>
          </table:table-cell>
          <table:table-cell office:value-type="float" office:value="0.806180335" calcext:value-type="float">
            <text:p>0.806180335</text:p>
          </table:table-cell>
          <table:table-cell office:value-type="float" office:value="0.599737835" calcext:value-type="float">
            <text:p>0.599737835</text:p>
          </table:table-cell>
          <table:table-cell office:value-type="float" office:value="0.44540649" calcext:value-type="float">
            <text:p>0.44540649</text:p>
          </table:table-cell>
          <table:table-cell/>
          <table:table-cell office:value-type="float" office:value="0.001041582" calcext:value-type="float">
            <text:p>0.001041582</text:p>
          </table:table-cell>
          <table:table-cell office:value-type="float" office:value="0.006586441" calcext:value-type="float">
            <text:p>0.006586441</text:p>
          </table:table-cell>
          <table:table-cell office:value-type="float" office:value="0.004899819" calcext:value-type="float">
            <text:p>0.004899819</text:p>
          </table:table-cell>
          <table:table-cell office:value-type="float" office:value="0.003638942" calcext:value-type="float">
            <text:p>0.003638942</text:p>
          </table:table-cell>
          <table:table-cell/>
          <table:table-cell office:value-type="float" office:value="-0.004228163" calcext:value-type="float">
            <text:p>-0.004228163</text:p>
          </table:table-cell>
          <table:table-cell office:value-type="float" office:value="0.001316696" calcext:value-type="float">
            <text:p>0.001316696</text:p>
          </table:table-cell>
          <table:table-cell office:value-type="float" office:value="-0.000369925" calcext:value-type="float">
            <text:p>-0.000369925</text:p>
          </table:table-cell>
          <table:table-cell office:value-type="float" office:value="-0.001630802" calcext:value-type="float">
            <text:p>-0.001630802</text:p>
          </table:table-cell>
          <table:table-cell/>
          <table:table-cell office:value-type="float" office:value="26.284241099" calcext:value-type="float">
            <text:p>26.284241099</text:p>
          </table:table-cell>
          <table:table-cell office:value-type="float" office:value="26.420926879" calcext:value-type="float">
            <text:p>26.420926879</text:p>
          </table:table-cell>
          <table:table-cell office:value-type="float" office:value="26.37935187" calcext:value-type="float">
            <text:p>26.37935187</text:p>
          </table:table-cell>
          <table:table-cell office:value-type="float" office:value="26.348270421" calcext:value-type="float">
            <text:p>26.348270421</text:p>
          </table:table-cell>
          <table:table-cell/>
          <table:table-cell office:value-type="float" office:value="-0.107184305" calcext:value-type="float">
            <text:p>-0.107184305</text:p>
          </table:table-cell>
          <table:table-cell office:value-type="float" office:value="0.033375484" calcext:value-type="float">
            <text:p>0.033375484</text:p>
          </table:table-cell>
          <table:table-cell office:value-type="float" office:value="-0.009377093" calcext:value-type="float">
            <text:p>-0.009377093</text:p>
          </table:table-cell>
          <table:table-cell office:value-type="float" office:value="-0.041339354" calcext:value-type="float">
            <text:p>-0.0413393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8 15:51:1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7558723" calcext:value-type="float">
            <text:p>0.127558723</text:p>
          </table:table-cell>
          <table:table-cell office:value-type="float" office:value="0.644686895" calcext:value-type="float">
            <text:p>0.644686895</text:p>
          </table:table-cell>
          <table:table-cell office:value-type="float" office:value="0.606442762" calcext:value-type="float">
            <text:p>0.606442762</text:p>
          </table:table-cell>
          <table:table-cell office:value-type="float" office:value="0.510191382" calcext:value-type="float">
            <text:p>0.510191382</text:p>
          </table:table-cell>
          <table:table-cell/>
          <table:table-cell office:value-type="float" office:value="0.001042146" calcext:value-type="float">
            <text:p>0.001042146</text:p>
          </table:table-cell>
          <table:table-cell office:value-type="float" office:value="0.00526705" calcext:value-type="float">
            <text:p>0.00526705</text:p>
          </table:table-cell>
          <table:table-cell office:value-type="float" office:value="0.004954598" calcext:value-type="float">
            <text:p>0.004954598</text:p>
          </table:table-cell>
          <table:table-cell office:value-type="float" office:value="0.00416823" calcext:value-type="float">
            <text:p>0.00416823</text:p>
          </table:table-cell>
          <table:table-cell/>
          <table:table-cell office:value-type="float" office:value="-0.004227598" calcext:value-type="float">
            <text:p>-0.004227598</text:p>
          </table:table-cell>
          <table:table-cell office:value-type="float" office:value="-0.000002695" calcext:value-type="float">
            <text:p>-2.695E-06</text:p>
          </table:table-cell>
          <table:table-cell office:value-type="float" office:value="-0.000315147" calcext:value-type="float">
            <text:p>-0.000315147</text:p>
          </table:table-cell>
          <table:table-cell office:value-type="float" office:value="-0.001101514" calcext:value-type="float">
            <text:p>-0.001101514</text:p>
          </table:table-cell>
          <table:table-cell/>
          <table:table-cell office:value-type="float" office:value="26.279200475" calcext:value-type="float">
            <text:p>26.279200475</text:p>
          </table:table-cell>
          <table:table-cell office:value-type="float" office:value="26.383350107" calcext:value-type="float">
            <text:p>26.383350107</text:p>
          </table:table-cell>
          <table:table-cell office:value-type="float" office:value="26.375648064" calcext:value-type="float">
            <text:p>26.375648064</text:p>
          </table:table-cell>
          <table:table-cell office:value-type="float" office:value="26.356263624" calcext:value-type="float">
            <text:p>26.356263624</text:p>
          </table:table-cell>
          <table:table-cell/>
          <table:table-cell office:value-type="float" office:value="-0.107169985" calcext:value-type="float">
            <text:p>-0.107169985</text:p>
          </table:table-cell>
          <table:table-cell office:value-type="float" office:value="-0.000068302" calcext:value-type="float">
            <text:p>-6.8302E-05</text:p>
          </table:table-cell>
          <table:table-cell office:value-type="float" office:value="-0.007988519" calcext:value-type="float">
            <text:p>-0.007988519</text:p>
          </table:table-cell>
          <table:table-cell office:value-type="float" office:value="-0.027922153" calcext:value-type="float">
            <text:p>-0.0279221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8 15:51:19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6329675" calcext:value-type="float">
            <text:p>0.126329675</text:p>
          </table:table-cell>
          <table:table-cell office:value-type="float" office:value="0.743656247" calcext:value-type="float">
            <text:p>0.743656247</text:p>
          </table:table-cell>
          <table:table-cell office:value-type="float" office:value="0.742148845" calcext:value-type="float">
            <text:p>0.742148845</text:p>
          </table:table-cell>
          <table:table-cell office:value-type="float" office:value="0.470460709" calcext:value-type="float">
            <text:p>0.470460709</text:p>
          </table:table-cell>
          <table:table-cell/>
          <table:table-cell office:value-type="float" office:value="0.001032105" calcext:value-type="float">
            <text:p>0.001032105</text:p>
          </table:table-cell>
          <table:table-cell office:value-type="float" office:value="0.006075623" calcext:value-type="float">
            <text:p>0.006075623</text:p>
          </table:table-cell>
          <table:table-cell office:value-type="float" office:value="0.006063308" calcext:value-type="float">
            <text:p>0.006063308</text:p>
          </table:table-cell>
          <table:table-cell office:value-type="float" office:value="0.003843633" calcext:value-type="float">
            <text:p>0.003843633</text:p>
          </table:table-cell>
          <table:table-cell/>
          <table:table-cell office:value-type="float" office:value="-0.004237639" calcext:value-type="float">
            <text:p>-0.004237639</text:p>
          </table:table-cell>
          <table:table-cell office:value-type="float" office:value="0.000805879" calcext:value-type="float">
            <text:p>0.000805879</text:p>
          </table:table-cell>
          <table:table-cell office:value-type="float" office:value="0.000793563" calcext:value-type="float">
            <text:p>0.000793563</text:p>
          </table:table-cell>
          <table:table-cell office:value-type="float" office:value="-0.001426111" calcext:value-type="float">
            <text:p>-0.001426111</text:p>
          </table:table-cell>
          <table:table-cell/>
          <table:table-cell office:value-type="float" office:value="26.289062035" calcext:value-type="float">
            <text:p>26.289062035</text:p>
          </table:table-cell>
          <table:table-cell office:value-type="float" office:value="26.413389446" calcext:value-type="float">
            <text:p>26.413389446</text:p>
          </table:table-cell>
          <table:table-cell office:value-type="float" office:value="26.413085878" calcext:value-type="float">
            <text:p>26.413085878</text:p>
          </table:table-cell>
          <table:table-cell office:value-type="float" office:value="26.358370498" calcext:value-type="float">
            <text:p>26.358370498</text:p>
          </table:table-cell>
          <table:table-cell/>
          <table:table-cell office:value-type="float" office:value="-0.107424548" calcext:value-type="float">
            <text:p>-0.107424548</text:p>
          </table:table-cell>
          <table:table-cell office:value-type="float" office:value="0.020427473" calcext:value-type="float">
            <text:p>0.020427473</text:p>
          </table:table-cell>
          <table:table-cell office:value-type="float" office:value="0.020115305" calcext:value-type="float">
            <text:p>0.020115305</text:p>
          </table:table-cell>
          <table:table-cell office:value-type="float" office:value="-0.036150503" calcext:value-type="float">
            <text:p>-0.0361505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8 15:51:2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422825" calcext:value-type="float">
            <text:p>0.127422825</text:p>
          </table:table-cell>
          <table:table-cell office:value-type="float" office:value="0.640778618" calcext:value-type="float">
            <text:p>0.640778618</text:p>
          </table:table-cell>
          <table:table-cell office:value-type="float" office:value="0.668113311" calcext:value-type="float">
            <text:p>0.668113311</text:p>
          </table:table-cell>
          <table:table-cell office:value-type="float" office:value="0.558683939" calcext:value-type="float">
            <text:p>0.558683939</text:p>
          </table:table-cell>
          <table:table-cell/>
          <table:table-cell office:value-type="float" office:value="0.001041036" calcext:value-type="float">
            <text:p>0.001041036</text:p>
          </table:table-cell>
          <table:table-cell office:value-type="float" office:value="0.005235119" calcext:value-type="float">
            <text:p>0.005235119</text:p>
          </table:table-cell>
          <table:table-cell office:value-type="float" office:value="0.005458442" calcext:value-type="float">
            <text:p>0.005458442</text:p>
          </table:table-cell>
          <table:table-cell office:value-type="float" office:value="0.004564411" calcext:value-type="float">
            <text:p>0.004564411</text:p>
          </table:table-cell>
          <table:table-cell/>
          <table:table-cell office:value-type="float" office:value="-0.004228708" calcext:value-type="float">
            <text:p>-0.004228708</text:p>
          </table:table-cell>
          <table:table-cell office:value-type="float" office:value="-0.000034625" calcext:value-type="float">
            <text:p>-3.4625E-05</text:p>
          </table:table-cell>
          <table:table-cell office:value-type="float" office:value="0.000188698" calcext:value-type="float">
            <text:p>0.000188698</text:p>
          </table:table-cell>
          <table:table-cell office:value-type="float" office:value="-0.000705333" calcext:value-type="float">
            <text:p>-0.000705333</text:p>
          </table:table-cell>
          <table:table-cell/>
          <table:table-cell office:value-type="float" office:value="26.284227654" calcext:value-type="float">
            <text:p>26.284227654</text:p>
          </table:table-cell>
          <table:table-cell office:value-type="float" office:value="26.387617105" calcext:value-type="float">
            <text:p>26.387617105</text:p>
          </table:table-cell>
          <table:table-cell office:value-type="float" office:value="26.393122027" calcext:value-type="float">
            <text:p>26.393122027</text:p>
          </table:table-cell>
          <table:table-cell office:value-type="float" office:value="26.371083933" calcext:value-type="float">
            <text:p>26.371083933</text:p>
          </table:table-cell>
          <table:table-cell/>
          <table:table-cell office:value-type="float" office:value="-0.107198132" calcext:value-type="float">
            <text:p>-0.107198132</text:p>
          </table:table-cell>
          <table:table-cell office:value-type="float" office:value="-0.000877689" calcext:value-type="float">
            <text:p>-0.000877689</text:p>
          </table:table-cell>
          <table:table-cell office:value-type="float" office:value="0.004783133" calcext:value-type="float">
            <text:p>0.004783133</text:p>
          </table:table-cell>
          <table:table-cell office:value-type="float" office:value="-0.017879299" calcext:value-type="float">
            <text:p>-0.017879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8 15:51:2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057614" calcext:value-type="float">
            <text:p>0.128057614</text:p>
          </table:table-cell>
          <table:table-cell office:value-type="float" office:value="0.684679828" calcext:value-type="float">
            <text:p>0.684679828</text:p>
          </table:table-cell>
          <table:table-cell office:value-type="float" office:value="0.616433098" calcext:value-type="float">
            <text:p>0.616433098</text:p>
          </table:table-cell>
          <table:table-cell office:value-type="float" office:value="0.54862625" calcext:value-type="float">
            <text:p>0.54862625</text:p>
          </table:table-cell>
          <table:table-cell/>
          <table:table-cell office:value-type="float" office:value="0.001046222" calcext:value-type="float">
            <text:p>0.001046222</text:p>
          </table:table-cell>
          <table:table-cell office:value-type="float" office:value="0.005593789" calcext:value-type="float">
            <text:p>0.005593789</text:p>
          </table:table-cell>
          <table:table-cell office:value-type="float" office:value="0.005036218" calcext:value-type="float">
            <text:p>0.005036218</text:p>
          </table:table-cell>
          <table:table-cell office:value-type="float" office:value="0.004482241" calcext:value-type="float">
            <text:p>0.004482241</text:p>
          </table:table-cell>
          <table:table-cell/>
          <table:table-cell office:value-type="float" office:value="-0.004223522" calcext:value-type="float">
            <text:p>-0.004223522</text:p>
          </table:table-cell>
          <table:table-cell office:value-type="float" office:value="0.000324045" calcext:value-type="float">
            <text:p>0.000324045</text:p>
          </table:table-cell>
          <table:table-cell office:value-type="float" office:value="-0.000233526" calcext:value-type="float">
            <text:p>-0.000233526</text:p>
          </table:table-cell>
          <table:table-cell office:value-type="float" office:value="-0.000787504" calcext:value-type="float">
            <text:p>-0.000787504</text:p>
          </table:table-cell>
          <table:table-cell/>
          <table:table-cell office:value-type="float" office:value="26.284355506" calcext:value-type="float">
            <text:p>26.284355506</text:p>
          </table:table-cell>
          <table:table-cell office:value-type="float" office:value="26.396458338" calcext:value-type="float">
            <text:p>26.396458338</text:p>
          </table:table-cell>
          <table:table-cell office:value-type="float" office:value="26.382714149" calcext:value-type="float">
            <text:p>26.382714149</text:p>
          </table:table-cell>
          <table:table-cell office:value-type="float" office:value="26.369058383" calcext:value-type="float">
            <text:p>26.369058383</text:p>
          </table:table-cell>
          <table:table-cell/>
          <table:table-cell office:value-type="float" office:value="-0.107066654" calcext:value-type="float">
            <text:p>-0.107066654</text:p>
          </table:table-cell>
          <table:table-cell office:value-type="float" office:value="0.008213953" calcext:value-type="float">
            <text:p>0.008213953</text:p>
          </table:table-cell>
          <table:table-cell office:value-type="float" office:value="-0.005919551" calcext:value-type="float">
            <text:p>-0.005919551</text:p>
          </table:table-cell>
          <table:table-cell office:value-type="float" office:value="-0.019962246" calcext:value-type="float">
            <text:p>-0.019962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8 15:51:23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8039733" calcext:value-type="float">
            <text:p>0.128039733</text:p>
          </table:table-cell>
          <table:table-cell office:value-type="float" office:value="0.781258438" calcext:value-type="float">
            <text:p>0.781258438</text:p>
          </table:table-cell>
          <table:table-cell office:value-type="float" office:value="0.599529815" calcext:value-type="float">
            <text:p>0.599529815</text:p>
          </table:table-cell>
          <table:table-cell office:value-type="float" office:value="0.454317982" calcext:value-type="float">
            <text:p>0.454317982</text:p>
          </table:table-cell>
          <table:table-cell/>
          <table:table-cell office:value-type="float" office:value="0.001046076" calcext:value-type="float">
            <text:p>0.001046076</text:p>
          </table:table-cell>
          <table:table-cell office:value-type="float" office:value="0.00638283" calcext:value-type="float">
            <text:p>0.00638283</text:p>
          </table:table-cell>
          <table:table-cell office:value-type="float" office:value="0.004898119" calcext:value-type="float">
            <text:p>0.004898119</text:p>
          </table:table-cell>
          <table:table-cell office:value-type="float" office:value="0.003711748" calcext:value-type="float">
            <text:p>0.003711748</text:p>
          </table:table-cell>
          <table:table-cell/>
          <table:table-cell office:value-type="float" office:value="-0.004223668" calcext:value-type="float">
            <text:p>-0.004223668</text:p>
          </table:table-cell>
          <table:table-cell office:value-type="float" office:value="0.001113086" calcext:value-type="float">
            <text:p>0.001113086</text:p>
          </table:table-cell>
          <table:table-cell office:value-type="float" office:value="-0.000371625" calcext:value-type="float">
            <text:p>-0.000371625</text:p>
          </table:table-cell>
          <table:table-cell office:value-type="float" office:value="-0.001557996" calcext:value-type="float">
            <text:p>-0.001557996</text:p>
          </table:table-cell>
          <table:table-cell/>
          <table:table-cell office:value-type="float" office:value="26.274242806" calcext:value-type="float">
            <text:p>26.274242806</text:p>
          </table:table-cell>
          <table:table-cell office:value-type="float" office:value="26.405800064" calcext:value-type="float">
            <text:p>26.405800064</text:p>
          </table:table-cell>
          <table:table-cell office:value-type="float" office:value="26.369201723" calcext:value-type="float">
            <text:p>26.369201723</text:p>
          </table:table-cell>
          <table:table-cell office:value-type="float" office:value="26.339956654" calcext:value-type="float">
            <text:p>26.339956654</text:p>
          </table:table-cell>
          <table:table-cell/>
          <table:table-cell office:value-type="float" office:value="-0.107070357" calcext:value-type="float">
            <text:p>-0.107070357</text:p>
          </table:table-cell>
          <table:table-cell office:value-type="float" office:value="0.028214474" calcext:value-type="float">
            <text:p>0.028214474</text:p>
          </table:table-cell>
          <table:table-cell office:value-type="float" office:value="-0.009420173" calcext:value-type="float">
            <text:p>-0.009420173</text:p>
          </table:table-cell>
          <table:table-cell office:value-type="float" office:value="-0.039493737" calcext:value-type="float">
            <text:p>-0.0394937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8 15:51:2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307358" calcext:value-type="float">
            <text:p>0.128307358</text:p>
          </table:table-cell>
          <table:table-cell office:value-type="float" office:value="0.630978421" calcext:value-type="float">
            <text:p>0.630978421</text:p>
          </table:table-cell>
          <table:table-cell office:value-type="float" office:value="0.669413885" calcext:value-type="float">
            <text:p>0.669413885</text:p>
          </table:table-cell>
          <table:table-cell office:value-type="float" office:value="0.575751731" calcext:value-type="float">
            <text:p>0.575751731</text:p>
          </table:table-cell>
          <table:table-cell/>
          <table:table-cell office:value-type="float" office:value="0.001048263" calcext:value-type="float">
            <text:p>0.001048263</text:p>
          </table:table-cell>
          <table:table-cell office:value-type="float" office:value="0.005155052" calcext:value-type="float">
            <text:p>0.005155052</text:p>
          </table:table-cell>
          <table:table-cell office:value-type="float" office:value="0.005469068" calcext:value-type="float">
            <text:p>0.005469068</text:p>
          </table:table-cell>
          <table:table-cell office:value-type="float" office:value="0.004703854" calcext:value-type="float">
            <text:p>0.004703854</text:p>
          </table:table-cell>
          <table:table-cell/>
          <table:table-cell office:value-type="float" office:value="-0.004221482" calcext:value-type="float">
            <text:p>-0.004221482</text:p>
          </table:table-cell>
          <table:table-cell office:value-type="float" office:value="-0.000114692" calcext:value-type="float">
            <text:p>-0.000114692</text:p>
          </table:table-cell>
          <table:table-cell office:value-type="float" office:value="0.000199323" calcext:value-type="float">
            <text:p>0.000199323</text:p>
          </table:table-cell>
          <table:table-cell office:value-type="float" office:value="-0.00056589" calcext:value-type="float">
            <text:p>-0.00056589</text:p>
          </table:table-cell>
          <table:table-cell/>
          <table:table-cell office:value-type="float" office:value="26.284405806" calcext:value-type="float">
            <text:p>26.284405806</text:p>
          </table:table-cell>
          <table:table-cell office:value-type="float" office:value="26.385643441" calcext:value-type="float">
            <text:p>26.385643441</text:p>
          </table:table-cell>
          <table:table-cell office:value-type="float" office:value="26.393383949" calcext:value-type="float">
            <text:p>26.393383949</text:p>
          </table:table-cell>
          <table:table-cell office:value-type="float" office:value="26.374521262" calcext:value-type="float">
            <text:p>26.374521262</text:p>
          </table:table-cell>
          <table:table-cell/>
          <table:table-cell office:value-type="float" office:value="-0.107014926" calcext:value-type="float">
            <text:p>-0.107014926</text:p>
          </table:table-cell>
          <table:table-cell office:value-type="float" office:value="-0.002907268" calcext:value-type="float">
            <text:p>-0.002907268</text:p>
          </table:table-cell>
          <table:table-cell office:value-type="float" office:value="0.005052474" calcext:value-type="float">
            <text:p>0.005052474</text:p>
          </table:table-cell>
          <table:table-cell office:value-type="float" office:value="-0.014344572" calcext:value-type="float">
            <text:p>-0.014344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8 15:51:2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419845" calcext:value-type="float">
            <text:p>0.127419845</text:p>
          </table:table-cell>
          <table:table-cell office:value-type="float" office:value="0.765932294" calcext:value-type="float">
            <text:p>0.765932294</text:p>
          </table:table-cell>
          <table:table-cell office:value-type="float" office:value="0.66468366" calcext:value-type="float">
            <text:p>0.66468366</text:p>
          </table:table-cell>
          <table:table-cell office:value-type="float" office:value="0.447534972" calcext:value-type="float">
            <text:p>0.447534972</text:p>
          </table:table-cell>
          <table:table-cell/>
          <table:table-cell office:value-type="float" office:value="0.001041012" calcext:value-type="float">
            <text:p>0.001041012</text:p>
          </table:table-cell>
          <table:table-cell office:value-type="float" office:value="0.006257617" calcext:value-type="float">
            <text:p>0.006257617</text:p>
          </table:table-cell>
          <table:table-cell office:value-type="float" office:value="0.005430422" calcext:value-type="float">
            <text:p>0.005430422</text:p>
          </table:table-cell>
          <table:table-cell office:value-type="float" office:value="0.003656331" calcext:value-type="float">
            <text:p>0.003656331</text:p>
          </table:table-cell>
          <table:table-cell/>
          <table:table-cell office:value-type="float" office:value="-0.004228733" calcext:value-type="float">
            <text:p>-0.004228733</text:p>
          </table:table-cell>
          <table:table-cell office:value-type="float" office:value="0.000987872" calcext:value-type="float">
            <text:p>0.000987872</text:p>
          </table:table-cell>
          <table:table-cell office:value-type="float" office:value="0.000160678" calcext:value-type="float">
            <text:p>0.000160678</text:p>
          </table:table-cell>
          <table:table-cell office:value-type="float" office:value="-0.001613413" calcext:value-type="float">
            <text:p>-0.001613413</text:p>
          </table:table-cell>
          <table:table-cell/>
          <table:table-cell office:value-type="float" office:value="26.284227053" calcext:value-type="float">
            <text:p>26.284227053</text:p>
          </table:table-cell>
          <table:table-cell office:value-type="float" office:value="26.412821532" calcext:value-type="float">
            <text:p>26.412821532</text:p>
          </table:table-cell>
          <table:table-cell office:value-type="float" office:value="26.392431333" calcext:value-type="float">
            <text:p>26.392431333</text:p>
          </table:table-cell>
          <table:table-cell office:value-type="float" office:value="26.348699091" calcext:value-type="float">
            <text:p>26.348699091</text:p>
          </table:table-cell>
          <table:table-cell/>
          <table:table-cell office:value-type="float" office:value="-0.10719875" calcext:value-type="float">
            <text:p>-0.10719875</text:p>
          </table:table-cell>
          <table:table-cell office:value-type="float" office:value="0.025040607" calcext:value-type="float">
            <text:p>0.025040607</text:p>
          </table:table-cell>
          <table:table-cell office:value-type="float" office:value="0.004072872" calcext:value-type="float">
            <text:p>0.004072872</text:p>
          </table:table-cell>
          <table:table-cell office:value-type="float" office:value="-0.040898534" calcext:value-type="float">
            <text:p>-0.040898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8 15:51:2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8538028" calcext:value-type="float">
            <text:p>0.128538028</text:p>
          </table:table-cell>
          <table:table-cell office:value-type="float" office:value="0.642258005" calcext:value-type="float">
            <text:p>0.642258005</text:p>
          </table:table-cell>
          <table:table-cell office:value-type="float" office:value="0.683111034" calcext:value-type="float">
            <text:p>0.683111034</text:p>
          </table:table-cell>
          <table:table-cell office:value-type="float" office:value="0.569438406" calcext:value-type="float">
            <text:p>0.569438406</text:p>
          </table:table-cell>
          <table:table-cell/>
          <table:table-cell office:value-type="float" office:value="0.001050147" calcext:value-type="float">
            <text:p>0.001050147</text:p>
          </table:table-cell>
          <table:table-cell office:value-type="float" office:value="0.005247206" calcext:value-type="float">
            <text:p>0.005247206</text:p>
          </table:table-cell>
          <table:table-cell office:value-type="float" office:value="0.005580972" calcext:value-type="float">
            <text:p>0.005580972</text:p>
          </table:table-cell>
          <table:table-cell office:value-type="float" office:value="0.004652275" calcext:value-type="float">
            <text:p>0.004652275</text:p>
          </table:table-cell>
          <table:table-cell/>
          <table:table-cell office:value-type="float" office:value="-0.004219597" calcext:value-type="float">
            <text:p>-0.004219597</text:p>
          </table:table-cell>
          <table:table-cell office:value-type="float" office:value="-0.000022538" calcext:value-type="float">
            <text:p>-2.2538E-05</text:p>
          </table:table-cell>
          <table:table-cell office:value-type="float" office:value="0.000311228" calcext:value-type="float">
            <text:p>0.000311228</text:p>
          </table:table-cell>
          <table:table-cell office:value-type="float" office:value="-0.00061747" calcext:value-type="float">
            <text:p>-0.00061747</text:p>
          </table:table-cell>
          <table:table-cell/>
          <table:table-cell office:value-type="float" office:value="26.289506814" calcext:value-type="float">
            <text:p>26.289506814</text:p>
          </table:table-cell>
          <table:table-cell office:value-type="float" office:value="26.392969128" calcext:value-type="float">
            <text:p>26.392969128</text:p>
          </table:table-cell>
          <table:table-cell office:value-type="float" office:value="26.401196453" calcext:value-type="float">
            <text:p>26.401196453</text:p>
          </table:table-cell>
          <table:table-cell office:value-type="float" office:value="26.37830396" calcext:value-type="float">
            <text:p>26.37830396</text:p>
          </table:table-cell>
          <table:table-cell/>
          <table:table-cell office:value-type="float" office:value="-0.106967149" calcext:value-type="float">
            <text:p>-0.106967149</text:p>
          </table:table-cell>
          <table:table-cell office:value-type="float" office:value="-0.000571314" calcext:value-type="float">
            <text:p>-0.000571314</text:p>
          </table:table-cell>
          <table:table-cell office:value-type="float" office:value="0.007889066" calcext:value-type="float">
            <text:p>0.007889066</text:p>
          </table:table-cell>
          <table:table-cell office:value-type="float" office:value="-0.015652055" calcext:value-type="float">
            <text:p>-0.015652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8 15:51:2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7518788" calcext:value-type="float">
            <text:p>0.127518788</text:p>
          </table:table-cell>
          <table:table-cell office:value-type="float" office:value="0.688411079" calcext:value-type="float">
            <text:p>0.688411079</text:p>
          </table:table-cell>
          <table:table-cell office:value-type="float" office:value="0.737276165" calcext:value-type="float">
            <text:p>0.737276165</text:p>
          </table:table-cell>
          <table:table-cell office:value-type="float" office:value="0.466342028" calcext:value-type="float">
            <text:p>0.466342028</text:p>
          </table:table-cell>
          <table:table-cell/>
          <table:table-cell office:value-type="float" office:value="0.00104182" calcext:value-type="float">
            <text:p>0.00104182</text:p>
          </table:table-cell>
          <table:table-cell office:value-type="float" office:value="0.005624274" calcext:value-type="float">
            <text:p>0.005624274</text:p>
          </table:table-cell>
          <table:table-cell office:value-type="float" office:value="0.006023498" calcext:value-type="float">
            <text:p>0.006023498</text:p>
          </table:table-cell>
          <table:table-cell office:value-type="float" office:value="0.003809984" calcext:value-type="float">
            <text:p>0.003809984</text:p>
          </table:table-cell>
          <table:table-cell/>
          <table:table-cell office:value-type="float" office:value="-0.004227924" calcext:value-type="float">
            <text:p>-0.004227924</text:p>
          </table:table-cell>
          <table:table-cell office:value-type="float" office:value="0.000354529" calcext:value-type="float">
            <text:p>0.000354529</text:p>
          </table:table-cell>
          <table:table-cell office:value-type="float" office:value="0.000753754" calcext:value-type="float">
            <text:p>0.000753754</text:p>
          </table:table-cell>
          <table:table-cell office:value-type="float" office:value="-0.00145976" calcext:value-type="float">
            <text:p>-0.00145976</text:p>
          </table:table-cell>
          <table:table-cell/>
          <table:table-cell office:value-type="float" office:value="26.279192432" calcext:value-type="float">
            <text:p>26.279192432</text:p>
          </table:table-cell>
          <table:table-cell office:value-type="float" office:value="26.392155722" calcext:value-type="float">
            <text:p>26.392155722</text:p>
          </table:table-cell>
          <table:table-cell office:value-type="float" office:value="26.401996582" calcext:value-type="float">
            <text:p>26.401996582</text:p>
          </table:table-cell>
          <table:table-cell office:value-type="float" office:value="26.347432522" calcext:value-type="float">
            <text:p>26.347432522</text:p>
          </table:table-cell>
          <table:table-cell/>
          <table:table-cell office:value-type="float" office:value="-0.107178256" calcext:value-type="float">
            <text:p>-0.107178256</text:p>
          </table:table-cell>
          <table:table-cell office:value-type="float" office:value="0.008986669" calcext:value-type="float">
            <text:p>0.008986669</text:p>
          </table:table-cell>
          <table:table-cell office:value-type="float" office:value="0.019106221" calcext:value-type="float">
            <text:p>0.019106221</text:p>
          </table:table-cell>
          <table:table-cell office:value-type="float" office:value="-0.0370035" calcext:value-type="float">
            <text:p>-0.03700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8 15:51:3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715484" calcext:value-type="float">
            <text:p>0.127715484</text:p>
          </table:table-cell>
          <table:table-cell office:value-type="float" office:value="0.638808684" calcext:value-type="float">
            <text:p>0.638808684</text:p>
          </table:table-cell>
          <table:table-cell office:value-type="float" office:value="0.675107321" calcext:value-type="float">
            <text:p>0.675107321</text:p>
          </table:table-cell>
          <table:table-cell office:value-type="float" office:value="0.566160746" calcext:value-type="float">
            <text:p>0.566160746</text:p>
          </table:table-cell>
          <table:table-cell/>
          <table:table-cell office:value-type="float" office:value="0.001043427" calcext:value-type="float">
            <text:p>0.001043427</text:p>
          </table:table-cell>
          <table:table-cell office:value-type="float" office:value="0.005219025" calcext:value-type="float">
            <text:p>0.005219025</text:p>
          </table:table-cell>
          <table:table-cell office:value-type="float" office:value="0.005515583" calcext:value-type="float">
            <text:p>0.005515583</text:p>
          </table:table-cell>
          <table:table-cell office:value-type="float" office:value="0.004625496" calcext:value-type="float">
            <text:p>0.004625496</text:p>
          </table:table-cell>
          <table:table-cell/>
          <table:table-cell office:value-type="float" office:value="-0.004226317" calcext:value-type="float">
            <text:p>-0.004226317</text:p>
          </table:table-cell>
          <table:table-cell office:value-type="float" office:value="-0.000050719" calcext:value-type="float">
            <text:p>-5.0719E-05</text:p>
          </table:table-cell>
          <table:table-cell office:value-type="float" office:value="0.000245838" calcext:value-type="float">
            <text:p>0.000245838</text:p>
          </table:table-cell>
          <table:table-cell office:value-type="float" office:value="-0.000644248" calcext:value-type="float">
            <text:p>-0.000644248</text:p>
          </table:table-cell>
          <table:table-cell/>
          <table:table-cell office:value-type="float" office:value="26.284286598" calcext:value-type="float">
            <text:p>26.284286598</text:p>
          </table:table-cell>
          <table:table-cell office:value-type="float" office:value="26.38722038" calcext:value-type="float">
            <text:p>26.38722038</text:p>
          </table:table-cell>
          <table:table-cell office:value-type="float" office:value="26.394530544" calcext:value-type="float">
            <text:p>26.394530544</text:p>
          </table:table-cell>
          <table:table-cell office:value-type="float" office:value="26.372589709" calcext:value-type="float">
            <text:p>26.372589709</text:p>
          </table:table-cell>
          <table:table-cell/>
          <table:table-cell office:value-type="float" office:value="-0.107137516" calcext:value-type="float">
            <text:p>-0.107137516</text:p>
          </table:table-cell>
          <table:table-cell office:value-type="float" office:value="-0.001285653" calcext:value-type="float">
            <text:p>-0.001285653</text:p>
          </table:table-cell>
          <table:table-cell office:value-type="float" office:value="0.00623155" calcext:value-type="float">
            <text:p>0.00623155</text:p>
          </table:table-cell>
          <table:table-cell office:value-type="float" office:value="-0.016330856" calcext:value-type="float">
            <text:p>-0.016330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8 15:51:31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7632633" calcext:value-type="float">
            <text:p>0.127632633</text:p>
          </table:table-cell>
          <table:table-cell office:value-type="float" office:value="0.738976686" calcext:value-type="float">
            <text:p>0.738976686</text:p>
          </table:table-cell>
          <table:table-cell office:value-type="float" office:value="0.743485182" calcext:value-type="float">
            <text:p>0.743485182</text:p>
          </table:table-cell>
          <table:table-cell office:value-type="float" office:value="0.476147589" calcext:value-type="float">
            <text:p>0.476147589</text:p>
          </table:table-cell>
          <table:table-cell/>
          <table:table-cell office:value-type="float" office:value="0.00104275" calcext:value-type="float">
            <text:p>0.00104275</text:p>
          </table:table-cell>
          <table:table-cell office:value-type="float" office:value="0.006037391" calcext:value-type="float">
            <text:p>0.006037391</text:p>
          </table:table-cell>
          <table:table-cell office:value-type="float" office:value="0.006074225" calcext:value-type="float">
            <text:p>0.006074225</text:p>
          </table:table-cell>
          <table:table-cell office:value-type="float" office:value="0.003890095" calcext:value-type="float">
            <text:p>0.003890095</text:p>
          </table:table-cell>
          <table:table-cell/>
          <table:table-cell office:value-type="float" office:value="-0.004226994" calcext:value-type="float">
            <text:p>-0.004226994</text:p>
          </table:table-cell>
          <table:table-cell office:value-type="float" office:value="0.000767647" calcext:value-type="float">
            <text:p>0.000767647</text:p>
          </table:table-cell>
          <table:table-cell office:value-type="float" office:value="0.000804481" calcext:value-type="float">
            <text:p>0.000804481</text:p>
          </table:table-cell>
          <table:table-cell office:value-type="float" office:value="-0.00137965" calcext:value-type="float">
            <text:p>-0.00137965</text:p>
          </table:table-cell>
          <table:table-cell/>
          <table:table-cell office:value-type="float" office:value="26.294379011" calcext:value-type="float">
            <text:p>26.294379011</text:p>
          </table:table-cell>
          <table:table-cell office:value-type="float" office:value="26.417501053" calcext:value-type="float">
            <text:p>26.417501053</text:p>
          </table:table-cell>
          <table:table-cell office:value-type="float" office:value="26.418408995" calcext:value-type="float">
            <text:p>26.418408995</text:p>
          </table:table-cell>
          <table:table-cell office:value-type="float" office:value="26.364570046" calcext:value-type="float">
            <text:p>26.364570046</text:p>
          </table:table-cell>
          <table:table-cell/>
          <table:table-cell office:value-type="float" office:value="-0.107154676" calcext:value-type="float">
            <text:p>-0.107154676</text:p>
          </table:table-cell>
          <table:table-cell office:value-type="float" office:value="0.019458382" calcext:value-type="float">
            <text:p>0.019458382</text:p>
          </table:table-cell>
          <table:table-cell office:value-type="float" office:value="0.020392047" calcext:value-type="float">
            <text:p>0.020392047</text:p>
          </table:table-cell>
          <table:table-cell office:value-type="float" office:value="-0.034972727" calcext:value-type="float">
            <text:p>-0.034972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8 15:51:3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8002182" calcext:value-type="float">
            <text:p>0.128002182</text:p>
          </table:table-cell>
          <table:table-cell office:value-type="float" office:value="0.628410057" calcext:value-type="float">
            <text:p>0.628410057</text:p>
          </table:table-cell>
          <table:table-cell office:value-type="float" office:value="0.630251244" calcext:value-type="float">
            <text:p>0.630251244</text:p>
          </table:table-cell>
          <table:table-cell office:value-type="float" office:value="0.538360541" calcext:value-type="float">
            <text:p>0.538360541</text:p>
          </table:table-cell>
          <table:table-cell/>
          <table:table-cell office:value-type="float" office:value="0.001045769" calcext:value-type="float">
            <text:p>0.001045769</text:p>
          </table:table-cell>
          <table:table-cell office:value-type="float" office:value="0.005134069" calcext:value-type="float">
            <text:p>0.005134069</text:p>
          </table:table-cell>
          <table:table-cell office:value-type="float" office:value="0.005149111" calcext:value-type="float">
            <text:p>0.005149111</text:p>
          </table:table-cell>
          <table:table-cell office:value-type="float" office:value="0.00439837" calcext:value-type="float">
            <text:p>0.00439837</text:p>
          </table:table-cell>
          <table:table-cell/>
          <table:table-cell office:value-type="float" office:value="-0.004223975" calcext:value-type="float">
            <text:p>-0.004223975</text:p>
          </table:table-cell>
          <table:table-cell office:value-type="float" office:value="-0.000135675" calcext:value-type="float">
            <text:p>-0.000135675</text:p>
          </table:table-cell>
          <table:table-cell office:value-type="float" office:value="-0.000120633" calcext:value-type="float">
            <text:p>-0.000120633</text:p>
          </table:table-cell>
          <table:table-cell office:value-type="float" office:value="-0.000871374" calcext:value-type="float">
            <text:p>-0.000871374</text:p>
          </table:table-cell>
          <table:table-cell/>
          <table:table-cell office:value-type="float" office:value="26.29445344" calcext:value-type="float">
            <text:p>26.29445344</text:p>
          </table:table-cell>
          <table:table-cell office:value-type="float" office:value="26.3952344" calcext:value-type="float">
            <text:p>26.3952344</text:p>
          </table:table-cell>
          <table:table-cell office:value-type="float" office:value="26.395605195" calcext:value-type="float">
            <text:p>26.395605195</text:p>
          </table:table-cell>
          <table:table-cell office:value-type="float" office:value="26.3770993" calcext:value-type="float">
            <text:p>26.3770993</text:p>
          </table:table-cell>
          <table:table-cell/>
          <table:table-cell office:value-type="float" office:value="-0.107078135" calcext:value-type="float">
            <text:p>-0.107078135</text:p>
          </table:table-cell>
          <table:table-cell office:value-type="float" office:value="-0.003439166" calcext:value-type="float">
            <text:p>-0.003439166</text:p>
          </table:table-cell>
          <table:table-cell office:value-type="float" office:value="-0.003057863" calcext:value-type="float">
            <text:p>-0.003057863</text:p>
          </table:table-cell>
          <table:table-cell office:value-type="float" office:value="-0.022088279" calcext:value-type="float">
            <text:p>-0.0220882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8 15:51:33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749137" calcext:value-type="float">
            <text:p>0.12749137</text:p>
          </table:table-cell>
          <table:table-cell office:value-type="float" office:value="0.666669687" calcext:value-type="float">
            <text:p>0.666669687</text:p>
          </table:table-cell>
          <table:table-cell office:value-type="float" office:value="0.73157498" calcext:value-type="float">
            <text:p>0.73157498</text:p>
          </table:table-cell>
          <table:table-cell office:value-type="float" office:value="0.47659522" calcext:value-type="float">
            <text:p>0.47659522</text:p>
          </table:table-cell>
          <table:table-cell/>
          <table:table-cell office:value-type="float" office:value="0.001041596" calcext:value-type="float">
            <text:p>0.001041596</text:p>
          </table:table-cell>
          <table:table-cell office:value-type="float" office:value="0.005446648" calcext:value-type="float">
            <text:p>0.005446648</text:p>
          </table:table-cell>
          <table:table-cell office:value-type="float" office:value="0.00597692" calcext:value-type="float">
            <text:p>0.00597692</text:p>
          </table:table-cell>
          <table:table-cell office:value-type="float" office:value="0.003893752" calcext:value-type="float">
            <text:p>0.003893752</text:p>
          </table:table-cell>
          <table:table-cell/>
          <table:table-cell office:value-type="float" office:value="-0.004228148" calcext:value-type="float">
            <text:p>-0.004228148</text:p>
          </table:table-cell>
          <table:table-cell office:value-type="float" office:value="0.000176903" calcext:value-type="float">
            <text:p>0.000176903</text:p>
          </table:table-cell>
          <table:table-cell office:value-type="float" office:value="0.000707175" calcext:value-type="float">
            <text:p>0.000707175</text:p>
          </table:table-cell>
          <table:table-cell office:value-type="float" office:value="-0.001375993" calcext:value-type="float">
            <text:p>-0.001375993</text:p>
          </table:table-cell>
          <table:table-cell/>
          <table:table-cell office:value-type="float" office:value="26.294350559" calcext:value-type="float">
            <text:p>26.294350559</text:p>
          </table:table-cell>
          <table:table-cell office:value-type="float" office:value="26.402939432" calcext:value-type="float">
            <text:p>26.402939432</text:p>
          </table:table-cell>
          <table:table-cell office:value-type="float" office:value="26.416010461" calcext:value-type="float">
            <text:p>26.416010461</text:p>
          </table:table-cell>
          <table:table-cell office:value-type="float" office:value="26.364660196" calcext:value-type="float">
            <text:p>26.364660196</text:p>
          </table:table-cell>
          <table:table-cell/>
          <table:table-cell office:value-type="float" office:value="-0.107183935" calcext:value-type="float">
            <text:p>-0.107183935</text:p>
          </table:table-cell>
          <table:table-cell office:value-type="float" office:value="0.004484167" calcext:value-type="float">
            <text:p>0.004484167</text:p>
          </table:table-cell>
          <table:table-cell office:value-type="float" office:value="0.017925559" calcext:value-type="float">
            <text:p>0.017925559</text:p>
          </table:table-cell>
          <table:table-cell office:value-type="float" office:value="-0.034880021" calcext:value-type="float">
            <text:p>-0.034880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8 15:51:35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8558889" calcext:value-type="float">
            <text:p>0.128558889</text:p>
          </table:table-cell>
          <table:table-cell office:value-type="float" office:value="0.805901981" calcext:value-type="float">
            <text:p>0.805901981</text:p>
          </table:table-cell>
          <table:table-cell office:value-type="float" office:value="0.598004532" calcext:value-type="float">
            <text:p>0.598004532</text:p>
          </table:table-cell>
          <table:table-cell office:value-type="float" office:value="0.452497059" calcext:value-type="float">
            <text:p>0.452497059</text:p>
          </table:table-cell>
          <table:table-cell/>
          <table:table-cell office:value-type="float" office:value="0.001050318" calcext:value-type="float">
            <text:p>0.001050318</text:p>
          </table:table-cell>
          <table:table-cell office:value-type="float" office:value="0.006584167" calcext:value-type="float">
            <text:p>0.006584167</text:p>
          </table:table-cell>
          <table:table-cell office:value-type="float" office:value="0.004885658" calcext:value-type="float">
            <text:p>0.004885658</text:p>
          </table:table-cell>
          <table:table-cell office:value-type="float" office:value="0.003696871" calcext:value-type="float">
            <text:p>0.003696871</text:p>
          </table:table-cell>
          <table:table-cell/>
          <table:table-cell office:value-type="float" office:value="-0.004219427" calcext:value-type="float">
            <text:p>-0.004219427</text:p>
          </table:table-cell>
          <table:table-cell office:value-type="float" office:value="0.001314422" calcext:value-type="float">
            <text:p>0.001314422</text:p>
          </table:table-cell>
          <table:table-cell office:value-type="float" office:value="-0.000384086" calcext:value-type="float">
            <text:p>-0.000384086</text:p>
          </table:table-cell>
          <table:table-cell office:value-type="float" office:value="-0.001572873" calcext:value-type="float">
            <text:p>-0.001572873</text:p>
          </table:table-cell>
          <table:table-cell/>
          <table:table-cell office:value-type="float" office:value="26.279401918" calcext:value-type="float">
            <text:p>26.279401918</text:p>
          </table:table-cell>
          <table:table-cell office:value-type="float" office:value="26.41581688" calcext:value-type="float">
            <text:p>26.41581688</text:p>
          </table:table-cell>
          <table:table-cell office:value-type="float" office:value="26.373948669" calcext:value-type="float">
            <text:p>26.373948669</text:p>
          </table:table-cell>
          <table:table-cell office:value-type="float" office:value="26.344644181" calcext:value-type="float">
            <text:p>26.344644181</text:p>
          </table:table-cell>
          <table:table-cell/>
          <table:table-cell office:value-type="float" office:value="-0.106962828" calcext:value-type="float">
            <text:p>-0.106962828</text:p>
          </table:table-cell>
          <table:table-cell office:value-type="float" office:value="0.033317841" calcext:value-type="float">
            <text:p>0.033317841</text:p>
          </table:table-cell>
          <table:table-cell office:value-type="float" office:value="-0.009736056" calcext:value-type="float">
            <text:p>-0.009736056</text:p>
          </table:table-cell>
          <table:table-cell office:value-type="float" office:value="-0.039870859" calcext:value-type="float">
            <text:p>-0.0398708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8 15:51:3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193513" calcext:value-type="float">
            <text:p>0.128193513</text:p>
          </table:table-cell>
          <table:table-cell office:value-type="float" office:value="0.798891282" calcext:value-type="float">
            <text:p>0.798891282</text:p>
          </table:table-cell>
          <table:table-cell office:value-type="float" office:value="0.623217895" calcext:value-type="float">
            <text:p>0.623217895</text:p>
          </table:table-cell>
          <table:table-cell office:value-type="float" office:value="0.450899059" calcext:value-type="float">
            <text:p>0.450899059</text:p>
          </table:table-cell>
          <table:table-cell/>
          <table:table-cell office:value-type="float" office:value="0.001047333" calcext:value-type="float">
            <text:p>0.001047333</text:p>
          </table:table-cell>
          <table:table-cell office:value-type="float" office:value="0.00652689" calcext:value-type="float">
            <text:p>0.00652689</text:p>
          </table:table-cell>
          <table:table-cell office:value-type="float" office:value="0.005091649" calcext:value-type="float">
            <text:p>0.005091649</text:p>
          </table:table-cell>
          <table:table-cell office:value-type="float" office:value="0.003683816" calcext:value-type="float">
            <text:p>0.003683816</text:p>
          </table:table-cell>
          <table:table-cell/>
          <table:table-cell office:value-type="float" office:value="-0.004222412" calcext:value-type="float">
            <text:p>-0.004222412</text:p>
          </table:table-cell>
          <table:table-cell office:value-type="float" office:value="0.001257145" calcext:value-type="float">
            <text:p>0.001257145</text:p>
          </table:table-cell>
          <table:table-cell office:value-type="float" office:value="-0.000178095" calcext:value-type="float">
            <text:p>-0.000178095</text:p>
          </table:table-cell>
          <table:table-cell office:value-type="float" office:value="-0.001585928" calcext:value-type="float">
            <text:p>-0.001585928</text:p>
          </table:table-cell>
          <table:table-cell/>
          <table:table-cell office:value-type="float" office:value="26.284382877" calcext:value-type="float">
            <text:p>26.284382877</text:p>
          </table:table-cell>
          <table:table-cell office:value-type="float" office:value="26.419458978" calcext:value-type="float">
            <text:p>26.419458978</text:p>
          </table:table-cell>
          <table:table-cell office:value-type="float" office:value="26.384080545" calcext:value-type="float">
            <text:p>26.384080545</text:p>
          </table:table-cell>
          <table:table-cell office:value-type="float" office:value="26.349376608" calcext:value-type="float">
            <text:p>26.349376608</text:p>
          </table:table-cell>
          <table:table-cell/>
          <table:table-cell office:value-type="float" office:value="-0.107038506" calcext:value-type="float">
            <text:p>-0.107038506</text:p>
          </table:table-cell>
          <table:table-cell office:value-type="float" office:value="0.031866017" calcext:value-type="float">
            <text:p>0.031866017</text:p>
          </table:table-cell>
          <table:table-cell office:value-type="float" office:value="-0.004514443" calcext:value-type="float">
            <text:p>-0.004514443</text:p>
          </table:table-cell>
          <table:table-cell office:value-type="float" office:value="-0.040201814" calcext:value-type="float">
            <text:p>-0.0402018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8 15:51:3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8636972" calcext:value-type="float">
            <text:p>0.128636972</text:p>
          </table:table-cell>
          <table:table-cell office:value-type="float" office:value="0.767869445" calcext:value-type="float">
            <text:p>0.767869445</text:p>
          </table:table-cell>
          <table:table-cell office:value-type="float" office:value="0.716964688" calcext:value-type="float">
            <text:p>0.716964688</text:p>
          </table:table-cell>
          <table:table-cell office:value-type="float" office:value="0.457064564" calcext:value-type="float">
            <text:p>0.457064564</text:p>
          </table:table-cell>
          <table:table-cell/>
          <table:table-cell office:value-type="float" office:value="0.001050956" calcext:value-type="float">
            <text:p>0.001050956</text:p>
          </table:table-cell>
          <table:table-cell office:value-type="float" office:value="0.006273443" calcext:value-type="float">
            <text:p>0.006273443</text:p>
          </table:table-cell>
          <table:table-cell office:value-type="float" office:value="0.005857555" calcext:value-type="float">
            <text:p>0.005857555</text:p>
          </table:table-cell>
          <table:table-cell office:value-type="float" office:value="0.003734188" calcext:value-type="float">
            <text:p>0.003734188</text:p>
          </table:table-cell>
          <table:table-cell/>
          <table:table-cell office:value-type="float" office:value="-0.004218789" calcext:value-type="float">
            <text:p>-0.004218789</text:p>
          </table:table-cell>
          <table:table-cell office:value-type="float" office:value="0.001003699" calcext:value-type="float">
            <text:p>0.001003699</text:p>
          </table:table-cell>
          <table:table-cell office:value-type="float" office:value="0.00058781" calcext:value-type="float">
            <text:p>0.00058781</text:p>
          </table:table-cell>
          <table:table-cell office:value-type="float" office:value="-0.001535557" calcext:value-type="float">
            <text:p>-0.001535557</text:p>
          </table:table-cell>
          <table:table-cell/>
          <table:table-cell office:value-type="float" office:value="26.289526742" calcext:value-type="float">
            <text:p>26.289526742</text:p>
          </table:table-cell>
          <table:table-cell office:value-type="float" office:value="26.418265623" calcext:value-type="float">
            <text:p>26.418265623</text:p>
          </table:table-cell>
          <table:table-cell office:value-type="float" office:value="26.408014141" calcext:value-type="float">
            <text:p>26.408014141</text:p>
          </table:table-cell>
          <table:table-cell office:value-type="float" office:value="26.355672575" calcext:value-type="float">
            <text:p>26.355672575</text:p>
          </table:table-cell>
          <table:table-cell/>
          <table:table-cell office:value-type="float" office:value="-0.106946656" calcext:value-type="float">
            <text:p>-0.106946656</text:p>
          </table:table-cell>
          <table:table-cell office:value-type="float" office:value="0.025441769" calcext:value-type="float">
            <text:p>0.025441769</text:p>
          </table:table-cell>
          <table:table-cell office:value-type="float" office:value="0.014899899" calcext:value-type="float">
            <text:p>0.014899899</text:p>
          </table:table-cell>
          <table:table-cell office:value-type="float" office:value="-0.038924906" calcext:value-type="float">
            <text:p>-0.0389249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8 15:51:3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646938" calcext:value-type="float">
            <text:p>0.127646938</text:p>
          </table:table-cell>
          <table:table-cell office:value-type="float" office:value="0.667312821" calcext:value-type="float">
            <text:p>0.667312821</text:p>
          </table:table-cell>
          <table:table-cell office:value-type="float" office:value="0.718126979" calcext:value-type="float">
            <text:p>0.718126979</text:p>
          </table:table-cell>
          <table:table-cell office:value-type="float" office:value="0.509841503" calcext:value-type="float">
            <text:p>0.509841503</text:p>
          </table:table-cell>
          <table:table-cell/>
          <table:table-cell office:value-type="float" office:value="0.001042867" calcext:value-type="float">
            <text:p>0.001042867</text:p>
          </table:table-cell>
          <table:table-cell office:value-type="float" office:value="0.005451902" calcext:value-type="float">
            <text:p>0.005451902</text:p>
          </table:table-cell>
          <table:table-cell office:value-type="float" office:value="0.00586705" calcext:value-type="float">
            <text:p>0.00586705</text:p>
          </table:table-cell>
          <table:table-cell office:value-type="float" office:value="0.004165372" calcext:value-type="float">
            <text:p>0.004165372</text:p>
          </table:table-cell>
          <table:table-cell/>
          <table:table-cell office:value-type="float" office:value="-0.004226877" calcext:value-type="float">
            <text:p>-0.004226877</text:p>
          </table:table-cell>
          <table:table-cell office:value-type="float" office:value="0.000182158" calcext:value-type="float">
            <text:p>0.000182158</text:p>
          </table:table-cell>
          <table:table-cell office:value-type="float" office:value="0.000597306" calcext:value-type="float">
            <text:p>0.000597306</text:p>
          </table:table-cell>
          <table:table-cell office:value-type="float" office:value="-0.001104373" calcext:value-type="float">
            <text:p>-0.001104373</text:p>
          </table:table-cell>
          <table:table-cell/>
          <table:table-cell office:value-type="float" office:value="26.284272792" calcext:value-type="float">
            <text:p>26.284272792</text:p>
          </table:table-cell>
          <table:table-cell office:value-type="float" office:value="26.392960817" calcext:value-type="float">
            <text:p>26.392960817</text:p>
          </table:table-cell>
          <table:table-cell office:value-type="float" office:value="26.403194189" calcext:value-type="float">
            <text:p>26.403194189</text:p>
          </table:table-cell>
          <table:table-cell office:value-type="float" office:value="26.361247367" calcext:value-type="float">
            <text:p>26.361247367</text:p>
          </table:table-cell>
          <table:table-cell/>
          <table:table-cell office:value-type="float" office:value="-0.107151714" calcext:value-type="float">
            <text:p>-0.107151714</text:p>
          </table:table-cell>
          <table:table-cell office:value-type="float" office:value="0.004617356" calcext:value-type="float">
            <text:p>0.004617356</text:p>
          </table:table-cell>
          <table:table-cell office:value-type="float" office:value="0.015140599" calcext:value-type="float">
            <text:p>0.015140599</text:p>
          </table:table-cell>
          <table:table-cell office:value-type="float" office:value="-0.027994614" calcext:value-type="float">
            <text:p>-0.027994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8 15:51:40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799801" calcext:value-type="float">
            <text:p>0.12799801</text:p>
          </table:table-cell>
          <table:table-cell office:value-type="float" office:value="0.70082494" calcext:value-type="float">
            <text:p>0.70082494</text:p>
          </table:table-cell>
          <table:table-cell office:value-type="float" office:value="0.741567104" calcext:value-type="float">
            <text:p>0.741567104</text:p>
          </table:table-cell>
          <table:table-cell office:value-type="float" office:value="0.461443718" calcext:value-type="float">
            <text:p>0.461443718</text:p>
          </table:table-cell>
          <table:table-cell/>
          <table:table-cell office:value-type="float" office:value="0.001045735" calcext:value-type="float">
            <text:p>0.001045735</text:p>
          </table:table-cell>
          <table:table-cell office:value-type="float" office:value="0.005725694" calcext:value-type="float">
            <text:p>0.005725694</text:p>
          </table:table-cell>
          <table:table-cell office:value-type="float" office:value="0.006058555" calcext:value-type="float">
            <text:p>0.006058555</text:p>
          </table:table-cell>
          <table:table-cell office:value-type="float" office:value="0.003769965" calcext:value-type="float">
            <text:p>0.003769965</text:p>
          </table:table-cell>
          <table:table-cell/>
          <table:table-cell office:value-type="float" office:value="-0.004224009" calcext:value-type="float">
            <text:p>-0.004224009</text:p>
          </table:table-cell>
          <table:table-cell office:value-type="float" office:value="0.00045595" calcext:value-type="float">
            <text:p>0.00045595</text:p>
          </table:table-cell>
          <table:table-cell office:value-type="float" office:value="0.00078881" calcext:value-type="float">
            <text:p>0.00078881</text:p>
          </table:table-cell>
          <table:table-cell office:value-type="float" office:value="-0.001499779" calcext:value-type="float">
            <text:p>-0.001499779</text:p>
          </table:table-cell>
          <table:table-cell/>
          <table:table-cell office:value-type="float" office:value="26.28939805" calcext:value-type="float">
            <text:p>26.28939805</text:p>
          </table:table-cell>
          <table:table-cell office:value-type="float" office:value="26.40476381" calcext:value-type="float">
            <text:p>26.40476381</text:p>
          </table:table-cell>
          <table:table-cell office:value-type="float" office:value="26.412968723" calcext:value-type="float">
            <text:p>26.412968723</text:p>
          </table:table-cell>
          <table:table-cell office:value-type="float" office:value="26.356554517" calcext:value-type="float">
            <text:p>26.356554517</text:p>
          </table:table-cell>
          <table:table-cell/>
          <table:table-cell office:value-type="float" office:value="-0.107078999" calcext:value-type="float">
            <text:p>-0.107078999</text:p>
          </table:table-cell>
          <table:table-cell office:value-type="float" office:value="0.011557488" calcext:value-type="float">
            <text:p>0.011557488</text:p>
          </table:table-cell>
          <table:table-cell office:value-type="float" office:value="0.019994832" calcext:value-type="float">
            <text:p>0.019994832</text:p>
          </table:table-cell>
          <table:table-cell office:value-type="float" office:value="-0.038017962" calcext:value-type="float">
            <text:p>-0.0380179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8 15:51:41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9016057" calcext:value-type="float">
            <text:p>0.129016057</text:p>
          </table:table-cell>
          <table:table-cell office:value-type="float" office:value="0.75447926" calcext:value-type="float">
            <text:p>0.75447926</text:p>
          </table:table-cell>
          <table:table-cell office:value-type="float" office:value="0.693445288" calcext:value-type="float">
            <text:p>0.693445288</text:p>
          </table:table-cell>
          <table:table-cell office:value-type="float" office:value="0.450447851" calcext:value-type="float">
            <text:p>0.450447851</text:p>
          </table:table-cell>
          <table:table-cell/>
          <table:table-cell office:value-type="float" office:value="0.001054053" calcext:value-type="float">
            <text:p>0.001054053</text:p>
          </table:table-cell>
          <table:table-cell office:value-type="float" office:value="0.006164046" calcext:value-type="float">
            <text:p>0.006164046</text:p>
          </table:table-cell>
          <table:table-cell office:value-type="float" office:value="0.005665403" calcext:value-type="float">
            <text:p>0.005665403</text:p>
          </table:table-cell>
          <table:table-cell office:value-type="float" office:value="0.00368013" calcext:value-type="float">
            <text:p>0.00368013</text:p>
          </table:table-cell>
          <table:table-cell/>
          <table:table-cell office:value-type="float" office:value="-0.004215692" calcext:value-type="float">
            <text:p>-0.004215692</text:p>
          </table:table-cell>
          <table:table-cell office:value-type="float" office:value="0.000894302" calcext:value-type="float">
            <text:p>0.000894302</text:p>
          </table:table-cell>
          <table:table-cell office:value-type="float" office:value="0.000395658" calcext:value-type="float">
            <text:p>0.000395658</text:p>
          </table:table-cell>
          <table:table-cell office:value-type="float" office:value="-0.001589615" calcext:value-type="float">
            <text:p>-0.001589615</text:p>
          </table:table-cell>
          <table:table-cell/>
          <table:table-cell office:value-type="float" office:value="26.279493996" calcext:value-type="float">
            <text:p>26.279493996</text:p>
          </table:table-cell>
          <table:table-cell office:value-type="float" office:value="26.405461065" calcext:value-type="float">
            <text:p>26.405461065</text:p>
          </table:table-cell>
          <table:table-cell office:value-type="float" office:value="26.393169557" calcext:value-type="float">
            <text:p>26.393169557</text:p>
          </table:table-cell>
          <table:table-cell office:value-type="float" office:value="26.344231476" calcext:value-type="float">
            <text:p>26.344231476</text:p>
          </table:table-cell>
          <table:table-cell/>
          <table:table-cell office:value-type="float" office:value="-0.106868139" calcext:value-type="float">
            <text:p>-0.106868139</text:p>
          </table:table-cell>
          <table:table-cell office:value-type="float" office:value="0.022668808" calcext:value-type="float">
            <text:p>0.022668808</text:p>
          </table:table-cell>
          <table:table-cell office:value-type="float" office:value="0.010029218" calcext:value-type="float">
            <text:p>0.010029218</text:p>
          </table:table-cell>
          <table:table-cell office:value-type="float" office:value="-0.040295261" calcext:value-type="float">
            <text:p>-0.0402952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8 15:51:42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9375473" calcext:value-type="float">
            <text:p>0.129375473</text:p>
          </table:table-cell>
          <table:table-cell office:value-type="float" office:value="0.669865688" calcext:value-type="float">
            <text:p>0.669865688</text:p>
          </table:table-cell>
          <table:table-cell office:value-type="float" office:value="0.712949123" calcext:value-type="float">
            <text:p>0.712949123</text:p>
          </table:table-cell>
          <table:table-cell office:value-type="float" office:value="0.556926198" calcext:value-type="float">
            <text:p>0.556926198</text:p>
          </table:table-cell>
          <table:table-cell/>
          <table:table-cell office:value-type="float" office:value="0.001056989" calcext:value-type="float">
            <text:p>0.001056989</text:p>
          </table:table-cell>
          <table:table-cell office:value-type="float" office:value="0.005472759" calcext:value-type="float">
            <text:p>0.005472759</text:p>
          </table:table-cell>
          <table:table-cell office:value-type="float" office:value="0.005824748" calcext:value-type="float">
            <text:p>0.005824748</text:p>
          </table:table-cell>
          <table:table-cell office:value-type="float" office:value="0.004550051" calcext:value-type="float">
            <text:p>0.004550051</text:p>
          </table:table-cell>
          <table:table-cell/>
          <table:table-cell office:value-type="float" office:value="-0.004212755" calcext:value-type="float">
            <text:p>-0.004212755</text:p>
          </table:table-cell>
          <table:table-cell office:value-type="float" office:value="0.000203015" calcext:value-type="float">
            <text:p>0.000203015</text:p>
          </table:table-cell>
          <table:table-cell office:value-type="float" office:value="0.000555003" calcext:value-type="float">
            <text:p>0.000555003</text:p>
          </table:table-cell>
          <table:table-cell office:value-type="float" office:value="-0.000719694" calcext:value-type="float">
            <text:p>-0.000719694</text:p>
          </table:table-cell>
          <table:table-cell/>
          <table:table-cell office:value-type="float" office:value="26.289675482" calcext:value-type="float">
            <text:p>26.289675482</text:p>
          </table:table-cell>
          <table:table-cell office:value-type="float" office:value="26.398529001" calcext:value-type="float">
            <text:p>26.398529001</text:p>
          </table:table-cell>
          <table:table-cell office:value-type="float" office:value="26.40720546" calcext:value-type="float">
            <text:p>26.40720546</text:p>
          </table:table-cell>
          <table:table-cell office:value-type="float" office:value="26.375784102" calcext:value-type="float">
            <text:p>26.375784102</text:p>
          </table:table-cell>
          <table:table-cell/>
          <table:table-cell office:value-type="float" office:value="-0.106793696" calcext:value-type="float">
            <text:p>-0.106793696</text:p>
          </table:table-cell>
          <table:table-cell office:value-type="float" office:value="0.00514604" calcext:value-type="float">
            <text:p>0.00514604</text:p>
          </table:table-cell>
          <table:table-cell office:value-type="float" office:value="0.014068309" calcext:value-type="float">
            <text:p>0.014068309</text:p>
          </table:table-cell>
          <table:table-cell office:value-type="float" office:value="-0.018243326" calcext:value-type="float">
            <text:p>-0.0182433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8 15:51:44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30190865" calcext:value-type="float">
            <text:p>0.130190865</text:p>
          </table:table-cell>
          <table:table-cell office:value-type="float" office:value="0.688235246" calcext:value-type="float">
            <text:p>0.688235246</text:p>
          </table:table-cell>
          <table:table-cell office:value-type="float" office:value="0.595080923" calcext:value-type="float">
            <text:p>0.595080923</text:p>
          </table:table-cell>
          <table:table-cell office:value-type="float" office:value="0.487893878" calcext:value-type="float">
            <text:p>0.487893878</text:p>
          </table:table-cell>
          <table:table-cell/>
          <table:table-cell office:value-type="float" office:value="0.001063651" calcext:value-type="float">
            <text:p>0.001063651</text:p>
          </table:table-cell>
          <table:table-cell office:value-type="float" office:value="0.005622837" calcext:value-type="float">
            <text:p>0.005622837</text:p>
          </table:table-cell>
          <table:table-cell office:value-type="float" office:value="0.004861772" calcext:value-type="float">
            <text:p>0.004861772</text:p>
          </table:table-cell>
          <table:table-cell office:value-type="float" office:value="0.003986061" calcext:value-type="float">
            <text:p>0.003986061</text:p>
          </table:table-cell>
          <table:table-cell/>
          <table:table-cell office:value-type="float" office:value="-0.004206093" calcext:value-type="float">
            <text:p>-0.004206093</text:p>
          </table:table-cell>
          <table:table-cell office:value-type="float" office:value="0.000353093" calcext:value-type="float">
            <text:p>0.000353093</text:p>
          </table:table-cell>
          <table:table-cell office:value-type="float" office:value="-0.000407972" calcext:value-type="float">
            <text:p>-0.000407972</text:p>
          </table:table-cell>
          <table:table-cell office:value-type="float" office:value="-0.001283683" calcext:value-type="float">
            <text:p>-0.001283683</text:p>
          </table:table-cell>
          <table:table-cell/>
          <table:table-cell office:value-type="float" office:value="26.279730613" calcext:value-type="float">
            <text:p>26.279730613</text:p>
          </table:table-cell>
          <table:table-cell office:value-type="float" office:value="26.392120311" calcext:value-type="float">
            <text:p>26.392120311</text:p>
          </table:table-cell>
          <table:table-cell office:value-type="float" office:value="26.373359876" calcext:value-type="float">
            <text:p>26.373359876</text:p>
          </table:table-cell>
          <table:table-cell office:value-type="float" office:value="26.351772996" calcext:value-type="float">
            <text:p>26.351772996</text:p>
          </table:table-cell>
          <table:table-cell/>
          <table:table-cell office:value-type="float" office:value="-0.106624811" calcext:value-type="float">
            <text:p>-0.106624811</text:p>
          </table:table-cell>
          <table:table-cell office:value-type="float" office:value="0.008950255" calcext:value-type="float">
            <text:p>0.008950255</text:p>
          </table:table-cell>
          <table:table-cell office:value-type="float" office:value="-0.010341528" calcext:value-type="float">
            <text:p>-0.010341528</text:p>
          </table:table-cell>
          <table:table-cell office:value-type="float" office:value="-0.032540028" calcext:value-type="float">
            <text:p>-0.032540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8 15:51:4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30632535" calcext:value-type="float">
            <text:p>0.130632535</text:p>
          </table:table-cell>
          <table:table-cell office:value-type="float" office:value="0.796547031" calcext:value-type="float">
            <text:p>0.796547031</text:p>
          </table:table-cell>
          <table:table-cell office:value-type="float" office:value="0.596879196" calcext:value-type="float">
            <text:p>0.596879196</text:p>
          </table:table-cell>
          <table:table-cell office:value-type="float" office:value="0.44786995" calcext:value-type="float">
            <text:p>0.44786995</text:p>
          </table:table-cell>
          <table:table-cell/>
          <table:table-cell office:value-type="float" office:value="0.001067259" calcext:value-type="float">
            <text:p>0.001067259</text:p>
          </table:table-cell>
          <table:table-cell office:value-type="float" office:value="0.006507737" calcext:value-type="float">
            <text:p>0.006507737</text:p>
          </table:table-cell>
          <table:table-cell office:value-type="float" office:value="0.004876464" calcext:value-type="float">
            <text:p>0.004876464</text:p>
          </table:table-cell>
          <table:table-cell office:value-type="float" office:value="0.003659068" calcext:value-type="float">
            <text:p>0.003659068</text:p>
          </table:table-cell>
          <table:table-cell/>
          <table:table-cell office:value-type="float" office:value="-0.004202485" calcext:value-type="float">
            <text:p>-0.004202485</text:p>
          </table:table-cell>
          <table:table-cell office:value-type="float" office:value="0.001237993" calcext:value-type="float">
            <text:p>0.001237993</text:p>
          </table:table-cell>
          <table:table-cell office:value-type="float" office:value="-0.00039328" calcext:value-type="float">
            <text:p>-0.00039328</text:p>
          </table:table-cell>
          <table:table-cell office:value-type="float" office:value="-0.001610676" calcext:value-type="float">
            <text:p>-0.001610676</text:p>
          </table:table-cell>
          <table:table-cell/>
          <table:table-cell office:value-type="float" office:value="26.284874116" calcext:value-type="float">
            <text:p>26.284874116</text:p>
          </table:table-cell>
          <table:table-cell office:value-type="float" office:value="26.418986882" calcext:value-type="float">
            <text:p>26.418986882</text:p>
          </table:table-cell>
          <table:table-cell office:value-type="float" office:value="26.378776164" calcext:value-type="float">
            <text:p>26.378776164</text:p>
          </table:table-cell>
          <table:table-cell office:value-type="float" office:value="26.348766555" calcext:value-type="float">
            <text:p>26.348766555</text:p>
          </table:table-cell>
          <table:table-cell/>
          <table:table-cell office:value-type="float" office:value="-0.106533331" calcext:value-type="float">
            <text:p>-0.106533331</text:p>
          </table:table-cell>
          <table:table-cell office:value-type="float" office:value="0.031380553" calcext:value-type="float">
            <text:p>0.031380553</text:p>
          </table:table-cell>
          <table:table-cell office:value-type="float" office:value="-0.00996911" calcext:value-type="float">
            <text:p>-0.00996911</text:p>
          </table:table-cell>
          <table:table-cell office:value-type="float" office:value="-0.040829158" calcext:value-type="float">
            <text:p>-0.0408291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8 15:51:46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9372493" calcext:value-type="float">
            <text:p>0.129372493</text:p>
          </table:table-cell>
          <table:table-cell office:value-type="float" office:value="0.630905107" calcext:value-type="float">
            <text:p>0.630905107</text:p>
          </table:table-cell>
          <table:table-cell office:value-type="float" office:value="0.671116194" calcext:value-type="float">
            <text:p>0.671116194</text:p>
          </table:table-cell>
          <table:table-cell office:value-type="float" office:value="0.564713545" calcext:value-type="float">
            <text:p>0.564713545</text:p>
          </table:table-cell>
          <table:table-cell/>
          <table:table-cell office:value-type="float" office:value="0.001056965" calcext:value-type="float">
            <text:p>0.001056965</text:p>
          </table:table-cell>
          <table:table-cell office:value-type="float" office:value="0.005154453" calcext:value-type="float">
            <text:p>0.005154453</text:p>
          </table:table-cell>
          <table:table-cell office:value-type="float" office:value="0.005482975" calcext:value-type="float">
            <text:p>0.005482975</text:p>
          </table:table-cell>
          <table:table-cell office:value-type="float" office:value="0.004613673" calcext:value-type="float">
            <text:p>0.004613673</text:p>
          </table:table-cell>
          <table:table-cell/>
          <table:table-cell office:value-type="float" office:value="-0.00421278" calcext:value-type="float">
            <text:p>-0.00421278</text:p>
          </table:table-cell>
          <table:table-cell office:value-type="float" office:value="-0.000115291" calcext:value-type="float">
            <text:p>-0.000115291</text:p>
          </table:table-cell>
          <table:table-cell office:value-type="float" office:value="0.000213231" calcext:value-type="float">
            <text:p>0.000213231</text:p>
          </table:table-cell>
          <table:table-cell office:value-type="float" office:value="-0.000656072" calcext:value-type="float">
            <text:p>-0.000656072</text:p>
          </table:table-cell>
          <table:table-cell/>
          <table:table-cell office:value-type="float" office:value="26.274511238" calcext:value-type="float">
            <text:p>26.274511238</text:p>
          </table:table-cell>
          <table:table-cell office:value-type="float" office:value="26.375520479" calcext:value-type="float">
            <text:p>26.375520479</text:p>
          </table:table-cell>
          <table:table-cell office:value-type="float" office:value="26.38361865" calcext:value-type="float">
            <text:p>26.38361865</text:p>
          </table:table-cell>
          <table:table-cell office:value-type="float" office:value="26.362189937" calcext:value-type="float">
            <text:p>26.362189937</text:p>
          </table:table-cell>
          <table:table-cell/>
          <table:table-cell office:value-type="float" office:value="-0.106794313" calcext:value-type="float">
            <text:p>-0.106794313</text:p>
          </table:table-cell>
          <table:table-cell office:value-type="float" office:value="-0.00292245" calcext:value-type="float">
            <text:p>-0.00292245</text:p>
          </table:table-cell>
          <table:table-cell office:value-type="float" office:value="0.005405012" calcext:value-type="float">
            <text:p>0.005405012</text:p>
          </table:table-cell>
          <table:table-cell office:value-type="float" office:value="-0.01663057" calcext:value-type="float">
            <text:p>-0.01663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8 15:51:47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9604355" calcext:value-type="float">
            <text:p>0.129604355</text:p>
          </table:table-cell>
          <table:table-cell office:value-type="float" office:value="0.652174431" calcext:value-type="float">
            <text:p>0.652174431</text:p>
          </table:table-cell>
          <table:table-cell office:value-type="float" office:value="0.717489209" calcext:value-type="float">
            <text:p>0.717489209</text:p>
          </table:table-cell>
          <table:table-cell office:value-type="float" office:value="0.543850725" calcext:value-type="float">
            <text:p>0.543850725</text:p>
          </table:table-cell>
          <table:table-cell/>
          <table:table-cell office:value-type="float" office:value="0.001058859" calcext:value-type="float">
            <text:p>0.001058859</text:p>
          </table:table-cell>
          <table:table-cell office:value-type="float" office:value="0.005328222" calcext:value-type="float">
            <text:p>0.005328222</text:p>
          </table:table-cell>
          <table:table-cell office:value-type="float" office:value="0.00586184" calcext:value-type="float">
            <text:p>0.00586184</text:p>
          </table:table-cell>
          <table:table-cell office:value-type="float" office:value="0.004443225" calcext:value-type="float">
            <text:p>0.004443225</text:p>
          </table:table-cell>
          <table:table-cell/>
          <table:table-cell office:value-type="float" office:value="-0.004210885" calcext:value-type="float">
            <text:p>-0.004210885</text:p>
          </table:table-cell>
          <table:table-cell office:value-type="float" office:value="0.000058478" calcext:value-type="float">
            <text:p>5.8478E-05</text:p>
          </table:table-cell>
          <table:table-cell office:value-type="float" office:value="0.000592096" calcext:value-type="float">
            <text:p>0.000592096</text:p>
          </table:table-cell>
          <table:table-cell office:value-type="float" office:value="-0.000826519" calcext:value-type="float">
            <text:p>-0.000826519</text:p>
          </table:table-cell>
          <table:table-cell/>
          <table:table-cell office:value-type="float" office:value="26.279612484" calcext:value-type="float">
            <text:p>26.279612484</text:p>
          </table:table-cell>
          <table:table-cell office:value-type="float" office:value="26.384858027" calcext:value-type="float">
            <text:p>26.384858027</text:p>
          </table:table-cell>
          <table:table-cell office:value-type="float" office:value="26.398011729" calcext:value-type="float">
            <text:p>26.398011729</text:p>
          </table:table-cell>
          <table:table-cell office:value-type="float" office:value="26.363042447" calcext:value-type="float">
            <text:p>26.363042447</text:p>
          </table:table-cell>
          <table:table-cell/>
          <table:table-cell office:value-type="float" office:value="-0.10674629" calcext:value-type="float">
            <text:p>-0.10674629</text:p>
          </table:table-cell>
          <table:table-cell office:value-type="float" office:value="0.001482279" calcext:value-type="float">
            <text:p>0.001482279</text:p>
          </table:table-cell>
          <table:table-cell office:value-type="float" office:value="0.015008522" calcext:value-type="float">
            <text:p>0.015008522</text:p>
          </table:table-cell>
          <table:table-cell office:value-type="float" office:value="-0.020951258" calcext:value-type="float">
            <text:p>-0.0209512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8 15:51:49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30015627" calcext:value-type="float">
            <text:p>0.130015627</text:p>
          </table:table-cell>
          <table:table-cell office:value-type="float" office:value="0.797298646" calcext:value-type="float">
            <text:p>0.797298646</text:p>
          </table:table-cell>
          <table:table-cell office:value-type="float" office:value="0.606463624" calcext:value-type="float">
            <text:p>0.606463624</text:p>
          </table:table-cell>
          <table:table-cell office:value-type="float" office:value="0.446310693" calcext:value-type="float">
            <text:p>0.446310693</text:p>
          </table:table-cell>
          <table:table-cell/>
          <table:table-cell office:value-type="float" office:value="0.001062219" calcext:value-type="float">
            <text:p>0.001062219</text:p>
          </table:table-cell>
          <table:table-cell office:value-type="float" office:value="0.006513878" calcext:value-type="float">
            <text:p>0.006513878</text:p>
          </table:table-cell>
          <table:table-cell office:value-type="float" office:value="0.004954768" calcext:value-type="float">
            <text:p>0.004954768</text:p>
          </table:table-cell>
          <table:table-cell office:value-type="float" office:value="0.003646329" calcext:value-type="float">
            <text:p>0.003646329</text:p>
          </table:table-cell>
          <table:table-cell/>
          <table:table-cell office:value-type="float" office:value="-0.004207525" calcext:value-type="float">
            <text:p>-0.004207525</text:p>
          </table:table-cell>
          <table:table-cell office:value-type="float" office:value="0.001244133" calcext:value-type="float">
            <text:p>0.001244133</text:p>
          </table:table-cell>
          <table:table-cell office:value-type="float" office:value="-0.000314976" calcext:value-type="float">
            <text:p>-0.000314976</text:p>
          </table:table-cell>
          <table:table-cell office:value-type="float" office:value="-0.001623415" calcext:value-type="float">
            <text:p>-0.001623415</text:p>
          </table:table-cell>
          <table:table-cell/>
          <table:table-cell office:value-type="float" office:value="26.274640771" calcext:value-type="float">
            <text:p>26.274640771</text:p>
          </table:table-cell>
          <table:table-cell office:value-type="float" office:value="26.409030346" calcext:value-type="float">
            <text:p>26.409030346</text:p>
          </table:table-cell>
          <table:table-cell office:value-type="float" office:value="26.370598145" calcext:value-type="float">
            <text:p>26.370598145</text:p>
          </table:table-cell>
          <table:table-cell office:value-type="float" office:value="26.338343997" calcext:value-type="float">
            <text:p>26.338343997</text:p>
          </table:table-cell>
          <table:table-cell/>
          <table:table-cell office:value-type="float" office:value="-0.106661106" calcext:value-type="float">
            <text:p>-0.106661106</text:p>
          </table:table-cell>
          <table:table-cell office:value-type="float" office:value="0.031536202" calcext:value-type="float">
            <text:p>0.031536202</text:p>
          </table:table-cell>
          <table:table-cell office:value-type="float" office:value="-0.007984199" calcext:value-type="float">
            <text:p>-0.007984199</text:p>
          </table:table-cell>
          <table:table-cell office:value-type="float" office:value="-0.041152089" calcext:value-type="float">
            <text:p>-0.041152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8 15:51:50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9570976" calcext:value-type="float">
            <text:p>0.129570976</text:p>
          </table:table-cell>
          <table:table-cell office:value-type="float" office:value="0.628979877" calcext:value-type="float">
            <text:p>0.628979877</text:p>
          </table:table-cell>
          <table:table-cell office:value-type="float" office:value="0.673286995" calcext:value-type="float">
            <text:p>0.673286995</text:p>
          </table:table-cell>
          <table:table-cell office:value-type="float" office:value="0.577201912" calcext:value-type="float">
            <text:p>0.577201912</text:p>
          </table:table-cell>
          <table:table-cell/>
          <table:table-cell office:value-type="float" office:value="0.001058586" calcext:value-type="float">
            <text:p>0.001058586</text:p>
          </table:table-cell>
          <table:table-cell office:value-type="float" office:value="0.005138724" calcext:value-type="float">
            <text:p>0.005138724</text:p>
          </table:table-cell>
          <table:table-cell office:value-type="float" office:value="0.005500711" calcext:value-type="float">
            <text:p>0.005500711</text:p>
          </table:table-cell>
          <table:table-cell office:value-type="float" office:value="0.004715702" calcext:value-type="float">
            <text:p>0.004715702</text:p>
          </table:table-cell>
          <table:table-cell/>
          <table:table-cell office:value-type="float" office:value="-0.004211158" calcext:value-type="float">
            <text:p>-0.004211158</text:p>
          </table:table-cell>
          <table:table-cell office:value-type="float" office:value="-0.00013102" calcext:value-type="float">
            <text:p>-0.00013102</text:p>
          </table:table-cell>
          <table:table-cell office:value-type="float" office:value="0.000230966" calcext:value-type="float">
            <text:p>0.000230966</text:p>
          </table:table-cell>
          <table:table-cell office:value-type="float" office:value="-0.000554042" calcext:value-type="float">
            <text:p>-0.000554042</text:p>
          </table:table-cell>
          <table:table-cell/>
          <table:table-cell office:value-type="float" office:value="26.279605762" calcext:value-type="float">
            <text:p>26.279605762</text:p>
          </table:table-cell>
          <table:table-cell office:value-type="float" office:value="26.380186853" calcext:value-type="float">
            <text:p>26.380186853</text:p>
          </table:table-cell>
          <table:table-cell office:value-type="float" office:value="26.38910989" calcext:value-type="float">
            <text:p>26.38910989</text:p>
          </table:table-cell>
          <table:table-cell office:value-type="float" office:value="26.36975917" calcext:value-type="float">
            <text:p>26.36975917</text:p>
          </table:table-cell>
          <table:table-cell/>
          <table:table-cell office:value-type="float" office:value="-0.106753203" calcext:value-type="float">
            <text:p>-0.106753203</text:p>
          </table:table-cell>
          <table:table-cell office:value-type="float" office:value="-0.003321158" calcext:value-type="float">
            <text:p>-0.003321158</text:p>
          </table:table-cell>
          <table:table-cell office:value-type="float" office:value="0.005854572" calcext:value-type="float">
            <text:p>0.005854572</text:p>
          </table:table-cell>
          <table:table-cell office:value-type="float" office:value="-0.014044241" calcext:value-type="float">
            <text:p>-0.0140442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8 15:51:51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30103246" calcext:value-type="float">
            <text:p>0.130103246</text:p>
          </table:table-cell>
          <table:table-cell office:value-type="float" office:value="0.632006601" calcext:value-type="float">
            <text:p>0.632006601</text:p>
          </table:table-cell>
          <table:table-cell office:value-type="float" office:value="0.691541516" calcext:value-type="float">
            <text:p>0.691541516</text:p>
          </table:table-cell>
          <table:table-cell office:value-type="float" office:value="0.563018389" calcext:value-type="float">
            <text:p>0.563018389</text:p>
          </table:table-cell>
          <table:table-cell/>
          <table:table-cell office:value-type="float" office:value="0.001062935" calcext:value-type="float">
            <text:p>0.001062935</text:p>
          </table:table-cell>
          <table:table-cell office:value-type="float" office:value="0.005163453" calcext:value-type="float">
            <text:p>0.005163453</text:p>
          </table:table-cell>
          <table:table-cell office:value-type="float" office:value="0.005649849" calcext:value-type="float">
            <text:p>0.005649849</text:p>
          </table:table-cell>
          <table:table-cell office:value-type="float" office:value="0.004599823" calcext:value-type="float">
            <text:p>0.004599823</text:p>
          </table:table-cell>
          <table:table-cell/>
          <table:table-cell office:value-type="float" office:value="-0.004206809" calcext:value-type="float">
            <text:p>-0.004206809</text:p>
          </table:table-cell>
          <table:table-cell office:value-type="float" office:value="-0.000106292" calcext:value-type="float">
            <text:p>-0.000106292</text:p>
          </table:table-cell>
          <table:table-cell office:value-type="float" office:value="0.000380105" calcext:value-type="float">
            <text:p>0.000380105</text:p>
          </table:table-cell>
          <table:table-cell office:value-type="float" office:value="-0.000669921" calcext:value-type="float">
            <text:p>-0.000669921</text:p>
          </table:table-cell>
          <table:table-cell/>
          <table:table-cell office:value-type="float" office:value="26.279712966" calcext:value-type="float">
            <text:p>26.279712966</text:p>
          </table:table-cell>
          <table:table-cell office:value-type="float" office:value="26.380796409" calcext:value-type="float">
            <text:p>26.380796409</text:p>
          </table:table-cell>
          <table:table-cell office:value-type="float" office:value="26.392786158" calcext:value-type="float">
            <text:p>26.392786158</text:p>
          </table:table-cell>
          <table:table-cell office:value-type="float" office:value="26.366902701" calcext:value-type="float">
            <text:p>26.366902701</text:p>
          </table:table-cell>
          <table:table-cell/>
          <table:table-cell office:value-type="float" office:value="-0.106642959" calcext:value-type="float">
            <text:p>-0.106642959</text:p>
          </table:table-cell>
          <table:table-cell office:value-type="float" office:value="-0.002694336" calcext:value-type="float">
            <text:p>-0.002694336</text:p>
          </table:table-cell>
          <table:table-cell office:value-type="float" office:value="0.00963496" calcext:value-type="float">
            <text:p>0.00963496</text:p>
          </table:table-cell>
          <table:table-cell office:value-type="float" office:value="-0.016981636" calcext:value-type="float">
            <text:p>-0.0169816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8 15:51:5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8788" calcext:value-type="float">
            <text:p>0.1278788</text:p>
          </table:table-cell>
          <table:table-cell office:value-type="float" office:value="0.757383794" calcext:value-type="float">
            <text:p>0.757383794</text:p>
          </table:table-cell>
          <table:table-cell office:value-type="float" office:value="0.715907897" calcext:value-type="float">
            <text:p>0.715907897</text:p>
          </table:table-cell>
          <table:table-cell office:value-type="float" office:value="0.456595475" calcext:value-type="float">
            <text:p>0.456595475</text:p>
          </table:table-cell>
          <table:table-cell/>
          <table:table-cell office:value-type="float" office:value="0.001044761" calcext:value-type="float">
            <text:p>0.001044761</text:p>
          </table:table-cell>
          <table:table-cell office:value-type="float" office:value="0.006187776" calcext:value-type="float">
            <text:p>0.006187776</text:p>
          </table:table-cell>
          <table:table-cell office:value-type="float" office:value="0.005848921" calcext:value-type="float">
            <text:p>0.005848921</text:p>
          </table:table-cell>
          <table:table-cell office:value-type="float" office:value="0.003730355" calcext:value-type="float">
            <text:p>0.003730355</text:p>
          </table:table-cell>
          <table:table-cell/>
          <table:table-cell office:value-type="float" office:value="-0.004224983" calcext:value-type="float">
            <text:p>-0.004224983</text:p>
          </table:table-cell>
          <table:table-cell office:value-type="float" office:value="0.000918032" calcext:value-type="float">
            <text:p>0.000918032</text:p>
          </table:table-cell>
          <table:table-cell office:value-type="float" office:value="0.000579176" calcext:value-type="float">
            <text:p>0.000579176</text:p>
          </table:table-cell>
          <table:table-cell office:value-type="float" office:value="-0.001539389" calcext:value-type="float">
            <text:p>-0.001539389</text:p>
          </table:table-cell>
          <table:table-cell/>
          <table:table-cell office:value-type="float" office:value="26.284319491" calcext:value-type="float">
            <text:p>26.284319491</text:p>
          </table:table-cell>
          <table:table-cell office:value-type="float" office:value="26.411099986" calcext:value-type="float">
            <text:p>26.411099986</text:p>
          </table:table-cell>
          <table:table-cell office:value-type="float" office:value="26.402747295" calcext:value-type="float">
            <text:p>26.402747295</text:p>
          </table:table-cell>
          <table:table-cell office:value-type="float" office:value="26.350523847" calcext:value-type="float">
            <text:p>26.350523847</text:p>
          </table:table-cell>
          <table:table-cell/>
          <table:table-cell office:value-type="float" office:value="-0.10710369" calcext:value-type="float">
            <text:p>-0.10710369</text:p>
          </table:table-cell>
          <table:table-cell office:value-type="float" office:value="0.023270306" calcext:value-type="float">
            <text:p>0.023270306</text:p>
          </table:table-cell>
          <table:table-cell office:value-type="float" office:value="0.014681046" calcext:value-type="float">
            <text:p>0.014681046</text:p>
          </table:table-cell>
          <table:table-cell office:value-type="float" office:value="-0.039022057" calcext:value-type="float">
            <text:p>-0.0390220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8 15:51:5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465144" calcext:value-type="float">
            <text:p>0.127465144</text:p>
          </table:table-cell>
          <table:table-cell office:value-type="float" office:value="0.64872511" calcext:value-type="float">
            <text:p>0.64872511</text:p>
          </table:table-cell>
          <table:table-cell office:value-type="float" office:value="0.69444307" calcext:value-type="float">
            <text:p>0.69444307</text:p>
          </table:table-cell>
          <table:table-cell office:value-type="float" office:value="0.573765108" calcext:value-type="float">
            <text:p>0.573765108</text:p>
          </table:table-cell>
          <table:table-cell/>
          <table:table-cell office:value-type="float" office:value="0.001041382" calcext:value-type="float">
            <text:p>0.001041382</text:p>
          </table:table-cell>
          <table:table-cell office:value-type="float" office:value="0.005300042" calcext:value-type="float">
            <text:p>0.005300042</text:p>
          </table:table-cell>
          <table:table-cell office:value-type="float" office:value="0.005673554" calcext:value-type="float">
            <text:p>0.005673554</text:p>
          </table:table-cell>
          <table:table-cell office:value-type="float" office:value="0.004687623" calcext:value-type="float">
            <text:p>0.004687623</text:p>
          </table:table-cell>
          <table:table-cell/>
          <table:table-cell office:value-type="float" office:value="-0.004228362" calcext:value-type="float">
            <text:p>-0.004228362</text:p>
          </table:table-cell>
          <table:table-cell office:value-type="float" office:value="0.000030297" calcext:value-type="float">
            <text:p>3.0297E-05</text:p>
          </table:table-cell>
          <table:table-cell office:value-type="float" office:value="0.00040381" calcext:value-type="float">
            <text:p>0.00040381</text:p>
          </table:table-cell>
          <table:table-cell office:value-type="float" office:value="-0.000582121" calcext:value-type="float">
            <text:p>-0.000582121</text:p>
          </table:table-cell>
          <table:table-cell/>
          <table:table-cell office:value-type="float" office:value="26.284236177" calcext:value-type="float">
            <text:p>26.284236177</text:p>
          </table:table-cell>
          <table:table-cell office:value-type="float" office:value="26.389217449" calcext:value-type="float">
            <text:p>26.389217449</text:p>
          </table:table-cell>
          <table:table-cell office:value-type="float" office:value="26.398424541" calcext:value-type="float">
            <text:p>26.398424541</text:p>
          </table:table-cell>
          <table:table-cell office:value-type="float" office:value="26.374121171" calcext:value-type="float">
            <text:p>26.374121171</text:p>
          </table:table-cell>
          <table:table-cell/>
          <table:table-cell office:value-type="float" office:value="-0.107189367" calcext:value-type="float">
            <text:p>-0.107189367</text:p>
          </table:table-cell>
          <table:table-cell office:value-type="float" office:value="0.000767942" calcext:value-type="float">
            <text:p>0.000767942</text:p>
          </table:table-cell>
          <table:table-cell office:value-type="float" office:value="0.010235851" calcext:value-type="float">
            <text:p>0.010235851</text:p>
          </table:table-cell>
          <table:table-cell office:value-type="float" office:value="-0.014755999" calcext:value-type="float">
            <text:p>-0.0147559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8 15:51:5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9432694" calcext:value-type="float">
            <text:p>0.129432694</text:p>
          </table:table-cell>
          <table:table-cell office:value-type="float" office:value="0.757724733" calcext:value-type="float">
            <text:p>0.757724733</text:p>
          </table:table-cell>
          <table:table-cell office:value-type="float" office:value="0.595006418" calcext:value-type="float">
            <text:p>0.595006418</text:p>
          </table:table-cell>
          <table:table-cell office:value-type="float" office:value="0.520469012" calcext:value-type="float">
            <text:p>0.520469012</text:p>
          </table:table-cell>
          <table:table-cell/>
          <table:table-cell office:value-type="float" office:value="0.001057457" calcext:value-type="float">
            <text:p>0.001057457</text:p>
          </table:table-cell>
          <table:table-cell office:value-type="float" office:value="0.006190562" calcext:value-type="float">
            <text:p>0.006190562</text:p>
          </table:table-cell>
          <table:table-cell office:value-type="float" office:value="0.004861164" calcext:value-type="float">
            <text:p>0.004861164</text:p>
          </table:table-cell>
          <table:table-cell office:value-type="float" office:value="0.004252198" calcext:value-type="float">
            <text:p>0.004252198</text:p>
          </table:table-cell>
          <table:table-cell/>
          <table:table-cell office:value-type="float" office:value="-0.004212288" calcext:value-type="float">
            <text:p>-0.004212288</text:p>
          </table:table-cell>
          <table:table-cell office:value-type="float" office:value="0.000920817" calcext:value-type="float">
            <text:p>0.000920817</text:p>
          </table:table-cell>
          <table:table-cell office:value-type="float" office:value="-0.000408581" calcext:value-type="float">
            <text:p>-0.000408581</text:p>
          </table:table-cell>
          <table:table-cell office:value-type="float" office:value="-0.001017547" calcext:value-type="float">
            <text:p>-0.001017547</text:p>
          </table:table-cell>
          <table:table-cell/>
          <table:table-cell office:value-type="float" office:value="26.294741555" calcext:value-type="float">
            <text:p>26.294741555</text:p>
          </table:table-cell>
          <table:table-cell office:value-type="float" office:value="26.421276618" calcext:value-type="float">
            <text:p>26.421276618</text:p>
          </table:table-cell>
          <table:table-cell office:value-type="float" office:value="26.388507265" calcext:value-type="float">
            <text:p>26.388507265</text:p>
          </table:table-cell>
          <table:table-cell office:value-type="float" office:value="26.373496085" calcext:value-type="float">
            <text:p>26.373496085</text:p>
          </table:table-cell>
          <table:table-cell/>
          <table:table-cell office:value-type="float" office:value="-0.106781845" calcext:value-type="float">
            <text:p>-0.106781845</text:p>
          </table:table-cell>
          <table:table-cell office:value-type="float" office:value="0.023340911" calcext:value-type="float">
            <text:p>0.023340911</text:p>
          </table:table-cell>
          <table:table-cell office:value-type="float" office:value="-0.010356958" calcext:value-type="float">
            <text:p>-0.010356958</text:p>
          </table:table-cell>
          <table:table-cell office:value-type="float" office:value="-0.025793636" calcext:value-type="float">
            <text:p>-0.0257936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8 15:51:56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9270569" calcext:value-type="float">
            <text:p>0.129270569</text:p>
          </table:table-cell>
          <table:table-cell office:value-type="float" office:value="0.781095121" calcext:value-type="float">
            <text:p>0.781095121</text:p>
          </table:table-cell>
          <table:table-cell office:value-type="float" office:value="0.660594184" calcext:value-type="float">
            <text:p>0.660594184</text:p>
          </table:table-cell>
          <table:table-cell office:value-type="float" office:value="0.452136451" calcext:value-type="float">
            <text:p>0.452136451</text:p>
          </table:table-cell>
          <table:table-cell/>
          <table:table-cell office:value-type="float" office:value="0.001056132" calcext:value-type="float">
            <text:p>0.001056132</text:p>
          </table:table-cell>
          <table:table-cell office:value-type="float" office:value="0.006381496" calcext:value-type="float">
            <text:p>0.006381496</text:p>
          </table:table-cell>
          <table:table-cell office:value-type="float" office:value="0.005397011" calcext:value-type="float">
            <text:p>0.005397011</text:p>
          </table:table-cell>
          <table:table-cell office:value-type="float" office:value="0.003693925" calcext:value-type="float">
            <text:p>0.003693925</text:p>
          </table:table-cell>
          <table:table-cell/>
          <table:table-cell office:value-type="float" office:value="-0.004213612" calcext:value-type="float">
            <text:p>-0.004213612</text:p>
          </table:table-cell>
          <table:table-cell office:value-type="float" office:value="0.001111752" calcext:value-type="float">
            <text:p>0.001111752</text:p>
          </table:table-cell>
          <table:table-cell office:value-type="float" office:value="0.000127267" calcext:value-type="float">
            <text:p>0.000127267</text:p>
          </table:table-cell>
          <table:table-cell office:value-type="float" office:value="-0.001575819" calcext:value-type="float">
            <text:p>-0.001575819</text:p>
          </table:table-cell>
          <table:table-cell/>
          <table:table-cell office:value-type="float" office:value="26.274490709" calcext:value-type="float">
            <text:p>26.274490709</text:p>
          </table:table-cell>
          <table:table-cell office:value-type="float" office:value="26.405767174" calcext:value-type="float">
            <text:p>26.405767174</text:p>
          </table:table-cell>
          <table:table-cell office:value-type="float" office:value="26.381499612" calcext:value-type="float">
            <text:p>26.381499612</text:p>
          </table:table-cell>
          <table:table-cell office:value-type="float" office:value="26.339517297" calcext:value-type="float">
            <text:p>26.339517297</text:p>
          </table:table-cell>
          <table:table-cell/>
          <table:table-cell office:value-type="float" office:value="-0.106815424" calcext:value-type="float">
            <text:p>-0.106815424</text:p>
          </table:table-cell>
          <table:table-cell office:value-type="float" office:value="0.028180653" calcext:value-type="float">
            <text:p>0.028180653</text:p>
          </table:table-cell>
          <table:table-cell office:value-type="float" office:value="0.003225965" calcext:value-type="float">
            <text:p>0.003225965</text:p>
          </table:table-cell>
          <table:table-cell office:value-type="float" office:value="-0.039945543" calcext:value-type="float">
            <text:p>-0.0399455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8 15:51:5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8922478" calcext:value-type="float">
            <text:p>0.128922478</text:p>
          </table:table-cell>
          <table:table-cell office:value-type="float" office:value="0.775087568" calcext:value-type="float">
            <text:p>0.775087568</text:p>
          </table:table-cell>
          <table:table-cell office:value-type="float" office:value="0.684493266" calcext:value-type="float">
            <text:p>0.684493266</text:p>
          </table:table-cell>
          <table:table-cell office:value-type="float" office:value="0.453855449" calcext:value-type="float">
            <text:p>0.453855449</text:p>
          </table:table-cell>
          <table:table-cell/>
          <table:table-cell office:value-type="float" office:value="0.001053288" calcext:value-type="float">
            <text:p>0.001053288</text:p>
          </table:table-cell>
          <table:table-cell office:value-type="float" office:value="0.006332415" calcext:value-type="float">
            <text:p>0.006332415</text:p>
          </table:table-cell>
          <table:table-cell office:value-type="float" office:value="0.005592265" calcext:value-type="float">
            <text:p>0.005592265</text:p>
          </table:table-cell>
          <table:table-cell office:value-type="float" office:value="0.003707969" calcext:value-type="float">
            <text:p>0.003707969</text:p>
          </table:table-cell>
          <table:table-cell/>
          <table:table-cell office:value-type="float" office:value="-0.004216456" calcext:value-type="float">
            <text:p>-0.004216456</text:p>
          </table:table-cell>
          <table:table-cell office:value-type="float" office:value="0.00106267" calcext:value-type="float">
            <text:p>0.00106267</text:p>
          </table:table-cell>
          <table:table-cell office:value-type="float" office:value="0.000322521" calcext:value-type="float">
            <text:p>0.000322521</text:p>
          </table:table-cell>
          <table:table-cell office:value-type="float" office:value="-0.001561775" calcext:value-type="float">
            <text:p>-0.001561775</text:p>
          </table:table-cell>
          <table:table-cell/>
          <table:table-cell office:value-type="float" office:value="26.279475148" calcext:value-type="float">
            <text:p>26.279475148</text:p>
          </table:table-cell>
          <table:table-cell office:value-type="float" office:value="26.409611301" calcext:value-type="float">
            <text:p>26.409611301</text:p>
          </table:table-cell>
          <table:table-cell office:value-type="float" office:value="26.391366716" calcext:value-type="float">
            <text:p>26.391366716</text:p>
          </table:table-cell>
          <table:table-cell office:value-type="float" office:value="26.344917758" calcext:value-type="float">
            <text:p>26.344917758</text:p>
          </table:table-cell>
          <table:table-cell/>
          <table:table-cell office:value-type="float" office:value="-0.106887521" calcext:value-type="float">
            <text:p>-0.106887521</text:p>
          </table:table-cell>
          <table:table-cell office:value-type="float" office:value="0.02693656" calcext:value-type="float">
            <text:p>0.02693656</text:p>
          </table:table-cell>
          <table:table-cell office:value-type="float" office:value="0.008175317" calcext:value-type="float">
            <text:p>0.008175317</text:p>
          </table:table-cell>
          <table:table-cell office:value-type="float" office:value="-0.03958953" calcext:value-type="float">
            <text:p>-0.039589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8 15:51:59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8753797" calcext:value-type="float">
            <text:p>0.128753797</text:p>
          </table:table-cell>
          <table:table-cell office:value-type="float" office:value="0.800283051" calcext:value-type="float">
            <text:p>0.800283051</text:p>
          </table:table-cell>
          <table:table-cell office:value-type="float" office:value="0.594025921" calcext:value-type="float">
            <text:p>0.594025921</text:p>
          </table:table-cell>
          <table:table-cell office:value-type="float" office:value="0.486839472" calcext:value-type="float">
            <text:p>0.486839472</text:p>
          </table:table-cell>
          <table:table-cell/>
          <table:table-cell office:value-type="float" office:value="0.00105191" calcext:value-type="float">
            <text:p>0.00105191</text:p>
          </table:table-cell>
          <table:table-cell office:value-type="float" office:value="0.00653826" calcext:value-type="float">
            <text:p>0.00653826</text:p>
          </table:table-cell>
          <table:table-cell office:value-type="float" office:value="0.004853153" calcext:value-type="float">
            <text:p>0.004853153</text:p>
          </table:table-cell>
          <table:table-cell office:value-type="float" office:value="0.003977447" calcext:value-type="float">
            <text:p>0.003977447</text:p>
          </table:table-cell>
          <table:table-cell/>
          <table:table-cell office:value-type="float" office:value="-0.004217834" calcext:value-type="float">
            <text:p>-0.004217834</text:p>
          </table:table-cell>
          <table:table-cell office:value-type="float" office:value="0.001268516" calcext:value-type="float">
            <text:p>0.001268516</text:p>
          </table:table-cell>
          <table:table-cell office:value-type="float" office:value="-0.000416591" calcext:value-type="float">
            <text:p>-0.000416591</text:p>
          </table:table-cell>
          <table:table-cell office:value-type="float" office:value="-0.001292298" calcext:value-type="float">
            <text:p>-0.001292298</text:p>
          </table:table-cell>
          <table:table-cell/>
          <table:table-cell office:value-type="float" office:value="26.279441174" calcext:value-type="float">
            <text:p>26.279441174</text:p>
          </table:table-cell>
          <table:table-cell office:value-type="float" office:value="26.414685311" calcext:value-type="float">
            <text:p>26.414685311</text:p>
          </table:table-cell>
          <table:table-cell office:value-type="float" office:value="26.373147406" calcext:value-type="float">
            <text:p>26.373147406</text:p>
          </table:table-cell>
          <table:table-cell office:value-type="float" office:value="26.351560642" calcext:value-type="float">
            <text:p>26.351560642</text:p>
          </table:table-cell>
          <table:table-cell/>
          <table:table-cell office:value-type="float" office:value="-0.106922459" calcext:value-type="float">
            <text:p>-0.106922459</text:p>
          </table:table-cell>
          <table:table-cell office:value-type="float" office:value="0.032154234" calcext:value-type="float">
            <text:p>0.032154234</text:p>
          </table:table-cell>
          <table:table-cell office:value-type="float" office:value="-0.010560017" calcext:value-type="float">
            <text:p>-0.010560017</text:p>
          </table:table-cell>
          <table:table-cell office:value-type="float" office:value="-0.032758399" calcext:value-type="float">
            <text:p>-0.0327583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8 15:52:0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677503" calcext:value-type="float">
            <text:p>0.128677503</text:p>
          </table:table-cell>
          <table:table-cell office:value-type="float" office:value="0.626752451" calcext:value-type="float">
            <text:p>0.626752451</text:p>
          </table:table-cell>
          <table:table-cell office:value-type="float" office:value="0.645578581" calcext:value-type="float">
            <text:p>0.645578581</text:p>
          </table:table-cell>
          <table:table-cell office:value-type="float" office:value="0.548148221" calcext:value-type="float">
            <text:p>0.548148221</text:p>
          </table:table-cell>
          <table:table-cell/>
          <table:table-cell office:value-type="float" office:value="0.001051287" calcext:value-type="float">
            <text:p>0.001051287</text:p>
          </table:table-cell>
          <table:table-cell office:value-type="float" office:value="0.005120527" calcext:value-type="float">
            <text:p>0.005120527</text:p>
          </table:table-cell>
          <table:table-cell office:value-type="float" office:value="0.005274335" calcext:value-type="float">
            <text:p>0.005274335</text:p>
          </table:table-cell>
          <table:table-cell office:value-type="float" office:value="0.004478335" calcext:value-type="float">
            <text:p>0.004478335</text:p>
          </table:table-cell>
          <table:table-cell/>
          <table:table-cell office:value-type="float" office:value="-0.004218458" calcext:value-type="float">
            <text:p>-0.004218458</text:p>
          </table:table-cell>
          <table:table-cell office:value-type="float" office:value="-0.000149218" calcext:value-type="float">
            <text:p>-0.000149218</text:p>
          </table:table-cell>
          <table:table-cell office:value-type="float" office:value="0.00000459" calcext:value-type="float">
            <text:p>4.59E-06</text:p>
          </table:table-cell>
          <table:table-cell office:value-type="float" office:value="-0.000791409" calcext:value-type="float">
            <text:p>-0.000791409</text:p>
          </table:table-cell>
          <table:table-cell/>
          <table:table-cell office:value-type="float" office:value="26.284480356" calcext:value-type="float">
            <text:p>26.284480356</text:p>
          </table:table-cell>
          <table:table-cell office:value-type="float" office:value="26.384792371" calcext:value-type="float">
            <text:p>26.384792371</text:p>
          </table:table-cell>
          <table:table-cell office:value-type="float" office:value="26.38858377" calcext:value-type="float">
            <text:p>26.38858377</text:p>
          </table:table-cell>
          <table:table-cell office:value-type="float" office:value="26.368962112" calcext:value-type="float">
            <text:p>26.368962112</text:p>
          </table:table-cell>
          <table:table-cell/>
          <table:table-cell office:value-type="float" office:value="-0.106938261" calcext:value-type="float">
            <text:p>-0.106938261</text:p>
          </table:table-cell>
          <table:table-cell office:value-type="float" office:value="-0.003782449" calcext:value-type="float">
            <text:p>-0.003782449</text:p>
          </table:table-cell>
          <table:table-cell office:value-type="float" office:value="0.000116311" calcext:value-type="float">
            <text:p>0.000116311</text:p>
          </table:table-cell>
          <table:table-cell office:value-type="float" office:value="-0.020061246" calcext:value-type="float">
            <text:p>-0.0200612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8 15:52:01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8345505" calcext:value-type="float">
            <text:p>0.128345505</text:p>
          </table:table-cell>
          <table:table-cell office:value-type="float" office:value="0.6258405" calcext:value-type="float">
            <text:p>0.6258405</text:p>
          </table:table-cell>
          <table:table-cell office:value-type="float" office:value="0.643025117" calcext:value-type="float">
            <text:p>0.643025117</text:p>
          </table:table-cell>
          <table:table-cell office:value-type="float" office:value="0.546848839" calcext:value-type="float">
            <text:p>0.546848839</text:p>
          </table:table-cell>
          <table:table-cell/>
          <table:table-cell office:value-type="float" office:value="0.001048574" calcext:value-type="float">
            <text:p>0.001048574</text:p>
          </table:table-cell>
          <table:table-cell office:value-type="float" office:value="0.005113076" calcext:value-type="float">
            <text:p>0.005113076</text:p>
          </table:table-cell>
          <table:table-cell office:value-type="float" office:value="0.005253473" calcext:value-type="float">
            <text:p>0.005253473</text:p>
          </table:table-cell>
          <table:table-cell office:value-type="float" office:value="0.004467719" calcext:value-type="float">
            <text:p>0.004467719</text:p>
          </table:table-cell>
          <table:table-cell/>
          <table:table-cell office:value-type="float" office:value="-0.00422117" calcext:value-type="float">
            <text:p>-0.00422117</text:p>
          </table:table-cell>
          <table:table-cell office:value-type="float" office:value="-0.000156668" calcext:value-type="float">
            <text:p>-0.000156668</text:p>
          </table:table-cell>
          <table:table-cell office:value-type="float" office:value="-0.000016271" calcext:value-type="float">
            <text:p>-1.6271E-05</text:p>
          </table:table-cell>
          <table:table-cell office:value-type="float" office:value="-0.000802025" calcext:value-type="float">
            <text:p>-0.000802025</text:p>
          </table:table-cell>
          <table:table-cell/>
          <table:table-cell office:value-type="float" office:value="26.274304392" calcext:value-type="float">
            <text:p>26.274304392</text:p>
          </table:table-cell>
          <table:table-cell office:value-type="float" office:value="26.374500507" calcext:value-type="float">
            <text:p>26.374500507</text:p>
          </table:table-cell>
          <table:table-cell office:value-type="float" office:value="26.377961352" calcext:value-type="float">
            <text:p>26.377961352</text:p>
          </table:table-cell>
          <table:table-cell office:value-type="float" office:value="26.358592077" calcext:value-type="float">
            <text:p>26.358592077</text:p>
          </table:table-cell>
          <table:table-cell/>
          <table:table-cell office:value-type="float" office:value="-0.107007025" calcext:value-type="float">
            <text:p>-0.107007025</text:p>
          </table:table-cell>
          <table:table-cell office:value-type="float" office:value="-0.003971311" calcext:value-type="float">
            <text:p>-0.003971311</text:p>
          </table:table-cell>
          <table:table-cell office:value-type="float" office:value="-0.000412449" calcext:value-type="float">
            <text:p>-0.000412449</text:p>
          </table:table-cell>
          <table:table-cell office:value-type="float" office:value="-0.020330348" calcext:value-type="float">
            <text:p>-0.0203303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8 15:52:03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9328982" calcext:value-type="float">
            <text:p>0.129328982</text:p>
          </table:table-cell>
          <table:table-cell office:value-type="float" office:value="0.636985378" calcext:value-type="float">
            <text:p>0.636985378</text:p>
          </table:table-cell>
          <table:table-cell office:value-type="float" office:value="0.608863307" calcext:value-type="float">
            <text:p>0.608863307</text:p>
          </table:table-cell>
          <table:table-cell office:value-type="float" office:value="0.521386924" calcext:value-type="float">
            <text:p>0.521386924</text:p>
          </table:table-cell>
          <table:table-cell/>
          <table:table-cell office:value-type="float" office:value="0.001056609" calcext:value-type="float">
            <text:p>0.001056609</text:p>
          </table:table-cell>
          <table:table-cell office:value-type="float" office:value="0.005204129" calcext:value-type="float">
            <text:p>0.005204129</text:p>
          </table:table-cell>
          <table:table-cell office:value-type="float" office:value="0.004974373" calcext:value-type="float">
            <text:p>0.004974373</text:p>
          </table:table-cell>
          <table:table-cell office:value-type="float" office:value="0.004259697" calcext:value-type="float">
            <text:p>0.004259697</text:p>
          </table:table-cell>
          <table:table-cell/>
          <table:table-cell office:value-type="float" office:value="-0.004213135" calcext:value-type="float">
            <text:p>-0.004213135</text:p>
          </table:table-cell>
          <table:table-cell office:value-type="float" office:value="-0.000065615" calcext:value-type="float">
            <text:p>-6.5615E-05</text:p>
          </table:table-cell>
          <table:table-cell office:value-type="float" office:value="-0.000295371" calcext:value-type="float">
            <text:p>-0.000295371</text:p>
          </table:table-cell>
          <table:table-cell office:value-type="float" office:value="-0.001010047" calcext:value-type="float">
            <text:p>-0.001010047</text:p>
          </table:table-cell>
          <table:table-cell/>
          <table:table-cell office:value-type="float" office:value="26.294720666" calcext:value-type="float">
            <text:p>26.294720666</text:p>
          </table:table-cell>
          <table:table-cell office:value-type="float" office:value="26.396961372" calcext:value-type="float">
            <text:p>26.396961372</text:p>
          </table:table-cell>
          <table:table-cell office:value-type="float" office:value="26.391297899" calcext:value-type="float">
            <text:p>26.391297899</text:p>
          </table:table-cell>
          <table:table-cell office:value-type="float" office:value="26.373680946" calcext:value-type="float">
            <text:p>26.373680946</text:p>
          </table:table-cell>
          <table:table-cell/>
          <table:table-cell office:value-type="float" office:value="-0.106803326" calcext:value-type="float">
            <text:p>-0.106803326</text:p>
          </table:table-cell>
          <table:table-cell office:value-type="float" office:value="-0.001663252" calcext:value-type="float">
            <text:p>-0.001663252</text:p>
          </table:table-cell>
          <table:table-cell office:value-type="float" office:value="-0.007487231" calcext:value-type="float">
            <text:p>-0.007487231</text:p>
          </table:table-cell>
          <table:table-cell office:value-type="float" office:value="-0.025603535" calcext:value-type="float">
            <text:p>-0.0256035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8 15:52:0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306762" calcext:value-type="float">
            <text:p>0.128306762</text:p>
          </table:table-cell>
          <table:table-cell office:value-type="float" office:value="0.784585569" calcext:value-type="float">
            <text:p>0.784585569</text:p>
          </table:table-cell>
          <table:table-cell office:value-type="float" office:value="0.612116529" calcext:value-type="float">
            <text:p>0.612116529</text:p>
          </table:table-cell>
          <table:table-cell office:value-type="float" office:value="0.448371821" calcext:value-type="float">
            <text:p>0.448371821</text:p>
          </table:table-cell>
          <table:table-cell/>
          <table:table-cell office:value-type="float" office:value="0.001048258" calcext:value-type="float">
            <text:p>0.001048258</text:p>
          </table:table-cell>
          <table:table-cell office:value-type="float" office:value="0.006410013" calcext:value-type="float">
            <text:p>0.006410013</text:p>
          </table:table-cell>
          <table:table-cell office:value-type="float" office:value="0.005000952" calcext:value-type="float">
            <text:p>0.005000952</text:p>
          </table:table-cell>
          <table:table-cell office:value-type="float" office:value="0.003663168" calcext:value-type="float">
            <text:p>0.003663168</text:p>
          </table:table-cell>
          <table:table-cell/>
          <table:table-cell office:value-type="float" office:value="-0.004221486" calcext:value-type="float">
            <text:p>-0.004221486</text:p>
          </table:table-cell>
          <table:table-cell office:value-type="float" office:value="0.001140268" calcext:value-type="float">
            <text:p>0.001140268</text:p>
          </table:table-cell>
          <table:table-cell office:value-type="float" office:value="-0.000268792" calcext:value-type="float">
            <text:p>-0.000268792</text:p>
          </table:table-cell>
          <table:table-cell office:value-type="float" office:value="-0.001606576" calcext:value-type="float">
            <text:p>-0.001606576</text:p>
          </table:table-cell>
          <table:table-cell/>
          <table:table-cell office:value-type="float" office:value="26.284405686" calcext:value-type="float">
            <text:p>26.284405686</text:p>
          </table:table-cell>
          <table:table-cell office:value-type="float" office:value="26.416578027" calcext:value-type="float">
            <text:p>26.416578027</text:p>
          </table:table-cell>
          <table:table-cell office:value-type="float" office:value="26.381844831" calcext:value-type="float">
            <text:p>26.381844831</text:p>
          </table:table-cell>
          <table:table-cell office:value-type="float" office:value="26.34886763" calcext:value-type="float">
            <text:p>26.34886763</text:p>
          </table:table-cell>
          <table:table-cell/>
          <table:table-cell office:value-type="float" office:value="-0.10701505" calcext:value-type="float">
            <text:p>-0.10701505</text:p>
          </table:table-cell>
          <table:table-cell office:value-type="float" office:value="0.028903483" calcext:value-type="float">
            <text:p>0.028903483</text:p>
          </table:table-cell>
          <table:table-cell office:value-type="float" office:value="-0.006813499" calcext:value-type="float">
            <text:p>-0.006813499</text:p>
          </table:table-cell>
          <table:table-cell office:value-type="float" office:value="-0.040725218" calcext:value-type="float">
            <text:p>-0.0407252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8 15:52:05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9124538" calcext:value-type="float">
            <text:p>0.129124538</text:p>
          </table:table-cell>
          <table:table-cell office:value-type="float" office:value="0.785458778" calcext:value-type="float">
            <text:p>0.785458778</text:p>
          </table:table-cell>
          <table:table-cell office:value-type="float" office:value="0.59483118" calcext:value-type="float">
            <text:p>0.59483118</text:p>
          </table:table-cell>
          <table:table-cell office:value-type="float" office:value="0.453112179" calcext:value-type="float">
            <text:p>0.453112179</text:p>
          </table:table-cell>
          <table:table-cell/>
          <table:table-cell office:value-type="float" office:value="0.001054939" calcext:value-type="float">
            <text:p>0.001054939</text:p>
          </table:table-cell>
          <table:table-cell office:value-type="float" office:value="0.006417147" calcext:value-type="float">
            <text:p>0.006417147</text:p>
          </table:table-cell>
          <table:table-cell office:value-type="float" office:value="0.004859732" calcext:value-type="float">
            <text:p>0.004859732</text:p>
          </table:table-cell>
          <table:table-cell office:value-type="float" office:value="0.003701897" calcext:value-type="float">
            <text:p>0.003701897</text:p>
          </table:table-cell>
          <table:table-cell/>
          <table:table-cell office:value-type="float" office:value="-0.004214805" calcext:value-type="float">
            <text:p>-0.004214805</text:p>
          </table:table-cell>
          <table:table-cell office:value-type="float" office:value="0.001147403" calcext:value-type="float">
            <text:p>0.001147403</text:p>
          </table:table-cell>
          <table:table-cell office:value-type="float" office:value="-0.000410012" calcext:value-type="float">
            <text:p>-0.000410012</text:p>
          </table:table-cell>
          <table:table-cell office:value-type="float" office:value="-0.001567847" calcext:value-type="float">
            <text:p>-0.001567847</text:p>
          </table:table-cell>
          <table:table-cell/>
          <table:table-cell office:value-type="float" office:value="26.289624941" calcext:value-type="float">
            <text:p>26.289624941</text:p>
          </table:table-cell>
          <table:table-cell office:value-type="float" office:value="26.421807839" calcext:value-type="float">
            <text:p>26.421807839</text:p>
          </table:table-cell>
          <table:table-cell office:value-type="float" office:value="26.383417842" calcext:value-type="float">
            <text:p>26.383417842</text:p>
          </table:table-cell>
          <table:table-cell office:value-type="float" office:value="26.354876581" calcext:value-type="float">
            <text:p>26.354876581</text:p>
          </table:table-cell>
          <table:table-cell/>
          <table:table-cell office:value-type="float" office:value="-0.10684567" calcext:value-type="float">
            <text:p>-0.10684567</text:p>
          </table:table-cell>
          <table:table-cell office:value-type="float" office:value="0.029084314" calcext:value-type="float">
            <text:p>0.029084314</text:p>
          </table:table-cell>
          <table:table-cell office:value-type="float" office:value="-0.01039325" calcext:value-type="float">
            <text:p>-0.01039325</text:p>
          </table:table-cell>
          <table:table-cell office:value-type="float" office:value="-0.039743465" calcext:value-type="float">
            <text:p>-0.039743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8 15:52:0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316895" calcext:value-type="float">
            <text:p>0.128316895</text:p>
          </table:table-cell>
          <table:table-cell office:value-type="float" office:value="0.660708625" calcext:value-type="float">
            <text:p>0.660708625</text:p>
          </table:table-cell>
          <table:table-cell office:value-type="float" office:value="0.704895342" calcext:value-type="float">
            <text:p>0.704895342</text:p>
          </table:table-cell>
          <table:table-cell office:value-type="float" office:value="0.567731329" calcext:value-type="float">
            <text:p>0.567731329</text:p>
          </table:table-cell>
          <table:table-cell/>
          <table:table-cell office:value-type="float" office:value="0.001048341" calcext:value-type="float">
            <text:p>0.001048341</text:p>
          </table:table-cell>
          <table:table-cell office:value-type="float" office:value="0.005397946" calcext:value-type="float">
            <text:p>0.005397946</text:p>
          </table:table-cell>
          <table:table-cell office:value-type="float" office:value="0.005758949" calcext:value-type="float">
            <text:p>0.005758949</text:p>
          </table:table-cell>
          <table:table-cell office:value-type="float" office:value="0.004638328" calcext:value-type="float">
            <text:p>0.004638328</text:p>
          </table:table-cell>
          <table:table-cell/>
          <table:table-cell office:value-type="float" office:value="-0.004221404" calcext:value-type="float">
            <text:p>-0.004221404</text:p>
          </table:table-cell>
          <table:table-cell office:value-type="float" office:value="0.000128202" calcext:value-type="float">
            <text:p>0.000128202</text:p>
          </table:table-cell>
          <table:table-cell office:value-type="float" office:value="0.000489205" calcext:value-type="float">
            <text:p>0.000489205</text:p>
          </table:table-cell>
          <table:table-cell office:value-type="float" office:value="-0.000631416" calcext:value-type="float">
            <text:p>-0.000631416</text:p>
          </table:table-cell>
          <table:table-cell/>
          <table:table-cell office:value-type="float" office:value="26.284407727" calcext:value-type="float">
            <text:p>26.284407727</text:p>
          </table:table-cell>
          <table:table-cell office:value-type="float" office:value="26.391630804" calcext:value-type="float">
            <text:p>26.391630804</text:p>
          </table:table-cell>
          <table:table-cell office:value-type="float" office:value="26.400529503" calcext:value-type="float">
            <text:p>26.400529503</text:p>
          </table:table-cell>
          <table:table-cell office:value-type="float" office:value="26.372906013" calcext:value-type="float">
            <text:p>26.372906013</text:p>
          </table:table-cell>
          <table:table-cell/>
          <table:table-cell office:value-type="float" office:value="-0.107012951" calcext:value-type="float">
            <text:p>-0.107012951</text:p>
          </table:table-cell>
          <table:table-cell office:value-type="float" office:value="0.003249665" calcext:value-type="float">
            <text:p>0.003249665</text:p>
          </table:table-cell>
          <table:table-cell office:value-type="float" office:value="0.012400436" calcext:value-type="float">
            <text:p>0.012400436</text:p>
          </table:table-cell>
          <table:table-cell office:value-type="float" office:value="-0.016005589" calcext:value-type="float">
            <text:p>-0.0160055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8 15:52:08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983275" calcext:value-type="float">
            <text:p>0.128983275</text:p>
          </table:table-cell>
          <table:table-cell office:value-type="float" office:value="0.660618026" calcext:value-type="float">
            <text:p>0.660618026</text:p>
          </table:table-cell>
          <table:table-cell office:value-type="float" office:value="0.72298893" calcext:value-type="float">
            <text:p>0.72298893</text:p>
          </table:table-cell>
          <table:table-cell office:value-type="float" office:value="0.48958367" calcext:value-type="float">
            <text:p>0.48958367</text:p>
          </table:table-cell>
          <table:table-cell/>
          <table:table-cell office:value-type="float" office:value="0.001053785" calcext:value-type="float">
            <text:p>0.001053785</text:p>
          </table:table-cell>
          <table:table-cell office:value-type="float" office:value="0.005397206" calcext:value-type="float">
            <text:p>0.005397206</text:p>
          </table:table-cell>
          <table:table-cell office:value-type="float" office:value="0.005906772" calcext:value-type="float">
            <text:p>0.005906772</text:p>
          </table:table-cell>
          <table:table-cell office:value-type="float" office:value="0.003999867" calcext:value-type="float">
            <text:p>0.003999867</text:p>
          </table:table-cell>
          <table:table-cell/>
          <table:table-cell office:value-type="float" office:value="-0.004215959" calcext:value-type="float">
            <text:p>-0.004215959</text:p>
          </table:table-cell>
          <table:table-cell office:value-type="float" office:value="0.000127462" calcext:value-type="float">
            <text:p>0.000127462</text:p>
          </table:table-cell>
          <table:table-cell office:value-type="float" office:value="0.000637028" calcext:value-type="float">
            <text:p>0.000637028</text:p>
          </table:table-cell>
          <table:table-cell office:value-type="float" office:value="-0.001269878" calcext:value-type="float">
            <text:p>-0.001269878</text:p>
          </table:table-cell>
          <table:table-cell/>
          <table:table-cell office:value-type="float" office:value="26.284541941" calcext:value-type="float">
            <text:p>26.284541941</text:p>
          </table:table-cell>
          <table:table-cell office:value-type="float" office:value="26.391612558" calcext:value-type="float">
            <text:p>26.391612558</text:p>
          </table:table-cell>
          <table:table-cell office:value-type="float" office:value="26.404173324" calcext:value-type="float">
            <text:p>26.404173324</text:p>
          </table:table-cell>
          <table:table-cell office:value-type="float" office:value="26.357167539" calcext:value-type="float">
            <text:p>26.357167539</text:p>
          </table:table-cell>
          <table:table-cell/>
          <table:table-cell office:value-type="float" office:value="-0.106874929" calcext:value-type="float">
            <text:p>-0.106874929</text:p>
          </table:table-cell>
          <table:table-cell office:value-type="float" office:value="0.003230903" calcext:value-type="float">
            <text:p>0.003230903</text:p>
          </table:table-cell>
          <table:table-cell office:value-type="float" office:value="0.016147467" calcext:value-type="float">
            <text:p>0.016147467</text:p>
          </table:table-cell>
          <table:table-cell office:value-type="float" office:value="-0.032190066" calcext:value-type="float">
            <text:p>-0.0321900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8 15:52:0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930514" calcext:value-type="float">
            <text:p>0.12930514</text:p>
          </table:table-cell>
          <table:table-cell office:value-type="float" office:value="0.723541465" calcext:value-type="float">
            <text:p>0.723541465</text:p>
          </table:table-cell>
          <table:table-cell office:value-type="float" office:value="0.592386793" calcext:value-type="float">
            <text:p>0.592386793</text:p>
          </table:table-cell>
          <table:table-cell office:value-type="float" office:value="0.471374449" calcext:value-type="float">
            <text:p>0.471374449</text:p>
          </table:table-cell>
          <table:table-cell/>
          <table:table-cell office:value-type="float" office:value="0.001056415" calcext:value-type="float">
            <text:p>0.001056415</text:p>
          </table:table-cell>
          <table:table-cell office:value-type="float" office:value="0.005911286" calcext:value-type="float">
            <text:p>0.005911286</text:p>
          </table:table-cell>
          <table:table-cell office:value-type="float" office:value="0.004839761" calcext:value-type="float">
            <text:p>0.004839761</text:p>
          </table:table-cell>
          <table:table-cell office:value-type="float" office:value="0.003851098" calcext:value-type="float">
            <text:p>0.003851098</text:p>
          </table:table-cell>
          <table:table-cell/>
          <table:table-cell office:value-type="float" office:value="-0.00421333" calcext:value-type="float">
            <text:p>-0.00421333</text:p>
          </table:table-cell>
          <table:table-cell office:value-type="float" office:value="0.000641542" calcext:value-type="float">
            <text:p>0.000641542</text:p>
          </table:table-cell>
          <table:table-cell office:value-type="float" office:value="-0.000429983" calcext:value-type="float">
            <text:p>-0.000429983</text:p>
          </table:table-cell>
          <table:table-cell office:value-type="float" office:value="-0.001418646" calcext:value-type="float">
            <text:p>-0.001418646</text:p>
          </table:table-cell>
          <table:table-cell/>
          <table:table-cell office:value-type="float" office:value="26.284606768" calcext:value-type="float">
            <text:p>26.284606768</text:p>
          </table:table-cell>
          <table:table-cell office:value-type="float" office:value="26.404284598" calcext:value-type="float">
            <text:p>26.404284598</text:p>
          </table:table-cell>
          <table:table-cell office:value-type="float" office:value="26.377871431" calcext:value-type="float">
            <text:p>26.377871431</text:p>
          </table:table-cell>
          <table:table-cell office:value-type="float" office:value="26.353500279" calcext:value-type="float">
            <text:p>26.353500279</text:p>
          </table:table-cell>
          <table:table-cell/>
          <table:table-cell office:value-type="float" office:value="-0.106808264" calcext:value-type="float">
            <text:p>-0.106808264</text:p>
          </table:table-cell>
          <table:table-cell office:value-type="float" office:value="0.016261892" calcext:value-type="float">
            <text:p>0.016261892</text:p>
          </table:table-cell>
          <table:table-cell office:value-type="float" office:value="-0.010899477" calcext:value-type="float">
            <text:p>-0.010899477</text:p>
          </table:table-cell>
          <table:table-cell office:value-type="float" office:value="-0.035961264" calcext:value-type="float">
            <text:p>-0.035961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8 15:52:10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70044" calcext:value-type="float">
            <text:p>0.1270044</text:p>
          </table:table-cell>
          <table:table-cell office:value-type="float" office:value="0.7388539" calcext:value-type="float">
            <text:p>0.7388539</text:p>
          </table:table-cell>
          <table:table-cell office:value-type="float" office:value="0.739692538" calcext:value-type="float">
            <text:p>0.739692538</text:p>
          </table:table-cell>
          <table:table-cell office:value-type="float" office:value="0.468064006" calcext:value-type="float">
            <text:p>0.468064006</text:p>
          </table:table-cell>
          <table:table-cell/>
          <table:table-cell office:value-type="float" office:value="0.001037618" calcext:value-type="float">
            <text:p>0.001037618</text:p>
          </table:table-cell>
          <table:table-cell office:value-type="float" office:value="0.006036388" calcext:value-type="float">
            <text:p>0.006036388</text:p>
          </table:table-cell>
          <table:table-cell office:value-type="float" office:value="0.00604324" calcext:value-type="float">
            <text:p>0.00604324</text:p>
          </table:table-cell>
          <table:table-cell office:value-type="float" office:value="0.003824052" calcext:value-type="float">
            <text:p>0.003824052</text:p>
          </table:table-cell>
          <table:table-cell/>
          <table:table-cell office:value-type="float" office:value="-0.004232127" calcext:value-type="float">
            <text:p>-0.004232127</text:p>
          </table:table-cell>
          <table:table-cell office:value-type="float" office:value="0.000766644" calcext:value-type="float">
            <text:p>0.000766644</text:p>
          </table:table-cell>
          <table:table-cell office:value-type="float" office:value="0.000773495" calcext:value-type="float">
            <text:p>0.000773495</text:p>
          </table:table-cell>
          <table:table-cell office:value-type="float" office:value="-0.001445692" calcext:value-type="float">
            <text:p>-0.001445692</text:p>
          </table:table-cell>
          <table:table-cell/>
          <table:table-cell office:value-type="float" office:value="26.27403428" calcext:value-type="float">
            <text:p>26.27403428</text:p>
          </table:table-cell>
          <table:table-cell office:value-type="float" office:value="26.397260316" calcext:value-type="float">
            <text:p>26.397260316</text:p>
          </table:table-cell>
          <table:table-cell office:value-type="float" office:value="26.397429208" calcext:value-type="float">
            <text:p>26.397429208</text:p>
          </table:table-cell>
          <table:table-cell office:value-type="float" office:value="26.34272508" calcext:value-type="float">
            <text:p>26.34272508</text:p>
          </table:table-cell>
          <table:table-cell/>
          <table:table-cell office:value-type="float" office:value="-0.107284797" calcext:value-type="float">
            <text:p>-0.107284797</text:p>
          </table:table-cell>
          <table:table-cell office:value-type="float" office:value="0.019432954" calcext:value-type="float">
            <text:p>0.019432954</text:p>
          </table:table-cell>
          <table:table-cell office:value-type="float" office:value="0.019606628" calcext:value-type="float">
            <text:p>0.019606628</text:p>
          </table:table-cell>
          <table:table-cell office:value-type="float" office:value="-0.036646871" calcext:value-type="float">
            <text:p>-0.0366468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8 15:52:1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8186956" calcext:value-type="float">
            <text:p>0.128186956</text:p>
          </table:table-cell>
          <table:table-cell office:value-type="float" office:value="0.632322506" calcext:value-type="float">
            <text:p>0.632322506</text:p>
          </table:table-cell>
          <table:table-cell office:value-type="float" office:value="0.659440238" calcext:value-type="float">
            <text:p>0.659440238</text:p>
          </table:table-cell>
          <table:table-cell office:value-type="float" office:value="0.555452175" calcext:value-type="float">
            <text:p>0.555452175</text:p>
          </table:table-cell>
          <table:table-cell/>
          <table:table-cell office:value-type="float" office:value="0.001047279" calcext:value-type="float">
            <text:p>0.001047279</text:p>
          </table:table-cell>
          <table:table-cell office:value-type="float" office:value="0.005166034" calcext:value-type="float">
            <text:p>0.005166034</text:p>
          </table:table-cell>
          <table:table-cell office:value-type="float" office:value="0.005387584" calcext:value-type="float">
            <text:p>0.005387584</text:p>
          </table:table-cell>
          <table:table-cell office:value-type="float" office:value="0.004538008" calcext:value-type="float">
            <text:p>0.004538008</text:p>
          </table:table-cell>
          <table:table-cell/>
          <table:table-cell office:value-type="float" office:value="-0.004222465" calcext:value-type="float">
            <text:p>-0.004222465</text:p>
          </table:table-cell>
          <table:table-cell office:value-type="float" office:value="-0.000103711" calcext:value-type="float">
            <text:p>-0.000103711</text:p>
          </table:table-cell>
          <table:table-cell office:value-type="float" office:value="0.000117839" calcext:value-type="float">
            <text:p>0.000117839</text:p>
          </table:table-cell>
          <table:table-cell office:value-type="float" office:value="-0.000731736" calcext:value-type="float">
            <text:p>-0.000731736</text:p>
          </table:table-cell>
          <table:table-cell/>
          <table:table-cell office:value-type="float" office:value="26.294490655" calcext:value-type="float">
            <text:p>26.294490655</text:p>
          </table:table-cell>
          <table:table-cell office:value-type="float" office:value="26.396022323" calcext:value-type="float">
            <text:p>26.396022323</text:p>
          </table:table-cell>
          <table:table-cell office:value-type="float" office:value="26.401483511" calcext:value-type="float">
            <text:p>26.401483511</text:p>
          </table:table-cell>
          <table:table-cell office:value-type="float" office:value="26.380541412" calcext:value-type="float">
            <text:p>26.380541412</text:p>
          </table:table-cell>
          <table:table-cell/>
          <table:table-cell office:value-type="float" office:value="-0.107039864" calcext:value-type="float">
            <text:p>-0.107039864</text:p>
          </table:table-cell>
          <table:table-cell office:value-type="float" office:value="-0.002628913" calcext:value-type="float">
            <text:p>-0.002628913</text:p>
          </table:table-cell>
          <table:table-cell office:value-type="float" office:value="0.00298699" calcext:value-type="float">
            <text:p>0.00298699</text:p>
          </table:table-cell>
          <table:table-cell office:value-type="float" office:value="-0.018548596" calcext:value-type="float">
            <text:p>-0.0185485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8 15:52:13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7651707" calcext:value-type="float">
            <text:p>0.127651707</text:p>
          </table:table-cell>
          <table:table-cell office:value-type="float" office:value="0.702352011" calcext:value-type="float">
            <text:p>0.702352011</text:p>
          </table:table-cell>
          <table:table-cell office:value-type="float" office:value="0.726444212" calcext:value-type="float">
            <text:p>0.726444212</text:p>
          </table:table-cell>
          <table:table-cell office:value-type="float" office:value="0.514465036" calcext:value-type="float">
            <text:p>0.514465036</text:p>
          </table:table-cell>
          <table:table-cell/>
          <table:table-cell office:value-type="float" office:value="0.001042906" calcext:value-type="float">
            <text:p>0.001042906</text:p>
          </table:table-cell>
          <table:table-cell office:value-type="float" office:value="0.00573817" calcext:value-type="float">
            <text:p>0.00573817</text:p>
          </table:table-cell>
          <table:table-cell office:value-type="float" office:value="0.005935002" calcext:value-type="float">
            <text:p>0.005935002</text:p>
          </table:table-cell>
          <table:table-cell office:value-type="float" office:value="0.004203146" calcext:value-type="float">
            <text:p>0.004203146</text:p>
          </table:table-cell>
          <table:table-cell/>
          <table:table-cell office:value-type="float" office:value="-0.004226838" calcext:value-type="float">
            <text:p>-0.004226838</text:p>
          </table:table-cell>
          <table:table-cell office:value-type="float" office:value="0.000468426" calcext:value-type="float">
            <text:p>0.000468426</text:p>
          </table:table-cell>
          <table:table-cell office:value-type="float" office:value="0.000665257" calcext:value-type="float">
            <text:p>0.000665257</text:p>
          </table:table-cell>
          <table:table-cell office:value-type="float" office:value="-0.001066599" calcext:value-type="float">
            <text:p>-0.001066599</text:p>
          </table:table-cell>
          <table:table-cell/>
          <table:table-cell office:value-type="float" office:value="26.289328302" calcext:value-type="float">
            <text:p>26.289328302</text:p>
          </table:table-cell>
          <table:table-cell office:value-type="float" office:value="26.405071342" calcext:value-type="float">
            <text:p>26.405071342</text:p>
          </table:table-cell>
          <table:table-cell office:value-type="float" office:value="26.409923187" calcext:value-type="float">
            <text:p>26.409923187</text:p>
          </table:table-cell>
          <table:table-cell office:value-type="float" office:value="26.367232725" calcext:value-type="float">
            <text:p>26.367232725</text:p>
          </table:table-cell>
          <table:table-cell/>
          <table:table-cell office:value-type="float" office:value="-0.107150726" calcext:value-type="float">
            <text:p>-0.107150726</text:p>
          </table:table-cell>
          <table:table-cell office:value-type="float" office:value="0.011873733" calcext:value-type="float">
            <text:p>0.011873733</text:p>
          </table:table-cell>
          <table:table-cell office:value-type="float" office:value="0.016863024" calcext:value-type="float">
            <text:p>0.016863024</text:p>
          </table:table-cell>
          <table:table-cell office:value-type="float" office:value="-0.027037071" calcext:value-type="float">
            <text:p>-0.0270370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8 15:52:14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7659455" calcext:value-type="float">
            <text:p>0.127659455</text:p>
          </table:table-cell>
          <table:table-cell office:value-type="float" office:value="0.731582729" calcext:value-type="float">
            <text:p>0.731582729</text:p>
          </table:table-cell>
          <table:table-cell office:value-type="float" office:value="0.728328315" calcext:value-type="float">
            <text:p>0.728328315</text:p>
          </table:table-cell>
          <table:table-cell office:value-type="float" office:value="0.453637892" calcext:value-type="float">
            <text:p>0.453637892</text:p>
          </table:table-cell>
          <table:table-cell/>
          <table:table-cell office:value-type="float" office:value="0.001042969" calcext:value-type="float">
            <text:p>0.001042969</text:p>
          </table:table-cell>
          <table:table-cell office:value-type="float" office:value="0.005976983" calcext:value-type="float">
            <text:p>0.005976983</text:p>
          </table:table-cell>
          <table:table-cell office:value-type="float" office:value="0.005950395" calcext:value-type="float">
            <text:p>0.005950395</text:p>
          </table:table-cell>
          <table:table-cell office:value-type="float" office:value="0.003706192" calcext:value-type="float">
            <text:p>0.003706192</text:p>
          </table:table-cell>
          <table:table-cell/>
          <table:table-cell office:value-type="float" office:value="-0.004226775" calcext:value-type="float">
            <text:p>-0.004226775</text:p>
          </table:table-cell>
          <table:table-cell office:value-type="float" office:value="0.000707239" calcext:value-type="float">
            <text:p>0.000707239</text:p>
          </table:table-cell>
          <table:table-cell office:value-type="float" office:value="0.00068065" calcext:value-type="float">
            <text:p>0.00068065</text:p>
          </table:table-cell>
          <table:table-cell office:value-type="float" office:value="-0.001563552" calcext:value-type="float">
            <text:p>-0.001563552</text:p>
          </table:table-cell>
          <table:table-cell/>
          <table:table-cell office:value-type="float" office:value="26.294384413" calcext:value-type="float">
            <text:p>26.294384413</text:p>
          </table:table-cell>
          <table:table-cell office:value-type="float" office:value="26.416012022" calcext:value-type="float">
            <text:p>26.416012022</text:p>
          </table:table-cell>
          <table:table-cell office:value-type="float" office:value="26.415356631" calcext:value-type="float">
            <text:p>26.415356631</text:p>
          </table:table-cell>
          <table:table-cell office:value-type="float" office:value="26.360036716" calcext:value-type="float">
            <text:p>26.360036716</text:p>
          </table:table-cell>
          <table:table-cell/>
          <table:table-cell office:value-type="float" office:value="-0.107149121" calcext:value-type="float">
            <text:p>-0.107149121</text:p>
          </table:table-cell>
          <table:table-cell office:value-type="float" office:value="0.017927164" calcext:value-type="float">
            <text:p>0.017927164</text:p>
          </table:table-cell>
          <table:table-cell office:value-type="float" office:value="0.017253205" calcext:value-type="float">
            <text:p>0.017253205</text:p>
          </table:table-cell>
          <table:table-cell office:value-type="float" office:value="-0.039634587" calcext:value-type="float">
            <text:p>-0.0396345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8 15:52:1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8805653" calcext:value-type="float">
            <text:p>0.128805653</text:p>
          </table:table-cell>
          <table:table-cell office:value-type="float" office:value="0.770105215" calcext:value-type="float">
            <text:p>0.770105215</text:p>
          </table:table-cell>
          <table:table-cell office:value-type="float" office:value="0.59432454" calcext:value-type="float">
            <text:p>0.59432454</text:p>
          </table:table-cell>
          <table:table-cell office:value-type="float" office:value="0.487740694" calcext:value-type="float">
            <text:p>0.487740694</text:p>
          </table:table-cell>
          <table:table-cell/>
          <table:table-cell office:value-type="float" office:value="0.001052334" calcext:value-type="float">
            <text:p>0.001052334</text:p>
          </table:table-cell>
          <table:table-cell office:value-type="float" office:value="0.006291709" calcext:value-type="float">
            <text:p>0.006291709</text:p>
          </table:table-cell>
          <table:table-cell office:value-type="float" office:value="0.004855593" calcext:value-type="float">
            <text:p>0.004855593</text:p>
          </table:table-cell>
          <table:table-cell office:value-type="float" office:value="0.00398481" calcext:value-type="float">
            <text:p>0.00398481</text:p>
          </table:table-cell>
          <table:table-cell/>
          <table:table-cell office:value-type="float" office:value="-0.004217411" calcext:value-type="float">
            <text:p>-0.004217411</text:p>
          </table:table-cell>
          <table:table-cell office:value-type="float" office:value="0.001021965" calcext:value-type="float">
            <text:p>0.001021965</text:p>
          </table:table-cell>
          <table:table-cell office:value-type="float" office:value="-0.000414152" calcext:value-type="float">
            <text:p>-0.000414152</text:p>
          </table:table-cell>
          <table:table-cell office:value-type="float" office:value="-0.001284935" calcext:value-type="float">
            <text:p>-0.001284935</text:p>
          </table:table-cell>
          <table:table-cell/>
          <table:table-cell office:value-type="float" office:value="26.294615264" calcext:value-type="float">
            <text:p>26.294615264</text:p>
          </table:table-cell>
          <table:table-cell office:value-type="float" office:value="26.423769847" calcext:value-type="float">
            <text:p>26.423769847</text:p>
          </table:table-cell>
          <table:table-cell office:value-type="float" office:value="26.388369942" calcext:value-type="float">
            <text:p>26.388369942</text:p>
          </table:table-cell>
          <table:table-cell office:value-type="float" office:value="26.366904827" calcext:value-type="float">
            <text:p>26.366904827</text:p>
          </table:table-cell>
          <table:table-cell/>
          <table:table-cell office:value-type="float" office:value="-0.106911718" calcext:value-type="float">
            <text:p>-0.106911718</text:p>
          </table:table-cell>
          <table:table-cell office:value-type="float" office:value="0.025904772" calcext:value-type="float">
            <text:p>0.025904772</text:p>
          </table:table-cell>
          <table:table-cell office:value-type="float" office:value="-0.010498174" calcext:value-type="float">
            <text:p>-0.010498174</text:p>
          </table:table-cell>
          <table:table-cell office:value-type="float" office:value="-0.032571753" calcext:value-type="float">
            <text:p>-0.0325717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8 15:52:1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738896" calcext:value-type="float">
            <text:p>0.128738896</text:p>
          </table:table-cell>
          <table:table-cell office:value-type="float" office:value="0.742652505" calcext:value-type="float">
            <text:p>0.742652505</text:p>
          </table:table-cell>
          <table:table-cell office:value-type="float" office:value="0.737893073" calcext:value-type="float">
            <text:p>0.737893073</text:p>
          </table:table-cell>
          <table:table-cell office:value-type="float" office:value="0.465254243" calcext:value-type="float">
            <text:p>0.465254243</text:p>
          </table:table-cell>
          <table:table-cell/>
          <table:table-cell office:value-type="float" office:value="0.001051788" calcext:value-type="float">
            <text:p>0.001051788</text:p>
          </table:table-cell>
          <table:table-cell office:value-type="float" office:value="0.006067422" calcext:value-type="float">
            <text:p>0.006067422</text:p>
          </table:table-cell>
          <table:table-cell office:value-type="float" office:value="0.006028538" calcext:value-type="float">
            <text:p>0.006028538</text:p>
          </table:table-cell>
          <table:table-cell office:value-type="float" office:value="0.003801097" calcext:value-type="float">
            <text:p>0.003801097</text:p>
          </table:table-cell>
          <table:table-cell/>
          <table:table-cell office:value-type="float" office:value="-0.004217956" calcext:value-type="float">
            <text:p>-0.004217956</text:p>
          </table:table-cell>
          <table:table-cell office:value-type="float" office:value="0.000797678" calcext:value-type="float">
            <text:p>0.000797678</text:p>
          </table:table-cell>
          <table:table-cell office:value-type="float" office:value="0.000758794" calcext:value-type="float">
            <text:p>0.000758794</text:p>
          </table:table-cell>
          <table:table-cell office:value-type="float" office:value="-0.001468648" calcext:value-type="float">
            <text:p>-0.001468648</text:p>
          </table:table-cell>
          <table:table-cell/>
          <table:table-cell office:value-type="float" office:value="26.284492721" calcext:value-type="float">
            <text:p>26.284492721</text:p>
          </table:table-cell>
          <table:table-cell office:value-type="float" office:value="26.408133308" calcext:value-type="float">
            <text:p>26.408133308</text:p>
          </table:table-cell>
          <table:table-cell office:value-type="float" office:value="26.407174823" calcext:value-type="float">
            <text:p>26.407174823</text:p>
          </table:table-cell>
          <table:table-cell office:value-type="float" office:value="26.352267693" calcext:value-type="float">
            <text:p>26.352267693</text:p>
          </table:table-cell>
          <table:table-cell/>
          <table:table-cell office:value-type="float" office:value="-0.106925545" calcext:value-type="float">
            <text:p>-0.106925545</text:p>
          </table:table-cell>
          <table:table-cell office:value-type="float" office:value="0.020219608" calcext:value-type="float">
            <text:p>0.020219608</text:p>
          </table:table-cell>
          <table:table-cell office:value-type="float" office:value="0.019233976" calcext:value-type="float">
            <text:p>0.019233976</text:p>
          </table:table-cell>
          <table:table-cell office:value-type="float" office:value="-0.037228785" calcext:value-type="float">
            <text:p>-0.0372287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8 15:52:18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8372327" calcext:value-type="float">
            <text:p>0.128372327</text:p>
          </table:table-cell>
          <table:table-cell office:value-type="float" office:value="0.649012405" calcext:value-type="float">
            <text:p>0.649012405</text:p>
          </table:table-cell>
          <table:table-cell office:value-type="float" office:value="0.600826216" calcext:value-type="float">
            <text:p>0.600826216</text:p>
          </table:table-cell>
          <table:table-cell office:value-type="float" office:value="0.505293668" calcext:value-type="float">
            <text:p>0.505293668</text:p>
          </table:table-cell>
          <table:table-cell/>
          <table:table-cell office:value-type="float" office:value="0.001048794" calcext:value-type="float">
            <text:p>0.001048794</text:p>
          </table:table-cell>
          <table:table-cell office:value-type="float" office:value="0.005302389" calcext:value-type="float">
            <text:p>0.005302389</text:p>
          </table:table-cell>
          <table:table-cell office:value-type="float" office:value="0.004908711" calcext:value-type="float">
            <text:p>0.004908711</text:p>
          </table:table-cell>
          <table:table-cell office:value-type="float" office:value="0.004128216" calcext:value-type="float">
            <text:p>0.004128216</text:p>
          </table:table-cell>
          <table:table-cell/>
          <table:table-cell office:value-type="float" office:value="-0.004220951" calcext:value-type="float">
            <text:p>-0.004220951</text:p>
          </table:table-cell>
          <table:table-cell office:value-type="float" office:value="0.000032645" calcext:value-type="float">
            <text:p>3.2645E-05</text:p>
          </table:table-cell>
          <table:table-cell office:value-type="float" office:value="-0.000361033" calcext:value-type="float">
            <text:p>-0.000361033</text:p>
          </table:table-cell>
          <table:table-cell office:value-type="float" office:value="-0.001141528" calcext:value-type="float">
            <text:p>-0.001141528</text:p>
          </table:table-cell>
          <table:table-cell/>
          <table:table-cell office:value-type="float" office:value="26.28947344" calcext:value-type="float">
            <text:p>26.28947344</text:p>
          </table:table-cell>
          <table:table-cell office:value-type="float" office:value="26.39432939" calcext:value-type="float">
            <text:p>26.39432939</text:p>
          </table:table-cell>
          <table:table-cell office:value-type="float" office:value="26.384625186" calcext:value-type="float">
            <text:p>26.384625186</text:p>
          </table:table-cell>
          <table:table-cell office:value-type="float" office:value="26.365385668" calcext:value-type="float">
            <text:p>26.365385668</text:p>
          </table:table-cell>
          <table:table-cell/>
          <table:table-cell office:value-type="float" office:value="-0.10700147" calcext:value-type="float">
            <text:p>-0.10700147</text:p>
          </table:table-cell>
          <table:table-cell office:value-type="float" office:value="0.00082744" calcext:value-type="float">
            <text:p>0.00082744</text:p>
          </table:table-cell>
          <table:table-cell office:value-type="float" office:value="-0.009151691" calcext:value-type="float">
            <text:p>-0.009151691</text:p>
          </table:table-cell>
          <table:table-cell office:value-type="float" office:value="-0.028936481" calcext:value-type="float">
            <text:p>-0.0289364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8 15:52:19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8617898" calcext:value-type="float">
            <text:p>0.128617898</text:p>
          </table:table-cell>
          <table:table-cell office:value-type="float" office:value="0.798404312" calcext:value-type="float">
            <text:p>0.798404312</text:p>
          </table:table-cell>
          <table:table-cell office:value-type="float" office:value="0.605088544" calcext:value-type="float">
            <text:p>0.605088544</text:p>
          </table:table-cell>
          <table:table-cell office:value-type="float" office:value="0.446670109" calcext:value-type="float">
            <text:p>0.446670109</text:p>
          </table:table-cell>
          <table:table-cell/>
          <table:table-cell office:value-type="float" office:value="0.0010508" calcext:value-type="float">
            <text:p>0.0010508</text:p>
          </table:table-cell>
          <table:table-cell office:value-type="float" office:value="0.006522911" calcext:value-type="float">
            <text:p>0.006522911</text:p>
          </table:table-cell>
          <table:table-cell office:value-type="float" office:value="0.004943534" calcext:value-type="float">
            <text:p>0.004943534</text:p>
          </table:table-cell>
          <table:table-cell office:value-type="float" office:value="0.003649266" calcext:value-type="float">
            <text:p>0.003649266</text:p>
          </table:table-cell>
          <table:table-cell/>
          <table:table-cell office:value-type="float" office:value="-0.004218945" calcext:value-type="float">
            <text:p>-0.004218945</text:p>
          </table:table-cell>
          <table:table-cell office:value-type="float" office:value="0.001253167" calcext:value-type="float">
            <text:p>0.001253167</text:p>
          </table:table-cell>
          <table:table-cell office:value-type="float" office:value="-0.00032621" calcext:value-type="float">
            <text:p>-0.00032621</text:p>
          </table:table-cell>
          <table:table-cell office:value-type="float" office:value="-0.001620479" calcext:value-type="float">
            <text:p>-0.001620479</text:p>
          </table:table-cell>
          <table:table-cell/>
          <table:table-cell office:value-type="float" office:value="26.2895229" calcext:value-type="float">
            <text:p>26.2895229</text:p>
          </table:table-cell>
          <table:table-cell office:value-type="float" office:value="26.424414859" calcext:value-type="float">
            <text:p>26.424414859</text:p>
          </table:table-cell>
          <table:table-cell office:value-type="float" office:value="26.385483579" calcext:value-type="float">
            <text:p>26.385483579</text:p>
          </table:table-cell>
          <table:table-cell office:value-type="float" office:value="26.353579174" calcext:value-type="float">
            <text:p>26.353579174</text:p>
          </table:table-cell>
          <table:table-cell/>
          <table:table-cell office:value-type="float" office:value="-0.106950607" calcext:value-type="float">
            <text:p>-0.106950607</text:p>
          </table:table-cell>
          <table:table-cell office:value-type="float" office:value="0.031765172" calcext:value-type="float">
            <text:p>0.031765172</text:p>
          </table:table-cell>
          <table:table-cell office:value-type="float" office:value="-0.008268974" calcext:value-type="float">
            <text:p>-0.008268974</text:p>
          </table:table-cell>
          <table:table-cell office:value-type="float" office:value="-0.041077652" calcext:value-type="float">
            <text:p>-0.0410776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8 15:52:20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7658263" calcext:value-type="float">
            <text:p>0.127658263</text:p>
          </table:table-cell>
          <table:table-cell office:value-type="float" office:value="0.650604445" calcext:value-type="float">
            <text:p>0.650604445</text:p>
          </table:table-cell>
          <table:table-cell office:value-type="float" office:value="0.717786636" calcext:value-type="float">
            <text:p>0.717786636</text:p>
          </table:table-cell>
          <table:table-cell office:value-type="float" office:value="0.503545464" calcext:value-type="float">
            <text:p>0.503545464</text:p>
          </table:table-cell>
          <table:table-cell/>
          <table:table-cell office:value-type="float" office:value="0.00104296" calcext:value-type="float">
            <text:p>0.00104296</text:p>
          </table:table-cell>
          <table:table-cell office:value-type="float" office:value="0.005315396" calcext:value-type="float">
            <text:p>0.005315396</text:p>
          </table:table-cell>
          <table:table-cell office:value-type="float" office:value="0.00586427" calcext:value-type="float">
            <text:p>0.00586427</text:p>
          </table:table-cell>
          <table:table-cell office:value-type="float" office:value="0.004113934" calcext:value-type="float">
            <text:p>0.004113934</text:p>
          </table:table-cell>
          <table:table-cell/>
          <table:table-cell office:value-type="float" office:value="-0.004226785" calcext:value-type="float">
            <text:p>-0.004226785</text:p>
          </table:table-cell>
          <table:table-cell office:value-type="float" office:value="0.000045651" calcext:value-type="float">
            <text:p>4.5651E-05</text:p>
          </table:table-cell>
          <table:table-cell office:value-type="float" office:value="0.000594526" calcext:value-type="float">
            <text:p>0.000594526</text:p>
          </table:table-cell>
          <table:table-cell office:value-type="float" office:value="-0.001155811" calcext:value-type="float">
            <text:p>-0.001155811</text:p>
          </table:table-cell>
          <table:table-cell/>
          <table:table-cell office:value-type="float" office:value="26.294384173" calcext:value-type="float">
            <text:p>26.294384173</text:p>
          </table:table-cell>
          <table:table-cell office:value-type="float" office:value="26.399704091" calcext:value-type="float">
            <text:p>26.399704091</text:p>
          </table:table-cell>
          <table:table-cell office:value-type="float" office:value="26.413233692" calcext:value-type="float">
            <text:p>26.413233692</text:p>
          </table:table-cell>
          <table:table-cell office:value-type="float" office:value="26.370087803" calcext:value-type="float">
            <text:p>26.370087803</text:p>
          </table:table-cell>
          <table:table-cell/>
          <table:table-cell office:value-type="float" office:value="-0.107149368" calcext:value-type="float">
            <text:p>-0.107149368</text:p>
          </table:table-cell>
          <table:table-cell office:value-type="float" office:value="0.001157143" calcext:value-type="float">
            <text:p>0.001157143</text:p>
          </table:table-cell>
          <table:table-cell office:value-type="float" office:value="0.015070117" calcext:value-type="float">
            <text:p>0.015070117</text:p>
          </table:table-cell>
          <table:table-cell office:value-type="float" office:value="-0.029298539" calcext:value-type="float">
            <text:p>-0.0292985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8 15:52:22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128423587" calcext:value-type="float">
            <text:p>0.128423587</text:p>
          </table:table-cell>
          <table:table-cell office:value-type="float" office:value="0.74671337" calcext:value-type="float">
            <text:p>0.74671337</text:p>
          </table:table-cell>
          <table:table-cell office:value-type="float" office:value="0.739102452" calcext:value-type="float">
            <text:p>0.739102452</text:p>
          </table:table-cell>
          <table:table-cell office:value-type="float" office:value="0.461810882" calcext:value-type="float">
            <text:p>0.461810882</text:p>
          </table:table-cell>
          <table:table-cell/>
          <table:table-cell office:value-type="float" office:value="0.001049212" calcext:value-type="float">
            <text:p>0.001049212</text:p>
          </table:table-cell>
          <table:table-cell office:value-type="float" office:value="0.006100599" calcext:value-type="float">
            <text:p>0.006100599</text:p>
          </table:table-cell>
          <table:table-cell office:value-type="float" office:value="0.006038419" calcext:value-type="float">
            <text:p>0.006038419</text:p>
          </table:table-cell>
          <table:table-cell office:value-type="float" office:value="0.003772965" calcext:value-type="float">
            <text:p>0.003772965</text:p>
          </table:table-cell>
          <table:table-cell/>
          <table:table-cell office:value-type="float" office:value="-0.004220532" calcext:value-type="float">
            <text:p>-0.004220532</text:p>
          </table:table-cell>
          <table:table-cell office:value-type="float" office:value="0.000830855" calcext:value-type="float">
            <text:p>0.000830855</text:p>
          </table:table-cell>
          <table:table-cell office:value-type="float" office:value="0.000768674" calcext:value-type="float">
            <text:p>0.000768674</text:p>
          </table:table-cell>
          <table:table-cell office:value-type="float" office:value="-0.00149678" calcext:value-type="float">
            <text:p>-0.00149678</text:p>
          </table:table-cell>
          <table:table-cell/>
          <table:table-cell office:value-type="float" office:value="26.299592863" calcext:value-type="float">
            <text:p>26.299592863</text:p>
          </table:table-cell>
          <table:table-cell office:value-type="float" office:value="26.424113098" calcext:value-type="float">
            <text:p>26.424113098</text:p>
          </table:table-cell>
          <table:table-cell office:value-type="float" office:value="26.422580383" calcext:value-type="float">
            <text:p>26.422580383</text:p>
          </table:table-cell>
          <table:table-cell office:value-type="float" office:value="26.366736964" calcext:value-type="float">
            <text:p>26.366736964</text:p>
          </table:table-cell>
          <table:table-cell/>
          <table:table-cell office:value-type="float" office:value="-0.106990853" calcext:value-type="float">
            <text:p>-0.106990853</text:p>
          </table:table-cell>
          <table:table-cell office:value-type="float" office:value="0.021060573" calcext:value-type="float">
            <text:p>0.021060573</text:p>
          </table:table-cell>
          <table:table-cell office:value-type="float" office:value="0.019484427" calcext:value-type="float">
            <text:p>0.019484427</text:p>
          </table:table-cell>
          <table:table-cell office:value-type="float" office:value="-0.037941921" calcext:value-type="float">
            <text:p>-0.0379419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8 15:52:23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7984301" calcext:value-type="float">
            <text:p>0.127984301</text:p>
          </table:table-cell>
          <table:table-cell office:value-type="float" office:value="0.763172598" calcext:value-type="float">
            <text:p>0.763172598</text:p>
          </table:table-cell>
          <table:table-cell office:value-type="float" office:value="0.662194569" calcext:value-type="float">
            <text:p>0.662194569</text:p>
          </table:table-cell>
          <table:table-cell office:value-type="float" office:value="0.447673851" calcext:value-type="float">
            <text:p>0.447673851</text:p>
          </table:table-cell>
          <table:table-cell/>
          <table:table-cell office:value-type="float" office:value="0.001045623" calcext:value-type="float">
            <text:p>0.001045623</text:p>
          </table:table-cell>
          <table:table-cell office:value-type="float" office:value="0.00623507" calcext:value-type="float">
            <text:p>0.00623507</text:p>
          </table:table-cell>
          <table:table-cell office:value-type="float" office:value="0.005410086" calcext:value-type="float">
            <text:p>0.005410086</text:p>
          </table:table-cell>
          <table:table-cell office:value-type="float" office:value="0.003657466" calcext:value-type="float">
            <text:p>0.003657466</text:p>
          </table:table-cell>
          <table:table-cell/>
          <table:table-cell office:value-type="float" office:value="-0.004224121" calcext:value-type="float">
            <text:p>-0.004224121</text:p>
          </table:table-cell>
          <table:table-cell office:value-type="float" office:value="0.000965326" calcext:value-type="float">
            <text:p>0.000965326</text:p>
          </table:table-cell>
          <table:table-cell office:value-type="float" office:value="0.000140342" calcext:value-type="float">
            <text:p>0.000140342</text:p>
          </table:table-cell>
          <table:table-cell office:value-type="float" office:value="-0.001612278" calcext:value-type="float">
            <text:p>-0.001612278</text:p>
          </table:table-cell>
          <table:table-cell/>
          <table:table-cell office:value-type="float" office:value="26.294449839" calcext:value-type="float">
            <text:p>26.294449839</text:p>
          </table:table-cell>
          <table:table-cell office:value-type="float" office:value="26.422373731" calcext:value-type="float">
            <text:p>26.422373731</text:p>
          </table:table-cell>
          <table:table-cell office:value-type="float" office:value="26.402038199" calcext:value-type="float">
            <text:p>26.402038199</text:p>
          </table:table-cell>
          <table:table-cell office:value-type="float" office:value="26.358835587" calcext:value-type="float">
            <text:p>26.358835587</text:p>
          </table:table-cell>
          <table:table-cell/>
          <table:table-cell office:value-type="float" office:value="-0.107081838" calcext:value-type="float">
            <text:p>-0.107081838</text:p>
          </table:table-cell>
          <table:table-cell office:value-type="float" office:value="0.024469105" calcext:value-type="float">
            <text:p>0.024469105</text:p>
          </table:table-cell>
          <table:table-cell office:value-type="float" office:value="0.003557396" calcext:value-type="float">
            <text:p>0.003557396</text:p>
          </table:table-cell>
          <table:table-cell office:value-type="float" office:value="-0.040869771" calcext:value-type="float">
            <text:p>-0.0408697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8 15:52:24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128638164" calcext:value-type="float">
            <text:p>0.128638164</text:p>
          </table:table-cell>
          <table:table-cell office:value-type="float" office:value="0.792681669" calcext:value-type="float">
            <text:p>0.792681669</text:p>
          </table:table-cell>
          <table:table-cell office:value-type="float" office:value="0.595005822" calcext:value-type="float">
            <text:p>0.595005822</text:p>
          </table:table-cell>
          <table:table-cell office:value-type="float" office:value="0.449079329" calcext:value-type="float">
            <text:p>0.449079329</text:p>
          </table:table-cell>
          <table:table-cell/>
          <table:table-cell office:value-type="float" office:value="0.001050965" calcext:value-type="float">
            <text:p>0.001050965</text:p>
          </table:table-cell>
          <table:table-cell office:value-type="float" office:value="0.006476157" calcext:value-type="float">
            <text:p>0.006476157</text:p>
          </table:table-cell>
          <table:table-cell office:value-type="float" office:value="0.004861159" calcext:value-type="float">
            <text:p>0.004861159</text:p>
          </table:table-cell>
          <table:table-cell office:value-type="float" office:value="0.003668949" calcext:value-type="float">
            <text:p>0.003668949</text:p>
          </table:table-cell>
          <table:table-cell/>
          <table:table-cell office:value-type="float" office:value="-0.004218779" calcext:value-type="float">
            <text:p>-0.004218779</text:p>
          </table:table-cell>
          <table:table-cell office:value-type="float" office:value="0.001206413" calcext:value-type="float">
            <text:p>0.001206413</text:p>
          </table:table-cell>
          <table:table-cell office:value-type="float" office:value="-0.000408586" calcext:value-type="float">
            <text:p>-0.000408586</text:p>
          </table:table-cell>
          <table:table-cell office:value-type="float" office:value="-0.001600796" calcext:value-type="float">
            <text:p>-0.001600796</text:p>
          </table:table-cell>
          <table:table-cell/>
          <table:table-cell office:value-type="float" office:value="26.29963608" calcext:value-type="float">
            <text:p>26.29963608</text:p>
          </table:table-cell>
          <table:table-cell office:value-type="float" office:value="26.433370322" calcext:value-type="float">
            <text:p>26.433370322</text:p>
          </table:table-cell>
          <table:table-cell office:value-type="float" office:value="26.393561277" calcext:value-type="float">
            <text:p>26.393561277</text:p>
          </table:table-cell>
          <table:table-cell office:value-type="float" office:value="26.364172906" calcext:value-type="float">
            <text:p>26.364172906</text:p>
          </table:table-cell>
          <table:table-cell/>
          <table:table-cell office:value-type="float" office:value="-0.106946409" calcext:value-type="float">
            <text:p>-0.106946409</text:p>
          </table:table-cell>
          <table:table-cell office:value-type="float" office:value="0.030580085" calcext:value-type="float">
            <text:p>0.030580085</text:p>
          </table:table-cell>
          <table:table-cell office:value-type="float" office:value="-0.010357082" calcext:value-type="float">
            <text:p>-0.010357082</text:p>
          </table:table-cell>
          <table:table-cell office:value-type="float" office:value="-0.040578689" calcext:value-type="float">
            <text:p>-0.0405786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8 15:52:2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451601" calcext:value-type="float">
            <text:p>0.128451601</text:p>
          </table:table-cell>
          <table:table-cell office:value-type="float" office:value="0.627420023" calcext:value-type="float">
            <text:p>0.627420023</text:p>
          </table:table-cell>
          <table:table-cell office:value-type="float" office:value="0.669531306" calcext:value-type="float">
            <text:p>0.669531306</text:p>
          </table:table-cell>
          <table:table-cell office:value-type="float" office:value="0.569865772" calcext:value-type="float">
            <text:p>0.569865772</text:p>
          </table:table-cell>
          <table:table-cell/>
          <table:table-cell office:value-type="float" office:value="0.001049441" calcext:value-type="float">
            <text:p>0.001049441</text:p>
          </table:table-cell>
          <table:table-cell office:value-type="float" office:value="0.005125981" calcext:value-type="float">
            <text:p>0.005125981</text:p>
          </table:table-cell>
          <table:table-cell office:value-type="float" office:value="0.005470027" calcext:value-type="float">
            <text:p>0.005470027</text:p>
          </table:table-cell>
          <table:table-cell office:value-type="float" office:value="0.004655766" calcext:value-type="float">
            <text:p>0.004655766</text:p>
          </table:table-cell>
          <table:table-cell/>
          <table:table-cell office:value-type="float" office:value="-0.004220303" calcext:value-type="float">
            <text:p>-0.004220303</text:p>
          </table:table-cell>
          <table:table-cell office:value-type="float" office:value="-0.000143764" calcext:value-type="float">
            <text:p>-0.000143764</text:p>
          </table:table-cell>
          <table:table-cell office:value-type="float" office:value="0.000200283" calcext:value-type="float">
            <text:p>0.000200283</text:p>
          </table:table-cell>
          <table:table-cell office:value-type="float" office:value="-0.000613978" calcext:value-type="float">
            <text:p>-0.000613978</text:p>
          </table:table-cell>
          <table:table-cell/>
          <table:table-cell office:value-type="float" office:value="26.284434858" calcext:value-type="float">
            <text:p>26.284434858</text:p>
          </table:table-cell>
          <table:table-cell office:value-type="float" office:value="26.384926814" calcext:value-type="float">
            <text:p>26.384926814</text:p>
          </table:table-cell>
          <table:table-cell office:value-type="float" office:value="26.393407596" calcext:value-type="float">
            <text:p>26.393407596</text:p>
          </table:table-cell>
          <table:table-cell office:value-type="float" office:value="26.373335874" calcext:value-type="float">
            <text:p>26.373335874</text:p>
          </table:table-cell>
          <table:table-cell/>
          <table:table-cell office:value-type="float" office:value="-0.10698505" calcext:value-type="float">
            <text:p>-0.10698505</text:p>
          </table:table-cell>
          <table:table-cell office:value-type="float" office:value="-0.003644198" calcext:value-type="float">
            <text:p>-0.003644198</text:p>
          </table:table-cell>
          <table:table-cell office:value-type="float" office:value="0.005076791" calcext:value-type="float">
            <text:p>0.005076791</text:p>
          </table:table-cell>
          <table:table-cell office:value-type="float" office:value="-0.015563548" calcext:value-type="float">
            <text:p>-0.0155635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8 15:52:2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6794592" calcext:value-type="float">
            <text:p>0.126794592</text:p>
          </table:table-cell>
          <table:table-cell office:value-type="float" office:value="0.667932709" calcext:value-type="float">
            <text:p>0.667932709</text:p>
          </table:table-cell>
          <table:table-cell office:value-type="float" office:value="0.710476722" calcext:value-type="float">
            <text:p>0.710476722</text:p>
          </table:table-cell>
          <table:table-cell office:value-type="float" office:value="0.55985219" calcext:value-type="float">
            <text:p>0.55985219</text:p>
          </table:table-cell>
          <table:table-cell/>
          <table:table-cell office:value-type="float" office:value="0.001035904" calcext:value-type="float">
            <text:p>0.001035904</text:p>
          </table:table-cell>
          <table:table-cell office:value-type="float" office:value="0.005456967" calcext:value-type="float">
            <text:p>0.005456967</text:p>
          </table:table-cell>
          <table:table-cell office:value-type="float" office:value="0.005804548" calcext:value-type="float">
            <text:p>0.005804548</text:p>
          </table:table-cell>
          <table:table-cell office:value-type="float" office:value="0.004573956" calcext:value-type="float">
            <text:p>0.004573956</text:p>
          </table:table-cell>
          <table:table-cell/>
          <table:table-cell office:value-type="float" office:value="-0.004233841" calcext:value-type="float">
            <text:p>-0.004233841</text:p>
          </table:table-cell>
          <table:table-cell office:value-type="float" office:value="0.000187222" calcext:value-type="float">
            <text:p>0.000187222</text:p>
          </table:table-cell>
          <table:table-cell office:value-type="float" office:value="0.000534804" calcext:value-type="float">
            <text:p>0.000534804</text:p>
          </table:table-cell>
          <table:table-cell office:value-type="float" office:value="-0.000695789" calcext:value-type="float">
            <text:p>-0.000695789</text:p>
          </table:table-cell>
          <table:table-cell/>
          <table:table-cell office:value-type="float" office:value="26.289155673" calcext:value-type="float">
            <text:p>26.289155673</text:p>
          </table:table-cell>
          <table:table-cell office:value-type="float" office:value="26.398139722" calcext:value-type="float">
            <text:p>26.398139722</text:p>
          </table:table-cell>
          <table:table-cell office:value-type="float" office:value="26.406707552" calcext:value-type="float">
            <text:p>26.406707552</text:p>
          </table:table-cell>
          <table:table-cell office:value-type="float" office:value="26.376373373" calcext:value-type="float">
            <text:p>26.376373373</text:p>
          </table:table-cell>
          <table:table-cell/>
          <table:table-cell office:value-type="float" office:value="-0.107328253" calcext:value-type="float">
            <text:p>-0.107328253</text:p>
          </table:table-cell>
          <table:table-cell office:value-type="float" office:value="0.004745732" calcext:value-type="float">
            <text:p>0.004745732</text:p>
          </table:table-cell>
          <table:table-cell office:value-type="float" office:value="0.013556295" calcext:value-type="float">
            <text:p>0.013556295</text:p>
          </table:table-cell>
          <table:table-cell office:value-type="float" office:value="-0.017637354" calcext:value-type="float">
            <text:p>-0.0176373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8 15:52:2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73662" calcext:value-type="float">
            <text:p>0.1273662</text:p>
          </table:table-cell>
          <table:table-cell office:value-type="float" office:value="0.769562813" calcext:value-type="float">
            <text:p>0.769562813</text:p>
          </table:table-cell>
          <table:table-cell office:value-type="float" office:value="0.647437054" calcext:value-type="float">
            <text:p>0.647437054</text:p>
          </table:table-cell>
          <table:table-cell office:value-type="float" office:value="0.450974161" calcext:value-type="float">
            <text:p>0.450974161</text:p>
          </table:table-cell>
          <table:table-cell/>
          <table:table-cell office:value-type="float" office:value="0.001040574" calcext:value-type="float">
            <text:p>0.001040574</text:p>
          </table:table-cell>
          <table:table-cell office:value-type="float" office:value="0.006287278" calcext:value-type="float">
            <text:p>0.006287278</text:p>
          </table:table-cell>
          <table:table-cell office:value-type="float" office:value="0.005289518" calcext:value-type="float">
            <text:p>0.005289518</text:p>
          </table:table-cell>
          <table:table-cell office:value-type="float" office:value="0.003684429" calcext:value-type="float">
            <text:p>0.003684429</text:p>
          </table:table-cell>
          <table:table-cell/>
          <table:table-cell office:value-type="float" office:value="-0.004229171" calcext:value-type="float">
            <text:p>-0.004229171</text:p>
          </table:table-cell>
          <table:table-cell office:value-type="float" office:value="0.001017534" calcext:value-type="float">
            <text:p>0.001017534</text:p>
          </table:table-cell>
          <table:table-cell office:value-type="float" office:value="0.000019774" calcext:value-type="float">
            <text:p>1.9774E-05</text:p>
          </table:table-cell>
          <table:table-cell office:value-type="float" office:value="-0.001585315" calcext:value-type="float">
            <text:p>-0.001585315</text:p>
          </table:table-cell>
          <table:table-cell/>
          <table:table-cell office:value-type="float" office:value="26.279161699" calcext:value-type="float">
            <text:p>26.279161699</text:p>
          </table:table-cell>
          <table:table-cell office:value-type="float" office:value="26.408498691" calcext:value-type="float">
            <text:p>26.408498691</text:p>
          </table:table-cell>
          <table:table-cell office:value-type="float" office:value="26.383903963" calcext:value-type="float">
            <text:p>26.383903963</text:p>
          </table:table-cell>
          <table:table-cell office:value-type="float" office:value="26.344337473" calcext:value-type="float">
            <text:p>26.344337473</text:p>
          </table:table-cell>
          <table:table-cell/>
          <table:table-cell office:value-type="float" office:value="-0.10720986" calcext:value-type="float">
            <text:p>-0.10720986</text:p>
          </table:table-cell>
          <table:table-cell office:value-type="float" office:value="0.025792447" calcext:value-type="float">
            <text:p>0.025792447</text:p>
          </table:table-cell>
          <table:table-cell office:value-type="float" office:value="0.000501192" calcext:value-type="float">
            <text:p>0.000501192</text:p>
          </table:table-cell>
          <table:table-cell office:value-type="float" office:value="-0.04018626" calcext:value-type="float">
            <text:p>-0.040186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8 15:52:29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7375141" calcext:value-type="float">
            <text:p>0.127375141</text:p>
          </table:table-cell>
          <table:table-cell office:value-type="float" office:value="0.659411628" calcext:value-type="float">
            <text:p>0.659411628</text:p>
          </table:table-cell>
          <table:table-cell office:value-type="float" office:value="0.704475725" calcext:value-type="float">
            <text:p>0.704475725</text:p>
          </table:table-cell>
          <table:table-cell office:value-type="float" office:value="0.566032596" calcext:value-type="float">
            <text:p>0.566032596</text:p>
          </table:table-cell>
          <table:table-cell/>
          <table:table-cell office:value-type="float" office:value="0.001040647" calcext:value-type="float">
            <text:p>0.001040647</text:p>
          </table:table-cell>
          <table:table-cell office:value-type="float" office:value="0.00538735" calcext:value-type="float">
            <text:p>0.00538735</text:p>
          </table:table-cell>
          <table:table-cell office:value-type="float" office:value="0.005755521" calcext:value-type="float">
            <text:p>0.005755521</text:p>
          </table:table-cell>
          <table:table-cell office:value-type="float" office:value="0.004624449" calcext:value-type="float">
            <text:p>0.004624449</text:p>
          </table:table-cell>
          <table:table-cell/>
          <table:table-cell office:value-type="float" office:value="-0.004229098" calcext:value-type="float">
            <text:p>-0.004229098</text:p>
          </table:table-cell>
          <table:table-cell office:value-type="float" office:value="0.000117606" calcext:value-type="float">
            <text:p>0.000117606</text:p>
          </table:table-cell>
          <table:table-cell office:value-type="float" office:value="0.000485776" calcext:value-type="float">
            <text:p>0.000485776</text:p>
          </table:table-cell>
          <table:table-cell office:value-type="float" office:value="-0.000645295" calcext:value-type="float">
            <text:p>-0.000645295</text:p>
          </table:table-cell>
          <table:table-cell/>
          <table:table-cell office:value-type="float" office:value="26.2892726" calcext:value-type="float">
            <text:p>26.2892726</text:p>
          </table:table-cell>
          <table:table-cell office:value-type="float" office:value="26.396423676" calcext:value-type="float">
            <text:p>26.396423676</text:p>
          </table:table-cell>
          <table:table-cell office:value-type="float" office:value="26.40549903" calcext:value-type="float">
            <text:p>26.40549903</text:p>
          </table:table-cell>
          <table:table-cell office:value-type="float" office:value="26.377618057" calcext:value-type="float">
            <text:p>26.377618057</text:p>
          </table:table-cell>
          <table:table-cell/>
          <table:table-cell office:value-type="float" office:value="-0.107208009" calcext:value-type="float">
            <text:p>-0.107208009</text:p>
          </table:table-cell>
          <table:table-cell office:value-type="float" office:value="0.002981065" calcext:value-type="float">
            <text:p>0.002981065</text:p>
          </table:table-cell>
          <table:table-cell office:value-type="float" office:value="0.012313537" calcext:value-type="float">
            <text:p>0.012313537</text:p>
          </table:table-cell>
          <table:table-cell office:value-type="float" office:value="-0.016357395" calcext:value-type="float">
            <text:p>-0.0163573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8 15:52:3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343121" calcext:value-type="float">
            <text:p>0.128343121</text:p>
          </table:table-cell>
          <table:table-cell office:value-type="float" office:value="0.65093227" calcext:value-type="float">
            <text:p>0.65093227</text:p>
          </table:table-cell>
          <table:table-cell office:value-type="float" office:value="0.600997877" calcext:value-type="float">
            <text:p>0.600997877</text:p>
          </table:table-cell>
          <table:table-cell office:value-type="float" office:value="0.503923357" calcext:value-type="float">
            <text:p>0.503923357</text:p>
          </table:table-cell>
          <table:table-cell/>
          <table:table-cell office:value-type="float" office:value="0.001048555" calcext:value-type="float">
            <text:p>0.001048555</text:p>
          </table:table-cell>
          <table:table-cell office:value-type="float" office:value="0.005318074" calcext:value-type="float">
            <text:p>0.005318074</text:p>
          </table:table-cell>
          <table:table-cell office:value-type="float" office:value="0.004910113" calcext:value-type="float">
            <text:p>0.004910113</text:p>
          </table:table-cell>
          <table:table-cell office:value-type="float" office:value="0.004117021" calcext:value-type="float">
            <text:p>0.004117021</text:p>
          </table:table-cell>
          <table:table-cell/>
          <table:table-cell office:value-type="float" office:value="-0.004221189" calcext:value-type="float">
            <text:p>-0.004221189</text:p>
          </table:table-cell>
          <table:table-cell office:value-type="float" office:value="0.00004833" calcext:value-type="float">
            <text:p>4.833E-05</text:p>
          </table:table-cell>
          <table:table-cell office:value-type="float" office:value="-0.000359631" calcext:value-type="float">
            <text:p>-0.000359631</text:p>
          </table:table-cell>
          <table:table-cell office:value-type="float" office:value="-0.001152723" calcext:value-type="float">
            <text:p>-0.001152723</text:p>
          </table:table-cell>
          <table:table-cell/>
          <table:table-cell office:value-type="float" office:value="26.284413009" calcext:value-type="float">
            <text:p>26.284413009</text:p>
          </table:table-cell>
          <table:table-cell office:value-type="float" office:value="26.389661948" calcext:value-type="float">
            <text:p>26.389661948</text:p>
          </table:table-cell>
          <table:table-cell office:value-type="float" office:value="26.379605632" calcext:value-type="float">
            <text:p>26.379605632</text:p>
          </table:table-cell>
          <table:table-cell office:value-type="float" office:value="26.360055483" calcext:value-type="float">
            <text:p>26.360055483</text:p>
          </table:table-cell>
          <table:table-cell/>
          <table:table-cell office:value-type="float" office:value="-0.107007519" calcext:value-type="float">
            <text:p>-0.107007519</text:p>
          </table:table-cell>
          <table:table-cell office:value-type="float" office:value="0.001225034" calcext:value-type="float">
            <text:p>0.001225034</text:p>
          </table:table-cell>
          <table:table-cell office:value-type="float" office:value="-0.009116141" calcext:value-type="float">
            <text:p>-0.009116141</text:p>
          </table:table-cell>
          <table:table-cell office:value-type="float" office:value="-0.029220276" calcext:value-type="float">
            <text:p>-0.0292202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8 15:52:3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509252" calcext:value-type="float">
            <text:p>0.127509252</text:p>
          </table:table-cell>
          <table:table-cell office:value-type="float" office:value="0.67114242" calcext:value-type="float">
            <text:p>0.67114242</text:p>
          </table:table-cell>
          <table:table-cell office:value-type="float" office:value="0.710675801" calcext:value-type="float">
            <text:p>0.710675801</text:p>
          </table:table-cell>
          <table:table-cell office:value-type="float" office:value="0.558732815" calcext:value-type="float">
            <text:p>0.558732815</text:p>
          </table:table-cell>
          <table:table-cell/>
          <table:table-cell office:value-type="float" office:value="0.001041742" calcext:value-type="float">
            <text:p>0.001041742</text:p>
          </table:table-cell>
          <table:table-cell office:value-type="float" office:value="0.00548319" calcext:value-type="float">
            <text:p>0.00548319</text:p>
          </table:table-cell>
          <table:table-cell office:value-type="float" office:value="0.005806175" calcext:value-type="float">
            <text:p>0.005806175</text:p>
          </table:table-cell>
          <table:table-cell office:value-type="float" office:value="0.004564811" calcext:value-type="float">
            <text:p>0.004564811</text:p>
          </table:table-cell>
          <table:table-cell/>
          <table:table-cell office:value-type="float" office:value="-0.004228002" calcext:value-type="float">
            <text:p>-0.004228002</text:p>
          </table:table-cell>
          <table:table-cell office:value-type="float" office:value="0.000213445" calcext:value-type="float">
            <text:p>0.000213445</text:p>
          </table:table-cell>
          <table:table-cell office:value-type="float" office:value="0.000536431" calcext:value-type="float">
            <text:p>0.000536431</text:p>
          </table:table-cell>
          <table:table-cell office:value-type="float" office:value="-0.000704934" calcext:value-type="float">
            <text:p>-0.000704934</text:p>
          </table:table-cell>
          <table:table-cell/>
          <table:table-cell office:value-type="float" office:value="26.284245061" calcext:value-type="float">
            <text:p>26.284245061</text:p>
          </table:table-cell>
          <table:table-cell office:value-type="float" office:value="26.393732057" calcext:value-type="float">
            <text:p>26.393732057</text:p>
          </table:table-cell>
          <table:table-cell office:value-type="float" office:value="26.401693616" calcext:value-type="float">
            <text:p>26.401693616</text:p>
          </table:table-cell>
          <table:table-cell office:value-type="float" office:value="26.371093777" calcext:value-type="float">
            <text:p>26.371093777</text:p>
          </table:table-cell>
          <table:table-cell/>
          <table:table-cell office:value-type="float" office:value="-0.107180231" calcext:value-type="float">
            <text:p>-0.107180231</text:p>
          </table:table-cell>
          <table:table-cell office:value-type="float" office:value="0.005410443" calcext:value-type="float">
            <text:p>0.005410443</text:p>
          </table:table-cell>
          <table:table-cell office:value-type="float" office:value="0.013597523" calcext:value-type="float">
            <text:p>0.013597523</text:p>
          </table:table-cell>
          <table:table-cell office:value-type="float" office:value="-0.017869177" calcext:value-type="float">
            <text:p>-0.0178691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8 15:52:33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3611" calcext:value-type="float">
            <text:p>0.1253611</text:p>
          </table:table-cell>
          <table:table-cell office:value-type="float" office:value="0.705482448" calcext:value-type="float">
            <text:p>0.705482448</text:p>
          </table:table-cell>
          <table:table-cell office:value-type="float" office:value="0.740553229" calcext:value-type="float">
            <text:p>0.740553229</text:p>
          </table:table-cell>
          <table:table-cell office:value-type="float" office:value="0.478025136" calcext:value-type="float">
            <text:p>0.478025136</text:p>
          </table:table-cell>
          <table:table-cell/>
          <table:table-cell office:value-type="float" office:value="0.001024192" calcext:value-type="float">
            <text:p>0.001024192</text:p>
          </table:table-cell>
          <table:table-cell office:value-type="float" office:value="0.005763745" calcext:value-type="float">
            <text:p>0.005763745</text:p>
          </table:table-cell>
          <table:table-cell office:value-type="float" office:value="0.006050271" calcext:value-type="float">
            <text:p>0.006050271</text:p>
          </table:table-cell>
          <table:table-cell office:value-type="float" office:value="0.003905434" calcext:value-type="float">
            <text:p>0.003905434</text:p>
          </table:table-cell>
          <table:table-cell/>
          <table:table-cell office:value-type="float" office:value="-0.004245552" calcext:value-type="float">
            <text:p>-0.004245552</text:p>
          </table:table-cell>
          <table:table-cell office:value-type="float" office:value="0.000494001" calcext:value-type="float">
            <text:p>0.000494001</text:p>
          </table:table-cell>
          <table:table-cell office:value-type="float" office:value="0.000780527" calcext:value-type="float">
            <text:p>0.000780527</text:p>
          </table:table-cell>
          <table:table-cell office:value-type="float" office:value="-0.00136431" calcext:value-type="float">
            <text:p>-0.00136431</text:p>
          </table:table-cell>
          <table:table-cell/>
          <table:table-cell office:value-type="float" office:value="26.288866957" calcext:value-type="float">
            <text:p>26.288866957</text:p>
          </table:table-cell>
          <table:table-cell office:value-type="float" office:value="26.405701771" calcext:value-type="float">
            <text:p>26.405701771</text:p>
          </table:table-cell>
          <table:table-cell office:value-type="float" office:value="26.412764543" calcext:value-type="float">
            <text:p>26.412764543</text:p>
          </table:table-cell>
          <table:table-cell office:value-type="float" office:value="26.359893936" calcext:value-type="float">
            <text:p>26.359893936</text:p>
          </table:table-cell>
          <table:table-cell/>
          <table:table-cell office:value-type="float" office:value="-0.107625161" calcext:value-type="float">
            <text:p>-0.107625161</text:p>
          </table:table-cell>
          <table:table-cell office:value-type="float" office:value="0.012522021" calcext:value-type="float">
            <text:p>0.012522021</text:p>
          </table:table-cell>
          <table:table-cell office:value-type="float" office:value="0.019784869" calcext:value-type="float">
            <text:p>0.019784869</text:p>
          </table:table-cell>
          <table:table-cell office:value-type="float" office:value="-0.03458388" calcext:value-type="float">
            <text:p>-0.034583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8 15:52:3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339378" calcext:value-type="float">
            <text:p>0.127339378</text:p>
          </table:table-cell>
          <table:table-cell office:value-type="float" office:value="0.799955225" calcext:value-type="float">
            <text:p>0.799955225</text:p>
          </table:table-cell>
          <table:table-cell office:value-type="float" office:value="0.601687503" calcext:value-type="float">
            <text:p>0.601687503</text:p>
          </table:table-cell>
          <table:table-cell office:value-type="float" office:value="0.445532256" calcext:value-type="float">
            <text:p>0.445532256</text:p>
          </table:table-cell>
          <table:table-cell/>
          <table:table-cell office:value-type="float" office:value="0.001040354" calcext:value-type="float">
            <text:p>0.001040354</text:p>
          </table:table-cell>
          <table:table-cell office:value-type="float" office:value="0.006535582" calcext:value-type="float">
            <text:p>0.006535582</text:p>
          </table:table-cell>
          <table:table-cell office:value-type="float" office:value="0.004915748" calcext:value-type="float">
            <text:p>0.004915748</text:p>
          </table:table-cell>
          <table:table-cell office:value-type="float" office:value="0.003639969" calcext:value-type="float">
            <text:p>0.003639969</text:p>
          </table:table-cell>
          <table:table-cell/>
          <table:table-cell office:value-type="float" office:value="-0.00422939" calcext:value-type="float">
            <text:p>-0.00422939</text:p>
          </table:table-cell>
          <table:table-cell office:value-type="float" office:value="0.001265838" calcext:value-type="float">
            <text:p>0.001265838</text:p>
          </table:table-cell>
          <table:table-cell office:value-type="float" office:value="-0.000353997" calcext:value-type="float">
            <text:p>-0.000353997</text:p>
          </table:table-cell>
          <table:table-cell office:value-type="float" office:value="-0.001629775" calcext:value-type="float">
            <text:p>-0.001629775</text:p>
          </table:table-cell>
          <table:table-cell/>
          <table:table-cell office:value-type="float" office:value="26.284210847" calcext:value-type="float">
            <text:p>26.284210847</text:p>
          </table:table-cell>
          <table:table-cell office:value-type="float" office:value="26.41967324" calcext:value-type="float">
            <text:p>26.41967324</text:p>
          </table:table-cell>
          <table:table-cell office:value-type="float" office:value="26.379744516" calcext:value-type="float">
            <text:p>26.379744516</text:p>
          </table:table-cell>
          <table:table-cell office:value-type="float" office:value="26.34829575" calcext:value-type="float">
            <text:p>26.34829575</text:p>
          </table:table-cell>
          <table:table-cell/>
          <table:table-cell office:value-type="float" office:value="-0.107215416" calcext:value-type="float">
            <text:p>-0.107215416</text:p>
          </table:table-cell>
          <table:table-cell office:value-type="float" office:value="0.032086346" calcext:value-type="float">
            <text:p>0.032086346</text:p>
          </table:table-cell>
          <table:table-cell office:value-type="float" office:value="-0.008973321" calcext:value-type="float">
            <text:p>-0.008973321</text:p>
          </table:table-cell>
          <table:table-cell office:value-type="float" office:value="-0.041313307" calcext:value-type="float">
            <text:p>-0.0413133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8 15:52:3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885787" calcext:value-type="float">
            <text:p>0.126885787</text:p>
          </table:table-cell>
          <table:table-cell office:value-type="float" office:value="0.801888204" calcext:value-type="float">
            <text:p>0.801888204</text:p>
          </table:table-cell>
          <table:table-cell office:value-type="float" office:value="0.595566105" calcext:value-type="float">
            <text:p>0.595566105</text:p>
          </table:table-cell>
          <table:table-cell office:value-type="float" office:value="0.463534649" calcext:value-type="float">
            <text:p>0.463534649</text:p>
          </table:table-cell>
          <table:table-cell/>
          <table:table-cell office:value-type="float" office:value="0.001036649" calcext:value-type="float">
            <text:p>0.001036649</text:p>
          </table:table-cell>
          <table:table-cell office:value-type="float" office:value="0.006551374" calcext:value-type="float">
            <text:p>0.006551374</text:p>
          </table:table-cell>
          <table:table-cell office:value-type="float" office:value="0.004865736" calcext:value-type="float">
            <text:p>0.004865736</text:p>
          </table:table-cell>
          <table:table-cell office:value-type="float" office:value="0.003787048" calcext:value-type="float">
            <text:p>0.003787048</text:p>
          </table:table-cell>
          <table:table-cell/>
          <table:table-cell office:value-type="float" office:value="-0.004233096" calcext:value-type="float">
            <text:p>-0.004233096</text:p>
          </table:table-cell>
          <table:table-cell office:value-type="float" office:value="0.00128163" calcext:value-type="float">
            <text:p>0.00128163</text:p>
          </table:table-cell>
          <table:table-cell office:value-type="float" office:value="-0.000404008" calcext:value-type="float">
            <text:p>-0.000404008</text:p>
          </table:table-cell>
          <table:table-cell office:value-type="float" office:value="-0.001482697" calcext:value-type="float">
            <text:p>-0.001482697</text:p>
          </table:table-cell>
          <table:table-cell/>
          <table:table-cell office:value-type="float" office:value="26.28411949" calcext:value-type="float">
            <text:p>26.28411949</text:p>
          </table:table-cell>
          <table:table-cell office:value-type="float" office:value="26.420062511" calcext:value-type="float">
            <text:p>26.420062511</text:p>
          </table:table-cell>
          <table:table-cell office:value-type="float" office:value="26.378511719" calcext:value-type="float">
            <text:p>26.378511719</text:p>
          </table:table-cell>
          <table:table-cell office:value-type="float" office:value="26.351921373" calcext:value-type="float">
            <text:p>26.351921373</text:p>
          </table:table-cell>
          <table:table-cell/>
          <table:table-cell office:value-type="float" office:value="-0.107309365" calcext:value-type="float">
            <text:p>-0.107309365</text:p>
          </table:table-cell>
          <table:table-cell office:value-type="float" office:value="0.032486641" calcext:value-type="float">
            <text:p>0.032486641</text:p>
          </table:table-cell>
          <table:table-cell office:value-type="float" office:value="-0.010241048" calcext:value-type="float">
            <text:p>-0.010241048</text:p>
          </table:table-cell>
          <table:table-cell office:value-type="float" office:value="-0.037584921" calcext:value-type="float">
            <text:p>-0.0375849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8 15:52:37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7415076" calcext:value-type="float">
            <text:p>0.127415076</text:p>
          </table:table-cell>
          <table:table-cell office:value-type="float" office:value="0.681417666" calcext:value-type="float">
            <text:p>0.681417666</text:p>
          </table:table-cell>
          <table:table-cell office:value-type="float" office:value="0.59703834" calcext:value-type="float">
            <text:p>0.59703834</text:p>
          </table:table-cell>
          <table:table-cell office:value-type="float" office:value="0.491430222" calcext:value-type="float">
            <text:p>0.491430222</text:p>
          </table:table-cell>
          <table:table-cell/>
          <table:table-cell office:value-type="float" office:value="0.001040973" calcext:value-type="float">
            <text:p>0.001040973</text:p>
          </table:table-cell>
          <table:table-cell office:value-type="float" office:value="0.005567138" calcext:value-type="float">
            <text:p>0.005567138</text:p>
          </table:table-cell>
          <table:table-cell office:value-type="float" office:value="0.004877764" calcext:value-type="float">
            <text:p>0.004877764</text:p>
          </table:table-cell>
          <table:table-cell office:value-type="float" office:value="0.004014953" calcext:value-type="float">
            <text:p>0.004014953</text:p>
          </table:table-cell>
          <table:table-cell/>
          <table:table-cell office:value-type="float" office:value="-0.004228771" calcext:value-type="float">
            <text:p>-0.004228771</text:p>
          </table:table-cell>
          <table:table-cell office:value-type="float" office:value="0.000297393" calcext:value-type="float">
            <text:p>0.000297393</text:p>
          </table:table-cell>
          <table:table-cell office:value-type="float" office:value="-0.00039198" calcext:value-type="float">
            <text:p>-0.00039198</text:p>
          </table:table-cell>
          <table:table-cell office:value-type="float" office:value="-0.001254792" calcext:value-type="float">
            <text:p>-0.001254792</text:p>
          </table:table-cell>
          <table:table-cell/>
          <table:table-cell office:value-type="float" office:value="26.294335193" calcext:value-type="float">
            <text:p>26.294335193</text:p>
          </table:table-cell>
          <table:table-cell office:value-type="float" office:value="26.405909484" calcext:value-type="float">
            <text:p>26.405909484</text:p>
          </table:table-cell>
          <table:table-cell office:value-type="float" office:value="26.388916473" calcext:value-type="float">
            <text:p>26.388916473</text:p>
          </table:table-cell>
          <table:table-cell office:value-type="float" office:value="26.367647874" calcext:value-type="float">
            <text:p>26.367647874</text:p>
          </table:table-cell>
          <table:table-cell/>
          <table:table-cell office:value-type="float" office:value="-0.107199737" calcext:value-type="float">
            <text:p>-0.107199737</text:p>
          </table:table-cell>
          <table:table-cell office:value-type="float" office:value="0.007538381" calcext:value-type="float">
            <text:p>0.007538381</text:p>
          </table:table-cell>
          <table:table-cell office:value-type="float" office:value="-0.009936152" calcext:value-type="float">
            <text:p>-0.009936152</text:p>
          </table:table-cell>
          <table:table-cell office:value-type="float" office:value="-0.03180764" calcext:value-type="float">
            <text:p>-0.031807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8 15:52:3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753965" calcext:value-type="float">
            <text:p>0.12753965</text:p>
          </table:table-cell>
          <table:table-cell office:value-type="float" office:value="0.646889883" calcext:value-type="float">
            <text:p>0.646889883</text:p>
          </table:table-cell>
          <table:table-cell office:value-type="float" office:value="0.713811006" calcext:value-type="float">
            <text:p>0.713811006</text:p>
          </table:table-cell>
          <table:table-cell office:value-type="float" office:value="0.557236738" calcext:value-type="float">
            <text:p>0.557236738</text:p>
          </table:table-cell>
          <table:table-cell/>
          <table:table-cell office:value-type="float" office:value="0.001041991" calcext:value-type="float">
            <text:p>0.001041991</text:p>
          </table:table-cell>
          <table:table-cell office:value-type="float" office:value="0.005285048" calcext:value-type="float">
            <text:p>0.005285048</text:p>
          </table:table-cell>
          <table:table-cell office:value-type="float" office:value="0.005831789" calcext:value-type="float">
            <text:p>0.005831789</text:p>
          </table:table-cell>
          <table:table-cell office:value-type="float" office:value="0.004552588" calcext:value-type="float">
            <text:p>0.004552588</text:p>
          </table:table-cell>
          <table:table-cell/>
          <table:table-cell office:value-type="float" office:value="-0.004227754" calcext:value-type="float">
            <text:p>-0.004227754</text:p>
          </table:table-cell>
          <table:table-cell office:value-type="float" office:value="0.000015304" calcext:value-type="float">
            <text:p>1.5304E-05</text:p>
          </table:table-cell>
          <table:table-cell office:value-type="float" office:value="0.000562045" calcext:value-type="float">
            <text:p>0.000562045</text:p>
          </table:table-cell>
          <table:table-cell office:value-type="float" office:value="-0.000717157" calcext:value-type="float">
            <text:p>-0.000717157</text:p>
          </table:table-cell>
          <table:table-cell/>
          <table:table-cell office:value-type="float" office:value="26.294360283" calcext:value-type="float">
            <text:p>26.294360283</text:p>
          </table:table-cell>
          <table:table-cell office:value-type="float" office:value="26.398956023" calcext:value-type="float">
            <text:p>26.398956023</text:p>
          </table:table-cell>
          <table:table-cell office:value-type="float" office:value="26.412433057" calcext:value-type="float">
            <text:p>26.412433057</text:p>
          </table:table-cell>
          <table:table-cell office:value-type="float" office:value="26.380900807" calcext:value-type="float">
            <text:p>26.380900807</text:p>
          </table:table-cell>
          <table:table-cell/>
          <table:table-cell office:value-type="float" office:value="-0.107173935" calcext:value-type="float">
            <text:p>-0.107173935</text:p>
          </table:table-cell>
          <table:table-cell office:value-type="float" office:value="0.000387876" calcext:value-type="float">
            <text:p>0.000387876</text:p>
          </table:table-cell>
          <table:table-cell office:value-type="float" office:value="0.014246798" calcext:value-type="float">
            <text:p>0.014246798</text:p>
          </table:table-cell>
          <table:table-cell office:value-type="float" office:value="-0.018179014" calcext:value-type="float">
            <text:p>-0.0181790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8 15:52:4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328815" calcext:value-type="float">
            <text:p>0.128328815</text:p>
          </table:table-cell>
          <table:table-cell office:value-type="float" office:value="0.728920785" calcext:value-type="float">
            <text:p>0.728920785</text:p>
          </table:table-cell>
          <table:table-cell office:value-type="float" office:value="0.594328117" calcext:value-type="float">
            <text:p>0.594328117</text:p>
          </table:table-cell>
          <table:table-cell office:value-type="float" office:value="0.470125731" calcext:value-type="float">
            <text:p>0.470125731</text:p>
          </table:table-cell>
          <table:table-cell/>
          <table:table-cell office:value-type="float" office:value="0.001048438" calcext:value-type="float">
            <text:p>0.001048438</text:p>
          </table:table-cell>
          <table:table-cell office:value-type="float" office:value="0.005955235" calcext:value-type="float">
            <text:p>0.005955235</text:p>
          </table:table-cell>
          <table:table-cell office:value-type="float" office:value="0.004855622" calcext:value-type="float">
            <text:p>0.004855622</text:p>
          </table:table-cell>
          <table:table-cell office:value-type="float" office:value="0.003840896" calcext:value-type="float">
            <text:p>0.003840896</text:p>
          </table:table-cell>
          <table:table-cell/>
          <table:table-cell office:value-type="float" office:value="-0.004221306" calcext:value-type="float">
            <text:p>-0.004221306</text:p>
          </table:table-cell>
          <table:table-cell office:value-type="float" office:value="0.000685491" calcext:value-type="float">
            <text:p>0.000685491</text:p>
          </table:table-cell>
          <table:table-cell office:value-type="float" office:value="-0.000414122" calcext:value-type="float">
            <text:p>-0.000414122</text:p>
          </table:table-cell>
          <table:table-cell office:value-type="float" office:value="-0.001428848" calcext:value-type="float">
            <text:p>-0.001428848</text:p>
          </table:table-cell>
          <table:table-cell/>
          <table:table-cell office:value-type="float" office:value="26.284410128" calcext:value-type="float">
            <text:p>26.284410128</text:p>
          </table:table-cell>
          <table:table-cell office:value-type="float" office:value="26.405367923" calcext:value-type="float">
            <text:p>26.405367923</text:p>
          </table:table-cell>
          <table:table-cell office:value-type="float" office:value="26.378262398" calcext:value-type="float">
            <text:p>26.378262398</text:p>
          </table:table-cell>
          <table:table-cell office:value-type="float" office:value="26.353248792" calcext:value-type="float">
            <text:p>26.353248792</text:p>
          </table:table-cell>
          <table:table-cell/>
          <table:table-cell office:value-type="float" office:value="-0.107010482" calcext:value-type="float">
            <text:p>-0.107010482</text:p>
          </table:table-cell>
          <table:table-cell office:value-type="float" office:value="0.0173759" calcext:value-type="float">
            <text:p>0.0173759</text:p>
          </table:table-cell>
          <table:table-cell office:value-type="float" office:value="-0.010497433" calcext:value-type="float">
            <text:p>-0.010497433</text:p>
          </table:table-cell>
          <table:table-cell office:value-type="float" office:value="-0.036219878" calcext:value-type="float">
            <text:p>-0.0362198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8 15:52:4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7429381" calcext:value-type="float">
            <text:p>0.127429381</text:p>
          </table:table-cell>
          <table:table-cell office:value-type="float" office:value="0.650479871" calcext:value-type="float">
            <text:p>0.650479871</text:p>
          </table:table-cell>
          <table:table-cell office:value-type="float" office:value="0.716046776" calcext:value-type="float">
            <text:p>0.716046776</text:p>
          </table:table-cell>
          <table:table-cell office:value-type="float" office:value="0.553145475" calcext:value-type="float">
            <text:p>0.553145475</text:p>
          </table:table-cell>
          <table:table-cell/>
          <table:table-cell office:value-type="float" office:value="0.00104109" calcext:value-type="float">
            <text:p>0.00104109</text:p>
          </table:table-cell>
          <table:table-cell office:value-type="float" office:value="0.005314378" calcext:value-type="float">
            <text:p>0.005314378</text:p>
          </table:table-cell>
          <table:table-cell office:value-type="float" office:value="0.005850055" calcext:value-type="float">
            <text:p>0.005850055</text:p>
          </table:table-cell>
          <table:table-cell office:value-type="float" office:value="0.004519162" calcext:value-type="float">
            <text:p>0.004519162</text:p>
          </table:table-cell>
          <table:table-cell/>
          <table:table-cell office:value-type="float" office:value="-0.004228655" calcext:value-type="float">
            <text:p>-0.004228655</text:p>
          </table:table-cell>
          <table:table-cell office:value-type="float" office:value="0.000044634" calcext:value-type="float">
            <text:p>4.4634E-05</text:p>
          </table:table-cell>
          <table:table-cell office:value-type="float" office:value="0.000580311" calcext:value-type="float">
            <text:p>0.000580311</text:p>
          </table:table-cell>
          <table:table-cell office:value-type="float" office:value="-0.000750582" calcext:value-type="float">
            <text:p>-0.000750582</text:p>
          </table:table-cell>
          <table:table-cell/>
          <table:table-cell office:value-type="float" office:value="26.284228974" calcext:value-type="float">
            <text:p>26.284228974</text:p>
          </table:table-cell>
          <table:table-cell office:value-type="float" office:value="26.38957084" calcext:value-type="float">
            <text:p>26.38957084</text:p>
          </table:table-cell>
          <table:table-cell office:value-type="float" office:value="26.402775263" calcext:value-type="float">
            <text:p>26.402775263</text:p>
          </table:table-cell>
          <table:table-cell office:value-type="float" office:value="26.369968525" calcext:value-type="float">
            <text:p>26.369968525</text:p>
          </table:table-cell>
          <table:table-cell/>
          <table:table-cell office:value-type="float" office:value="-0.107196774" calcext:value-type="float">
            <text:p>-0.107196774</text:p>
          </table:table-cell>
          <table:table-cell office:value-type="float" office:value="0.001131345" calcext:value-type="float">
            <text:p>0.001131345</text:p>
          </table:table-cell>
          <table:table-cell office:value-type="float" office:value="0.014709807" calcext:value-type="float">
            <text:p>0.014709807</text:p>
          </table:table-cell>
          <table:table-cell office:value-type="float" office:value="-0.019026314" calcext:value-type="float">
            <text:p>-0.0190263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8 15:52:42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8563658" calcext:value-type="float">
            <text:p>0.128563658</text:p>
          </table:table-cell>
          <table:table-cell office:value-type="float" office:value="0.80184052" calcext:value-type="float">
            <text:p>0.80184052</text:p>
          </table:table-cell>
          <table:table-cell office:value-type="float" office:value="0.600327921" calcext:value-type="float">
            <text:p>0.600327921</text:p>
          </table:table-cell>
          <table:table-cell office:value-type="float" office:value="0.446700507" calcext:value-type="float">
            <text:p>0.446700507</text:p>
          </table:table-cell>
          <table:table-cell/>
          <table:table-cell office:value-type="float" office:value="0.001050357" calcext:value-type="float">
            <text:p>0.001050357</text:p>
          </table:table-cell>
          <table:table-cell office:value-type="float" office:value="0.006550985" calcext:value-type="float">
            <text:p>0.006550985</text:p>
          </table:table-cell>
          <table:table-cell office:value-type="float" office:value="0.00490464" calcext:value-type="float">
            <text:p>0.00490464</text:p>
          </table:table-cell>
          <table:table-cell office:value-type="float" office:value="0.003649514" calcext:value-type="float">
            <text:p>0.003649514</text:p>
          </table:table-cell>
          <table:table-cell/>
          <table:table-cell office:value-type="float" office:value="-0.004219388" calcext:value-type="float">
            <text:p>-0.004219388</text:p>
          </table:table-cell>
          <table:table-cell office:value-type="float" office:value="0.00128124" calcext:value-type="float">
            <text:p>0.00128124</text:p>
          </table:table-cell>
          <table:table-cell office:value-type="float" office:value="-0.000365104" calcext:value-type="float">
            <text:p>-0.000365104</text:p>
          </table:table-cell>
          <table:table-cell office:value-type="float" office:value="-0.00162023" calcext:value-type="float">
            <text:p>-0.00162023</text:p>
          </table:table-cell>
          <table:table-cell/>
          <table:table-cell office:value-type="float" office:value="26.279402878" calcext:value-type="float">
            <text:p>26.279402878</text:p>
          </table:table-cell>
          <table:table-cell office:value-type="float" office:value="26.414998963" calcext:value-type="float">
            <text:p>26.414998963</text:p>
          </table:table-cell>
          <table:table-cell office:value-type="float" office:value="26.374416582" calcext:value-type="float">
            <text:p>26.374416582</text:p>
          </table:table-cell>
          <table:table-cell office:value-type="float" office:value="26.343476769" calcext:value-type="float">
            <text:p>26.343476769</text:p>
          </table:table-cell>
          <table:table-cell/>
          <table:table-cell office:value-type="float" office:value="-0.106961841" calcext:value-type="float">
            <text:p>-0.106961841</text:p>
          </table:table-cell>
          <table:table-cell office:value-type="float" office:value="0.032476766" calcext:value-type="float">
            <text:p>0.032476766</text:p>
          </table:table-cell>
          <table:table-cell office:value-type="float" office:value="-0.009254887" calcext:value-type="float">
            <text:p>-0.009254887</text:p>
          </table:table-cell>
          <table:table-cell office:value-type="float" office:value="-0.041071356" calcext:value-type="float">
            <text:p>-0.0410713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8 15:52:43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8152386" calcext:value-type="float">
            <text:p>0.128152386</text:p>
          </table:table-cell>
          <table:table-cell office:value-type="float" office:value="0.629124716" calcext:value-type="float">
            <text:p>0.629124716</text:p>
          </table:table-cell>
          <table:table-cell office:value-type="float" office:value="0.616281702" calcext:value-type="float">
            <text:p>0.616281702</text:p>
          </table:table-cell>
          <table:table-cell office:value-type="float" office:value="0.524445239" calcext:value-type="float">
            <text:p>0.524445239</text:p>
          </table:table-cell>
          <table:table-cell/>
          <table:table-cell office:value-type="float" office:value="0.001046997" calcext:value-type="float">
            <text:p>0.001046997</text:p>
          </table:table-cell>
          <table:table-cell office:value-type="float" office:value="0.005139908" calcext:value-type="float">
            <text:p>0.005139908</text:p>
          </table:table-cell>
          <table:table-cell office:value-type="float" office:value="0.005034981" calcext:value-type="float">
            <text:p>0.005034981</text:p>
          </table:table-cell>
          <table:table-cell office:value-type="float" office:value="0.004284683" calcext:value-type="float">
            <text:p>0.004284683</text:p>
          </table:table-cell>
          <table:table-cell/>
          <table:table-cell office:value-type="float" office:value="-0.004222748" calcext:value-type="float">
            <text:p>-0.004222748</text:p>
          </table:table-cell>
          <table:table-cell office:value-type="float" office:value="-0.000129837" calcext:value-type="float">
            <text:p>-0.000129837</text:p>
          </table:table-cell>
          <table:table-cell office:value-type="float" office:value="-0.000234763" calcext:value-type="float">
            <text:p>-0.000234763</text:p>
          </table:table-cell>
          <table:table-cell office:value-type="float" office:value="-0.000985061" calcext:value-type="float">
            <text:p>-0.000985061</text:p>
          </table:table-cell>
          <table:table-cell/>
          <table:table-cell office:value-type="float" office:value="26.274265496" calcext:value-type="float">
            <text:p>26.274265496</text:p>
          </table:table-cell>
          <table:table-cell office:value-type="float" office:value="26.375161923" calcext:value-type="float">
            <text:p>26.375161923</text:p>
          </table:table-cell>
          <table:table-cell office:value-type="float" office:value="26.372575436" calcext:value-type="float">
            <text:p>26.372575436</text:p>
          </table:table-cell>
          <table:table-cell office:value-type="float" office:value="26.354080091" calcext:value-type="float">
            <text:p>26.354080091</text:p>
          </table:table-cell>
          <table:table-cell/>
          <table:table-cell office:value-type="float" office:value="-0.107047024" calcext:value-type="float">
            <text:p>-0.107047024</text:p>
          </table:table-cell>
          <table:table-cell office:value-type="float" office:value="-0.003291162" calcext:value-type="float">
            <text:p>-0.003291162</text:p>
          </table:table-cell>
          <table:table-cell office:value-type="float" office:value="-0.005950905" calcext:value-type="float">
            <text:p>-0.005950905</text:p>
          </table:table-cell>
          <table:table-cell office:value-type="float" office:value="-0.024970153" calcext:value-type="float">
            <text:p>-0.0249701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8 15:52:45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8081456" calcext:value-type="float">
            <text:p>0.128081456</text:p>
          </table:table-cell>
          <table:table-cell office:value-type="float" office:value="0.766407343" calcext:value-type="float">
            <text:p>0.766407343</text:p>
          </table:table-cell>
          <table:table-cell office:value-type="float" office:value="0.709060515" calcext:value-type="float">
            <text:p>0.709060515</text:p>
          </table:table-cell>
          <table:table-cell office:value-type="float" office:value="0.454751903" calcext:value-type="float">
            <text:p>0.454751903</text:p>
          </table:table-cell>
          <table:table-cell/>
          <table:table-cell office:value-type="float" office:value="0.001046417" calcext:value-type="float">
            <text:p>0.001046417</text:p>
          </table:table-cell>
          <table:table-cell office:value-type="float" office:value="0.006261498" calcext:value-type="float">
            <text:p>0.006261498</text:p>
          </table:table-cell>
          <table:table-cell office:value-type="float" office:value="0.005792978" calcext:value-type="float">
            <text:p>0.005792978</text:p>
          </table:table-cell>
          <table:table-cell office:value-type="float" office:value="0.003715293" calcext:value-type="float">
            <text:p>0.003715293</text:p>
          </table:table-cell>
          <table:table-cell/>
          <table:table-cell office:value-type="float" office:value="-0.004223327" calcext:value-type="float">
            <text:p>-0.004223327</text:p>
          </table:table-cell>
          <table:table-cell office:value-type="float" office:value="0.000991754" calcext:value-type="float">
            <text:p>0.000991754</text:p>
          </table:table-cell>
          <table:table-cell office:value-type="float" office:value="0.000523234" calcext:value-type="float">
            <text:p>0.000523234</text:p>
          </table:table-cell>
          <table:table-cell office:value-type="float" office:value="-0.001554451" calcext:value-type="float">
            <text:p>-0.001554451</text:p>
          </table:table-cell>
          <table:table-cell/>
          <table:table-cell office:value-type="float" office:value="26.27425121" calcext:value-type="float">
            <text:p>26.27425121</text:p>
          </table:table-cell>
          <table:table-cell office:value-type="float" office:value="26.402809245" calcext:value-type="float">
            <text:p>26.402809245</text:p>
          </table:table-cell>
          <table:table-cell office:value-type="float" office:value="26.39126026" calcext:value-type="float">
            <text:p>26.39126026</text:p>
          </table:table-cell>
          <table:table-cell office:value-type="float" office:value="26.340044045" calcext:value-type="float">
            <text:p>26.340044045</text:p>
          </table:table-cell>
          <table:table-cell/>
          <table:table-cell office:value-type="float" office:value="-0.107061715" calcext:value-type="float">
            <text:p>-0.107061715</text:p>
          </table:table-cell>
          <table:table-cell office:value-type="float" office:value="0.025138984" calcext:value-type="float">
            <text:p>0.025138984</text:p>
          </table:table-cell>
          <table:table-cell office:value-type="float" office:value="0.01326301" calcext:value-type="float">
            <text:p>0.01326301</text:p>
          </table:table-cell>
          <table:table-cell office:value-type="float" office:value="-0.03940387" calcext:value-type="float">
            <text:p>-0.039403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8 15:52:4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8222123" calcext:value-type="float">
            <text:p>0.128222123</text:p>
          </table:table-cell>
          <table:table-cell office:value-type="float" office:value="0.647717195" calcext:value-type="float">
            <text:p>0.647717195</text:p>
          </table:table-cell>
          <table:table-cell office:value-type="float" office:value="0.603773666" calcext:value-type="float">
            <text:p>0.603773666</text:p>
          </table:table-cell>
          <table:table-cell office:value-type="float" office:value="0.506132305" calcext:value-type="float">
            <text:p>0.506132305</text:p>
          </table:table-cell>
          <table:table-cell/>
          <table:table-cell office:value-type="float" office:value="0.001047566" calcext:value-type="float">
            <text:p>0.001047566</text:p>
          </table:table-cell>
          <table:table-cell office:value-type="float" office:value="0.005291807" calcext:value-type="float">
            <text:p>0.005291807</text:p>
          </table:table-cell>
          <table:table-cell office:value-type="float" office:value="0.004932791" calcext:value-type="float">
            <text:p>0.004932791</text:p>
          </table:table-cell>
          <table:table-cell office:value-type="float" office:value="0.004135068" calcext:value-type="float">
            <text:p>0.004135068</text:p>
          </table:table-cell>
          <table:table-cell/>
          <table:table-cell office:value-type="float" office:value="-0.004222178" calcext:value-type="float">
            <text:p>-0.004222178</text:p>
          </table:table-cell>
          <table:table-cell office:value-type="float" office:value="0.000022063" calcext:value-type="float">
            <text:p>2.2063E-05</text:p>
          </table:table-cell>
          <table:table-cell office:value-type="float" office:value="-0.000336953" calcext:value-type="float">
            <text:p>-0.000336953</text:p>
          </table:table-cell>
          <table:table-cell office:value-type="float" office:value="-0.001134676" calcext:value-type="float">
            <text:p>-0.001134676</text:p>
          </table:table-cell>
          <table:table-cell/>
          <table:table-cell office:value-type="float" office:value="26.284388639" calcext:value-type="float">
            <text:p>26.284388639</text:p>
          </table:table-cell>
          <table:table-cell office:value-type="float" office:value="26.389014465" calcext:value-type="float">
            <text:p>26.389014465</text:p>
          </table:table-cell>
          <table:table-cell office:value-type="float" office:value="26.380164652" calcext:value-type="float">
            <text:p>26.380164652</text:p>
          </table:table-cell>
          <table:table-cell office:value-type="float" office:value="26.360500354" calcext:value-type="float">
            <text:p>26.360500354</text:p>
          </table:table-cell>
          <table:table-cell/>
          <table:table-cell office:value-type="float" office:value="-0.10703258" calcext:value-type="float">
            <text:p>-0.10703258</text:p>
          </table:table-cell>
          <table:table-cell office:value-type="float" office:value="0.000559208" calcext:value-type="float">
            <text:p>0.000559208</text:p>
          </table:table-cell>
          <table:table-cell office:value-type="float" office:value="-0.008541282" calcext:value-type="float">
            <text:p>-0.008541282</text:p>
          </table:table-cell>
          <table:table-cell office:value-type="float" office:value="-0.028762797" calcext:value-type="float">
            <text:p>-0.0287627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8 15:52:47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7940789" calcext:value-type="float">
            <text:p>0.127940789</text:p>
          </table:table-cell>
          <table:table-cell office:value-type="float" office:value="0.625403002" calcext:value-type="float">
            <text:p>0.625403002</text:p>
          </table:table-cell>
          <table:table-cell office:value-type="float" office:value="0.630437211" calcext:value-type="float">
            <text:p>0.630437211</text:p>
          </table:table-cell>
          <table:table-cell office:value-type="float" office:value="0.537678663" calcext:value-type="float">
            <text:p>0.537678663</text:p>
          </table:table-cell>
          <table:table-cell/>
          <table:table-cell office:value-type="float" office:value="0.001045268" calcext:value-type="float">
            <text:p>0.001045268</text:p>
          </table:table-cell>
          <table:table-cell office:value-type="float" office:value="0.005109502" calcext:value-type="float">
            <text:p>0.005109502</text:p>
          </table:table-cell>
          <table:table-cell office:value-type="float" office:value="0.005150631" calcext:value-type="float">
            <text:p>0.005150631</text:p>
          </table:table-cell>
          <table:table-cell office:value-type="float" office:value="0.0043928" calcext:value-type="float">
            <text:p>0.0043928</text:p>
          </table:table-cell>
          <table:table-cell/>
          <table:table-cell office:value-type="float" office:value="-0.004224476" calcext:value-type="float">
            <text:p>-0.004224476</text:p>
          </table:table-cell>
          <table:table-cell office:value-type="float" office:value="-0.000160243" calcext:value-type="float">
            <text:p>-0.000160243</text:p>
          </table:table-cell>
          <table:table-cell office:value-type="float" office:value="-0.000119114" calcext:value-type="float">
            <text:p>-0.000119114</text:p>
          </table:table-cell>
          <table:table-cell office:value-type="float" office:value="-0.000876945" calcext:value-type="float">
            <text:p>-0.000876945</text:p>
          </table:table-cell>
          <table:table-cell/>
          <table:table-cell office:value-type="float" office:value="26.274222878" calcext:value-type="float">
            <text:p>26.274222878</text:p>
          </table:table-cell>
          <table:table-cell office:value-type="float" office:value="26.374412398" calcext:value-type="float">
            <text:p>26.374412398</text:p>
          </table:table-cell>
          <table:table-cell office:value-type="float" office:value="26.375426249" calcext:value-type="float">
            <text:p>26.375426249</text:p>
          </table:table-cell>
          <table:table-cell office:value-type="float" office:value="26.356745246" calcext:value-type="float">
            <text:p>26.356745246</text:p>
          </table:table-cell>
          <table:table-cell/>
          <table:table-cell office:value-type="float" office:value="-0.107090851" calcext:value-type="float">
            <text:p>-0.107090851</text:p>
          </table:table-cell>
          <table:table-cell office:value-type="float" office:value="-0.004061915" calcext:value-type="float">
            <text:p>-0.004061915</text:p>
          </table:table-cell>
          <table:table-cell office:value-type="float" office:value="-0.00301935" calcext:value-type="float">
            <text:p>-0.00301935</text:p>
          </table:table-cell>
          <table:table-cell office:value-type="float" office:value="-0.022229496" calcext:value-type="float">
            <text:p>-0.022229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8 15:52:4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7241627" calcext:value-type="float">
            <text:p>0.127241627</text:p>
          </table:table-cell>
          <table:table-cell office:value-type="float" office:value="0.78182051" calcext:value-type="float">
            <text:p>0.78182051</text:p>
          </table:table-cell>
          <table:table-cell office:value-type="float" office:value="0.66632398" calcext:value-type="float">
            <text:p>0.66632398</text:p>
          </table:table-cell>
          <table:table-cell office:value-type="float" office:value="0.451301986" calcext:value-type="float">
            <text:p>0.451301986</text:p>
          </table:table-cell>
          <table:table-cell/>
          <table:table-cell office:value-type="float" office:value="0.001039556" calcext:value-type="float">
            <text:p>0.001039556</text:p>
          </table:table-cell>
          <table:table-cell office:value-type="float" office:value="0.006387422" calcext:value-type="float">
            <text:p>0.006387422</text:p>
          </table:table-cell>
          <table:table-cell office:value-type="float" office:value="0.005443823" calcext:value-type="float">
            <text:p>0.005443823</text:p>
          </table:table-cell>
          <table:table-cell office:value-type="float" office:value="0.003687108" calcext:value-type="float">
            <text:p>0.003687108</text:p>
          </table:table-cell>
          <table:table-cell/>
          <table:table-cell office:value-type="float" office:value="-0.004230189" calcext:value-type="float">
            <text:p>-0.004230189</text:p>
          </table:table-cell>
          <table:table-cell office:value-type="float" office:value="0.001117678" calcext:value-type="float">
            <text:p>0.001117678</text:p>
          </table:table-cell>
          <table:table-cell office:value-type="float" office:value="0.000174079" calcext:value-type="float">
            <text:p>0.000174079</text:p>
          </table:table-cell>
          <table:table-cell office:value-type="float" office:value="-0.001582637" calcext:value-type="float">
            <text:p>-0.001582637</text:p>
          </table:table-cell>
          <table:table-cell/>
          <table:table-cell office:value-type="float" office:value="26.279136609" calcext:value-type="float">
            <text:p>26.279136609</text:p>
          </table:table-cell>
          <table:table-cell office:value-type="float" office:value="26.410967221" calcext:value-type="float">
            <text:p>26.410967221</text:p>
          </table:table-cell>
          <table:table-cell office:value-type="float" office:value="26.387707608" calcext:value-type="float">
            <text:p>26.387707608</text:p>
          </table:table-cell>
          <table:table-cell office:value-type="float" office:value="26.344403496" calcext:value-type="float">
            <text:p>26.344403496</text:p>
          </table:table-cell>
          <table:table-cell/>
          <table:table-cell office:value-type="float" office:value="-0.107235662" calcext:value-type="float">
            <text:p>-0.107235662</text:p>
          </table:table-cell>
          <table:table-cell office:value-type="float" office:value="0.028330873" calcext:value-type="float">
            <text:p>0.028330873</text:p>
          </table:table-cell>
          <table:table-cell office:value-type="float" office:value="0.004412573" calcext:value-type="float">
            <text:p>0.004412573</text:p>
          </table:table-cell>
          <table:table-cell office:value-type="float" office:value="-0.040118365" calcext:value-type="float">
            <text:p>-0.0401183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8 15:52:50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7199307" calcext:value-type="float">
            <text:p>0.127199307</text:p>
          </table:table-cell>
          <table:table-cell office:value-type="float" office:value="0.71729907" calcext:value-type="float">
            <text:p>0.71729907</text:p>
          </table:table-cell>
          <table:table-cell office:value-type="float" office:value="0.732589451" calcext:value-type="float">
            <text:p>0.732589451</text:p>
          </table:table-cell>
          <table:table-cell office:value-type="float" office:value="0.500625432" calcext:value-type="float">
            <text:p>0.500625432</text:p>
          </table:table-cell>
          <table:table-cell/>
          <table:table-cell office:value-type="float" office:value="0.00103921" calcext:value-type="float">
            <text:p>0.00103921</text:p>
          </table:table-cell>
          <table:table-cell office:value-type="float" office:value="0.005860287" calcext:value-type="float">
            <text:p>0.005860287</text:p>
          </table:table-cell>
          <table:table-cell office:value-type="float" office:value="0.005985208" calcext:value-type="float">
            <text:p>0.005985208</text:p>
          </table:table-cell>
          <table:table-cell office:value-type="float" office:value="0.004090077" calcext:value-type="float">
            <text:p>0.004090077</text:p>
          </table:table-cell>
          <table:table-cell/>
          <table:table-cell office:value-type="float" office:value="-0.004230534" calcext:value-type="float">
            <text:p>-0.004230534</text:p>
          </table:table-cell>
          <table:table-cell office:value-type="float" office:value="0.000590542" calcext:value-type="float">
            <text:p>0.000590542</text:p>
          </table:table-cell>
          <table:table-cell office:value-type="float" office:value="0.000715464" calcext:value-type="float">
            <text:p>0.000715464</text:p>
          </table:table-cell>
          <table:table-cell office:value-type="float" office:value="-0.001179667" calcext:value-type="float">
            <text:p>-0.001179667</text:p>
          </table:table-cell>
          <table:table-cell/>
          <table:table-cell office:value-type="float" office:value="26.274073536" calcext:value-type="float">
            <text:p>26.274073536</text:p>
          </table:table-cell>
          <table:table-cell office:value-type="float" office:value="26.392919416" calcext:value-type="float">
            <text:p>26.392919416</text:p>
          </table:table-cell>
          <table:table-cell office:value-type="float" office:value="26.395998729" calcext:value-type="float">
            <text:p>26.395998729</text:p>
          </table:table-cell>
          <table:table-cell office:value-type="float" office:value="26.349282867" calcext:value-type="float">
            <text:p>26.349282867</text:p>
          </table:table-cell>
          <table:table-cell/>
          <table:table-cell office:value-type="float" office:value="-0.107244428" calcext:value-type="float">
            <text:p>-0.107244428</text:p>
          </table:table-cell>
          <table:table-cell office:value-type="float" office:value="0.014969146" calcext:value-type="float">
            <text:p>0.014969146</text:p>
          </table:table-cell>
          <table:table-cell office:value-type="float" office:value="0.018135647" calcext:value-type="float">
            <text:p>0.018135647</text:p>
          </table:table-cell>
          <table:table-cell office:value-type="float" office:value="-0.029903285" calcext:value-type="float">
            <text:p>-0.0299032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8 15:52:51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7178446" calcext:value-type="float">
            <text:p>0.127178446</text:p>
          </table:table-cell>
          <table:table-cell office:value-type="float" office:value="0.666773995" calcext:value-type="float">
            <text:p>0.666773995</text:p>
          </table:table-cell>
          <table:table-cell office:value-type="float" office:value="0.707209791" calcext:value-type="float">
            <text:p>0.707209791</text:p>
          </table:table-cell>
          <table:table-cell office:value-type="float" office:value="0.562874146" calcext:value-type="float">
            <text:p>0.562874146</text:p>
          </table:table-cell>
          <table:table-cell/>
          <table:table-cell office:value-type="float" office:value="0.00103904" calcext:value-type="float">
            <text:p>0.00103904</text:p>
          </table:table-cell>
          <table:table-cell office:value-type="float" office:value="0.0054475" calcext:value-type="float">
            <text:p>0.0054475</text:p>
          </table:table-cell>
          <table:table-cell office:value-type="float" office:value="0.005777858" calcext:value-type="float">
            <text:p>0.005777858</text:p>
          </table:table-cell>
          <table:table-cell office:value-type="float" office:value="0.004598645" calcext:value-type="float">
            <text:p>0.004598645</text:p>
          </table:table-cell>
          <table:table-cell/>
          <table:table-cell office:value-type="float" office:value="-0.004230705" calcext:value-type="float">
            <text:p>-0.004230705</text:p>
          </table:table-cell>
          <table:table-cell office:value-type="float" office:value="0.000177756" calcext:value-type="float">
            <text:p>0.000177756</text:p>
          </table:table-cell>
          <table:table-cell office:value-type="float" office:value="0.000508113" calcext:value-type="float">
            <text:p>0.000508113</text:p>
          </table:table-cell>
          <table:table-cell office:value-type="float" office:value="-0.000671099" calcext:value-type="float">
            <text:p>-0.000671099</text:p>
          </table:table-cell>
          <table:table-cell/>
          <table:table-cell office:value-type="float" office:value="26.274069334" calcext:value-type="float">
            <text:p>26.274069334</text:p>
          </table:table-cell>
          <table:table-cell office:value-type="float" office:value="26.382744171" calcext:value-type="float">
            <text:p>26.382744171</text:p>
          </table:table-cell>
          <table:table-cell office:value-type="float" office:value="26.390887543" calcext:value-type="float">
            <text:p>26.390887543</text:p>
          </table:table-cell>
          <table:table-cell office:value-type="float" office:value="26.361819492" calcext:value-type="float">
            <text:p>26.361819492</text:p>
          </table:table-cell>
          <table:table-cell/>
          <table:table-cell office:value-type="float" office:value="-0.107248749" calcext:value-type="float">
            <text:p>-0.107248749</text:p>
          </table:table-cell>
          <table:table-cell office:value-type="float" office:value="0.004505769" calcext:value-type="float">
            <text:p>0.004505769</text:p>
          </table:table-cell>
          <table:table-cell office:value-type="float" office:value="0.01287974" calcext:value-type="float">
            <text:p>0.01287974</text:p>
          </table:table-cell>
          <table:table-cell office:value-type="float" office:value="-0.017011509" calcext:value-type="float">
            <text:p>-0.0170115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8 15:52:52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776114" calcext:value-type="float">
            <text:p>0.126776114</text:p>
          </table:table-cell>
          <table:table-cell office:value-type="float" office:value="0.646768885" calcext:value-type="float">
            <text:p>0.646768885</text:p>
          </table:table-cell>
          <table:table-cell office:value-type="float" office:value="0.69617995" calcext:value-type="float">
            <text:p>0.69617995</text:p>
          </table:table-cell>
          <table:table-cell office:value-type="float" office:value="0.573051044" calcext:value-type="float">
            <text:p>0.573051044</text:p>
          </table:table-cell>
          <table:table-cell/>
          <table:table-cell office:value-type="float" office:value="0.001035753" calcext:value-type="float">
            <text:p>0.001035753</text:p>
          </table:table-cell>
          <table:table-cell office:value-type="float" office:value="0.00528406" calcext:value-type="float">
            <text:p>0.00528406</text:p>
          </table:table-cell>
          <table:table-cell office:value-type="float" office:value="0.005687745" calcext:value-type="float">
            <text:p>0.005687745</text:p>
          </table:table-cell>
          <table:table-cell office:value-type="float" office:value="0.00468179" calcext:value-type="float">
            <text:p>0.00468179</text:p>
          </table:table-cell>
          <table:table-cell/>
          <table:table-cell office:value-type="float" office:value="-0.004233992" calcext:value-type="float">
            <text:p>-0.004233992</text:p>
          </table:table-cell>
          <table:table-cell office:value-type="float" office:value="0.000014315" calcext:value-type="float">
            <text:p>1.4315E-0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-0.000587955" calcext:value-type="float">
            <text:p>-0.000587955</text:p>
          </table:table-cell>
          <table:table-cell/>
          <table:table-cell office:value-type="float" office:value="26.263879201" calcext:value-type="float">
            <text:p>26.263879201</text:p>
          </table:table-cell>
          <table:table-cell office:value-type="float" office:value="26.368607148" calcext:value-type="float">
            <text:p>26.368607148</text:p>
          </table:table-cell>
          <table:table-cell office:value-type="float" office:value="26.378558168" calcext:value-type="float">
            <text:p>26.378558168</text:p>
          </table:table-cell>
          <table:table-cell office:value-type="float" office:value="26.353760763" calcext:value-type="float">
            <text:p>26.353760763</text:p>
          </table:table-cell>
          <table:table-cell/>
          <table:table-cell office:value-type="float" office:value="-0.10733208" calcext:value-type="float">
            <text:p>-0.10733208</text:p>
          </table:table-cell>
          <table:table-cell office:value-type="float" office:value="0.000362818" calcext:value-type="float">
            <text:p>0.000362818</text:p>
          </table:table-cell>
          <table:table-cell office:value-type="float" office:value="0.010595546" calcext:value-type="float">
            <text:p>0.010595546</text:p>
          </table:table-cell>
          <table:table-cell office:value-type="float" office:value="-0.014903881" calcext:value-type="float">
            <text:p>-0.0149038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8 15:52:54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7579585" calcext:value-type="float">
            <text:p>0.127579585</text:p>
          </table:table-cell>
          <table:table-cell office:value-type="float" office:value="0.630667881" calcext:value-type="float">
            <text:p>0.630667881</text:p>
          </table:table-cell>
          <table:table-cell office:value-type="float" office:value="0.643693881" calcext:value-type="float">
            <text:p>0.643693881</text:p>
          </table:table-cell>
          <table:table-cell office:value-type="float" office:value="0.546318358" calcext:value-type="float">
            <text:p>0.546318358</text:p>
          </table:table-cell>
          <table:table-cell/>
          <table:table-cell office:value-type="float" office:value="0.001042317" calcext:value-type="float">
            <text:p>0.001042317</text:p>
          </table:table-cell>
          <table:table-cell office:value-type="float" office:value="0.005152515" calcext:value-type="float">
            <text:p>0.005152515</text:p>
          </table:table-cell>
          <table:table-cell office:value-type="float" office:value="0.005258937" calcext:value-type="float">
            <text:p>0.005258937</text:p>
          </table:table-cell>
          <table:table-cell office:value-type="float" office:value="0.004463385" calcext:value-type="float">
            <text:p>0.004463385</text:p>
          </table:table-cell>
          <table:table-cell/>
          <table:table-cell office:value-type="float" office:value="-0.004227427" calcext:value-type="float">
            <text:p>-0.004227427</text:p>
          </table:table-cell>
          <table:table-cell office:value-type="float" office:value="-0.000117229" calcext:value-type="float">
            <text:p>-0.000117229</text:p>
          </table:table-cell>
          <table:table-cell office:value-type="float" office:value="-0.000010807" calcext:value-type="float">
            <text:p>-1.0807E-05</text:p>
          </table:table-cell>
          <table:table-cell office:value-type="float" office:value="-0.000806359" calcext:value-type="float">
            <text:p>-0.000806359</text:p>
          </table:table-cell>
          <table:table-cell/>
          <table:table-cell office:value-type="float" office:value="26.26404103" calcext:value-type="float">
            <text:p>26.26404103</text:p>
          </table:table-cell>
          <table:table-cell office:value-type="float" office:value="26.365364507" calcext:value-type="float">
            <text:p>26.365364507</text:p>
          </table:table-cell>
          <table:table-cell office:value-type="float" office:value="26.367987863" calcext:value-type="float">
            <text:p>26.367987863</text:p>
          </table:table-cell>
          <table:table-cell office:value-type="float" office:value="26.348376893" calcext:value-type="float">
            <text:p>26.348376893</text:p>
          </table:table-cell>
          <table:table-cell/>
          <table:table-cell office:value-type="float" office:value="-0.107165664" calcext:value-type="float">
            <text:p>-0.107165664</text:p>
          </table:table-cell>
          <table:table-cell office:value-type="float" office:value="-0.002971579" calcext:value-type="float">
            <text:p>-0.002971579</text:p>
          </table:table-cell>
          <table:table-cell office:value-type="float" office:value="-0.000273951" calcext:value-type="float">
            <text:p>-0.000273951</text:p>
          </table:table-cell>
          <table:table-cell office:value-type="float" office:value="-0.020440211" calcext:value-type="float">
            <text:p>-0.0204402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8 15:52:55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8847376" calcext:value-type="float">
            <text:p>0.128847376</text:p>
          </table:table-cell>
          <table:table-cell office:value-type="float" office:value="0.801972842" calcext:value-type="float">
            <text:p>0.801972842</text:p>
          </table:table-cell>
          <table:table-cell office:value-type="float" office:value="0.599927974" calcext:value-type="float">
            <text:p>0.599927974</text:p>
          </table:table-cell>
          <table:table-cell office:value-type="float" office:value="0.446240359" calcext:value-type="float">
            <text:p>0.446240359</text:p>
          </table:table-cell>
          <table:table-cell/>
          <table:table-cell office:value-type="float" office:value="0.001052675" calcext:value-type="float">
            <text:p>0.001052675</text:p>
          </table:table-cell>
          <table:table-cell office:value-type="float" office:value="0.006552066" calcext:value-type="float">
            <text:p>0.006552066</text:p>
          </table:table-cell>
          <table:table-cell office:value-type="float" office:value="0.004901372" calcext:value-type="float">
            <text:p>0.004901372</text:p>
          </table:table-cell>
          <table:table-cell office:value-type="float" office:value="0.003645755" calcext:value-type="float">
            <text:p>0.003645755</text:p>
          </table:table-cell>
          <table:table-cell/>
          <table:table-cell office:value-type="float" office:value="-0.00421707" calcext:value-type="float">
            <text:p>-0.00421707</text:p>
          </table:table-cell>
          <table:table-cell office:value-type="float" office:value="0.001282321" calcext:value-type="float">
            <text:p>0.001282321</text:p>
          </table:table-cell>
          <table:table-cell office:value-type="float" office:value="-0.000368372" calcext:value-type="float">
            <text:p>-0.000368372</text:p>
          </table:table-cell>
          <table:table-cell office:value-type="float" office:value="-0.00162399" calcext:value-type="float">
            <text:p>-0.00162399</text:p>
          </table:table-cell>
          <table:table-cell/>
          <table:table-cell office:value-type="float" office:value="26.269350926" calcext:value-type="float">
            <text:p>26.269350926</text:p>
          </table:table-cell>
          <table:table-cell office:value-type="float" office:value="26.40491772" calcext:value-type="float">
            <text:p>26.40491772</text:p>
          </table:table-cell>
          <table:table-cell office:value-type="float" office:value="26.364227783" calcext:value-type="float">
            <text:p>26.364227783</text:p>
          </table:table-cell>
          <table:table-cell office:value-type="float" office:value="26.333275569" calcext:value-type="float">
            <text:p>26.333275569</text:p>
          </table:table-cell>
          <table:table-cell/>
          <table:table-cell office:value-type="float" office:value="-0.106903077" calcext:value-type="float">
            <text:p>-0.106903077</text:p>
          </table:table-cell>
          <table:table-cell office:value-type="float" office:value="0.032504168" calcext:value-type="float">
            <text:p>0.032504168</text:p>
          </table:table-cell>
          <table:table-cell office:value-type="float" office:value="-0.009337715" calcext:value-type="float">
            <text:p>-0.009337715</text:p>
          </table:table-cell>
          <table:table-cell office:value-type="float" office:value="-0.041166655" calcext:value-type="float">
            <text:p>-0.0411666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8 15:52:56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8985659" calcext:value-type="float">
            <text:p>0.128985659</text:p>
          </table:table-cell>
          <table:table-cell office:value-type="float" office:value="0.80263803" calcext:value-type="float">
            <text:p>0.80263803</text:p>
          </table:table-cell>
          <table:table-cell office:value-type="float" office:value="0.600075793" calcext:value-type="float">
            <text:p>0.600075793</text:p>
          </table:table-cell>
          <table:table-cell office:value-type="float" office:value="0.444132739" calcext:value-type="float">
            <text:p>0.444132739</text:p>
          </table:table-cell>
          <table:table-cell/>
          <table:table-cell office:value-type="float" office:value="0.001053804" calcext:value-type="float">
            <text:p>0.001053804</text:p>
          </table:table-cell>
          <table:table-cell office:value-type="float" office:value="0.0065575" calcext:value-type="float">
            <text:p>0.0065575</text:p>
          </table:table-cell>
          <table:table-cell office:value-type="float" office:value="0.00490258" calcext:value-type="float">
            <text:p>0.00490258</text:p>
          </table:table-cell>
          <table:table-cell office:value-type="float" office:value="0.003628535" calcext:value-type="float">
            <text:p>0.003628535</text:p>
          </table:table-cell>
          <table:table-cell/>
          <table:table-cell office:value-type="float" office:value="-0.00421594" calcext:value-type="float">
            <text:p>-0.00421594</text:p>
          </table:table-cell>
          <table:table-cell office:value-type="float" office:value="0.001287756" calcext:value-type="float">
            <text:p>0.001287756</text:p>
          </table:table-cell>
          <table:table-cell office:value-type="float" office:value="-0.000367164" calcext:value-type="float">
            <text:p>-0.000367164</text:p>
          </table:table-cell>
          <table:table-cell office:value-type="float" office:value="-0.001641209" calcext:value-type="float">
            <text:p>-0.001641209</text:p>
          </table:table-cell>
          <table:table-cell/>
          <table:table-cell office:value-type="float" office:value="26.279487873" calcext:value-type="float">
            <text:p>26.279487873</text:p>
          </table:table-cell>
          <table:table-cell office:value-type="float" office:value="26.415159569" calcext:value-type="float">
            <text:p>26.415159569</text:p>
          </table:table-cell>
          <table:table-cell office:value-type="float" office:value="26.374365805" calcext:value-type="float">
            <text:p>26.374365805</text:p>
          </table:table-cell>
          <table:table-cell office:value-type="float" office:value="26.342959625" calcext:value-type="float">
            <text:p>26.342959625</text:p>
          </table:table-cell>
          <table:table-cell/>
          <table:table-cell office:value-type="float" office:value="-0.106874435" calcext:value-type="float">
            <text:p>-0.106874435</text:p>
          </table:table-cell>
          <table:table-cell office:value-type="float" office:value="0.03264192" calcext:value-type="float">
            <text:p>0.03264192</text:p>
          </table:table-cell>
          <table:table-cell office:value-type="float" office:value="-0.009307102" calcext:value-type="float">
            <text:p>-0.009307102</text:p>
          </table:table-cell>
          <table:table-cell office:value-type="float" office:value="-0.041603155" calcext:value-type="float">
            <text:p>-0.0416031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8 15:52:57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7384678" calcext:value-type="float">
            <text:p>0.127384678</text:p>
          </table:table-cell>
          <table:table-cell office:value-type="float" office:value="0.742611974" calcext:value-type="float">
            <text:p>0.742611974</text:p>
          </table:table-cell>
          <table:table-cell office:value-type="float" office:value="0.718262877" calcext:value-type="float">
            <text:p>0.718262877</text:p>
          </table:table-cell>
          <table:table-cell office:value-type="float" office:value="0.456638391" calcext:value-type="float">
            <text:p>0.456638391</text:p>
          </table:table-cell>
          <table:table-cell/>
          <table:table-cell office:value-type="float" office:value="0.001040724" calcext:value-type="float">
            <text:p>0.001040724</text:p>
          </table:table-cell>
          <table:table-cell office:value-type="float" office:value="0.006067091" calcext:value-type="float">
            <text:p>0.006067091</text:p>
          </table:table-cell>
          <table:table-cell office:value-type="float" office:value="0.005868161" calcext:value-type="float">
            <text:p>0.005868161</text:p>
          </table:table-cell>
          <table:table-cell office:value-type="float" office:value="0.003730706" calcext:value-type="float">
            <text:p>0.003730706</text:p>
          </table:table-cell>
          <table:table-cell/>
          <table:table-cell office:value-type="float" office:value="-0.00422902" calcext:value-type="float">
            <text:p>-0.00422902</text:p>
          </table:table-cell>
          <table:table-cell office:value-type="float" office:value="0.000797347" calcext:value-type="float">
            <text:p>0.000797347</text:p>
          </table:table-cell>
          <table:table-cell office:value-type="float" office:value="0.000598416" calcext:value-type="float">
            <text:p>0.000598416</text:p>
          </table:table-cell>
          <table:table-cell office:value-type="float" office:value="-0.001539039" calcext:value-type="float">
            <text:p>-0.001539039</text:p>
          </table:table-cell>
          <table:table-cell/>
          <table:table-cell office:value-type="float" office:value="26.274110871" calcext:value-type="float">
            <text:p>26.274110871</text:p>
          </table:table-cell>
          <table:table-cell office:value-type="float" office:value="26.398017148" calcext:value-type="float">
            <text:p>26.398017148</text:p>
          </table:table-cell>
          <table:table-cell office:value-type="float" office:value="26.393113517" calcext:value-type="float">
            <text:p>26.393113517</text:p>
          </table:table-cell>
          <table:table-cell office:value-type="float" office:value="26.340423981" calcext:value-type="float">
            <text:p>26.340423981</text:p>
          </table:table-cell>
          <table:table-cell/>
          <table:table-cell office:value-type="float" office:value="-0.107206033" calcext:value-type="float">
            <text:p>-0.107206033</text:p>
          </table:table-cell>
          <table:table-cell office:value-type="float" office:value="0.020211215" calcext:value-type="float">
            <text:p>0.020211215</text:p>
          </table:table-cell>
          <table:table-cell office:value-type="float" office:value="0.015168742" calcext:value-type="float">
            <text:p>0.015168742</text:p>
          </table:table-cell>
          <table:table-cell office:value-type="float" office:value="-0.039013169" calcext:value-type="float">
            <text:p>-0.0390131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8 15:52:59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8160134" calcext:value-type="float">
            <text:p>0.128160134</text:p>
          </table:table-cell>
          <table:table-cell office:value-type="float" office:value="0.683246336" calcext:value-type="float">
            <text:p>0.683246336</text:p>
          </table:table-cell>
          <table:table-cell office:value-type="float" office:value="0.715897169" calcext:value-type="float">
            <text:p>0.715897169</text:p>
          </table:table-cell>
          <table:table-cell office:value-type="float" office:value="0.545628136" calcext:value-type="float">
            <text:p>0.545628136</text:p>
          </table:table-cell>
          <table:table-cell/>
          <table:table-cell office:value-type="float" office:value="0.00104706" calcext:value-type="float">
            <text:p>0.00104706</text:p>
          </table:table-cell>
          <table:table-cell office:value-type="float" office:value="0.005582078" calcext:value-type="float">
            <text:p>0.005582078</text:p>
          </table:table-cell>
          <table:table-cell office:value-type="float" office:value="0.005848833" calcext:value-type="float">
            <text:p>0.005848833</text:p>
          </table:table-cell>
          <table:table-cell office:value-type="float" office:value="0.004457746" calcext:value-type="float">
            <text:p>0.004457746</text:p>
          </table:table-cell>
          <table:table-cell/>
          <table:table-cell office:value-type="float" office:value="-0.004222684" calcext:value-type="float">
            <text:p>-0.004222684</text:p>
          </table:table-cell>
          <table:table-cell office:value-type="float" office:value="0.000312334" calcext:value-type="float">
            <text:p>0.000312334</text:p>
          </table:table-cell>
          <table:table-cell office:value-type="float" office:value="0.000579089" calcext:value-type="float">
            <text:p>0.000579089</text:p>
          </table:table-cell>
          <table:table-cell office:value-type="float" office:value="-0.000811998" calcext:value-type="float">
            <text:p>-0.000811998</text:p>
          </table:table-cell>
          <table:table-cell/>
          <table:table-cell office:value-type="float" office:value="26.269212508" calcext:value-type="float">
            <text:p>26.269212508</text:p>
          </table:table-cell>
          <table:table-cell office:value-type="float" office:value="26.381007494" calcext:value-type="float">
            <text:p>26.381007494</text:p>
          </table:table-cell>
          <table:table-cell office:value-type="float" office:value="26.387583066" calcext:value-type="float">
            <text:p>26.387583066</text:p>
          </table:table-cell>
          <table:table-cell office:value-type="float" office:value="26.353292059" calcext:value-type="float">
            <text:p>26.353292059</text:p>
          </table:table-cell>
          <table:table-cell/>
          <table:table-cell office:value-type="float" office:value="-0.107045419" calcext:value-type="float">
            <text:p>-0.107045419</text:p>
          </table:table-cell>
          <table:table-cell office:value-type="float" office:value="0.007917086" calcext:value-type="float">
            <text:p>0.007917086</text:p>
          </table:table-cell>
          <table:table-cell office:value-type="float" office:value="0.014678824" calcext:value-type="float">
            <text:p>0.014678824</text:p>
          </table:table-cell>
          <table:table-cell office:value-type="float" office:value="-0.020583156" calcext:value-type="float">
            <text:p>-0.0205831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8 15:53:00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8860489" calcext:value-type="float">
            <text:p>0.128860489</text:p>
          </table:table-cell>
          <table:table-cell office:value-type="float" office:value="0.639682488" calcext:value-type="float">
            <text:p>0.639682488</text:p>
          </table:table-cell>
          <table:table-cell office:value-type="float" office:value="0.705038989" calcext:value-type="float">
            <text:p>0.705038989</text:p>
          </table:table-cell>
          <table:table-cell office:value-type="float" office:value="0.535649721" calcext:value-type="float">
            <text:p>0.535649721</text:p>
          </table:table-cell>
          <table:table-cell/>
          <table:table-cell office:value-type="float" office:value="0.001052782" calcext:value-type="float">
            <text:p>0.001052782</text:p>
          </table:table-cell>
          <table:table-cell office:value-type="float" office:value="0.005226164" calcext:value-type="float">
            <text:p>0.005226164</text:p>
          </table:table-cell>
          <table:table-cell office:value-type="float" office:value="0.005760122" calcext:value-type="float">
            <text:p>0.005760122</text:p>
          </table:table-cell>
          <table:table-cell office:value-type="float" office:value="0.004376223" calcext:value-type="float">
            <text:p>0.004376223</text:p>
          </table:table-cell>
          <table:table-cell/>
          <table:table-cell office:value-type="float" office:value="-0.004216963" calcext:value-type="float">
            <text:p>-0.004216963</text:p>
          </table:table-cell>
          <table:table-cell office:value-type="float" office:value="-0.00004358" calcext:value-type="float">
            <text:p>-4.358E-05</text:p>
          </table:table-cell>
          <table:table-cell office:value-type="float" office:value="0.000490378" calcext:value-type="float">
            <text:p>0.000490378</text:p>
          </table:table-cell>
          <table:table-cell office:value-type="float" office:value="-0.000893521" calcext:value-type="float">
            <text:p>-0.000893521</text:p>
          </table:table-cell>
          <table:table-cell/>
          <table:table-cell office:value-type="float" office:value="26.264299019" calcext:value-type="float">
            <text:p>26.264299019</text:p>
          </table:table-cell>
          <table:table-cell office:value-type="float" office:value="26.367179994" calcext:value-type="float">
            <text:p>26.367179994</text:p>
          </table:table-cell>
          <table:table-cell office:value-type="float" office:value="26.380342303" calcext:value-type="float">
            <text:p>26.380342303</text:p>
          </table:table-cell>
          <table:table-cell office:value-type="float" office:value="26.34622826" calcext:value-type="float">
            <text:p>26.34622826</text:p>
          </table:table-cell>
          <table:table-cell/>
          <table:table-cell office:value-type="float" office:value="-0.106900361" calcext:value-type="float">
            <text:p>-0.106900361</text:p>
          </table:table-cell>
          <table:table-cell office:value-type="float" office:value="-0.001104692" calcext:value-type="float">
            <text:p>-0.001104692</text:p>
          </table:table-cell>
          <table:table-cell office:value-type="float" office:value="0.012430185" calcext:value-type="float">
            <text:p>0.012430185</text:p>
          </table:table-cell>
          <table:table-cell office:value-type="float" office:value="-0.022649692" calcext:value-type="float">
            <text:p>-0.0226496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8 15:53:01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8121391" calcext:value-type="float">
            <text:p>0.128121391</text:p>
          </table:table-cell>
          <table:table-cell office:value-type="float" office:value="0.63489087" calcext:value-type="float">
            <text:p>0.63489087</text:p>
          </table:table-cell>
          <table:table-cell office:value-type="float" office:value="0.667565545" calcext:value-type="float">
            <text:p>0.667565545</text:p>
          </table:table-cell>
          <table:table-cell office:value-type="float" office:value="0.558835335" calcext:value-type="float">
            <text:p>0.558835335</text:p>
          </table:table-cell>
          <table:table-cell/>
          <table:table-cell office:value-type="float" office:value="0.001046743" calcext:value-type="float">
            <text:p>0.001046743</text:p>
          </table:table-cell>
          <table:table-cell office:value-type="float" office:value="0.005187017" calcext:value-type="float">
            <text:p>0.005187017</text:p>
          </table:table-cell>
          <table:table-cell office:value-type="float" office:value="0.005453967" calcext:value-type="float">
            <text:p>0.005453967</text:p>
          </table:table-cell>
          <table:table-cell office:value-type="float" office:value="0.004565648" calcext:value-type="float">
            <text:p>0.004565648</text:p>
          </table:table-cell>
          <table:table-cell/>
          <table:table-cell office:value-type="float" office:value="-0.004223001" calcext:value-type="float">
            <text:p>-0.004223001</text:p>
          </table:table-cell>
          <table:table-cell office:value-type="float" office:value="-0.000082727" calcext:value-type="float">
            <text:p>-8.2727E-05</text:p>
          </table:table-cell>
          <table:table-cell office:value-type="float" office:value="0.000184223" calcext:value-type="float">
            <text:p>0.000184223</text:p>
          </table:table-cell>
          <table:table-cell office:value-type="float" office:value="-0.000704096" calcext:value-type="float">
            <text:p>-0.000704096</text:p>
          </table:table-cell>
          <table:table-cell/>
          <table:table-cell office:value-type="float" office:value="26.274259253" calcext:value-type="float">
            <text:p>26.274259253</text:p>
          </table:table-cell>
          <table:table-cell office:value-type="float" office:value="26.376323181" calcext:value-type="float">
            <text:p>26.376323181</text:p>
          </table:table-cell>
          <table:table-cell office:value-type="float" office:value="26.382903581" calcext:value-type="float">
            <text:p>26.382903581</text:p>
          </table:table-cell>
          <table:table-cell office:value-type="float" office:value="26.361006097" calcext:value-type="float">
            <text:p>26.361006097</text:p>
          </table:table-cell>
          <table:table-cell/>
          <table:table-cell office:value-type="float" office:value="-0.107053444" calcext:value-type="float">
            <text:p>-0.107053444</text:p>
          </table:table-cell>
          <table:table-cell office:value-type="float" office:value="-0.002097015" calcext:value-type="float">
            <text:p>-0.002097015</text:p>
          </table:table-cell>
          <table:table-cell office:value-type="float" office:value="0.004669694" calcext:value-type="float">
            <text:p>0.004669694</text:p>
          </table:table-cell>
          <table:table-cell office:value-type="float" office:value="-0.017847945" calcext:value-type="float">
            <text:p>-0.0178479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8 15:53:02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8415242" calcext:value-type="float">
            <text:p>0.128415242</text:p>
          </table:table-cell>
          <table:table-cell office:value-type="float" office:value="0.643517452" calcext:value-type="float">
            <text:p>0.643517452</text:p>
          </table:table-cell>
          <table:table-cell office:value-type="float" office:value="0.709071244" calcext:value-type="float">
            <text:p>0.709071244</text:p>
          </table:table-cell>
          <table:table-cell office:value-type="float" office:value="0.535083477" calcext:value-type="float">
            <text:p>0.535083477</text:p>
          </table:table-cell>
          <table:table-cell/>
          <table:table-cell office:value-type="float" office:value="0.001049144" calcext:value-type="float">
            <text:p>0.001049144</text:p>
          </table:table-cell>
          <table:table-cell office:value-type="float" office:value="0.005257496" calcext:value-type="float">
            <text:p>0.005257496</text:p>
          </table:table-cell>
          <table:table-cell office:value-type="float" office:value="0.005793066" calcext:value-type="float">
            <text:p>0.005793066</text:p>
          </table:table-cell>
          <table:table-cell office:value-type="float" office:value="0.004371597" calcext:value-type="float">
            <text:p>0.004371597</text:p>
          </table:table-cell>
          <table:table-cell/>
          <table:table-cell office:value-type="float" office:value="-0.0042206" calcext:value-type="float">
            <text:p>-0.0042206</text:p>
          </table:table-cell>
          <table:table-cell office:value-type="float" office:value="-0.000012249" calcext:value-type="float">
            <text:p>-1.2249E-05</text:p>
          </table:table-cell>
          <table:table-cell office:value-type="float" office:value="0.000523321" calcext:value-type="float">
            <text:p>0.000523321</text:p>
          </table:table-cell>
          <table:table-cell office:value-type="float" office:value="-0.000898147" calcext:value-type="float">
            <text:p>-0.000898147</text:p>
          </table:table-cell>
          <table:table-cell/>
          <table:table-cell office:value-type="float" office:value="26.269263889" calcext:value-type="float">
            <text:p>26.269263889</text:p>
          </table:table-cell>
          <table:table-cell office:value-type="float" office:value="26.373006417" calcext:value-type="float">
            <text:p>26.373006417</text:p>
          </table:table-cell>
          <table:table-cell office:value-type="float" office:value="26.386208392" calcext:value-type="float">
            <text:p>26.386208392</text:p>
          </table:table-cell>
          <table:table-cell office:value-type="float" office:value="26.351168403" calcext:value-type="float">
            <text:p>26.351168403</text:p>
          </table:table-cell>
          <table:table-cell/>
          <table:table-cell office:value-type="float" office:value="-0.106992581" calcext:value-type="float">
            <text:p>-0.106992581</text:p>
          </table:table-cell>
          <table:table-cell office:value-type="float" office:value="-0.000310489" calcext:value-type="float">
            <text:p>-0.000310489</text:p>
          </table:table-cell>
          <table:table-cell office:value-type="float" office:value="0.013265232" calcext:value-type="float">
            <text:p>0.013265232</text:p>
          </table:table-cell>
          <table:table-cell office:value-type="float" office:value="-0.022766962" calcext:value-type="float">
            <text:p>-0.0227669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8 15:53:04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8172055" calcext:value-type="float">
            <text:p>0.128172055</text:p>
          </table:table-cell>
          <table:table-cell office:value-type="float" office:value="0.708730901" calcext:value-type="float">
            <text:p>0.708730901</text:p>
          </table:table-cell>
          <table:table-cell office:value-type="float" office:value="0.732390372" calcext:value-type="float">
            <text:p>0.732390372</text:p>
          </table:table-cell>
          <table:table-cell office:value-type="float" office:value="0.497428834" calcext:value-type="float">
            <text:p>0.497428834</text:p>
          </table:table-cell>
          <table:table-cell/>
          <table:table-cell office:value-type="float" office:value="0.001047157" calcext:value-type="float">
            <text:p>0.001047157</text:p>
          </table:table-cell>
          <table:table-cell office:value-type="float" office:value="0.005790285" calcext:value-type="float">
            <text:p>0.005790285</text:p>
          </table:table-cell>
          <table:table-cell office:value-type="float" office:value="0.005983581" calcext:value-type="float">
            <text:p>0.005983581</text:p>
          </table:table-cell>
          <table:table-cell office:value-type="float" office:value="0.004063961" calcext:value-type="float">
            <text:p>0.004063961</text:p>
          </table:table-cell>
          <table:table-cell/>
          <table:table-cell office:value-type="float" office:value="-0.004222587" calcext:value-type="float">
            <text:p>-0.004222587</text:p>
          </table:table-cell>
          <table:table-cell office:value-type="float" office:value="0.000520541" calcext:value-type="float">
            <text:p>0.000520541</text:p>
          </table:table-cell>
          <table:table-cell office:value-type="float" office:value="0.000713837" calcext:value-type="float">
            <text:p>0.000713837</text:p>
          </table:table-cell>
          <table:table-cell office:value-type="float" office:value="-0.001205783" calcext:value-type="float">
            <text:p>-0.001205783</text:p>
          </table:table-cell>
          <table:table-cell/>
          <table:table-cell office:value-type="float" office:value="26.269214909" calcext:value-type="float">
            <text:p>26.269214909</text:p>
          </table:table-cell>
          <table:table-cell office:value-type="float" office:value="26.386139851" calcext:value-type="float">
            <text:p>26.386139851</text:p>
          </table:table-cell>
          <table:table-cell office:value-type="float" office:value="26.390904629" calcext:value-type="float">
            <text:p>26.390904629</text:p>
          </table:table-cell>
          <table:table-cell office:value-type="float" office:value="26.343584864" calcext:value-type="float">
            <text:p>26.343584864</text:p>
          </table:table-cell>
          <table:table-cell/>
          <table:table-cell office:value-type="float" office:value="-0.10704295" calcext:value-type="float">
            <text:p>-0.10704295</text:p>
          </table:table-cell>
          <table:table-cell office:value-type="float" office:value="0.01319475" calcext:value-type="float">
            <text:p>0.01319475</text:p>
          </table:table-cell>
          <table:table-cell office:value-type="float" office:value="0.018094419" calcext:value-type="float">
            <text:p>0.018094419</text:p>
          </table:table-cell>
          <table:table-cell office:value-type="float" office:value="-0.030565309" calcext:value-type="float">
            <text:p>-0.0305653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8 15:53:0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9551903" calcext:value-type="float">
            <text:p>0.129551903</text:p>
          </table:table-cell>
          <table:table-cell office:value-type="float" office:value="0.626316145" calcext:value-type="float">
            <text:p>0.626316145</text:p>
          </table:table-cell>
          <table:table-cell office:value-type="float" office:value="0.670865854" calcext:value-type="float">
            <text:p>0.670865854</text:p>
          </table:table-cell>
          <table:table-cell office:value-type="float" office:value="0.57220585" calcext:value-type="float">
            <text:p>0.57220585</text:p>
          </table:table-cell>
          <table:table-cell/>
          <table:table-cell office:value-type="float" office:value="0.001058431" calcext:value-type="float">
            <text:p>0.001058431</text:p>
          </table:table-cell>
          <table:table-cell office:value-type="float" office:value="0.005116962" calcext:value-type="float">
            <text:p>0.005116962</text:p>
          </table:table-cell>
          <table:table-cell office:value-type="float" office:value="0.00548093" calcext:value-type="float">
            <text:p>0.00548093</text:p>
          </table:table-cell>
          <table:table-cell office:value-type="float" office:value="0.004674884" calcext:value-type="float">
            <text:p>0.004674884</text:p>
          </table:table-cell>
          <table:table-cell/>
          <table:table-cell office:value-type="float" office:value="-0.004211314" calcext:value-type="float">
            <text:p>-0.004211314</text:p>
          </table:table-cell>
          <table:table-cell office:value-type="float" office:value="-0.000152782" calcext:value-type="float">
            <text:p>-0.000152782</text:p>
          </table:table-cell>
          <table:table-cell office:value-type="float" office:value="0.000211186" calcext:value-type="float">
            <text:p>0.000211186</text:p>
          </table:table-cell>
          <table:table-cell office:value-type="float" office:value="-0.00059486" calcext:value-type="float">
            <text:p>-0.00059486</text:p>
          </table:table-cell>
          <table:table-cell/>
          <table:table-cell office:value-type="float" office:value="26.259383732" calcext:value-type="float">
            <text:p>26.259383732</text:p>
          </table:table-cell>
          <table:table-cell office:value-type="float" office:value="26.359433992" calcext:value-type="float">
            <text:p>26.359433992</text:p>
          </table:table-cell>
          <table:table-cell office:value-type="float" office:value="26.368406047" calcext:value-type="float">
            <text:p>26.368406047</text:p>
          </table:table-cell>
          <table:table-cell office:value-type="float" office:value="26.348536394" calcext:value-type="float">
            <text:p>26.348536394</text:p>
          </table:table-cell>
          <table:table-cell/>
          <table:table-cell office:value-type="float" office:value="-0.106757154" calcext:value-type="float">
            <text:p>-0.106757154</text:p>
          </table:table-cell>
          <table:table-cell office:value-type="float" office:value="-0.003872807" calcext:value-type="float">
            <text:p>-0.003872807</text:p>
          </table:table-cell>
          <table:table-cell office:value-type="float" office:value="0.005353168" calcext:value-type="float">
            <text:p>0.005353168</text:p>
          </table:table-cell>
          <table:table-cell office:value-type="float" office:value="-0.01507892" calcext:value-type="float">
            <text:p>-0.015078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8 15:53:06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8794328" calcext:value-type="float">
            <text:p>0.128794328</text:p>
          </table:table-cell>
          <table:table-cell office:value-type="float" office:value="0.626593903" calcext:value-type="float">
            <text:p>0.626593903</text:p>
          </table:table-cell>
          <table:table-cell office:value-type="float" office:value="0.627720431" calcext:value-type="float">
            <text:p>0.627720431</text:p>
          </table:table-cell>
          <table:table-cell office:value-type="float" office:value="0.535835688" calcext:value-type="float">
            <text:p>0.535835688</text:p>
          </table:table-cell>
          <table:table-cell/>
          <table:table-cell office:value-type="float" office:value="0.001052241" calcext:value-type="float">
            <text:p>0.001052241</text:p>
          </table:table-cell>
          <table:table-cell office:value-type="float" office:value="0.005119231" calcext:value-type="float">
            <text:p>0.005119231</text:p>
          </table:table-cell>
          <table:table-cell office:value-type="float" office:value="0.005128435" calcext:value-type="float">
            <text:p>0.005128435</text:p>
          </table:table-cell>
          <table:table-cell office:value-type="float" office:value="0.004377743" calcext:value-type="float">
            <text:p>0.004377743</text:p>
          </table:table-cell>
          <table:table-cell/>
          <table:table-cell office:value-type="float" office:value="-0.004217503" calcext:value-type="float">
            <text:p>-0.004217503</text:p>
          </table:table-cell>
          <table:table-cell office:value-type="float" office:value="-0.000150513" calcext:value-type="float">
            <text:p>-0.000150513</text:p>
          </table:table-cell>
          <table:table-cell office:value-type="float" office:value="-0.000141309" calcext:value-type="float">
            <text:p>-0.000141309</text:p>
          </table:table-cell>
          <table:table-cell office:value-type="float" office:value="-0.000892002" calcext:value-type="float">
            <text:p>-0.000892002</text:p>
          </table:table-cell>
          <table:table-cell/>
          <table:table-cell office:value-type="float" office:value="26.269340241" calcext:value-type="float">
            <text:p>26.269340241</text:p>
          </table:table-cell>
          <table:table-cell office:value-type="float" office:value="26.369598134" calcext:value-type="float">
            <text:p>26.369598134</text:p>
          </table:table-cell>
          <table:table-cell office:value-type="float" office:value="26.369825009" calcext:value-type="float">
            <text:p>26.369825009</text:p>
          </table:table-cell>
          <table:table-cell office:value-type="float" office:value="26.351319896" calcext:value-type="float">
            <text:p>26.351319896</text:p>
          </table:table-cell>
          <table:table-cell/>
          <table:table-cell office:value-type="float" office:value="-0.106914064" calcext:value-type="float">
            <text:p>-0.106914064</text:p>
          </table:table-cell>
          <table:table-cell office:value-type="float" office:value="-0.003815284" calcext:value-type="float">
            <text:p>-0.003815284</text:p>
          </table:table-cell>
          <table:table-cell office:value-type="float" office:value="-0.003581984" calcext:value-type="float">
            <text:p>-0.003581984</text:p>
          </table:table-cell>
          <table:table-cell office:value-type="float" office:value="-0.022611178" calcext:value-type="float">
            <text:p>-0.0226111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8 15:53:07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9030958" calcext:value-type="float">
            <text:p>0.129030958</text:p>
          </table:table-cell>
          <table:table-cell office:value-type="float" office:value="0.634373502" calcext:value-type="float">
            <text:p>0.634373502</text:p>
          </table:table-cell>
          <table:table-cell office:value-type="float" office:value="0.683414421" calcext:value-type="float">
            <text:p>0.683414421</text:p>
          </table:table-cell>
          <table:table-cell office:value-type="float" office:value="0.566667982" calcext:value-type="float">
            <text:p>0.566667982</text:p>
          </table:table-cell>
          <table:table-cell/>
          <table:table-cell office:value-type="float" office:value="0.001054174" calcext:value-type="float">
            <text:p>0.001054174</text:p>
          </table:table-cell>
          <table:table-cell office:value-type="float" office:value="0.00518279" calcext:value-type="float">
            <text:p>0.00518279</text:p>
          </table:table-cell>
          <table:table-cell office:value-type="float" office:value="0.005583451" calcext:value-type="float">
            <text:p>0.005583451</text:p>
          </table:table-cell>
          <table:table-cell office:value-type="float" office:value="0.00462964" calcext:value-type="float">
            <text:p>0.00462964</text:p>
          </table:table-cell>
          <table:table-cell/>
          <table:table-cell office:value-type="float" office:value="-0.00421557" calcext:value-type="float">
            <text:p>-0.00421557</text:p>
          </table:table-cell>
          <table:table-cell office:value-type="float" office:value="-0.000086954" calcext:value-type="float">
            <text:p>-8.6954E-05</text:p>
          </table:table-cell>
          <table:table-cell office:value-type="float" office:value="0.000313707" calcext:value-type="float">
            <text:p>0.000313707</text:p>
          </table:table-cell>
          <table:table-cell office:value-type="float" office:value="-0.000640104" calcext:value-type="float">
            <text:p>-0.000640104</text:p>
          </table:table-cell>
          <table:table-cell/>
          <table:table-cell office:value-type="float" office:value="26.259278807" calcext:value-type="float">
            <text:p>26.259278807</text:p>
          </table:table-cell>
          <table:table-cell office:value-type="float" office:value="26.361056702" calcext:value-type="float">
            <text:p>26.361056702</text:p>
          </table:table-cell>
          <table:table-cell office:value-type="float" office:value="26.370933244" calcext:value-type="float">
            <text:p>26.370933244</text:p>
          </table:table-cell>
          <table:table-cell office:value-type="float" office:value="26.347421084" calcext:value-type="float">
            <text:p>26.347421084</text:p>
          </table:table-cell>
          <table:table-cell/>
          <table:table-cell office:value-type="float" office:value="-0.106865053" calcext:value-type="float">
            <text:p>-0.106865053</text:p>
          </table:table-cell>
          <table:table-cell office:value-type="float" office:value="-0.00220416" calcext:value-type="float">
            <text:p>-0.00220416</text:p>
          </table:table-cell>
          <table:table-cell office:value-type="float" office:value="0.007951896" calcext:value-type="float">
            <text:p>0.007951896</text:p>
          </table:table-cell>
          <table:table-cell office:value-type="float" office:value="-0.016225807" calcext:value-type="float">
            <text:p>-0.0162258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8 15:53:09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582731" calcext:value-type="float">
            <text:p>0.128582731</text:p>
          </table:table-cell>
          <table:table-cell office:value-type="float" office:value="0.756369323" calcext:value-type="float">
            <text:p>0.756369323</text:p>
          </table:table-cell>
          <table:table-cell office:value-type="float" office:value="0.728599516" calcext:value-type="float">
            <text:p>0.728599516</text:p>
          </table:table-cell>
          <table:table-cell office:value-type="float" office:value="0.458306725" calcext:value-type="float">
            <text:p>0.458306725</text:p>
          </table:table-cell>
          <table:table-cell/>
          <table:table-cell office:value-type="float" office:value="0.001050513" calcext:value-type="float">
            <text:p>0.001050513</text:p>
          </table:table-cell>
          <table:table-cell office:value-type="float" office:value="0.006179488" calcext:value-type="float">
            <text:p>0.006179488</text:p>
          </table:table-cell>
          <table:table-cell office:value-type="float" office:value="0.00595261" calcext:value-type="float">
            <text:p>0.00595261</text:p>
          </table:table-cell>
          <table:table-cell office:value-type="float" office:value="0.003744336" calcext:value-type="float">
            <text:p>0.003744336</text:p>
          </table:table-cell>
          <table:table-cell/>
          <table:table-cell office:value-type="float" office:value="-0.004219232" calcext:value-type="float">
            <text:p>-0.004219232</text:p>
          </table:table-cell>
          <table:table-cell office:value-type="float" office:value="0.000909744" calcext:value-type="float">
            <text:p>0.000909744</text:p>
          </table:table-cell>
          <table:table-cell office:value-type="float" office:value="0.000682866" calcext:value-type="float">
            <text:p>0.000682866</text:p>
          </table:table-cell>
          <table:table-cell office:value-type="float" office:value="-0.001525408" calcext:value-type="float">
            <text:p>-0.001525408</text:p>
          </table:table-cell>
          <table:table-cell/>
          <table:table-cell office:value-type="float" office:value="26.254133981" calcext:value-type="float">
            <text:p>26.254133981</text:p>
          </table:table-cell>
          <table:table-cell office:value-type="float" office:value="26.380571771" calcext:value-type="float">
            <text:p>26.380571771</text:p>
          </table:table-cell>
          <table:table-cell office:value-type="float" office:value="26.374979159" calcext:value-type="float">
            <text:p>26.374979159</text:p>
          </table:table-cell>
          <table:table-cell office:value-type="float" office:value="26.320542972" calcext:value-type="float">
            <text:p>26.320542972</text:p>
          </table:table-cell>
          <table:table-cell/>
          <table:table-cell office:value-type="float" office:value="-0.10695789" calcext:value-type="float">
            <text:p>-0.10695789</text:p>
          </table:table-cell>
          <table:table-cell office:value-type="float" office:value="0.02306022" calcext:value-type="float">
            <text:p>0.02306022</text:p>
          </table:table-cell>
          <table:table-cell office:value-type="float" office:value="0.017309368" calcext:value-type="float">
            <text:p>0.017309368</text:p>
          </table:table-cell>
          <table:table-cell office:value-type="float" office:value="-0.038667649" calcext:value-type="float">
            <text:p>-0.0386676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8 15:53:10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91001" calcext:value-type="float">
            <text:p>0.1291001</text:p>
          </table:table-cell>
          <table:table-cell office:value-type="float" office:value="0.802254772" calcext:value-type="float">
            <text:p>0.802254772</text:p>
          </table:table-cell>
          <table:table-cell office:value-type="float" office:value="0.595934462" calcext:value-type="float">
            <text:p>0.595934462</text:p>
          </table:table-cell>
          <table:table-cell office:value-type="float" office:value="0.449865514" calcext:value-type="float">
            <text:p>0.449865514</text:p>
          </table:table-cell>
          <table:table-cell/>
          <table:table-cell office:value-type="float" office:value="0.001054739" calcext:value-type="float">
            <text:p>0.001054739</text:p>
          </table:table-cell>
          <table:table-cell office:value-type="float" office:value="0.006554369" calcext:value-type="float">
            <text:p>0.006554369</text:p>
          </table:table-cell>
          <table:table-cell office:value-type="float" office:value="0.004868746" calcext:value-type="float">
            <text:p>0.004868746</text:p>
          </table:table-cell>
          <table:table-cell office:value-type="float" office:value="0.003675372" calcext:value-type="float">
            <text:p>0.003675372</text:p>
          </table:table-cell>
          <table:table-cell/>
          <table:table-cell office:value-type="float" office:value="-0.004215005" calcext:value-type="float">
            <text:p>-0.004215005</text:p>
          </table:table-cell>
          <table:table-cell office:value-type="float" office:value="0.001284625" calcext:value-type="float">
            <text:p>0.001284625</text:p>
          </table:table-cell>
          <table:table-cell office:value-type="float" office:value="-0.000400999" calcext:value-type="float">
            <text:p>-0.000400999</text:p>
          </table:table-cell>
          <table:table-cell office:value-type="float" office:value="-0.001594372" calcext:value-type="float">
            <text:p>-0.001594372</text:p>
          </table:table-cell>
          <table:table-cell/>
          <table:table-cell office:value-type="float" office:value="26.259292733" calcext:value-type="float">
            <text:p>26.259292733</text:p>
          </table:table-cell>
          <table:table-cell office:value-type="float" office:value="26.394866608" calcext:value-type="float">
            <text:p>26.394866608</text:p>
          </table:table-cell>
          <table:table-cell office:value-type="float" office:value="26.353315255" calcext:value-type="float">
            <text:p>26.353315255</text:p>
          </table:table-cell>
          <table:table-cell office:value-type="float" office:value="26.323897154" calcext:value-type="float">
            <text:p>26.323897154</text:p>
          </table:table-cell>
          <table:table-cell/>
          <table:table-cell office:value-type="float" office:value="-0.106850732" calcext:value-type="float">
            <text:p>-0.106850732</text:p>
          </table:table-cell>
          <table:table-cell office:value-type="float" office:value="0.032562552" calcext:value-type="float">
            <text:p>0.032562552</text:p>
          </table:table-cell>
          <table:table-cell office:value-type="float" office:value="-0.010164762" calcext:value-type="float">
            <text:p>-0.010164762</text:p>
          </table:table-cell>
          <table:table-cell office:value-type="float" office:value="-0.040415866" calcext:value-type="float">
            <text:p>-0.0404158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8 15:53:11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306166" calcext:value-type="float">
            <text:p>0.128306166</text:p>
          </table:table-cell>
          <table:table-cell office:value-type="float" office:value="0.639163332" calcext:value-type="float">
            <text:p>0.639163332</text:p>
          </table:table-cell>
          <table:table-cell office:value-type="float" office:value="0.677109441" calcext:value-type="float">
            <text:p>0.677109441</text:p>
          </table:table-cell>
          <table:table-cell office:value-type="float" office:value="0.567610331" calcext:value-type="float">
            <text:p>0.567610331</text:p>
          </table:table-cell>
          <table:table-cell/>
          <table:table-cell office:value-type="float" office:value="0.001048253" calcext:value-type="float">
            <text:p>0.001048253</text:p>
          </table:table-cell>
          <table:table-cell office:value-type="float" office:value="0.005221923" calcext:value-type="float">
            <text:p>0.005221923</text:p>
          </table:table-cell>
          <table:table-cell office:value-type="float" office:value="0.00553194" calcext:value-type="float">
            <text:p>0.00553194</text:p>
          </table:table-cell>
          <table:table-cell office:value-type="float" office:value="0.004637339" calcext:value-type="float">
            <text:p>0.004637339</text:p>
          </table:table-cell>
          <table:table-cell/>
          <table:table-cell office:value-type="float" office:value="-0.004221491" calcext:value-type="float">
            <text:p>-0.004221491</text:p>
          </table:table-cell>
          <table:table-cell office:value-type="float" office:value="-0.000047822" calcext:value-type="float">
            <text:p>-4.7822E-05</text:p>
          </table:table-cell>
          <table:table-cell office:value-type="float" office:value="0.000262196" calcext:value-type="float">
            <text:p>0.000262196</text:p>
          </table:table-cell>
          <table:table-cell office:value-type="float" office:value="-0.000632405" calcext:value-type="float">
            <text:p>-0.000632405</text:p>
          </table:table-cell>
          <table:table-cell/>
          <table:table-cell office:value-type="float" office:value="26.254078277" calcext:value-type="float">
            <text:p>26.254078277</text:p>
          </table:table-cell>
          <table:table-cell office:value-type="float" office:value="26.356967259" calcext:value-type="float">
            <text:p>26.356967259</text:p>
          </table:table-cell>
          <table:table-cell office:value-type="float" office:value="26.364609408" calcext:value-type="float">
            <text:p>26.364609408</text:p>
          </table:table-cell>
          <table:table-cell office:value-type="float" office:value="26.342556716" calcext:value-type="float">
            <text:p>26.342556716</text:p>
          </table:table-cell>
          <table:table-cell/>
          <table:table-cell office:value-type="float" office:value="-0.107015173" calcext:value-type="float">
            <text:p>-0.107015173</text:p>
          </table:table-cell>
          <table:table-cell office:value-type="float" office:value="-0.001212207" calcext:value-type="float">
            <text:p>-0.001212207</text:p>
          </table:table-cell>
          <table:table-cell office:value-type="float" office:value="0.006646176" calcext:value-type="float">
            <text:p>0.006646176</text:p>
          </table:table-cell>
          <table:table-cell office:value-type="float" office:value="-0.016030648" calcext:value-type="float">
            <text:p>-0.0160306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8 15:53:13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9377857" calcext:value-type="float">
            <text:p>0.129377857</text:p>
          </table:table-cell>
          <table:table-cell office:value-type="float" office:value="0.649012405" calcext:value-type="float">
            <text:p>0.649012405</text:p>
          </table:table-cell>
          <table:table-cell office:value-type="float" office:value="0.716246452" calcext:value-type="float">
            <text:p>0.716246452</text:p>
          </table:table-cell>
          <table:table-cell office:value-type="float" office:value="0.551558799" calcext:value-type="float">
            <text:p>0.551558799</text:p>
          </table:table-cell>
          <table:table-cell/>
          <table:table-cell office:value-type="float" office:value="0.001057009" calcext:value-type="float">
            <text:p>0.001057009</text:p>
          </table:table-cell>
          <table:table-cell office:value-type="float" office:value="0.005302389" calcext:value-type="float">
            <text:p>0.005302389</text:p>
          </table:table-cell>
          <table:table-cell office:value-type="float" office:value="0.005851687" calcext:value-type="float">
            <text:p>0.005851687</text:p>
          </table:table-cell>
          <table:table-cell office:value-type="float" office:value="0.004506199" calcext:value-type="float">
            <text:p>0.004506199</text:p>
          </table:table-cell>
          <table:table-cell/>
          <table:table-cell office:value-type="float" office:value="-0.004212736" calcext:value-type="float">
            <text:p>-0.004212736</text:p>
          </table:table-cell>
          <table:table-cell office:value-type="float" office:value="0.000032645" calcext:value-type="float">
            <text:p>3.2645E-05</text:p>
          </table:table-cell>
          <table:table-cell office:value-type="float" office:value="0.000581942" calcext:value-type="float">
            <text:p>0.000581942</text:p>
          </table:table-cell>
          <table:table-cell office:value-type="float" office:value="-0.000763545" calcext:value-type="float">
            <text:p>-0.000763545</text:p>
          </table:table-cell>
          <table:table-cell/>
          <table:table-cell office:value-type="float" office:value="26.25429413" calcext:value-type="float">
            <text:p>26.25429413</text:p>
          </table:table-cell>
          <table:table-cell office:value-type="float" office:value="26.358950816" calcext:value-type="float">
            <text:p>26.358950816</text:p>
          </table:table-cell>
          <table:table-cell office:value-type="float" office:value="26.372491345" calcext:value-type="float">
            <text:p>26.372491345</text:p>
          </table:table-cell>
          <table:table-cell office:value-type="float" office:value="26.339323965" calcext:value-type="float">
            <text:p>26.339323965</text:p>
          </table:table-cell>
          <table:table-cell/>
          <table:table-cell office:value-type="float" office:value="-0.106793202" calcext:value-type="float">
            <text:p>-0.106793202</text:p>
          </table:table-cell>
          <table:table-cell office:value-type="float" office:value="0.00082744" calcext:value-type="float">
            <text:p>0.00082744</text:p>
          </table:table-cell>
          <table:table-cell office:value-type="float" office:value="0.014751158" calcext:value-type="float">
            <text:p>0.014751158</text:p>
          </table:table-cell>
          <table:table-cell office:value-type="float" office:value="-0.019354914" calcext:value-type="float">
            <text:p>-0.0193549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8 15:53:1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9256264" calcext:value-type="float">
            <text:p>0.129256264</text:p>
          </table:table-cell>
          <table:table-cell office:value-type="float" office:value="0.739479749" calcext:value-type="float">
            <text:p>0.739479749</text:p>
          </table:table-cell>
          <table:table-cell office:value-type="float" office:value="0.593557429" calcext:value-type="float">
            <text:p>0.593557429</text:p>
          </table:table-cell>
          <table:table-cell office:value-type="float" office:value="0.469143447" calcext:value-type="float">
            <text:p>0.469143447</text:p>
          </table:table-cell>
          <table:table-cell/>
          <table:table-cell office:value-type="float" office:value="0.001056015" calcext:value-type="float">
            <text:p>0.001056015</text:p>
          </table:table-cell>
          <table:table-cell office:value-type="float" office:value="0.006041501" calcext:value-type="float">
            <text:p>0.006041501</text:p>
          </table:table-cell>
          <table:table-cell office:value-type="float" office:value="0.004849325" calcext:value-type="float">
            <text:p>0.004849325</text:p>
          </table:table-cell>
          <table:table-cell office:value-type="float" office:value="0.003832871" calcext:value-type="float">
            <text:p>0.003832871</text:p>
          </table:table-cell>
          <table:table-cell/>
          <table:table-cell office:value-type="float" office:value="-0.004213729" calcext:value-type="float">
            <text:p>-0.004213729</text:p>
          </table:table-cell>
          <table:table-cell office:value-type="float" office:value="0.000771757" calcext:value-type="float">
            <text:p>0.000771757</text:p>
          </table:table-cell>
          <table:table-cell office:value-type="float" office:value="-0.000420419" calcext:value-type="float">
            <text:p>-0.000420419</text:p>
          </table:table-cell>
          <table:table-cell office:value-type="float" office:value="-0.001436873" calcext:value-type="float">
            <text:p>-0.001436873</text:p>
          </table:table-cell>
          <table:table-cell/>
          <table:table-cell office:value-type="float" office:value="26.254269639" calcext:value-type="float">
            <text:p>26.254269639</text:p>
          </table:table-cell>
          <table:table-cell office:value-type="float" office:value="26.377170352" calcext:value-type="float">
            <text:p>26.377170352</text:p>
          </table:table-cell>
          <table:table-cell office:value-type="float" office:value="26.347782399" calcext:value-type="float">
            <text:p>26.347782399</text:p>
          </table:table-cell>
          <table:table-cell office:value-type="float" office:value="26.322725506" calcext:value-type="float">
            <text:p>26.322725506</text:p>
          </table:table-cell>
          <table:table-cell/>
          <table:table-cell office:value-type="float" office:value="-0.106818387" calcext:value-type="float">
            <text:p>-0.106818387</text:p>
          </table:table-cell>
          <table:table-cell office:value-type="float" office:value="0.019562562" calcext:value-type="float">
            <text:p>0.019562562</text:p>
          </table:table-cell>
          <table:table-cell office:value-type="float" office:value="-0.010657041" calcext:value-type="float">
            <text:p>-0.010657041</text:p>
          </table:table-cell>
          <table:table-cell office:value-type="float" office:value="-0.036423314" calcext:value-type="float">
            <text:p>-0.0364233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8 15:53:1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9200832" calcext:value-type="float">
            <text:p>0.129200832</text:p>
          </table:table-cell>
          <table:table-cell office:value-type="float" office:value="0.791261887" calcext:value-type="float">
            <text:p>0.791261887</text:p>
          </table:table-cell>
          <table:table-cell office:value-type="float" office:value="0.594492626" calcext:value-type="float">
            <text:p>0.594492626</text:p>
          </table:table-cell>
          <table:table-cell office:value-type="float" office:value="0.47197884" calcext:value-type="float">
            <text:p>0.47197884</text:p>
          </table:table-cell>
          <table:table-cell/>
          <table:table-cell office:value-type="float" office:value="0.001055562" calcext:value-type="float">
            <text:p>0.001055562</text:p>
          </table:table-cell>
          <table:table-cell office:value-type="float" office:value="0.006464558" calcext:value-type="float">
            <text:p>0.006464558</text:p>
          </table:table-cell>
          <table:table-cell office:value-type="float" office:value="0.004856966" calcext:value-type="float">
            <text:p>0.004856966</text:p>
          </table:table-cell>
          <table:table-cell office:value-type="float" office:value="0.003856036" calcext:value-type="float">
            <text:p>0.003856036</text:p>
          </table:table-cell>
          <table:table-cell/>
          <table:table-cell office:value-type="float" office:value="-0.004214182" calcext:value-type="float">
            <text:p>-0.004214182</text:p>
          </table:table-cell>
          <table:table-cell office:value-type="float" office:value="0.001194814" calcext:value-type="float">
            <text:p>0.001194814</text:p>
          </table:table-cell>
          <table:table-cell office:value-type="float" office:value="-0.000412778" calcext:value-type="float">
            <text:p>-0.000412778</text:p>
          </table:table-cell>
          <table:table-cell office:value-type="float" office:value="-0.001413708" calcext:value-type="float">
            <text:p>-0.001413708</text:p>
          </table:table-cell>
          <table:table-cell/>
          <table:table-cell office:value-type="float" office:value="26.259313021" calcext:value-type="float">
            <text:p>26.259313021</text:p>
          </table:table-cell>
          <table:table-cell office:value-type="float" office:value="26.392652762" calcext:value-type="float">
            <text:p>26.392652762</text:p>
          </table:table-cell>
          <table:table-cell office:value-type="float" office:value="26.353024875" calcext:value-type="float">
            <text:p>26.353024875</text:p>
          </table:table-cell>
          <table:table-cell office:value-type="float" office:value="26.328350798" calcext:value-type="float">
            <text:p>26.328350798</text:p>
          </table:table-cell>
          <table:table-cell/>
          <table:table-cell office:value-type="float" office:value="-0.106829868" calcext:value-type="float">
            <text:p>-0.106829868</text:p>
          </table:table-cell>
          <table:table-cell office:value-type="float" office:value="0.030286066" calcext:value-type="float">
            <text:p>0.030286066</text:p>
          </table:table-cell>
          <table:table-cell office:value-type="float" office:value="-0.010463363" calcext:value-type="float">
            <text:p>-0.010463363</text:p>
          </table:table-cell>
          <table:table-cell office:value-type="float" office:value="-0.035836092" calcext:value-type="float">
            <text:p>-0.0358360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8 15:53:16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9573361" calcext:value-type="float">
            <text:p>0.129573361</text:p>
          </table:table-cell>
          <table:table-cell office:value-type="float" office:value="0.798785782" calcext:value-type="float">
            <text:p>0.798785782</text:p>
          </table:table-cell>
          <table:table-cell office:value-type="float" office:value="0.604987217" calcext:value-type="float">
            <text:p>0.604987217</text:p>
          </table:table-cell>
          <table:table-cell office:value-type="float" office:value="0.446676665" calcext:value-type="float">
            <text:p>0.446676665</text:p>
          </table:table-cell>
          <table:table-cell/>
          <table:table-cell office:value-type="float" office:value="0.001058606" calcext:value-type="float">
            <text:p>0.001058606</text:p>
          </table:table-cell>
          <table:table-cell office:value-type="float" office:value="0.006526028" calcext:value-type="float">
            <text:p>0.006526028</text:p>
          </table:table-cell>
          <table:table-cell office:value-type="float" office:value="0.004942706" calcext:value-type="float">
            <text:p>0.004942706</text:p>
          </table:table-cell>
          <table:table-cell office:value-type="float" office:value="0.003649319" calcext:value-type="float">
            <text:p>0.003649319</text:p>
          </table:table-cell>
          <table:table-cell/>
          <table:table-cell office:value-type="float" office:value="-0.004211138" calcext:value-type="float">
            <text:p>-0.004211138</text:p>
          </table:table-cell>
          <table:table-cell office:value-type="float" office:value="0.001256283" calcext:value-type="float">
            <text:p>0.001256283</text:p>
          </table:table-cell>
          <table:table-cell office:value-type="float" office:value="-0.000327038" calcext:value-type="float">
            <text:p>-0.000327038</text:p>
          </table:table-cell>
          <table:table-cell office:value-type="float" office:value="-0.001620425" calcext:value-type="float">
            <text:p>-0.001620425</text:p>
          </table:table-cell>
          <table:table-cell/>
          <table:table-cell office:value-type="float" office:value="26.2644426" calcext:value-type="float">
            <text:p>26.2644426</text:p>
          </table:table-cell>
          <table:table-cell office:value-type="float" office:value="26.399221939" calcext:value-type="float">
            <text:p>26.399221939</text:p>
          </table:table-cell>
          <table:table-cell office:value-type="float" office:value="26.360192564" calcext:value-type="float">
            <text:p>26.360192564</text:p>
          </table:table-cell>
          <table:table-cell office:value-type="float" office:value="26.328309178" calcext:value-type="float">
            <text:p>26.328309178</text:p>
          </table:table-cell>
          <table:table-cell/>
          <table:table-cell office:value-type="float" office:value="-0.106752709" calcext:value-type="float">
            <text:p>-0.106752709</text:p>
          </table:table-cell>
          <table:table-cell office:value-type="float" office:value="0.031844169" calcext:value-type="float">
            <text:p>0.031844169</text:p>
          </table:table-cell>
          <table:table-cell office:value-type="float" office:value="-0.008289959" calcext:value-type="float">
            <text:p>-0.008289959</text:p>
          </table:table-cell>
          <table:table-cell office:value-type="float" office:value="-0.041076294" calcext:value-type="float">
            <text:p>-0.0410762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8 15:53:18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9542962" calcext:value-type="float">
            <text:p>0.129542962</text:p>
          </table:table-cell>
          <table:table-cell office:value-type="float" office:value="0.629758314" calcext:value-type="float">
            <text:p>0.629758314</text:p>
          </table:table-cell>
          <table:table-cell office:value-type="float" office:value="0.662236293" calcext:value-type="float">
            <text:p>0.662236293</text:p>
          </table:table-cell>
          <table:table-cell office:value-type="float" office:value="0.572537252" calcext:value-type="float">
            <text:p>0.572537252</text:p>
          </table:table-cell>
          <table:table-cell/>
          <table:table-cell office:value-type="float" office:value="0.001058358" calcext:value-type="float">
            <text:p>0.001058358</text:p>
          </table:table-cell>
          <table:table-cell office:value-type="float" office:value="0.005145084" calcext:value-type="float">
            <text:p>0.005145084</text:p>
          </table:table-cell>
          <table:table-cell office:value-type="float" office:value="0.005410427" calcext:value-type="float">
            <text:p>0.005410427</text:p>
          </table:table-cell>
          <table:table-cell office:value-type="float" office:value="0.004677592" calcext:value-type="float">
            <text:p>0.004677592</text:p>
          </table:table-cell>
          <table:table-cell/>
          <table:table-cell office:value-type="float" office:value="-0.004211387" calcext:value-type="float">
            <text:p>-0.004211387</text:p>
          </table:table-cell>
          <table:table-cell office:value-type="float" office:value="-0.00012466" calcext:value-type="float">
            <text:p>-0.00012466</text:p>
          </table:table-cell>
          <table:table-cell office:value-type="float" office:value="0.000140683" calcext:value-type="float">
            <text:p>0.000140683</text:p>
          </table:table-cell>
          <table:table-cell office:value-type="float" office:value="-0.000592152" calcext:value-type="float">
            <text:p>-0.000592152</text:p>
          </table:table-cell>
          <table:table-cell/>
          <table:table-cell office:value-type="float" office:value="26.259381931" calcext:value-type="float">
            <text:p>26.259381931</text:p>
          </table:table-cell>
          <table:table-cell office:value-type="float" office:value="26.360127227" calcext:value-type="float">
            <text:p>26.360127227</text:p>
          </table:table-cell>
          <table:table-cell office:value-type="float" office:value="26.366668108" calcext:value-type="float">
            <text:p>26.366668108</text:p>
          </table:table-cell>
          <table:table-cell office:value-type="float" office:value="26.348603138" calcext:value-type="float">
            <text:p>26.348603138</text:p>
          </table:table-cell>
          <table:table-cell/>
          <table:table-cell office:value-type="float" office:value="-0.106759006" calcext:value-type="float">
            <text:p>-0.106759006</text:p>
          </table:table-cell>
          <table:table-cell office:value-type="float" office:value="-0.003159947" calcext:value-type="float">
            <text:p>-0.003159947</text:p>
          </table:table-cell>
          <table:table-cell office:value-type="float" office:value="0.003566037" calcext:value-type="float">
            <text:p>0.003566037</text:p>
          </table:table-cell>
          <table:table-cell office:value-type="float" office:value="-0.015010287" calcext:value-type="float">
            <text:p>-0.015010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8 15:53:1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9520909" calcext:value-type="float">
            <text:p>0.129520909</text:p>
          </table:table-cell>
          <table:table-cell office:value-type="float" office:value="0.794018602" calcext:value-type="float">
            <text:p>0.794018602</text:p>
          </table:table-cell>
          <table:table-cell office:value-type="float" office:value="0.59664793" calcext:value-type="float">
            <text:p>0.59664793</text:p>
          </table:table-cell>
          <table:table-cell office:value-type="float" office:value="0.447561198" calcext:value-type="float">
            <text:p>0.447561198</text:p>
          </table:table-cell>
          <table:table-cell/>
          <table:table-cell office:value-type="float" office:value="0.001058177" calcext:value-type="float">
            <text:p>0.001058177</text:p>
          </table:table-cell>
          <table:table-cell office:value-type="float" office:value="0.00648708" calcext:value-type="float">
            <text:p>0.00648708</text:p>
          </table:table-cell>
          <table:table-cell office:value-type="float" office:value="0.004874575" calcext:value-type="float">
            <text:p>0.004874575</text:p>
          </table:table-cell>
          <table:table-cell office:value-type="float" office:value="0.003656546" calcext:value-type="float">
            <text:p>0.003656546</text:p>
          </table:table-cell>
          <table:table-cell/>
          <table:table-cell office:value-type="float" office:value="-0.004211567" calcext:value-type="float">
            <text:p>-0.004211567</text:p>
          </table:table-cell>
          <table:table-cell office:value-type="float" office:value="0.001217336" calcext:value-type="float">
            <text:p>0.001217336</text:p>
          </table:table-cell>
          <table:table-cell office:value-type="float" office:value="-0.00039517" calcext:value-type="float">
            <text:p>-0.00039517</text:p>
          </table:table-cell>
          <table:table-cell office:value-type="float" office:value="-0.001613199" calcext:value-type="float">
            <text:p>-0.001613199</text:p>
          </table:table-cell>
          <table:table-cell/>
          <table:table-cell office:value-type="float" office:value="26.264432036" calcext:value-type="float">
            <text:p>26.264432036</text:p>
          </table:table-cell>
          <table:table-cell office:value-type="float" office:value="26.398261886" calcext:value-type="float">
            <text:p>26.398261886</text:p>
          </table:table-cell>
          <table:table-cell office:value-type="float" office:value="26.358513073" calcext:value-type="float">
            <text:p>26.358513073</text:p>
          </table:table-cell>
          <table:table-cell office:value-type="float" office:value="26.328487323" calcext:value-type="float">
            <text:p>26.328487323</text:p>
          </table:table-cell>
          <table:table-cell/>
          <table:table-cell office:value-type="float" office:value="-0.106763573" calcext:value-type="float">
            <text:p>-0.106763573</text:p>
          </table:table-cell>
          <table:table-cell office:value-type="float" office:value="0.030856947" calcext:value-type="float">
            <text:p>0.030856947</text:p>
          </table:table-cell>
          <table:table-cell office:value-type="float" office:value="-0.010017005" calcext:value-type="float">
            <text:p>-0.010017005</text:p>
          </table:table-cell>
          <table:table-cell office:value-type="float" office:value="-0.040893102" calcext:value-type="float">
            <text:p>-0.0408931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8 15:53:20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9706279" calcext:value-type="float">
            <text:p>0.129706279</text:p>
          </table:table-cell>
          <table:table-cell office:value-type="float" office:value="0.63060768" calcext:value-type="float">
            <text:p>0.63060768</text:p>
          </table:table-cell>
          <table:table-cell office:value-type="float" office:value="0.646222907" calcext:value-type="float">
            <text:p>0.646222907</text:p>
          </table:table-cell>
          <table:table-cell office:value-type="float" office:value="0.548773473" calcext:value-type="float">
            <text:p>0.548773473</text:p>
          </table:table-cell>
          <table:table-cell/>
          <table:table-cell office:value-type="float" office:value="0.001059692" calcext:value-type="float">
            <text:p>0.001059692</text:p>
          </table:table-cell>
          <table:table-cell office:value-type="float" office:value="0.005152024" calcext:value-type="float">
            <text:p>0.005152024</text:p>
          </table:table-cell>
          <table:table-cell office:value-type="float" office:value="0.005279599" calcext:value-type="float">
            <text:p>0.005279599</text:p>
          </table:table-cell>
          <table:table-cell office:value-type="float" office:value="0.004483443" calcext:value-type="float">
            <text:p>0.004483443</text:p>
          </table:table-cell>
          <table:table-cell/>
          <table:table-cell office:value-type="float" office:value="-0.004210053" calcext:value-type="float">
            <text:p>-0.004210053</text:p>
          </table:table-cell>
          <table:table-cell office:value-type="float" office:value="-0.000117721" calcext:value-type="float">
            <text:p>-0.000117721</text:p>
          </table:table-cell>
          <table:table-cell office:value-type="float" office:value="0.000009855" calcext:value-type="float">
            <text:p>9.855E-06</text:p>
          </table:table-cell>
          <table:table-cell office:value-type="float" office:value="-0.000786301" calcext:value-type="float">
            <text:p>-0.000786301</text:p>
          </table:table-cell>
          <table:table-cell/>
          <table:table-cell office:value-type="float" office:value="26.264469371" calcext:value-type="float">
            <text:p>26.264469371</text:p>
          </table:table-cell>
          <table:table-cell office:value-type="float" office:value="26.365352383" calcext:value-type="float">
            <text:p>26.365352383</text:p>
          </table:table-cell>
          <table:table-cell office:value-type="float" office:value="26.368497192" calcext:value-type="float">
            <text:p>26.368497192</text:p>
          </table:table-cell>
          <table:table-cell office:value-type="float" office:value="26.348871346" calcext:value-type="float">
            <text:p>26.348871346</text:p>
          </table:table-cell>
          <table:table-cell/>
          <table:table-cell office:value-type="float" office:value="-0.106725179" calcext:value-type="float">
            <text:p>-0.106725179</text:p>
          </table:table-cell>
          <table:table-cell office:value-type="float" office:value="-0.002984046" calcext:value-type="float">
            <text:p>-0.002984046</text:p>
          </table:table-cell>
          <table:table-cell office:value-type="float" office:value="0.000249748" calcext:value-type="float">
            <text:p>0.000249748</text:p>
          </table:table-cell>
          <table:table-cell office:value-type="float" office:value="-0.019931756" calcext:value-type="float">
            <text:p>-0.0199317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8 15:53:2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9856483" calcext:value-type="float">
            <text:p>0.129856483</text:p>
          </table:table-cell>
          <table:table-cell office:value-type="float" office:value="0.627185777" calcext:value-type="float">
            <text:p>0.627185777</text:p>
          </table:table-cell>
          <table:table-cell office:value-type="float" office:value="0.614125206" calcext:value-type="float">
            <text:p>0.614125206</text:p>
          </table:table-cell>
          <table:table-cell office:value-type="float" office:value="0.521728459" calcext:value-type="float">
            <text:p>0.521728459</text:p>
          </table:table-cell>
          <table:table-cell/>
          <table:table-cell office:value-type="float" office:value="0.001060919" calcext:value-type="float">
            <text:p>0.001060919</text:p>
          </table:table-cell>
          <table:table-cell office:value-type="float" office:value="0.005124067" calcext:value-type="float">
            <text:p>0.005124067</text:p>
          </table:table-cell>
          <table:table-cell office:value-type="float" office:value="0.005017363" calcext:value-type="float">
            <text:p>0.005017363</text:p>
          </table:table-cell>
          <table:table-cell office:value-type="float" office:value="0.004262487" calcext:value-type="float">
            <text:p>0.004262487</text:p>
          </table:table-cell>
          <table:table-cell/>
          <table:table-cell office:value-type="float" office:value="-0.004208825" calcext:value-type="float">
            <text:p>-0.004208825</text:p>
          </table:table-cell>
          <table:table-cell office:value-type="float" office:value="-0.000145678" calcext:value-type="float">
            <text:p>-0.000145678</text:p>
          </table:table-cell>
          <table:table-cell office:value-type="float" office:value="-0.000252382" calcext:value-type="float">
            <text:p>-0.000252382</text:p>
          </table:table-cell>
          <table:table-cell office:value-type="float" office:value="-0.001007257" calcext:value-type="float">
            <text:p>-0.001007257</text:p>
          </table:table-cell>
          <table:table-cell/>
          <table:table-cell office:value-type="float" office:value="26.264499624" calcext:value-type="float">
            <text:p>26.264499624</text:p>
          </table:table-cell>
          <table:table-cell office:value-type="float" office:value="26.364663232" calcext:value-type="float">
            <text:p>26.364663232</text:p>
          </table:table-cell>
          <table:table-cell office:value-type="float" office:value="26.362032907" calcext:value-type="float">
            <text:p>26.362032907</text:p>
          </table:table-cell>
          <table:table-cell office:value-type="float" office:value="26.34342455" calcext:value-type="float">
            <text:p>26.34342455</text:p>
          </table:table-cell>
          <table:table-cell/>
          <table:table-cell office:value-type="float" office:value="-0.106694069" calcext:value-type="float">
            <text:p>-0.106694069</text:p>
          </table:table-cell>
          <table:table-cell office:value-type="float" office:value="-0.003692709" calcext:value-type="float">
            <text:p>-0.003692709</text:p>
          </table:table-cell>
          <table:table-cell office:value-type="float" office:value="-0.006397508" calcext:value-type="float">
            <text:p>-0.006397508</text:p>
          </table:table-cell>
          <table:table-cell office:value-type="float" office:value="-0.025532803" calcext:value-type="float">
            <text:p>-0.0255328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8 15:53:23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8950492" calcext:value-type="float">
            <text:p>0.128950492</text:p>
          </table:table-cell>
          <table:table-cell office:value-type="float" office:value="0.794900154" calcext:value-type="float">
            <text:p>0.794900154</text:p>
          </table:table-cell>
          <table:table-cell office:value-type="float" office:value="0.625904873" calcext:value-type="float">
            <text:p>0.625904873</text:p>
          </table:table-cell>
          <table:table-cell office:value-type="float" office:value="0.449118072" calcext:value-type="float">
            <text:p>0.449118072</text:p>
          </table:table-cell>
          <table:table-cell/>
          <table:table-cell office:value-type="float" office:value="0.001053517" calcext:value-type="float">
            <text:p>0.001053517</text:p>
          </table:table-cell>
          <table:table-cell office:value-type="float" office:value="0.006494282" calcext:value-type="float">
            <text:p>0.006494282</text:p>
          </table:table-cell>
          <table:table-cell office:value-type="float" office:value="0.005113602" calcext:value-type="float">
            <text:p>0.005113602</text:p>
          </table:table-cell>
          <table:table-cell office:value-type="float" office:value="0.003669265" calcext:value-type="float">
            <text:p>0.003669265</text:p>
          </table:table-cell>
          <table:table-cell/>
          <table:table-cell office:value-type="float" office:value="-0.004216227" calcext:value-type="float">
            <text:p>-0.004216227</text:p>
          </table:table-cell>
          <table:table-cell office:value-type="float" office:value="0.001224538" calcext:value-type="float">
            <text:p>0.001224538</text:p>
          </table:table-cell>
          <table:table-cell office:value-type="float" office:value="-0.000156142" calcext:value-type="float">
            <text:p>-0.000156142</text:p>
          </table:table-cell>
          <table:table-cell office:value-type="float" office:value="-0.001600479" calcext:value-type="float">
            <text:p>-0.001600479</text:p>
          </table:table-cell>
          <table:table-cell/>
          <table:table-cell office:value-type="float" office:value="26.2592626" calcext:value-type="float">
            <text:p>26.2592626</text:p>
          </table:table-cell>
          <table:table-cell office:value-type="float" office:value="26.393385469" calcext:value-type="float">
            <text:p>26.393385469</text:p>
          </table:table-cell>
          <table:table-cell office:value-type="float" office:value="26.359351164" calcext:value-type="float">
            <text:p>26.359351164</text:p>
          </table:table-cell>
          <table:table-cell office:value-type="float" office:value="26.323746618" calcext:value-type="float">
            <text:p>26.323746618</text:p>
          </table:table-cell>
          <table:table-cell/>
          <table:table-cell office:value-type="float" office:value="-0.106881719" calcext:value-type="float">
            <text:p>-0.106881719</text:p>
          </table:table-cell>
          <table:table-cell office:value-type="float" office:value="0.031039506" calcext:value-type="float">
            <text:p>0.031039506</text:p>
          </table:table-cell>
          <table:table-cell office:value-type="float" office:value="-0.00395798" calcext:value-type="float">
            <text:p>-0.00395798</text:p>
          </table:table-cell>
          <table:table-cell office:value-type="float" office:value="-0.040570665" calcext:value-type="float">
            <text:p>-0.0405706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8 15:53:24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9721776" calcext:value-type="float">
            <text:p>0.129721776</text:p>
          </table:table-cell>
          <table:table-cell office:value-type="float" office:value="0.801684952" calcext:value-type="float">
            <text:p>0.801684952</text:p>
          </table:table-cell>
          <table:table-cell office:value-type="float" office:value="0.598848533" calcext:value-type="float">
            <text:p>0.598848533</text:p>
          </table:table-cell>
          <table:table-cell office:value-type="float" office:value="0.446426326" calcext:value-type="float">
            <text:p>0.446426326</text:p>
          </table:table-cell>
          <table:table-cell/>
          <table:table-cell office:value-type="float" office:value="0.001059818" calcext:value-type="float">
            <text:p>0.001059818</text:p>
          </table:table-cell>
          <table:table-cell office:value-type="float" office:value="0.006549714" calcext:value-type="float">
            <text:p>0.006549714</text:p>
          </table:table-cell>
          <table:table-cell office:value-type="float" office:value="0.004892553" calcext:value-type="float">
            <text:p>0.004892553</text:p>
          </table:table-cell>
          <table:table-cell office:value-type="float" office:value="0.003647274" calcext:value-type="float">
            <text:p>0.003647274</text:p>
          </table:table-cell>
          <table:table-cell/>
          <table:table-cell office:value-type="float" office:value="-0.004209926" calcext:value-type="float">
            <text:p>-0.004209926</text:p>
          </table:table-cell>
          <table:table-cell office:value-type="float" office:value="0.001279969" calcext:value-type="float">
            <text:p>0.001279969</text:p>
          </table:table-cell>
          <table:table-cell office:value-type="float" office:value="-0.000377191" calcext:value-type="float">
            <text:p>-0.000377191</text:p>
          </table:table-cell>
          <table:table-cell office:value-type="float" office:value="-0.00162247" calcext:value-type="float">
            <text:p>-0.00162247</text:p>
          </table:table-cell>
          <table:table-cell/>
          <table:table-cell office:value-type="float" office:value="26.26952704" calcext:value-type="float">
            <text:p>26.26952704</text:p>
          </table:table-cell>
          <table:table-cell office:value-type="float" office:value="26.404859742" calcext:value-type="float">
            <text:p>26.404859742</text:p>
          </table:table-cell>
          <table:table-cell office:value-type="float" office:value="26.36401039" calcext:value-type="float">
            <text:p>26.36401039</text:p>
          </table:table-cell>
          <table:table-cell office:value-type="float" office:value="26.333313022" calcext:value-type="float">
            <text:p>26.333313022</text:p>
          </table:table-cell>
          <table:table-cell/>
          <table:table-cell office:value-type="float" office:value="-0.106721969" calcext:value-type="float">
            <text:p>-0.106721969</text:p>
          </table:table-cell>
          <table:table-cell office:value-type="float" office:value="0.03244455" calcext:value-type="float">
            <text:p>0.03244455</text:p>
          </table:table-cell>
          <table:table-cell office:value-type="float" office:value="-0.009561265" calcext:value-type="float">
            <text:p>-0.009561265</text:p>
          </table:table-cell>
          <table:table-cell office:value-type="float" office:value="-0.041128141" calcext:value-type="float">
            <text:p>-0.041128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8 15:53:2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30369083" calcext:value-type="float">
            <text:p>0.130369083</text:p>
          </table:table-cell>
          <table:table-cell office:value-type="float" office:value="0.68303772" calcext:value-type="float">
            <text:p>0.68303772</text:p>
          </table:table-cell>
          <table:table-cell office:value-type="float" office:value="0.612193419" calcext:value-type="float">
            <text:p>0.612193419</text:p>
          </table:table-cell>
          <table:table-cell office:value-type="float" office:value="0.547149247" calcext:value-type="float">
            <text:p>0.547149247</text:p>
          </table:table-cell>
          <table:table-cell/>
          <table:table-cell office:value-type="float" office:value="0.001065107" calcext:value-type="float">
            <text:p>0.001065107</text:p>
          </table:table-cell>
          <table:table-cell office:value-type="float" office:value="0.005580374" calcext:value-type="float">
            <text:p>0.005580374</text:p>
          </table:table-cell>
          <table:table-cell office:value-type="float" office:value="0.00500158" calcext:value-type="float">
            <text:p>0.00500158</text:p>
          </table:table-cell>
          <table:table-cell office:value-type="float" office:value="0.004470174" calcext:value-type="float">
            <text:p>0.004470174</text:p>
          </table:table-cell>
          <table:table-cell/>
          <table:table-cell office:value-type="float" office:value="-0.004204637" calcext:value-type="float">
            <text:p>-0.004204637</text:p>
          </table:table-cell>
          <table:table-cell office:value-type="float" office:value="0.000310629" calcext:value-type="float">
            <text:p>0.000310629</text:p>
          </table:table-cell>
          <table:table-cell office:value-type="float" office:value="-0.000268164" calcext:value-type="float">
            <text:p>-0.000268164</text:p>
          </table:table-cell>
          <table:table-cell office:value-type="float" office:value="-0.000799571" calcext:value-type="float">
            <text:p>-0.000799571</text:p>
          </table:table-cell>
          <table:table-cell/>
          <table:table-cell office:value-type="float" office:value="26.259548322" calcext:value-type="float">
            <text:p>26.259548322</text:p>
          </table:table-cell>
          <table:table-cell office:value-type="float" office:value="26.370857379" calcext:value-type="float">
            <text:p>26.370857379</text:p>
          </table:table-cell>
          <table:table-cell office:value-type="float" office:value="26.356589741" calcext:value-type="float">
            <text:p>26.356589741</text:p>
          </table:table-cell>
          <table:table-cell office:value-type="float" office:value="26.343490059" calcext:value-type="float">
            <text:p>26.343490059</text:p>
          </table:table-cell>
          <table:table-cell/>
          <table:table-cell office:value-type="float" office:value="-0.106587898" calcext:value-type="float">
            <text:p>-0.106587898</text:p>
          </table:table-cell>
          <table:table-cell office:value-type="float" office:value="0.007873883" calcext:value-type="float">
            <text:p>0.007873883</text:p>
          </table:table-cell>
          <table:table-cell office:value-type="float" office:value="-0.006797575" calcext:value-type="float">
            <text:p>-0.006797575</text:p>
          </table:table-cell>
          <table:table-cell office:value-type="float" office:value="-0.020268133" calcext:value-type="float">
            <text:p>-0.0202681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8 15:53:27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940955" calcext:value-type="float">
            <text:p>0.128940955</text:p>
          </table:table-cell>
          <table:table-cell office:value-type="float" office:value="0.770129057" calcext:value-type="float">
            <text:p>0.770129057</text:p>
          </table:table-cell>
          <table:table-cell office:value-type="float" office:value="0.595418286" calcext:value-type="float">
            <text:p>0.595418286</text:p>
          </table:table-cell>
          <table:table-cell office:value-type="float" office:value="0.456151421" calcext:value-type="float">
            <text:p>0.456151421</text:p>
          </table:table-cell>
          <table:table-cell/>
          <table:table-cell office:value-type="float" office:value="0.001053439" calcext:value-type="float">
            <text:p>0.001053439</text:p>
          </table:table-cell>
          <table:table-cell office:value-type="float" office:value="0.006291904" calcext:value-type="float">
            <text:p>0.006291904</text:p>
          </table:table-cell>
          <table:table-cell office:value-type="float" office:value="0.004864528" calcext:value-type="float">
            <text:p>0.004864528</text:p>
          </table:table-cell>
          <table:table-cell office:value-type="float" office:value="0.003726727" calcext:value-type="float">
            <text:p>0.003726727</text:p>
          </table:table-cell>
          <table:table-cell/>
          <table:table-cell office:value-type="float" office:value="-0.004216305" calcext:value-type="float">
            <text:p>-0.004216305</text:p>
          </table:table-cell>
          <table:table-cell office:value-type="float" office:value="0.00102216" calcext:value-type="float">
            <text:p>0.00102216</text:p>
          </table:table-cell>
          <table:table-cell office:value-type="float" office:value="-0.000405216" calcext:value-type="float">
            <text:p>-0.000405216</text:p>
          </table:table-cell>
          <table:table-cell office:value-type="float" office:value="-0.001543017" calcext:value-type="float">
            <text:p>-0.001543017</text:p>
          </table:table-cell>
          <table:table-cell/>
          <table:table-cell office:value-type="float" office:value="26.254206132" calcext:value-type="float">
            <text:p>26.254206132</text:p>
          </table:table-cell>
          <table:table-cell office:value-type="float" office:value="26.383342858" calcext:value-type="float">
            <text:p>26.383342858</text:p>
          </table:table-cell>
          <table:table-cell office:value-type="float" office:value="26.34815717" calcext:value-type="float">
            <text:p>26.34815717</text:p>
          </table:table-cell>
          <table:table-cell office:value-type="float" office:value="26.320108889" calcext:value-type="float">
            <text:p>26.320108889</text:p>
          </table:table-cell>
          <table:table-cell/>
          <table:table-cell office:value-type="float" office:value="-0.106883694" calcext:value-type="float">
            <text:p>-0.106883694</text:p>
          </table:table-cell>
          <table:table-cell office:value-type="float" office:value="0.025909709" calcext:value-type="float">
            <text:p>0.025909709</text:p>
          </table:table-cell>
          <table:table-cell office:value-type="float" office:value="-0.010271661" calcext:value-type="float">
            <text:p>-0.010271661</text:p>
          </table:table-cell>
          <table:table-cell office:value-type="float" office:value="-0.039114023" calcext:value-type="float">
            <text:p>-0.0391140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8 15:53:28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931408" calcext:value-type="float">
            <text:p>0.12931408</text:p>
          </table:table-cell>
          <table:table-cell office:value-type="float" office:value="0.798279738" calcext:value-type="float">
            <text:p>0.798279738</text:p>
          </table:table-cell>
          <table:table-cell office:value-type="float" office:value="0.598428321" calcext:value-type="float">
            <text:p>0.598428321</text:p>
          </table:table-cell>
          <table:table-cell office:value-type="float" office:value="0.457283313" calcext:value-type="float">
            <text:p>0.457283313</text:p>
          </table:table-cell>
          <table:table-cell/>
          <table:table-cell office:value-type="float" office:value="0.001056488" calcext:value-type="float">
            <text:p>0.001056488</text:p>
          </table:table-cell>
          <table:table-cell office:value-type="float" office:value="0.006521893" calcext:value-type="float">
            <text:p>0.006521893</text:p>
          </table:table-cell>
          <table:table-cell office:value-type="float" office:value="0.00488912" calcext:value-type="float">
            <text:p>0.00488912</text:p>
          </table:table-cell>
          <table:table-cell office:value-type="float" office:value="0.003735975" calcext:value-type="float">
            <text:p>0.003735975</text:p>
          </table:table-cell>
          <table:table-cell/>
          <table:table-cell office:value-type="float" office:value="-0.004213257" calcext:value-type="float">
            <text:p>-0.004213257</text:p>
          </table:table-cell>
          <table:table-cell office:value-type="float" office:value="0.001252149" calcext:value-type="float">
            <text:p>0.001252149</text:p>
          </table:table-cell>
          <table:table-cell office:value-type="float" office:value="-0.000380624" calcext:value-type="float">
            <text:p>-0.000380624</text:p>
          </table:table-cell>
          <table:table-cell office:value-type="float" office:value="-0.00153377" calcext:value-type="float">
            <text:p>-0.00153377</text:p>
          </table:table-cell>
          <table:table-cell/>
          <table:table-cell office:value-type="float" office:value="26.254281284" calcext:value-type="float">
            <text:p>26.254281284</text:p>
          </table:table-cell>
          <table:table-cell office:value-type="float" office:value="26.389012133" calcext:value-type="float">
            <text:p>26.389012133</text:p>
          </table:table-cell>
          <table:table-cell office:value-type="float" office:value="26.348763382" calcext:value-type="float">
            <text:p>26.348763382</text:p>
          </table:table-cell>
          <table:table-cell office:value-type="float" office:value="26.320336854" calcext:value-type="float">
            <text:p>26.320336854</text:p>
          </table:table-cell>
          <table:table-cell/>
          <table:table-cell office:value-type="float" office:value="-0.106806412" calcext:value-type="float">
            <text:p>-0.106806412</text:p>
          </table:table-cell>
          <table:table-cell office:value-type="float" office:value="0.031739374" calcext:value-type="float">
            <text:p>0.031739374</text:p>
          </table:table-cell>
          <table:table-cell office:value-type="float" office:value="-0.00964829" calcext:value-type="float">
            <text:p>-0.00964829</text:p>
          </table:table-cell>
          <table:table-cell office:value-type="float" office:value="-0.038879602" calcext:value-type="float">
            <text:p>-0.03887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8 15:53:29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9588262" calcext:value-type="float">
            <text:p>0.129588262</text:p>
          </table:table-cell>
          <table:table-cell office:value-type="float" office:value="0.801011419" calcext:value-type="float">
            <text:p>0.801011419</text:p>
          </table:table-cell>
          <table:table-cell office:value-type="float" office:value="0.596728992" calcext:value-type="float">
            <text:p>0.596728992</text:p>
          </table:table-cell>
          <table:table-cell office:value-type="float" office:value="0.446322614" calcext:value-type="float">
            <text:p>0.446322614</text:p>
          </table:table-cell>
          <table:table-cell/>
          <table:table-cell office:value-type="float" office:value="0.001058728" calcext:value-type="float">
            <text:p>0.001058728</text:p>
          </table:table-cell>
          <table:table-cell office:value-type="float" office:value="0.006544211" calcext:value-type="float">
            <text:p>0.006544211</text:p>
          </table:table-cell>
          <table:table-cell office:value-type="float" office:value="0.004875237" calcext:value-type="float">
            <text:p>0.004875237</text:p>
          </table:table-cell>
          <table:table-cell office:value-type="float" office:value="0.003646427" calcext:value-type="float">
            <text:p>0.003646427</text:p>
          </table:table-cell>
          <table:table-cell/>
          <table:table-cell office:value-type="float" office:value="-0.004211017" calcext:value-type="float">
            <text:p>-0.004211017</text:p>
          </table:table-cell>
          <table:table-cell office:value-type="float" office:value="0.001274467" calcext:value-type="float">
            <text:p>0.001274467</text:p>
          </table:table-cell>
          <table:table-cell office:value-type="float" office:value="-0.000394507" calcext:value-type="float">
            <text:p>-0.000394507</text:p>
          </table:table-cell>
          <table:table-cell office:value-type="float" office:value="-0.001623318" calcext:value-type="float">
            <text:p>-0.001623318</text:p>
          </table:table-cell>
          <table:table-cell/>
          <table:table-cell office:value-type="float" office:value="26.259391055" calcext:value-type="float">
            <text:p>26.259391055</text:p>
          </table:table-cell>
          <table:table-cell office:value-type="float" office:value="26.39461621" calcext:value-type="float">
            <text:p>26.39461621</text:p>
          </table:table-cell>
          <table:table-cell office:value-type="float" office:value="26.35347527" calcext:value-type="float">
            <text:p>26.35347527</text:p>
          </table:table-cell>
          <table:table-cell office:value-type="float" office:value="26.323183608" calcext:value-type="float">
            <text:p>26.323183608</text:p>
          </table:table-cell>
          <table:table-cell/>
          <table:table-cell office:value-type="float" office:value="-0.106749623" calcext:value-type="float">
            <text:p>-0.106749623</text:p>
          </table:table-cell>
          <table:table-cell office:value-type="float" office:value="0.03230507" calcext:value-type="float">
            <text:p>0.03230507</text:p>
          </table:table-cell>
          <table:table-cell office:value-type="float" office:value="-0.010000217" calcext:value-type="float">
            <text:p>-0.010000217</text:p>
          </table:table-cell>
          <table:table-cell office:value-type="float" office:value="-0.04114962" calcext:value-type="float">
            <text:p>-0.041149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8 15:53:30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9332558" calcext:value-type="float">
            <text:p>0.129332558</text:p>
          </table:table-cell>
          <table:table-cell office:value-type="float" office:value="0.642678814" calcext:value-type="float">
            <text:p>0.642678814</text:p>
          </table:table-cell>
          <table:table-cell office:value-type="float" office:value="0.710735406" calcext:value-type="float">
            <text:p>0.710735406</text:p>
          </table:table-cell>
          <table:table-cell office:value-type="float" office:value="0.527138177" calcext:value-type="float">
            <text:p>0.527138177</text:p>
          </table:table-cell>
          <table:table-cell/>
          <table:table-cell office:value-type="float" office:value="0.001056639" calcext:value-type="float">
            <text:p>0.001056639</text:p>
          </table:table-cell>
          <table:table-cell office:value-type="float" office:value="0.005250644" calcext:value-type="float">
            <text:p>0.005250644</text:p>
          </table:table-cell>
          <table:table-cell office:value-type="float" office:value="0.005806662" calcext:value-type="float">
            <text:p>0.005806662</text:p>
          </table:table-cell>
          <table:table-cell office:value-type="float" office:value="0.004306684" calcext:value-type="float">
            <text:p>0.004306684</text:p>
          </table:table-cell>
          <table:table-cell/>
          <table:table-cell office:value-type="float" office:value="-0.004213106" calcext:value-type="float">
            <text:p>-0.004213106</text:p>
          </table:table-cell>
          <table:table-cell office:value-type="float" office:value="-0.0000191" calcext:value-type="float">
            <text:p>-1.91E-05</text:p>
          </table:table-cell>
          <table:table-cell office:value-type="float" office:value="0.000536917" calcext:value-type="float">
            <text:p>0.000536917</text:p>
          </table:table-cell>
          <table:table-cell office:value-type="float" office:value="-0.00096306" calcext:value-type="float">
            <text:p>-0.00096306</text:p>
          </table:table-cell>
          <table:table-cell/>
          <table:table-cell office:value-type="float" office:value="26.259339553" calcext:value-type="float">
            <text:p>26.259339553</text:p>
          </table:table-cell>
          <table:table-cell office:value-type="float" office:value="26.362729347" calcext:value-type="float">
            <text:p>26.362729347</text:p>
          </table:table-cell>
          <table:table-cell office:value-type="float" office:value="26.376435486" calcext:value-type="float">
            <text:p>26.376435486</text:p>
          </table:table-cell>
          <table:table-cell office:value-type="float" office:value="26.339459865" calcext:value-type="float">
            <text:p>26.339459865</text:p>
          </table:table-cell>
          <table:table-cell/>
          <table:table-cell office:value-type="float" office:value="-0.106802585" calcext:value-type="float">
            <text:p>-0.106802585</text:p>
          </table:table-cell>
          <table:table-cell office:value-type="float" office:value="-0.000484167" calcext:value-type="float">
            <text:p>-0.000484167</text:p>
          </table:table-cell>
          <table:table-cell office:value-type="float" office:value="0.013609867" calcext:value-type="float">
            <text:p>0.013609867</text:p>
          </table:table-cell>
          <table:table-cell office:value-type="float" office:value="-0.024412442" calcext:value-type="float">
            <text:p>-0.0244124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8 15:53:32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9786149" calcext:value-type="float">
            <text:p>0.129786149</text:p>
          </table:table-cell>
          <table:table-cell office:value-type="float" office:value="0.791045522" calcext:value-type="float">
            <text:p>0.791045522</text:p>
          </table:table-cell>
          <table:table-cell office:value-type="float" office:value="0.596873235" calcext:value-type="float">
            <text:p>0.596873235</text:p>
          </table:table-cell>
          <table:table-cell office:value-type="float" office:value="0.450239831" calcext:value-type="float">
            <text:p>0.450239831</text:p>
          </table:table-cell>
          <table:table-cell/>
          <table:table-cell office:value-type="float" office:value="0.001060344" calcext:value-type="float">
            <text:p>0.001060344</text:p>
          </table:table-cell>
          <table:table-cell office:value-type="float" office:value="0.00646279" calcext:value-type="float">
            <text:p>0.00646279</text:p>
          </table:table-cell>
          <table:table-cell office:value-type="float" office:value="0.004876415" calcext:value-type="float">
            <text:p>0.004876415</text:p>
          </table:table-cell>
          <table:table-cell office:value-type="float" office:value="0.00367843" calcext:value-type="float">
            <text:p>0.00367843</text:p>
          </table:table-cell>
          <table:table-cell/>
          <table:table-cell office:value-type="float" office:value="-0.0042094" calcext:value-type="float">
            <text:p>-0.0042094</text:p>
          </table:table-cell>
          <table:table-cell office:value-type="float" office:value="0.001193046" calcext:value-type="float">
            <text:p>0.001193046</text:p>
          </table:table-cell>
          <table:table-cell office:value-type="float" office:value="-0.000393329" calcext:value-type="float">
            <text:p>-0.000393329</text:p>
          </table:table-cell>
          <table:table-cell office:value-type="float" office:value="-0.001591314" calcext:value-type="float">
            <text:p>-0.001591314</text:p>
          </table:table-cell>
          <table:table-cell/>
          <table:table-cell office:value-type="float" office:value="26.264485458" calcext:value-type="float">
            <text:p>26.264485458</text:p>
          </table:table-cell>
          <table:table-cell office:value-type="float" office:value="26.397663143" calcext:value-type="float">
            <text:p>26.397663143</text:p>
          </table:table-cell>
          <table:table-cell office:value-type="float" office:value="26.358558448" calcext:value-type="float">
            <text:p>26.358558448</text:p>
          </table:table-cell>
          <table:table-cell office:value-type="float" office:value="26.329026801" calcext:value-type="float">
            <text:p>26.329026801</text:p>
          </table:table-cell>
          <table:table-cell/>
          <table:table-cell office:value-type="float" office:value="-0.106708636" calcext:value-type="float">
            <text:p>-0.106708636</text:p>
          </table:table-cell>
          <table:table-cell office:value-type="float" office:value="0.03024126" calcext:value-type="float">
            <text:p>0.03024126</text:p>
          </table:table-cell>
          <table:table-cell office:value-type="float" office:value="-0.009970344" calcext:value-type="float">
            <text:p>-0.009970344</text:p>
          </table:table-cell>
          <table:table-cell office:value-type="float" office:value="-0.040338343" calcext:value-type="float">
            <text:p>-0.0403383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8 15:53:33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9175202" calcext:value-type="float">
            <text:p>0.129175202</text:p>
          </table:table-cell>
          <table:table-cell office:value-type="float" office:value="0.633053855" calcext:value-type="float">
            <text:p>0.633053855</text:p>
          </table:table-cell>
          <table:table-cell office:value-type="float" office:value="0.683223687" calcext:value-type="float">
            <text:p>0.683223687</text:p>
          </table:table-cell>
          <table:table-cell office:value-type="float" office:value="0.568461486" calcext:value-type="float">
            <text:p>0.568461486</text:p>
          </table:table-cell>
          <table:table-cell/>
          <table:table-cell office:value-type="float" office:value="0.001055353" calcext:value-type="float">
            <text:p>0.001055353</text:p>
          </table:table-cell>
          <table:table-cell office:value-type="float" office:value="0.005172009" calcext:value-type="float">
            <text:p>0.005172009</text:p>
          </table:table-cell>
          <table:table-cell office:value-type="float" office:value="0.005581893" calcext:value-type="float">
            <text:p>0.005581893</text:p>
          </table:table-cell>
          <table:table-cell office:value-type="float" office:value="0.004644293" calcext:value-type="float">
            <text:p>0.004644293</text:p>
          </table:table-cell>
          <table:table-cell/>
          <table:table-cell office:value-type="float" office:value="-0.004214391" calcext:value-type="float">
            <text:p>-0.004214391</text:p>
          </table:table-cell>
          <table:table-cell office:value-type="float" office:value="-0.000097736" calcext:value-type="float">
            <text:p>-9.7736E-05</text:p>
          </table:table-cell>
          <table:table-cell office:value-type="float" office:value="0.000312149" calcext:value-type="float">
            <text:p>0.000312149</text:p>
          </table:table-cell>
          <table:table-cell office:value-type="float" office:value="-0.000625451" calcext:value-type="float">
            <text:p>-0.000625451</text:p>
          </table:table-cell>
          <table:table-cell/>
          <table:table-cell office:value-type="float" office:value="26.249198766" calcext:value-type="float">
            <text:p>26.249198766</text:p>
          </table:table-cell>
          <table:table-cell office:value-type="float" office:value="26.350682742" calcext:value-type="float">
            <text:p>26.350682742</text:p>
          </table:table-cell>
          <table:table-cell office:value-type="float" office:value="26.36078673" calcext:value-type="float">
            <text:p>26.36078673</text:p>
          </table:table-cell>
          <table:table-cell office:value-type="float" office:value="26.337673984" calcext:value-type="float">
            <text:p>26.337673984</text:p>
          </table:table-cell>
          <table:table-cell/>
          <table:table-cell office:value-type="float" office:value="-0.106835177" calcext:value-type="float">
            <text:p>-0.106835177</text:p>
          </table:table-cell>
          <table:table-cell office:value-type="float" office:value="-0.002477454" calcext:value-type="float">
            <text:p>-0.002477454</text:p>
          </table:table-cell>
          <table:table-cell office:value-type="float" office:value="0.007912396" calcext:value-type="float">
            <text:p>0.007912396</text:p>
          </table:table-cell>
          <table:table-cell office:value-type="float" office:value="-0.015854374" calcext:value-type="float">
            <text:p>-0.0158543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8 15:53:3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9277126" calcext:value-type="float">
            <text:p>0.129277126</text:p>
          </table:table-cell>
          <table:table-cell office:value-type="float" office:value="0.658468683" calcext:value-type="float">
            <text:p>0.658468683</text:p>
          </table:table-cell>
          <table:table-cell office:value-type="float" office:value="0.599570346" calcext:value-type="float">
            <text:p>0.599570346</text:p>
          </table:table-cell>
          <table:table-cell office:value-type="float" office:value="0.49955076" calcext:value-type="float">
            <text:p>0.49955076</text:p>
          </table:table-cell>
          <table:table-cell/>
          <table:table-cell office:value-type="float" office:value="0.001056186" calcext:value-type="float">
            <text:p>0.001056186</text:p>
          </table:table-cell>
          <table:table-cell office:value-type="float" office:value="0.005379646" calcext:value-type="float">
            <text:p>0.005379646</text:p>
          </table:table-cell>
          <table:table-cell office:value-type="float" office:value="0.004898451" calcext:value-type="float">
            <text:p>0.004898451</text:p>
          </table:table-cell>
          <table:table-cell office:value-type="float" office:value="0.004081297" calcext:value-type="float">
            <text:p>0.004081297</text:p>
          </table:table-cell>
          <table:table-cell/>
          <table:table-cell office:value-type="float" office:value="-0.004213559" calcext:value-type="float">
            <text:p>-0.004213559</text:p>
          </table:table-cell>
          <table:table-cell office:value-type="float" office:value="0.000109902" calcext:value-type="float">
            <text:p>0.000109902</text:p>
          </table:table-cell>
          <table:table-cell office:value-type="float" office:value="-0.000371294" calcext:value-type="float">
            <text:p>-0.000371294</text:p>
          </table:table-cell>
          <table:table-cell office:value-type="float" office:value="-0.001188447" calcext:value-type="float">
            <text:p>-0.001188447</text:p>
          </table:table-cell>
          <table:table-cell/>
          <table:table-cell office:value-type="float" office:value="26.254273841" calcext:value-type="float">
            <text:p>26.254273841</text:p>
          </table:table-cell>
          <table:table-cell office:value-type="float" office:value="26.360855262" calcext:value-type="float">
            <text:p>26.360855262</text:p>
          </table:table-cell>
          <table:table-cell office:value-type="float" office:value="26.348993382" calcext:value-type="float">
            <text:p>26.348993382</text:p>
          </table:table-cell>
          <table:table-cell office:value-type="float" office:value="26.32884957" calcext:value-type="float">
            <text:p>26.32884957</text:p>
          </table:table-cell>
          <table:table-cell/>
          <table:table-cell office:value-type="float" office:value="-0.106814066" calcext:value-type="float">
            <text:p>-0.106814066</text:p>
          </table:table-cell>
          <table:table-cell office:value-type="float" office:value="0.002785786" calcext:value-type="float">
            <text:p>0.002785786</text:p>
          </table:table-cell>
          <table:table-cell office:value-type="float" office:value="-0.009411779" calcext:value-type="float">
            <text:p>-0.009411779</text:p>
          </table:table-cell>
          <table:table-cell office:value-type="float" office:value="-0.030125852" calcext:value-type="float">
            <text:p>-0.0301258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8 15:53:3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7789989" calcext:value-type="float">
            <text:p>0.127789989</text:p>
          </table:table-cell>
          <table:table-cell office:value-type="float" office:value="0.713940348" calcext:value-type="float">
            <text:p>0.713940348</text:p>
          </table:table-cell>
          <table:table-cell office:value-type="float" office:value="0.729700414" calcext:value-type="float">
            <text:p>0.729700414</text:p>
          </table:table-cell>
          <table:table-cell office:value-type="float" office:value="0.508244694" calcext:value-type="float">
            <text:p>0.508244694</text:p>
          </table:table-cell>
          <table:table-cell/>
          <table:table-cell office:value-type="float" office:value="0.001044036" calcext:value-type="float">
            <text:p>0.001044036</text:p>
          </table:table-cell>
          <table:table-cell office:value-type="float" office:value="0.005832846" calcext:value-type="float">
            <text:p>0.005832846</text:p>
          </table:table-cell>
          <table:table-cell office:value-type="float" office:value="0.005961605" calcext:value-type="float">
            <text:p>0.005961605</text:p>
          </table:table-cell>
          <table:table-cell office:value-type="float" office:value="0.004152326" calcext:value-type="float">
            <text:p>0.004152326</text:p>
          </table:table-cell>
          <table:table-cell/>
          <table:table-cell office:value-type="float" office:value="-0.004225708" calcext:value-type="float">
            <text:p>-0.004225708</text:p>
          </table:table-cell>
          <table:table-cell office:value-type="float" office:value="0.000563102" calcext:value-type="float">
            <text:p>0.000563102</text:p>
          </table:table-cell>
          <table:table-cell office:value-type="float" office:value="0.00069186" calcext:value-type="float">
            <text:p>0.00069186</text:p>
          </table:table-cell>
          <table:table-cell office:value-type="float" office:value="-0.001117418" calcext:value-type="float">
            <text:p>-0.001117418</text:p>
          </table:table-cell>
          <table:table-cell/>
          <table:table-cell office:value-type="float" office:value="26.25902886" calcext:value-type="float">
            <text:p>26.25902886</text:p>
          </table:table-cell>
          <table:table-cell office:value-type="float" office:value="26.377080935" calcext:value-type="float">
            <text:p>26.377080935</text:p>
          </table:table-cell>
          <table:table-cell office:value-type="float" office:value="26.380254881" calcext:value-type="float">
            <text:p>26.380254881</text:p>
          </table:table-cell>
          <table:table-cell office:value-type="float" office:value="26.335654738" calcext:value-type="float">
            <text:p>26.335654738</text:p>
          </table:table-cell>
          <table:table-cell/>
          <table:table-cell office:value-type="float" office:value="-0.107122084" calcext:value-type="float">
            <text:p>-0.107122084</text:p>
          </table:table-cell>
          <table:table-cell office:value-type="float" office:value="0.014273583" calcext:value-type="float">
            <text:p>0.014273583</text:p>
          </table:table-cell>
          <table:table-cell office:value-type="float" office:value="0.017537354" calcext:value-type="float">
            <text:p>0.017537354</text:p>
          </table:table-cell>
          <table:table-cell office:value-type="float" office:value="-0.028325316" calcext:value-type="float">
            <text:p>-0.0283253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8 15:53:37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7637998" calcext:value-type="float">
            <text:p>0.127637998</text:p>
          </table:table-cell>
          <table:table-cell office:value-type="float" office:value="0.63791521" calcext:value-type="float">
            <text:p>0.63791521</text:p>
          </table:table-cell>
          <table:table-cell office:value-type="float" office:value="0.677093944" calcext:value-type="float">
            <text:p>0.677093944</text:p>
          </table:table-cell>
          <table:table-cell office:value-type="float" office:value="0.564661093" calcext:value-type="float">
            <text:p>0.564661093</text:p>
          </table:table-cell>
          <table:table-cell/>
          <table:table-cell office:value-type="float" office:value="0.001042794" calcext:value-type="float">
            <text:p>0.001042794</text:p>
          </table:table-cell>
          <table:table-cell office:value-type="float" office:value="0.005211726" calcext:value-type="float">
            <text:p>0.005211726</text:p>
          </table:table-cell>
          <table:table-cell office:value-type="float" office:value="0.005531813" calcext:value-type="float">
            <text:p>0.005531813</text:p>
          </table:table-cell>
          <table:table-cell office:value-type="float" office:value="0.004613244" calcext:value-type="float">
            <text:p>0.004613244</text:p>
          </table:table-cell>
          <table:table-cell/>
          <table:table-cell office:value-type="float" office:value="-0.00422695" calcext:value-type="float">
            <text:p>-0.00422695</text:p>
          </table:table-cell>
          <table:table-cell office:value-type="float" office:value="-0.000058019" calcext:value-type="float">
            <text:p>-5.8019E-05</text:p>
          </table:table-cell>
          <table:table-cell office:value-type="float" office:value="0.000262069" calcext:value-type="float">
            <text:p>0.000262069</text:p>
          </table:table-cell>
          <table:table-cell office:value-type="float" office:value="-0.0006565" calcext:value-type="float">
            <text:p>-0.0006565</text:p>
          </table:table-cell>
          <table:table-cell/>
          <table:table-cell office:value-type="float" office:value="26.258998246" calcext:value-type="float">
            <text:p>26.258998246</text:p>
          </table:table-cell>
          <table:table-cell office:value-type="float" office:value="26.361769984" calcext:value-type="float">
            <text:p>26.361769984</text:p>
          </table:table-cell>
          <table:table-cell office:value-type="float" office:value="26.369660343" calcext:value-type="float">
            <text:p>26.369660343</text:p>
          </table:table-cell>
          <table:table-cell office:value-type="float" office:value="26.347016902" calcext:value-type="float">
            <text:p>26.347016902</text:p>
          </table:table-cell>
          <table:table-cell/>
          <table:table-cell office:value-type="float" office:value="-0.107153565" calcext:value-type="float">
            <text:p>-0.107153565</text:p>
          </table:table-cell>
          <table:table-cell office:value-type="float" office:value="-0.001470688" calcext:value-type="float">
            <text:p>-0.001470688</text:p>
          </table:table-cell>
          <table:table-cell office:value-type="float" office:value="0.006642967" calcext:value-type="float">
            <text:p>0.006642967</text:p>
          </table:table-cell>
          <table:table-cell office:value-type="float" office:value="-0.016641433" calcext:value-type="float">
            <text:p>-0.0166414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8 15:53:38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478423" calcext:value-type="float">
            <text:p>0.128478423</text:p>
          </table:table-cell>
          <table:table-cell office:value-type="float" office:value="0.649487454" calcext:value-type="float">
            <text:p>0.649487454</text:p>
          </table:table-cell>
          <table:table-cell office:value-type="float" office:value="0.717520203" calcext:value-type="float">
            <text:p>0.717520203</text:p>
          </table:table-cell>
          <table:table-cell office:value-type="float" office:value="0.504206479" calcext:value-type="float">
            <text:p>0.504206479</text:p>
          </table:table-cell>
          <table:table-cell/>
          <table:table-cell office:value-type="float" office:value="0.00104966" calcext:value-type="float">
            <text:p>0.00104966</text:p>
          </table:table-cell>
          <table:table-cell office:value-type="float" office:value="0.00530627" calcext:value-type="float">
            <text:p>0.00530627</text:p>
          </table:table-cell>
          <table:table-cell office:value-type="float" office:value="0.005862093" calcext:value-type="float">
            <text:p>0.005862093</text:p>
          </table:table-cell>
          <table:table-cell office:value-type="float" office:value="0.004119334" calcext:value-type="float">
            <text:p>0.004119334</text:p>
          </table:table-cell>
          <table:table-cell/>
          <table:table-cell office:value-type="float" office:value="-0.004220084" calcext:value-type="float">
            <text:p>-0.004220084</text:p>
          </table:table-cell>
          <table:table-cell office:value-type="float" office:value="0.000036526" calcext:value-type="float">
            <text:p>3.6526E-05</text:p>
          </table:table-cell>
          <table:table-cell office:value-type="float" office:value="0.000592349" calcext:value-type="float">
            <text:p>0.000592349</text:p>
          </table:table-cell>
          <table:table-cell office:value-type="float" office:value="-0.00115041" calcext:value-type="float">
            <text:p>-0.00115041</text:p>
          </table:table-cell>
          <table:table-cell/>
          <table:table-cell office:value-type="float" office:value="26.254112972" calcext:value-type="float">
            <text:p>26.254112972</text:p>
          </table:table-cell>
          <table:table-cell office:value-type="float" office:value="26.359046488" calcext:value-type="float">
            <text:p>26.359046488</text:p>
          </table:table-cell>
          <table:table-cell office:value-type="float" office:value="26.372747869" calcext:value-type="float">
            <text:p>26.372747869</text:p>
          </table:table-cell>
          <table:table-cell office:value-type="float" office:value="26.329787233" calcext:value-type="float">
            <text:p>26.329787233</text:p>
          </table:table-cell>
          <table:table-cell/>
          <table:table-cell office:value-type="float" office:value="-0.106979495" calcext:value-type="float">
            <text:p>-0.106979495</text:p>
          </table:table-cell>
          <table:table-cell office:value-type="float" office:value="0.00092582" calcext:value-type="float">
            <text:p>0.00092582</text:p>
          </table:table-cell>
          <table:table-cell office:value-type="float" office:value="0.015014941" calcext:value-type="float">
            <text:p>0.015014941</text:p>
          </table:table-cell>
          <table:table-cell office:value-type="float" office:value="-0.029161641" calcext:value-type="float">
            <text:p>-0.0291616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8 15:53:39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743664" calcext:value-type="float">
            <text:p>0.128743664</text:p>
          </table:table-cell>
          <table:table-cell office:value-type="float" office:value="0.750231236" calcext:value-type="float">
            <text:p>0.750231236</text:p>
          </table:table-cell>
          <table:table-cell office:value-type="float" office:value="0.593601536" calcext:value-type="float">
            <text:p>0.593601536</text:p>
          </table:table-cell>
          <table:table-cell office:value-type="float" office:value="0.462245996" calcext:value-type="float">
            <text:p>0.462245996</text:p>
          </table:table-cell>
          <table:table-cell/>
          <table:table-cell office:value-type="float" office:value="0.001051827" calcext:value-type="float">
            <text:p>0.001051827</text:p>
          </table:table-cell>
          <table:table-cell office:value-type="float" office:value="0.00612934" calcext:value-type="float">
            <text:p>0.00612934</text:p>
          </table:table-cell>
          <table:table-cell office:value-type="float" office:value="0.004849686" calcext:value-type="float">
            <text:p>0.004849686</text:p>
          </table:table-cell>
          <table:table-cell office:value-type="float" office:value="0.00377652" calcext:value-type="float">
            <text:p>0.00377652</text:p>
          </table:table-cell>
          <table:table-cell/>
          <table:table-cell office:value-type="float" office:value="-0.004217917" calcext:value-type="float">
            <text:p>-0.004217917</text:p>
          </table:table-cell>
          <table:table-cell office:value-type="float" office:value="0.000859596" calcext:value-type="float">
            <text:p>0.000859596</text:p>
          </table:table-cell>
          <table:table-cell office:value-type="float" office:value="-0.000420059" calcext:value-type="float">
            <text:p>-0.000420059</text:p>
          </table:table-cell>
          <table:table-cell office:value-type="float" office:value="-0.001493225" calcext:value-type="float">
            <text:p>-0.001493225</text:p>
          </table:table-cell>
          <table:table-cell/>
          <table:table-cell office:value-type="float" office:value="26.249111848" calcext:value-type="float">
            <text:p>26.249111848</text:p>
          </table:table-cell>
          <table:table-cell office:value-type="float" office:value="26.374281623" calcext:value-type="float">
            <text:p>26.374281623</text:p>
          </table:table-cell>
          <table:table-cell office:value-type="float" office:value="26.342737151" calcext:value-type="float">
            <text:p>26.342737151</text:p>
          </table:table-cell>
          <table:table-cell office:value-type="float" office:value="26.3162821" calcext:value-type="float">
            <text:p>26.3162821</text:p>
          </table:table-cell>
          <table:table-cell/>
          <table:table-cell office:value-type="float" office:value="-0.106924558" calcext:value-type="float">
            <text:p>-0.106924558</text:p>
          </table:table-cell>
          <table:table-cell office:value-type="float" office:value="0.021789087" calcext:value-type="float">
            <text:p>0.021789087</text:p>
          </table:table-cell>
          <table:table-cell office:value-type="float" office:value="-0.010647906" calcext:value-type="float">
            <text:p>-0.010647906</text:p>
          </table:table-cell>
          <table:table-cell office:value-type="float" office:value="-0.037851807" calcext:value-type="float">
            <text:p>-0.0378518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8 15:53:41</text:p>
          </table:table-cell>
          <table:table-cell office:value-type="float" office:value="26.34804" calcext:value-type="float">
            <text:p>26.34804</text:p>
          </table:table-cell>
          <table:table-cell office:value-type="string" calcext:value-type="string">
            <text:p><text:s/></text:p>
          </table:table-cell>
          <table:table-cell office:value-type="float" office:value="0.127112881" calcext:value-type="float">
            <text:p>0.127112881</text:p>
          </table:table-cell>
          <table:table-cell office:value-type="float" office:value="0.703830207" calcext:value-type="float">
            <text:p>0.703830207</text:p>
          </table:table-cell>
          <table:table-cell office:value-type="float" office:value="0.740538924" calcext:value-type="float">
            <text:p>0.740538924</text:p>
          </table:table-cell>
          <table:table-cell office:value-type="float" office:value="0.458925421" calcext:value-type="float">
            <text:p>0.458925421</text:p>
          </table:table-cell>
          <table:table-cell/>
          <table:table-cell office:value-type="float" office:value="0.001038504" calcext:value-type="float">
            <text:p>0.001038504</text:p>
          </table:table-cell>
          <table:table-cell office:value-type="float" office:value="0.005750247" calcext:value-type="float">
            <text:p>0.005750247</text:p>
          </table:table-cell>
          <table:table-cell office:value-type="float" office:value="0.006050155" calcext:value-type="float">
            <text:p>0.006050155</text:p>
          </table:table-cell>
          <table:table-cell office:value-type="float" office:value="0.003749391" calcext:value-type="float">
            <text:p>0.003749391</text:p>
          </table:table-cell>
          <table:table-cell/>
          <table:table-cell office:value-type="float" office:value="-0.00423124" calcext:value-type="float">
            <text:p>-0.00423124</text:p>
          </table:table-cell>
          <table:table-cell office:value-type="float" office:value="0.000480502" calcext:value-type="float">
            <text:p>0.000480502</text:p>
          </table:table-cell>
          <table:table-cell office:value-type="float" office:value="0.00078041" calcext:value-type="float">
            <text:p>0.00078041</text:p>
          </table:table-cell>
          <table:table-cell office:value-type="float" office:value="-0.001520354" calcext:value-type="float">
            <text:p>-0.001520354</text:p>
          </table:table-cell>
          <table:table-cell/>
          <table:table-cell office:value-type="float" office:value="26.243728836" calcext:value-type="float">
            <text:p>26.243728836</text:p>
          </table:table-cell>
          <table:table-cell office:value-type="float" office:value="26.359882737" calcext:value-type="float">
            <text:p>26.359882737</text:p>
          </table:table-cell>
          <table:table-cell office:value-type="float" office:value="26.367275664" calcext:value-type="float">
            <text:p>26.367275664</text:p>
          </table:table-cell>
          <table:table-cell office:value-type="float" office:value="26.310559076" calcext:value-type="float">
            <text:p>26.310559076</text:p>
          </table:table-cell>
          <table:table-cell/>
          <table:table-cell office:value-type="float" office:value="-0.107262329" calcext:value-type="float">
            <text:p>-0.107262329</text:p>
          </table:table-cell>
          <table:table-cell office:value-type="float" office:value="0.012179855" calcext:value-type="float">
            <text:p>0.012179855</text:p>
          </table:table-cell>
          <table:table-cell office:value-type="float" office:value="0.019781906" calcext:value-type="float">
            <text:p>0.019781906</text:p>
          </table:table-cell>
          <table:table-cell office:value-type="float" office:value="-0.038539514" calcext:value-type="float">
            <text:p>-0.0385395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8 15:53:42</text:p>
          </table:table-cell>
          <table:table-cell office:value-type="float" office:value="26.34804" calcext:value-type="float">
            <text:p>26.34804</text:p>
          </table:table-cell>
          <table:table-cell office:value-type="string" calcext:value-type="string">
            <text:p><text:s/></text:p>
          </table:table-cell>
          <table:table-cell office:value-type="float" office:value="0.128151194" calcext:value-type="float">
            <text:p>0.128151194</text:p>
          </table:table-cell>
          <table:table-cell office:value-type="float" office:value="0.634891466" calcext:value-type="float">
            <text:p>0.634891466</text:p>
          </table:table-cell>
          <table:table-cell office:value-type="float" office:value="0.65426417" calcext:value-type="float">
            <text:p>0.65426417</text:p>
          </table:table-cell>
          <table:table-cell office:value-type="float" office:value="0.551192826" calcext:value-type="float">
            <text:p>0.551192826</text:p>
          </table:table-cell>
          <table:table-cell/>
          <table:table-cell office:value-type="float" office:value="0.001046987" calcext:value-type="float">
            <text:p>0.001046987</text:p>
          </table:table-cell>
          <table:table-cell office:value-type="float" office:value="0.005187022" calcext:value-type="float">
            <text:p>0.005187022</text:p>
          </table:table-cell>
          <table:table-cell office:value-type="float" office:value="0.005345296" calcext:value-type="float">
            <text:p>0.005345296</text:p>
          </table:table-cell>
          <table:table-cell office:value-type="float" office:value="0.004503209" calcext:value-type="float">
            <text:p>0.004503209</text:p>
          </table:table-cell>
          <table:table-cell/>
          <table:table-cell office:value-type="float" office:value="-0.004222757" calcext:value-type="float">
            <text:p>-0.004222757</text:p>
          </table:table-cell>
          <table:table-cell office:value-type="float" office:value="-0.000082723" calcext:value-type="float">
            <text:p>-8.2723E-05</text:p>
          </table:table-cell>
          <table:table-cell office:value-type="float" office:value="0.000075551" calcext:value-type="float">
            <text:p>7.5551E-05</text:p>
          </table:table-cell>
          <table:table-cell office:value-type="float" office:value="-0.000766535" calcext:value-type="float">
            <text:p>-0.000766535</text:p>
          </table:table-cell>
          <table:table-cell/>
          <table:table-cell office:value-type="float" office:value="26.243937968" calcext:value-type="float">
            <text:p>26.243937968</text:p>
          </table:table-cell>
          <table:table-cell office:value-type="float" office:value="26.345998737" calcext:value-type="float">
            <text:p>26.345998737</text:p>
          </table:table-cell>
          <table:table-cell office:value-type="float" office:value="26.349900343" calcext:value-type="float">
            <text:p>26.349900343</text:p>
          </table:table-cell>
          <table:table-cell office:value-type="float" office:value="26.329141922" calcext:value-type="float">
            <text:p>26.329141922</text:p>
          </table:table-cell>
          <table:table-cell/>
          <table:table-cell office:value-type="float" office:value="-0.107047271" calcext:value-type="float">
            <text:p>-0.107047271</text:p>
          </table:table-cell>
          <table:table-cell office:value-type="float" office:value="-0.002096892" calcext:value-type="float">
            <text:p>-0.002096892</text:p>
          </table:table-cell>
          <table:table-cell office:value-type="float" office:value="0.001915054" calcext:value-type="float">
            <text:p>0.001915054</text:p>
          </table:table-cell>
          <table:table-cell office:value-type="float" office:value="-0.019430707" calcext:value-type="float">
            <text:p>-0.0194307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8 15:53:43</text:p>
          </table:table-cell>
          <table:table-cell office:value-type="float" office:value="26.34804" calcext:value-type="float">
            <text:p>26.34804</text:p>
          </table:table-cell>
          <table:table-cell office:value-type="string" calcext:value-type="string">
            <text:p><text:s/></text:p>
          </table:table-cell>
          <table:table-cell office:value-type="float" office:value="0.128487364" calcext:value-type="float">
            <text:p>0.128487364</text:p>
          </table:table-cell>
          <table:table-cell office:value-type="float" office:value="0.804128147" calcext:value-type="float">
            <text:p>0.804128147</text:p>
          </table:table-cell>
          <table:table-cell office:value-type="float" office:value="0.595118474" calcext:value-type="float">
            <text:p>0.595118474</text:p>
          </table:table-cell>
          <table:table-cell office:value-type="float" office:value="0.460185463" calcext:value-type="float">
            <text:p>0.460185463</text:p>
          </table:table-cell>
          <table:table-cell/>
          <table:table-cell office:value-type="float" office:value="0.001049733" calcext:value-type="float">
            <text:p>0.001049733</text:p>
          </table:table-cell>
          <table:table-cell office:value-type="float" office:value="0.006569674" calcext:value-type="float">
            <text:p>0.006569674</text:p>
          </table:table-cell>
          <table:table-cell office:value-type="float" office:value="0.004862079" calcext:value-type="float">
            <text:p>0.004862079</text:p>
          </table:table-cell>
          <table:table-cell office:value-type="float" office:value="0.003759685" calcext:value-type="float">
            <text:p>0.003759685</text:p>
          </table:table-cell>
          <table:table-cell/>
          <table:table-cell office:value-type="float" office:value="-0.004220011" calcext:value-type="float">
            <text:p>-0.004220011</text:p>
          </table:table-cell>
          <table:table-cell office:value-type="float" office:value="0.00129993" calcext:value-type="float">
            <text:p>0.00129993</text:p>
          </table:table-cell>
          <table:table-cell office:value-type="float" office:value="-0.000407665" calcext:value-type="float">
            <text:p>-0.000407665</text:p>
          </table:table-cell>
          <table:table-cell office:value-type="float" office:value="-0.001510059" calcext:value-type="float">
            <text:p>-0.001510059</text:p>
          </table:table-cell>
          <table:table-cell/>
          <table:table-cell office:value-type="float" office:value="26.244005678" calcext:value-type="float">
            <text:p>26.244005678</text:p>
          </table:table-cell>
          <table:table-cell office:value-type="float" office:value="26.380082058" calcext:value-type="float">
            <text:p>26.380082058</text:p>
          </table:table-cell>
          <table:table-cell office:value-type="float" office:value="26.337988531" calcext:value-type="float">
            <text:p>26.337988531</text:p>
          </table:table-cell>
          <table:table-cell office:value-type="float" office:value="26.310812854" calcext:value-type="float">
            <text:p>26.310812854</text:p>
          </table:table-cell>
          <table:table-cell/>
          <table:table-cell office:value-type="float" office:value="-0.106977643" calcext:value-type="float">
            <text:p>-0.106977643</text:p>
          </table:table-cell>
          <table:table-cell office:value-type="float" office:value="0.032950503" calcext:value-type="float">
            <text:p>0.032950503</text:p>
          </table:table-cell>
          <table:table-cell office:value-type="float" office:value="-0.010333751" calcext:value-type="float">
            <text:p>-0.010333751</text:p>
          </table:table-cell>
          <table:table-cell office:value-type="float" office:value="-0.038278553" calcext:value-type="float">
            <text:p>-0.0382785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8 15:53:4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040925" calcext:value-type="float">
            <text:p>0.128040925</text:p>
          </table:table-cell>
          <table:table-cell office:value-type="float" office:value="0.63091226" calcext:value-type="float">
            <text:p>0.63091226</text:p>
          </table:table-cell>
          <table:table-cell office:value-type="float" office:value="0.652378279" calcext:value-type="float">
            <text:p>0.652378279</text:p>
          </table:table-cell>
          <table:table-cell office:value-type="float" office:value="0.550246304" calcext:value-type="float">
            <text:p>0.550246304</text:p>
          </table:table-cell>
          <table:table-cell/>
          <table:table-cell office:value-type="float" office:value="0.001046086" calcext:value-type="float">
            <text:p>0.001046086</text:p>
          </table:table-cell>
          <table:table-cell office:value-type="float" office:value="0.005154512" calcext:value-type="float">
            <text:p>0.005154512</text:p>
          </table:table-cell>
          <table:table-cell office:value-type="float" office:value="0.005329888" calcext:value-type="float">
            <text:p>0.005329888</text:p>
          </table:table-cell>
          <table:table-cell office:value-type="float" office:value="0.004495476" calcext:value-type="float">
            <text:p>0.004495476</text:p>
          </table:table-cell>
          <table:table-cell/>
          <table:table-cell office:value-type="float" office:value="-0.004223658" calcext:value-type="float">
            <text:p>-0.004223658</text:p>
          </table:table-cell>
          <table:table-cell office:value-type="float" office:value="-0.000115232" calcext:value-type="float">
            <text:p>-0.000115232</text:p>
          </table:table-cell>
          <table:table-cell office:value-type="float" office:value="0.000060144" calcext:value-type="float">
            <text:p>6.0144E-05</text:p>
          </table:table-cell>
          <table:table-cell office:value-type="float" office:value="-0.000774268" calcext:value-type="float">
            <text:p>-0.000774268</text:p>
          </table:table-cell>
          <table:table-cell/>
          <table:table-cell office:value-type="float" office:value="26.254024853" calcext:value-type="float">
            <text:p>26.254024853</text:p>
          </table:table-cell>
          <table:table-cell office:value-type="float" office:value="26.355305529" calcext:value-type="float">
            <text:p>26.355305529</text:p>
          </table:table-cell>
          <table:table-cell office:value-type="float" office:value="26.359628686" calcext:value-type="float">
            <text:p>26.359628686</text:p>
          </table:table-cell>
          <table:table-cell office:value-type="float" office:value="26.33905963" calcext:value-type="float">
            <text:p>26.33905963</text:p>
          </table:table-cell>
          <table:table-cell/>
          <table:table-cell office:value-type="float" office:value="-0.10707011" calcext:value-type="float">
            <text:p>-0.10707011</text:p>
          </table:table-cell>
          <table:table-cell office:value-type="float" office:value="-0.002920969" calcext:value-type="float">
            <text:p>-0.002920969</text:p>
          </table:table-cell>
          <table:table-cell office:value-type="float" office:value="0.001524495" calcext:value-type="float">
            <text:p>0.001524495</text:p>
          </table:table-cell>
          <table:table-cell office:value-type="float" office:value="-0.019626732" calcext:value-type="float">
            <text:p>-0.0196267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8 15:53:46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880755" calcext:value-type="float">
            <text:p>0.128880755</text:p>
          </table:table-cell>
          <table:table-cell office:value-type="float" office:value="0.631226972" calcext:value-type="float">
            <text:p>0.631226972</text:p>
          </table:table-cell>
          <table:table-cell office:value-type="float" office:value="0.685492836" calcext:value-type="float">
            <text:p>0.685492836</text:p>
          </table:table-cell>
          <table:table-cell office:value-type="float" office:value="0.572607586" calcext:value-type="float">
            <text:p>0.572607586</text:p>
          </table:table-cell>
          <table:table-cell/>
          <table:table-cell office:value-type="float" office:value="0.001052947" calcext:value-type="float">
            <text:p>0.001052947</text:p>
          </table:table-cell>
          <table:table-cell office:value-type="float" office:value="0.005157083" calcext:value-type="float">
            <text:p>0.005157083</text:p>
          </table:table-cell>
          <table:table-cell office:value-type="float" office:value="0.005600432" calcext:value-type="float">
            <text:p>0.005600432</text:p>
          </table:table-cell>
          <table:table-cell office:value-type="float" office:value="0.004678167" calcext:value-type="float">
            <text:p>0.004678167</text:p>
          </table:table-cell>
          <table:table-cell/>
          <table:table-cell office:value-type="float" office:value="-0.004216797" calcext:value-type="float">
            <text:p>-0.004216797</text:p>
          </table:table-cell>
          <table:table-cell office:value-type="float" office:value="-0.000112661" calcext:value-type="float">
            <text:p>-0.000112661</text:p>
          </table:table-cell>
          <table:table-cell office:value-type="float" office:value="0.000330687" calcext:value-type="float">
            <text:p>0.000330687</text:p>
          </table:table-cell>
          <table:table-cell office:value-type="float" office:value="-0.000591578" calcext:value-type="float">
            <text:p>-0.000591578</text:p>
          </table:table-cell>
          <table:table-cell/>
          <table:table-cell office:value-type="float" office:value="26.24913946" calcext:value-type="float">
            <text:p>26.24913946</text:p>
          </table:table-cell>
          <table:table-cell office:value-type="float" office:value="26.350314814" calcext:value-type="float">
            <text:p>26.350314814</text:p>
          </table:table-cell>
          <table:table-cell office:value-type="float" office:value="26.361243725" calcext:value-type="float">
            <text:p>26.361243725</text:p>
          </table:table-cell>
          <table:table-cell office:value-type="float" office:value="26.338509004" calcext:value-type="float">
            <text:p>26.338509004</text:p>
          </table:table-cell>
          <table:table-cell/>
          <table:table-cell office:value-type="float" office:value="-0.106896163" calcext:value-type="float">
            <text:p>-0.106896163</text:p>
          </table:table-cell>
          <table:table-cell office:value-type="float" office:value="-0.002855794" calcext:value-type="float">
            <text:p>-0.002855794</text:p>
          </table:table-cell>
          <table:table-cell office:value-type="float" office:value="0.008382321" calcext:value-type="float">
            <text:p>0.008382321</text:p>
          </table:table-cell>
          <table:table-cell office:value-type="float" office:value="-0.014995721" calcext:value-type="float">
            <text:p>-0.0149957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8 15:53:47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549353" calcext:value-type="float">
            <text:p>0.128549353</text:p>
          </table:table-cell>
          <table:table-cell office:value-type="float" office:value="0.718287911" calcext:value-type="float">
            <text:p>0.718287911</text:p>
          </table:table-cell>
          <table:table-cell office:value-type="float" office:value="0.593804192" calcext:value-type="float">
            <text:p>0.593804192</text:p>
          </table:table-cell>
          <table:table-cell office:value-type="float" office:value="0.474140701" calcext:value-type="float">
            <text:p>0.474140701</text:p>
          </table:table-cell>
          <table:table-cell/>
          <table:table-cell office:value-type="float" office:value="0.00105024" calcext:value-type="float">
            <text:p>0.00105024</text:p>
          </table:table-cell>
          <table:table-cell office:value-type="float" office:value="0.005868365" calcext:value-type="float">
            <text:p>0.005868365</text:p>
          </table:table-cell>
          <table:table-cell office:value-type="float" office:value="0.004851341" calcext:value-type="float">
            <text:p>0.004851341</text:p>
          </table:table-cell>
          <table:table-cell office:value-type="float" office:value="0.003873699" calcext:value-type="float">
            <text:p>0.003873699</text:p>
          </table:table-cell>
          <table:table-cell/>
          <table:table-cell office:value-type="float" office:value="-0.004219505" calcext:value-type="float">
            <text:p>-0.004219505</text:p>
          </table:table-cell>
          <table:table-cell office:value-type="float" office:value="0.000598621" calcext:value-type="float">
            <text:p>0.000598621</text:p>
          </table:table-cell>
          <table:table-cell office:value-type="float" office:value="-0.000418403" calcext:value-type="float">
            <text:p>-0.000418403</text:p>
          </table:table-cell>
          <table:table-cell office:value-type="float" office:value="-0.001396046" calcext:value-type="float">
            <text:p>-0.001396046</text:p>
          </table:table-cell>
          <table:table-cell/>
          <table:table-cell office:value-type="float" office:value="26.254127258" calcext:value-type="float">
            <text:p>26.254127258</text:p>
          </table:table-cell>
          <table:table-cell office:value-type="float" office:value="26.37290248" calcext:value-type="float">
            <text:p>26.37290248</text:p>
          </table:table-cell>
          <table:table-cell office:value-type="float" office:value="26.347832096" calcext:value-type="float">
            <text:p>26.347832096</text:p>
          </table:table-cell>
          <table:table-cell office:value-type="float" office:value="26.32373196" calcext:value-type="float">
            <text:p>26.32373196</text:p>
          </table:table-cell>
          <table:table-cell/>
          <table:table-cell office:value-type="float" office:value="-0.106964804" calcext:value-type="float">
            <text:p>-0.106964804</text:p>
          </table:table-cell>
          <table:table-cell office:value-type="float" office:value="0.015173927" calcext:value-type="float">
            <text:p>0.015173927</text:p>
          </table:table-cell>
          <table:table-cell office:value-type="float" office:value="-0.010605937" calcext:value-type="float">
            <text:p>-0.010605937</text:p>
          </table:table-cell>
          <table:table-cell office:value-type="float" office:value="-0.035388362" calcext:value-type="float">
            <text:p>-0.0353883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8 15:53:48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324643" calcext:value-type="float">
            <text:p>0.128324643</text:p>
          </table:table-cell>
          <table:table-cell office:value-type="float" office:value="0.793780779" calcext:value-type="float">
            <text:p>0.793780779</text:p>
          </table:table-cell>
          <table:table-cell office:value-type="float" office:value="0.601870489" calcext:value-type="float">
            <text:p>0.601870489</text:p>
          </table:table-cell>
          <table:table-cell office:value-type="float" office:value="0.450142676" calcext:value-type="float">
            <text:p>0.450142676</text:p>
          </table:table-cell>
          <table:table-cell/>
          <table:table-cell office:value-type="float" office:value="0.001048404" calcext:value-type="float">
            <text:p>0.001048404</text:p>
          </table:table-cell>
          <table:table-cell office:value-type="float" office:value="0.006485137" calcext:value-type="float">
            <text:p>0.006485137</text:p>
          </table:table-cell>
          <table:table-cell office:value-type="float" office:value="0.004917243" calcext:value-type="float">
            <text:p>0.004917243</text:p>
          </table:table-cell>
          <table:table-cell office:value-type="float" office:value="0.003677636" calcext:value-type="float">
            <text:p>0.003677636</text:p>
          </table:table-cell>
          <table:table-cell/>
          <table:table-cell office:value-type="float" office:value="-0.00422134" calcext:value-type="float">
            <text:p>-0.00422134</text:p>
          </table:table-cell>
          <table:table-cell office:value-type="float" office:value="0.001215393" calcext:value-type="float">
            <text:p>0.001215393</text:p>
          </table:table-cell>
          <table:table-cell office:value-type="float" office:value="-0.000352502" calcext:value-type="float">
            <text:p>-0.000352502</text:p>
          </table:table-cell>
          <table:table-cell office:value-type="float" office:value="-0.001592108" calcext:value-type="float">
            <text:p>-0.001592108</text:p>
          </table:table-cell>
          <table:table-cell/>
          <table:table-cell office:value-type="float" office:value="26.249027451" calcext:value-type="float">
            <text:p>26.249027451</text:p>
          </table:table-cell>
          <table:table-cell office:value-type="float" office:value="26.383052136" calcext:value-type="float">
            <text:p>26.383052136</text:p>
          </table:table-cell>
          <table:table-cell office:value-type="float" office:value="26.344402501" calcext:value-type="float">
            <text:p>26.344402501</text:p>
          </table:table-cell>
          <table:table-cell office:value-type="float" office:value="26.313844456" calcext:value-type="float">
            <text:p>26.313844456</text:p>
          </table:table-cell>
          <table:table-cell/>
          <table:table-cell office:value-type="float" office:value="-0.107011346" calcext:value-type="float">
            <text:p>-0.107011346</text:p>
          </table:table-cell>
          <table:table-cell office:value-type="float" office:value="0.030807697" calcext:value-type="float">
            <text:p>0.030807697</text:p>
          </table:table-cell>
          <table:table-cell office:value-type="float" office:value="-0.008935425" calcext:value-type="float">
            <text:p>-0.008935425</text:p>
          </table:table-cell>
          <table:table-cell office:value-type="float" office:value="-0.040358465" calcext:value-type="float">
            <text:p>-0.0403584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8 15:53:50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437296" calcext:value-type="float">
            <text:p>0.128437296</text:p>
          </table:table-cell>
          <table:table-cell office:value-type="float" office:value="0.625528768" calcext:value-type="float">
            <text:p>0.625528768</text:p>
          </table:table-cell>
          <table:table-cell office:value-type="float" office:value="0.640434103" calcext:value-type="float">
            <text:p>0.640434103</text:p>
          </table:table-cell>
          <table:table-cell office:value-type="float" office:value="0.544746583" calcext:value-type="float">
            <text:p>0.544746583</text:p>
          </table:table-cell>
          <table:table-cell/>
          <table:table-cell office:value-type="float" office:value="0.001049324" calcext:value-type="float">
            <text:p>0.001049324</text:p>
          </table:table-cell>
          <table:table-cell office:value-type="float" office:value="0.005110529" calcext:value-type="float">
            <text:p>0.005110529</text:p>
          </table:table-cell>
          <table:table-cell office:value-type="float" office:value="0.005232305" calcext:value-type="float">
            <text:p>0.005232305</text:p>
          </table:table-cell>
          <table:table-cell office:value-type="float" office:value="0.004450544" calcext:value-type="float">
            <text:p>0.004450544</text:p>
          </table:table-cell>
          <table:table-cell/>
          <table:table-cell office:value-type="float" office:value="-0.00422042" calcext:value-type="float">
            <text:p>-0.00422042</text:p>
          </table:table-cell>
          <table:table-cell office:value-type="float" office:value="-0.000159215" calcext:value-type="float">
            <text:p>-0.000159215</text:p>
          </table:table-cell>
          <table:table-cell office:value-type="float" office:value="-0.00003744" calcext:value-type="float">
            <text:p>-3.744E-05</text:p>
          </table:table-cell>
          <table:table-cell office:value-type="float" office:value="-0.0008192" calcext:value-type="float">
            <text:p>-0.0008192</text:p>
          </table:table-cell>
          <table:table-cell/>
          <table:table-cell office:value-type="float" office:value="26.249050141" calcext:value-type="float">
            <text:p>26.249050141</text:p>
          </table:table-cell>
          <table:table-cell office:value-type="float" office:value="26.349167214" calcext:value-type="float">
            <text:p>26.349167214</text:p>
          </table:table-cell>
          <table:table-cell office:value-type="float" office:value="26.352169098" calcext:value-type="float">
            <text:p>26.352169098</text:p>
          </table:table-cell>
          <table:table-cell office:value-type="float" office:value="26.332897819" calcext:value-type="float">
            <text:p>26.332897819</text:p>
          </table:table-cell>
          <table:table-cell/>
          <table:table-cell office:value-type="float" office:value="-0.106988013" calcext:value-type="float">
            <text:p>-0.106988013</text:p>
          </table:table-cell>
          <table:table-cell office:value-type="float" office:value="-0.00403587" calcext:value-type="float">
            <text:p>-0.00403587</text:p>
          </table:table-cell>
          <table:table-cell office:value-type="float" office:value="-0.000949036" calcext:value-type="float">
            <text:p>-0.000949036</text:p>
          </table:table-cell>
          <table:table-cell office:value-type="float" office:value="-0.020765726" calcext:value-type="float">
            <text:p>-0.0207657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8 15:53:51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7894894" calcext:value-type="float">
            <text:p>0.127894894</text:p>
          </table:table-cell>
          <table:table-cell office:value-type="float" office:value="0.643810707" calcext:value-type="float">
            <text:p>0.643810707</text:p>
          </table:table-cell>
          <table:table-cell office:value-type="float" office:value="0.689999543" calcext:value-type="float">
            <text:p>0.689999543</text:p>
          </table:table-cell>
          <table:table-cell office:value-type="float" office:value="0.573085615" calcext:value-type="float">
            <text:p>0.573085615</text:p>
          </table:table-cell>
          <table:table-cell/>
          <table:table-cell office:value-type="float" office:value="0.001044893" calcext:value-type="float">
            <text:p>0.001044893</text:p>
          </table:table-cell>
          <table:table-cell office:value-type="float" office:value="0.005259891" calcext:value-type="float">
            <text:p>0.005259891</text:p>
          </table:table-cell>
          <table:table-cell office:value-type="float" office:value="0.005637251" calcext:value-type="float">
            <text:p>0.005637251</text:p>
          </table:table-cell>
          <table:table-cell office:value-type="float" office:value="0.004682072" calcext:value-type="float">
            <text:p>0.004682072</text:p>
          </table:table-cell>
          <table:table-cell/>
          <table:table-cell office:value-type="float" office:value="-0.004224851" calcext:value-type="float">
            <text:p>-0.004224851</text:p>
          </table:table-cell>
          <table:table-cell office:value-type="float" office:value="-0.000009853" calcext:value-type="float">
            <text:p>-9.853E-06</text:p>
          </table:table-cell>
          <table:table-cell office:value-type="float" office:value="0.000367507" calcext:value-type="float">
            <text:p>0.000367507</text:p>
          </table:table-cell>
          <table:table-cell office:value-type="float" office:value="-0.000587672" calcext:value-type="float">
            <text:p>-0.000587672</text:p>
          </table:table-cell>
          <table:table-cell/>
          <table:table-cell office:value-type="float" office:value="26.248940893" calcext:value-type="float">
            <text:p>26.248940893</text:p>
          </table:table-cell>
          <table:table-cell office:value-type="float" office:value="26.352849133" calcext:value-type="float">
            <text:p>26.352849133</text:p>
          </table:table-cell>
          <table:table-cell office:value-type="float" office:value="26.362151352" calcext:value-type="float">
            <text:p>26.362151352</text:p>
          </table:table-cell>
          <table:table-cell office:value-type="float" office:value="26.338605278" calcext:value-type="float">
            <text:p>26.338605278</text:p>
          </table:table-cell>
          <table:table-cell/>
          <table:table-cell office:value-type="float" office:value="-0.107100357" calcext:value-type="float">
            <text:p>-0.107100357</text:p>
          </table:table-cell>
          <table:table-cell office:value-type="float" office:value="-0.000249757" calcext:value-type="float">
            <text:p>-0.000249757</text:p>
          </table:table-cell>
          <table:table-cell office:value-type="float" office:value="0.009315629" calcext:value-type="float">
            <text:p>0.009315629</text:p>
          </table:table-cell>
          <table:table-cell office:value-type="float" office:value="-0.014896721" calcext:value-type="float">
            <text:p>-0.0148967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8 15:53:52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147021" calcext:value-type="float">
            <text:p>0.128147021</text:p>
          </table:table-cell>
          <table:table-cell office:value-type="float" office:value="0.746552437" calcext:value-type="float">
            <text:p>0.746552437</text:p>
          </table:table-cell>
          <table:table-cell office:value-type="float" office:value="0.73355147" calcext:value-type="float">
            <text:p>0.73355147</text:p>
          </table:table-cell>
          <table:table-cell office:value-type="float" office:value="0.459713991" calcext:value-type="float">
            <text:p>0.459713991</text:p>
          </table:table-cell>
          <table:table-cell/>
          <table:table-cell office:value-type="float" office:value="0.001046953" calcext:value-type="float">
            <text:p>0.001046953</text:p>
          </table:table-cell>
          <table:table-cell office:value-type="float" office:value="0.006099285" calcext:value-type="float">
            <text:p>0.006099285</text:p>
          </table:table-cell>
          <table:table-cell office:value-type="float" office:value="0.005993068" calcext:value-type="float">
            <text:p>0.005993068</text:p>
          </table:table-cell>
          <table:table-cell office:value-type="float" office:value="0.003755833" calcext:value-type="float">
            <text:p>0.003755833</text:p>
          </table:table-cell>
          <table:table-cell/>
          <table:table-cell office:value-type="float" office:value="-0.004222792" calcext:value-type="float">
            <text:p>-0.004222792</text:p>
          </table:table-cell>
          <table:table-cell office:value-type="float" office:value="0.00082954" calcext:value-type="float">
            <text:p>0.00082954</text:p>
          </table:table-cell>
          <table:table-cell office:value-type="float" office:value="0.000723323" calcext:value-type="float">
            <text:p>0.000723323</text:p>
          </table:table-cell>
          <table:table-cell office:value-type="float" office:value="-0.001513911" calcext:value-type="float">
            <text:p>-0.001513911</text:p>
          </table:table-cell>
          <table:table-cell/>
          <table:table-cell office:value-type="float" office:value="26.254046223" calcext:value-type="float">
            <text:p>26.254046223</text:p>
          </table:table-cell>
          <table:table-cell office:value-type="float" office:value="26.378594734" calcext:value-type="float">
            <text:p>26.378594734</text:p>
          </table:table-cell>
          <table:table-cell office:value-type="float" office:value="26.375976444" calcext:value-type="float">
            <text:p>26.375976444</text:p>
          </table:table-cell>
          <table:table-cell office:value-type="float" office:value="26.320826398" calcext:value-type="float">
            <text:p>26.320826398</text:p>
          </table:table-cell>
          <table:table-cell/>
          <table:table-cell office:value-type="float" office:value="-0.107048135" calcext:value-type="float">
            <text:p>-0.107048135</text:p>
          </table:table-cell>
          <table:table-cell office:value-type="float" office:value="0.021027245" calcext:value-type="float">
            <text:p>0.021027245</text:p>
          </table:table-cell>
          <table:table-cell office:value-type="float" office:value="0.018334872" calcext:value-type="float">
            <text:p>0.018334872</text:p>
          </table:table-cell>
          <table:table-cell office:value-type="float" office:value="-0.038376197" calcext:value-type="float">
            <text:p>-0.0383761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8 15:53:53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283516" calcext:value-type="float">
            <text:p>0.128283516</text:p>
          </table:table-cell>
          <table:table-cell office:value-type="float" office:value="0.766922923" calcext:value-type="float">
            <text:p>0.766922923</text:p>
          </table:table-cell>
          <table:table-cell office:value-type="float" office:value="0.71043321" calcext:value-type="float">
            <text:p>0.71043321</text:p>
          </table:table-cell>
          <table:table-cell office:value-type="float" office:value="0.455659682" calcext:value-type="float">
            <text:p>0.455659682</text:p>
          </table:table-cell>
          <table:table-cell/>
          <table:table-cell office:value-type="float" office:value="0.001048068" calcext:value-type="float">
            <text:p>0.001048068</text:p>
          </table:table-cell>
          <table:table-cell office:value-type="float" office:value="0.00626571" calcext:value-type="float">
            <text:p>0.00626571</text:p>
          </table:table-cell>
          <table:table-cell office:value-type="float" office:value="0.005804193" calcext:value-type="float">
            <text:p>0.005804193</text:p>
          </table:table-cell>
          <table:table-cell office:value-type="float" office:value="0.00372271" calcext:value-type="float">
            <text:p>0.00372271</text:p>
          </table:table-cell>
          <table:table-cell/>
          <table:table-cell office:value-type="float" office:value="-0.004221676" calcext:value-type="float">
            <text:p>-0.004221676</text:p>
          </table:table-cell>
          <table:table-cell office:value-type="float" office:value="0.000995966" calcext:value-type="float">
            <text:p>0.000995966</text:p>
          </table:table-cell>
          <table:table-cell office:value-type="float" office:value="0.000534449" calcext:value-type="float">
            <text:p>0.000534449</text:p>
          </table:table-cell>
          <table:table-cell office:value-type="float" office:value="-0.001547035" calcext:value-type="float">
            <text:p>-0.001547035</text:p>
          </table:table-cell>
          <table:table-cell/>
          <table:table-cell office:value-type="float" office:value="26.254073715" calcext:value-type="float">
            <text:p>26.254073715</text:p>
          </table:table-cell>
          <table:table-cell office:value-type="float" office:value="26.382697172" calcext:value-type="float">
            <text:p>26.382697172</text:p>
          </table:table-cell>
          <table:table-cell office:value-type="float" office:value="26.3713206" calcext:value-type="float">
            <text:p>26.3713206</text:p>
          </table:table-cell>
          <table:table-cell office:value-type="float" office:value="26.320009852" calcext:value-type="float">
            <text:p>26.320009852</text:p>
          </table:table-cell>
          <table:table-cell/>
          <table:table-cell office:value-type="float" office:value="-0.107019864" calcext:value-type="float">
            <text:p>-0.107019864</text:p>
          </table:table-cell>
          <table:table-cell office:value-type="float" office:value="0.025245755" calcext:value-type="float">
            <text:p>0.025245755</text:p>
          </table:table-cell>
          <table:table-cell office:value-type="float" office:value="0.013547284" calcext:value-type="float">
            <text:p>0.013547284</text:p>
          </table:table-cell>
          <table:table-cell office:value-type="float" office:value="-0.039215864" calcext:value-type="float">
            <text:p>-0.0392158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8 15:53:55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578559" calcext:value-type="float">
            <text:p>0.128578559</text:p>
          </table:table-cell>
          <table:table-cell office:value-type="float" office:value="0.701029384" calcext:value-type="float">
            <text:p>0.701029384</text:p>
          </table:table-cell>
          <table:table-cell office:value-type="float" office:value="0.611203982" calcext:value-type="float">
            <text:p>0.611203982</text:p>
          </table:table-cell>
          <table:table-cell office:value-type="float" office:value="0.545659726" calcext:value-type="float">
            <text:p>0.545659726</text:p>
          </table:table-cell>
          <table:table-cell/>
          <table:table-cell office:value-type="float" office:value="0.001050478" calcext:value-type="float">
            <text:p>0.001050478</text:p>
          </table:table-cell>
          <table:table-cell office:value-type="float" office:value="0.005727364" calcext:value-type="float">
            <text:p>0.005727364</text:p>
          </table:table-cell>
          <table:table-cell office:value-type="float" office:value="0.004993497" calcext:value-type="float">
            <text:p>0.004993497</text:p>
          </table:table-cell>
          <table:table-cell office:value-type="float" office:value="0.004458004" calcext:value-type="float">
            <text:p>0.004458004</text:p>
          </table:table-cell>
          <table:table-cell/>
          <table:table-cell office:value-type="float" office:value="-0.004219266" calcext:value-type="float">
            <text:p>-0.004219266</text:p>
          </table:table-cell>
          <table:table-cell office:value-type="float" office:value="0.00045762" calcext:value-type="float">
            <text:p>0.00045762</text:p>
          </table:table-cell>
          <table:table-cell office:value-type="float" office:value="-0.000276248" calcext:value-type="float">
            <text:p>-0.000276248</text:p>
          </table:table-cell>
          <table:table-cell office:value-type="float" office:value="-0.00081174" calcext:value-type="float">
            <text:p>-0.00081174</text:p>
          </table:table-cell>
          <table:table-cell/>
          <table:table-cell office:value-type="float" office:value="26.249078593" calcext:value-type="float">
            <text:p>26.249078593</text:p>
          </table:table-cell>
          <table:table-cell office:value-type="float" office:value="26.364372699" calcext:value-type="float">
            <text:p>26.364372699</text:p>
          </table:table-cell>
          <table:table-cell office:value-type="float" office:value="26.346282243" calcext:value-type="float">
            <text:p>26.346282243</text:p>
          </table:table-cell>
          <table:table-cell office:value-type="float" office:value="26.333081726" calcext:value-type="float">
            <text:p>26.333081726</text:p>
          </table:table-cell>
          <table:table-cell/>
          <table:table-cell office:value-type="float" office:value="-0.106958754" calcext:value-type="float">
            <text:p>-0.106958754</text:p>
          </table:table-cell>
          <table:table-cell office:value-type="float" office:value="0.011599827" calcext:value-type="float">
            <text:p>0.011599827</text:p>
          </table:table-cell>
          <table:table-cell office:value-type="float" office:value="-0.007002485" calcext:value-type="float">
            <text:p>-0.007002485</text:p>
          </table:table-cell>
          <table:table-cell office:value-type="float" office:value="-0.020576614" calcext:value-type="float">
            <text:p>-0.0205766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8 15:53:56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130928" calcext:value-type="float">
            <text:p>0.128130928</text:p>
          </table:table-cell>
          <table:table-cell office:value-type="float" office:value="0.637445526" calcext:value-type="float">
            <text:p>0.637445526</text:p>
          </table:table-cell>
          <table:table-cell office:value-type="float" office:value="0.680134377" calcext:value-type="float">
            <text:p>0.680134377</text:p>
          </table:table-cell>
          <table:table-cell office:value-type="float" office:value="0.566393801" calcext:value-type="float">
            <text:p>0.566393801</text:p>
          </table:table-cell>
          <table:table-cell/>
          <table:table-cell office:value-type="float" office:value="0.001046821" calcext:value-type="float">
            <text:p>0.001046821</text:p>
          </table:table-cell>
          <table:table-cell office:value-type="float" office:value="0.005207888" calcext:value-type="float">
            <text:p>0.005207888</text:p>
          </table:table-cell>
          <table:table-cell office:value-type="float" office:value="0.005556653" calcext:value-type="float">
            <text:p>0.005556653</text:p>
          </table:table-cell>
          <table:table-cell office:value-type="float" office:value="0.0046274" calcext:value-type="float">
            <text:p>0.0046274</text:p>
          </table:table-cell>
          <table:table-cell/>
          <table:table-cell office:value-type="float" office:value="-0.004222923" calcext:value-type="float">
            <text:p>-0.004222923</text:p>
          </table:table-cell>
          <table:table-cell office:value-type="float" office:value="-0.000061856" calcext:value-type="float">
            <text:p>-6.1856E-05</text:p>
          </table:table-cell>
          <table:table-cell office:value-type="float" office:value="0.000286909" calcext:value-type="float">
            <text:p>0.000286909</text:p>
          </table:table-cell>
          <table:table-cell office:value-type="float" office:value="-0.000642344" calcext:value-type="float">
            <text:p>-0.000642344</text:p>
          </table:table-cell>
          <table:table-cell/>
          <table:table-cell office:value-type="float" office:value="26.248988434" calcext:value-type="float">
            <text:p>26.248988434</text:p>
          </table:table-cell>
          <table:table-cell office:value-type="float" office:value="26.351567209" calcext:value-type="float">
            <text:p>26.351567209</text:p>
          </table:table-cell>
          <table:table-cell office:value-type="float" office:value="26.360164559" calcext:value-type="float">
            <text:p>26.360164559</text:p>
          </table:table-cell>
          <table:table-cell office:value-type="float" office:value="26.337257555" calcext:value-type="float">
            <text:p>26.337257555</text:p>
          </table:table-cell>
          <table:table-cell/>
          <table:table-cell office:value-type="float" office:value="-0.107051469" calcext:value-type="float">
            <text:p>-0.107051469</text:p>
          </table:table-cell>
          <table:table-cell office:value-type="float" office:value="-0.001567957" calcext:value-type="float">
            <text:p>-0.001567957</text:p>
          </table:table-cell>
          <table:table-cell office:value-type="float" office:value="0.00727262" calcext:value-type="float">
            <text:p>0.00727262</text:p>
          </table:table-cell>
          <table:table-cell office:value-type="float" office:value="-0.01628259" calcext:value-type="float">
            <text:p>-0.016282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8 15:53:57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45935" calcext:value-type="float">
            <text:p>0.12845935</text:p>
          </table:table-cell>
          <table:table-cell office:value-type="float" office:value="0.630943254" calcext:value-type="float">
            <text:p>0.630943254</text:p>
          </table:table-cell>
          <table:table-cell office:value-type="float" office:value="0.661103208" calcext:value-type="float">
            <text:p>0.661103208</text:p>
          </table:table-cell>
          <table:table-cell office:value-type="float" office:value="0.553876228" calcext:value-type="float">
            <text:p>0.553876228</text:p>
          </table:table-cell>
          <table:table-cell/>
          <table:table-cell office:value-type="float" office:value="0.001049504" calcext:value-type="float">
            <text:p>0.001049504</text:p>
          </table:table-cell>
          <table:table-cell office:value-type="float" office:value="0.005154765" calcext:value-type="float">
            <text:p>0.005154765</text:p>
          </table:table-cell>
          <table:table-cell office:value-type="float" office:value="0.00540117" calcext:value-type="float">
            <text:p>0.00540117</text:p>
          </table:table-cell>
          <table:table-cell office:value-type="float" office:value="0.004525133" calcext:value-type="float">
            <text:p>0.004525133</text:p>
          </table:table-cell>
          <table:table-cell/>
          <table:table-cell office:value-type="float" office:value="-0.00422024" calcext:value-type="float">
            <text:p>-0.00422024</text:p>
          </table:table-cell>
          <table:table-cell office:value-type="float" office:value="-0.000114979" calcext:value-type="float">
            <text:p>-0.000114979</text:p>
          </table:table-cell>
          <table:table-cell office:value-type="float" office:value="0.000131426" calcext:value-type="float">
            <text:p>0.000131426</text:p>
          </table:table-cell>
          <table:table-cell office:value-type="float" office:value="-0.000744612" calcext:value-type="float">
            <text:p>-0.000744612</text:p>
          </table:table-cell>
          <table:table-cell/>
          <table:table-cell office:value-type="float" office:value="26.25410913" calcext:value-type="float">
            <text:p>26.25410913</text:p>
          </table:table-cell>
          <table:table-cell office:value-type="float" office:value="26.355311771" calcext:value-type="float">
            <text:p>26.355311771</text:p>
          </table:table-cell>
          <table:table-cell office:value-type="float" office:value="26.361385842" calcext:value-type="float">
            <text:p>26.361385842</text:p>
          </table:table-cell>
          <table:table-cell office:value-type="float" office:value="26.339790691" calcext:value-type="float">
            <text:p>26.339790691</text:p>
          </table:table-cell>
          <table:table-cell/>
          <table:table-cell office:value-type="float" office:value="-0.106983445" calcext:value-type="float">
            <text:p>-0.106983445</text:p>
          </table:table-cell>
          <table:table-cell office:value-type="float" office:value="-0.00291455" calcext:value-type="float">
            <text:p>-0.00291455</text:p>
          </table:table-cell>
          <table:table-cell office:value-type="float" office:value="0.003331381" calcext:value-type="float">
            <text:p>0.003331381</text:p>
          </table:table-cell>
          <table:table-cell office:value-type="float" office:value="-0.018874975" calcext:value-type="float">
            <text:p>-0.0188749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8 15:53:59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668992" calcext:value-type="float">
            <text:p>0.127668992</text:p>
          </table:table-cell>
          <table:table-cell office:value-type="float" office:value="0.634157733" calcext:value-type="float">
            <text:p>0.634157733</text:p>
          </table:table-cell>
          <table:table-cell office:value-type="float" office:value="0.670798501" calcext:value-type="float">
            <text:p>0.670798501</text:p>
          </table:table-cell>
          <table:table-cell office:value-type="float" office:value="0.561946697" calcext:value-type="float">
            <text:p>0.561946697</text:p>
          </table:table-cell>
          <table:table-cell/>
          <table:table-cell office:value-type="float" office:value="0.001043047" calcext:value-type="float">
            <text:p>0.001043047</text:p>
          </table:table-cell>
          <table:table-cell office:value-type="float" office:value="0.005181027" calcext:value-type="float">
            <text:p>0.005181027</text:p>
          </table:table-cell>
          <table:table-cell office:value-type="float" office:value="0.00548038" calcext:value-type="float">
            <text:p>0.00548038</text:p>
          </table:table-cell>
          <table:table-cell office:value-type="float" office:value="0.004591068" calcext:value-type="float">
            <text:p>0.004591068</text:p>
          </table:table-cell>
          <table:table-cell/>
          <table:table-cell office:value-type="float" office:value="-0.004226697" calcext:value-type="float">
            <text:p>-0.004226697</text:p>
          </table:table-cell>
          <table:table-cell office:value-type="float" office:value="-0.000088717" calcext:value-type="float">
            <text:p>-8.8717E-05</text:p>
          </table:table-cell>
          <table:table-cell office:value-type="float" office:value="0.000210636" calcext:value-type="float">
            <text:p>0.000210636</text:p>
          </table:table-cell>
          <table:table-cell office:value-type="float" office:value="-0.000678677" calcext:value-type="float">
            <text:p>-0.000678677</text:p>
          </table:table-cell>
          <table:table-cell/>
          <table:table-cell office:value-type="float" office:value="26.253949941" calcext:value-type="float">
            <text:p>26.253949941</text:p>
          </table:table-cell>
          <table:table-cell office:value-type="float" office:value="26.355959153" calcext:value-type="float">
            <text:p>26.355959153</text:p>
          </table:table-cell>
          <table:table-cell office:value-type="float" office:value="26.363338421" calcext:value-type="float">
            <text:p>26.363338421</text:p>
          </table:table-cell>
          <table:table-cell office:value-type="float" office:value="26.341416071" calcext:value-type="float">
            <text:p>26.341416071</text:p>
          </table:table-cell>
          <table:table-cell/>
          <table:table-cell office:value-type="float" office:value="-0.107147146" calcext:value-type="float">
            <text:p>-0.107147146</text:p>
          </table:table-cell>
          <table:table-cell office:value-type="float" office:value="-0.002248845" calcext:value-type="float">
            <text:p>-0.002248845</text:p>
          </table:table-cell>
          <table:table-cell office:value-type="float" office:value="0.00533922" calcext:value-type="float">
            <text:p>0.00533922</text:p>
          </table:table-cell>
          <table:table-cell office:value-type="float" office:value="-0.017203583" calcext:value-type="float">
            <text:p>-0.0172035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8 15:54:00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15477" calcext:value-type="float">
            <text:p>0.12815477</text:p>
          </table:table-cell>
          <table:table-cell office:value-type="float" office:value="0.638753252" calcext:value-type="float">
            <text:p>0.638753252</text:p>
          </table:table-cell>
          <table:table-cell office:value-type="float" office:value="0.674986324" calcext:value-type="float">
            <text:p>0.674986324</text:p>
          </table:table-cell>
          <table:table-cell office:value-type="float" office:value="0.562481351" calcext:value-type="float">
            <text:p>0.562481351</text:p>
          </table:table-cell>
          <table:table-cell/>
          <table:table-cell office:value-type="float" office:value="0.001047016" calcext:value-type="float">
            <text:p>0.001047016</text:p>
          </table:table-cell>
          <table:table-cell office:value-type="float" office:value="0.005218572" calcext:value-type="float">
            <text:p>0.005218572</text:p>
          </table:table-cell>
          <table:table-cell office:value-type="float" office:value="0.005514594" calcext:value-type="float">
            <text:p>0.005514594</text:p>
          </table:table-cell>
          <table:table-cell office:value-type="float" office:value="0.004595436" calcext:value-type="float">
            <text:p>0.004595436</text:p>
          </table:table-cell>
          <table:table-cell/>
          <table:table-cell office:value-type="float" office:value="-0.004222728" calcext:value-type="float">
            <text:p>-0.004222728</text:p>
          </table:table-cell>
          <table:table-cell office:value-type="float" office:value="-0.000051172" calcext:value-type="float">
            <text:p>-5.1172E-05</text:p>
          </table:table-cell>
          <table:table-cell office:value-type="float" office:value="0.00024485" calcext:value-type="float">
            <text:p>0.00024485</text:p>
          </table:table-cell>
          <table:table-cell office:value-type="float" office:value="-0.000674308" calcext:value-type="float">
            <text:p>-0.000674308</text:p>
          </table:table-cell>
          <table:table-cell/>
          <table:table-cell office:value-type="float" office:value="26.248993236" calcext:value-type="float">
            <text:p>26.248993236</text:p>
          </table:table-cell>
          <table:table-cell office:value-type="float" office:value="26.35183058" calcext:value-type="float">
            <text:p>26.35183058</text:p>
          </table:table-cell>
          <table:table-cell office:value-type="float" office:value="26.359127767" calcext:value-type="float">
            <text:p>26.359127767</text:p>
          </table:table-cell>
          <table:table-cell office:value-type="float" office:value="26.336469591" calcext:value-type="float">
            <text:p>26.336469591</text:p>
          </table:table-cell>
          <table:table-cell/>
          <table:table-cell office:value-type="float" office:value="-0.10704653" calcext:value-type="float">
            <text:p>-0.10704653</text:p>
          </table:table-cell>
          <table:table-cell office:value-type="float" office:value="-0.001297133" calcext:value-type="float">
            <text:p>-0.001297133</text:p>
          </table:table-cell>
          <table:table-cell office:value-type="float" office:value="0.006206492" calcext:value-type="float">
            <text:p>0.006206492</text:p>
          </table:table-cell>
          <table:table-cell office:value-type="float" office:value="-0.017092856" calcext:value-type="float">
            <text:p>-0.0170928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8 15:54:01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7902642" calcext:value-type="float">
            <text:p>0.127902642</text:p>
          </table:table-cell>
          <table:table-cell office:value-type="float" office:value="0.632250384" calcext:value-type="float">
            <text:p>0.632250384</text:p>
          </table:table-cell>
          <table:table-cell office:value-type="float" office:value="0.65289982" calcext:value-type="float">
            <text:p>0.65289982</text:p>
          </table:table-cell>
          <table:table-cell office:value-type="float" office:value="0.551802582" calcext:value-type="float">
            <text:p>0.551802582</text:p>
          </table:table-cell>
          <table:table-cell/>
          <table:table-cell office:value-type="float" office:value="0.001044956" calcext:value-type="float">
            <text:p>0.001044956</text:p>
          </table:table-cell>
          <table:table-cell office:value-type="float" office:value="0.005165444" calcext:value-type="float">
            <text:p>0.005165444</text:p>
          </table:table-cell>
          <table:table-cell office:value-type="float" office:value="0.005334149" calcext:value-type="float">
            <text:p>0.005334149</text:p>
          </table:table-cell>
          <table:table-cell office:value-type="float" office:value="0.004508191" calcext:value-type="float">
            <text:p>0.004508191</text:p>
          </table:table-cell>
          <table:table-cell/>
          <table:table-cell office:value-type="float" office:value="-0.004224788" calcext:value-type="float">
            <text:p>-0.004224788</text:p>
          </table:table-cell>
          <table:table-cell office:value-type="float" office:value="-0.0001043" calcext:value-type="float">
            <text:p>-0.0001043</text:p>
          </table:table-cell>
          <table:table-cell office:value-type="float" office:value="0.000064405" calcext:value-type="float">
            <text:p>6.4405E-05</text:p>
          </table:table-cell>
          <table:table-cell office:value-type="float" office:value="-0.000761553" calcext:value-type="float">
            <text:p>-0.000761553</text:p>
          </table:table-cell>
          <table:table-cell/>
          <table:table-cell office:value-type="float" office:value="26.248942454" calcext:value-type="float">
            <text:p>26.248942454</text:p>
          </table:table-cell>
          <table:table-cell office:value-type="float" office:value="26.350520925" calcext:value-type="float">
            <text:p>26.350520925</text:p>
          </table:table-cell>
          <table:table-cell office:value-type="float" office:value="26.354679645" calcext:value-type="float">
            <text:p>26.354679645</text:p>
          </table:table-cell>
          <table:table-cell office:value-type="float" office:value="26.334318894" calcext:value-type="float">
            <text:p>26.334318894</text:p>
          </table:table-cell>
          <table:table-cell/>
          <table:table-cell office:value-type="float" office:value="-0.107098752" calcext:value-type="float">
            <text:p>-0.107098752</text:p>
          </table:table-cell>
          <table:table-cell office:value-type="float" office:value="-0.002643849" calcext:value-type="float">
            <text:p>-0.002643849</text:p>
          </table:table-cell>
          <table:table-cell office:value-type="float" office:value="0.001632504" calcext:value-type="float">
            <text:p>0.001632504</text:p>
          </table:table-cell>
          <table:table-cell office:value-type="float" office:value="-0.019304427" calcext:value-type="float">
            <text:p>-0.0193044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8 15:54:02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8224507" calcext:value-type="float">
            <text:p>0.128224507</text:p>
          </table:table-cell>
          <table:table-cell office:value-type="float" office:value="0.646793323" calcext:value-type="float">
            <text:p>0.646793323</text:p>
          </table:table-cell>
          <table:table-cell office:value-type="float" office:value="0.695985639" calcext:value-type="float">
            <text:p>0.695985639</text:p>
          </table:table-cell>
          <table:table-cell office:value-type="float" office:value="0.570105978" calcext:value-type="float">
            <text:p>0.570105978</text:p>
          </table:table-cell>
          <table:table-cell/>
          <table:table-cell office:value-type="float" office:value="0.001047586" calcext:value-type="float">
            <text:p>0.001047586</text:p>
          </table:table-cell>
          <table:table-cell office:value-type="float" office:value="0.005284259" calcext:value-type="float">
            <text:p>0.005284259</text:p>
          </table:table-cell>
          <table:table-cell office:value-type="float" office:value="0.005686157" calcext:value-type="float">
            <text:p>0.005686157</text:p>
          </table:table-cell>
          <table:table-cell office:value-type="float" office:value="0.004657729" calcext:value-type="float">
            <text:p>0.004657729</text:p>
          </table:table-cell>
          <table:table-cell/>
          <table:table-cell office:value-type="float" office:value="-0.004222158" calcext:value-type="float">
            <text:p>-0.004222158</text:p>
          </table:table-cell>
          <table:table-cell office:value-type="float" office:value="0.000014515" calcext:value-type="float">
            <text:p>1.4515E-05</text:p>
          </table:table-cell>
          <table:table-cell office:value-type="float" office:value="0.000416413" calcext:value-type="float">
            <text:p>0.000416413</text:p>
          </table:table-cell>
          <table:table-cell office:value-type="float" office:value="-0.000612016" calcext:value-type="float">
            <text:p>-0.000612016</text:p>
          </table:table-cell>
          <table:table-cell/>
          <table:table-cell office:value-type="float" office:value="26.249007282" calcext:value-type="float">
            <text:p>26.249007282</text:p>
          </table:table-cell>
          <table:table-cell office:value-type="float" office:value="26.353449821" calcext:value-type="float">
            <text:p>26.353449821</text:p>
          </table:table-cell>
          <table:table-cell office:value-type="float" office:value="26.363356918" calcext:value-type="float">
            <text:p>26.363356918</text:p>
          </table:table-cell>
          <table:table-cell office:value-type="float" office:value="26.338005183" calcext:value-type="float">
            <text:p>26.338005183</text:p>
          </table:table-cell>
          <table:table-cell/>
          <table:table-cell office:value-type="float" office:value="-0.107032086" calcext:value-type="float">
            <text:p>-0.107032086</text:p>
          </table:table-cell>
          <table:table-cell office:value-type="float" office:value="0.000367879" calcext:value-type="float">
            <text:p>0.000367879</text:p>
          </table:table-cell>
          <table:table-cell office:value-type="float" office:value="0.010555305" calcext:value-type="float">
            <text:p>0.010555305</text:p>
          </table:table-cell>
          <table:table-cell office:value-type="float" office:value="-0.015513801" calcext:value-type="float">
            <text:p>-0.0155138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8 15:54:0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842442" calcext:value-type="float">
            <text:p>0.127842442</text:p>
          </table:table-cell>
          <table:table-cell office:value-type="float" office:value="0.69905349" calcext:value-type="float">
            <text:p>0.69905349</text:p>
          </table:table-cell>
          <table:table-cell office:value-type="float" office:value="0.732932774" calcext:value-type="float">
            <text:p>0.732932774</text:p>
          </table:table-cell>
          <table:table-cell office:value-type="float" office:value="0.500543773" calcext:value-type="float">
            <text:p>0.500543773</text:p>
          </table:table-cell>
          <table:table-cell/>
          <table:table-cell office:value-type="float" office:value="0.001044464" calcext:value-type="float">
            <text:p>0.001044464</text:p>
          </table:table-cell>
          <table:table-cell office:value-type="float" office:value="0.005711221" calcext:value-type="float">
            <text:p>0.005711221</text:p>
          </table:table-cell>
          <table:table-cell office:value-type="float" office:value="0.005988013" calcext:value-type="float">
            <text:p>0.005988013</text:p>
          </table:table-cell>
          <table:table-cell office:value-type="float" office:value="0.00408941" calcext:value-type="float">
            <text:p>0.00408941</text:p>
          </table:table-cell>
          <table:table-cell/>
          <table:table-cell office:value-type="float" office:value="-0.00422528" calcext:value-type="float">
            <text:p>-0.00422528</text:p>
          </table:table-cell>
          <table:table-cell office:value-type="float" office:value="0.000441477" calcext:value-type="float">
            <text:p>0.000441477</text:p>
          </table:table-cell>
          <table:table-cell office:value-type="float" office:value="0.000718269" calcext:value-type="float">
            <text:p>0.000718269</text:p>
          </table:table-cell>
          <table:table-cell office:value-type="float" office:value="-0.001180334" calcext:value-type="float">
            <text:p>-0.001180334</text:p>
          </table:table-cell>
          <table:table-cell/>
          <table:table-cell office:value-type="float" office:value="26.253984876" calcext:value-type="float">
            <text:p>26.253984876</text:p>
          </table:table-cell>
          <table:table-cell office:value-type="float" office:value="26.369028802" calcext:value-type="float">
            <text:p>26.369028802</text:p>
          </table:table-cell>
          <table:table-cell office:value-type="float" office:value="26.375851844" calcext:value-type="float">
            <text:p>26.375851844</text:p>
          </table:table-cell>
          <table:table-cell office:value-type="float" office:value="26.329049563" calcext:value-type="float">
            <text:p>26.329049563</text:p>
          </table:table-cell>
          <table:table-cell/>
          <table:table-cell office:value-type="float" office:value="-0.107111221" calcext:value-type="float">
            <text:p>-0.107111221</text:p>
          </table:table-cell>
          <table:table-cell office:value-type="float" office:value="0.011190634" calcext:value-type="float">
            <text:p>0.011190634</text:p>
          </table:table-cell>
          <table:table-cell office:value-type="float" office:value="0.018206746" calcext:value-type="float">
            <text:p>0.018206746</text:p>
          </table:table-cell>
          <table:table-cell office:value-type="float" office:value="-0.029920196" calcext:value-type="float">
            <text:p>-0.0299201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8 15:54:05</text:p>
          </table:table-cell>
          <table:table-cell office:value-type="float" office:value="26.34804" calcext:value-type="float">
            <text:p>26.34804</text:p>
          </table:table-cell>
          <table:table-cell office:value-type="string" calcext:value-type="string">
            <text:p><text:s/></text:p>
          </table:table-cell>
          <table:table-cell office:value-type="float" office:value="0.128235832" calcext:value-type="float">
            <text:p>0.128235832</text:p>
          </table:table-cell>
          <table:table-cell office:value-type="float" office:value="0.633469896" calcext:value-type="float">
            <text:p>0.633469896</text:p>
          </table:table-cell>
          <table:table-cell office:value-type="float" office:value="0.661012013" calcext:value-type="float">
            <text:p>0.661012013</text:p>
          </table:table-cell>
          <table:table-cell office:value-type="float" office:value="0.554161138" calcext:value-type="float">
            <text:p>0.554161138</text:p>
          </table:table-cell>
          <table:table-cell/>
          <table:table-cell office:value-type="float" office:value="0.001047678" calcext:value-type="float">
            <text:p>0.001047678</text:p>
          </table:table-cell>
          <table:table-cell office:value-type="float" office:value="0.005175408" calcext:value-type="float">
            <text:p>0.005175408</text:p>
          </table:table-cell>
          <table:table-cell office:value-type="float" office:value="0.005400425" calcext:value-type="float">
            <text:p>0.005400425</text:p>
          </table:table-cell>
          <table:table-cell office:value-type="float" office:value="0.00452746" calcext:value-type="float">
            <text:p>0.00452746</text:p>
          </table:table-cell>
          <table:table-cell/>
          <table:table-cell office:value-type="float" office:value="-0.004222066" calcext:value-type="float">
            <text:p>-0.004222066</text:p>
          </table:table-cell>
          <table:table-cell office:value-type="float" office:value="-0.000094337" calcext:value-type="float">
            <text:p>-9.4337E-05</text:p>
          </table:table-cell>
          <table:table-cell office:value-type="float" office:value="0.000130681" calcext:value-type="float">
            <text:p>0.000130681</text:p>
          </table:table-cell>
          <table:table-cell office:value-type="float" office:value="-0.000742284" calcext:value-type="float">
            <text:p>-0.000742284</text:p>
          </table:table-cell>
          <table:table-cell/>
          <table:table-cell office:value-type="float" office:value="26.243955016" calcext:value-type="float">
            <text:p>26.243955016</text:p>
          </table:table-cell>
          <table:table-cell office:value-type="float" office:value="26.345712436" calcext:value-type="float">
            <text:p>26.345712436</text:p>
          </table:table-cell>
          <table:table-cell office:value-type="float" office:value="26.351259336" calcext:value-type="float">
            <text:p>26.351259336</text:p>
          </table:table-cell>
          <table:table-cell office:value-type="float" office:value="26.329739741" calcext:value-type="float">
            <text:p>26.329739741</text:p>
          </table:table-cell>
          <table:table-cell/>
          <table:table-cell office:value-type="float" office:value="-0.107029741" calcext:value-type="float">
            <text:p>-0.107029741</text:p>
          </table:table-cell>
          <table:table-cell office:value-type="float" office:value="-0.002391293" calcext:value-type="float">
            <text:p>-0.002391293</text:p>
          </table:table-cell>
          <table:table-cell office:value-type="float" office:value="0.003312495" calcext:value-type="float">
            <text:p>0.003312495</text:p>
          </table:table-cell>
          <table:table-cell office:value-type="float" office:value="-0.01881597" calcext:value-type="float">
            <text:p>-0.0188159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8 15:54:06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7508655" calcext:value-type="float">
            <text:p>0.127508655</text:p>
          </table:table-cell>
          <table:table-cell office:value-type="float" office:value="0.731756774" calcext:value-type="float">
            <text:p>0.731756774</text:p>
          </table:table-cell>
          <table:table-cell office:value-type="float" office:value="0.740037649" calcext:value-type="float">
            <text:p>0.740037649</text:p>
          </table:table-cell>
          <table:table-cell office:value-type="float" office:value="0.473645386" calcext:value-type="float">
            <text:p>0.473645386</text:p>
          </table:table-cell>
          <table:table-cell/>
          <table:table-cell office:value-type="float" office:value="0.001041737" calcext:value-type="float">
            <text:p>0.001041737</text:p>
          </table:table-cell>
          <table:table-cell office:value-type="float" office:value="0.005978405" calcext:value-type="float">
            <text:p>0.005978405</text:p>
          </table:table-cell>
          <table:table-cell office:value-type="float" office:value="0.006046059" calcext:value-type="float">
            <text:p>0.006046059</text:p>
          </table:table-cell>
          <table:table-cell office:value-type="float" office:value="0.003869652" calcext:value-type="float">
            <text:p>0.003869652</text:p>
          </table:table-cell>
          <table:table-cell/>
          <table:table-cell office:value-type="float" office:value="-0.004228007" calcext:value-type="float">
            <text:p>-0.004228007</text:p>
          </table:table-cell>
          <table:table-cell office:value-type="float" office:value="0.000708661" calcext:value-type="float">
            <text:p>0.000708661</text:p>
          </table:table-cell>
          <table:table-cell office:value-type="float" office:value="0.000776315" calcext:value-type="float">
            <text:p>0.000776315</text:p>
          </table:table-cell>
          <table:table-cell office:value-type="float" office:value="-0.001400092" calcext:value-type="float">
            <text:p>-0.001400092</text:p>
          </table:table-cell>
          <table:table-cell/>
          <table:table-cell office:value-type="float" office:value="26.248863099" calcext:value-type="float">
            <text:p>26.248863099</text:p>
          </table:table-cell>
          <table:table-cell office:value-type="float" office:value="26.370561" calcext:value-type="float">
            <text:p>26.370561</text:p>
          </table:table-cell>
          <table:table-cell office:value-type="float" office:value="26.372228709" calcext:value-type="float">
            <text:p>26.372228709</text:p>
          </table:table-cell>
          <table:table-cell office:value-type="float" office:value="26.318577966" calcext:value-type="float">
            <text:p>26.318577966</text:p>
          </table:table-cell>
          <table:table-cell/>
          <table:table-cell office:value-type="float" office:value="-0.107180355" calcext:value-type="float">
            <text:p>-0.107180355</text:p>
          </table:table-cell>
          <table:table-cell office:value-type="float" office:value="0.017963207" calcext:value-type="float">
            <text:p>0.017963207</text:p>
          </table:table-cell>
          <table:table-cell office:value-type="float" office:value="0.019678097" calcext:value-type="float">
            <text:p>0.019678097</text:p>
          </table:table-cell>
          <table:table-cell office:value-type="float" office:value="-0.035490943" calcext:value-type="float">
            <text:p>-0.0354909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8 15:54:07</text:p>
          </table:table-cell>
          <table:table-cell office:value-type="float" office:value="26.34804" calcext:value-type="float">
            <text:p>26.34804</text:p>
          </table:table-cell>
          <table:table-cell office:value-type="string" calcext:value-type="string">
            <text:p><text:s/></text:p>
          </table:table-cell>
          <table:table-cell office:value-type="float" office:value="0.127784625" calcext:value-type="float">
            <text:p>0.127784625</text:p>
          </table:table-cell>
          <table:table-cell office:value-type="float" office:value="0.66963919" calcext:value-type="float">
            <text:p>0.66963919</text:p>
          </table:table-cell>
          <table:table-cell office:value-type="float" office:value="0.710703219" calcext:value-type="float">
            <text:p>0.710703219</text:p>
          </table:table-cell>
          <table:table-cell office:value-type="float" office:value="0.55515892" calcext:value-type="float">
            <text:p>0.55515892</text:p>
          </table:table-cell>
          <table:table-cell/>
          <table:table-cell office:value-type="float" office:value="0.001043992" calcext:value-type="float">
            <text:p>0.001043992</text:p>
          </table:table-cell>
          <table:table-cell office:value-type="float" office:value="0.005470908" calcext:value-type="float">
            <text:p>0.005470908</text:p>
          </table:table-cell>
          <table:table-cell office:value-type="float" office:value="0.005806399" calcext:value-type="float">
            <text:p>0.005806399</text:p>
          </table:table-cell>
          <table:table-cell office:value-type="float" office:value="0.004535612" calcext:value-type="float">
            <text:p>0.004535612</text:p>
          </table:table-cell>
          <table:table-cell/>
          <table:table-cell office:value-type="float" office:value="-0.004225752" calcext:value-type="float">
            <text:p>-0.004225752</text:p>
          </table:table-cell>
          <table:table-cell office:value-type="float" office:value="0.000201164" calcext:value-type="float">
            <text:p>0.000201164</text:p>
          </table:table-cell>
          <table:table-cell office:value-type="float" office:value="0.000536655" calcext:value-type="float">
            <text:p>0.000536655</text:p>
          </table:table-cell>
          <table:table-cell office:value-type="float" office:value="-0.000734132" calcext:value-type="float">
            <text:p>-0.000734132</text:p>
          </table:table-cell>
          <table:table-cell/>
          <table:table-cell office:value-type="float" office:value="26.243864136" calcext:value-type="float">
            <text:p>26.243864136</text:p>
          </table:table-cell>
          <table:table-cell office:value-type="float" office:value="26.352996818" calcext:value-type="float">
            <text:p>26.352996818</text:p>
          </table:table-cell>
          <table:table-cell office:value-type="float" office:value="26.361266926" calcext:value-type="float">
            <text:p>26.361266926</text:p>
          </table:table-cell>
          <table:table-cell office:value-type="float" office:value="26.329940694" calcext:value-type="float">
            <text:p>26.329940694</text:p>
          </table:table-cell>
          <table:table-cell/>
          <table:table-cell office:value-type="float" office:value="-0.107123196" calcext:value-type="float">
            <text:p>-0.107123196</text:p>
          </table:table-cell>
          <table:table-cell office:value-type="float" office:value="0.005099134" calcext:value-type="float">
            <text:p>0.005099134</text:p>
          </table:table-cell>
          <table:table-cell office:value-type="float" office:value="0.013603201" calcext:value-type="float">
            <text:p>0.013603201</text:p>
          </table:table-cell>
          <table:table-cell office:value-type="float" office:value="-0.018609329" calcext:value-type="float">
            <text:p>-0.0186093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8 15:54:09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7315536" calcext:value-type="float">
            <text:p>0.127315536</text:p>
          </table:table-cell>
          <table:table-cell office:value-type="float" office:value="0.735661475" calcext:value-type="float">
            <text:p>0.735661475</text:p>
          </table:table-cell>
          <table:table-cell office:value-type="float" office:value="0.725120989" calcext:value-type="float">
            <text:p>0.725120989</text:p>
          </table:table-cell>
          <table:table-cell office:value-type="float" office:value="0.451752597" calcext:value-type="float">
            <text:p>0.451752597</text:p>
          </table:table-cell>
          <table:table-cell/>
          <table:table-cell office:value-type="float" office:value="0.00104016" calcext:value-type="float">
            <text:p>0.00104016</text:p>
          </table:table-cell>
          <table:table-cell office:value-type="float" office:value="0.006010306" calcext:value-type="float">
            <text:p>0.006010306</text:p>
          </table:table-cell>
          <table:table-cell office:value-type="float" office:value="0.005924191" calcext:value-type="float">
            <text:p>0.005924191</text:p>
          </table:table-cell>
          <table:table-cell office:value-type="float" office:value="0.003690789" calcext:value-type="float">
            <text:p>0.003690789</text:p>
          </table:table-cell>
          <table:table-cell/>
          <table:table-cell office:value-type="float" office:value="-0.004229585" calcext:value-type="float">
            <text:p>-0.004229585</text:p>
          </table:table-cell>
          <table:table-cell office:value-type="float" office:value="0.000740562" calcext:value-type="float">
            <text:p>0.000740562</text:p>
          </table:table-cell>
          <table:table-cell office:value-type="float" office:value="0.000654447" calcext:value-type="float">
            <text:p>0.000654447</text:p>
          </table:table-cell>
          <table:table-cell office:value-type="float" office:value="-0.001578955" calcext:value-type="float">
            <text:p>-0.001578955</text:p>
          </table:table-cell>
          <table:table-cell/>
          <table:table-cell office:value-type="float" office:value="26.248824202" calcext:value-type="float">
            <text:p>26.248824202</text:p>
          </table:table-cell>
          <table:table-cell office:value-type="float" office:value="26.371347379" calcext:value-type="float">
            <text:p>26.371347379</text:p>
          </table:table-cell>
          <table:table-cell office:value-type="float" office:value="26.369224598" calcext:value-type="float">
            <text:p>26.369224598</text:p>
          </table:table-cell>
          <table:table-cell office:value-type="float" office:value="26.314168699" calcext:value-type="float">
            <text:p>26.314168699</text:p>
          </table:table-cell>
          <table:table-cell/>
          <table:table-cell office:value-type="float" office:value="-0.107220354" calcext:value-type="float">
            <text:p>-0.107220354</text:p>
          </table:table-cell>
          <table:table-cell office:value-type="float" office:value="0.018771834" calcext:value-type="float">
            <text:p>0.018771834</text:p>
          </table:table-cell>
          <table:table-cell office:value-type="float" office:value="0.016588997" calcext:value-type="float">
            <text:p>0.016588997</text:p>
          </table:table-cell>
          <table:table-cell office:value-type="float" office:value="-0.040025041" calcext:value-type="float">
            <text:p>-0.0400250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8 15:54:10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608361" calcext:value-type="float">
            <text:p>0.128608361</text:p>
          </table:table-cell>
          <table:table-cell office:value-type="float" office:value="0.72809228" calcext:value-type="float">
            <text:p>0.72809228</text:p>
          </table:table-cell>
          <table:table-cell office:value-type="float" office:value="0.593909096" calcext:value-type="float">
            <text:p>0.593909096</text:p>
          </table:table-cell>
          <table:table-cell office:value-type="float" office:value="0.46998566" calcext:value-type="float">
            <text:p>0.46998566</text:p>
          </table:table-cell>
          <table:table-cell/>
          <table:table-cell office:value-type="float" office:value="0.001050722" calcext:value-type="float">
            <text:p>0.001050722</text:p>
          </table:table-cell>
          <table:table-cell office:value-type="float" office:value="0.005948466" calcext:value-type="float">
            <text:p>0.005948466</text:p>
          </table:table-cell>
          <table:table-cell office:value-type="float" office:value="0.004852198" calcext:value-type="float">
            <text:p>0.004852198</text:p>
          </table:table-cell>
          <table:table-cell office:value-type="float" office:value="0.003839752" calcext:value-type="float">
            <text:p>0.003839752</text:p>
          </table:table-cell>
          <table:table-cell/>
          <table:table-cell office:value-type="float" office:value="-0.004219022" calcext:value-type="float">
            <text:p>-0.004219022</text:p>
          </table:table-cell>
          <table:table-cell office:value-type="float" office:value="0.000678722" calcext:value-type="float">
            <text:p>0.000678722</text:p>
          </table:table-cell>
          <table:table-cell office:value-type="float" office:value="-0.000417546" calcext:value-type="float">
            <text:p>-0.000417546</text:p>
          </table:table-cell>
          <table:table-cell office:value-type="float" office:value="-0.001429992" calcext:value-type="float">
            <text:p>-0.001429992</text:p>
          </table:table-cell>
          <table:table-cell/>
          <table:table-cell office:value-type="float" office:value="26.254139143" calcext:value-type="float">
            <text:p>26.254139143</text:p>
          </table:table-cell>
          <table:table-cell office:value-type="float" office:value="26.374877006" calcext:value-type="float">
            <text:p>26.374877006</text:p>
          </table:table-cell>
          <table:table-cell office:value-type="float" office:value="26.347853223" calcext:value-type="float">
            <text:p>26.347853223</text:p>
          </table:table-cell>
          <table:table-cell office:value-type="float" office:value="26.322895129" calcext:value-type="float">
            <text:p>26.322895129</text:p>
          </table:table-cell>
          <table:table-cell/>
          <table:table-cell office:value-type="float" office:value="-0.106952582" calcext:value-type="float">
            <text:p>-0.106952582</text:p>
          </table:table-cell>
          <table:table-cell office:value-type="float" office:value="0.017204324" calcext:value-type="float">
            <text:p>0.017204324</text:p>
          </table:table-cell>
          <table:table-cell office:value-type="float" office:value="-0.010584211" calcext:value-type="float">
            <text:p>-0.010584211</text:p>
          </table:table-cell>
          <table:table-cell office:value-type="float" office:value="-0.036248888" calcext:value-type="float">
            <text:p>-0.0362488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8 15:54:11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054038" calcext:value-type="float">
            <text:p>0.128054038</text:p>
          </table:table-cell>
          <table:table-cell office:value-type="float" office:value="0.80196271" calcext:value-type="float">
            <text:p>0.80196271</text:p>
          </table:table-cell>
          <table:table-cell office:value-type="float" office:value="0.603313518" calcext:value-type="float">
            <text:p>0.603313518</text:p>
          </table:table-cell>
          <table:table-cell office:value-type="float" office:value="0.445624643" calcext:value-type="float">
            <text:p>0.445624643</text:p>
          </table:table-cell>
          <table:table-cell/>
          <table:table-cell office:value-type="float" office:value="0.001046193" calcext:value-type="float">
            <text:p>0.001046193</text:p>
          </table:table-cell>
          <table:table-cell office:value-type="float" office:value="0.006551983" calcext:value-type="float">
            <text:p>0.006551983</text:p>
          </table:table-cell>
          <table:table-cell office:value-type="float" office:value="0.004929032" calcext:value-type="float">
            <text:p>0.004929032</text:p>
          </table:table-cell>
          <table:table-cell office:value-type="float" office:value="0.003640724" calcext:value-type="float">
            <text:p>0.003640724</text:p>
          </table:table-cell>
          <table:table-cell/>
          <table:table-cell office:value-type="float" office:value="-0.004223551" calcext:value-type="float">
            <text:p>-0.004223551</text:p>
          </table:table-cell>
          <table:table-cell office:value-type="float" office:value="0.001282239" calcext:value-type="float">
            <text:p>0.001282239</text:p>
          </table:table-cell>
          <table:table-cell office:value-type="float" office:value="-0.000340712" calcext:value-type="float">
            <text:p>-0.000340712</text:p>
          </table:table-cell>
          <table:table-cell office:value-type="float" office:value="-0.00162902" calcext:value-type="float">
            <text:p>-0.00162902</text:p>
          </table:table-cell>
          <table:table-cell/>
          <table:table-cell office:value-type="float" office:value="26.254027495" calcext:value-type="float">
            <text:p>26.254027495</text:p>
          </table:table-cell>
          <table:table-cell office:value-type="float" office:value="26.389753845" calcext:value-type="float">
            <text:p>26.389753845</text:p>
          </table:table-cell>
          <table:table-cell office:value-type="float" office:value="26.349747245" calcext:value-type="float">
            <text:p>26.349747245</text:p>
          </table:table-cell>
          <table:table-cell office:value-type="float" office:value="26.317988773" calcext:value-type="float">
            <text:p>26.317988773</text:p>
          </table:table-cell>
          <table:table-cell/>
          <table:table-cell office:value-type="float" office:value="-0.107067394" calcext:value-type="float">
            <text:p>-0.107067394</text:p>
          </table:table-cell>
          <table:table-cell office:value-type="float" office:value="0.03250207" calcext:value-type="float">
            <text:p>0.03250207</text:p>
          </table:table-cell>
          <table:table-cell office:value-type="float" office:value="-0.008636578" calcext:value-type="float">
            <text:p>-0.008636578</text:p>
          </table:table-cell>
          <table:table-cell office:value-type="float" office:value="-0.041294174" calcext:value-type="float">
            <text:p>-0.0412941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8 15:54:13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7772108" calcext:value-type="float">
            <text:p>0.127772108</text:p>
          </table:table-cell>
          <table:table-cell office:value-type="float" office:value="0.792340731" calcext:value-type="float">
            <text:p>0.792340731</text:p>
          </table:table-cell>
          <table:table-cell office:value-type="float" office:value="0.630813912" calcext:value-type="float">
            <text:p>0.630813912</text:p>
          </table:table-cell>
          <table:table-cell office:value-type="float" office:value="0.448485666" calcext:value-type="float">
            <text:p>0.448485666</text:p>
          </table:table-cell>
          <table:table-cell/>
          <table:table-cell office:value-type="float" office:value="0.00104389" calcext:value-type="float">
            <text:p>0.00104389</text:p>
          </table:table-cell>
          <table:table-cell office:value-type="float" office:value="0.006473372" calcext:value-type="float">
            <text:p>0.006473372</text:p>
          </table:table-cell>
          <table:table-cell office:value-type="float" office:value="0.005153708" calcext:value-type="float">
            <text:p>0.005153708</text:p>
          </table:table-cell>
          <table:table-cell office:value-type="float" office:value="0.003664099" calcext:value-type="float">
            <text:p>0.003664099</text:p>
          </table:table-cell>
          <table:table-cell/>
          <table:table-cell office:value-type="float" office:value="-0.004225855" calcext:value-type="float">
            <text:p>-0.004225855</text:p>
          </table:table-cell>
          <table:table-cell office:value-type="float" office:value="0.001203628" calcext:value-type="float">
            <text:p>0.001203628</text:p>
          </table:table-cell>
          <table:table-cell office:value-type="float" office:value="-0.000116036" calcext:value-type="float">
            <text:p>-0.000116036</text:p>
          </table:table-cell>
          <table:table-cell office:value-type="float" office:value="-0.001605646" calcext:value-type="float">
            <text:p>-0.001605646</text:p>
          </table:table-cell>
          <table:table-cell/>
          <table:table-cell office:value-type="float" office:value="26.248916162" calcext:value-type="float">
            <text:p>26.248916162</text:p>
          </table:table-cell>
          <table:table-cell office:value-type="float" office:value="26.382762124" calcext:value-type="float">
            <text:p>26.382762124</text:p>
          </table:table-cell>
          <table:table-cell office:value-type="float" office:value="26.350231625" calcext:value-type="float">
            <text:p>26.350231625</text:p>
          </table:table-cell>
          <table:table-cell office:value-type="float" office:value="26.313510729" calcext:value-type="float">
            <text:p>26.313510729</text:p>
          </table:table-cell>
          <table:table-cell/>
          <table:table-cell office:value-type="float" office:value="-0.107125788" calcext:value-type="float">
            <text:p>-0.107125788</text:p>
          </table:table-cell>
          <table:table-cell office:value-type="float" office:value="0.030509481" calcext:value-type="float">
            <text:p>0.030509481</text:p>
          </table:table-cell>
          <table:table-cell office:value-type="float" office:value="-0.002941337" calcext:value-type="float">
            <text:p>-0.002941337</text:p>
          </table:table-cell>
          <table:table-cell office:value-type="float" office:value="-0.04070164" calcext:value-type="float">
            <text:p>-0.040701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8 15:54:1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398387" calcext:value-type="float">
            <text:p>0.127398387</text:p>
          </table:table-cell>
          <table:table-cell office:value-type="float" office:value="0.627820567" calcext:value-type="float">
            <text:p>0.627820567</text:p>
          </table:table-cell>
          <table:table-cell office:value-type="float" office:value="0.622285083" calcext:value-type="float">
            <text:p>0.622285083</text:p>
          </table:table-cell>
          <table:table-cell office:value-type="float" office:value="0.529013935" calcext:value-type="float">
            <text:p>0.529013935</text:p>
          </table:table-cell>
          <table:table-cell/>
          <table:table-cell office:value-type="float" office:value="0.001040836" calcext:value-type="float">
            <text:p>0.001040836</text:p>
          </table:table-cell>
          <table:table-cell office:value-type="float" office:value="0.005129253" calcext:value-type="float">
            <text:p>0.005129253</text:p>
          </table:table-cell>
          <table:table-cell office:value-type="float" office:value="0.005084028" calcext:value-type="float">
            <text:p>0.005084028</text:p>
          </table:table-cell>
          <table:table-cell office:value-type="float" office:value="0.004322009" calcext:value-type="float">
            <text:p>0.004322009</text:p>
          </table:table-cell>
          <table:table-cell/>
          <table:table-cell office:value-type="float" office:value="-0.004228908" calcext:value-type="float">
            <text:p>-0.004228908</text:p>
          </table:table-cell>
          <table:table-cell office:value-type="float" office:value="-0.000140491" calcext:value-type="float">
            <text:p>-0.000140491</text:p>
          </table:table-cell>
          <table:table-cell office:value-type="float" office:value="-0.000185716" calcext:value-type="float">
            <text:p>-0.000185716</text:p>
          </table:table-cell>
          <table:table-cell office:value-type="float" office:value="-0.000947735" calcext:value-type="float">
            <text:p>-0.000947735</text:p>
          </table:table-cell>
          <table:table-cell/>
          <table:table-cell office:value-type="float" office:value="26.253895437" calcext:value-type="float">
            <text:p>26.253895437</text:p>
          </table:table-cell>
          <table:table-cell office:value-type="float" office:value="26.354682875" calcext:value-type="float">
            <text:p>26.354682875</text:p>
          </table:table-cell>
          <table:table-cell office:value-type="float" office:value="26.35356805" calcext:value-type="float">
            <text:p>26.35356805</text:p>
          </table:table-cell>
          <table:table-cell office:value-type="float" office:value="26.334783451" calcext:value-type="float">
            <text:p>26.334783451</text:p>
          </table:table-cell>
          <table:table-cell/>
          <table:table-cell office:value-type="float" office:value="-0.107203194" calcext:value-type="float">
            <text:p>-0.107203194</text:p>
          </table:table-cell>
          <table:table-cell office:value-type="float" office:value="-0.003561247" calcext:value-type="float">
            <text:p>-0.003561247</text:p>
          </table:table-cell>
          <table:table-cell office:value-type="float" office:value="-0.004707625" calcext:value-type="float">
            <text:p>-0.004707625</text:p>
          </table:table-cell>
          <table:table-cell office:value-type="float" office:value="-0.02402397" calcext:value-type="float">
            <text:p>-0.024023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8 15:54:15</text:p>
          </table:table-cell>
          <table:table-cell office:value-type="float" office:value="26.34804" calcext:value-type="float">
            <text:p>26.34804</text:p>
          </table:table-cell>
          <table:table-cell office:value-type="string" calcext:value-type="string">
            <text:p><text:s/></text:p>
          </table:table-cell>
          <table:table-cell office:value-type="float" office:value="0.127944365" calcext:value-type="float">
            <text:p>0.127944365</text:p>
          </table:table-cell>
          <table:table-cell office:value-type="float" office:value="0.801740384" calcext:value-type="float">
            <text:p>0.801740384</text:p>
          </table:table-cell>
          <table:table-cell office:value-type="float" office:value="0.598353815" calcext:value-type="float">
            <text:p>0.598353815</text:p>
          </table:table-cell>
          <table:table-cell office:value-type="float" office:value="0.456411893" calcext:value-type="float">
            <text:p>0.456411893</text:p>
          </table:table-cell>
          <table:table-cell/>
          <table:table-cell office:value-type="float" office:value="0.001045297" calcext:value-type="float">
            <text:p>0.001045297</text:p>
          </table:table-cell>
          <table:table-cell office:value-type="float" office:value="0.006550167" calcext:value-type="float">
            <text:p>0.006550167</text:p>
          </table:table-cell>
          <table:table-cell office:value-type="float" office:value="0.004888512" calcext:value-type="float">
            <text:p>0.004888512</text:p>
          </table:table-cell>
          <table:table-cell office:value-type="float" office:value="0.003728855" calcext:value-type="float">
            <text:p>0.003728855</text:p>
          </table:table-cell>
          <table:table-cell/>
          <table:table-cell office:value-type="float" office:value="-0.004224447" calcext:value-type="float">
            <text:p>-0.004224447</text:p>
          </table:table-cell>
          <table:table-cell office:value-type="float" office:value="0.001280422" calcext:value-type="float">
            <text:p>0.001280422</text:p>
          </table:table-cell>
          <table:table-cell office:value-type="float" office:value="-0.000381233" calcext:value-type="float">
            <text:p>-0.000381233</text:p>
          </table:table-cell>
          <table:table-cell office:value-type="float" office:value="-0.001540889" calcext:value-type="float">
            <text:p>-0.001540889</text:p>
          </table:table-cell>
          <table:table-cell/>
          <table:table-cell office:value-type="float" office:value="26.24389631" calcext:value-type="float">
            <text:p>26.24389631</text:p>
          </table:table-cell>
          <table:table-cell office:value-type="float" office:value="26.379601183" calcext:value-type="float">
            <text:p>26.379601183</text:p>
          </table:table-cell>
          <table:table-cell office:value-type="float" office:value="26.338640124" calcext:value-type="float">
            <text:p>26.338640124</text:p>
          </table:table-cell>
          <table:table-cell office:value-type="float" office:value="26.310052842" calcext:value-type="float">
            <text:p>26.310052842</text:p>
          </table:table-cell>
          <table:table-cell/>
          <table:table-cell office:value-type="float" office:value="-0.10709011" calcext:value-type="float">
            <text:p>-0.10709011</text:p>
          </table:table-cell>
          <table:table-cell office:value-type="float" office:value="0.032456029" calcext:value-type="float">
            <text:p>0.032456029</text:p>
          </table:table-cell>
          <table:table-cell office:value-type="float" office:value="-0.00966372" calcext:value-type="float">
            <text:p>-0.00966372</text:p>
          </table:table-cell>
          <table:table-cell office:value-type="float" office:value="-0.039060078" calcext:value-type="float">
            <text:p>-0.0390600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8 15:54:16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027646" calcext:value-type="float">
            <text:p>0.127027646</text:p>
          </table:table-cell>
          <table:table-cell office:value-type="float" office:value="0.648070055" calcext:value-type="float">
            <text:p>0.648070055</text:p>
          </table:table-cell>
          <table:table-cell office:value-type="float" office:value="0.694514596" calcext:value-type="float">
            <text:p>0.694514596</text:p>
          </table:table-cell>
          <table:table-cell office:value-type="float" office:value="0.570551225" calcext:value-type="float">
            <text:p>0.570551225</text:p>
          </table:table-cell>
          <table:table-cell/>
          <table:table-cell office:value-type="float" office:value="0.001037808" calcext:value-type="float">
            <text:p>0.001037808</text:p>
          </table:table-cell>
          <table:table-cell office:value-type="float" office:value="0.00529469" calcext:value-type="float">
            <text:p>0.00529469</text:p>
          </table:table-cell>
          <table:table-cell office:value-type="float" office:value="0.005674139" calcext:value-type="float">
            <text:p>0.005674139</text:p>
          </table:table-cell>
          <table:table-cell office:value-type="float" office:value="0.004661366" calcext:value-type="float">
            <text:p>0.004661366</text:p>
          </table:table-cell>
          <table:table-cell/>
          <table:table-cell office:value-type="float" office:value="-0.004231937" calcext:value-type="float">
            <text:p>-0.004231937</text:p>
          </table:table-cell>
          <table:table-cell office:value-type="float" office:value="0.000024946" calcext:value-type="float">
            <text:p>2.4946E-05</text:p>
          </table:table-cell>
          <table:table-cell office:value-type="float" office:value="0.000404395" calcext:value-type="float">
            <text:p>0.000404395</text:p>
          </table:table-cell>
          <table:table-cell office:value-type="float" office:value="-0.000608378" calcext:value-type="float">
            <text:p>-0.000608378</text:p>
          </table:table-cell>
          <table:table-cell/>
          <table:table-cell office:value-type="float" office:value="26.253820765" calcext:value-type="float">
            <text:p>26.253820765</text:p>
          </table:table-cell>
          <table:table-cell office:value-type="float" office:value="26.358761031" calcext:value-type="float">
            <text:p>26.358761031</text:p>
          </table:table-cell>
          <table:table-cell office:value-type="float" office:value="26.368114698" calcext:value-type="float">
            <text:p>26.368114698</text:p>
          </table:table-cell>
          <table:table-cell office:value-type="float" office:value="26.343149006" calcext:value-type="float">
            <text:p>26.343149006</text:p>
          </table:table-cell>
          <table:table-cell/>
          <table:table-cell office:value-type="float" office:value="-0.107279983" calcext:value-type="float">
            <text:p>-0.107279983</text:p>
          </table:table-cell>
          <table:table-cell office:value-type="float" office:value="0.000632284" calcext:value-type="float">
            <text:p>0.000632284</text:p>
          </table:table-cell>
          <table:table-cell office:value-type="float" office:value="0.010250663" calcext:value-type="float">
            <text:p>0.010250663</text:p>
          </table:table-cell>
          <table:table-cell office:value-type="float" office:value="-0.015421591" calcext:value-type="float">
            <text:p>-0.0154215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8 15:54:18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477495" calcext:value-type="float">
            <text:p>0.126477495</text:p>
          </table:table-cell>
          <table:table-cell office:value-type="float" office:value="0.682969771" calcext:value-type="float">
            <text:p>0.682969771</text:p>
          </table:table-cell>
          <table:table-cell office:value-type="float" office:value="0.733760087" calcext:value-type="float">
            <text:p>0.733760087</text:p>
          </table:table-cell>
          <table:table-cell office:value-type="float" office:value="0.497033059" calcext:value-type="float">
            <text:p>0.497033059</text:p>
          </table:table-cell>
          <table:table-cell/>
          <table:table-cell office:value-type="float" office:value="0.001033313" calcext:value-type="float">
            <text:p>0.001033313</text:p>
          </table:table-cell>
          <table:table-cell office:value-type="float" office:value="0.005579818" calcext:value-type="float">
            <text:p>0.005579818</text:p>
          </table:table-cell>
          <table:table-cell office:value-type="float" office:value="0.005994772" calcext:value-type="float">
            <text:p>0.005994772</text:p>
          </table:table-cell>
          <table:table-cell office:value-type="float" office:value="0.004060728" calcext:value-type="float">
            <text:p>0.004060728</text:p>
          </table:table-cell>
          <table:table-cell/>
          <table:table-cell office:value-type="float" office:value="-0.004236431" calcext:value-type="float">
            <text:p>-0.004236431</text:p>
          </table:table-cell>
          <table:table-cell office:value-type="float" office:value="0.000310074" calcext:value-type="float">
            <text:p>0.000310074</text:p>
          </table:table-cell>
          <table:table-cell office:value-type="float" office:value="0.000725028" calcext:value-type="float">
            <text:p>0.000725028</text:p>
          </table:table-cell>
          <table:table-cell office:value-type="float" office:value="-0.001209017" calcext:value-type="float">
            <text:p>-0.001209017</text:p>
          </table:table-cell>
          <table:table-cell/>
          <table:table-cell office:value-type="float" office:value="26.253709957" calcext:value-type="float">
            <text:p>26.253709957</text:p>
          </table:table-cell>
          <table:table-cell office:value-type="float" office:value="26.365789643" calcext:value-type="float">
            <text:p>26.365789643</text:p>
          </table:table-cell>
          <table:table-cell office:value-type="float" office:value="26.376018458" calcext:value-type="float">
            <text:p>26.376018458</text:p>
          </table:table-cell>
          <table:table-cell office:value-type="float" office:value="26.328342504" calcext:value-type="float">
            <text:p>26.328342504</text:p>
          </table:table-cell>
          <table:table-cell/>
          <table:table-cell office:value-type="float" office:value="-0.107393931" calcext:value-type="float">
            <text:p>-0.107393931</text:p>
          </table:table-cell>
          <table:table-cell office:value-type="float" office:value="0.007859811" calcext:value-type="float">
            <text:p>0.007859811</text:p>
          </table:table-cell>
          <table:table-cell office:value-type="float" office:value="0.018378074" calcext:value-type="float">
            <text:p>0.018378074</text:p>
          </table:table-cell>
          <table:table-cell office:value-type="float" office:value="-0.030647275" calcext:value-type="float">
            <text:p>-0.0306472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8 15:54:19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008572" calcext:value-type="float">
            <text:p>0.127008572</text:p>
          </table:table-cell>
          <table:table-cell office:value-type="float" office:value="0.624208525" calcext:value-type="float">
            <text:p>0.624208525</text:p>
          </table:table-cell>
          <table:table-cell office:value-type="float" office:value="0.62401779" calcext:value-type="float">
            <text:p>0.62401779</text:p>
          </table:table-cell>
          <table:table-cell office:value-type="float" office:value="0.532543723" calcext:value-type="float">
            <text:p>0.532543723</text:p>
          </table:table-cell>
          <table:table-cell/>
          <table:table-cell office:value-type="float" office:value="0.001037652" calcext:value-type="float">
            <text:p>0.001037652</text:p>
          </table:table-cell>
          <table:table-cell office:value-type="float" office:value="0.005099743" calcext:value-type="float">
            <text:p>0.005099743</text:p>
          </table:table-cell>
          <table:table-cell office:value-type="float" office:value="0.005098185" calcext:value-type="float">
            <text:p>0.005098185</text:p>
          </table:table-cell>
          <table:table-cell office:value-type="float" office:value="0.004350847" calcext:value-type="float">
            <text:p>0.004350847</text:p>
          </table:table-cell>
          <table:table-cell/>
          <table:table-cell office:value-type="float" office:value="-0.004232093" calcext:value-type="float">
            <text:p>-0.004232093</text:p>
          </table:table-cell>
          <table:table-cell office:value-type="float" office:value="-0.000170001" calcext:value-type="float">
            <text:p>-0.000170001</text:p>
          </table:table-cell>
          <table:table-cell office:value-type="float" office:value="-0.00017156" calcext:value-type="float">
            <text:p>-0.00017156</text:p>
          </table:table-cell>
          <table:table-cell office:value-type="float" office:value="-0.000918897" calcext:value-type="float">
            <text:p>-0.000918897</text:p>
          </table:table-cell>
          <table:table-cell/>
          <table:table-cell office:value-type="float" office:value="26.253816923" calcext:value-type="float">
            <text:p>26.253816923</text:p>
          </table:table-cell>
          <table:table-cell office:value-type="float" office:value="26.353955424" calcext:value-type="float">
            <text:p>26.353955424</text:p>
          </table:table-cell>
          <table:table-cell office:value-type="float" office:value="26.353917011" calcext:value-type="float">
            <text:p>26.353917011</text:p>
          </table:table-cell>
          <table:table-cell office:value-type="float" office:value="26.335494348" calcext:value-type="float">
            <text:p>26.335494348</text:p>
          </table:table-cell>
          <table:table-cell/>
          <table:table-cell office:value-type="float" office:value="-0.107283933" calcext:value-type="float">
            <text:p>-0.107283933</text:p>
          </table:table-cell>
          <table:table-cell office:value-type="float" office:value="-0.004309287" calcext:value-type="float">
            <text:p>-0.004309287</text:p>
          </table:table-cell>
          <table:table-cell office:value-type="float" office:value="-0.004348788" calcext:value-type="float">
            <text:p>-0.004348788</text:p>
          </table:table-cell>
          <table:table-cell office:value-type="float" office:value="-0.023292947" calcext:value-type="float">
            <text:p>-0.0232929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8 15:54:20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714888" calcext:value-type="float">
            <text:p>0.127714888</text:p>
          </table:table-cell>
          <table:table-cell office:value-type="float" office:value="0.632472114" calcext:value-type="float">
            <text:p>0.632472114</text:p>
          </table:table-cell>
          <table:table-cell office:value-type="float" office:value="0.613209082" calcext:value-type="float">
            <text:p>0.613209082</text:p>
          </table:table-cell>
          <table:table-cell office:value-type="float" office:value="0.519307318" calcext:value-type="float">
            <text:p>0.519307318</text:p>
          </table:table-cell>
          <table:table-cell/>
          <table:table-cell office:value-type="float" office:value="0.001043422" calcext:value-type="float">
            <text:p>0.001043422</text:p>
          </table:table-cell>
          <table:table-cell office:value-type="float" office:value="0.005167256" calcext:value-type="float">
            <text:p>0.005167256</text:p>
          </table:table-cell>
          <table:table-cell office:value-type="float" office:value="0.005009878" calcext:value-type="float">
            <text:p>0.005009878</text:p>
          </table:table-cell>
          <table:table-cell office:value-type="float" office:value="0.004242707" calcext:value-type="float">
            <text:p>0.004242707</text:p>
          </table:table-cell>
          <table:table-cell/>
          <table:table-cell office:value-type="float" office:value="-0.004226322" calcext:value-type="float">
            <text:p>-0.004226322</text:p>
          </table:table-cell>
          <table:table-cell office:value-type="float" office:value="-0.000102489" calcext:value-type="float">
            <text:p>-0.000102489</text:p>
          </table:table-cell>
          <table:table-cell office:value-type="float" office:value="-0.000259866" calcext:value-type="float">
            <text:p>-0.000259866</text:p>
          </table:table-cell>
          <table:table-cell office:value-type="float" office:value="-0.001027037" calcext:value-type="float">
            <text:p>-0.001027037</text:p>
          </table:table-cell>
          <table:table-cell/>
          <table:table-cell office:value-type="float" office:value="26.253959185" calcext:value-type="float">
            <text:p>26.253959185</text:p>
          </table:table-cell>
          <table:table-cell office:value-type="float" office:value="26.355619677" calcext:value-type="float">
            <text:p>26.355619677</text:p>
          </table:table-cell>
          <table:table-cell office:value-type="float" office:value="26.351740178" calcext:value-type="float">
            <text:p>26.351740178</text:p>
          </table:table-cell>
          <table:table-cell office:value-type="float" office:value="26.332828543" calcext:value-type="float">
            <text:p>26.332828543</text:p>
          </table:table-cell>
          <table:table-cell/>
          <table:table-cell office:value-type="float" office:value="-0.10713764" calcext:value-type="float">
            <text:p>-0.10713764</text:p>
          </table:table-cell>
          <table:table-cell office:value-type="float" office:value="-0.00259793" calcext:value-type="float">
            <text:p>-0.00259793</text:p>
          </table:table-cell>
          <table:table-cell office:value-type="float" office:value="-0.006587234" calcext:value-type="float">
            <text:p>-0.006587234</text:p>
          </table:table-cell>
          <table:table-cell office:value-type="float" office:value="-0.026034225" calcext:value-type="float">
            <text:p>-0.0260342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8 15:54:21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467528" calcext:value-type="float">
            <text:p>0.127467528</text:p>
          </table:table-cell>
          <table:table-cell office:value-type="float" office:value="0.782158468" calcext:value-type="float">
            <text:p>0.782158468</text:p>
          </table:table-cell>
          <table:table-cell office:value-type="float" office:value="0.616262033" calcext:value-type="float">
            <text:p>0.616262033</text:p>
          </table:table-cell>
          <table:table-cell office:value-type="float" office:value="0.445476227" calcext:value-type="float">
            <text:p>0.445476227</text:p>
          </table:table-cell>
          <table:table-cell/>
          <table:table-cell office:value-type="float" office:value="0.001041401" calcext:value-type="float">
            <text:p>0.001041401</text:p>
          </table:table-cell>
          <table:table-cell office:value-type="float" office:value="0.006390184" calcext:value-type="float">
            <text:p>0.006390184</text:p>
          </table:table-cell>
          <table:table-cell office:value-type="float" office:value="0.005034821" calcext:value-type="float">
            <text:p>0.005034821</text:p>
          </table:table-cell>
          <table:table-cell office:value-type="float" office:value="0.003639512" calcext:value-type="float">
            <text:p>0.003639512</text:p>
          </table:table-cell>
          <table:table-cell/>
          <table:table-cell office:value-type="float" office:value="-0.004228343" calcext:value-type="float">
            <text:p>-0.004228343</text:p>
          </table:table-cell>
          <table:table-cell office:value-type="float" office:value="0.001120439" calcext:value-type="float">
            <text:p>0.001120439</text:p>
          </table:table-cell>
          <table:table-cell office:value-type="float" office:value="-0.000234924" calcext:value-type="float">
            <text:p>-0.000234924</text:p>
          </table:table-cell>
          <table:table-cell office:value-type="float" office:value="-0.001630233" calcext:value-type="float">
            <text:p>-0.001630233</text:p>
          </table:table-cell>
          <table:table-cell/>
          <table:table-cell office:value-type="float" office:value="26.253909363" calcext:value-type="float">
            <text:p>26.253909363</text:p>
          </table:table-cell>
          <table:table-cell office:value-type="float" office:value="26.385765468" calcext:value-type="float">
            <text:p>26.385765468</text:p>
          </table:table-cell>
          <table:table-cell office:value-type="float" office:value="26.352355031" calcext:value-type="float">
            <text:p>26.352355031</text:p>
          </table:table-cell>
          <table:table-cell office:value-type="float" office:value="26.317958882" calcext:value-type="float">
            <text:p>26.317958882</text:p>
          </table:table-cell>
          <table:table-cell/>
          <table:table-cell office:value-type="float" office:value="-0.107188873" calcext:value-type="float">
            <text:p>-0.107188873</text:p>
          </table:table-cell>
          <table:table-cell office:value-type="float" office:value="0.02840086" calcext:value-type="float">
            <text:p>0.02840086</text:p>
          </table:table-cell>
          <table:table-cell office:value-type="float" office:value="-0.005954978" calcext:value-type="float">
            <text:p>-0.005954978</text:p>
          </table:table-cell>
          <table:table-cell office:value-type="float" office:value="-0.041324911" calcext:value-type="float">
            <text:p>-0.0413249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8 15:54:23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213016" calcext:value-type="float">
            <text:p>0.127213016</text:p>
          </table:table-cell>
          <table:table-cell office:value-type="float" office:value="0.699138129" calcext:value-type="float">
            <text:p>0.699138129</text:p>
          </table:table-cell>
          <table:table-cell office:value-type="float" office:value="0.721734848" calcext:value-type="float">
            <text:p>0.721734848</text:p>
          </table:table-cell>
          <table:table-cell office:value-type="float" office:value="0.526700083" calcext:value-type="float">
            <text:p>0.526700083</text:p>
          </table:table-cell>
          <table:table-cell/>
          <table:table-cell office:value-type="float" office:value="0.001039322" calcext:value-type="float">
            <text:p>0.001039322</text:p>
          </table:table-cell>
          <table:table-cell office:value-type="float" office:value="0.005711913" calcext:value-type="float">
            <text:p>0.005711913</text:p>
          </table:table-cell>
          <table:table-cell office:value-type="float" office:value="0.005896527" calcext:value-type="float">
            <text:p>0.005896527</text:p>
          </table:table-cell>
          <table:table-cell office:value-type="float" office:value="0.004303105" calcext:value-type="float">
            <text:p>0.004303105</text:p>
          </table:table-cell>
          <table:table-cell/>
          <table:table-cell office:value-type="float" office:value="-0.004230422" calcext:value-type="float">
            <text:p>-0.004230422</text:p>
          </table:table-cell>
          <table:table-cell office:value-type="float" office:value="0.000442168" calcext:value-type="float">
            <text:p>0.000442168</text:p>
          </table:table-cell>
          <table:table-cell office:value-type="float" office:value="0.000626782" calcext:value-type="float">
            <text:p>0.000626782</text:p>
          </table:table-cell>
          <table:table-cell office:value-type="float" office:value="-0.000966639" calcext:value-type="float">
            <text:p>-0.000966639</text:p>
          </table:table-cell>
          <table:table-cell/>
          <table:table-cell office:value-type="float" office:value="26.253858101" calcext:value-type="float">
            <text:p>26.253858101</text:p>
          </table:table-cell>
          <table:table-cell office:value-type="float" office:value="26.369045848" calcext:value-type="float">
            <text:p>26.369045848</text:p>
          </table:table-cell>
          <table:table-cell office:value-type="float" office:value="26.373596667" calcext:value-type="float">
            <text:p>26.373596667</text:p>
          </table:table-cell>
          <table:table-cell office:value-type="float" office:value="26.334317443" calcext:value-type="float">
            <text:p>26.334317443</text:p>
          </table:table-cell>
          <table:table-cell/>
          <table:table-cell office:value-type="float" office:value="-0.107241588" calcext:value-type="float">
            <text:p>-0.107241588</text:p>
          </table:table-cell>
          <table:table-cell office:value-type="float" office:value="0.011208162" calcext:value-type="float">
            <text:p>0.011208162</text:p>
          </table:table-cell>
          <table:table-cell office:value-type="float" office:value="0.015887757" calcext:value-type="float">
            <text:p>0.015887757</text:p>
          </table:table-cell>
          <table:table-cell office:value-type="float" office:value="-0.024503172" calcext:value-type="float">
            <text:p>-0.0245031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8 15:54:2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512828" calcext:value-type="float">
            <text:p>0.127512828</text:p>
          </table:table-cell>
          <table:table-cell office:value-type="float" office:value="0.629234985" calcext:value-type="float">
            <text:p>0.629234985</text:p>
          </table:table-cell>
          <table:table-cell office:value-type="float" office:value="0.648460465" calcext:value-type="float">
            <text:p>0.648460465</text:p>
          </table:table-cell>
          <table:table-cell office:value-type="float" office:value="0.545576876" calcext:value-type="float">
            <text:p>0.545576876</text:p>
          </table:table-cell>
          <table:table-cell/>
          <table:table-cell office:value-type="float" office:value="0.001041771" calcext:value-type="float">
            <text:p>0.001041771</text:p>
          </table:table-cell>
          <table:table-cell office:value-type="float" office:value="0.005140809" calcext:value-type="float">
            <text:p>0.005140809</text:p>
          </table:table-cell>
          <table:table-cell office:value-type="float" office:value="0.00529788" calcext:value-type="float">
            <text:p>0.00529788</text:p>
          </table:table-cell>
          <table:table-cell office:value-type="float" office:value="0.004457327" calcext:value-type="float">
            <text:p>0.004457327</text:p>
          </table:table-cell>
          <table:table-cell/>
          <table:table-cell office:value-type="float" office:value="-0.004227973" calcext:value-type="float">
            <text:p>-0.004227973</text:p>
          </table:table-cell>
          <table:table-cell office:value-type="float" office:value="-0.000128936" calcext:value-type="float">
            <text:p>-0.000128936</text:p>
          </table:table-cell>
          <table:table-cell office:value-type="float" office:value="0.000028135" calcext:value-type="float">
            <text:p>2.8135E-05</text:p>
          </table:table-cell>
          <table:table-cell office:value-type="float" office:value="-0.000812417" calcext:value-type="float">
            <text:p>-0.000812417</text:p>
          </table:table-cell>
          <table:table-cell/>
          <table:table-cell office:value-type="float" office:value="26.253918487" calcext:value-type="float">
            <text:p>26.253918487</text:p>
          </table:table-cell>
          <table:table-cell office:value-type="float" office:value="26.354967733" calcext:value-type="float">
            <text:p>26.354967733</text:p>
          </table:table-cell>
          <table:table-cell office:value-type="float" office:value="26.358839658" calcext:value-type="float">
            <text:p>26.358839658</text:p>
          </table:table-cell>
          <table:table-cell office:value-type="float" office:value="26.338119213" calcext:value-type="float">
            <text:p>26.338119213</text:p>
          </table:table-cell>
          <table:table-cell/>
          <table:table-cell office:value-type="float" office:value="-0.107179491" calcext:value-type="float">
            <text:p>-0.107179491</text:p>
          </table:table-cell>
          <table:table-cell office:value-type="float" office:value="-0.003268326" calcext:value-type="float">
            <text:p>-0.003268326</text:p>
          </table:table-cell>
          <table:table-cell office:value-type="float" office:value="0.000713136" calcext:value-type="float">
            <text:p>0.000713136</text:p>
          </table:table-cell>
          <table:table-cell office:value-type="float" office:value="-0.020593772" calcext:value-type="float">
            <text:p>-0.0205937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8 15:54:25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7297059" calcext:value-type="float">
            <text:p>0.127297059</text:p>
          </table:table-cell>
          <table:table-cell office:value-type="float" office:value="0.628737882" calcext:value-type="float">
            <text:p>0.628737882</text:p>
          </table:table-cell>
          <table:table-cell office:value-type="float" office:value="0.641139226" calcext:value-type="float">
            <text:p>0.641139226</text:p>
          </table:table-cell>
          <table:table-cell office:value-type="float" office:value="0.542650884" calcext:value-type="float">
            <text:p>0.542650884</text:p>
          </table:table-cell>
          <table:table-cell/>
          <table:table-cell office:value-type="float" office:value="0.001040009" calcext:value-type="float">
            <text:p>0.001040009</text:p>
          </table:table-cell>
          <table:table-cell office:value-type="float" office:value="0.005136747" calcext:value-type="float">
            <text:p>0.005136747</text:p>
          </table:table-cell>
          <table:table-cell office:value-type="float" office:value="0.005238066" calcext:value-type="float">
            <text:p>0.005238066</text:p>
          </table:table-cell>
          <table:table-cell office:value-type="float" office:value="0.004433422" calcext:value-type="float">
            <text:p>0.004433422</text:p>
          </table:table-cell>
          <table:table-cell/>
          <table:table-cell office:value-type="float" office:value="-0.004229736" calcext:value-type="float">
            <text:p>-0.004229736</text:p>
          </table:table-cell>
          <table:table-cell office:value-type="float" office:value="-0.000132997" calcext:value-type="float">
            <text:p>-0.000132997</text:p>
          </table:table-cell>
          <table:table-cell office:value-type="float" office:value="-0.000031679" calcext:value-type="float">
            <text:p>-3.1679E-05</text:p>
          </table:table-cell>
          <table:table-cell office:value-type="float" office:value="-0.000836322" calcext:value-type="float">
            <text:p>-0.000836322</text:p>
          </table:table-cell>
          <table:table-cell/>
          <table:table-cell office:value-type="float" office:value="26.24882048" calcext:value-type="float">
            <text:p>26.24882048</text:p>
          </table:table-cell>
          <table:table-cell office:value-type="float" office:value="26.349813519" calcext:value-type="float">
            <text:p>26.349813519</text:p>
          </table:table-cell>
          <table:table-cell office:value-type="float" office:value="26.352311107" calcext:value-type="float">
            <text:p>26.352311107</text:p>
          </table:table-cell>
          <table:table-cell office:value-type="float" office:value="26.332475745" calcext:value-type="float">
            <text:p>26.332475745</text:p>
          </table:table-cell>
          <table:table-cell/>
          <table:table-cell office:value-type="float" office:value="-0.107224181" calcext:value-type="float">
            <text:p>-0.107224181</text:p>
          </table:table-cell>
          <table:table-cell office:value-type="float" office:value="-0.003371274" calcext:value-type="float">
            <text:p>-0.003371274</text:p>
          </table:table-cell>
          <table:table-cell office:value-type="float" office:value="-0.000803008" calcext:value-type="float">
            <text:p>-0.000803008</text:p>
          </table:table-cell>
          <table:table-cell office:value-type="float" office:value="-0.021199746" calcext:value-type="float">
            <text:p>-0.0211997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8 15:54:27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265469" calcext:value-type="float">
            <text:p>0.127265469</text:p>
          </table:table-cell>
          <table:table-cell office:value-type="float" office:value="0.704048956" calcext:value-type="float">
            <text:p>0.704048956</text:p>
          </table:table-cell>
          <table:table-cell office:value-type="float" office:value="0.722546068" calcext:value-type="float">
            <text:p>0.722546068</text:p>
          </table:table-cell>
          <table:table-cell office:value-type="float" office:value="0.522400799" calcext:value-type="float">
            <text:p>0.522400799</text:p>
          </table:table-cell>
          <table:table-cell/>
          <table:table-cell office:value-type="float" office:value="0.001039751" calcext:value-type="float">
            <text:p>0.001039751</text:p>
          </table:table-cell>
          <table:table-cell office:value-type="float" office:value="0.005752034" calcext:value-type="float">
            <text:p>0.005752034</text:p>
          </table:table-cell>
          <table:table-cell office:value-type="float" office:value="0.005903154" calcext:value-type="float">
            <text:p>0.005903154</text:p>
          </table:table-cell>
          <table:table-cell office:value-type="float" office:value="0.00426798" calcext:value-type="float">
            <text:p>0.00426798</text:p>
          </table:table-cell>
          <table:table-cell/>
          <table:table-cell office:value-type="float" office:value="-0.004229994" calcext:value-type="float">
            <text:p>-0.004229994</text:p>
          </table:table-cell>
          <table:table-cell office:value-type="float" office:value="0.00048229" calcext:value-type="float">
            <text:p>0.00048229</text:p>
          </table:table-cell>
          <table:table-cell office:value-type="float" office:value="0.00063341" calcext:value-type="float">
            <text:p>0.00063341</text:p>
          </table:table-cell>
          <table:table-cell office:value-type="float" office:value="-0.001001764" calcext:value-type="float">
            <text:p>-0.001001764</text:p>
          </table:table-cell>
          <table:table-cell/>
          <table:table-cell office:value-type="float" office:value="26.253868666" calcext:value-type="float">
            <text:p>26.253868666</text:p>
          </table:table-cell>
          <table:table-cell office:value-type="float" office:value="26.370034855" calcext:value-type="float">
            <text:p>26.370034855</text:p>
          </table:table-cell>
          <table:table-cell office:value-type="float" office:value="26.373760041" calcext:value-type="float">
            <text:p>26.373760041</text:p>
          </table:table-cell>
          <table:table-cell office:value-type="float" office:value="26.333451569" calcext:value-type="float">
            <text:p>26.333451569</text:p>
          </table:table-cell>
          <table:table-cell/>
          <table:table-cell office:value-type="float" office:value="-0.107230724" calcext:value-type="float">
            <text:p>-0.107230724</text:p>
          </table:table-cell>
          <table:table-cell office:value-type="float" office:value="0.012225157" calcext:value-type="float">
            <text:p>0.012225157</text:p>
          </table:table-cell>
          <table:table-cell office:value-type="float" office:value="0.016055754" calcext:value-type="float">
            <text:p>0.016055754</text:p>
          </table:table-cell>
          <table:table-cell office:value-type="float" office:value="-0.02539356" calcext:value-type="float">
            <text:p>-0.025393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8 15:54:28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6584187" calcext:value-type="float">
            <text:p>0.126584187</text:p>
          </table:table-cell>
          <table:table-cell office:value-type="float" office:value="0.688319884" calcext:value-type="float">
            <text:p>0.688319884</text:p>
          </table:table-cell>
          <table:table-cell office:value-type="float" office:value="0.734380571" calcext:value-type="float">
            <text:p>0.734380571</text:p>
          </table:table-cell>
          <table:table-cell office:value-type="float" office:value="0.494896232" calcext:value-type="float">
            <text:p>0.494896232</text:p>
          </table:table-cell>
          <table:table-cell/>
          <table:table-cell office:value-type="float" office:value="0.001034185" calcext:value-type="float">
            <text:p>0.001034185</text:p>
          </table:table-cell>
          <table:table-cell office:value-type="float" office:value="0.005623528" calcext:value-type="float">
            <text:p>0.005623528</text:p>
          </table:table-cell>
          <table:table-cell office:value-type="float" office:value="0.005999841" calcext:value-type="float">
            <text:p>0.005999841</text:p>
          </table:table-cell>
          <table:table-cell office:value-type="float" office:value="0.00404327" calcext:value-type="float">
            <text:p>0.00404327</text:p>
          </table:table-cell>
          <table:table-cell/>
          <table:table-cell office:value-type="float" office:value="-0.00423556" calcext:value-type="float">
            <text:p>-0.00423556</text:p>
          </table:table-cell>
          <table:table-cell office:value-type="float" office:value="0.000353784" calcext:value-type="float">
            <text:p>0.000353784</text:p>
          </table:table-cell>
          <table:table-cell office:value-type="float" office:value="0.000730097" calcext:value-type="float">
            <text:p>0.000730097</text:p>
          </table:table-cell>
          <table:table-cell office:value-type="float" office:value="-0.001226474" calcext:value-type="float">
            <text:p>-0.001226474</text:p>
          </table:table-cell>
          <table:table-cell/>
          <table:table-cell office:value-type="float" office:value="26.258785996" calcext:value-type="float">
            <text:p>26.258785996</text:p>
          </table:table-cell>
          <table:table-cell office:value-type="float" office:value="26.371921169" calcext:value-type="float">
            <text:p>26.371921169</text:p>
          </table:table-cell>
          <table:table-cell office:value-type="float" office:value="26.381197424" calcext:value-type="float">
            <text:p>26.381197424</text:p>
          </table:table-cell>
          <table:table-cell office:value-type="float" office:value="26.332966364" calcext:value-type="float">
            <text:p>26.332966364</text:p>
          </table:table-cell>
          <table:table-cell/>
          <table:table-cell office:value-type="float" office:value="-0.107371833" calcext:value-type="float">
            <text:p>-0.107371833</text:p>
          </table:table-cell>
          <table:table-cell office:value-type="float" office:value="0.008967783" calcext:value-type="float">
            <text:p>0.008967783</text:p>
          </table:table-cell>
          <table:table-cell office:value-type="float" office:value="0.018506571" calcext:value-type="float">
            <text:p>0.018506571</text:p>
          </table:table-cell>
          <table:table-cell office:value-type="float" office:value="-0.031089818" calcext:value-type="float">
            <text:p>-0.0310898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8 15:54:29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544418" calcext:value-type="float">
            <text:p>0.127544418</text:p>
          </table:table-cell>
          <table:table-cell office:value-type="float" office:value="0.79579482" calcext:value-type="float">
            <text:p>0.79579482</text:p>
          </table:table-cell>
          <table:table-cell office:value-type="float" office:value="0.629463867" calcext:value-type="float">
            <text:p>0.629463867</text:p>
          </table:table-cell>
          <table:table-cell office:value-type="float" office:value="0.448159033" calcext:value-type="float">
            <text:p>0.448159033</text:p>
          </table:table-cell>
          <table:table-cell/>
          <table:table-cell office:value-type="float" office:value="0.00104203" calcext:value-type="float">
            <text:p>0.00104203</text:p>
          </table:table-cell>
          <table:table-cell office:value-type="float" office:value="0.006501592" calcext:value-type="float">
            <text:p>0.006501592</text:p>
          </table:table-cell>
          <table:table-cell office:value-type="float" office:value="0.005142679" calcext:value-type="float">
            <text:p>0.005142679</text:p>
          </table:table-cell>
          <table:table-cell office:value-type="float" office:value="0.00366143" calcext:value-type="float">
            <text:p>0.00366143</text:p>
          </table:table-cell>
          <table:table-cell/>
          <table:table-cell office:value-type="float" office:value="-0.004227715" calcext:value-type="float">
            <text:p>-0.004227715</text:p>
          </table:table-cell>
          <table:table-cell office:value-type="float" office:value="0.001231847" calcext:value-type="float">
            <text:p>0.001231847</text:p>
          </table:table-cell>
          <table:table-cell office:value-type="float" office:value="-0.000127066" calcext:value-type="float">
            <text:p>-0.000127066</text:p>
          </table:table-cell>
          <table:table-cell office:value-type="float" office:value="-0.001608314" calcext:value-type="float">
            <text:p>-0.001608314</text:p>
          </table:table-cell>
          <table:table-cell/>
          <table:table-cell office:value-type="float" office:value="26.25392485" calcext:value-type="float">
            <text:p>26.25392485</text:p>
          </table:table-cell>
          <table:table-cell office:value-type="float" office:value="26.388511695" calcext:value-type="float">
            <text:p>26.388511695</text:p>
          </table:table-cell>
          <table:table-cell office:value-type="float" office:value="26.355013829" calcext:value-type="float">
            <text:p>26.355013829</text:p>
          </table:table-cell>
          <table:table-cell office:value-type="float" office:value="26.318499205" calcext:value-type="float">
            <text:p>26.318499205</text:p>
          </table:table-cell>
          <table:table-cell/>
          <table:table-cell office:value-type="float" office:value="-0.107172948" calcext:value-type="float">
            <text:p>-0.107172948</text:p>
          </table:table-cell>
          <table:table-cell office:value-type="float" office:value="0.031224779" calcext:value-type="float">
            <text:p>0.031224779</text:p>
          </table:table-cell>
          <table:table-cell office:value-type="float" office:value="-0.003220926" calcext:value-type="float">
            <text:p>-0.003220926</text:p>
          </table:table-cell>
          <table:table-cell office:value-type="float" office:value="-0.040769288" calcext:value-type="float">
            <text:p>-0.0407692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8 15:54:30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612964" calcext:value-type="float">
            <text:p>0.127612964</text:p>
          </table:table-cell>
          <table:table-cell office:value-type="float" office:value="0.792411064" calcext:value-type="float">
            <text:p>0.792411064</text:p>
          </table:table-cell>
          <table:table-cell office:value-type="float" office:value="0.593810152" calcext:value-type="float">
            <text:p>0.593810152</text:p>
          </table:table-cell>
          <table:table-cell office:value-type="float" office:value="0.470619854" calcext:value-type="float">
            <text:p>0.470619854</text:p>
          </table:table-cell>
          <table:table-cell/>
          <table:table-cell office:value-type="float" office:value="0.00104259" calcext:value-type="float">
            <text:p>0.00104259</text:p>
          </table:table-cell>
          <table:table-cell office:value-type="float" office:value="0.006473947" calcext:value-type="float">
            <text:p>0.006473947</text:p>
          </table:table-cell>
          <table:table-cell office:value-type="float" office:value="0.00485139" calcext:value-type="float">
            <text:p>0.00485139</text:p>
          </table:table-cell>
          <table:table-cell office:value-type="float" office:value="0.003844933" calcext:value-type="float">
            <text:p>0.003844933</text:p>
          </table:table-cell>
          <table:table-cell/>
          <table:table-cell office:value-type="float" office:value="-0.004227155" calcext:value-type="float">
            <text:p>-0.004227155</text:p>
          </table:table-cell>
          <table:table-cell office:value-type="float" office:value="0.001204202" calcext:value-type="float">
            <text:p>0.001204202</text:p>
          </table:table-cell>
          <table:table-cell office:value-type="float" office:value="-0.000418354" calcext:value-type="float">
            <text:p>-0.000418354</text:p>
          </table:table-cell>
          <table:table-cell office:value-type="float" office:value="-0.001424811" calcext:value-type="float">
            <text:p>-0.001424811</text:p>
          </table:table-cell>
          <table:table-cell/>
          <table:table-cell office:value-type="float" office:value="26.253938656" calcext:value-type="float">
            <text:p>26.253938656</text:p>
          </table:table-cell>
          <table:table-cell office:value-type="float" office:value="26.387830241" calcext:value-type="float">
            <text:p>26.387830241</text:p>
          </table:table-cell>
          <table:table-cell office:value-type="float" office:value="26.347833296" calcext:value-type="float">
            <text:p>26.347833296</text:p>
          </table:table-cell>
          <table:table-cell office:value-type="float" office:value="26.323022857" calcext:value-type="float">
            <text:p>26.323022857</text:p>
          </table:table-cell>
          <table:table-cell/>
          <table:table-cell office:value-type="float" office:value="-0.10715875" calcext:value-type="float">
            <text:p>-0.10715875</text:p>
          </table:table-cell>
          <table:table-cell office:value-type="float" office:value="0.030524046" calcext:value-type="float">
            <text:p>0.030524046</text:p>
          </table:table-cell>
          <table:table-cell office:value-type="float" office:value="-0.010604702" calcext:value-type="float">
            <text:p>-0.010604702</text:p>
          </table:table-cell>
          <table:table-cell office:value-type="float" office:value="-0.036117544" calcext:value-type="float">
            <text:p>-0.0361175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8 15:54:32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7689258" calcext:value-type="float">
            <text:p>0.127689258</text:p>
          </table:table-cell>
          <table:table-cell office:value-type="float" office:value="0.803873635" calcext:value-type="float">
            <text:p>0.803873635</text:p>
          </table:table-cell>
          <table:table-cell office:value-type="float" office:value="0.601379943" calcext:value-type="float">
            <text:p>0.601379943</text:p>
          </table:table-cell>
          <table:table-cell office:value-type="float" office:value="0.445234233" calcext:value-type="float">
            <text:p>0.445234233</text:p>
          </table:table-cell>
          <table:table-cell/>
          <table:table-cell office:value-type="float" office:value="0.001043213" calcext:value-type="float">
            <text:p>0.001043213</text:p>
          </table:table-cell>
          <table:table-cell office:value-type="float" office:value="0.006567595" calcext:value-type="float">
            <text:p>0.006567595</text:p>
          </table:table-cell>
          <table:table-cell office:value-type="float" office:value="0.004913235" calcext:value-type="float">
            <text:p>0.004913235</text:p>
          </table:table-cell>
          <table:table-cell office:value-type="float" office:value="0.003637535" calcext:value-type="float">
            <text:p>0.003637535</text:p>
          </table:table-cell>
          <table:table-cell/>
          <table:table-cell office:value-type="float" office:value="-0.004226531" calcext:value-type="float">
            <text:p>-0.004226531</text:p>
          </table:table-cell>
          <table:table-cell office:value-type="float" office:value="0.001297851" calcext:value-type="float">
            <text:p>0.001297851</text:p>
          </table:table-cell>
          <table:table-cell office:value-type="float" office:value="-0.00035651" calcext:value-type="float">
            <text:p>-0.00035651</text:p>
          </table:table-cell>
          <table:table-cell office:value-type="float" office:value="-0.00163221" calcext:value-type="float">
            <text:p>-0.00163221</text:p>
          </table:table-cell>
          <table:table-cell/>
          <table:table-cell office:value-type="float" office:value="26.259008571" calcext:value-type="float">
            <text:p>26.259008571</text:p>
          </table:table-cell>
          <table:table-cell office:value-type="float" office:value="26.395192628" calcext:value-type="float">
            <text:p>26.395192628</text:p>
          </table:table-cell>
          <table:table-cell office:value-type="float" office:value="26.354411953" calcext:value-type="float">
            <text:p>26.354411953</text:p>
          </table:table-cell>
          <table:table-cell office:value-type="float" office:value="26.322964407" calcext:value-type="float">
            <text:p>26.322964407</text:p>
          </table:table-cell>
          <table:table-cell/>
          <table:table-cell office:value-type="float" office:value="-0.107142948" calcext:value-type="float">
            <text:p>-0.107142948</text:p>
          </table:table-cell>
          <table:table-cell office:value-type="float" office:value="0.032897797" calcext:value-type="float">
            <text:p>0.032897797</text:p>
          </table:table-cell>
          <table:table-cell office:value-type="float" office:value="-0.009037016" calcext:value-type="float">
            <text:p>-0.009037016</text:p>
          </table:table-cell>
          <table:table-cell office:value-type="float" office:value="-0.04137503" calcext:value-type="float">
            <text:p>-0.041375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8 15:54:33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6663462" calcext:value-type="float">
            <text:p>0.126663462</text:p>
          </table:table-cell>
          <table:table-cell office:value-type="float" office:value="0.770489069" calcext:value-type="float">
            <text:p>0.770489069</text:p>
          </table:table-cell>
          <table:table-cell office:value-type="float" office:value="0.651344139" calcext:value-type="float">
            <text:p>0.651344139</text:p>
          </table:table-cell>
          <table:table-cell office:value-type="float" office:value="0.445171648" calcext:value-type="float">
            <text:p>0.445171648</text:p>
          </table:table-cell>
          <table:table-cell/>
          <table:table-cell office:value-type="float" office:value="0.001034832" calcext:value-type="float">
            <text:p>0.001034832</text:p>
          </table:table-cell>
          <table:table-cell office:value-type="float" office:value="0.006294845" calcext:value-type="float">
            <text:p>0.006294845</text:p>
          </table:table-cell>
          <table:table-cell office:value-type="float" office:value="0.005321439" calcext:value-type="float">
            <text:p>0.005321439</text:p>
          </table:table-cell>
          <table:table-cell office:value-type="float" office:value="0.003637023" calcext:value-type="float">
            <text:p>0.003637023</text:p>
          </table:table-cell>
          <table:table-cell/>
          <table:table-cell office:value-type="float" office:value="-0.004234912" calcext:value-type="float">
            <text:p>-0.004234912</text:p>
          </table:table-cell>
          <table:table-cell office:value-type="float" office:value="0.001025101" calcext:value-type="float">
            <text:p>0.001025101</text:p>
          </table:table-cell>
          <table:table-cell office:value-type="float" office:value="0.000051695" calcext:value-type="float">
            <text:p>5.1695E-05</text:p>
          </table:table-cell>
          <table:table-cell office:value-type="float" office:value="-0.001632721" calcext:value-type="float">
            <text:p>-0.001632721</text:p>
          </table:table-cell>
          <table:table-cell/>
          <table:table-cell office:value-type="float" office:value="26.248692864" calcext:value-type="float">
            <text:p>26.248692864</text:p>
          </table:table-cell>
          <table:table-cell office:value-type="float" office:value="26.378361389" calcext:value-type="float">
            <text:p>26.378361389</text:p>
          </table:table-cell>
          <table:table-cell office:value-type="float" office:value="26.354366337" calcext:value-type="float">
            <text:p>26.354366337</text:p>
          </table:table-cell>
          <table:table-cell office:value-type="float" office:value="26.312843275" calcext:value-type="float">
            <text:p>26.312843275</text:p>
          </table:table-cell>
          <table:table-cell/>
          <table:table-cell office:value-type="float" office:value="-0.107355413" calcext:value-type="float">
            <text:p>-0.107355413</text:p>
          </table:table-cell>
          <table:table-cell office:value-type="float" office:value="0.025984264" calcext:value-type="float">
            <text:p>0.025984264</text:p>
          </table:table-cell>
          <table:table-cell office:value-type="float" office:value="0.00131033" calcext:value-type="float">
            <text:p>0.00131033</text:p>
          </table:table-cell>
          <table:table-cell office:value-type="float" office:value="-0.041387991" calcext:value-type="float">
            <text:p>-0.0413879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8 15:54:3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473919" calcext:value-type="float">
            <text:p>0.126473919</text:p>
          </table:table-cell>
          <table:table-cell office:value-type="float" office:value="0.644617754" calcext:value-type="float">
            <text:p>0.644617754</text:p>
          </table:table-cell>
          <table:table-cell office:value-type="float" office:value="0.695229256" calcext:value-type="float">
            <text:p>0.695229256</text:p>
          </table:table-cell>
          <table:table-cell office:value-type="float" office:value="0.571919152" calcext:value-type="float">
            <text:p>0.571919152</text:p>
          </table:table-cell>
          <table:table-cell/>
          <table:table-cell office:value-type="float" office:value="0.001033284" calcext:value-type="float">
            <text:p>0.001033284</text:p>
          </table:table-cell>
          <table:table-cell office:value-type="float" office:value="0.005266485" calcext:value-type="float">
            <text:p>0.005266485</text:p>
          </table:table-cell>
          <table:table-cell office:value-type="float" office:value="0.005679978" calcext:value-type="float">
            <text:p>0.005679978</text:p>
          </table:table-cell>
          <table:table-cell office:value-type="float" office:value="0.004672542" calcext:value-type="float">
            <text:p>0.004672542</text:p>
          </table:table-cell>
          <table:table-cell/>
          <table:table-cell office:value-type="float" office:value="-0.004236461" calcext:value-type="float">
            <text:p>-0.004236461</text:p>
          </table:table-cell>
          <table:table-cell office:value-type="float" office:value="-0.000003259" calcext:value-type="float">
            <text:p>-3.259E-06</text:p>
          </table:table-cell>
          <table:table-cell office:value-type="float" office:value="0.000410233" calcext:value-type="float">
            <text:p>0.000410233</text:p>
          </table:table-cell>
          <table:table-cell office:value-type="float" office:value="-0.000597202" calcext:value-type="float">
            <text:p>-0.000597202</text:p>
          </table:table-cell>
          <table:table-cell/>
          <table:table-cell office:value-type="float" office:value="26.253709237" calcext:value-type="float">
            <text:p>26.253709237</text:p>
          </table:table-cell>
          <table:table-cell office:value-type="float" office:value="26.358065754" calcext:value-type="float">
            <text:p>26.358065754</text:p>
          </table:table-cell>
          <table:table-cell office:value-type="float" office:value="26.368258626" calcext:value-type="float">
            <text:p>26.368258626</text:p>
          </table:table-cell>
          <table:table-cell office:value-type="float" office:value="26.343424504" calcext:value-type="float">
            <text:p>26.343424504</text:p>
          </table:table-cell>
          <table:table-cell/>
          <table:table-cell office:value-type="float" office:value="-0.107394672" calcext:value-type="float">
            <text:p>-0.107394672</text:p>
          </table:table-cell>
          <table:table-cell office:value-type="float" office:value="-0.000082621" calcext:value-type="float">
            <text:p>-8.2621E-05</text:p>
          </table:table-cell>
          <table:table-cell office:value-type="float" office:value="0.010398664" calcext:value-type="float">
            <text:p>0.010398664</text:p>
          </table:table-cell>
          <table:table-cell office:value-type="float" office:value="-0.015138295" calcext:value-type="float">
            <text:p>-0.0151382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8 15:54:36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126877442" calcext:value-type="float">
            <text:p>0.126877442</text:p>
          </table:table-cell>
          <table:table-cell office:value-type="float" office:value="0.772220584" calcext:value-type="float">
            <text:p>0.772220584</text:p>
          </table:table-cell>
          <table:table-cell office:value-type="float" office:value="0.69866904" calcext:value-type="float">
            <text:p>0.69866904</text:p>
          </table:table-cell>
          <table:table-cell office:value-type="float" office:value="0.452831442" calcext:value-type="float">
            <text:p>0.452831442</text:p>
          </table:table-cell>
          <table:table-cell/>
          <table:table-cell office:value-type="float" office:value="0.00103658" calcext:value-type="float">
            <text:p>0.00103658</text:p>
          </table:table-cell>
          <table:table-cell office:value-type="float" office:value="0.006308992" calcext:value-type="float">
            <text:p>0.006308992</text:p>
          </table:table-cell>
          <table:table-cell office:value-type="float" office:value="0.00570808" calcext:value-type="float">
            <text:p>0.00570808</text:p>
          </table:table-cell>
          <table:table-cell office:value-type="float" office:value="0.003699603" calcext:value-type="float">
            <text:p>0.003699603</text:p>
          </table:table-cell>
          <table:table-cell/>
          <table:table-cell office:value-type="float" office:value="-0.004233164" calcext:value-type="float">
            <text:p>-0.004233164</text:p>
          </table:table-cell>
          <table:table-cell office:value-type="float" office:value="0.001039247" calcext:value-type="float">
            <text:p>0.001039247</text:p>
          </table:table-cell>
          <table:table-cell office:value-type="float" office:value="0.000438336" calcext:value-type="float">
            <text:p>0.000438336</text:p>
          </table:table-cell>
          <table:table-cell office:value-type="float" office:value="-0.001570141" calcext:value-type="float">
            <text:p>-0.001570141</text:p>
          </table:table-cell>
          <table:table-cell/>
          <table:table-cell office:value-type="float" office:value="26.248735963" calcext:value-type="float">
            <text:p>26.248735963</text:p>
          </table:table-cell>
          <table:table-cell office:value-type="float" office:value="26.378710102" calcext:value-type="float">
            <text:p>26.378710102</text:p>
          </table:table-cell>
          <table:table-cell office:value-type="float" office:value="26.36389734" calcext:value-type="float">
            <text:p>26.36389734</text:p>
          </table:table-cell>
          <table:table-cell office:value-type="float" office:value="26.314385982" calcext:value-type="float">
            <text:p>26.314385982</text:p>
          </table:table-cell>
          <table:table-cell/>
          <table:table-cell office:value-type="float" office:value="-0.107311093" calcext:value-type="float">
            <text:p>-0.107311093</text:p>
          </table:table-cell>
          <table:table-cell office:value-type="float" office:value="0.026342841" calcext:value-type="float">
            <text:p>0.026342841</text:p>
          </table:table-cell>
          <table:table-cell office:value-type="float" office:value="0.011111018" calcext:value-type="float">
            <text:p>0.011111018</text:p>
          </table:table-cell>
          <table:table-cell office:value-type="float" office:value="-0.039801607" calcext:value-type="float">
            <text:p>-0.0398016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8 15:54:37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584783" calcext:value-type="float">
            <text:p>0.126584783</text:p>
          </table:table-cell>
          <table:table-cell office:value-type="float" office:value="0.673684558" calcext:value-type="float">
            <text:p>0.673684558</text:p>
          </table:table-cell>
          <table:table-cell office:value-type="float" office:value="0.710927929" calcext:value-type="float">
            <text:p>0.710927929</text:p>
          </table:table-cell>
          <table:table-cell office:value-type="float" office:value="0.554151601" calcext:value-type="float">
            <text:p>0.554151601</text:p>
          </table:table-cell>
          <table:table-cell/>
          <table:table-cell office:value-type="float" office:value="0.001034189" calcext:value-type="float">
            <text:p>0.001034189</text:p>
          </table:table-cell>
          <table:table-cell office:value-type="float" office:value="0.005503959" calcext:value-type="float">
            <text:p>0.005503959</text:p>
          </table:table-cell>
          <table:table-cell office:value-type="float" office:value="0.005808235" calcext:value-type="float">
            <text:p>0.005808235</text:p>
          </table:table-cell>
          <table:table-cell office:value-type="float" office:value="0.004527382" calcext:value-type="float">
            <text:p>0.004527382</text:p>
          </table:table-cell>
          <table:table-cell/>
          <table:table-cell office:value-type="float" office:value="-0.004235555" calcext:value-type="float">
            <text:p>-0.004235555</text:p>
          </table:table-cell>
          <table:table-cell office:value-type="float" office:value="0.000234214" calcext:value-type="float">
            <text:p>0.000234214</text:p>
          </table:table-cell>
          <table:table-cell office:value-type="float" office:value="0.00053849" calcext:value-type="float">
            <text:p>0.00053849</text:p>
          </table:table-cell>
          <table:table-cell office:value-type="float" office:value="-0.000742362" calcext:value-type="float">
            <text:p>-0.000742362</text:p>
          </table:table-cell>
          <table:table-cell/>
          <table:table-cell office:value-type="float" office:value="26.253731566" calcext:value-type="float">
            <text:p>26.253731566</text:p>
          </table:table-cell>
          <table:table-cell office:value-type="float" office:value="26.363919656" calcext:value-type="float">
            <text:p>26.363919656</text:p>
          </table:table-cell>
          <table:table-cell office:value-type="float" office:value="26.371420232" calcext:value-type="float">
            <text:p>26.371420232</text:p>
          </table:table-cell>
          <table:table-cell office:value-type="float" office:value="26.339846151" calcext:value-type="float">
            <text:p>26.339846151</text:p>
          </table:table-cell>
          <table:table-cell/>
          <table:table-cell office:value-type="float" office:value="-0.107371709" calcext:value-type="float">
            <text:p>-0.107371709</text:p>
          </table:table-cell>
          <table:table-cell office:value-type="float" office:value="0.005936904" calcext:value-type="float">
            <text:p>0.005936904</text:p>
          </table:table-cell>
          <table:table-cell office:value-type="float" office:value="0.013649736" calcext:value-type="float">
            <text:p>0.013649736</text:p>
          </table:table-cell>
          <table:table-cell office:value-type="float" office:value="-0.018817945" calcext:value-type="float">
            <text:p>-0.0188179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8 15:54:38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7643958" calcext:value-type="float">
            <text:p>0.127643958</text:p>
          </table:table-cell>
          <table:table-cell office:value-type="float" office:value="0.798902607" calcext:value-type="float">
            <text:p>0.798902607</text:p>
          </table:table-cell>
          <table:table-cell office:value-type="float" office:value="0.597136688" calcext:value-type="float">
            <text:p>0.597136688</text:p>
          </table:table-cell>
          <table:table-cell office:value-type="float" office:value="0.445496493" calcext:value-type="float">
            <text:p>0.445496493</text:p>
          </table:table-cell>
          <table:table-cell/>
          <table:table-cell office:value-type="float" office:value="0.001042843" calcext:value-type="float">
            <text:p>0.001042843</text:p>
          </table:table-cell>
          <table:table-cell office:value-type="float" office:value="0.006526982" calcext:value-type="float">
            <text:p>0.006526982</text:p>
          </table:table-cell>
          <table:table-cell office:value-type="float" office:value="0.004878568" calcext:value-type="float">
            <text:p>0.004878568</text:p>
          </table:table-cell>
          <table:table-cell office:value-type="float" office:value="0.003639677" calcext:value-type="float">
            <text:p>0.003639677</text:p>
          </table:table-cell>
          <table:table-cell/>
          <table:table-cell office:value-type="float" office:value="-0.004226902" calcext:value-type="float">
            <text:p>-0.004226902</text:p>
          </table:table-cell>
          <table:table-cell office:value-type="float" office:value="0.001257238" calcext:value-type="float">
            <text:p>0.001257238</text:p>
          </table:table-cell>
          <table:table-cell office:value-type="float" office:value="-0.000391177" calcext:value-type="float">
            <text:p>-0.000391177</text:p>
          </table:table-cell>
          <table:table-cell office:value-type="float" office:value="-0.001630067" calcext:value-type="float">
            <text:p>-0.001630067</text:p>
          </table:table-cell>
          <table:table-cell/>
          <table:table-cell office:value-type="float" office:value="26.258999447" calcext:value-type="float">
            <text:p>26.258999447</text:p>
          </table:table-cell>
          <table:table-cell office:value-type="float" office:value="26.394191519" calcext:value-type="float">
            <text:p>26.394191519</text:p>
          </table:table-cell>
          <table:table-cell office:value-type="float" office:value="26.353557378" calcext:value-type="float">
            <text:p>26.353557378</text:p>
          </table:table-cell>
          <table:table-cell office:value-type="float" office:value="26.323017227" calcext:value-type="float">
            <text:p>26.323017227</text:p>
          </table:table-cell>
          <table:table-cell/>
          <table:table-cell office:value-type="float" office:value="-0.107152331" calcext:value-type="float">
            <text:p>-0.107152331</text:p>
          </table:table-cell>
          <table:table-cell office:value-type="float" office:value="0.031868362" calcext:value-type="float">
            <text:p>0.031868362</text:p>
          </table:table-cell>
          <table:table-cell office:value-type="float" office:value="-0.009915784" calcext:value-type="float">
            <text:p>-0.009915784</text:p>
          </table:table-cell>
          <table:table-cell office:value-type="float" office:value="-0.041320714" calcext:value-type="float">
            <text:p>-0.0413207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8 15:54:39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358882" calcext:value-type="float">
            <text:p>0.126358882</text:p>
          </table:table-cell>
          <table:table-cell office:value-type="float" office:value="0.699129188" calcext:value-type="float">
            <text:p>0.699129188</text:p>
          </table:table-cell>
          <table:table-cell office:value-type="float" office:value="0.724514809" calcext:value-type="float">
            <text:p>0.724514809</text:p>
          </table:table-cell>
          <table:table-cell office:value-type="float" office:value="0.52596933" calcext:value-type="float">
            <text:p>0.52596933</text:p>
          </table:table-cell>
          <table:table-cell/>
          <table:table-cell office:value-type="float" office:value="0.001032344" calcext:value-type="float">
            <text:p>0.001032344</text:p>
          </table:table-cell>
          <table:table-cell office:value-type="float" office:value="0.00571184" calcext:value-type="float">
            <text:p>0.00571184</text:p>
          </table:table-cell>
          <table:table-cell office:value-type="float" office:value="0.005919239" calcext:value-type="float">
            <text:p>0.005919239</text:p>
          </table:table-cell>
          <table:table-cell office:value-type="float" office:value="0.004297135" calcext:value-type="float">
            <text:p>0.004297135</text:p>
          </table:table-cell>
          <table:table-cell/>
          <table:table-cell office:value-type="float" office:value="-0.004237401" calcext:value-type="float">
            <text:p>-0.004237401</text:p>
          </table:table-cell>
          <table:table-cell office:value-type="float" office:value="0.000442095" calcext:value-type="float">
            <text:p>0.000442095</text:p>
          </table:table-cell>
          <table:table-cell office:value-type="float" office:value="0.000649494" calcext:value-type="float">
            <text:p>0.000649494</text:p>
          </table:table-cell>
          <table:table-cell office:value-type="float" office:value="-0.000972609" calcext:value-type="float">
            <text:p>-0.000972609</text:p>
          </table:table-cell>
          <table:table-cell/>
          <table:table-cell office:value-type="float" office:value="26.253686067" calcext:value-type="float">
            <text:p>26.253686067</text:p>
          </table:table-cell>
          <table:table-cell office:value-type="float" office:value="26.369044047" calcext:value-type="float">
            <text:p>26.369044047</text:p>
          </table:table-cell>
          <table:table-cell office:value-type="float" office:value="26.374156531" calcext:value-type="float">
            <text:p>26.374156531</text:p>
          </table:table-cell>
          <table:table-cell office:value-type="float" office:value="26.334170269" calcext:value-type="float">
            <text:p>26.334170269</text:p>
          </table:table-cell>
          <table:table-cell/>
          <table:table-cell office:value-type="float" office:value="-0.107418498" calcext:value-type="float">
            <text:p>-0.107418498</text:p>
          </table:table-cell>
          <table:table-cell office:value-type="float" office:value="0.011206311" calcext:value-type="float">
            <text:p>0.011206311</text:p>
          </table:table-cell>
          <table:table-cell office:value-type="float" office:value="0.016463463" calcext:value-type="float">
            <text:p>0.016463463</text:p>
          </table:table-cell>
          <table:table-cell office:value-type="float" office:value="-0.024654512" calcext:value-type="float">
            <text:p>-0.0246545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8 15:54:41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418056" calcext:value-type="float">
            <text:p>0.127418056</text:p>
          </table:table-cell>
          <table:table-cell office:value-type="float" office:value="0.65661319" calcext:value-type="float">
            <text:p>0.65661319</text:p>
          </table:table-cell>
          <table:table-cell office:value-type="float" office:value="0.6003613" calcext:value-type="float">
            <text:p>0.6003613</text:p>
          </table:table-cell>
          <table:table-cell office:value-type="float" office:value="0.501166642" calcext:value-type="float">
            <text:p>0.501166642</text:p>
          </table:table-cell>
          <table:table-cell/>
          <table:table-cell office:value-type="float" office:value="0.001040997" calcext:value-type="float">
            <text:p>0.001040997</text:p>
          </table:table-cell>
          <table:table-cell office:value-type="float" office:value="0.005364487" calcext:value-type="float">
            <text:p>0.005364487</text:p>
          </table:table-cell>
          <table:table-cell office:value-type="float" office:value="0.004904913" calcext:value-type="float">
            <text:p>0.004904913</text:p>
          </table:table-cell>
          <table:table-cell office:value-type="float" office:value="0.004094499" calcext:value-type="float">
            <text:p>0.004094499</text:p>
          </table:table-cell>
          <table:table-cell/>
          <table:table-cell office:value-type="float" office:value="-0.004228747" calcext:value-type="float">
            <text:p>-0.004228747</text:p>
          </table:table-cell>
          <table:table-cell office:value-type="float" office:value="0.000094743" calcext:value-type="float">
            <text:p>9.4743E-05</text:p>
          </table:table-cell>
          <table:table-cell office:value-type="float" office:value="-0.000364832" calcext:value-type="float">
            <text:p>-0.000364832</text:p>
          </table:table-cell>
          <table:table-cell office:value-type="float" office:value="-0.001175246" calcext:value-type="float">
            <text:p>-0.001175246</text:p>
          </table:table-cell>
          <table:table-cell/>
          <table:table-cell office:value-type="float" office:value="26.253899399" calcext:value-type="float">
            <text:p>26.253899399</text:p>
          </table:table-cell>
          <table:table-cell office:value-type="float" office:value="26.360481576" calcext:value-type="float">
            <text:p>26.360481576</text:p>
          </table:table-cell>
          <table:table-cell office:value-type="float" office:value="26.349152678" calcext:value-type="float">
            <text:p>26.349152678</text:p>
          </table:table-cell>
          <table:table-cell office:value-type="float" office:value="26.329175009" calcext:value-type="float">
            <text:p>26.329175009</text:p>
          </table:table-cell>
          <table:table-cell/>
          <table:table-cell office:value-type="float" office:value="-0.10719912" calcext:value-type="float">
            <text:p>-0.10719912</text:p>
          </table:table-cell>
          <table:table-cell office:value-type="float" office:value="0.002401523" calcext:value-type="float">
            <text:p>0.002401523</text:p>
          </table:table-cell>
          <table:table-cell office:value-type="float" office:value="-0.009247974" calcext:value-type="float">
            <text:p>-0.009247974</text:p>
          </table:table-cell>
          <table:table-cell office:value-type="float" office:value="-0.029791199" calcext:value-type="float">
            <text:p>-0.0297911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8 15:54:42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7886549" calcext:value-type="float">
            <text:p>0.127886549</text:p>
          </table:table-cell>
          <table:table-cell office:value-type="float" office:value="0.629848913" calcext:value-type="float">
            <text:p>0.629848913</text:p>
          </table:table-cell>
          <table:table-cell office:value-type="float" office:value="0.647713619" calcext:value-type="float">
            <text:p>0.647713619</text:p>
          </table:table-cell>
          <table:table-cell office:value-type="float" office:value="0.547261899" calcext:value-type="float">
            <text:p>0.547261899</text:p>
          </table:table-cell>
          <table:table-cell/>
          <table:table-cell office:value-type="float" office:value="0.001044825" calcext:value-type="float">
            <text:p>0.001044825</text:p>
          </table:table-cell>
          <table:table-cell office:value-type="float" office:value="0.005145824" calcext:value-type="float">
            <text:p>0.005145824</text:p>
          </table:table-cell>
          <table:table-cell office:value-type="float" office:value="0.005291778" calcext:value-type="float">
            <text:p>0.005291778</text:p>
          </table:table-cell>
          <table:table-cell office:value-type="float" office:value="0.004471094" calcext:value-type="float">
            <text:p>0.004471094</text:p>
          </table:table-cell>
          <table:table-cell/>
          <table:table-cell office:value-type="float" office:value="-0.00422492" calcext:value-type="float">
            <text:p>-0.00422492</text:p>
          </table:table-cell>
          <table:table-cell office:value-type="float" office:value="-0.00012392" calcext:value-type="float">
            <text:p>-0.00012392</text:p>
          </table:table-cell>
          <table:table-cell office:value-type="float" office:value="0.000022034" calcext:value-type="float">
            <text:p>2.2034E-05</text:p>
          </table:table-cell>
          <table:table-cell office:value-type="float" office:value="-0.00079865" calcext:value-type="float">
            <text:p>-0.00079865</text:p>
          </table:table-cell>
          <table:table-cell/>
          <table:table-cell office:value-type="float" office:value="26.259048308" calcext:value-type="float">
            <text:p>26.259048308</text:p>
          </table:table-cell>
          <table:table-cell office:value-type="float" office:value="26.360145473" calcext:value-type="float">
            <text:p>26.360145473</text:p>
          </table:table-cell>
          <table:table-cell office:value-type="float" office:value="26.363743329" calcext:value-type="float">
            <text:p>26.363743329</text:p>
          </table:table-cell>
          <table:table-cell office:value-type="float" office:value="26.343512747" calcext:value-type="float">
            <text:p>26.343512747</text:p>
          </table:table-cell>
          <table:table-cell/>
          <table:table-cell office:value-type="float" office:value="-0.107102085" calcext:value-type="float">
            <text:p>-0.107102085</text:p>
          </table:table-cell>
          <table:table-cell office:value-type="float" office:value="-0.003141184" calcext:value-type="float">
            <text:p>-0.003141184</text:p>
          </table:table-cell>
          <table:table-cell office:value-type="float" office:value="0.000558468" calcext:value-type="float">
            <text:p>0.000558468</text:p>
          </table:table-cell>
          <table:table-cell office:value-type="float" office:value="-0.020244803" calcext:value-type="float">
            <text:p>-0.0202448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8 15:54:43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089801" calcext:value-type="float">
            <text:p>0.128089801</text:p>
          </table:table-cell>
          <table:table-cell office:value-type="float" office:value="0.791244005" calcext:value-type="float">
            <text:p>0.791244005</text:p>
          </table:table-cell>
          <table:table-cell office:value-type="float" office:value="0.595422458" calcext:value-type="float">
            <text:p>0.595422458</text:p>
          </table:table-cell>
          <table:table-cell office:value-type="float" office:value="0.447396689" calcext:value-type="float">
            <text:p>0.447396689</text:p>
          </table:table-cell>
          <table:table-cell/>
          <table:table-cell office:value-type="float" office:value="0.001046485" calcext:value-type="float">
            <text:p>0.001046485</text:p>
          </table:table-cell>
          <table:table-cell office:value-type="float" office:value="0.006464412" calcext:value-type="float">
            <text:p>0.006464412</text:p>
          </table:table-cell>
          <table:table-cell office:value-type="float" office:value="0.004864563" calcext:value-type="float">
            <text:p>0.004864563</text:p>
          </table:table-cell>
          <table:table-cell office:value-type="float" office:value="0.003655202" calcext:value-type="float">
            <text:p>0.003655202</text:p>
          </table:table-cell>
          <table:table-cell/>
          <table:table-cell office:value-type="float" office:value="-0.004223259" calcext:value-type="float">
            <text:p>-0.004223259</text:p>
          </table:table-cell>
          <table:table-cell office:value-type="float" office:value="0.001194667" calcext:value-type="float">
            <text:p>0.001194667</text:p>
          </table:table-cell>
          <table:table-cell office:value-type="float" office:value="-0.000405182" calcext:value-type="float">
            <text:p>-0.000405182</text:p>
          </table:table-cell>
          <table:table-cell office:value-type="float" office:value="-0.001614543" calcext:value-type="float">
            <text:p>-0.001614543</text:p>
          </table:table-cell>
          <table:table-cell/>
          <table:table-cell office:value-type="float" office:value="26.254034698" calcext:value-type="float">
            <text:p>26.254034698</text:p>
          </table:table-cell>
          <table:table-cell office:value-type="float" office:value="26.387595207" calcext:value-type="float">
            <text:p>26.387595207</text:p>
          </table:table-cell>
          <table:table-cell office:value-type="float" office:value="26.34815801" calcext:value-type="float">
            <text:p>26.34815801</text:p>
          </table:table-cell>
          <table:table-cell office:value-type="float" office:value="26.318345667" calcext:value-type="float">
            <text:p>26.318345667</text:p>
          </table:table-cell>
          <table:table-cell/>
          <table:table-cell office:value-type="float" office:value="-0.107059987" calcext:value-type="float">
            <text:p>-0.107059987</text:p>
          </table:table-cell>
          <table:table-cell office:value-type="float" office:value="0.030282363" calcext:value-type="float">
            <text:p>0.030282363</text:p>
          </table:table-cell>
          <table:table-cell office:value-type="float" office:value="-0.010270797" calcext:value-type="float">
            <text:p>-0.010270797</text:p>
          </table:table-cell>
          <table:table-cell office:value-type="float" office:value="-0.040927173" calcext:value-type="float">
            <text:p>-0.0409271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8 15:54:4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8054634" calcext:value-type="float">
            <text:p>0.128054634</text:p>
          </table:table-cell>
          <table:table-cell office:value-type="float" office:value="0.799830055" calcext:value-type="float">
            <text:p>0.799830055</text:p>
          </table:table-cell>
          <table:table-cell office:value-type="float" office:value="0.600430441" calcext:value-type="float">
            <text:p>0.600430441</text:p>
          </table:table-cell>
          <table:table-cell office:value-type="float" office:value="0.445108467" calcext:value-type="float">
            <text:p>0.445108467</text:p>
          </table:table-cell>
          <table:table-cell/>
          <table:table-cell office:value-type="float" office:value="0.001046198" calcext:value-type="float">
            <text:p>0.001046198</text:p>
          </table:table-cell>
          <table:table-cell office:value-type="float" office:value="0.006534559" calcext:value-type="float">
            <text:p>0.006534559</text:p>
          </table:table-cell>
          <table:table-cell office:value-type="float" office:value="0.004905477" calcext:value-type="float">
            <text:p>0.004905477</text:p>
          </table:table-cell>
          <table:table-cell office:value-type="float" office:value="0.003636507" calcext:value-type="float">
            <text:p>0.003636507</text:p>
          </table:table-cell>
          <table:table-cell/>
          <table:table-cell office:value-type="float" office:value="-0.004223546" calcext:value-type="float">
            <text:p>-0.004223546</text:p>
          </table:table-cell>
          <table:table-cell office:value-type="float" office:value="0.001264815" calcext:value-type="float">
            <text:p>0.001264815</text:p>
          </table:table-cell>
          <table:table-cell office:value-type="float" office:value="-0.000364267" calcext:value-type="float">
            <text:p>-0.000364267</text:p>
          </table:table-cell>
          <table:table-cell office:value-type="float" office:value="-0.001633237" calcext:value-type="float">
            <text:p>-0.001633237</text:p>
          </table:table-cell>
          <table:table-cell/>
          <table:table-cell office:value-type="float" office:value="26.254027615" calcext:value-type="float">
            <text:p>26.254027615</text:p>
          </table:table-cell>
          <table:table-cell office:value-type="float" office:value="26.389324351" calcext:value-type="float">
            <text:p>26.389324351</text:p>
          </table:table-cell>
          <table:table-cell office:value-type="float" office:value="26.349166603" calcext:value-type="float">
            <text:p>26.349166603</text:p>
          </table:table-cell>
          <table:table-cell office:value-type="float" office:value="26.317884814" calcext:value-type="float">
            <text:p>26.317884814</text:p>
          </table:table-cell>
          <table:table-cell/>
          <table:table-cell office:value-type="float" office:value="-0.107067271" calcext:value-type="float">
            <text:p>-0.107067271</text:p>
          </table:table-cell>
          <table:table-cell office:value-type="float" office:value="0.032060425" calcext:value-type="float">
            <text:p>0.032060425</text:p>
          </table:table-cell>
          <table:table-cell office:value-type="float" office:value="-0.009233655" calcext:value-type="float">
            <text:p>-0.009233655</text:p>
          </table:table-cell>
          <table:table-cell office:value-type="float" office:value="-0.041401076" calcext:value-type="float">
            <text:p>-0.0414010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8 15:54:46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329842" calcext:value-type="float">
            <text:p>0.127329842</text:p>
          </table:table-cell>
          <table:table-cell office:value-type="float" office:value="0.758487673" calcext:value-type="float">
            <text:p>0.758487673</text:p>
          </table:table-cell>
          <table:table-cell office:value-type="float" office:value="0.724079695" calcext:value-type="float">
            <text:p>0.724079695</text:p>
          </table:table-cell>
          <table:table-cell office:value-type="float" office:value="0.454563553" calcext:value-type="float">
            <text:p>0.454563553</text:p>
          </table:table-cell>
          <table:table-cell/>
          <table:table-cell office:value-type="float" office:value="0.001040276" calcext:value-type="float">
            <text:p>0.001040276</text:p>
          </table:table-cell>
          <table:table-cell office:value-type="float" office:value="0.006196795" calcext:value-type="float">
            <text:p>0.006196795</text:p>
          </table:table-cell>
          <table:table-cell office:value-type="float" office:value="0.005915684" calcext:value-type="float">
            <text:p>0.005915684</text:p>
          </table:table-cell>
          <table:table-cell office:value-type="float" office:value="0.003713755" calcext:value-type="float">
            <text:p>0.003713755</text:p>
          </table:table-cell>
          <table:table-cell/>
          <table:table-cell office:value-type="float" office:value="-0.004229468" calcext:value-type="float">
            <text:p>-0.004229468</text:p>
          </table:table-cell>
          <table:table-cell office:value-type="float" office:value="0.00092705" calcext:value-type="float">
            <text:p>0.00092705</text:p>
          </table:table-cell>
          <table:table-cell office:value-type="float" office:value="0.000645939" calcext:value-type="float">
            <text:p>0.000645939</text:p>
          </table:table-cell>
          <table:table-cell office:value-type="float" office:value="-0.00155599" calcext:value-type="float">
            <text:p>-0.00155599</text:p>
          </table:table-cell>
          <table:table-cell/>
          <table:table-cell office:value-type="float" office:value="26.253881631" calcext:value-type="float">
            <text:p>26.253881631</text:p>
          </table:table-cell>
          <table:table-cell office:value-type="float" office:value="26.380998388" calcext:value-type="float">
            <text:p>26.380998388</text:p>
          </table:table-cell>
          <table:table-cell office:value-type="float" office:value="26.374068902" calcext:value-type="float">
            <text:p>26.374068902</text:p>
          </table:table-cell>
          <table:table-cell office:value-type="float" office:value="26.319789089" calcext:value-type="float">
            <text:p>26.319789089</text:p>
          </table:table-cell>
          <table:table-cell/>
          <table:table-cell office:value-type="float" office:value="-0.107217391" calcext:value-type="float">
            <text:p>-0.107217391</text:p>
          </table:table-cell>
          <table:table-cell office:value-type="float" office:value="0.023498908" calcext:value-type="float">
            <text:p>0.023498908</text:p>
          </table:table-cell>
          <table:table-cell office:value-type="float" office:value="0.016373354" calcext:value-type="float">
            <text:p>0.016373354</text:p>
          </table:table-cell>
          <table:table-cell office:value-type="float" office:value="-0.039442878" calcext:value-type="float">
            <text:p>-0.0394428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8 15:54:47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6774922" calcext:value-type="float">
            <text:p>0.126774922</text:p>
          </table:table-cell>
          <table:table-cell office:value-type="float" office:value="0.631695465" calcext:value-type="float">
            <text:p>0.631695465</text:p>
          </table:table-cell>
          <table:table-cell office:value-type="float" office:value="0.650783259" calcext:value-type="float">
            <text:p>0.650783259</text:p>
          </table:table-cell>
          <table:table-cell office:value-type="float" office:value="0.548892683" calcext:value-type="float">
            <text:p>0.548892683</text:p>
          </table:table-cell>
          <table:table-cell/>
          <table:table-cell office:value-type="float" office:value="0.001035743" calcext:value-type="float">
            <text:p>0.001035743</text:p>
          </table:table-cell>
          <table:table-cell office:value-type="float" office:value="0.005160911" calcext:value-type="float">
            <text:p>0.005160911</text:p>
          </table:table-cell>
          <table:table-cell office:value-type="float" office:value="0.005316857" calcext:value-type="float">
            <text:p>0.005316857</text:p>
          </table:table-cell>
          <table:table-cell office:value-type="float" office:value="0.004484417" calcext:value-type="float">
            <text:p>0.004484417</text:p>
          </table:table-cell>
          <table:table-cell/>
          <table:table-cell office:value-type="float" office:value="-0.004234002" calcext:value-type="float">
            <text:p>-0.004234002</text:p>
          </table:table-cell>
          <table:table-cell office:value-type="float" office:value="-0.000108834" calcext:value-type="float">
            <text:p>-0.000108834</text:p>
          </table:table-cell>
          <table:table-cell office:value-type="float" office:value="0.000047112" calcext:value-type="float">
            <text:p>4.7112E-05</text:p>
          </table:table-cell>
          <table:table-cell office:value-type="float" office:value="-0.000785327" calcext:value-type="float">
            <text:p>-0.000785327</text:p>
          </table:table-cell>
          <table:table-cell/>
          <table:table-cell office:value-type="float" office:value="26.258824412" calcext:value-type="float">
            <text:p>26.258824412</text:p>
          </table:table-cell>
          <table:table-cell office:value-type="float" office:value="26.36051736" calcext:value-type="float">
            <text:p>26.36051736</text:p>
          </table:table-cell>
          <table:table-cell office:value-type="float" office:value="26.364361537" calcext:value-type="float">
            <text:p>26.364361537</text:p>
          </table:table-cell>
          <table:table-cell office:value-type="float" office:value="26.343841183" calcext:value-type="float">
            <text:p>26.343841183</text:p>
          </table:table-cell>
          <table:table-cell/>
          <table:table-cell office:value-type="float" office:value="-0.107332327" calcext:value-type="float">
            <text:p>-0.107332327</text:p>
          </table:table-cell>
          <table:table-cell office:value-type="float" office:value="-0.002758771" calcext:value-type="float">
            <text:p>-0.002758771</text:p>
          </table:table-cell>
          <table:table-cell office:value-type="float" office:value="0.001194175" calcext:value-type="float">
            <text:p>0.001194175</text:p>
          </table:table-cell>
          <table:table-cell office:value-type="float" office:value="-0.019907067" calcext:value-type="float">
            <text:p>-0.0199070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8 15:54:48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472893" calcext:value-type="float">
            <text:p>0.127472893</text:p>
          </table:table-cell>
          <table:table-cell office:value-type="float" office:value="0.686053715" calcext:value-type="float">
            <text:p>0.686053715</text:p>
          </table:table-cell>
          <table:table-cell office:value-type="float" office:value="0.614222957" calcext:value-type="float">
            <text:p>0.614222957</text:p>
          </table:table-cell>
          <table:table-cell office:value-type="float" office:value="0.521159234" calcext:value-type="float">
            <text:p>0.521159234</text:p>
          </table:table-cell>
          <table:table-cell/>
          <table:table-cell office:value-type="float" office:value="0.001041445" calcext:value-type="float">
            <text:p>0.001041445</text:p>
          </table:table-cell>
          <table:table-cell office:value-type="float" office:value="0.005605014" calcext:value-type="float">
            <text:p>0.005605014</text:p>
          </table:table-cell>
          <table:table-cell office:value-type="float" office:value="0.005018161" calcext:value-type="float">
            <text:p>0.005018161</text:p>
          </table:table-cell>
          <table:table-cell office:value-type="float" office:value="0.004257837" calcext:value-type="float">
            <text:p>0.004257837</text:p>
          </table:table-cell>
          <table:table-cell/>
          <table:table-cell office:value-type="float" office:value="-0.004228299" calcext:value-type="float">
            <text:p>-0.004228299</text:p>
          </table:table-cell>
          <table:table-cell office:value-type="float" office:value="0.00033527" calcext:value-type="float">
            <text:p>0.00033527</text:p>
          </table:table-cell>
          <table:table-cell office:value-type="float" office:value="-0.000251583" calcext:value-type="float">
            <text:p>-0.000251583</text:p>
          </table:table-cell>
          <table:table-cell office:value-type="float" office:value="-0.001011907" calcext:value-type="float">
            <text:p>-0.001011907</text:p>
          </table:table-cell>
          <table:table-cell/>
          <table:table-cell office:value-type="float" office:value="26.253910444" calcext:value-type="float">
            <text:p>26.253910444</text:p>
          </table:table-cell>
          <table:table-cell office:value-type="float" office:value="26.366410731" calcext:value-type="float">
            <text:p>26.366410731</text:p>
          </table:table-cell>
          <table:table-cell office:value-type="float" office:value="26.351944369" calcext:value-type="float">
            <text:p>26.351944369</text:p>
          </table:table-cell>
          <table:table-cell office:value-type="float" office:value="26.333201518" calcext:value-type="float">
            <text:p>26.333201518</text:p>
          </table:table-cell>
          <table:table-cell/>
          <table:table-cell office:value-type="float" office:value="-0.107187762" calcext:value-type="float">
            <text:p>-0.107187762</text:p>
          </table:table-cell>
          <table:table-cell office:value-type="float" office:value="0.008498475" calcext:value-type="float">
            <text:p>0.008498475</text:p>
          </table:table-cell>
          <table:table-cell office:value-type="float" office:value="-0.006377264" calcext:value-type="float">
            <text:p>-0.006377264</text:p>
          </table:table-cell>
          <table:table-cell office:value-type="float" office:value="-0.02565069" calcext:value-type="float">
            <text:p>-0.025650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8 15:54:50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7336994" calcext:value-type="float">
            <text:p>0.127336994</text:p>
          </table:table-cell>
          <table:table-cell office:value-type="float" office:value="0.798624253" calcext:value-type="float">
            <text:p>0.798624253</text:p>
          </table:table-cell>
          <table:table-cell office:value-type="float" office:value="0.596584749" calcext:value-type="float">
            <text:p>0.596584749</text:p>
          </table:table-cell>
          <table:table-cell office:value-type="float" office:value="0.444712096" calcext:value-type="float">
            <text:p>0.444712096</text:p>
          </table:table-cell>
          <table:table-cell/>
          <table:table-cell office:value-type="float" office:value="0.001040335" calcext:value-type="float">
            <text:p>0.001040335</text:p>
          </table:table-cell>
          <table:table-cell office:value-type="float" office:value="0.006524708" calcext:value-type="float">
            <text:p>0.006524708</text:p>
          </table:table-cell>
          <table:table-cell office:value-type="float" office:value="0.004874058" calcext:value-type="float">
            <text:p>0.004874058</text:p>
          </table:table-cell>
          <table:table-cell office:value-type="float" office:value="0.003633269" calcext:value-type="float">
            <text:p>0.003633269</text:p>
          </table:table-cell>
          <table:table-cell/>
          <table:table-cell office:value-type="float" office:value="-0.004229409" calcext:value-type="float">
            <text:p>-0.004229409</text:p>
          </table:table-cell>
          <table:table-cell office:value-type="float" office:value="0.001254964" calcext:value-type="float">
            <text:p>0.001254964</text:p>
          </table:table-cell>
          <table:table-cell office:value-type="float" office:value="-0.000395686" calcext:value-type="float">
            <text:p>-0.000395686</text:p>
          </table:table-cell>
          <table:table-cell office:value-type="float" office:value="-0.001636476" calcext:value-type="float">
            <text:p>-0.001636476</text:p>
          </table:table-cell>
          <table:table-cell/>
          <table:table-cell office:value-type="float" office:value="26.258937621" calcext:value-type="float">
            <text:p>26.258937621</text:p>
          </table:table-cell>
          <table:table-cell office:value-type="float" office:value="26.394135462" calcext:value-type="float">
            <text:p>26.394135462</text:p>
          </table:table-cell>
          <table:table-cell office:value-type="float" office:value="26.35344622" calcext:value-type="float">
            <text:p>26.35344622</text:p>
          </table:table-cell>
          <table:table-cell office:value-type="float" office:value="26.322859248" calcext:value-type="float">
            <text:p>26.322859248</text:p>
          </table:table-cell>
          <table:table-cell/>
          <table:table-cell office:value-type="float" office:value="-0.10721591" calcext:value-type="float">
            <text:p>-0.10721591</text:p>
          </table:table-cell>
          <table:table-cell office:value-type="float" office:value="0.031810719" calcext:value-type="float">
            <text:p>0.031810719</text:p>
          </table:table-cell>
          <table:table-cell office:value-type="float" office:value="-0.010030089" calcext:value-type="float">
            <text:p>-0.010030089</text:p>
          </table:table-cell>
          <table:table-cell office:value-type="float" office:value="-0.041483167" calcext:value-type="float">
            <text:p>-0.041483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8 15:54:5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579419" calcext:value-type="float">
            <text:p>0.126579419</text:p>
          </table:table-cell>
          <table:table-cell office:value-type="float" office:value="0.63417025" calcext:value-type="float">
            <text:p>0.63417025</text:p>
          </table:table-cell>
          <table:table-cell office:value-type="float" office:value="0.663714488" calcext:value-type="float">
            <text:p>0.663714488</text:p>
          </table:table-cell>
          <table:table-cell office:value-type="float" office:value="0.55455274" calcext:value-type="float">
            <text:p>0.55455274</text:p>
          </table:table-cell>
          <table:table-cell/>
          <table:table-cell office:value-type="float" office:value="0.001034146" calcext:value-type="float">
            <text:p>0.001034146</text:p>
          </table:table-cell>
          <table:table-cell office:value-type="float" office:value="0.005181129" calcext:value-type="float">
            <text:p>0.005181129</text:p>
          </table:table-cell>
          <table:table-cell office:value-type="float" office:value="0.005422504" calcext:value-type="float">
            <text:p>0.005422504</text:p>
          </table:table-cell>
          <table:table-cell office:value-type="float" office:value="0.00453066" calcext:value-type="float">
            <text:p>0.00453066</text:p>
          </table:table-cell>
          <table:table-cell/>
          <table:table-cell office:value-type="float" office:value="-0.004235599" calcext:value-type="float">
            <text:p>-0.004235599</text:p>
          </table:table-cell>
          <table:table-cell office:value-type="float" office:value="-0.000088615" calcext:value-type="float">
            <text:p>-8.8615E-05</text:p>
          </table:table-cell>
          <table:table-cell office:value-type="float" office:value="0.00015276" calcext:value-type="float">
            <text:p>0.00015276</text:p>
          </table:table-cell>
          <table:table-cell office:value-type="float" office:value="-0.000739085" calcext:value-type="float">
            <text:p>-0.000739085</text:p>
          </table:table-cell>
          <table:table-cell/>
          <table:table-cell office:value-type="float" office:value="26.263839585" calcext:value-type="float">
            <text:p>26.263839585</text:p>
          </table:table-cell>
          <table:table-cell office:value-type="float" office:value="26.366069863" calcext:value-type="float">
            <text:p>26.366069863</text:p>
          </table:table-cell>
          <table:table-cell office:value-type="float" office:value="26.372019876" calcext:value-type="float">
            <text:p>26.372019876</text:p>
          </table:table-cell>
          <table:table-cell office:value-type="float" office:value="26.350035272" calcext:value-type="float">
            <text:p>26.350035272</text:p>
          </table:table-cell>
          <table:table-cell/>
          <table:table-cell office:value-type="float" office:value="-0.10737282" calcext:value-type="float">
            <text:p>-0.10737282</text:p>
          </table:table-cell>
          <table:table-cell office:value-type="float" office:value="-0.002246253" calcext:value-type="float">
            <text:p>-0.002246253</text:p>
          </table:table-cell>
          <table:table-cell office:value-type="float" office:value="0.003872163" calcext:value-type="float">
            <text:p>0.003872163</text:p>
          </table:table-cell>
          <table:table-cell office:value-type="float" office:value="-0.018734869" calcext:value-type="float">
            <text:p>-0.0187348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8 15:54:52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025262" calcext:value-type="float">
            <text:p>0.127025262</text:p>
          </table:table-cell>
          <table:table-cell office:value-type="float" office:value="0.804461933" calcext:value-type="float">
            <text:p>0.804461933</text:p>
          </table:table-cell>
          <table:table-cell office:value-type="float" office:value="0.598215532" calcext:value-type="float">
            <text:p>0.598215532</text:p>
          </table:table-cell>
          <table:table-cell office:value-type="float" office:value="0.445196682" calcext:value-type="float">
            <text:p>0.445196682</text:p>
          </table:table-cell>
          <table:table-cell/>
          <table:table-cell office:value-type="float" office:value="0.001037788" calcext:value-type="float">
            <text:p>0.001037788</text:p>
          </table:table-cell>
          <table:table-cell office:value-type="float" office:value="0.006572401" calcext:value-type="float">
            <text:p>0.006572401</text:p>
          </table:table-cell>
          <table:table-cell office:value-type="float" office:value="0.004887382" calcext:value-type="float">
            <text:p>0.004887382</text:p>
          </table:table-cell>
          <table:table-cell office:value-type="float" office:value="0.003637228" calcext:value-type="float">
            <text:p>0.003637228</text:p>
          </table:table-cell>
          <table:table-cell/>
          <table:table-cell office:value-type="float" office:value="-0.004231956" calcext:value-type="float">
            <text:p>-0.004231956</text:p>
          </table:table-cell>
          <table:table-cell office:value-type="float" office:value="0.001302657" calcext:value-type="float">
            <text:p>0.001302657</text:p>
          </table:table-cell>
          <table:table-cell office:value-type="float" office:value="-0.000382363" calcext:value-type="float">
            <text:p>-0.000382363</text:p>
          </table:table-cell>
          <table:table-cell office:value-type="float" office:value="-0.001632517" calcext:value-type="float">
            <text:p>-0.001632517</text:p>
          </table:table-cell>
          <table:table-cell/>
          <table:table-cell office:value-type="float" office:value="26.253820285" calcext:value-type="float">
            <text:p>26.253820285</text:p>
          </table:table-cell>
          <table:table-cell office:value-type="float" office:value="26.390257163" calcext:value-type="float">
            <text:p>26.390257163</text:p>
          </table:table-cell>
          <table:table-cell office:value-type="float" office:value="26.348720527" calcext:value-type="float">
            <text:p>26.348720527</text:p>
          </table:table-cell>
          <table:table-cell office:value-type="float" office:value="26.31790258" calcext:value-type="float">
            <text:p>26.31790258</text:p>
          </table:table-cell>
          <table:table-cell/>
          <table:table-cell office:value-type="float" office:value="-0.107280476" calcext:value-type="float">
            <text:p>-0.107280476</text:p>
          </table:table-cell>
          <table:table-cell office:value-type="float" office:value="0.033019626" calcext:value-type="float">
            <text:p>0.033019626</text:p>
          </table:table-cell>
          <table:table-cell office:value-type="float" office:value="-0.009692358" calcext:value-type="float">
            <text:p>-0.009692358</text:p>
          </table:table-cell>
          <table:table-cell office:value-type="float" office:value="-0.041382807" calcext:value-type="float">
            <text:p>-0.0413828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8 15:54:53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240865" calcext:value-type="float">
            <text:p>0.126240865</text:p>
          </table:table-cell>
          <table:table-cell office:value-type="float" office:value="0.628763512" calcext:value-type="float">
            <text:p>0.628763512</text:p>
          </table:table-cell>
          <table:table-cell office:value-type="float" office:value="0.637259559" calcext:value-type="float">
            <text:p>0.637259559</text:p>
          </table:table-cell>
          <table:table-cell office:value-type="float" office:value="0.540286367" calcext:value-type="float">
            <text:p>0.540286367</text:p>
          </table:table-cell>
          <table:table-cell/>
          <table:table-cell office:value-type="float" office:value="0.00103138" calcext:value-type="float">
            <text:p>0.00103138</text:p>
          </table:table-cell>
          <table:table-cell office:value-type="float" office:value="0.005136957" calcext:value-type="float">
            <text:p>0.005136957</text:p>
          </table:table-cell>
          <table:table-cell office:value-type="float" office:value="0.005206369" calcext:value-type="float">
            <text:p>0.005206369</text:p>
          </table:table-cell>
          <table:table-cell office:value-type="float" office:value="0.004414104" calcext:value-type="float">
            <text:p>0.004414104</text:p>
          </table:table-cell>
          <table:table-cell/>
          <table:table-cell office:value-type="float" office:value="-0.004238365" calcext:value-type="float">
            <text:p>-0.004238365</text:p>
          </table:table-cell>
          <table:table-cell office:value-type="float" office:value="-0.000132788" calcext:value-type="float">
            <text:p>-0.000132788</text:p>
          </table:table-cell>
          <table:table-cell office:value-type="float" office:value="-0.000063375" calcext:value-type="float">
            <text:p>-6.3375E-05</text:p>
          </table:table-cell>
          <table:table-cell office:value-type="float" office:value="-0.00085564" calcext:value-type="float">
            <text:p>-0.00085564</text:p>
          </table:table-cell>
          <table:table-cell/>
          <table:table-cell office:value-type="float" office:value="26.263771396" calcext:value-type="float">
            <text:p>26.263771396</text:p>
          </table:table-cell>
          <table:table-cell office:value-type="float" office:value="26.364980979" calcext:value-type="float">
            <text:p>26.364980979</text:p>
          </table:table-cell>
          <table:table-cell office:value-type="float" office:value="26.366692031" calcext:value-type="float">
            <text:p>26.366692031</text:p>
          </table:table-cell>
          <table:table-cell office:value-type="float" office:value="26.347162067" calcext:value-type="float">
            <text:p>26.347162067</text:p>
          </table:table-cell>
          <table:table-cell/>
          <table:table-cell office:value-type="float" office:value="-0.107442942" calcext:value-type="float">
            <text:p>-0.107442942</text:p>
          </table:table-cell>
          <table:table-cell office:value-type="float" office:value="-0.003365966" calcext:value-type="float">
            <text:p>-0.003365966</text:p>
          </table:table-cell>
          <table:table-cell office:value-type="float" office:value="-0.00160647" calcext:value-type="float">
            <text:p>-0.00160647</text:p>
          </table:table-cell>
          <table:table-cell office:value-type="float" office:value="-0.021689439" calcext:value-type="float">
            <text:p>-0.0216894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8 15:54:55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660481" calcext:value-type="float">
            <text:p>0.126660481</text:p>
          </table:table-cell>
          <table:table-cell office:value-type="float" office:value="0.717294302" calcext:value-type="float">
            <text:p>0.717294302</text:p>
          </table:table-cell>
          <table:table-cell office:value-type="float" office:value="0.595747303" calcext:value-type="float">
            <text:p>0.595747303</text:p>
          </table:table-cell>
          <table:table-cell office:value-type="float" office:value="0.474984702" calcext:value-type="float">
            <text:p>0.474984702</text:p>
          </table:table-cell>
          <table:table-cell/>
          <table:table-cell office:value-type="float" office:value="0.001034808" calcext:value-type="float">
            <text:p>0.001034808</text:p>
          </table:table-cell>
          <table:table-cell office:value-type="float" office:value="0.005860248" calcext:value-type="float">
            <text:p>0.005860248</text:p>
          </table:table-cell>
          <table:table-cell office:value-type="float" office:value="0.004867217" calcext:value-type="float">
            <text:p>0.004867217</text:p>
          </table:table-cell>
          <table:table-cell office:value-type="float" office:value="0.003880594" calcext:value-type="float">
            <text:p>0.003880594</text:p>
          </table:table-cell>
          <table:table-cell/>
          <table:table-cell office:value-type="float" office:value="-0.004234936" calcext:value-type="float">
            <text:p>-0.004234936</text:p>
          </table:table-cell>
          <table:table-cell office:value-type="float" office:value="0.000590503" calcext:value-type="float">
            <text:p>0.000590503</text:p>
          </table:table-cell>
          <table:table-cell office:value-type="float" office:value="-0.000402528" calcext:value-type="float">
            <text:p>-0.000402528</text:p>
          </table:table-cell>
          <table:table-cell office:value-type="float" office:value="-0.00138915" calcext:value-type="float">
            <text:p>-0.00138915</text:p>
          </table:table-cell>
          <table:table-cell/>
          <table:table-cell office:value-type="float" office:value="26.263855911" calcext:value-type="float">
            <text:p>26.263855911</text:p>
          </table:table-cell>
          <table:table-cell office:value-type="float" office:value="26.382810414" calcext:value-type="float">
            <text:p>26.382810414</text:p>
          </table:table-cell>
          <table:table-cell office:value-type="float" office:value="26.358331691" calcext:value-type="float">
            <text:p>26.358331691</text:p>
          </table:table-cell>
          <table:table-cell office:value-type="float" office:value="26.334010418" calcext:value-type="float">
            <text:p>26.334010418</text:p>
          </table:table-cell>
          <table:table-cell/>
          <table:table-cell office:value-type="float" office:value="-0.10735603" calcext:value-type="float">
            <text:p>-0.10735603</text:p>
          </table:table-cell>
          <table:table-cell office:value-type="float" office:value="0.014968159" calcext:value-type="float">
            <text:p>0.014968159</text:p>
          </table:table-cell>
          <table:table-cell office:value-type="float" office:value="-0.010203522" calcext:value-type="float">
            <text:p>-0.010203522</text:p>
          </table:table-cell>
          <table:table-cell office:value-type="float" office:value="-0.035213565" calcext:value-type="float">
            <text:p>-0.0352135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8 15:54:56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4619618" calcext:value-type="float">
            <text:p>0.124619618</text:p>
          </table:table-cell>
          <table:table-cell office:value-type="float" office:value="0.697767818" calcext:value-type="float">
            <text:p>0.697767818</text:p>
          </table:table-cell>
          <table:table-cell office:value-type="float" office:value="0.721802798" calcext:value-type="float">
            <text:p>0.721802798</text:p>
          </table:table-cell>
          <table:table-cell office:value-type="float" office:value="0.531462494" calcext:value-type="float">
            <text:p>0.531462494</text:p>
          </table:table-cell>
          <table:table-cell/>
          <table:table-cell office:value-type="float" office:value="0.001018134" calcext:value-type="float">
            <text:p>0.001018134</text:p>
          </table:table-cell>
          <table:table-cell office:value-type="float" office:value="0.005700717" calcext:value-type="float">
            <text:p>0.005700717</text:p>
          </table:table-cell>
          <table:table-cell office:value-type="float" office:value="0.005897082" calcext:value-type="float">
            <text:p>0.005897082</text:p>
          </table:table-cell>
          <table:table-cell office:value-type="float" office:value="0.004342014" calcext:value-type="float">
            <text:p>0.004342014</text:p>
          </table:table-cell>
          <table:table-cell/>
          <table:table-cell office:value-type="float" office:value="-0.00425161" calcext:value-type="float">
            <text:p>-0.00425161</text:p>
          </table:table-cell>
          <table:table-cell office:value-type="float" office:value="0.000430973" calcext:value-type="float">
            <text:p>0.000430973</text:p>
          </table:table-cell>
          <table:table-cell office:value-type="float" office:value="0.000627337" calcext:value-type="float">
            <text:p>0.000627337</text:p>
          </table:table-cell>
          <table:table-cell office:value-type="float" office:value="-0.00092773" calcext:value-type="float">
            <text:p>-0.00092773</text:p>
          </table:table-cell>
          <table:table-cell/>
          <table:table-cell office:value-type="float" office:value="26.258390306" calcext:value-type="float">
            <text:p>26.258390306</text:p>
          </table:table-cell>
          <table:table-cell office:value-type="float" office:value="26.373823914" calcext:value-type="float">
            <text:p>26.373823914</text:p>
          </table:table-cell>
          <table:table-cell office:value-type="float" office:value="26.378664368" calcext:value-type="float">
            <text:p>26.378664368</text:p>
          </table:table-cell>
          <table:table-cell office:value-type="float" office:value="26.340330776" calcext:value-type="float">
            <text:p>26.340330776</text:p>
          </table:table-cell>
          <table:table-cell/>
          <table:table-cell office:value-type="float" office:value="-0.107778738" calcext:value-type="float">
            <text:p>-0.107778738</text:p>
          </table:table-cell>
          <table:table-cell office:value-type="float" office:value="0.010924381" calcext:value-type="float">
            <text:p>0.010924381</text:p>
          </table:table-cell>
          <table:table-cell office:value-type="float" office:value="0.015901829" calcext:value-type="float">
            <text:p>0.015901829</text:p>
          </table:table-cell>
          <table:table-cell office:value-type="float" office:value="-0.023516871" calcext:value-type="float">
            <text:p>-0.0235168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8 15:54:5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638858" calcext:value-type="float">
            <text:p>0.125638858</text:p>
          </table:table-cell>
          <table:table-cell office:value-type="float" office:value="0.806599952" calcext:value-type="float">
            <text:p>0.806599952</text:p>
          </table:table-cell>
          <table:table-cell office:value-type="float" office:value="0.596354675" calcext:value-type="float">
            <text:p>0.596354675</text:p>
          </table:table-cell>
          <table:table-cell office:value-type="float" office:value="0.44983452" calcext:value-type="float">
            <text:p>0.44983452</text:p>
          </table:table-cell>
          <table:table-cell/>
          <table:table-cell office:value-type="float" office:value="0.001026461" calcext:value-type="float">
            <text:p>0.001026461</text:p>
          </table:table-cell>
          <table:table-cell office:value-type="float" office:value="0.006589869" calcext:value-type="float">
            <text:p>0.006589869</text:p>
          </table:table-cell>
          <table:table-cell office:value-type="float" office:value="0.004872179" calcext:value-type="float">
            <text:p>0.004872179</text:p>
          </table:table-cell>
          <table:table-cell office:value-type="float" office:value="0.003675119" calcext:value-type="float">
            <text:p>0.003675119</text:p>
          </table:table-cell>
          <table:table-cell/>
          <table:table-cell office:value-type="float" office:value="-0.004243283" calcext:value-type="float">
            <text:p>-0.004243283</text:p>
          </table:table-cell>
          <table:table-cell office:value-type="float" office:value="0.001320125" calcext:value-type="float">
            <text:p>0.001320125</text:p>
          </table:table-cell>
          <table:table-cell office:value-type="float" office:value="-0.000397566" calcext:value-type="float">
            <text:p>-0.000397566</text:p>
          </table:table-cell>
          <table:table-cell office:value-type="float" office:value="-0.001594626" calcext:value-type="float">
            <text:p>-0.001594626</text:p>
          </table:table-cell>
          <table:table-cell/>
          <table:table-cell office:value-type="float" office:value="26.263650144" calcext:value-type="float">
            <text:p>26.263650144</text:p>
          </table:table-cell>
          <table:table-cell office:value-type="float" office:value="26.400795618" calcext:value-type="float">
            <text:p>26.400795618</text:p>
          </table:table-cell>
          <table:table-cell office:value-type="float" office:value="26.358454013" calcext:value-type="float">
            <text:p>26.358454013</text:p>
          </table:table-cell>
          <table:table-cell office:value-type="float" office:value="26.328945171" calcext:value-type="float">
            <text:p>26.328945171</text:p>
          </table:table-cell>
          <table:table-cell/>
          <table:table-cell office:value-type="float" office:value="-0.107567631" calcext:value-type="float">
            <text:p>-0.107567631</text:p>
          </table:table-cell>
          <table:table-cell office:value-type="float" office:value="0.033462381" calcext:value-type="float">
            <text:p>0.033462381</text:p>
          </table:table-cell>
          <table:table-cell office:value-type="float" office:value="-0.010077737" calcext:value-type="float">
            <text:p>-0.010077737</text:p>
          </table:table-cell>
          <table:table-cell office:value-type="float" office:value="-0.040422285" calcext:value-type="float">
            <text:p>-0.0404222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8 15:54:58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971452" calcext:value-type="float">
            <text:p>0.125971452</text:p>
          </table:table-cell>
          <table:table-cell office:value-type="float" office:value="0.636481719" calcext:value-type="float">
            <text:p>0.636481719</text:p>
          </table:table-cell>
          <table:table-cell office:value-type="float" office:value="0.609530283" calcext:value-type="float">
            <text:p>0.609530283</text:p>
          </table:table-cell>
          <table:table-cell office:value-type="float" office:value="0.514866771" calcext:value-type="float">
            <text:p>0.514866771</text:p>
          </table:table-cell>
          <table:table-cell/>
          <table:table-cell office:value-type="float" office:value="0.001029179" calcext:value-type="float">
            <text:p>0.001029179</text:p>
          </table:table-cell>
          <table:table-cell office:value-type="float" office:value="0.005200014" calcext:value-type="float">
            <text:p>0.005200014</text:p>
          </table:table-cell>
          <table:table-cell office:value-type="float" office:value="0.004979823" calcext:value-type="float">
            <text:p>0.004979823</text:p>
          </table:table-cell>
          <table:table-cell office:value-type="float" office:value="0.004206428" calcext:value-type="float">
            <text:p>0.004206428</text:p>
          </table:table-cell>
          <table:table-cell/>
          <table:table-cell office:value-type="float" office:value="-0.004240566" calcext:value-type="float">
            <text:p>-0.004240566</text:p>
          </table:table-cell>
          <table:table-cell office:value-type="float" office:value="-0.00006973" calcext:value-type="float">
            <text:p>-6.973E-05</text:p>
          </table:table-cell>
          <table:table-cell office:value-type="float" office:value="-0.000289922" calcext:value-type="float">
            <text:p>-0.000289922</text:p>
          </table:table-cell>
          <table:table-cell office:value-type="float" office:value="-0.001063316" calcext:value-type="float">
            <text:p>-0.001063316</text:p>
          </table:table-cell>
          <table:table-cell/>
          <table:table-cell office:value-type="float" office:value="26.263717133" calcext:value-type="float">
            <text:p>26.263717133</text:p>
          </table:table-cell>
          <table:table-cell office:value-type="float" office:value="26.366535379" calcext:value-type="float">
            <text:p>26.366535379</text:p>
          </table:table-cell>
          <table:table-cell office:value-type="float" office:value="26.361107514" calcext:value-type="float">
            <text:p>26.361107514</text:p>
          </table:table-cell>
          <table:table-cell office:value-type="float" office:value="26.34204262" calcext:value-type="float">
            <text:p>26.34204262</text:p>
          </table:table-cell>
          <table:table-cell/>
          <table:table-cell office:value-type="float" office:value="-0.107498744" calcext:value-type="float">
            <text:p>-0.107498744</text:p>
          </table:table-cell>
          <table:table-cell office:value-type="float" office:value="-0.001767557" calcext:value-type="float">
            <text:p>-0.001767557</text:p>
          </table:table-cell>
          <table:table-cell office:value-type="float" office:value="-0.007349103" calcext:value-type="float">
            <text:p>-0.007349103</text:p>
          </table:table-cell>
          <table:table-cell office:value-type="float" office:value="-0.02695387" calcext:value-type="float">
            <text:p>-0.026953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8 15:55:00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6543656" calcext:value-type="float">
            <text:p>0.126543656</text:p>
          </table:table-cell>
          <table:table-cell office:value-type="float" office:value="0.70317396" calcext:value-type="float">
            <text:p>0.70317396</text:p>
          </table:table-cell>
          <table:table-cell office:value-type="float" office:value="0.595765781" calcext:value-type="float">
            <text:p>0.595765781</text:p>
          </table:table-cell>
          <table:table-cell office:value-type="float" office:value="0.478680191" calcext:value-type="float">
            <text:p>0.478680191</text:p>
          </table:table-cell>
          <table:table-cell/>
          <table:table-cell office:value-type="float" office:value="0.001033853" calcext:value-type="float">
            <text:p>0.001033853</text:p>
          </table:table-cell>
          <table:table-cell office:value-type="float" office:value="0.005744885" calcext:value-type="float">
            <text:p>0.005744885</text:p>
          </table:table-cell>
          <table:table-cell office:value-type="float" office:value="0.004867367" calcext:value-type="float">
            <text:p>0.004867367</text:p>
          </table:table-cell>
          <table:table-cell office:value-type="float" office:value="0.003910786" calcext:value-type="float">
            <text:p>0.003910786</text:p>
          </table:table-cell>
          <table:table-cell/>
          <table:table-cell office:value-type="float" office:value="-0.004235891" calcext:value-type="float">
            <text:p>-0.004235891</text:p>
          </table:table-cell>
          <table:table-cell office:value-type="float" office:value="0.000475141" calcext:value-type="float">
            <text:p>0.000475141</text:p>
          </table:table-cell>
          <table:table-cell office:value-type="float" office:value="-0.000402377" calcext:value-type="float">
            <text:p>-0.000402377</text:p>
          </table:table-cell>
          <table:table-cell office:value-type="float" office:value="-0.001358958" calcext:value-type="float">
            <text:p>-0.001358958</text:p>
          </table:table-cell>
          <table:table-cell/>
          <table:table-cell office:value-type="float" office:value="26.273941481" calcext:value-type="float">
            <text:p>26.273941481</text:p>
          </table:table-cell>
          <table:table-cell office:value-type="float" office:value="26.390074769" calcext:value-type="float">
            <text:p>26.390074769</text:p>
          </table:table-cell>
          <table:table-cell office:value-type="float" office:value="26.368443671" calcext:value-type="float">
            <text:p>26.368443671</text:p>
          </table:table-cell>
          <table:table-cell office:value-type="float" office:value="26.344863156" calcext:value-type="float">
            <text:p>26.344863156</text:p>
          </table:table-cell>
          <table:table-cell/>
          <table:table-cell office:value-type="float" office:value="-0.107380227" calcext:value-type="float">
            <text:p>-0.107380227</text:p>
          </table:table-cell>
          <table:table-cell office:value-type="float" office:value="0.012043952" calcext:value-type="float">
            <text:p>0.012043952</text:p>
          </table:table-cell>
          <table:table-cell office:value-type="float" office:value="-0.010199696" calcext:value-type="float">
            <text:p>-0.010199696</text:p>
          </table:table-cell>
          <table:table-cell office:value-type="float" office:value="-0.034448215" calcext:value-type="float">
            <text:p>-0.0344482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8 15:55:0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086488" calcext:value-type="float">
            <text:p>0.126086488</text:p>
          </table:table-cell>
          <table:table-cell office:value-type="float" office:value="0.77147791" calcext:value-type="float">
            <text:p>0.77147791</text:p>
          </table:table-cell>
          <table:table-cell office:value-type="float" office:value="0.703027928" calcext:value-type="float">
            <text:p>0.703027928</text:p>
          </table:table-cell>
          <table:table-cell office:value-type="float" office:value="0.452225262" calcext:value-type="float">
            <text:p>0.452225262</text:p>
          </table:table-cell>
          <table:table-cell/>
          <table:table-cell office:value-type="float" office:value="0.001030118" calcext:value-type="float">
            <text:p>0.001030118</text:p>
          </table:table-cell>
          <table:table-cell office:value-type="float" office:value="0.006302924" calcext:value-type="float">
            <text:p>0.006302924</text:p>
          </table:table-cell>
          <table:table-cell office:value-type="float" office:value="0.005743692" calcext:value-type="float">
            <text:p>0.005743692</text:p>
          </table:table-cell>
          <table:table-cell office:value-type="float" office:value="0.003694651" calcext:value-type="float">
            <text:p>0.003694651</text:p>
          </table:table-cell>
          <table:table-cell/>
          <table:table-cell office:value-type="float" office:value="-0.004239626" calcext:value-type="float">
            <text:p>-0.004239626</text:p>
          </table:table-cell>
          <table:table-cell office:value-type="float" office:value="0.00103318" calcext:value-type="float">
            <text:p>0.00103318</text:p>
          </table:table-cell>
          <table:table-cell office:value-type="float" office:value="0.000473948" calcext:value-type="float">
            <text:p>0.000473948</text:p>
          </table:table-cell>
          <table:table-cell office:value-type="float" office:value="-0.001575094" calcext:value-type="float">
            <text:p>-0.001575094</text:p>
          </table:table-cell>
          <table:table-cell/>
          <table:table-cell office:value-type="float" office:value="26.263740302" calcext:value-type="float">
            <text:p>26.263740302</text:p>
          </table:table-cell>
          <table:table-cell office:value-type="float" office:value="26.393722448" calcext:value-type="float">
            <text:p>26.393722448</text:p>
          </table:table-cell>
          <table:table-cell office:value-type="float" office:value="26.379937293" calcext:value-type="float">
            <text:p>26.379937293</text:p>
          </table:table-cell>
          <table:table-cell office:value-type="float" office:value="26.329426668" calcext:value-type="float">
            <text:p>26.329426668</text:p>
          </table:table-cell>
          <table:table-cell/>
          <table:table-cell office:value-type="float" office:value="-0.107474917" calcext:value-type="float">
            <text:p>-0.107474917</text:p>
          </table:table-cell>
          <table:table-cell office:value-type="float" office:value="0.026189042" calcext:value-type="float">
            <text:p>0.026189042</text:p>
          </table:table-cell>
          <table:table-cell office:value-type="float" office:value="0.01201371" calcext:value-type="float">
            <text:p>0.01201371</text:p>
          </table:table-cell>
          <table:table-cell office:value-type="float" office:value="-0.03992715" calcext:value-type="float">
            <text:p>-0.039927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8 15:55:02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6073972" calcext:value-type="float">
            <text:p>0.126073972</text:p>
          </table:table-cell>
          <table:table-cell office:value-type="float" office:value="0.778598878" calcext:value-type="float">
            <text:p>0.778598878</text:p>
          </table:table-cell>
          <table:table-cell office:value-type="float" office:value="0.595541667" calcext:value-type="float">
            <text:p>0.595541667</text:p>
          </table:table-cell>
          <table:table-cell office:value-type="float" office:value="0.450844222" calcext:value-type="float">
            <text:p>0.450844222</text:p>
          </table:table-cell>
          <table:table-cell/>
          <table:table-cell office:value-type="float" office:value="0.001030016" calcext:value-type="float">
            <text:p>0.001030016</text:p>
          </table:table-cell>
          <table:table-cell office:value-type="float" office:value="0.006361102" calcext:value-type="float">
            <text:p>0.006361102</text:p>
          </table:table-cell>
          <table:table-cell office:value-type="float" office:value="0.004865536" calcext:value-type="float">
            <text:p>0.004865536</text:p>
          </table:table-cell>
          <table:table-cell office:value-type="float" office:value="0.003683368" calcext:value-type="float">
            <text:p>0.003683368</text:p>
          </table:table-cell>
          <table:table-cell/>
          <table:table-cell office:value-type="float" office:value="-0.004239728" calcext:value-type="float">
            <text:p>-0.004239728</text:p>
          </table:table-cell>
          <table:table-cell office:value-type="float" office:value="0.001091358" calcext:value-type="float">
            <text:p>0.001091358</text:p>
          </table:table-cell>
          <table:table-cell office:value-type="float" office:value="-0.000404208" calcext:value-type="float">
            <text:p>-0.000404208</text:p>
          </table:table-cell>
          <table:table-cell office:value-type="float" office:value="-0.001586377" calcext:value-type="float">
            <text:p>-0.001586377</text:p>
          </table:table-cell>
          <table:table-cell/>
          <table:table-cell office:value-type="float" office:value="26.258683231" calcext:value-type="float">
            <text:p>26.258683231</text:p>
          </table:table-cell>
          <table:table-cell office:value-type="float" office:value="26.390102566" calcext:value-type="float">
            <text:p>26.390102566</text:p>
          </table:table-cell>
          <table:table-cell office:value-type="float" office:value="26.353236148" calcext:value-type="float">
            <text:p>26.353236148</text:p>
          </table:table-cell>
          <table:table-cell office:value-type="float" office:value="26.324094267" calcext:value-type="float">
            <text:p>26.324094267</text:p>
          </table:table-cell>
          <table:table-cell/>
          <table:table-cell office:value-type="float" office:value="-0.107477509" calcext:value-type="float">
            <text:p>-0.107477509</text:p>
          </table:table-cell>
          <table:table-cell office:value-type="float" office:value="0.027663711" calcext:value-type="float">
            <text:p>0.027663711</text:p>
          </table:table-cell>
          <table:table-cell office:value-type="float" office:value="-0.010246109" calcext:value-type="float">
            <text:p>-0.010246109</text:p>
          </table:table-cell>
          <table:table-cell office:value-type="float" office:value="-0.040213171" calcext:value-type="float">
            <text:p>-0.0402131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8 15:55:03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4766842" calcext:value-type="float">
            <text:p>0.124766842</text:p>
          </table:table-cell>
          <table:table-cell office:value-type="float" office:value="0.708922828" calcext:value-type="float">
            <text:p>0.708922828</text:p>
          </table:table-cell>
          <table:table-cell office:value-type="float" office:value="0.74195513" calcext:value-type="float">
            <text:p>0.74195513</text:p>
          </table:table-cell>
          <table:table-cell office:value-type="float" office:value="0.453573519" calcext:value-type="float">
            <text:p>0.453573519</text:p>
          </table:table-cell>
          <table:table-cell/>
          <table:table-cell office:value-type="float" office:value="0.001019337" calcext:value-type="float">
            <text:p>0.001019337</text:p>
          </table:table-cell>
          <table:table-cell office:value-type="float" office:value="0.005791853" calcext:value-type="float">
            <text:p>0.005791853</text:p>
          </table:table-cell>
          <table:table-cell office:value-type="float" office:value="0.006061725" calcext:value-type="float">
            <text:p>0.006061725</text:p>
          </table:table-cell>
          <table:table-cell office:value-type="float" office:value="0.003705666" calcext:value-type="float">
            <text:p>0.003705666</text:p>
          </table:table-cell>
          <table:table-cell/>
          <table:table-cell office:value-type="float" office:value="-0.004250407" calcext:value-type="float">
            <text:p>-0.004250407</text:p>
          </table:table-cell>
          <table:table-cell office:value-type="float" office:value="0.000522109" calcext:value-type="float">
            <text:p>0.000522109</text:p>
          </table:table-cell>
          <table:table-cell office:value-type="float" office:value="0.000791981" calcext:value-type="float">
            <text:p>0.000791981</text:p>
          </table:table-cell>
          <table:table-cell office:value-type="float" office:value="-0.001564078" calcext:value-type="float">
            <text:p>-0.001564078</text:p>
          </table:table-cell>
          <table:table-cell/>
          <table:table-cell office:value-type="float" office:value="26.258419959" calcext:value-type="float">
            <text:p>26.258419959</text:p>
          </table:table-cell>
          <table:table-cell office:value-type="float" office:value="26.376070447" calcext:value-type="float">
            <text:p>26.376070447</text:p>
          </table:table-cell>
          <table:table-cell office:value-type="float" office:value="26.382722872" calcext:value-type="float">
            <text:p>26.382722872</text:p>
          </table:table-cell>
          <table:table-cell office:value-type="float" office:value="26.324643951" calcext:value-type="float">
            <text:p>26.324643951</text:p>
          </table:table-cell>
          <table:table-cell/>
          <table:table-cell office:value-type="float" office:value="-0.107748245" calcext:value-type="float">
            <text:p>-0.107748245</text:p>
          </table:table-cell>
          <table:table-cell office:value-type="float" office:value="0.013234497" calcext:value-type="float">
            <text:p>0.013234497</text:p>
          </table:table-cell>
          <table:table-cell office:value-type="float" office:value="0.020075189" calcext:value-type="float">
            <text:p>0.020075189</text:p>
          </table:table-cell>
          <table:table-cell office:value-type="float" office:value="-0.039647919" calcext:value-type="float">
            <text:p>-0.0396479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8 15:55:0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5958935" calcext:value-type="float">
            <text:p>0.125958935</text:p>
          </table:table-cell>
          <table:table-cell office:value-type="float" office:value="0.761915536" calcext:value-type="float">
            <text:p>0.761915536</text:p>
          </table:table-cell>
          <table:table-cell office:value-type="float" office:value="0.718154993" calcext:value-type="float">
            <text:p>0.718154993</text:p>
          </table:table-cell>
          <table:table-cell office:value-type="float" office:value="0.452580506" calcext:value-type="float">
            <text:p>0.452580506</text:p>
          </table:table-cell>
          <table:table-cell/>
          <table:table-cell office:value-type="float" office:value="0.001029076" calcext:value-type="float">
            <text:p>0.001029076</text:p>
          </table:table-cell>
          <table:table-cell office:value-type="float" office:value="0.0062248" calcext:value-type="float">
            <text:p>0.0062248</text:p>
          </table:table-cell>
          <table:table-cell office:value-type="float" office:value="0.005867279" calcext:value-type="float">
            <text:p>0.005867279</text:p>
          </table:table-cell>
          <table:table-cell office:value-type="float" office:value="0.003697553" calcext:value-type="float">
            <text:p>0.003697553</text:p>
          </table:table-cell>
          <table:table-cell/>
          <table:table-cell office:value-type="float" office:value="-0.004240668" calcext:value-type="float">
            <text:p>-0.004240668</text:p>
          </table:table-cell>
          <table:table-cell office:value-type="float" office:value="0.000955056" calcext:value-type="float">
            <text:p>0.000955056</text:p>
          </table:table-cell>
          <table:table-cell office:value-type="float" office:value="0.000597535" calcext:value-type="float">
            <text:p>0.000597535</text:p>
          </table:table-cell>
          <table:table-cell office:value-type="float" office:value="-0.001572191" calcext:value-type="float">
            <text:p>-0.001572191</text:p>
          </table:table-cell>
          <table:table-cell/>
          <table:table-cell office:value-type="float" office:value="26.258660062" calcext:value-type="float">
            <text:p>26.258660062</text:p>
          </table:table-cell>
          <table:table-cell office:value-type="float" office:value="26.386742709" calcext:value-type="float">
            <text:p>26.386742709</text:p>
          </table:table-cell>
          <table:table-cell office:value-type="float" office:value="26.37792973" calcext:value-type="float">
            <text:p>26.37792973</text:p>
          </table:table-cell>
          <table:table-cell office:value-type="float" office:value="26.324443956" calcext:value-type="float">
            <text:p>26.324443956</text:p>
          </table:table-cell>
          <table:table-cell/>
          <table:table-cell office:value-type="float" office:value="-0.107501336" calcext:value-type="float">
            <text:p>-0.107501336</text:p>
          </table:table-cell>
          <table:table-cell office:value-type="float" office:value="0.024208781" calcext:value-type="float">
            <text:p>0.024208781</text:p>
          </table:table-cell>
          <table:table-cell office:value-type="float" office:value="0.015146401" calcext:value-type="float">
            <text:p>0.015146401</text:p>
          </table:table-cell>
          <table:table-cell office:value-type="float" office:value="-0.039853577" calcext:value-type="float">
            <text:p>-0.0398535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8 15:55:06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237884" calcext:value-type="float">
            <text:p>0.126237884</text:p>
          </table:table-cell>
          <table:table-cell office:value-type="float" office:value="0.696993553" calcext:value-type="float">
            <text:p>0.696993553</text:p>
          </table:table-cell>
          <table:table-cell office:value-type="float" office:value="0.594913434" calcext:value-type="float">
            <text:p>0.594913434</text:p>
          </table:table-cell>
          <table:table-cell office:value-type="float" office:value="0.482862053" calcext:value-type="float">
            <text:p>0.482862053</text:p>
          </table:table-cell>
          <table:table-cell/>
          <table:table-cell office:value-type="float" office:value="0.001031355" calcext:value-type="float">
            <text:p>0.001031355</text:p>
          </table:table-cell>
          <table:table-cell office:value-type="float" office:value="0.005694392" calcext:value-type="float">
            <text:p>0.005694392</text:p>
          </table:table-cell>
          <table:table-cell office:value-type="float" office:value="0.004860404" calcext:value-type="float">
            <text:p>0.004860404</text:p>
          </table:table-cell>
          <table:table-cell office:value-type="float" office:value="0.003944951" calcext:value-type="float">
            <text:p>0.003944951</text:p>
          </table:table-cell>
          <table:table-cell/>
          <table:table-cell office:value-type="float" office:value="-0.004238389" calcext:value-type="float">
            <text:p>-0.004238389</text:p>
          </table:table-cell>
          <table:table-cell office:value-type="float" office:value="0.000424647" calcext:value-type="float">
            <text:p>0.000424647</text:p>
          </table:table-cell>
          <table:table-cell office:value-type="float" office:value="-0.00040934" calcext:value-type="float">
            <text:p>-0.00040934</text:p>
          </table:table-cell>
          <table:table-cell office:value-type="float" office:value="-0.001324793" calcext:value-type="float">
            <text:p>-0.001324793</text:p>
          </table:table-cell>
          <table:table-cell/>
          <table:table-cell office:value-type="float" office:value="26.253661696" calcext:value-type="float">
            <text:p>26.253661696</text:p>
          </table:table-cell>
          <table:table-cell office:value-type="float" office:value="26.368613944" calcext:value-type="float">
            <text:p>26.368613944</text:p>
          </table:table-cell>
          <table:table-cell office:value-type="float" office:value="26.348055494" calcext:value-type="float">
            <text:p>26.348055494</text:p>
          </table:table-cell>
          <table:table-cell office:value-type="float" office:value="26.325488452" calcext:value-type="float">
            <text:p>26.325488452</text:p>
          </table:table-cell>
          <table:table-cell/>
          <table:table-cell office:value-type="float" office:value="-0.10744356" calcext:value-type="float">
            <text:p>-0.10744356</text:p>
          </table:table-cell>
          <table:table-cell office:value-type="float" office:value="0.010764037" calcext:value-type="float">
            <text:p>0.010764037</text:p>
          </table:table-cell>
          <table:table-cell office:value-type="float" office:value="-0.010376215" calcext:value-type="float">
            <text:p>-0.010376215</text:p>
          </table:table-cell>
          <table:table-cell office:value-type="float" office:value="-0.033582136" calcext:value-type="float">
            <text:p>-0.0335821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8 15:55:07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6647368" calcext:value-type="float">
            <text:p>0.126647368</text:p>
          </table:table-cell>
          <table:table-cell office:value-type="float" office:value="0.790314769" calcext:value-type="float">
            <text:p>0.790314769</text:p>
          </table:table-cell>
          <table:table-cell office:value-type="float" office:value="0.643091278" calcext:value-type="float">
            <text:p>0.643091278</text:p>
          </table:table-cell>
          <table:table-cell office:value-type="float" office:value="0.446536594" calcext:value-type="float">
            <text:p>0.446536594</text:p>
          </table:table-cell>
          <table:table-cell/>
          <table:table-cell office:value-type="float" office:value="0.001034701" calcext:value-type="float">
            <text:p>0.001034701</text:p>
          </table:table-cell>
          <table:table-cell office:value-type="float" office:value="0.00645682" calcext:value-type="float">
            <text:p>0.00645682</text:p>
          </table:table-cell>
          <table:table-cell office:value-type="float" office:value="0.005254014" calcext:value-type="float">
            <text:p>0.005254014</text:p>
          </table:table-cell>
          <table:table-cell office:value-type="float" office:value="0.003648175" calcext:value-type="float">
            <text:p>0.003648175</text:p>
          </table:table-cell>
          <table:table-cell/>
          <table:table-cell office:value-type="float" office:value="-0.004235044" calcext:value-type="float">
            <text:p>-0.004235044</text:p>
          </table:table-cell>
          <table:table-cell office:value-type="float" office:value="0.001187076" calcext:value-type="float">
            <text:p>0.001187076</text:p>
          </table:table-cell>
          <table:table-cell office:value-type="float" office:value="-0.000015731" calcext:value-type="float">
            <text:p>-1.5731E-05</text:p>
          </table:table-cell>
          <table:table-cell office:value-type="float" office:value="-0.00162157" calcext:value-type="float">
            <text:p>-0.00162157</text:p>
          </table:table-cell>
          <table:table-cell/>
          <table:table-cell office:value-type="float" office:value="26.258798721" calcext:value-type="float">
            <text:p>26.258798721</text:p>
          </table:table-cell>
          <table:table-cell office:value-type="float" office:value="26.392462022" calcext:value-type="float">
            <text:p>26.392462022</text:p>
          </table:table-cell>
          <table:table-cell office:value-type="float" office:value="26.362812415" calcext:value-type="float">
            <text:p>26.362812415</text:p>
          </table:table-cell>
          <table:table-cell office:value-type="float" office:value="26.323226704" calcext:value-type="float">
            <text:p>26.323226704</text:p>
          </table:table-cell>
          <table:table-cell/>
          <table:table-cell office:value-type="float" office:value="-0.107358746" calcext:value-type="float">
            <text:p>-0.107358746</text:p>
          </table:table-cell>
          <table:table-cell office:value-type="float" office:value="0.03008993" calcext:value-type="float">
            <text:p>0.03008993</text:p>
          </table:table-cell>
          <table:table-cell office:value-type="float" office:value="-0.000398747" calcext:value-type="float">
            <text:p>-0.000398747</text:p>
          </table:table-cell>
          <table:table-cell office:value-type="float" office:value="-0.041105303" calcext:value-type="float">
            <text:p>-0.0411053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8 15:55:09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060262" calcext:value-type="float">
            <text:p>0.126060262</text:p>
          </table:table-cell>
          <table:table-cell office:value-type="float" office:value="0.778482053" calcext:value-type="float">
            <text:p>0.778482053</text:p>
          </table:table-cell>
          <table:table-cell office:value-type="float" office:value="0.682630024" calcext:value-type="float">
            <text:p>0.682630024</text:p>
          </table:table-cell>
          <table:table-cell office:value-type="float" office:value="0.449964458" calcext:value-type="float">
            <text:p>0.449964458</text:p>
          </table:table-cell>
          <table:table-cell/>
          <table:table-cell office:value-type="float" office:value="0.001029904" calcext:value-type="float">
            <text:p>0.001029904</text:p>
          </table:table-cell>
          <table:table-cell office:value-type="float" office:value="0.006360147" calcext:value-type="float">
            <text:p>0.006360147</text:p>
          </table:table-cell>
          <table:table-cell office:value-type="float" office:value="0.005577043" calcext:value-type="float">
            <text:p>0.005577043</text:p>
          </table:table-cell>
          <table:table-cell office:value-type="float" office:value="0.00367618" calcext:value-type="float">
            <text:p>0.00367618</text:p>
          </table:table-cell>
          <table:table-cell/>
          <table:table-cell office:value-type="float" office:value="-0.00423984" calcext:value-type="float">
            <text:p>-0.00423984</text:p>
          </table:table-cell>
          <table:table-cell office:value-type="float" office:value="0.001090403" calcext:value-type="float">
            <text:p>0.001090403</text:p>
          </table:table-cell>
          <table:table-cell office:value-type="float" office:value="0.000307298" calcext:value-type="float">
            <text:p>0.000307298</text:p>
          </table:table-cell>
          <table:table-cell office:value-type="float" office:value="-0.001593564" calcext:value-type="float">
            <text:p>-0.001593564</text:p>
          </table:table-cell>
          <table:table-cell/>
          <table:table-cell office:value-type="float" office:value="26.253625921" calcext:value-type="float">
            <text:p>26.253625921</text:p>
          </table:table-cell>
          <table:table-cell office:value-type="float" office:value="26.385025074" calcext:value-type="float">
            <text:p>26.385025074</text:p>
          </table:table-cell>
          <table:table-cell office:value-type="float" office:value="26.36572122" calcext:value-type="float">
            <text:p>26.36572122</text:p>
          </table:table-cell>
          <table:table-cell office:value-type="float" office:value="26.318862822" calcext:value-type="float">
            <text:p>26.318862822</text:p>
          </table:table-cell>
          <table:table-cell/>
          <table:table-cell office:value-type="float" office:value="-0.107480349" calcext:value-type="float">
            <text:p>-0.107480349</text:p>
          </table:table-cell>
          <table:table-cell office:value-type="float" office:value="0.027639518" calcext:value-type="float">
            <text:p>0.027639518</text:p>
          </table:table-cell>
          <table:table-cell office:value-type="float" office:value="0.007789452" calcext:value-type="float">
            <text:p>0.007789452</text:p>
          </table:table-cell>
          <table:table-cell office:value-type="float" office:value="-0.040395374" calcext:value-type="float">
            <text:p>-0.0403953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8 15:55:10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5676408" calcext:value-type="float">
            <text:p>0.125676408</text:p>
          </table:table-cell>
          <table:table-cell office:value-type="float" office:value="0.638529734" calcext:value-type="float">
            <text:p>0.638529734</text:p>
          </table:table-cell>
          <table:table-cell office:value-type="float" office:value="0.675057253" calcext:value-type="float">
            <text:p>0.675057253</text:p>
          </table:table-cell>
          <table:table-cell office:value-type="float" office:value="0.560432143" calcext:value-type="float">
            <text:p>0.560432143</text:p>
          </table:table-cell>
          <table:table-cell/>
          <table:table-cell office:value-type="float" office:value="0.001026768" calcext:value-type="float">
            <text:p>0.001026768</text:p>
          </table:table-cell>
          <table:table-cell office:value-type="float" office:value="0.005216746" calcext:value-type="float">
            <text:p>0.005216746</text:p>
          </table:table-cell>
          <table:table-cell office:value-type="float" office:value="0.005515174" calcext:value-type="float">
            <text:p>0.005515174</text:p>
          </table:table-cell>
          <table:table-cell office:value-type="float" office:value="0.004578694" calcext:value-type="float">
            <text:p>0.004578694</text:p>
          </table:table-cell>
          <table:table-cell/>
          <table:table-cell office:value-type="float" office:value="-0.004242976" calcext:value-type="float">
            <text:p>-0.004242976</text:p>
          </table:table-cell>
          <table:table-cell office:value-type="float" office:value="-0.000052998" calcext:value-type="float">
            <text:p>-5.2998E-05</text:p>
          </table:table-cell>
          <table:table-cell office:value-type="float" office:value="0.000245429" calcext:value-type="float">
            <text:p>0.000245429</text:p>
          </table:table-cell>
          <table:table-cell office:value-type="float" office:value="-0.00069105" calcext:value-type="float">
            <text:p>-0.00069105</text:p>
          </table:table-cell>
          <table:table-cell/>
          <table:table-cell office:value-type="float" office:value="26.253548607" calcext:value-type="float">
            <text:p>26.253548607</text:p>
          </table:table-cell>
          <table:table-cell office:value-type="float" office:value="26.356839655" calcext:value-type="float">
            <text:p>26.356839655</text:p>
          </table:table-cell>
          <table:table-cell office:value-type="float" office:value="26.364196109" calcext:value-type="float">
            <text:p>26.364196109</text:p>
          </table:table-cell>
          <table:table-cell office:value-type="float" office:value="26.341111042" calcext:value-type="float">
            <text:p>26.341111042</text:p>
          </table:table-cell>
          <table:table-cell/>
          <table:table-cell office:value-type="float" office:value="-0.107559853" calcext:value-type="float">
            <text:p>-0.107559853</text:p>
          </table:table-cell>
          <table:table-cell office:value-type="float" office:value="-0.001343422" calcext:value-type="float">
            <text:p>-0.001343422</text:p>
          </table:table-cell>
          <table:table-cell office:value-type="float" office:value="0.006221181" calcext:value-type="float">
            <text:p>0.006221181</text:p>
          </table:table-cell>
          <table:table-cell office:value-type="float" office:value="-0.017517246" calcext:value-type="float">
            <text:p>-0.0175172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8 15:55:11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5429645" calcext:value-type="float">
            <text:p>0.125429645</text:p>
          </table:table-cell>
          <table:table-cell office:value-type="float" office:value="0.639285521" calcext:value-type="float">
            <text:p>0.639285521</text:p>
          </table:table-cell>
          <table:table-cell office:value-type="float" office:value="0.678736052" calcext:value-type="float">
            <text:p>0.678736052</text:p>
          </table:table-cell>
          <table:table-cell office:value-type="float" office:value="0.563727684" calcext:value-type="float">
            <text:p>0.563727684</text:p>
          </table:table-cell>
          <table:table-cell/>
          <table:table-cell office:value-type="float" office:value="0.001024752" calcext:value-type="float">
            <text:p>0.001024752</text:p>
          </table:table-cell>
          <table:table-cell office:value-type="float" office:value="0.005222921" calcext:value-type="float">
            <text:p>0.005222921</text:p>
          </table:table-cell>
          <table:table-cell office:value-type="float" office:value="0.005545229" calcext:value-type="float">
            <text:p>0.005545229</text:p>
          </table:table-cell>
          <table:table-cell office:value-type="float" office:value="0.004605618" calcext:value-type="float">
            <text:p>0.004605618</text:p>
          </table:table-cell>
          <table:table-cell/>
          <table:table-cell office:value-type="float" office:value="-0.004244992" calcext:value-type="float">
            <text:p>-0.004244992</text:p>
          </table:table-cell>
          <table:table-cell office:value-type="float" office:value="-0.000046823" calcext:value-type="float">
            <text:p>-4.6823E-05</text:p>
          </table:table-cell>
          <table:table-cell office:value-type="float" office:value="0.000275485" calcext:value-type="float">
            <text:p>0.000275485</text:p>
          </table:table-cell>
          <table:table-cell office:value-type="float" office:value="-0.000664126" calcext:value-type="float">
            <text:p>-0.000664126</text:p>
          </table:table-cell>
          <table:table-cell/>
          <table:table-cell office:value-type="float" office:value="26.253498906" calcext:value-type="float">
            <text:p>26.253498906</text:p>
          </table:table-cell>
          <table:table-cell office:value-type="float" office:value="26.356991867" calcext:value-type="float">
            <text:p>26.356991867</text:p>
          </table:table-cell>
          <table:table-cell office:value-type="float" office:value="26.364936998" calcext:value-type="float">
            <text:p>26.364936998</text:p>
          </table:table-cell>
          <table:table-cell office:value-type="float" office:value="26.341774759" calcext:value-type="float">
            <text:p>26.341774759</text:p>
          </table:table-cell>
          <table:table-cell/>
          <table:table-cell office:value-type="float" office:value="-0.107610964" calcext:value-type="float">
            <text:p>-0.107610964</text:p>
          </table:table-cell>
          <table:table-cell office:value-type="float" office:value="-0.001186902" calcext:value-type="float">
            <text:p>-0.001186902</text:p>
          </table:table-cell>
          <table:table-cell office:value-type="float" office:value="0.006983037" calcext:value-type="float">
            <text:p>0.006983037</text:p>
          </table:table-cell>
          <table:table-cell office:value-type="float" office:value="-0.016834741" calcext:value-type="float">
            <text:p>-0.0168347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8 15:55:12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54306" calcext:value-type="float">
            <text:p>0.12654306</text:p>
          </table:table-cell>
          <table:table-cell office:value-type="float" office:value="0.781380031" calcext:value-type="float">
            <text:p>0.781380031</text:p>
          </table:table-cell>
          <table:table-cell office:value-type="float" office:value="0.672502598" calcext:value-type="float">
            <text:p>0.672502598</text:p>
          </table:table-cell>
          <table:table-cell office:value-type="float" office:value="0.449610406" calcext:value-type="float">
            <text:p>0.449610406</text:p>
          </table:table-cell>
          <table:table-cell/>
          <table:table-cell office:value-type="float" office:value="0.001033849" calcext:value-type="float">
            <text:p>0.001033849</text:p>
          </table:table-cell>
          <table:table-cell office:value-type="float" office:value="0.006383824" calcext:value-type="float">
            <text:p>0.006383824</text:p>
          </table:table-cell>
          <table:table-cell office:value-type="float" office:value="0.005494302" calcext:value-type="float">
            <text:p>0.005494302</text:p>
          </table:table-cell>
          <table:table-cell office:value-type="float" office:value="0.003673288" calcext:value-type="float">
            <text:p>0.003673288</text:p>
          </table:table-cell>
          <table:table-cell/>
          <table:table-cell office:value-type="float" office:value="-0.004235896" calcext:value-type="float">
            <text:p>-0.004235896</text:p>
          </table:table-cell>
          <table:table-cell office:value-type="float" office:value="0.001114079" calcext:value-type="float">
            <text:p>0.001114079</text:p>
          </table:table-cell>
          <table:table-cell office:value-type="float" office:value="0.000224558" calcext:value-type="float">
            <text:p>0.000224558</text:p>
          </table:table-cell>
          <table:table-cell office:value-type="float" office:value="-0.001596457" calcext:value-type="float">
            <text:p>-0.001596457</text:p>
          </table:table-cell>
          <table:table-cell/>
          <table:table-cell office:value-type="float" office:value="26.263832261" calcext:value-type="float">
            <text:p>26.263832261</text:p>
          </table:table-cell>
          <table:table-cell office:value-type="float" office:value="26.395716624" calcext:value-type="float">
            <text:p>26.395716624</text:p>
          </table:table-cell>
          <table:table-cell office:value-type="float" office:value="26.373789737" calcext:value-type="float">
            <text:p>26.373789737</text:p>
          </table:table-cell>
          <table:table-cell office:value-type="float" office:value="26.328900034" calcext:value-type="float">
            <text:p>26.328900034</text:p>
          </table:table-cell>
          <table:table-cell/>
          <table:table-cell office:value-type="float" office:value="-0.107380351" calcext:value-type="float">
            <text:p>-0.107380351</text:p>
          </table:table-cell>
          <table:table-cell office:value-type="float" office:value="0.028239655" calcext:value-type="float">
            <text:p>0.028239655</text:p>
          </table:table-cell>
          <table:table-cell office:value-type="float" office:value="0.005692128" calcext:value-type="float">
            <text:p>0.005692128</text:p>
          </table:table-cell>
          <table:table-cell office:value-type="float" office:value="-0.0404687" calcext:value-type="float">
            <text:p>-0.04046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8 15:55:1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405969" calcext:value-type="float">
            <text:p>0.126405969</text:p>
          </table:table-cell>
          <table:table-cell office:value-type="float" office:value="0.717016544" calcext:value-type="float">
            <text:p>0.717016544</text:p>
          </table:table-cell>
          <table:table-cell office:value-type="float" office:value="0.603847576" calcext:value-type="float">
            <text:p>0.603847576</text:p>
          </table:table-cell>
          <table:table-cell office:value-type="float" office:value="0.544464653" calcext:value-type="float">
            <text:p>0.544464653</text:p>
          </table:table-cell>
          <table:table-cell/>
          <table:table-cell office:value-type="float" office:value="0.001032729" calcext:value-type="float">
            <text:p>0.001032729</text:p>
          </table:table-cell>
          <table:table-cell office:value-type="float" office:value="0.005857978" calcext:value-type="float">
            <text:p>0.005857978</text:p>
          </table:table-cell>
          <table:table-cell office:value-type="float" office:value="0.004933395" calcext:value-type="float">
            <text:p>0.004933395</text:p>
          </table:table-cell>
          <table:table-cell office:value-type="float" office:value="0.004448241" calcext:value-type="float">
            <text:p>0.004448241</text:p>
          </table:table-cell>
          <table:table-cell/>
          <table:table-cell office:value-type="float" office:value="-0.004237016" calcext:value-type="float">
            <text:p>-0.004237016</text:p>
          </table:table-cell>
          <table:table-cell office:value-type="float" office:value="0.000588234" calcext:value-type="float">
            <text:p>0.000588234</text:p>
          </table:table-cell>
          <table:table-cell office:value-type="float" office:value="-0.000336349" calcext:value-type="float">
            <text:p>-0.000336349</text:p>
          </table:table-cell>
          <table:table-cell office:value-type="float" office:value="-0.000821504" calcext:value-type="float">
            <text:p>-0.000821504</text:p>
          </table:table-cell>
          <table:table-cell/>
          <table:table-cell office:value-type="float" office:value="26.253695551" calcext:value-type="float">
            <text:p>26.253695551</text:p>
          </table:table-cell>
          <table:table-cell office:value-type="float" office:value="26.372646436" calcext:value-type="float">
            <text:p>26.372646436</text:p>
          </table:table-cell>
          <table:table-cell office:value-type="float" office:value="26.349854803" calcext:value-type="float">
            <text:p>26.349854803</text:p>
          </table:table-cell>
          <table:table-cell office:value-type="float" office:value="26.337895213" calcext:value-type="float">
            <text:p>26.337895213</text:p>
          </table:table-cell>
          <table:table-cell/>
          <table:table-cell office:value-type="float" office:value="-0.107408745" calcext:value-type="float">
            <text:p>-0.107408745</text:p>
          </table:table-cell>
          <table:table-cell office:value-type="float" office:value="0.014910638" calcext:value-type="float">
            <text:p>0.014910638</text:p>
          </table:table-cell>
          <table:table-cell office:value-type="float" office:value="-0.008525976" calcext:value-type="float">
            <text:p>-0.008525976</text:p>
          </table:table-cell>
          <table:table-cell office:value-type="float" office:value="-0.020824114" calcext:value-type="float">
            <text:p>-0.0208241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8 15:55:1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6115099" calcext:value-type="float">
            <text:p>0.126115099</text:p>
          </table:table-cell>
          <table:table-cell office:value-type="float" office:value="0.786081646" calcext:value-type="float">
            <text:p>0.786081646</text:p>
          </table:table-cell>
          <table:table-cell office:value-type="float" office:value="0.659596999" calcext:value-type="float">
            <text:p>0.659596999</text:p>
          </table:table-cell>
          <table:table-cell office:value-type="float" office:value="0.449389273" calcext:value-type="float">
            <text:p>0.449389273</text:p>
          </table:table-cell>
          <table:table-cell/>
          <table:table-cell office:value-type="float" office:value="0.001030352" calcext:value-type="float">
            <text:p>0.001030352</text:p>
          </table:table-cell>
          <table:table-cell office:value-type="float" office:value="0.006422236" calcext:value-type="float">
            <text:p>0.006422236</text:p>
          </table:table-cell>
          <table:table-cell office:value-type="float" office:value="0.005388864" calcext:value-type="float">
            <text:p>0.005388864</text:p>
          </table:table-cell>
          <table:table-cell office:value-type="float" office:value="0.003671481" calcext:value-type="float">
            <text:p>0.003671481</text:p>
          </table:table-cell>
          <table:table-cell/>
          <table:table-cell office:value-type="float" office:value="-0.004239392" calcext:value-type="float">
            <text:p>-0.004239392</text:p>
          </table:table-cell>
          <table:table-cell office:value-type="float" office:value="0.001152491" calcext:value-type="float">
            <text:p>0.001152491</text:p>
          </table:table-cell>
          <table:table-cell office:value-type="float" office:value="0.00011912" calcext:value-type="float">
            <text:p>0.00011912</text:p>
          </table:table-cell>
          <table:table-cell office:value-type="float" office:value="-0.001598263" calcext:value-type="float">
            <text:p>-0.001598263</text:p>
          </table:table-cell>
          <table:table-cell/>
          <table:table-cell office:value-type="float" office:value="26.258691515" calcext:value-type="float">
            <text:p>26.258691515</text:p>
          </table:table-cell>
          <table:table-cell office:value-type="float" office:value="26.391609517" calcext:value-type="float">
            <text:p>26.391609517</text:p>
          </table:table-cell>
          <table:table-cell office:value-type="float" office:value="26.366136571" calcext:value-type="float">
            <text:p>26.366136571</text:p>
          </table:table-cell>
          <table:table-cell office:value-type="float" office:value="26.323801238" calcext:value-type="float">
            <text:p>26.323801238</text:p>
          </table:table-cell>
          <table:table-cell/>
          <table:table-cell office:value-type="float" office:value="-0.107468991" calcext:value-type="float">
            <text:p>-0.107468991</text:p>
          </table:table-cell>
          <table:table-cell office:value-type="float" office:value="0.029213302" calcext:value-type="float">
            <text:p>0.029213302</text:p>
          </table:table-cell>
          <table:table-cell office:value-type="float" office:value="0.003019454" calcext:value-type="float">
            <text:p>0.003019454</text:p>
          </table:table-cell>
          <table:table-cell office:value-type="float" office:value="-0.040514498" calcext:value-type="float">
            <text:p>-0.0405144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8 15:55:16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6191989" calcext:value-type="float">
            <text:p>0.126191989</text:p>
          </table:table-cell>
          <table:table-cell office:value-type="float" office:value="0.799890852" calcext:value-type="float">
            <text:p>0.799890852</text:p>
          </table:table-cell>
          <table:table-cell office:value-type="float" office:value="0.598154735" calcext:value-type="float">
            <text:p>0.598154735</text:p>
          </table:table-cell>
          <table:table-cell office:value-type="float" office:value="0.445362383" calcext:value-type="float">
            <text:p>0.445362383</text:p>
          </table:table-cell>
          <table:table-cell/>
          <table:table-cell office:value-type="float" office:value="0.00103098" calcext:value-type="float">
            <text:p>0.00103098</text:p>
          </table:table-cell>
          <table:table-cell office:value-type="float" office:value="0.006535056" calcext:value-type="float">
            <text:p>0.006535056</text:p>
          </table:table-cell>
          <table:table-cell office:value-type="float" office:value="0.004886885" calcext:value-type="float">
            <text:p>0.004886885</text:p>
          </table:table-cell>
          <table:table-cell office:value-type="float" office:value="0.003638582" calcext:value-type="float">
            <text:p>0.003638582</text:p>
          </table:table-cell>
          <table:table-cell/>
          <table:table-cell office:value-type="float" office:value="-0.004238764" calcext:value-type="float">
            <text:p>-0.004238764</text:p>
          </table:table-cell>
          <table:table-cell office:value-type="float" office:value="0.001265312" calcext:value-type="float">
            <text:p>0.001265312</text:p>
          </table:table-cell>
          <table:table-cell office:value-type="float" office:value="-0.000382859" calcext:value-type="float">
            <text:p>-0.000382859</text:p>
          </table:table-cell>
          <table:table-cell office:value-type="float" office:value="-0.001631163" calcext:value-type="float">
            <text:p>-0.001631163</text:p>
          </table:table-cell>
          <table:table-cell/>
          <table:table-cell office:value-type="float" office:value="26.253652452" calcext:value-type="float">
            <text:p>26.253652452</text:p>
          </table:table-cell>
          <table:table-cell office:value-type="float" office:value="26.389336594" calcext:value-type="float">
            <text:p>26.389336594</text:p>
          </table:table-cell>
          <table:table-cell office:value-type="float" office:value="26.348708283" calcext:value-type="float">
            <text:p>26.348708283</text:p>
          </table:table-cell>
          <table:table-cell office:value-type="float" office:value="26.317935953" calcext:value-type="float">
            <text:p>26.317935953</text:p>
          </table:table-cell>
          <table:table-cell/>
          <table:table-cell office:value-type="float" office:value="-0.107453065" calcext:value-type="float">
            <text:p>-0.107453065</text:p>
          </table:table-cell>
          <table:table-cell office:value-type="float" office:value="0.032073015" calcext:value-type="float">
            <text:p>0.032073015</text:p>
          </table:table-cell>
          <table:table-cell office:value-type="float" office:value="-0.009704949" calcext:value-type="float">
            <text:p>-0.009704949</text:p>
          </table:table-cell>
          <table:table-cell office:value-type="float" office:value="-0.041348489" calcext:value-type="float">
            <text:p>-0.0413484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8 15:55:18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062647" calcext:value-type="float">
            <text:p>0.126062647</text:p>
          </table:table-cell>
          <table:table-cell office:value-type="float" office:value="0.7997329" calcext:value-type="float">
            <text:p>0.7997329</text:p>
          </table:table-cell>
          <table:table-cell office:value-type="float" office:value="0.626454428" calcext:value-type="float">
            <text:p>0.626454428</text:p>
          </table:table-cell>
          <table:table-cell office:value-type="float" office:value="0.444979125" calcext:value-type="float">
            <text:p>0.444979125</text:p>
          </table:table-cell>
          <table:table-cell/>
          <table:table-cell office:value-type="float" office:value="0.001029924" calcext:value-type="float">
            <text:p>0.001029924</text:p>
          </table:table-cell>
          <table:table-cell office:value-type="float" office:value="0.006533766" calcext:value-type="float">
            <text:p>0.006533766</text:p>
          </table:table-cell>
          <table:table-cell office:value-type="float" office:value="0.005118092" calcext:value-type="float">
            <text:p>0.005118092</text:p>
          </table:table-cell>
          <table:table-cell office:value-type="float" office:value="0.00363545" calcext:value-type="float">
            <text:p>0.00363545</text:p>
          </table:table-cell>
          <table:table-cell/>
          <table:table-cell office:value-type="float" office:value="-0.004239821" calcext:value-type="float">
            <text:p>-0.004239821</text:p>
          </table:table-cell>
          <table:table-cell office:value-type="float" office:value="0.001264021" calcext:value-type="float">
            <text:p>0.001264021</text:p>
          </table:table-cell>
          <table:table-cell office:value-type="float" office:value="-0.000151653" calcext:value-type="float">
            <text:p>-0.000151653</text:p>
          </table:table-cell>
          <table:table-cell office:value-type="float" office:value="-0.001634294" calcext:value-type="float">
            <text:p>-0.001634294</text:p>
          </table:table-cell>
          <table:table-cell/>
          <table:table-cell office:value-type="float" office:value="26.2637355" calcext:value-type="float">
            <text:p>26.2637355</text:p>
          </table:table-cell>
          <table:table-cell office:value-type="float" office:value="26.399412677" calcext:value-type="float">
            <text:p>26.399412677</text:p>
          </table:table-cell>
          <table:table-cell office:value-type="float" office:value="26.364515943" calcext:value-type="float">
            <text:p>26.364515943</text:p>
          </table:table-cell>
          <table:table-cell office:value-type="float" office:value="26.327967292" calcext:value-type="float">
            <text:p>26.327967292</text:p>
          </table:table-cell>
          <table:table-cell/>
          <table:table-cell office:value-type="float" office:value="-0.107479855" calcext:value-type="float">
            <text:p>-0.107479855</text:p>
          </table:table-cell>
          <table:table-cell office:value-type="float" office:value="0.032040305" calcext:value-type="float">
            <text:p>0.032040305</text:p>
          </table:table-cell>
          <table:table-cell office:value-type="float" office:value="-0.003844169" calcext:value-type="float">
            <text:p>-0.003844169</text:p>
          </table:table-cell>
          <table:table-cell office:value-type="float" office:value="-0.041427864" calcext:value-type="float">
            <text:p>-0.0414278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8 15:55:1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857011" calcext:value-type="float">
            <text:p>0.125857011</text:p>
          </table:table-cell>
          <table:table-cell office:value-type="float" office:value="0.745185702" calcext:value-type="float">
            <text:p>0.745185702</text:p>
          </table:table-cell>
          <table:table-cell office:value-type="float" office:value="0.741506307" calcext:value-type="float">
            <text:p>0.741506307</text:p>
          </table:table-cell>
          <table:table-cell office:value-type="float" office:value="0.461463387" calcext:value-type="float">
            <text:p>0.461463387</text:p>
          </table:table-cell>
          <table:table-cell/>
          <table:table-cell office:value-type="float" office:value="0.001028244" calcext:value-type="float">
            <text:p>0.001028244</text:p>
          </table:table-cell>
          <table:table-cell office:value-type="float" office:value="0.006088118" calcext:value-type="float">
            <text:p>0.006088118</text:p>
          </table:table-cell>
          <table:table-cell office:value-type="float" office:value="0.006058058" calcext:value-type="float">
            <text:p>0.006058058</text:p>
          </table:table-cell>
          <table:table-cell office:value-type="float" office:value="0.003770126" calcext:value-type="float">
            <text:p>0.003770126</text:p>
          </table:table-cell>
          <table:table-cell/>
          <table:table-cell office:value-type="float" office:value="-0.004241501" calcext:value-type="float">
            <text:p>-0.004241501</text:p>
          </table:table-cell>
          <table:table-cell office:value-type="float" office:value="0.000818374" calcext:value-type="float">
            <text:p>0.000818374</text:p>
          </table:table-cell>
          <table:table-cell office:value-type="float" office:value="0.000788314" calcext:value-type="float">
            <text:p>0.000788314</text:p>
          </table:table-cell>
          <table:table-cell office:value-type="float" office:value="-0.001499619" calcext:value-type="float">
            <text:p>-0.001499619</text:p>
          </table:table-cell>
          <table:table-cell/>
          <table:table-cell office:value-type="float" office:value="26.263694083" calcext:value-type="float">
            <text:p>26.263694083</text:p>
          </table:table-cell>
          <table:table-cell office:value-type="float" office:value="26.388427475" calcext:value-type="float">
            <text:p>26.388427475</text:p>
          </table:table-cell>
          <table:table-cell office:value-type="float" office:value="26.387686482" calcext:value-type="float">
            <text:p>26.387686482</text:p>
          </table:table-cell>
          <table:table-cell office:value-type="float" office:value="26.331287228" calcext:value-type="float">
            <text:p>26.331287228</text:p>
          </table:table-cell>
          <table:table-cell/>
          <table:table-cell office:value-type="float" office:value="-0.107522447" calcext:value-type="float">
            <text:p>-0.107522447</text:p>
          </table:table-cell>
          <table:table-cell office:value-type="float" office:value="0.020744208" calcext:value-type="float">
            <text:p>0.020744208</text:p>
          </table:table-cell>
          <table:table-cell office:value-type="float" office:value="0.019982242" calcext:value-type="float">
            <text:p>0.019982242</text:p>
          </table:table-cell>
          <table:table-cell office:value-type="float" office:value="-0.038013889" calcext:value-type="float">
            <text:p>-0.0380138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8 15:55:20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6678363" calcext:value-type="float">
            <text:p>0.126678363</text:p>
          </table:table-cell>
          <table:table-cell office:value-type="float" office:value="0.799101686" calcext:value-type="float">
            <text:p>0.799101686</text:p>
          </table:table-cell>
          <table:table-cell office:value-type="float" office:value="0.597659421" calcext:value-type="float">
            <text:p>0.597659421</text:p>
          </table:table-cell>
          <table:table-cell office:value-type="float" office:value="0.444334202" calcext:value-type="float">
            <text:p>0.444334202</text:p>
          </table:table-cell>
          <table:table-cell/>
          <table:table-cell office:value-type="float" office:value="0.001034954" calcext:value-type="float">
            <text:p>0.001034954</text:p>
          </table:table-cell>
          <table:table-cell office:value-type="float" office:value="0.006528609" calcext:value-type="float">
            <text:p>0.006528609</text:p>
          </table:table-cell>
          <table:table-cell office:value-type="float" office:value="0.004882838" calcext:value-type="float">
            <text:p>0.004882838</text:p>
          </table:table-cell>
          <table:table-cell office:value-type="float" office:value="0.003630181" calcext:value-type="float">
            <text:p>0.003630181</text:p>
          </table:table-cell>
          <table:table-cell/>
          <table:table-cell office:value-type="float" office:value="-0.00423479" calcext:value-type="float">
            <text:p>-0.00423479</text:p>
          </table:table-cell>
          <table:table-cell office:value-type="float" office:value="0.001258864" calcext:value-type="float">
            <text:p>0.001258864</text:p>
          </table:table-cell>
          <table:table-cell office:value-type="float" office:value="-0.000386906" calcext:value-type="float">
            <text:p>-0.000386906</text:p>
          </table:table-cell>
          <table:table-cell office:value-type="float" office:value="-0.001639563" calcext:value-type="float">
            <text:p>-0.001639563</text:p>
          </table:table-cell>
          <table:table-cell/>
          <table:table-cell office:value-type="float" office:value="26.268914063" calcext:value-type="float">
            <text:p>26.268914063</text:p>
          </table:table-cell>
          <table:table-cell office:value-type="float" office:value="26.404339506" calcext:value-type="float">
            <text:p>26.404339506</text:p>
          </table:table-cell>
          <table:table-cell office:value-type="float" office:value="26.36377091" calcext:value-type="float">
            <text:p>26.36377091</text:p>
          </table:table-cell>
          <table:table-cell office:value-type="float" office:value="26.332891669" calcext:value-type="float">
            <text:p>26.332891669</text:p>
          </table:table-cell>
          <table:table-cell/>
          <table:table-cell office:value-type="float" office:value="-0.107352327" calcext:value-type="float">
            <text:p>-0.107352327</text:p>
          </table:table-cell>
          <table:table-cell office:value-type="float" office:value="0.031909589" calcext:value-type="float">
            <text:p>0.031909589</text:p>
          </table:table-cell>
          <table:table-cell office:value-type="float" office:value="-0.009807527" calcext:value-type="float">
            <text:p>-0.009807527</text:p>
          </table:table-cell>
          <table:table-cell office:value-type="float" office:value="-0.041561431" calcext:value-type="float">
            <text:p>-0.0415614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8 15:55:2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707999" calcext:value-type="float">
            <text:p>0.125707999</text:p>
          </table:table-cell>
          <table:table-cell office:value-type="float" office:value="0.772605034" calcext:value-type="float">
            <text:p>0.772605034</text:p>
          </table:table-cell>
          <table:table-cell office:value-type="float" office:value="0.644900876" calcext:value-type="float">
            <text:p>0.644900876</text:p>
          </table:table-cell>
          <table:table-cell office:value-type="float" office:value="0.442470961" calcext:value-type="float">
            <text:p>0.442470961</text:p>
          </table:table-cell>
          <table:table-cell/>
          <table:table-cell office:value-type="float" office:value="0.001027026" calcext:value-type="float">
            <text:p>0.001027026</text:p>
          </table:table-cell>
          <table:table-cell office:value-type="float" office:value="0.006312133" calcext:value-type="float">
            <text:p>0.006312133</text:p>
          </table:table-cell>
          <table:table-cell office:value-type="float" office:value="0.005268798" calcext:value-type="float">
            <text:p>0.005268798</text:p>
          </table:table-cell>
          <table:table-cell office:value-type="float" office:value="0.003614959" calcext:value-type="float">
            <text:p>0.003614959</text:p>
          </table:table-cell>
          <table:table-cell/>
          <table:table-cell office:value-type="float" office:value="-0.004242718" calcext:value-type="float">
            <text:p>-0.004242718</text:p>
          </table:table-cell>
          <table:table-cell office:value-type="float" office:value="0.001042388" calcext:value-type="float">
            <text:p>0.001042388</text:p>
          </table:table-cell>
          <table:table-cell office:value-type="float" office:value="-0.000000946" calcext:value-type="float">
            <text:p>-9.46E-07</text:p>
          </table:table-cell>
          <table:table-cell office:value-type="float" office:value="-0.001654786" calcext:value-type="float">
            <text:p>-0.001654786</text:p>
          </table:table-cell>
          <table:table-cell/>
          <table:table-cell office:value-type="float" office:value="26.26366407" calcext:value-type="float">
            <text:p>26.26366407</text:p>
          </table:table-cell>
          <table:table-cell office:value-type="float" office:value="26.393949439" calcext:value-type="float">
            <text:p>26.393949439</text:p>
          </table:table-cell>
          <table:table-cell office:value-type="float" office:value="26.368230943" calcext:value-type="float">
            <text:p>26.368230943</text:p>
          </table:table-cell>
          <table:table-cell office:value-type="float" office:value="26.327462146" calcext:value-type="float">
            <text:p>26.327462146</text:p>
          </table:table-cell>
          <table:table-cell/>
          <table:table-cell office:value-type="float" office:value="-0.10755331" calcext:value-type="float">
            <text:p>-0.10755331</text:p>
          </table:table-cell>
          <table:table-cell office:value-type="float" office:value="0.026422456" calcext:value-type="float">
            <text:p>0.026422456</text:p>
          </table:table-cell>
          <table:table-cell office:value-type="float" office:value="-0.000023988" calcext:value-type="float">
            <text:p>-2.3988E-05</text:p>
          </table:table-cell>
          <table:table-cell office:value-type="float" office:value="-0.041947319" calcext:value-type="float">
            <text:p>-0.0419473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8 15:55:23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691906" calcext:value-type="float">
            <text:p>0.125691906</text:p>
          </table:table-cell>
          <table:table-cell office:value-type="float" office:value="0.741089075" calcext:value-type="float">
            <text:p>0.741089075</text:p>
          </table:table-cell>
          <table:table-cell office:value-type="float" office:value="0.742640584" calcext:value-type="float">
            <text:p>0.742640584</text:p>
          </table:table-cell>
          <table:table-cell office:value-type="float" office:value="0.463246162" calcext:value-type="float">
            <text:p>0.463246162</text:p>
          </table:table-cell>
          <table:table-cell/>
          <table:table-cell office:value-type="float" office:value="0.001026895" calcext:value-type="float">
            <text:p>0.001026895</text:p>
          </table:table-cell>
          <table:table-cell office:value-type="float" office:value="0.006054649" calcext:value-type="float">
            <text:p>0.006054649</text:p>
          </table:table-cell>
          <table:table-cell office:value-type="float" office:value="0.006067325" calcext:value-type="float">
            <text:p>0.006067325</text:p>
          </table:table-cell>
          <table:table-cell office:value-type="float" office:value="0.003784691" calcext:value-type="float">
            <text:p>0.003784691</text:p>
          </table:table-cell>
          <table:table-cell/>
          <table:table-cell office:value-type="float" office:value="-0.00424285" calcext:value-type="float">
            <text:p>-0.00424285</text:p>
          </table:table-cell>
          <table:table-cell office:value-type="float" office:value="0.000784905" calcext:value-type="float">
            <text:p>0.000784905</text:p>
          </table:table-cell>
          <table:table-cell office:value-type="float" office:value="0.000797581" calcext:value-type="float">
            <text:p>0.000797581</text:p>
          </table:table-cell>
          <table:table-cell office:value-type="float" office:value="-0.001485053" calcext:value-type="float">
            <text:p>-0.001485053</text:p>
          </table:table-cell>
          <table:table-cell/>
          <table:table-cell office:value-type="float" office:value="26.263660829" calcext:value-type="float">
            <text:p>26.263660829</text:p>
          </table:table-cell>
          <table:table-cell office:value-type="float" office:value="26.387602455" calcext:value-type="float">
            <text:p>26.387602455</text:p>
          </table:table-cell>
          <table:table-cell office:value-type="float" office:value="26.387914914" calcext:value-type="float">
            <text:p>26.387914914</text:p>
          </table:table-cell>
          <table:table-cell office:value-type="float" office:value="26.331646279" calcext:value-type="float">
            <text:p>26.331646279</text:p>
          </table:table-cell>
          <table:table-cell/>
          <table:table-cell office:value-type="float" office:value="-0.107556644" calcext:value-type="float">
            <text:p>-0.107556644</text:p>
          </table:table-cell>
          <table:table-cell office:value-type="float" office:value="0.019895837" calcext:value-type="float">
            <text:p>0.019895837</text:p>
          </table:table-cell>
          <table:table-cell office:value-type="float" office:value="0.020217139" calcext:value-type="float">
            <text:p>0.020217139</text:p>
          </table:table-cell>
          <table:table-cell office:value-type="float" office:value="-0.037644668" calcext:value-type="float">
            <text:p>-0.0376446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8 15:55:24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5541106" calcext:value-type="float">
            <text:p>0.125541106</text:p>
          </table:table-cell>
          <table:table-cell office:value-type="float" office:value="0.707652653" calcext:value-type="float">
            <text:p>0.707652653</text:p>
          </table:table-cell>
          <table:table-cell office:value-type="float" office:value="0.726267186" calcext:value-type="float">
            <text:p>0.726267186</text:p>
          </table:table-cell>
          <table:table-cell office:value-type="float" office:value="0.512967171" calcext:value-type="float">
            <text:p>0.512967171</text:p>
          </table:table-cell>
          <table:table-cell/>
          <table:table-cell office:value-type="float" office:value="0.001025663" calcext:value-type="float">
            <text:p>0.001025663</text:p>
          </table:table-cell>
          <table:table-cell office:value-type="float" office:value="0.005781476" calcext:value-type="float">
            <text:p>0.005781476</text:p>
          </table:table-cell>
          <table:table-cell office:value-type="float" office:value="0.005933555" calcext:value-type="float">
            <text:p>0.005933555</text:p>
          </table:table-cell>
          <table:table-cell office:value-type="float" office:value="0.004190908" calcext:value-type="float">
            <text:p>0.004190908</text:p>
          </table:table-cell>
          <table:table-cell/>
          <table:table-cell office:value-type="float" office:value="-0.004244082" calcext:value-type="float">
            <text:p>-0.004244082</text:p>
          </table:table-cell>
          <table:table-cell office:value-type="float" office:value="0.000511732" calcext:value-type="float">
            <text:p>0.000511732</text:p>
          </table:table-cell>
          <table:table-cell office:value-type="float" office:value="0.000663811" calcext:value-type="float">
            <text:p>0.000663811</text:p>
          </table:table-cell>
          <table:table-cell office:value-type="float" office:value="-0.001078836" calcext:value-type="float">
            <text:p>-0.001078836</text:p>
          </table:table-cell>
          <table:table-cell/>
          <table:table-cell office:value-type="float" office:value="26.258575905" calcext:value-type="float">
            <text:p>26.258575905</text:p>
          </table:table-cell>
          <table:table-cell office:value-type="float" office:value="26.375814644" calcext:value-type="float">
            <text:p>26.375814644</text:p>
          </table:table-cell>
          <table:table-cell office:value-type="float" office:value="26.379563458" calcext:value-type="float">
            <text:p>26.379563458</text:p>
          </table:table-cell>
          <table:table-cell office:value-type="float" office:value="26.336605841" calcext:value-type="float">
            <text:p>26.336605841</text:p>
          </table:table-cell>
          <table:table-cell/>
          <table:table-cell office:value-type="float" office:value="-0.107587878" calcext:value-type="float">
            <text:p>-0.107587878</text:p>
          </table:table-cell>
          <table:table-cell office:value-type="float" office:value="0.012971454" calcext:value-type="float">
            <text:p>0.012971454</text:p>
          </table:table-cell>
          <table:table-cell office:value-type="float" office:value="0.016826364" calcext:value-type="float">
            <text:p>0.016826364</text:p>
          </table:table-cell>
          <table:table-cell office:value-type="float" office:value="-0.027347281" calcext:value-type="float">
            <text:p>-0.0273472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8 15:55:25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338616" calcext:value-type="float">
            <text:p>0.126338616</text:p>
          </table:table-cell>
          <table:table-cell office:value-type="float" office:value="0.632271246" calcext:value-type="float">
            <text:p>0.632271246</text:p>
          </table:table-cell>
          <table:table-cell office:value-type="float" office:value="0.68621584" calcext:value-type="float">
            <text:p>0.68621584</text:p>
          </table:table-cell>
          <table:table-cell office:value-type="float" office:value="0.568920442" calcext:value-type="float">
            <text:p>0.568920442</text:p>
          </table:table-cell>
          <table:table-cell/>
          <table:table-cell office:value-type="float" office:value="0.001032178" calcext:value-type="float">
            <text:p>0.001032178</text:p>
          </table:table-cell>
          <table:table-cell office:value-type="float" office:value="0.005165615" calcext:value-type="float">
            <text:p>0.005165615</text:p>
          </table:table-cell>
          <table:table-cell office:value-type="float" office:value="0.005606339" calcext:value-type="float">
            <text:p>0.005606339</text:p>
          </table:table-cell>
          <table:table-cell office:value-type="float" office:value="0.004648043" calcext:value-type="float">
            <text:p>0.004648043</text:p>
          </table:table-cell>
          <table:table-cell/>
          <table:table-cell office:value-type="float" office:value="-0.004237566" calcext:value-type="float">
            <text:p>-0.004237566</text:p>
          </table:table-cell>
          <table:table-cell office:value-type="float" office:value="-0.00010413" calcext:value-type="float">
            <text:p>-0.00010413</text:p>
          </table:table-cell>
          <table:table-cell office:value-type="float" office:value="0.000336594" calcext:value-type="float">
            <text:p>0.000336594</text:p>
          </table:table-cell>
          <table:table-cell office:value-type="float" office:value="-0.000621702" calcext:value-type="float">
            <text:p>-0.000621702</text:p>
          </table:table-cell>
          <table:table-cell/>
          <table:table-cell office:value-type="float" office:value="26.263791084" calcext:value-type="float">
            <text:p>26.263791084</text:p>
          </table:table-cell>
          <table:table-cell office:value-type="float" office:value="26.365687415" calcext:value-type="float">
            <text:p>26.365687415</text:p>
          </table:table-cell>
          <table:table-cell office:value-type="float" office:value="26.376551478" calcext:value-type="float">
            <text:p>26.376551478</text:p>
          </table:table-cell>
          <table:table-cell office:value-type="float" office:value="26.352928876" calcext:value-type="float">
            <text:p>26.352928876</text:p>
          </table:table-cell>
          <table:table-cell/>
          <table:table-cell office:value-type="float" office:value="-0.107422696" calcext:value-type="float">
            <text:p>-0.107422696</text:p>
          </table:table-cell>
          <table:table-cell office:value-type="float" office:value="-0.002639529" calcext:value-type="float">
            <text:p>-0.002639529</text:p>
          </table:table-cell>
          <table:table-cell office:value-type="float" office:value="0.00853205" calcext:value-type="float">
            <text:p>0.00853205</text:p>
          </table:table-cell>
          <table:table-cell office:value-type="float" office:value="-0.015759325" calcext:value-type="float">
            <text:p>-0.0157593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8 15:55:26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848236" calcext:value-type="float">
            <text:p>0.126848236</text:p>
          </table:table-cell>
          <table:table-cell office:value-type="float" office:value="0.798705315" calcext:value-type="float">
            <text:p>0.798705315</text:p>
          </table:table-cell>
          <table:table-cell office:value-type="float" office:value="0.609916521" calcext:value-type="float">
            <text:p>0.609916521</text:p>
          </table:table-cell>
          <table:table-cell office:value-type="float" office:value="0.443670803" calcext:value-type="float">
            <text:p>0.443670803</text:p>
          </table:table-cell>
          <table:table-cell/>
          <table:table-cell office:value-type="float" office:value="0.001036342" calcext:value-type="float">
            <text:p>0.001036342</text:p>
          </table:table-cell>
          <table:table-cell office:value-type="float" office:value="0.00652537" calcext:value-type="float">
            <text:p>0.00652537</text:p>
          </table:table-cell>
          <table:table-cell office:value-type="float" office:value="0.004982978" calcext:value-type="float">
            <text:p>0.004982978</text:p>
          </table:table-cell>
          <table:table-cell office:value-type="float" office:value="0.003624761" calcext:value-type="float">
            <text:p>0.003624761</text:p>
          </table:table-cell>
          <table:table-cell/>
          <table:table-cell office:value-type="float" office:value="-0.004233403" calcext:value-type="float">
            <text:p>-0.004233403</text:p>
          </table:table-cell>
          <table:table-cell office:value-type="float" office:value="0.001255626" calcext:value-type="float">
            <text:p>0.001255626</text:p>
          </table:table-cell>
          <table:table-cell office:value-type="float" office:value="-0.000286766" calcext:value-type="float">
            <text:p>-0.000286766</text:p>
          </table:table-cell>
          <table:table-cell office:value-type="float" office:value="-0.001644983" calcext:value-type="float">
            <text:p>-0.001644983</text:p>
          </table:table-cell>
          <table:table-cell/>
          <table:table-cell office:value-type="float" office:value="26.263893728" calcext:value-type="float">
            <text:p>26.263893728</text:p>
          </table:table-cell>
          <table:table-cell office:value-type="float" office:value="26.399205734" calcext:value-type="float">
            <text:p>26.399205734</text:p>
          </table:table-cell>
          <table:table-cell office:value-type="float" office:value="26.3611853" calcext:value-type="float">
            <text:p>26.3611853</text:p>
          </table:table-cell>
          <table:table-cell office:value-type="float" office:value="26.327703795" calcext:value-type="float">
            <text:p>26.327703795</text:p>
          </table:table-cell>
          <table:table-cell/>
          <table:table-cell office:value-type="float" office:value="-0.107317142" calcext:value-type="float">
            <text:p>-0.107317142</text:p>
          </table:table-cell>
          <table:table-cell office:value-type="float" office:value="0.031827506" calcext:value-type="float">
            <text:p>0.031827506</text:p>
          </table:table-cell>
          <table:table-cell office:value-type="float" office:value="-0.007269114" calcext:value-type="float">
            <text:p>-0.007269114</text:p>
          </table:table-cell>
          <table:table-cell office:value-type="float" office:value="-0.041698825" calcext:value-type="float">
            <text:p>-0.0416988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8 15:55:28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6372591" calcext:value-type="float">
            <text:p>0.126372591</text:p>
          </table:table-cell>
          <table:table-cell office:value-type="float" office:value="0.803805089" calcext:value-type="float">
            <text:p>0.803805089</text:p>
          </table:table-cell>
          <table:table-cell office:value-type="float" office:value="0.598836017" calcext:value-type="float">
            <text:p>0.598836017</text:p>
          </table:table-cell>
          <table:table-cell office:value-type="float" office:value="0.443694048" calcext:value-type="float">
            <text:p>0.443694048</text:p>
          </table:table-cell>
          <table:table-cell/>
          <table:table-cell office:value-type="float" office:value="0.001032456" calcext:value-type="float">
            <text:p>0.001032456</text:p>
          </table:table-cell>
          <table:table-cell office:value-type="float" office:value="0.006567035" calcext:value-type="float">
            <text:p>0.006567035</text:p>
          </table:table-cell>
          <table:table-cell office:value-type="float" office:value="0.004892451" calcext:value-type="float">
            <text:p>0.004892451</text:p>
          </table:table-cell>
          <table:table-cell office:value-type="float" office:value="0.003624951" calcext:value-type="float">
            <text:p>0.003624951</text:p>
          </table:table-cell>
          <table:table-cell/>
          <table:table-cell office:value-type="float" office:value="-0.004237289" calcext:value-type="float">
            <text:p>-0.004237289</text:p>
          </table:table-cell>
          <table:table-cell office:value-type="float" office:value="0.001297291" calcext:value-type="float">
            <text:p>0.001297291</text:p>
          </table:table-cell>
          <table:table-cell office:value-type="float" office:value="-0.000377293" calcext:value-type="float">
            <text:p>-0.000377293</text:p>
          </table:table-cell>
          <table:table-cell office:value-type="float" office:value="-0.001644793" calcext:value-type="float">
            <text:p>-0.001644793</text:p>
          </table:table-cell>
          <table:table-cell/>
          <table:table-cell office:value-type="float" office:value="26.258743377" calcext:value-type="float">
            <text:p>26.258743377</text:p>
          </table:table-cell>
          <table:table-cell office:value-type="float" office:value="26.395178824" calcext:value-type="float">
            <text:p>26.395178824</text:p>
          </table:table-cell>
          <table:table-cell office:value-type="float" office:value="26.353899617" calcext:value-type="float">
            <text:p>26.353899617</text:p>
          </table:table-cell>
          <table:table-cell office:value-type="float" office:value="26.322654211" calcext:value-type="float">
            <text:p>26.322654211</text:p>
          </table:table-cell>
          <table:table-cell/>
          <table:table-cell office:value-type="float" office:value="-0.107415659" calcext:value-type="float">
            <text:p>-0.107415659</text:p>
          </table:table-cell>
          <table:table-cell office:value-type="float" office:value="0.032883602" calcext:value-type="float">
            <text:p>0.032883602</text:p>
          </table:table-cell>
          <table:table-cell office:value-type="float" office:value="-0.009563857" calcext:value-type="float">
            <text:p>-0.009563857</text:p>
          </table:table-cell>
          <table:table-cell office:value-type="float" office:value="-0.04169401" calcext:value-type="float">
            <text:p>-0.041694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8 15:55:2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109734" calcext:value-type="float">
            <text:p>0.126109734</text:p>
          </table:table-cell>
          <table:table-cell office:value-type="float" office:value="0.783547256" calcext:value-type="float">
            <text:p>0.783547256</text:p>
          </table:table-cell>
          <table:table-cell office:value-type="float" office:value="0.66796728" calcext:value-type="float">
            <text:p>0.66796728</text:p>
          </table:table-cell>
          <table:table-cell office:value-type="float" office:value="0.449207479" calcext:value-type="float">
            <text:p>0.449207479</text:p>
          </table:table-cell>
          <table:table-cell/>
          <table:table-cell office:value-type="float" office:value="0.001030308" calcext:value-type="float">
            <text:p>0.001030308</text:p>
          </table:table-cell>
          <table:table-cell office:value-type="float" office:value="0.00640153" calcext:value-type="float">
            <text:p>0.00640153</text:p>
          </table:table-cell>
          <table:table-cell office:value-type="float" office:value="0.005457249" calcext:value-type="float">
            <text:p>0.005457249</text:p>
          </table:table-cell>
          <table:table-cell office:value-type="float" office:value="0.003669996" calcext:value-type="float">
            <text:p>0.003669996</text:p>
          </table:table-cell>
          <table:table-cell/>
          <table:table-cell office:value-type="float" office:value="-0.004239436" calcext:value-type="float">
            <text:p>-0.004239436</text:p>
          </table:table-cell>
          <table:table-cell office:value-type="float" office:value="0.001131786" calcext:value-type="float">
            <text:p>0.001131786</text:p>
          </table:table-cell>
          <table:table-cell office:value-type="float" office:value="0.000187505" calcext:value-type="float">
            <text:p>0.000187505</text:p>
          </table:table-cell>
          <table:table-cell office:value-type="float" office:value="-0.001599749" calcext:value-type="float">
            <text:p>-0.001599749</text:p>
          </table:table-cell>
          <table:table-cell/>
          <table:table-cell office:value-type="float" office:value="26.263744984" calcext:value-type="float">
            <text:p>26.263744984</text:p>
          </table:table-cell>
          <table:table-cell office:value-type="float" office:value="26.396153079" calcext:value-type="float">
            <text:p>26.396153079</text:p>
          </table:table-cell>
          <table:table-cell office:value-type="float" office:value="26.372876357" calcext:value-type="float">
            <text:p>26.372876357</text:p>
          </table:table-cell>
          <table:table-cell office:value-type="float" office:value="26.328818885" calcext:value-type="float">
            <text:p>26.328818885</text:p>
          </table:table-cell>
          <table:table-cell/>
          <table:table-cell office:value-type="float" office:value="-0.107470102" calcext:value-type="float">
            <text:p>-0.107470102</text:p>
          </table:table-cell>
          <table:table-cell office:value-type="float" office:value="0.028688461" calcext:value-type="float">
            <text:p>0.028688461</text:p>
          </table:table-cell>
          <table:table-cell office:value-type="float" office:value="0.004752891" calcext:value-type="float">
            <text:p>0.004752891</text:p>
          </table:table-cell>
          <table:table-cell office:value-type="float" office:value="-0.040552149" calcext:value-type="float">
            <text:p>-0.0405521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8 15:55:30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493422" calcext:value-type="float">
            <text:p>0.125493422</text:p>
          </table:table-cell>
          <table:table-cell office:value-type="float" office:value="0.766027065" calcext:value-type="float">
            <text:p>0.766027065</text:p>
          </table:table-cell>
          <table:table-cell office:value-type="float" office:value="0.718943562" calcext:value-type="float">
            <text:p>0.718943562</text:p>
          </table:table-cell>
          <table:table-cell office:value-type="float" office:value="0.45347696" calcext:value-type="float">
            <text:p>0.45347696</text:p>
          </table:table-cell>
          <table:table-cell/>
          <table:table-cell office:value-type="float" office:value="0.001025273" calcext:value-type="float">
            <text:p>0.001025273</text:p>
          </table:table-cell>
          <table:table-cell office:value-type="float" office:value="0.006258391" calcext:value-type="float">
            <text:p>0.006258391</text:p>
          </table:table-cell>
          <table:table-cell office:value-type="float" office:value="0.005873722" calcext:value-type="float">
            <text:p>0.005873722</text:p>
          </table:table-cell>
          <table:table-cell office:value-type="float" office:value="0.003704877" calcext:value-type="float">
            <text:p>0.003704877</text:p>
          </table:table-cell>
          <table:table-cell/>
          <table:table-cell office:value-type="float" office:value="-0.004244471" calcext:value-type="float">
            <text:p>-0.004244471</text:p>
          </table:table-cell>
          <table:table-cell office:value-type="float" office:value="0.000988647" calcext:value-type="float">
            <text:p>0.000988647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-0.001564867" calcext:value-type="float">
            <text:p>-0.001564867</text:p>
          </table:table-cell>
          <table:table-cell/>
          <table:table-cell office:value-type="float" office:value="26.263620852" calcext:value-type="float">
            <text:p>26.263620852</text:p>
          </table:table-cell>
          <table:table-cell office:value-type="float" office:value="26.392624708" calcext:value-type="float">
            <text:p>26.392624708</text:p>
          </table:table-cell>
          <table:table-cell office:value-type="float" office:value="26.383142561" calcext:value-type="float">
            <text:p>26.383142561</text:p>
          </table:table-cell>
          <table:table-cell office:value-type="float" office:value="26.32967876" calcext:value-type="float">
            <text:p>26.32967876</text:p>
          </table:table-cell>
          <table:table-cell/>
          <table:table-cell office:value-type="float" office:value="-0.107597754" calcext:value-type="float">
            <text:p>-0.107597754</text:p>
          </table:table-cell>
          <table:table-cell office:value-type="float" office:value="0.025060233" calcext:value-type="float">
            <text:p>0.025060233</text:p>
          </table:table-cell>
          <table:table-cell office:value-type="float" office:value="0.015309706" calcext:value-type="float">
            <text:p>0.015309706</text:p>
          </table:table-cell>
          <table:table-cell office:value-type="float" office:value="-0.039667917" calcext:value-type="float">
            <text:p>-0.0396679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8 15:55:32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195565" calcext:value-type="float">
            <text:p>0.126195565</text:p>
          </table:table-cell>
          <table:table-cell office:value-type="float" office:value="0.757069678" calcext:value-type="float">
            <text:p>0.757069678</text:p>
          </table:table-cell>
          <table:table-cell office:value-type="float" office:value="0.595182847" calcext:value-type="float">
            <text:p>0.595182847</text:p>
          </table:table-cell>
          <table:table-cell office:value-type="float" office:value="0.459199006" calcext:value-type="float">
            <text:p>0.459199006</text:p>
          </table:table-cell>
          <table:table-cell/>
          <table:table-cell office:value-type="float" office:value="0.00103101" calcext:value-type="float">
            <text:p>0.00103101</text:p>
          </table:table-cell>
          <table:table-cell office:value-type="float" office:value="0.00618521" calcext:value-type="float">
            <text:p>0.00618521</text:p>
          </table:table-cell>
          <table:table-cell office:value-type="float" office:value="0.004862605" calcext:value-type="float">
            <text:p>0.004862605</text:p>
          </table:table-cell>
          <table:table-cell office:value-type="float" office:value="0.003751626" calcext:value-type="float">
            <text:p>0.003751626</text:p>
          </table:table-cell>
          <table:table-cell/>
          <table:table-cell office:value-type="float" office:value="-0.004238735" calcext:value-type="float">
            <text:p>-0.004238735</text:p>
          </table:table-cell>
          <table:table-cell office:value-type="float" office:value="0.000915465" calcext:value-type="float">
            <text:p>0.000915465</text:p>
          </table:table-cell>
          <table:table-cell office:value-type="float" office:value="-0.000407139" calcext:value-type="float">
            <text:p>-0.000407139</text:p>
          </table:table-cell>
          <table:table-cell office:value-type="float" office:value="-0.001518118" calcext:value-type="float">
            <text:p>-0.001518118</text:p>
          </table:table-cell>
          <table:table-cell/>
          <table:table-cell office:value-type="float" office:value="26.263762272" calcext:value-type="float">
            <text:p>26.263762272</text:p>
          </table:table-cell>
          <table:table-cell office:value-type="float" office:value="26.390820785" calcext:value-type="float">
            <text:p>26.390820785</text:p>
          </table:table-cell>
          <table:table-cell office:value-type="float" office:value="26.358218012" calcext:value-type="float">
            <text:p>26.358218012</text:p>
          </table:table-cell>
          <table:table-cell office:value-type="float" office:value="26.330831181" calcext:value-type="float">
            <text:p>26.330831181</text:p>
          </table:table-cell>
          <table:table-cell/>
          <table:table-cell office:value-type="float" office:value="-0.107452325" calcext:value-type="float">
            <text:p>-0.107452325</text:p>
          </table:table-cell>
          <table:table-cell office:value-type="float" office:value="0.023205256" calcext:value-type="float">
            <text:p>0.023205256</text:p>
          </table:table-cell>
          <table:table-cell office:value-type="float" office:value="-0.01032042" calcext:value-type="float">
            <text:p>-0.01032042</text:p>
          </table:table-cell>
          <table:table-cell office:value-type="float" office:value="-0.038482853" calcext:value-type="float">
            <text:p>-0.0384828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8 15:55:33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010791" calcext:value-type="float">
            <text:p>0.126010791</text:p>
          </table:table-cell>
          <table:table-cell office:value-type="float" office:value="0.787221883" calcext:value-type="float">
            <text:p>0.787221883</text:p>
          </table:table-cell>
          <table:table-cell office:value-type="float" office:value="0.660066087" calcext:value-type="float">
            <text:p>0.660066087</text:p>
          </table:table-cell>
          <table:table-cell office:value-type="float" office:value="0.448949987" calcext:value-type="float">
            <text:p>0.448949987</text:p>
          </table:table-cell>
          <table:table-cell/>
          <table:table-cell office:value-type="float" office:value="0.0010295" calcext:value-type="float">
            <text:p>0.0010295</text:p>
          </table:table-cell>
          <table:table-cell office:value-type="float" office:value="0.006431551" calcext:value-type="float">
            <text:p>0.006431551</text:p>
          </table:table-cell>
          <table:table-cell office:value-type="float" office:value="0.005392697" calcext:value-type="float">
            <text:p>0.005392697</text:p>
          </table:table-cell>
          <table:table-cell office:value-type="float" office:value="0.003667892" calcext:value-type="float">
            <text:p>0.003667892</text:p>
          </table:table-cell>
          <table:table-cell/>
          <table:table-cell office:value-type="float" office:value="-0.004240244" calcext:value-type="float">
            <text:p>-0.004240244</text:p>
          </table:table-cell>
          <table:table-cell office:value-type="float" office:value="0.001161807" calcext:value-type="float">
            <text:p>0.001161807</text:p>
          </table:table-cell>
          <table:table-cell office:value-type="float" office:value="0.000122952" calcext:value-type="float">
            <text:p>0.000122952</text:p>
          </table:table-cell>
          <table:table-cell office:value-type="float" office:value="-0.001601852" calcext:value-type="float">
            <text:p>-0.001601852</text:p>
          </table:table-cell>
          <table:table-cell/>
          <table:table-cell office:value-type="float" office:value="26.263725056" calcext:value-type="float">
            <text:p>26.263725056</text:p>
          </table:table-cell>
          <table:table-cell office:value-type="float" office:value="26.396893106" calcext:value-type="float">
            <text:p>26.396893106</text:p>
          </table:table-cell>
          <table:table-cell office:value-type="float" office:value="26.371285114" calcext:value-type="float">
            <text:p>26.371285114</text:p>
          </table:table-cell>
          <table:table-cell office:value-type="float" office:value="26.328767026" calcext:value-type="float">
            <text:p>26.328767026</text:p>
          </table:table-cell>
          <table:table-cell/>
          <table:table-cell office:value-type="float" office:value="-0.107490596" calcext:value-type="float">
            <text:p>-0.107490596</text:p>
          </table:table-cell>
          <table:table-cell office:value-type="float" office:value="0.029449431" calcext:value-type="float">
            <text:p>0.029449431</text:p>
          </table:table-cell>
          <table:table-cell office:value-type="float" office:value="0.003116599" calcext:value-type="float">
            <text:p>0.003116599</text:p>
          </table:table-cell>
          <table:table-cell office:value-type="float" office:value="-0.040605477" calcext:value-type="float">
            <text:p>-0.0406054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8 15:55:34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127122417" calcext:value-type="float">
            <text:p>0.127122417</text:p>
          </table:table-cell>
          <table:table-cell office:value-type="float" office:value="0.7922096" calcext:value-type="float">
            <text:p>0.7922096</text:p>
          </table:table-cell>
          <table:table-cell office:value-type="float" office:value="0.637894349" calcext:value-type="float">
            <text:p>0.637894349</text:p>
          </table:table-cell>
          <table:table-cell office:value-type="float" office:value="0.445803457" calcext:value-type="float">
            <text:p>0.445803457</text:p>
          </table:table-cell>
          <table:table-cell/>
          <table:table-cell office:value-type="float" office:value="0.001038582" calcext:value-type="float">
            <text:p>0.001038582</text:p>
          </table:table-cell>
          <table:table-cell office:value-type="float" office:value="0.006472301" calcext:value-type="float">
            <text:p>0.006472301</text:p>
          </table:table-cell>
          <table:table-cell office:value-type="float" office:value="0.005211555" calcext:value-type="float">
            <text:p>0.005211555</text:p>
          </table:table-cell>
          <table:table-cell office:value-type="float" office:value="0.003642185" calcext:value-type="float">
            <text:p>0.003642185</text:p>
          </table:table-cell>
          <table:table-cell/>
          <table:table-cell office:value-type="float" office:value="-0.004231162" calcext:value-type="float">
            <text:p>-0.004231162</text:p>
          </table:table-cell>
          <table:table-cell office:value-type="float" office:value="0.001202556" calcext:value-type="float">
            <text:p>0.001202556</text:p>
          </table:table-cell>
          <table:table-cell office:value-type="float" office:value="-0.000058189" calcext:value-type="float">
            <text:p>-5.8189E-05</text:p>
          </table:table-cell>
          <table:table-cell office:value-type="float" office:value="-0.001627559" calcext:value-type="float">
            <text:p>-0.001627559</text:p>
          </table:table-cell>
          <table:table-cell/>
          <table:table-cell office:value-type="float" office:value="26.253839853" calcext:value-type="float">
            <text:p>26.253839853</text:p>
          </table:table-cell>
          <table:table-cell office:value-type="float" office:value="26.387789668" calcext:value-type="float">
            <text:p>26.387789668</text:p>
          </table:table-cell>
          <table:table-cell office:value-type="float" office:value="26.356711691" calcext:value-type="float">
            <text:p>26.356711691</text:p>
          </table:table-cell>
          <table:table-cell office:value-type="float" office:value="26.318024786" calcext:value-type="float">
            <text:p>26.318024786</text:p>
          </table:table-cell>
          <table:table-cell/>
          <table:table-cell office:value-type="float" office:value="-0.107260353" calcext:value-type="float">
            <text:p>-0.107260353</text:p>
          </table:table-cell>
          <table:table-cell office:value-type="float" office:value="0.030482326" calcext:value-type="float">
            <text:p>0.030482326</text:p>
          </table:table-cell>
          <table:table-cell office:value-type="float" office:value="-0.001475008" calcext:value-type="float">
            <text:p>-0.001475008</text:p>
          </table:table-cell>
          <table:table-cell office:value-type="float" office:value="-0.04125714" calcext:value-type="float">
            <text:p>-0.041257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8 15:55:35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227585" calcext:value-type="float">
            <text:p>0.125227585</text:p>
          </table:table-cell>
          <table:table-cell office:value-type="float" office:value="0.741307824" calcext:value-type="float">
            <text:p>0.741307824</text:p>
          </table:table-cell>
          <table:table-cell office:value-type="float" office:value="0.723432985" calcext:value-type="float">
            <text:p>0.723432985</text:p>
          </table:table-cell>
          <table:table-cell office:value-type="float" office:value="0.449656898" calcext:value-type="float">
            <text:p>0.449656898</text:p>
          </table:table-cell>
          <table:table-cell/>
          <table:table-cell office:value-type="float" office:value="0.001023101" calcext:value-type="float">
            <text:p>0.001023101</text:p>
          </table:table-cell>
          <table:table-cell office:value-type="float" office:value="0.006056436" calcext:value-type="float">
            <text:p>0.006056436</text:p>
          </table:table-cell>
          <table:table-cell office:value-type="float" office:value="0.0059104" calcext:value-type="float">
            <text:p>0.0059104</text:p>
          </table:table-cell>
          <table:table-cell office:value-type="float" office:value="0.003673667" calcext:value-type="float">
            <text:p>0.003673667</text:p>
          </table:table-cell>
          <table:table-cell/>
          <table:table-cell office:value-type="float" office:value="-0.004246643" calcext:value-type="float">
            <text:p>-0.004246643</text:p>
          </table:table-cell>
          <table:table-cell office:value-type="float" office:value="0.000786692" calcext:value-type="float">
            <text:p>0.000786692</text:p>
          </table:table-cell>
          <table:table-cell office:value-type="float" office:value="0.000640656" calcext:value-type="float">
            <text:p>0.000640656</text:p>
          </table:table-cell>
          <table:table-cell office:value-type="float" office:value="-0.001596077" calcext:value-type="float">
            <text:p>-0.001596077</text:p>
          </table:table-cell>
          <table:table-cell/>
          <table:table-cell office:value-type="float" office:value="26.263567309" calcext:value-type="float">
            <text:p>26.263567309</text:p>
          </table:table-cell>
          <table:table-cell office:value-type="float" office:value="26.387646509" calcext:value-type="float">
            <text:p>26.387646509</text:p>
          </table:table-cell>
          <table:table-cell office:value-type="float" office:value="26.384046689" calcext:value-type="float">
            <text:p>26.384046689</text:p>
          </table:table-cell>
          <table:table-cell office:value-type="float" office:value="26.328909398" calcext:value-type="float">
            <text:p>26.328909398</text:p>
          </table:table-cell>
          <table:table-cell/>
          <table:table-cell office:value-type="float" office:value="-0.107652815" calcext:value-type="float">
            <text:p>-0.107652815</text:p>
          </table:table-cell>
          <table:table-cell office:value-type="float" office:value="0.019941138" calcext:value-type="float">
            <text:p>0.019941138</text:p>
          </table:table-cell>
          <table:table-cell office:value-type="float" office:value="0.016239426" calcext:value-type="float">
            <text:p>0.016239426</text:p>
          </table:table-cell>
          <table:table-cell office:value-type="float" office:value="-0.040459072" calcext:value-type="float">
            <text:p>-0.0404590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8 15:55:37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580277" calcext:value-type="float">
            <text:p>0.12580277</text:p>
          </table:table-cell>
          <table:table-cell office:value-type="float" office:value="0.75366208" calcext:value-type="float">
            <text:p>0.75366208</text:p>
          </table:table-cell>
          <table:table-cell office:value-type="float" office:value="0.729810086" calcext:value-type="float">
            <text:p>0.729810086</text:p>
          </table:table-cell>
          <table:table-cell office:value-type="float" office:value="0.454278046" calcext:value-type="float">
            <text:p>0.454278046</text:p>
          </table:table-cell>
          <table:table-cell/>
          <table:table-cell office:value-type="float" office:value="0.0010278" calcext:value-type="float">
            <text:p>0.0010278</text:p>
          </table:table-cell>
          <table:table-cell office:value-type="float" office:value="0.00615737" calcext:value-type="float">
            <text:p>0.00615737</text:p>
          </table:table-cell>
          <table:table-cell office:value-type="float" office:value="0.005962501" calcext:value-type="float">
            <text:p>0.005962501</text:p>
          </table:table-cell>
          <table:table-cell office:value-type="float" office:value="0.003711422" calcext:value-type="float">
            <text:p>0.003711422</text:p>
          </table:table-cell>
          <table:table-cell/>
          <table:table-cell office:value-type="float" office:value="-0.004241944" calcext:value-type="float">
            <text:p>-0.004241944</text:p>
          </table:table-cell>
          <table:table-cell office:value-type="float" office:value="0.000887626" calcext:value-type="float">
            <text:p>0.000887626</text:p>
          </table:table-cell>
          <table:table-cell office:value-type="float" office:value="0.000692756" calcext:value-type="float">
            <text:p>0.000692756</text:p>
          </table:table-cell>
          <table:table-cell office:value-type="float" office:value="-0.001558322" calcext:value-type="float">
            <text:p>-0.001558322</text:p>
          </table:table-cell>
          <table:table-cell/>
          <table:table-cell office:value-type="float" office:value="26.258628608" calcext:value-type="float">
            <text:p>26.258628608</text:p>
          </table:table-cell>
          <table:table-cell office:value-type="float" office:value="26.385080543" calcext:value-type="float">
            <text:p>26.385080543</text:p>
          </table:table-cell>
          <table:table-cell office:value-type="float" office:value="26.380276968" calcext:value-type="float">
            <text:p>26.380276968</text:p>
          </table:table-cell>
          <table:table-cell office:value-type="float" office:value="26.324785843" calcext:value-type="float">
            <text:p>26.324785843</text:p>
          </table:table-cell>
          <table:table-cell/>
          <table:table-cell office:value-type="float" office:value="-0.107533681" calcext:value-type="float">
            <text:p>-0.107533681</text:p>
          </table:table-cell>
          <table:table-cell office:value-type="float" office:value="0.022499579" calcext:value-type="float">
            <text:p>0.022499579</text:p>
          </table:table-cell>
          <table:table-cell office:value-type="float" office:value="0.017560066" calcext:value-type="float">
            <text:p>0.017560066</text:p>
          </table:table-cell>
          <table:table-cell office:value-type="float" office:value="-0.039502008" calcext:value-type="float">
            <text:p>-0.0395020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8 15:55:38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520244" calcext:value-type="float">
            <text:p>0.125520244</text:p>
          </table:table-cell>
          <table:table-cell office:value-type="float" office:value="0.633624868" calcext:value-type="float">
            <text:p>0.633624868</text:p>
          </table:table-cell>
          <table:table-cell office:value-type="float" office:value="0.650026876" calcext:value-type="float">
            <text:p>0.650026876</text:p>
          </table:table-cell>
          <table:table-cell office:value-type="float" office:value="0.546096032" calcext:value-type="float">
            <text:p>0.546096032</text:p>
          </table:table-cell>
          <table:table-cell/>
          <table:table-cell office:value-type="float" office:value="0.001025492" calcext:value-type="float">
            <text:p>0.001025492</text:p>
          </table:table-cell>
          <table:table-cell office:value-type="float" office:value="0.005176674" calcext:value-type="float">
            <text:p>0.005176674</text:p>
          </table:table-cell>
          <table:table-cell office:value-type="float" office:value="0.005310677" calcext:value-type="float">
            <text:p>0.005310677</text:p>
          </table:table-cell>
          <table:table-cell office:value-type="float" office:value="0.004461569" calcext:value-type="float">
            <text:p>0.004461569</text:p>
          </table:table-cell>
          <table:table-cell/>
          <table:table-cell office:value-type="float" office:value="-0.004244252" calcext:value-type="float">
            <text:p>-0.004244252</text:p>
          </table:table-cell>
          <table:table-cell office:value-type="float" office:value="-0.000093071" calcext:value-type="float">
            <text:p>-9.3071E-05</text:p>
          </table:table-cell>
          <table:table-cell office:value-type="float" office:value="0.000040933" calcext:value-type="float">
            <text:p>4.0933E-05</text:p>
          </table:table-cell>
          <table:table-cell office:value-type="float" office:value="-0.000808175" calcext:value-type="float">
            <text:p>-0.000808175</text:p>
          </table:table-cell>
          <table:table-cell/>
          <table:table-cell office:value-type="float" office:value="26.263626254" calcext:value-type="float">
            <text:p>26.263626254</text:p>
          </table:table-cell>
          <table:table-cell office:value-type="float" office:value="26.365960027" calcext:value-type="float">
            <text:p>26.365960027</text:p>
          </table:table-cell>
          <table:table-cell office:value-type="float" office:value="26.369263286" calcext:value-type="float">
            <text:p>26.369263286</text:p>
          </table:table-cell>
          <table:table-cell office:value-type="float" office:value="26.348332117" calcext:value-type="float">
            <text:p>26.348332117</text:p>
          </table:table-cell>
          <table:table-cell/>
          <table:table-cell office:value-type="float" office:value="-0.107592199" calcext:value-type="float">
            <text:p>-0.107592199</text:p>
          </table:table-cell>
          <table:table-cell office:value-type="float" office:value="-0.002359199" calcext:value-type="float">
            <text:p>-0.002359199</text:p>
          </table:table-cell>
          <table:table-cell office:value-type="float" office:value="0.001037532" calcext:value-type="float">
            <text:p>0.001037532</text:p>
          </table:table-cell>
          <table:table-cell office:value-type="float" office:value="-0.020486254" calcext:value-type="float">
            <text:p>-0.0204862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8 15:55:3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958935" calcext:value-type="float">
            <text:p>0.125958935</text:p>
          </table:table-cell>
          <table:table-cell office:value-type="float" office:value="0.634824709" calcext:value-type="float">
            <text:p>0.634824709</text:p>
          </table:table-cell>
          <table:table-cell office:value-type="float" office:value="0.684961162" calcext:value-type="float">
            <text:p>0.684961162</text:p>
          </table:table-cell>
          <table:table-cell office:value-type="float" office:value="0.568533012" calcext:value-type="float">
            <text:p>0.568533012</text:p>
          </table:table-cell>
          <table:table-cell/>
          <table:table-cell office:value-type="float" office:value="0.001029076" calcext:value-type="float">
            <text:p>0.001029076</text:p>
          </table:table-cell>
          <table:table-cell office:value-type="float" office:value="0.005186476" calcext:value-type="float">
            <text:p>0.005186476</text:p>
          </table:table-cell>
          <table:table-cell office:value-type="float" office:value="0.005596088" calcext:value-type="float">
            <text:p>0.005596088</text:p>
          </table:table-cell>
          <table:table-cell office:value-type="float" office:value="0.004644878" calcext:value-type="float">
            <text:p>0.004644878</text:p>
          </table:table-cell>
          <table:table-cell/>
          <table:table-cell office:value-type="float" office:value="-0.004240668" calcext:value-type="float">
            <text:p>-0.004240668</text:p>
          </table:table-cell>
          <table:table-cell office:value-type="float" office:value="-0.000083268" calcext:value-type="float">
            <text:p>-8.3268E-05</text:p>
          </table:table-cell>
          <table:table-cell office:value-type="float" office:value="0.000326344" calcext:value-type="float">
            <text:p>0.000326344</text:p>
          </table:table-cell>
          <table:table-cell office:value-type="float" office:value="-0.000624867" calcext:value-type="float">
            <text:p>-0.000624867</text:p>
          </table:table-cell>
          <table:table-cell/>
          <table:table-cell office:value-type="float" office:value="26.263714612" calcext:value-type="float">
            <text:p>26.263714612</text:p>
          </table:table-cell>
          <table:table-cell office:value-type="float" office:value="26.366201667" calcext:value-type="float">
            <text:p>26.366201667</text:p>
          </table:table-cell>
          <table:table-cell office:value-type="float" office:value="26.376298796" calcext:value-type="float">
            <text:p>26.376298796</text:p>
          </table:table-cell>
          <table:table-cell office:value-type="float" office:value="26.352850849" calcext:value-type="float">
            <text:p>26.352850849</text:p>
          </table:table-cell>
          <table:table-cell/>
          <table:table-cell office:value-type="float" office:value="-0.107501336" calcext:value-type="float">
            <text:p>-0.107501336</text:p>
          </table:table-cell>
          <table:table-cell office:value-type="float" office:value="-0.002110717" calcext:value-type="float">
            <text:p>-0.002110717</text:p>
          </table:table-cell>
          <table:table-cell office:value-type="float" office:value="0.008272215" calcext:value-type="float">
            <text:p>0.008272215</text:p>
          </table:table-cell>
          <table:table-cell office:value-type="float" office:value="-0.015839561" calcext:value-type="float">
            <text:p>-0.0158395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8 15:55:4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458852" calcext:value-type="float">
            <text:p>0.125458852</text:p>
          </table:table-cell>
          <table:table-cell office:value-type="float" office:value="0.632655696" calcext:value-type="float">
            <text:p>0.632655696</text:p>
          </table:table-cell>
          <table:table-cell office:value-type="float" office:value="0.660512526" calcext:value-type="float">
            <text:p>0.660512526</text:p>
          </table:table-cell>
          <table:table-cell office:value-type="float" office:value="0.551617211" calcext:value-type="float">
            <text:p>0.551617211</text:p>
          </table:table-cell>
          <table:table-cell/>
          <table:table-cell office:value-type="float" office:value="0.001024991" calcext:value-type="float">
            <text:p>0.001024991</text:p>
          </table:table-cell>
          <table:table-cell office:value-type="float" office:value="0.005168756" calcext:value-type="float">
            <text:p>0.005168756</text:p>
          </table:table-cell>
          <table:table-cell office:value-type="float" office:value="0.005396344" calcext:value-type="float">
            <text:p>0.005396344</text:p>
          </table:table-cell>
          <table:table-cell office:value-type="float" office:value="0.004506677" calcext:value-type="float">
            <text:p>0.004506677</text:p>
          </table:table-cell>
          <table:table-cell/>
          <table:table-cell office:value-type="float" office:value="-0.004244754" calcext:value-type="float">
            <text:p>-0.004244754</text:p>
          </table:table-cell>
          <table:table-cell office:value-type="float" office:value="-0.000100989" calcext:value-type="float">
            <text:p>-0.000100989</text:p>
          </table:table-cell>
          <table:table-cell office:value-type="float" office:value="0.0001266" calcext:value-type="float">
            <text:p>0.0001266</text:p>
          </table:table-cell>
          <table:table-cell office:value-type="float" office:value="-0.000763068" calcext:value-type="float">
            <text:p>-0.000763068</text:p>
          </table:table-cell>
          <table:table-cell/>
          <table:table-cell office:value-type="float" office:value="26.263613889" calcext:value-type="float">
            <text:p>26.263613889</text:p>
          </table:table-cell>
          <table:table-cell office:value-type="float" office:value="26.365764841" calcext:value-type="float">
            <text:p>26.365764841</text:p>
          </table:table-cell>
          <table:table-cell office:value-type="float" office:value="26.371375024" calcext:value-type="float">
            <text:p>26.371375024</text:p>
          </table:table-cell>
          <table:table-cell office:value-type="float" office:value="26.349444066" calcext:value-type="float">
            <text:p>26.349444066</text:p>
          </table:table-cell>
          <table:table-cell/>
          <table:table-cell office:value-type="float" office:value="-0.107604914" calcext:value-type="float">
            <text:p>-0.107604914</text:p>
          </table:table-cell>
          <table:table-cell office:value-type="float" office:value="-0.002559911" calcext:value-type="float">
            <text:p>-0.002559911</text:p>
          </table:table-cell>
          <table:table-cell office:value-type="float" office:value="0.003209054" calcext:value-type="float">
            <text:p>0.003209054</text:p>
          </table:table-cell>
          <table:table-cell office:value-type="float" office:value="-0.019342817" calcext:value-type="float">
            <text:p>-0.0193428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8 15:55:42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125419512" calcext:value-type="float">
            <text:p>0.125419512</text:p>
          </table:table-cell>
          <table:table-cell office:value-type="float" office:value="0.736401765" calcext:value-type="float">
            <text:p>0.736401765</text:p>
          </table:table-cell>
          <table:table-cell office:value-type="float" office:value="0.740939467" calcext:value-type="float">
            <text:p>0.740939467</text:p>
          </table:table-cell>
          <table:table-cell office:value-type="float" office:value="0.470588263" calcext:value-type="float">
            <text:p>0.470588263</text:p>
          </table:table-cell>
          <table:table-cell/>
          <table:table-cell office:value-type="float" office:value="0.001024669" calcext:value-type="float">
            <text:p>0.001024669</text:p>
          </table:table-cell>
          <table:table-cell office:value-type="float" office:value="0.006016354" calcext:value-type="float">
            <text:p>0.006016354</text:p>
          </table:table-cell>
          <table:table-cell office:value-type="float" office:value="0.006053427" calcext:value-type="float">
            <text:p>0.006053427</text:p>
          </table:table-cell>
          <table:table-cell office:value-type="float" office:value="0.003844675" calcext:value-type="float">
            <text:p>0.003844675</text:p>
          </table:table-cell>
          <table:table-cell/>
          <table:table-cell office:value-type="float" office:value="-0.004245075" calcext:value-type="float">
            <text:p>-0.004245075</text:p>
          </table:table-cell>
          <table:table-cell office:value-type="float" office:value="0.00074661" calcext:value-type="float">
            <text:p>0.00074661</text:p>
          </table:table-cell>
          <table:table-cell office:value-type="float" office:value="0.000783683" calcext:value-type="float">
            <text:p>0.000783683</text:p>
          </table:table-cell>
          <table:table-cell office:value-type="float" office:value="-0.001425069" calcext:value-type="float">
            <text:p>-0.001425069</text:p>
          </table:table-cell>
          <table:table-cell/>
          <table:table-cell office:value-type="float" office:value="26.258551415" calcext:value-type="float">
            <text:p>26.258551415</text:p>
          </table:table-cell>
          <table:table-cell office:value-type="float" office:value="26.381604474" calcext:value-type="float">
            <text:p>26.381604474</text:p>
          </table:table-cell>
          <table:table-cell office:value-type="float" office:value="26.382518327" calcext:value-type="float">
            <text:p>26.382518327</text:p>
          </table:table-cell>
          <table:table-cell office:value-type="float" office:value="26.328070735" calcext:value-type="float">
            <text:p>26.328070735</text:p>
          </table:table-cell>
          <table:table-cell/>
          <table:table-cell office:value-type="float" office:value="-0.107613062" calcext:value-type="float">
            <text:p>-0.107613062</text:p>
          </table:table-cell>
          <table:table-cell office:value-type="float" office:value="0.018925141" calcext:value-type="float">
            <text:p>0.018925141</text:p>
          </table:table-cell>
          <table:table-cell office:value-type="float" office:value="0.019864855" calcext:value-type="float">
            <text:p>0.019864855</text:p>
          </table:table-cell>
          <table:table-cell office:value-type="float" office:value="-0.036124086" calcext:value-type="float">
            <text:p>-0.0361240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8 15:55:43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4933735" calcext:value-type="float">
            <text:p>0.124933735</text:p>
          </table:table-cell>
          <table:table-cell office:value-type="float" office:value="0.646983462" calcext:value-type="float">
            <text:p>0.646983462</text:p>
          </table:table-cell>
          <table:table-cell office:value-type="float" office:value="0.692903482" calcext:value-type="float">
            <text:p>0.692903482</text:p>
          </table:table-cell>
          <table:table-cell office:value-type="float" office:value="0.569394895" calcext:value-type="float">
            <text:p>0.569394895</text:p>
          </table:table-cell>
          <table:table-cell/>
          <table:table-cell office:value-type="float" office:value="0.0010207" calcext:value-type="float">
            <text:p>0.0010207</text:p>
          </table:table-cell>
          <table:table-cell office:value-type="float" office:value="0.005285813" calcext:value-type="float">
            <text:p>0.005285813</text:p>
          </table:table-cell>
          <table:table-cell office:value-type="float" office:value="0.005660976" calcext:value-type="float">
            <text:p>0.005660976</text:p>
          </table:table-cell>
          <table:table-cell office:value-type="float" office:value="0.004651919" calcext:value-type="float">
            <text:p>0.004651919</text:p>
          </table:table-cell>
          <table:table-cell/>
          <table:table-cell office:value-type="float" office:value="-0.004249044" calcext:value-type="float">
            <text:p>-0.004249044</text:p>
          </table:table-cell>
          <table:table-cell office:value-type="float" office:value="0.000016068" calcext:value-type="float">
            <text:p>1.6068E-05</text:p>
          </table:table-cell>
          <table:table-cell office:value-type="float" office:value="0.000391232" calcext:value-type="float">
            <text:p>0.000391232</text:p>
          </table:table-cell>
          <table:table-cell office:value-type="float" office:value="-0.000617825" calcext:value-type="float">
            <text:p>-0.000617825</text:p>
          </table:table-cell>
          <table:table-cell/>
          <table:table-cell office:value-type="float" office:value="26.273617226" calcext:value-type="float">
            <text:p>26.273617226</text:p>
          </table:table-cell>
          <table:table-cell office:value-type="float" office:value="26.37875853" calcext:value-type="float">
            <text:p>26.37875853</text:p>
          </table:table-cell>
          <table:table-cell office:value-type="float" office:value="26.3880064" calcext:value-type="float">
            <text:p>26.3880064</text:p>
          </table:table-cell>
          <table:table-cell office:value-type="float" office:value="26.363132735" calcext:value-type="float">
            <text:p>26.363132735</text:p>
          </table:table-cell>
          <table:table-cell/>
          <table:table-cell office:value-type="float" office:value="-0.107713678" calcext:value-type="float">
            <text:p>-0.107713678</text:p>
          </table:table-cell>
          <table:table-cell office:value-type="float" office:value="0.000407256" calcext:value-type="float">
            <text:p>0.000407256</text:p>
          </table:table-cell>
          <table:table-cell office:value-type="float" office:value="0.009917013" calcext:value-type="float">
            <text:p>0.009917013</text:p>
          </table:table-cell>
          <table:table-cell office:value-type="float" office:value="-0.015661066" calcext:value-type="float">
            <text:p>-0.0156610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8 15:55:44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658693" calcext:value-type="float">
            <text:p>0.126658693</text:p>
          </table:table-cell>
          <table:table-cell office:value-type="float" office:value="0.782659743" calcext:value-type="float">
            <text:p>0.782659743</text:p>
          </table:table-cell>
          <table:table-cell office:value-type="float" office:value="0.671113213" calcext:value-type="float">
            <text:p>0.671113213</text:p>
          </table:table-cell>
          <table:table-cell office:value-type="float" office:value="0.449085885" calcext:value-type="float">
            <text:p>0.449085885</text:p>
          </table:table-cell>
          <table:table-cell/>
          <table:table-cell office:value-type="float" office:value="0.001034793" calcext:value-type="float">
            <text:p>0.001034793</text:p>
          </table:table-cell>
          <table:table-cell office:value-type="float" office:value="0.006394279" calcext:value-type="float">
            <text:p>0.006394279</text:p>
          </table:table-cell>
          <table:table-cell office:value-type="float" office:value="0.005482951" calcext:value-type="float">
            <text:p>0.005482951</text:p>
          </table:table-cell>
          <table:table-cell office:value-type="float" office:value="0.003669002" calcext:value-type="float">
            <text:p>0.003669002</text:p>
          </table:table-cell>
          <table:table-cell/>
          <table:table-cell office:value-type="float" office:value="-0.004234951" calcext:value-type="float">
            <text:p>-0.004234951</text:p>
          </table:table-cell>
          <table:table-cell office:value-type="float" office:value="0.001124535" calcext:value-type="float">
            <text:p>0.001124535</text:p>
          </table:table-cell>
          <table:table-cell office:value-type="float" office:value="0.000213207" calcext:value-type="float">
            <text:p>0.000213207</text:p>
          </table:table-cell>
          <table:table-cell office:value-type="float" office:value="-0.001600742" calcext:value-type="float">
            <text:p>-0.001600742</text:p>
          </table:table-cell>
          <table:table-cell/>
          <table:table-cell office:value-type="float" office:value="26.263855551" calcext:value-type="float">
            <text:p>26.263855551</text:p>
          </table:table-cell>
          <table:table-cell office:value-type="float" office:value="26.395974344" calcext:value-type="float">
            <text:p>26.395974344</text:p>
          </table:table-cell>
          <table:table-cell office:value-type="float" office:value="26.373509925" calcext:value-type="float">
            <text:p>26.373509925</text:p>
          </table:table-cell>
          <table:table-cell office:value-type="float" office:value="26.328794396" calcext:value-type="float">
            <text:p>26.328794396</text:p>
          </table:table-cell>
          <table:table-cell/>
          <table:table-cell office:value-type="float" office:value="-0.107356401" calcext:value-type="float">
            <text:p>-0.107356401</text:p>
          </table:table-cell>
          <table:table-cell office:value-type="float" office:value="0.028504668" calcext:value-type="float">
            <text:p>0.028504668</text:p>
          </table:table-cell>
          <table:table-cell office:value-type="float" office:value="0.005404395" calcext:value-type="float">
            <text:p>0.005404395</text:p>
          </table:table-cell>
          <table:table-cell office:value-type="float" office:value="-0.040577331" calcext:value-type="float">
            <text:p>-0.0405773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8 15:55:46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6596108" calcext:value-type="float">
            <text:p>0.126596108</text:p>
          </table:table-cell>
          <table:table-cell office:value-type="float" office:value="0.788075422" calcext:value-type="float">
            <text:p>0.788075422</text:p>
          </table:table-cell>
          <table:table-cell office:value-type="float" office:value="0.651069957" calcext:value-type="float">
            <text:p>0.651069957</text:p>
          </table:table-cell>
          <table:table-cell office:value-type="float" office:value="0.447712594" calcext:value-type="float">
            <text:p>0.447712594</text:p>
          </table:table-cell>
          <table:table-cell/>
          <table:table-cell office:value-type="float" office:value="0.001034282" calcext:value-type="float">
            <text:p>0.001034282</text:p>
          </table:table-cell>
          <table:table-cell office:value-type="float" office:value="0.006438525" calcext:value-type="float">
            <text:p>0.006438525</text:p>
          </table:table-cell>
          <table:table-cell office:value-type="float" office:value="0.005319199" calcext:value-type="float">
            <text:p>0.005319199</text:p>
          </table:table-cell>
          <table:table-cell office:value-type="float" office:value="0.003657783" calcext:value-type="float">
            <text:p>0.003657783</text:p>
          </table:table-cell>
          <table:table-cell/>
          <table:table-cell office:value-type="float" office:value="-0.004235462" calcext:value-type="float">
            <text:p>-0.004235462</text:p>
          </table:table-cell>
          <table:table-cell office:value-type="float" office:value="0.00116878" calcext:value-type="float">
            <text:p>0.00116878</text:p>
          </table:table-cell>
          <table:table-cell office:value-type="float" office:value="0.000049455" calcext:value-type="float">
            <text:p>4.9455E-05</text:p>
          </table:table-cell>
          <table:table-cell office:value-type="float" office:value="-0.001611962" calcext:value-type="float">
            <text:p>-0.001611962</text:p>
          </table:table-cell>
          <table:table-cell/>
          <table:table-cell office:value-type="float" office:value="26.268897496" calcext:value-type="float">
            <text:p>26.268897496</text:p>
          </table:table-cell>
          <table:table-cell office:value-type="float" office:value="26.402118956" calcext:value-type="float">
            <text:p>26.402118956</text:p>
          </table:table-cell>
          <table:table-cell office:value-type="float" office:value="26.374527435" calcext:value-type="float">
            <text:p>26.374527435</text:p>
          </table:table-cell>
          <table:table-cell office:value-type="float" office:value="26.333572076" calcext:value-type="float">
            <text:p>26.333572076</text:p>
          </table:table-cell>
          <table:table-cell/>
          <table:table-cell office:value-type="float" office:value="-0.107369363" calcext:value-type="float">
            <text:p>-0.107369363</text:p>
          </table:table-cell>
          <table:table-cell office:value-type="float" office:value="0.029626189" calcext:value-type="float">
            <text:p>0.029626189</text:p>
          </table:table-cell>
          <table:table-cell office:value-type="float" office:value="0.001253548" calcext:value-type="float">
            <text:p>0.001253548</text:p>
          </table:table-cell>
          <table:table-cell office:value-type="float" office:value="-0.040861747" calcext:value-type="float">
            <text:p>-0.0408617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8 15:55:4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35812" calcext:value-type="float">
            <text:p>0.12535812</text:p>
          </table:table-cell>
          <table:table-cell office:value-type="float" office:value="0.722065058" calcext:value-type="float">
            <text:p>0.722065058</text:p>
          </table:table-cell>
          <table:table-cell office:value-type="float" office:value="0.732669918" calcext:value-type="float">
            <text:p>0.732669918</text:p>
          </table:table-cell>
          <table:table-cell office:value-type="float" office:value="0.492008983" calcext:value-type="float">
            <text:p>0.492008983</text:p>
          </table:table-cell>
          <table:table-cell/>
          <table:table-cell office:value-type="float" office:value="0.001024168" calcext:value-type="float">
            <text:p>0.001024168</text:p>
          </table:table-cell>
          <table:table-cell office:value-type="float" office:value="0.005899224" calcext:value-type="float">
            <text:p>0.005899224</text:p>
          </table:table-cell>
          <table:table-cell office:value-type="float" office:value="0.005985865" calcext:value-type="float">
            <text:p>0.005985865</text:p>
          </table:table-cell>
          <table:table-cell office:value-type="float" office:value="0.004019681" calcext:value-type="float">
            <text:p>0.004019681</text:p>
          </table:table-cell>
          <table:table-cell/>
          <table:table-cell office:value-type="float" office:value="-0.004245577" calcext:value-type="float">
            <text:p>-0.004245577</text:p>
          </table:table-cell>
          <table:table-cell office:value-type="float" office:value="0.00062948" calcext:value-type="float">
            <text:p>0.00062948</text:p>
          </table:table-cell>
          <table:table-cell office:value-type="float" office:value="0.000716121" calcext:value-type="float">
            <text:p>0.000716121</text:p>
          </table:table-cell>
          <table:table-cell office:value-type="float" office:value="-0.001250063" calcext:value-type="float">
            <text:p>-0.001250063</text:p>
          </table:table-cell>
          <table:table-cell/>
          <table:table-cell office:value-type="float" office:value="26.2635936" calcext:value-type="float">
            <text:p>26.2635936</text:p>
          </table:table-cell>
          <table:table-cell office:value-type="float" office:value="26.383771201" calcext:value-type="float">
            <text:p>26.383771201</text:p>
          </table:table-cell>
          <table:table-cell office:value-type="float" office:value="26.38590692" calcext:value-type="float">
            <text:p>26.38590692</text:p>
          </table:table-cell>
          <table:table-cell office:value-type="float" office:value="26.337439095" calcext:value-type="float">
            <text:p>26.337439095</text:p>
          </table:table-cell>
          <table:table-cell/>
          <table:table-cell office:value-type="float" office:value="-0.107625778" calcext:value-type="float">
            <text:p>-0.107625778</text:p>
          </table:table-cell>
          <table:table-cell office:value-type="float" office:value="0.015956141" calcext:value-type="float">
            <text:p>0.015956141</text:p>
          </table:table-cell>
          <table:table-cell office:value-type="float" office:value="0.018152311" calcext:value-type="float">
            <text:p>0.018152311</text:p>
          </table:table-cell>
          <table:table-cell office:value-type="float" office:value="-0.031687776" calcext:value-type="float">
            <text:p>-0.0316877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8 15:55:48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4987379" calcext:value-type="float">
            <text:p>0.124987379</text:p>
          </table:table-cell>
          <table:table-cell office:value-type="float" office:value="0.642892199" calcext:value-type="float">
            <text:p>0.642892199</text:p>
          </table:table-cell>
          <table:table-cell office:value-type="float" office:value="0.704673613" calcext:value-type="float">
            <text:p>0.704673613</text:p>
          </table:table-cell>
          <table:table-cell office:value-type="float" office:value="0.533998672" calcext:value-type="float">
            <text:p>0.533998672</text:p>
          </table:table-cell>
          <table:table-cell/>
          <table:table-cell office:value-type="float" office:value="0.001021139" calcext:value-type="float">
            <text:p>0.001021139</text:p>
          </table:table-cell>
          <table:table-cell office:value-type="float" office:value="0.005252387" calcext:value-type="float">
            <text:p>0.005252387</text:p>
          </table:table-cell>
          <table:table-cell office:value-type="float" office:value="0.005757137" calcext:value-type="float">
            <text:p>0.005757137</text:p>
          </table:table-cell>
          <table:table-cell office:value-type="float" office:value="0.004362734" calcext:value-type="float">
            <text:p>0.004362734</text:p>
          </table:table-cell>
          <table:table-cell/>
          <table:table-cell office:value-type="float" office:value="-0.004248606" calcext:value-type="float">
            <text:p>-0.004248606</text:p>
          </table:table-cell>
          <table:table-cell office:value-type="float" office:value="-0.000017357" calcext:value-type="float">
            <text:p>-1.7357E-05</text:p>
          </table:table-cell>
          <table:table-cell office:value-type="float" office:value="0.000487393" calcext:value-type="float">
            <text:p>0.000487393</text:p>
          </table:table-cell>
          <table:table-cell office:value-type="float" office:value="-0.00090701" calcext:value-type="float">
            <text:p>-0.00090701</text:p>
          </table:table-cell>
          <table:table-cell/>
          <table:table-cell office:value-type="float" office:value="26.263518929" calcext:value-type="float">
            <text:p>26.263518929</text:p>
          </table:table-cell>
          <table:table-cell office:value-type="float" office:value="26.367826409" calcext:value-type="float">
            <text:p>26.367826409</text:p>
          </table:table-cell>
          <table:table-cell office:value-type="float" office:value="26.38026872" calcext:value-type="float">
            <text:p>26.38026872</text:p>
          </table:table-cell>
          <table:table-cell office:value-type="float" office:value="26.345895743" calcext:value-type="float">
            <text:p>26.345895743</text:p>
          </table:table-cell>
          <table:table-cell/>
          <table:table-cell office:value-type="float" office:value="-0.107702567" calcext:value-type="float">
            <text:p>-0.107702567</text:p>
          </table:table-cell>
          <table:table-cell office:value-type="float" office:value="-0.000439976" calcext:value-type="float">
            <text:p>-0.000439976</text:p>
          </table:table-cell>
          <table:table-cell office:value-type="float" office:value="0.012354518" calcext:value-type="float">
            <text:p>0.012354518</text:p>
          </table:table-cell>
          <table:table-cell office:value-type="float" office:value="-0.022991626" calcext:value-type="float">
            <text:p>-0.0229916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8 15:55:4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7499715" calcext:value-type="float">
            <text:p>0.127499715</text:p>
          </table:table-cell>
          <table:table-cell office:value-type="float" office:value="0.801549649" calcext:value-type="float">
            <text:p>0.801549649</text:p>
          </table:table-cell>
          <table:table-cell office:value-type="float" office:value="0.600726676" calcext:value-type="float">
            <text:p>0.600726676</text:p>
          </table:table-cell>
          <table:table-cell office:value-type="float" office:value="0.441845112" calcext:value-type="float">
            <text:p>0.441845112</text:p>
          </table:table-cell>
          <table:table-cell/>
          <table:table-cell office:value-type="float" office:value="0.001041664" calcext:value-type="float">
            <text:p>0.001041664</text:p>
          </table:table-cell>
          <table:table-cell office:value-type="float" office:value="0.006548608" calcext:value-type="float">
            <text:p>0.006548608</text:p>
          </table:table-cell>
          <table:table-cell office:value-type="float" office:value="0.004907898" calcext:value-type="float">
            <text:p>0.004907898</text:p>
          </table:table-cell>
          <table:table-cell office:value-type="float" office:value="0.003609846" calcext:value-type="float">
            <text:p>0.003609846</text:p>
          </table:table-cell>
          <table:table-cell/>
          <table:table-cell office:value-type="float" office:value="-0.00422808" calcext:value-type="float">
            <text:p>-0.00422808</text:p>
          </table:table-cell>
          <table:table-cell office:value-type="float" office:value="0.001278864" calcext:value-type="float">
            <text:p>0.001278864</text:p>
          </table:table-cell>
          <table:table-cell office:value-type="float" office:value="-0.000361847" calcext:value-type="float">
            <text:p>-0.000361847</text:p>
          </table:table-cell>
          <table:table-cell office:value-type="float" office:value="-0.001659899" calcext:value-type="float">
            <text:p>-0.001659899</text:p>
          </table:table-cell>
          <table:table-cell/>
          <table:table-cell office:value-type="float" office:value="26.264024943" calcext:value-type="float">
            <text:p>26.264024943</text:p>
          </table:table-cell>
          <table:table-cell office:value-type="float" office:value="26.399778549" calcext:value-type="float">
            <text:p>26.399778549</text:p>
          </table:table-cell>
          <table:table-cell office:value-type="float" office:value="26.359334512" calcext:value-type="float">
            <text:p>26.359334512</text:p>
          </table:table-cell>
          <table:table-cell office:value-type="float" office:value="26.3273361" calcext:value-type="float">
            <text:p>26.3273361</text:p>
          </table:table-cell>
          <table:table-cell/>
          <table:table-cell office:value-type="float" office:value="-0.107182207" calcext:value-type="float">
            <text:p>-0.107182207</text:p>
          </table:table-cell>
          <table:table-cell office:value-type="float" office:value="0.03241653" calcext:value-type="float">
            <text:p>0.03241653</text:p>
          </table:table-cell>
          <table:table-cell office:value-type="float" office:value="-0.009172306" calcext:value-type="float">
            <text:p>-0.009172306</text:p>
          </table:table-cell>
          <table:table-cell office:value-type="float" office:value="-0.042076936" calcext:value-type="float">
            <text:p>-0.0420769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8 15:55:5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6703397" calcext:value-type="float">
            <text:p>0.126703397</text:p>
          </table:table-cell>
          <table:table-cell office:value-type="float" office:value="0.678098283" calcext:value-type="float">
            <text:p>0.678098283</text:p>
          </table:table-cell>
          <table:table-cell office:value-type="float" office:value="0.596275401" calcext:value-type="float">
            <text:p>0.596275401</text:p>
          </table:table-cell>
          <table:table-cell office:value-type="float" office:value="0.491581022" calcext:value-type="float">
            <text:p>0.491581022</text:p>
          </table:table-cell>
          <table:table-cell/>
          <table:table-cell office:value-type="float" office:value="0.001035158" calcext:value-type="float">
            <text:p>0.001035158</text:p>
          </table:table-cell>
          <table:table-cell office:value-type="float" office:value="0.005540019" calcext:value-type="float">
            <text:p>0.005540019</text:p>
          </table:table-cell>
          <table:table-cell office:value-type="float" office:value="0.004871531" calcext:value-type="float">
            <text:p>0.004871531</text:p>
          </table:table-cell>
          <table:table-cell office:value-type="float" office:value="0.004016185" calcext:value-type="float">
            <text:p>0.004016185</text:p>
          </table:table-cell>
          <table:table-cell/>
          <table:table-cell office:value-type="float" office:value="-0.004234586" calcext:value-type="float">
            <text:p>-0.004234586</text:p>
          </table:table-cell>
          <table:table-cell office:value-type="float" office:value="0.000270274" calcext:value-type="float">
            <text:p>0.000270274</text:p>
          </table:table-cell>
          <table:table-cell office:value-type="float" office:value="-0.000398213" calcext:value-type="float">
            <text:p>-0.000398213</text:p>
          </table:table-cell>
          <table:table-cell office:value-type="float" office:value="-0.00125356" calcext:value-type="float">
            <text:p>-0.00125356</text:p>
          </table:table-cell>
          <table:table-cell/>
          <table:table-cell office:value-type="float" office:value="26.263864555" calcext:value-type="float">
            <text:p>26.263864555</text:p>
          </table:table-cell>
          <table:table-cell office:value-type="float" office:value="26.374916665" calcext:value-type="float">
            <text:p>26.374916665</text:p>
          </table:table-cell>
          <table:table-cell office:value-type="float" office:value="26.358438047" calcext:value-type="float">
            <text:p>26.358438047</text:p>
          </table:table-cell>
          <table:table-cell office:value-type="float" office:value="26.337352904" calcext:value-type="float">
            <text:p>26.337352904</text:p>
          </table:table-cell>
          <table:table-cell/>
          <table:table-cell office:value-type="float" office:value="-0.107347142" calcext:value-type="float">
            <text:p>-0.107347142</text:p>
          </table:table-cell>
          <table:table-cell office:value-type="float" office:value="0.006850959" calcext:value-type="float">
            <text:p>0.006850959</text:p>
          </table:table-cell>
          <table:table-cell office:value-type="float" office:value="-0.010094155" calcext:value-type="float">
            <text:p>-0.010094155</text:p>
          </table:table-cell>
          <table:table-cell office:value-type="float" office:value="-0.031776408" calcext:value-type="float">
            <text:p>-0.0317764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8 15:55:52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805751" calcext:value-type="float">
            <text:p>0.125805751</text:p>
          </table:table-cell>
          <table:table-cell office:value-type="float" office:value="0.661493619" calcext:value-type="float">
            <text:p>0.661493619</text:p>
          </table:table-cell>
          <table:table-cell office:value-type="float" office:value="0.722907272" calcext:value-type="float">
            <text:p>0.722907272</text:p>
          </table:table-cell>
          <table:table-cell office:value-type="float" office:value="0.528495971" calcext:value-type="float">
            <text:p>0.528495971</text:p>
          </table:table-cell>
          <table:table-cell/>
          <table:table-cell office:value-type="float" office:value="0.001027825" calcext:value-type="float">
            <text:p>0.001027825</text:p>
          </table:table-cell>
          <table:table-cell office:value-type="float" office:value="0.00540436" calcext:value-type="float">
            <text:p>0.00540436</text:p>
          </table:table-cell>
          <table:table-cell office:value-type="float" office:value="0.005906105" calcext:value-type="float">
            <text:p>0.005906105</text:p>
          </table:table-cell>
          <table:table-cell office:value-type="float" office:value="0.004317778" calcext:value-type="float">
            <text:p>0.004317778</text:p>
          </table:table-cell>
          <table:table-cell/>
          <table:table-cell office:value-type="float" office:value="-0.00424192" calcext:value-type="float">
            <text:p>-0.00424192</text:p>
          </table:table-cell>
          <table:table-cell office:value-type="float" office:value="0.000134615" calcext:value-type="float">
            <text:p>0.000134615</text:p>
          </table:table-cell>
          <table:table-cell office:value-type="float" office:value="0.000636361" calcext:value-type="float">
            <text:p>0.000636361</text:p>
          </table:table-cell>
          <table:table-cell office:value-type="float" office:value="-0.000951967" calcext:value-type="float">
            <text:p>-0.000951967</text:p>
          </table:table-cell>
          <table:table-cell/>
          <table:table-cell office:value-type="float" office:value="26.263683758" calcext:value-type="float">
            <text:p>26.263683758</text:p>
          </table:table-cell>
          <table:table-cell office:value-type="float" office:value="26.371572609" calcext:value-type="float">
            <text:p>26.371572609</text:p>
          </table:table-cell>
          <table:table-cell office:value-type="float" office:value="26.383940815" calcext:value-type="float">
            <text:p>26.383940815</text:p>
          </table:table-cell>
          <table:table-cell office:value-type="float" office:value="26.344787512" calcext:value-type="float">
            <text:p>26.344787512</text:p>
          </table:table-cell>
          <table:table-cell/>
          <table:table-cell office:value-type="float" office:value="-0.107533064" calcext:value-type="float">
            <text:p>-0.107533064</text:p>
          </table:table-cell>
          <table:table-cell office:value-type="float" office:value="0.003412233" calcext:value-type="float">
            <text:p>0.003412233</text:p>
          </table:table-cell>
          <table:table-cell office:value-type="float" office:value="0.016130556" calcext:value-type="float">
            <text:p>0.016130556</text:p>
          </table:table-cell>
          <table:table-cell office:value-type="float" office:value="-0.024131241" calcext:value-type="float">
            <text:p>-0.0241312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8 15:55:53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6971618" calcext:value-type="float">
            <text:p>0.126971618</text:p>
          </table:table-cell>
          <table:table-cell office:value-type="float" office:value="0.793490504" calcext:value-type="float">
            <text:p>0.793490504</text:p>
          </table:table-cell>
          <table:table-cell office:value-type="float" office:value="0.595688891" calcext:value-type="float">
            <text:p>0.595688891</text:p>
          </table:table-cell>
          <table:table-cell office:value-type="float" office:value="0.443640404" calcext:value-type="float">
            <text:p>0.443640404</text:p>
          </table:table-cell>
          <table:table-cell/>
          <table:table-cell office:value-type="float" office:value="0.00103735" calcext:value-type="float">
            <text:p>0.00103735</text:p>
          </table:table-cell>
          <table:table-cell office:value-type="float" office:value="0.006482766" calcext:value-type="float">
            <text:p>0.006482766</text:p>
          </table:table-cell>
          <table:table-cell office:value-type="float" office:value="0.004866739" calcext:value-type="float">
            <text:p>0.004866739</text:p>
          </table:table-cell>
          <table:table-cell office:value-type="float" office:value="0.003624513" calcext:value-type="float">
            <text:p>0.003624513</text:p>
          </table:table-cell>
          <table:table-cell/>
          <table:table-cell office:value-type="float" office:value="-0.004232395" calcext:value-type="float">
            <text:p>-0.004232395</text:p>
          </table:table-cell>
          <table:table-cell office:value-type="float" office:value="0.001213021" calcext:value-type="float">
            <text:p>0.001213021</text:p>
          </table:table-cell>
          <table:table-cell office:value-type="float" office:value="-0.000403005" calcext:value-type="float">
            <text:p>-0.000403005</text:p>
          </table:table-cell>
          <table:table-cell office:value-type="float" office:value="-0.001645231" calcext:value-type="float">
            <text:p>-0.001645231</text:p>
          </table:table-cell>
          <table:table-cell/>
          <table:table-cell office:value-type="float" office:value="26.274027677" calcext:value-type="float">
            <text:p>26.274027677</text:p>
          </table:table-cell>
          <table:table-cell office:value-type="float" office:value="26.408263439" calcext:value-type="float">
            <text:p>26.408263439</text:p>
          </table:table-cell>
          <table:table-cell office:value-type="float" office:value="26.368428186" calcext:value-type="float">
            <text:p>26.368428186</text:p>
          </table:table-cell>
          <table:table-cell office:value-type="float" office:value="26.337806204" calcext:value-type="float">
            <text:p>26.337806204</text:p>
          </table:table-cell>
          <table:table-cell/>
          <table:table-cell office:value-type="float" office:value="-0.107291587" calcext:value-type="float">
            <text:p>-0.107291587</text:p>
          </table:table-cell>
          <table:table-cell office:value-type="float" office:value="0.030747585" calcext:value-type="float">
            <text:p>0.030747585</text:p>
          </table:table-cell>
          <table:table-cell office:value-type="float" office:value="-0.010215619" calcext:value-type="float">
            <text:p>-0.010215619</text:p>
          </table:table-cell>
          <table:table-cell office:value-type="float" office:value="-0.04170512" calcext:value-type="float">
            <text:p>-0.041705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8 15:55:55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5607863" calcext:value-type="float">
            <text:p>0.125607863</text:p>
          </table:table-cell>
          <table:table-cell office:value-type="float" office:value="0.747441739" calcext:value-type="float">
            <text:p>0.747441739</text:p>
          </table:table-cell>
          <table:table-cell office:value-type="float" office:value="0.737171261" calcext:value-type="float">
            <text:p>0.737171261</text:p>
          </table:table-cell>
          <table:table-cell office:value-type="float" office:value="0.457063372" calcext:value-type="float">
            <text:p>0.457063372</text:p>
          </table:table-cell>
          <table:table-cell/>
          <table:table-cell office:value-type="float" office:value="0.001026208" calcext:value-type="float">
            <text:p>0.001026208</text:p>
          </table:table-cell>
          <table:table-cell office:value-type="float" office:value="0.00610655" calcext:value-type="float">
            <text:p>0.00610655</text:p>
          </table:table-cell>
          <table:table-cell office:value-type="float" office:value="0.006022641" calcext:value-type="float">
            <text:p>0.006022641</text:p>
          </table:table-cell>
          <table:table-cell office:value-type="float" office:value="0.003734178" calcext:value-type="float">
            <text:p>0.003734178</text:p>
          </table:table-cell>
          <table:table-cell/>
          <table:table-cell office:value-type="float" office:value="-0.004243536" calcext:value-type="float">
            <text:p>-0.004243536</text:p>
          </table:table-cell>
          <table:table-cell office:value-type="float" office:value="0.000836806" calcext:value-type="float">
            <text:p>0.000836806</text:p>
          </table:table-cell>
          <table:table-cell office:value-type="float" office:value="0.000752897" calcext:value-type="float">
            <text:p>0.000752897</text:p>
          </table:table-cell>
          <table:table-cell office:value-type="float" office:value="-0.001535566" calcext:value-type="float">
            <text:p>-0.001535566</text:p>
          </table:table-cell>
          <table:table-cell/>
          <table:table-cell office:value-type="float" office:value="26.268698452" calcext:value-type="float">
            <text:p>26.268698452</text:p>
          </table:table-cell>
          <table:table-cell office:value-type="float" office:value="26.393935812" calcext:value-type="float">
            <text:p>26.393935812</text:p>
          </table:table-cell>
          <table:table-cell office:value-type="float" office:value="26.391867449" calcext:value-type="float">
            <text:p>26.391867449</text:p>
          </table:table-cell>
          <table:table-cell office:value-type="float" office:value="26.335455318" calcext:value-type="float">
            <text:p>26.335455318</text:p>
          </table:table-cell>
          <table:table-cell/>
          <table:table-cell office:value-type="float" office:value="-0.107574051" calcext:value-type="float">
            <text:p>-0.107574051</text:p>
          </table:table-cell>
          <table:table-cell office:value-type="float" office:value="0.02121141" calcext:value-type="float">
            <text:p>0.02121141</text:p>
          </table:table-cell>
          <table:table-cell office:value-type="float" office:value="0.019084496" calcext:value-type="float">
            <text:p>0.019084496</text:p>
          </table:table-cell>
          <table:table-cell office:value-type="float" office:value="-0.038925153" calcext:value-type="float">
            <text:p>-0.0389251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8 15:55:56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6270667" calcext:value-type="float">
            <text:p>0.126270667</text:p>
          </table:table-cell>
          <table:table-cell office:value-type="float" office:value="0.802977777" calcext:value-type="float">
            <text:p>0.802977777</text:p>
          </table:table-cell>
          <table:table-cell office:value-type="float" office:value="0.597598028" calcext:value-type="float">
            <text:p>0.597598028</text:p>
          </table:table-cell>
          <table:table-cell office:value-type="float" office:value="0.44181233" calcext:value-type="float">
            <text:p>0.44181233</text:p>
          </table:table-cell>
          <table:table-cell/>
          <table:table-cell office:value-type="float" office:value="0.001031623" calcext:value-type="float">
            <text:p>0.001031623</text:p>
          </table:table-cell>
          <table:table-cell office:value-type="float" office:value="0.006560276" calcext:value-type="float">
            <text:p>0.006560276</text:p>
          </table:table-cell>
          <table:table-cell office:value-type="float" office:value="0.004882337" calcext:value-type="float">
            <text:p>0.004882337</text:p>
          </table:table-cell>
          <table:table-cell office:value-type="float" office:value="0.003609578" calcext:value-type="float">
            <text:p>0.003609578</text:p>
          </table:table-cell>
          <table:table-cell/>
          <table:table-cell office:value-type="float" office:value="-0.004238121" calcext:value-type="float">
            <text:p>-0.004238121</text:p>
          </table:table-cell>
          <table:table-cell office:value-type="float" office:value="0.001290532" calcext:value-type="float">
            <text:p>0.001290532</text:p>
          </table:table-cell>
          <table:table-cell office:value-type="float" office:value="-0.000387408" calcext:value-type="float">
            <text:p>-0.000387408</text:p>
          </table:table-cell>
          <table:table-cell office:value-type="float" office:value="-0.001660166" calcext:value-type="float">
            <text:p>-0.001660166</text:p>
          </table:table-cell>
          <table:table-cell/>
          <table:table-cell office:value-type="float" office:value="26.268831948" calcext:value-type="float">
            <text:p>26.268831948</text:p>
          </table:table-cell>
          <table:table-cell office:value-type="float" office:value="26.4051201" calcext:value-type="float">
            <text:p>26.4051201</text:p>
          </table:table-cell>
          <table:table-cell office:value-type="float" office:value="26.363758546" calcext:value-type="float">
            <text:p>26.363758546</text:p>
          </table:table-cell>
          <table:table-cell office:value-type="float" office:value="26.332383764" calcext:value-type="float">
            <text:p>26.332383764</text:p>
          </table:table-cell>
          <table:table-cell/>
          <table:table-cell office:value-type="float" office:value="-0.10743677" calcext:value-type="float">
            <text:p>-0.10743677</text:p>
          </table:table-cell>
          <table:table-cell office:value-type="float" office:value="0.032712277" calcext:value-type="float">
            <text:p>0.032712277</text:p>
          </table:table-cell>
          <table:table-cell office:value-type="float" office:value="-0.009820242" calcext:value-type="float">
            <text:p>-0.009820242</text:p>
          </table:table-cell>
          <table:table-cell office:value-type="float" office:value="-0.042083725" calcext:value-type="float">
            <text:p>-0.0420837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8 15:55:57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5947014" calcext:value-type="float">
            <text:p>0.125947014</text:p>
          </table:table-cell>
          <table:table-cell office:value-type="float" office:value="0.659151156" calcext:value-type="float">
            <text:p>0.659151156</text:p>
          </table:table-cell>
          <table:table-cell office:value-type="float" office:value="0.598849726" calcext:value-type="float">
            <text:p>0.598849726</text:p>
          </table:table-cell>
          <table:table-cell office:value-type="float" office:value="0.494601785" calcext:value-type="float">
            <text:p>0.494601785</text:p>
          </table:table-cell>
          <table:table-cell/>
          <table:table-cell office:value-type="float" office:value="0.001028979" calcext:value-type="float">
            <text:p>0.001028979</text:p>
          </table:table-cell>
          <table:table-cell office:value-type="float" office:value="0.005385222" calcext:value-type="float">
            <text:p>0.005385222</text:p>
          </table:table-cell>
          <table:table-cell office:value-type="float" office:value="0.004892563" calcext:value-type="float">
            <text:p>0.004892563</text:p>
          </table:table-cell>
          <table:table-cell office:value-type="float" office:value="0.004040864" calcext:value-type="float">
            <text:p>0.004040864</text:p>
          </table:table-cell>
          <table:table-cell/>
          <table:table-cell office:value-type="float" office:value="-0.004240765" calcext:value-type="float">
            <text:p>-0.004240765</text:p>
          </table:table-cell>
          <table:table-cell office:value-type="float" office:value="0.000115478" calcext:value-type="float">
            <text:p>0.000115478</text:p>
          </table:table-cell>
          <table:table-cell office:value-type="float" office:value="-0.000377181" calcext:value-type="float">
            <text:p>-0.000377181</text:p>
          </table:table-cell>
          <table:table-cell office:value-type="float" office:value="-0.00122888" calcext:value-type="float">
            <text:p>-0.00122888</text:p>
          </table:table-cell>
          <table:table-cell/>
          <table:table-cell office:value-type="float" office:value="26.268766761" calcext:value-type="float">
            <text:p>26.268766761</text:p>
          </table:table-cell>
          <table:table-cell office:value-type="float" office:value="26.376154926" calcext:value-type="float">
            <text:p>26.376154926</text:p>
          </table:table-cell>
          <table:table-cell office:value-type="float" office:value="26.36401063" calcext:value-type="float">
            <text:p>26.36401063</text:p>
          </table:table-cell>
          <table:table-cell office:value-type="float" office:value="26.343015503" calcext:value-type="float">
            <text:p>26.343015503</text:p>
          </table:table-cell>
          <table:table-cell/>
          <table:table-cell office:value-type="float" office:value="-0.107503805" calcext:value-type="float">
            <text:p>-0.107503805</text:p>
          </table:table-cell>
          <table:table-cell office:value-type="float" office:value="0.002927122" calcext:value-type="float">
            <text:p>0.002927122</text:p>
          </table:table-cell>
          <table:table-cell office:value-type="float" office:value="-0.009561018" calcext:value-type="float">
            <text:p>-0.009561018</text:p>
          </table:table-cell>
          <table:table-cell office:value-type="float" office:value="-0.031150799" calcext:value-type="float">
            <text:p>-0.0311507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8 15:55:58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6167551" calcext:value-type="float">
            <text:p>0.126167551</text:p>
          </table:table-cell>
          <table:table-cell office:value-type="float" office:value="0.802403188" calcext:value-type="float">
            <text:p>0.802403188</text:p>
          </table:table-cell>
          <table:table-cell office:value-type="float" office:value="0.600581241" calcext:value-type="float">
            <text:p>0.600581241</text:p>
          </table:table-cell>
          <table:table-cell office:value-type="float" office:value="0.442673021" calcext:value-type="float">
            <text:p>0.442673021</text:p>
          </table:table-cell>
          <table:table-cell/>
          <table:table-cell office:value-type="float" office:value="0.001030781" calcext:value-type="float">
            <text:p>0.001030781</text:p>
          </table:table-cell>
          <table:table-cell office:value-type="float" office:value="0.006555582" calcext:value-type="float">
            <text:p>0.006555582</text:p>
          </table:table-cell>
          <table:table-cell office:value-type="float" office:value="0.004906709" calcext:value-type="float">
            <text:p>0.004906709</text:p>
          </table:table-cell>
          <table:table-cell office:value-type="float" office:value="0.00361661" calcext:value-type="float">
            <text:p>0.00361661</text:p>
          </table:table-cell>
          <table:table-cell/>
          <table:table-cell office:value-type="float" office:value="-0.004238964" calcext:value-type="float">
            <text:p>-0.004238964</text:p>
          </table:table-cell>
          <table:table-cell office:value-type="float" office:value="0.001285837" calcext:value-type="float">
            <text:p>0.001285837</text:p>
          </table:table-cell>
          <table:table-cell office:value-type="float" office:value="-0.000363035" calcext:value-type="float">
            <text:p>-0.000363035</text:p>
          </table:table-cell>
          <table:table-cell office:value-type="float" office:value="-0.001653135" calcext:value-type="float">
            <text:p>-0.001653135</text:p>
          </table:table-cell>
          <table:table-cell/>
          <table:table-cell office:value-type="float" office:value="26.27386573" calcext:value-type="float">
            <text:p>26.27386573</text:p>
          </table:table-cell>
          <table:table-cell office:value-type="float" office:value="26.41005833" calcext:value-type="float">
            <text:p>26.41005833</text:p>
          </table:table-cell>
          <table:table-cell office:value-type="float" office:value="26.369413473" calcext:value-type="float">
            <text:p>26.369413473</text:p>
          </table:table-cell>
          <table:table-cell office:value-type="float" office:value="26.337611374" calcext:value-type="float">
            <text:p>26.337611374</text:p>
          </table:table-cell>
          <table:table-cell/>
          <table:table-cell office:value-type="float" office:value="-0.107458127" calcext:value-type="float">
            <text:p>-0.107458127</text:p>
          </table:table-cell>
          <table:table-cell office:value-type="float" office:value="0.032593287" calcext:value-type="float">
            <text:p>0.032593287</text:p>
          </table:table-cell>
          <table:table-cell office:value-type="float" office:value="-0.009202425" calcext:value-type="float">
            <text:p>-0.009202425</text:p>
          </table:table-cell>
          <table:table-cell office:value-type="float" office:value="-0.041905471" calcext:value-type="float">
            <text:p>-0.041905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8 15:56:00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5961915" calcext:value-type="float">
            <text:p>0.125961915</text:p>
          </table:table-cell>
          <table:table-cell office:value-type="float" office:value="0.63119121" calcext:value-type="float">
            <text:p>0.63119121</text:p>
          </table:table-cell>
          <table:table-cell office:value-type="float" office:value="0.656179864" calcext:value-type="float">
            <text:p>0.656179864</text:p>
          </table:table-cell>
          <table:table-cell office:value-type="float" office:value="0.550544328" calcext:value-type="float">
            <text:p>0.550544328</text:p>
          </table:table-cell>
          <table:table-cell/>
          <table:table-cell office:value-type="float" office:value="0.001029101" calcext:value-type="float">
            <text:p>0.001029101</text:p>
          </table:table-cell>
          <table:table-cell office:value-type="float" office:value="0.005156791" calcext:value-type="float">
            <text:p>0.005156791</text:p>
          </table:table-cell>
          <table:table-cell office:value-type="float" office:value="0.005360947" calcext:value-type="float">
            <text:p>0.005360947</text:p>
          </table:table-cell>
          <table:table-cell office:value-type="float" office:value="0.004497911" calcext:value-type="float">
            <text:p>0.004497911</text:p>
          </table:table-cell>
          <table:table-cell/>
          <table:table-cell office:value-type="float" office:value="-0.004240644" calcext:value-type="float">
            <text:p>-0.004240644</text:p>
          </table:table-cell>
          <table:table-cell office:value-type="float" office:value="-0.000112953" calcext:value-type="float">
            <text:p>-0.000112953</text:p>
          </table:table-cell>
          <table:table-cell office:value-type="float" office:value="0.000091202" calcext:value-type="float">
            <text:p>9.1202E-05</text:p>
          </table:table-cell>
          <table:table-cell office:value-type="float" office:value="-0.000771833" calcext:value-type="float">
            <text:p>-0.000771833</text:p>
          </table:table-cell>
          <table:table-cell/>
          <table:table-cell office:value-type="float" office:value="26.273824312" calcext:value-type="float">
            <text:p>26.273824312</text:p>
          </table:table-cell>
          <table:table-cell office:value-type="float" office:value="26.375578098" calcext:value-type="float">
            <text:p>26.375578098</text:p>
          </table:table-cell>
          <table:table-cell office:value-type="float" office:value="26.380610607" calcext:value-type="float">
            <text:p>26.380610607</text:p>
          </table:table-cell>
          <table:table-cell office:value-type="float" office:value="26.35933633" calcext:value-type="float">
            <text:p>26.35933633</text:p>
          </table:table-cell>
          <table:table-cell/>
          <table:table-cell office:value-type="float" office:value="-0.107500719" calcext:value-type="float">
            <text:p>-0.107500719</text:p>
          </table:table-cell>
          <table:table-cell office:value-type="float" office:value="-0.0028632" calcext:value-type="float">
            <text:p>-0.0028632</text:p>
          </table:table-cell>
          <table:table-cell office:value-type="float" office:value="0.002311784" calcext:value-type="float">
            <text:p>0.002311784</text:p>
          </table:table-cell>
          <table:table-cell office:value-type="float" office:value="-0.019565011" calcext:value-type="float">
            <text:p>-0.0195650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8 15:56:01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6423851" calcext:value-type="float">
            <text:p>0.126423851</text:p>
          </table:table-cell>
          <table:table-cell office:value-type="float" office:value="0.796054101" calcext:value-type="float">
            <text:p>0.796054101</text:p>
          </table:table-cell>
          <table:table-cell office:value-type="float" office:value="0.616951658" calcext:value-type="float">
            <text:p>0.616951658</text:p>
          </table:table-cell>
          <table:table-cell office:value-type="float" office:value="0.443592124" calcext:value-type="float">
            <text:p>0.443592124</text:p>
          </table:table-cell>
          <table:table-cell/>
          <table:table-cell office:value-type="float" office:value="0.001032875" calcext:value-type="float">
            <text:p>0.001032875</text:p>
          </table:table-cell>
          <table:table-cell office:value-type="float" office:value="0.00650371" calcext:value-type="float">
            <text:p>0.00650371</text:p>
          </table:table-cell>
          <table:table-cell office:value-type="float" office:value="0.005040455" calcext:value-type="float">
            <text:p>0.005040455</text:p>
          </table:table-cell>
          <table:table-cell office:value-type="float" office:value="0.003624119" calcext:value-type="float">
            <text:p>0.003624119</text:p>
          </table:table-cell>
          <table:table-cell/>
          <table:table-cell office:value-type="float" office:value="-0.00423687" calcext:value-type="float">
            <text:p>-0.00423687</text:p>
          </table:table-cell>
          <table:table-cell office:value-type="float" office:value="0.001233966" calcext:value-type="float">
            <text:p>0.001233966</text:p>
          </table:table-cell>
          <table:table-cell office:value-type="float" office:value="-0.00022929" calcext:value-type="float">
            <text:p>-0.00022929</text:p>
          </table:table-cell>
          <table:table-cell office:value-type="float" office:value="-0.001645626" calcext:value-type="float">
            <text:p>-0.001645626</text:p>
          </table:table-cell>
          <table:table-cell/>
          <table:table-cell office:value-type="float" office:value="26.268862801" calcext:value-type="float">
            <text:p>26.268862801</text:p>
          </table:table-cell>
          <table:table-cell office:value-type="float" office:value="26.403725761" calcext:value-type="float">
            <text:p>26.403725761</text:p>
          </table:table-cell>
          <table:table-cell office:value-type="float" office:value="26.36765625" calcext:value-type="float">
            <text:p>26.36765625</text:p>
          </table:table-cell>
          <table:table-cell office:value-type="float" office:value="26.332742215" calcext:value-type="float">
            <text:p>26.332742215</text:p>
          </table:table-cell>
          <table:table-cell/>
          <table:table-cell office:value-type="float" office:value="-0.107405042" calcext:value-type="float">
            <text:p>-0.107405042</text:p>
          </table:table-cell>
          <table:table-cell office:value-type="float" office:value="0.031278473" calcext:value-type="float">
            <text:p>0.031278473</text:p>
          </table:table-cell>
          <table:table-cell office:value-type="float" office:value="-0.005812159" calcext:value-type="float">
            <text:p>-0.005812159</text:p>
          </table:table-cell>
          <table:table-cell office:value-type="float" office:value="-0.041715119" calcext:value-type="float">
            <text:p>-0.0417151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8 15:56:02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312224" calcext:value-type="float">
            <text:p>0.125312224</text:p>
          </table:table-cell>
          <table:table-cell office:value-type="float" office:value="0.746442765" calcext:value-type="float">
            <text:p>0.746442765</text:p>
          </table:table-cell>
          <table:table-cell office:value-type="float" office:value="0.733211128" calcext:value-type="float">
            <text:p>0.733211128</text:p>
          </table:table-cell>
          <table:table-cell office:value-type="float" office:value="0.455769951" calcext:value-type="float">
            <text:p>0.455769951</text:p>
          </table:table-cell>
          <table:table-cell/>
          <table:table-cell office:value-type="float" office:value="0.001023793" calcext:value-type="float">
            <text:p>0.001023793</text:p>
          </table:table-cell>
          <table:table-cell office:value-type="float" office:value="0.006098389" calcext:value-type="float">
            <text:p>0.006098389</text:p>
          </table:table-cell>
          <table:table-cell office:value-type="float" office:value="0.005990287" calcext:value-type="float">
            <text:p>0.005990287</text:p>
          </table:table-cell>
          <table:table-cell office:value-type="float" office:value="0.003723611" calcext:value-type="float">
            <text:p>0.003723611</text:p>
          </table:table-cell>
          <table:table-cell/>
          <table:table-cell office:value-type="float" office:value="-0.004245952" calcext:value-type="float">
            <text:p>-0.004245952</text:p>
          </table:table-cell>
          <table:table-cell office:value-type="float" office:value="0.000828644" calcext:value-type="float">
            <text:p>0.000828644</text:p>
          </table:table-cell>
          <table:table-cell office:value-type="float" office:value="0.000720543" calcext:value-type="float">
            <text:p>0.000720543</text:p>
          </table:table-cell>
          <table:table-cell office:value-type="float" office:value="-0.001546134" calcext:value-type="float">
            <text:p>-0.001546134</text:p>
          </table:table-cell>
          <table:table-cell/>
          <table:table-cell office:value-type="float" office:value="26.263584356" calcext:value-type="float">
            <text:p>26.263584356</text:p>
          </table:table-cell>
          <table:table-cell office:value-type="float" office:value="26.388680635" calcext:value-type="float">
            <text:p>26.388680635</text:p>
          </table:table-cell>
          <table:table-cell office:value-type="float" office:value="26.386015914" calcext:value-type="float">
            <text:p>26.386015914</text:p>
          </table:table-cell>
          <table:table-cell office:value-type="float" office:value="26.330140569" calcext:value-type="float">
            <text:p>26.330140569</text:p>
          </table:table-cell>
          <table:table-cell/>
          <table:table-cell office:value-type="float" office:value="-0.107635284" calcext:value-type="float">
            <text:p>-0.107635284</text:p>
          </table:table-cell>
          <table:table-cell office:value-type="float" office:value="0.021004533" calcext:value-type="float">
            <text:p>0.021004533</text:p>
          </table:table-cell>
          <table:table-cell office:value-type="float" office:value="0.01826439" calcext:value-type="float">
            <text:p>0.01826439</text:p>
          </table:table-cell>
          <table:table-cell office:value-type="float" office:value="-0.039193027" calcext:value-type="float">
            <text:p>-0.0391930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8 15:56:03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124787107" calcext:value-type="float">
            <text:p>0.124787107</text:p>
          </table:table-cell>
          <table:table-cell office:value-type="float" office:value="0.645557123" calcext:value-type="float">
            <text:p>0.645557123</text:p>
          </table:table-cell>
          <table:table-cell office:value-type="float" office:value="0.689508997" calcext:value-type="float">
            <text:p>0.689508997</text:p>
          </table:table-cell>
          <table:table-cell office:value-type="float" office:value="0.567913719" calcext:value-type="float">
            <text:p>0.567913719</text:p>
          </table:table-cell>
          <table:table-cell/>
          <table:table-cell office:value-type="float" office:value="0.001019503" calcext:value-type="float">
            <text:p>0.001019503</text:p>
          </table:table-cell>
          <table:table-cell office:value-type="float" office:value="0.00527416" calcext:value-type="float">
            <text:p>0.00527416</text:p>
          </table:table-cell>
          <table:table-cell office:value-type="float" office:value="0.005633243" calcext:value-type="float">
            <text:p>0.005633243</text:p>
          </table:table-cell>
          <table:table-cell office:value-type="float" office:value="0.004639818" calcext:value-type="float">
            <text:p>0.004639818</text:p>
          </table:table-cell>
          <table:table-cell/>
          <table:table-cell office:value-type="float" office:value="-0.004250242" calcext:value-type="float">
            <text:p>-0.004250242</text:p>
          </table:table-cell>
          <table:table-cell office:value-type="float" office:value="0.000004415" calcext:value-type="float">
            <text:p>4.415E-06</text:p>
          </table:table-cell>
          <table:table-cell office:value-type="float" office:value="0.000363499" calcext:value-type="float">
            <text:p>0.000363499</text:p>
          </table:table-cell>
          <table:table-cell office:value-type="float" office:value="-0.000629926" calcext:value-type="float">
            <text:p>-0.000629926</text:p>
          </table:table-cell>
          <table:table-cell/>
          <table:table-cell office:value-type="float" office:value="26.268533143" calcext:value-type="float">
            <text:p>26.268533143</text:p>
          </table:table-cell>
          <table:table-cell office:value-type="float" office:value="26.373417192" calcext:value-type="float">
            <text:p>26.373417192</text:p>
          </table:table-cell>
          <table:table-cell office:value-type="float" office:value="26.382268739" calcext:value-type="float">
            <text:p>26.382268739</text:p>
          </table:table-cell>
          <table:table-cell office:value-type="float" office:value="26.35778028" calcext:value-type="float">
            <text:p>26.35778028</text:p>
          </table:table-cell>
          <table:table-cell/>
          <table:table-cell office:value-type="float" office:value="-0.107744047" calcext:value-type="float">
            <text:p>-0.107744047</text:p>
          </table:table-cell>
          <table:table-cell office:value-type="float" office:value="0.000111868" calcext:value-type="float">
            <text:p>0.000111868</text:p>
          </table:table-cell>
          <table:table-cell office:value-type="float" office:value="0.00921404" calcext:value-type="float">
            <text:p>0.00921404</text:p>
          </table:table-cell>
          <table:table-cell office:value-type="float" office:value="-0.015967816" calcext:value-type="float">
            <text:p>-0.0159678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8 15:56:05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5236526" calcext:value-type="float">
            <text:p>0.125236526</text:p>
          </table:table-cell>
          <table:table-cell office:value-type="float" office:value="0.734847872" calcext:value-type="float">
            <text:p>0.734847872</text:p>
          </table:table-cell>
          <table:table-cell office:value-type="float" office:value="0.739128678" calcext:value-type="float">
            <text:p>0.739128678</text:p>
          </table:table-cell>
          <table:table-cell office:value-type="float" office:value="0.470265802" calcext:value-type="float">
            <text:p>0.470265802</text:p>
          </table:table-cell>
          <table:table-cell/>
          <table:table-cell office:value-type="float" office:value="0.001023174" calcext:value-type="float">
            <text:p>0.001023174</text:p>
          </table:table-cell>
          <table:table-cell office:value-type="float" office:value="0.006003659" calcext:value-type="float">
            <text:p>0.006003659</text:p>
          </table:table-cell>
          <table:table-cell office:value-type="float" office:value="0.006038633" calcext:value-type="float">
            <text:p>0.006038633</text:p>
          </table:table-cell>
          <table:table-cell office:value-type="float" office:value="0.003842041" calcext:value-type="float">
            <text:p>0.003842041</text:p>
          </table:table-cell>
          <table:table-cell/>
          <table:table-cell office:value-type="float" office:value="-0.00424657" calcext:value-type="float">
            <text:p>-0.00424657</text:p>
          </table:table-cell>
          <table:table-cell office:value-type="float" office:value="0.000733915" calcext:value-type="float">
            <text:p>0.000733915</text:p>
          </table:table-cell>
          <table:table-cell office:value-type="float" office:value="0.000768889" calcext:value-type="float">
            <text:p>0.000768889</text:p>
          </table:table-cell>
          <table:table-cell office:value-type="float" office:value="-0.001427703" calcext:value-type="float">
            <text:p>-0.001427703</text:p>
          </table:table-cell>
          <table:table-cell/>
          <table:table-cell office:value-type="float" office:value="26.273678212" calcext:value-type="float">
            <text:p>26.273678212</text:p>
          </table:table-cell>
          <table:table-cell office:value-type="float" office:value="26.396453549" calcext:value-type="float">
            <text:p>26.396453549</text:p>
          </table:table-cell>
          <table:table-cell office:value-type="float" office:value="26.397315653" calcext:value-type="float">
            <text:p>26.397315653</text:p>
          </table:table-cell>
          <table:table-cell office:value-type="float" office:value="26.343168517" calcext:value-type="float">
            <text:p>26.343168517</text:p>
          </table:table-cell>
          <table:table-cell/>
          <table:table-cell office:value-type="float" office:value="-0.107650963" calcext:value-type="float">
            <text:p>-0.107650963</text:p>
          </table:table-cell>
          <table:table-cell office:value-type="float" office:value="0.018603344" calcext:value-type="float">
            <text:p>0.018603344</text:p>
          </table:table-cell>
          <table:table-cell office:value-type="float" office:value="0.019489858" calcext:value-type="float">
            <text:p>0.019489858</text:p>
          </table:table-cell>
          <table:table-cell office:value-type="float" office:value="-0.036190869" calcext:value-type="float">
            <text:p>-0.03619086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8 15:56:0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195565" calcext:value-type="float">
            <text:p>0.126195565</text:p>
          </table:table-cell>
          <table:table-cell office:value-type="float" office:value="0.639622884" calcext:value-type="float">
            <text:p>0.639622884</text:p>
          </table:table-cell>
          <table:table-cell office:value-type="float" office:value="0.69598087" calcext:value-type="float">
            <text:p>0.69598087</text:p>
          </table:table-cell>
          <table:table-cell office:value-type="float" office:value="0.557701058" calcext:value-type="float">
            <text:p>0.557701058</text:p>
          </table:table-cell>
          <table:table-cell/>
          <table:table-cell office:value-type="float" office:value="0.00103101" calcext:value-type="float">
            <text:p>0.00103101</text:p>
          </table:table-cell>
          <table:table-cell office:value-type="float" office:value="0.005225677" calcext:value-type="float">
            <text:p>0.005225677</text:p>
          </table:table-cell>
          <table:table-cell office:value-type="float" office:value="0.005686118" calcext:value-type="float">
            <text:p>0.005686118</text:p>
          </table:table-cell>
          <table:table-cell office:value-type="float" office:value="0.004556381" calcext:value-type="float">
            <text:p>0.004556381</text:p>
          </table:table-cell>
          <table:table-cell/>
          <table:table-cell office:value-type="float" office:value="-0.004238735" calcext:value-type="float">
            <text:p>-0.004238735</text:p>
          </table:table-cell>
          <table:table-cell office:value-type="float" office:value="-0.000044067" calcext:value-type="float">
            <text:p>-4.4067E-05</text:p>
          </table:table-cell>
          <table:table-cell office:value-type="float" office:value="0.000416374" calcext:value-type="float">
            <text:p>0.000416374</text:p>
          </table:table-cell>
          <table:table-cell office:value-type="float" office:value="-0.000713363" calcext:value-type="float">
            <text:p>-0.000713363</text:p>
          </table:table-cell>
          <table:table-cell/>
          <table:table-cell office:value-type="float" office:value="26.283980473" calcext:value-type="float">
            <text:p>26.283980473</text:p>
          </table:table-cell>
          <table:table-cell office:value-type="float" office:value="26.387384352" calcext:value-type="float">
            <text:p>26.387384352</text:p>
          </table:table-cell>
          <table:table-cell office:value-type="float" office:value="26.398734236" calcext:value-type="float">
            <text:p>26.398734236</text:p>
          </table:table-cell>
          <table:table-cell office:value-type="float" office:value="26.370885988" calcext:value-type="float">
            <text:p>26.370885988</text:p>
          </table:table-cell>
          <table:table-cell/>
          <table:table-cell office:value-type="float" office:value="-0.107452325" calcext:value-type="float">
            <text:p>-0.107452325</text:p>
          </table:table-cell>
          <table:table-cell office:value-type="float" office:value="-0.001117036" calcext:value-type="float">
            <text:p>-0.001117036</text:p>
          </table:table-cell>
          <table:table-cell office:value-type="float" office:value="0.010554318" calcext:value-type="float">
            <text:p>0.010554318</text:p>
          </table:table-cell>
          <table:table-cell office:value-type="float" office:value="-0.018082853" calcext:value-type="float">
            <text:p>-0.0180828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8 15:56:0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719754" calcext:value-type="float">
            <text:p>0.124719754</text:p>
          </table:table-cell>
          <table:table-cell office:value-type="float" office:value="0.649136382" calcext:value-type="float">
            <text:p>0.649136382</text:p>
          </table:table-cell>
          <table:table-cell office:value-type="float" office:value="0.694897854" calcext:value-type="float">
            <text:p>0.694897854</text:p>
          </table:table-cell>
          <table:table-cell office:value-type="float" office:value="0.568540164" calcext:value-type="float">
            <text:p>0.568540164</text:p>
          </table:table-cell>
          <table:table-cell/>
          <table:table-cell office:value-type="float" office:value="0.001018952" calcext:value-type="float">
            <text:p>0.001018952</text:p>
          </table:table-cell>
          <table:table-cell office:value-type="float" office:value="0.005303402" calcext:value-type="float">
            <text:p>0.005303402</text:p>
          </table:table-cell>
          <table:table-cell office:value-type="float" office:value="0.00567727" calcext:value-type="float">
            <text:p>0.00567727</text:p>
          </table:table-cell>
          <table:table-cell office:value-type="float" office:value="0.004644936" calcext:value-type="float">
            <text:p>0.004644936</text:p>
          </table:table-cell>
          <table:table-cell/>
          <table:table-cell office:value-type="float" office:value="-0.004250792" calcext:value-type="float">
            <text:p>-0.004250792</text:p>
          </table:table-cell>
          <table:table-cell office:value-type="float" office:value="0.000033657" calcext:value-type="float">
            <text:p>3.3657E-05</text:p>
          </table:table-cell>
          <table:table-cell office:value-type="float" office:value="0.000407526" calcext:value-type="float">
            <text:p>0.000407526</text:p>
          </table:table-cell>
          <table:table-cell office:value-type="float" office:value="-0.000624808" calcext:value-type="float">
            <text:p>-0.000624808</text:p>
          </table:table-cell>
          <table:table-cell/>
          <table:table-cell office:value-type="float" office:value="26.283683232" calcext:value-type="float">
            <text:p>26.283683232</text:p>
          </table:table-cell>
          <table:table-cell office:value-type="float" office:value="26.389300275" calcext:value-type="float">
            <text:p>26.389300275</text:p>
          </table:table-cell>
          <table:table-cell office:value-type="float" office:value="26.398516129" calcext:value-type="float">
            <text:p>26.398516129</text:p>
          </table:table-cell>
          <table:table-cell office:value-type="float" office:value="26.373068906" calcext:value-type="float">
            <text:p>26.373068906</text:p>
          </table:table-cell>
          <table:table-cell/>
          <table:table-cell office:value-type="float" office:value="-0.107757998" calcext:value-type="float">
            <text:p>-0.107757998</text:p>
          </table:table-cell>
          <table:table-cell office:value-type="float" office:value="0.000853115" calcext:value-type="float">
            <text:p>0.000853115</text:p>
          </table:table-cell>
          <table:table-cell office:value-type="float" office:value="0.010330033" calcext:value-type="float">
            <text:p>0.010330033</text:p>
          </table:table-cell>
          <table:table-cell office:value-type="float" office:value="-0.01583808" calcext:value-type="float">
            <text:p>-0.015838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8 15:56:09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5902906" calcext:value-type="float">
            <text:p>0.125902906</text:p>
          </table:table-cell>
          <table:table-cell office:value-type="float" office:value="0.792610144" calcext:value-type="float">
            <text:p>0.792610144</text:p>
          </table:table-cell>
          <table:table-cell office:value-type="float" office:value="0.637953357" calcext:value-type="float">
            <text:p>0.637953357</text:p>
          </table:table-cell>
          <table:table-cell office:value-type="float" office:value="0.445569211" calcext:value-type="float">
            <text:p>0.445569211</text:p>
          </table:table-cell>
          <table:table-cell/>
          <table:table-cell office:value-type="float" office:value="0.001028619" calcext:value-type="float">
            <text:p>0.001028619</text:p>
          </table:table-cell>
          <table:table-cell office:value-type="float" office:value="0.006475573" calcext:value-type="float">
            <text:p>0.006475573</text:p>
          </table:table-cell>
          <table:table-cell office:value-type="float" office:value="0.005212037" calcext:value-type="float">
            <text:p>0.005212037</text:p>
          </table:table-cell>
          <table:table-cell office:value-type="float" office:value="0.003640271" calcext:value-type="float">
            <text:p>0.003640271</text:p>
          </table:table-cell>
          <table:table-cell/>
          <table:table-cell office:value-type="float" office:value="-0.004241126" calcext:value-type="float">
            <text:p>-0.004241126</text:p>
          </table:table-cell>
          <table:table-cell office:value-type="float" office:value="0.001205829" calcext:value-type="float">
            <text:p>0.001205829</text:p>
          </table:table-cell>
          <table:table-cell office:value-type="float" office:value="-0.000057707" calcext:value-type="float">
            <text:p>-5.7707E-05</text:p>
          </table:table-cell>
          <table:table-cell office:value-type="float" office:value="-0.001629473" calcext:value-type="float">
            <text:p>-0.001629473</text:p>
          </table:table-cell>
          <table:table-cell/>
          <table:table-cell office:value-type="float" office:value="26.273812428" calcext:value-type="float">
            <text:p>26.273812428</text:p>
          </table:table-cell>
          <table:table-cell office:value-type="float" office:value="26.408086146" calcext:value-type="float">
            <text:p>26.408086146</text:p>
          </table:table-cell>
          <table:table-cell office:value-type="float" office:value="26.376939941" calcext:value-type="float">
            <text:p>26.376939941</text:p>
          </table:table-cell>
          <table:table-cell office:value-type="float" office:value="26.338194664" calcext:value-type="float">
            <text:p>26.338194664</text:p>
          </table:table-cell>
          <table:table-cell/>
          <table:table-cell office:value-type="float" office:value="-0.107512941" calcext:value-type="float">
            <text:p>-0.107512941</text:p>
          </table:table-cell>
          <table:table-cell office:value-type="float" office:value="0.030565273" calcext:value-type="float">
            <text:p>0.030565273</text:p>
          </table:table-cell>
          <table:table-cell office:value-type="float" office:value="-0.001462787" calcext:value-type="float">
            <text:p>-0.001462787</text:p>
          </table:table-cell>
          <table:table-cell office:value-type="float" office:value="-0.041305654" calcext:value-type="float">
            <text:p>-0.04130565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8 15:56:10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125451103" calcext:value-type="float">
            <text:p>0.125451103</text:p>
          </table:table-cell>
          <table:table-cell office:value-type="float" office:value="0.757234187" calcext:value-type="float">
            <text:p>0.757234187</text:p>
          </table:table-cell>
          <table:table-cell office:value-type="float" office:value="0.730725018" calcext:value-type="float">
            <text:p>0.730725018</text:p>
          </table:table-cell>
          <table:table-cell office:value-type="float" office:value="0.450670177" calcext:value-type="float">
            <text:p>0.450670177</text:p>
          </table:table-cell>
          <table:table-cell/>
          <table:table-cell office:value-type="float" office:value="0.001024927" calcext:value-type="float">
            <text:p>0.001024927</text:p>
          </table:table-cell>
          <table:table-cell office:value-type="float" office:value="0.006186554" calcext:value-type="float">
            <text:p>0.006186554</text:p>
          </table:table-cell>
          <table:table-cell office:value-type="float" office:value="0.005969976" calcext:value-type="float">
            <text:p>0.005969976</text:p>
          </table:table-cell>
          <table:table-cell office:value-type="float" office:value="0.003681946" calcext:value-type="float">
            <text:p>0.003681946</text:p>
          </table:table-cell>
          <table:table-cell/>
          <table:table-cell office:value-type="float" office:value="-0.004244817" calcext:value-type="float">
            <text:p>-0.004244817</text:p>
          </table:table-cell>
          <table:table-cell office:value-type="float" office:value="0.000916809" calcext:value-type="float">
            <text:p>0.000916809</text:p>
          </table:table-cell>
          <table:table-cell office:value-type="float" office:value="0.000700231" calcext:value-type="float">
            <text:p>0.000700231</text:p>
          </table:table-cell>
          <table:table-cell office:value-type="float" office:value="-0.001587798" calcext:value-type="float">
            <text:p>-0.001587798</text:p>
          </table:table-cell>
          <table:table-cell/>
          <table:table-cell office:value-type="float" office:value="26.263612328" calcext:value-type="float">
            <text:p>26.263612328</text:p>
          </table:table-cell>
          <table:table-cell office:value-type="float" office:value="26.390853916" calcext:value-type="float">
            <text:p>26.390853916</text:p>
          </table:table-cell>
          <table:table-cell office:value-type="float" office:value="26.385515235" calcext:value-type="float">
            <text:p>26.385515235</text:p>
          </table:table-cell>
          <table:table-cell office:value-type="float" office:value="26.329113473" calcext:value-type="float">
            <text:p>26.329113473</text:p>
          </table:table-cell>
          <table:table-cell/>
          <table:table-cell office:value-type="float" office:value="-0.107606519" calcext:value-type="float">
            <text:p>-0.107606519</text:p>
          </table:table-cell>
          <table:table-cell office:value-type="float" office:value="0.023239324" calcext:value-type="float">
            <text:p>0.023239324</text:p>
          </table:table-cell>
          <table:table-cell office:value-type="float" office:value="0.01774954" calcext:value-type="float">
            <text:p>0.01774954</text:p>
          </table:table-cell>
          <table:table-cell office:value-type="float" office:value="-0.040249216" calcext:value-type="float">
            <text:p>-0.0402492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8 15:56:1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496832" calcext:value-type="float">
            <text:p>0.124496832</text:p>
          </table:table-cell>
          <table:table-cell office:value-type="float" office:value="0.657101352" calcext:value-type="float">
            <text:p>0.657101352</text:p>
          </table:table-cell>
          <table:table-cell office:value-type="float" office:value="0.699530327" calcext:value-type="float">
            <text:p>0.699530327</text:p>
          </table:table-cell>
          <table:table-cell office:value-type="float" office:value="0.566535064" calcext:value-type="float">
            <text:p>0.566535064</text:p>
          </table:table-cell>
          <table:table-cell/>
          <table:table-cell office:value-type="float" office:value="0.001017131" calcext:value-type="float">
            <text:p>0.001017131</text:p>
          </table:table-cell>
          <table:table-cell office:value-type="float" office:value="0.005368475" calcext:value-type="float">
            <text:p>0.005368475</text:p>
          </table:table-cell>
          <table:table-cell office:value-type="float" office:value="0.005715117" calcext:value-type="float">
            <text:p>0.005715117</text:p>
          </table:table-cell>
          <table:table-cell office:value-type="float" office:value="0.004628554" calcext:value-type="float">
            <text:p>0.004628554</text:p>
          </table:table-cell>
          <table:table-cell/>
          <table:table-cell office:value-type="float" office:value="-0.004252613" calcext:value-type="float">
            <text:p>-0.004252613</text:p>
          </table:table-cell>
          <table:table-cell office:value-type="float" office:value="0.000098731" calcext:value-type="float">
            <text:p>9.8731E-05</text:p>
          </table:table-cell>
          <table:table-cell office:value-type="float" office:value="0.000445373" calcext:value-type="float">
            <text:p>0.000445373</text:p>
          </table:table-cell>
          <table:table-cell office:value-type="float" office:value="-0.00064119" calcext:value-type="float">
            <text:p>-0.00064119</text:p>
          </table:table-cell>
          <table:table-cell/>
          <table:table-cell office:value-type="float" office:value="26.283638334" calcext:value-type="float">
            <text:p>26.283638334</text:p>
          </table:table-cell>
          <table:table-cell office:value-type="float" office:value="26.390904337" calcext:value-type="float">
            <text:p>26.390904337</text:p>
          </table:table-cell>
          <table:table-cell office:value-type="float" office:value="26.399449054" calcext:value-type="float">
            <text:p>26.399449054</text:p>
          </table:table-cell>
          <table:table-cell office:value-type="float" office:value="26.372665094" calcext:value-type="float">
            <text:p>26.372665094</text:p>
          </table:table-cell>
          <table:table-cell/>
          <table:table-cell office:value-type="float" office:value="-0.10780417" calcext:value-type="float">
            <text:p>-0.10780417</text:p>
          </table:table-cell>
          <table:table-cell office:value-type="float" office:value="0.002502619" calcext:value-type="float">
            <text:p>0.002502619</text:p>
          </table:table-cell>
          <table:table-cell office:value-type="float" office:value="0.011289384" calcext:value-type="float">
            <text:p>0.011289384</text:p>
          </table:table-cell>
          <table:table-cell office:value-type="float" office:value="-0.016253335" calcext:value-type="float">
            <text:p>-0.0162533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8 15:56:12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6072779" calcext:value-type="float">
            <text:p>0.126072779</text:p>
          </table:table-cell>
          <table:table-cell office:value-type="float" office:value="0.68473228" calcext:value-type="float">
            <text:p>0.68473228</text:p>
          </table:table-cell>
          <table:table-cell office:value-type="float" office:value="0.598148179" calcext:value-type="float">
            <text:p>0.598148179</text:p>
          </table:table-cell>
          <table:table-cell office:value-type="float" office:value="0.486671983" calcext:value-type="float">
            <text:p>0.486671983</text:p>
          </table:table-cell>
          <table:table-cell/>
          <table:table-cell office:value-type="float" office:value="0.001030006" calcext:value-type="float">
            <text:p>0.001030006</text:p>
          </table:table-cell>
          <table:table-cell office:value-type="float" office:value="0.005594218" calcext:value-type="float">
            <text:p>0.005594218</text:p>
          </table:table-cell>
          <table:table-cell office:value-type="float" office:value="0.004886832" calcext:value-type="float">
            <text:p>0.004886832</text:p>
          </table:table-cell>
          <table:table-cell office:value-type="float" office:value="0.003976078" calcext:value-type="float">
            <text:p>0.003976078</text:p>
          </table:table-cell>
          <table:table-cell/>
          <table:table-cell office:value-type="float" office:value="-0.004239738" calcext:value-type="float">
            <text:p>-0.004239738</text:p>
          </table:table-cell>
          <table:table-cell office:value-type="float" office:value="0.000324474" calcext:value-type="float">
            <text:p>0.000324474</text:p>
          </table:table-cell>
          <table:table-cell office:value-type="float" office:value="-0.000382913" calcext:value-type="float">
            <text:p>-0.000382913</text:p>
          </table:table-cell>
          <table:table-cell office:value-type="float" office:value="-0.001293666" calcext:value-type="float">
            <text:p>-0.001293666</text:p>
          </table:table-cell>
          <table:table-cell/>
          <table:table-cell office:value-type="float" office:value="26.273846642" calcext:value-type="float">
            <text:p>26.273846642</text:p>
          </table:table-cell>
          <table:table-cell office:value-type="float" office:value="26.3863608" calcext:value-type="float">
            <text:p>26.3863608</text:p>
          </table:table-cell>
          <table:table-cell office:value-type="float" office:value="26.368923471" calcext:value-type="float">
            <text:p>26.368923471</text:p>
          </table:table-cell>
          <table:table-cell office:value-type="float" office:value="26.346472683" calcext:value-type="float">
            <text:p>26.346472683</text:p>
          </table:table-cell>
          <table:table-cell/>
          <table:table-cell office:value-type="float" office:value="-0.107477756" calcext:value-type="float">
            <text:p>-0.107477756</text:p>
          </table:table-cell>
          <table:table-cell office:value-type="float" office:value="0.008224815" calcext:value-type="float">
            <text:p>0.008224815</text:p>
          </table:table-cell>
          <table:table-cell office:value-type="float" office:value="-0.009706307" calcext:value-type="float">
            <text:p>-0.009706307</text:p>
          </table:table-cell>
          <table:table-cell office:value-type="float" office:value="-0.032793087" calcext:value-type="float">
            <text:p>-0.0327930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8 15:56:14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6628891" calcext:value-type="float">
            <text:p>0.126628891</text:p>
          </table:table-cell>
          <table:table-cell office:value-type="float" office:value="0.756262035" calcext:value-type="float">
            <text:p>0.756262035</text:p>
          </table:table-cell>
          <table:table-cell office:value-type="float" office:value="0.594130825" calcext:value-type="float">
            <text:p>0.594130825</text:p>
          </table:table-cell>
          <table:table-cell office:value-type="float" office:value="0.459875519" calcext:value-type="float">
            <text:p>0.459875519</text:p>
          </table:table-cell>
          <table:table-cell/>
          <table:table-cell office:value-type="float" office:value="0.00103455" calcext:value-type="float">
            <text:p>0.00103455</text:p>
          </table:table-cell>
          <table:table-cell office:value-type="float" office:value="0.006178611" calcext:value-type="float">
            <text:p>0.006178611</text:p>
          </table:table-cell>
          <table:table-cell office:value-type="float" office:value="0.00485401" calcext:value-type="float">
            <text:p>0.00485401</text:p>
          </table:table-cell>
          <table:table-cell office:value-type="float" office:value="0.003757153" calcext:value-type="float">
            <text:p>0.003757153</text:p>
          </table:table-cell>
          <table:table-cell/>
          <table:table-cell office:value-type="float" office:value="-0.004235195" calcext:value-type="float">
            <text:p>-0.004235195</text:p>
          </table:table-cell>
          <table:table-cell office:value-type="float" office:value="0.000908867" calcext:value-type="float">
            <text:p>0.000908867</text:p>
          </table:table-cell>
          <table:table-cell office:value-type="float" office:value="-0.000415734" calcext:value-type="float">
            <text:p>-0.000415734</text:p>
          </table:table-cell>
          <table:table-cell office:value-type="float" office:value="-0.001512591" calcext:value-type="float">
            <text:p>-0.001512591</text:p>
          </table:table-cell>
          <table:table-cell/>
          <table:table-cell office:value-type="float" office:value="26.279013198" calcext:value-type="float">
            <text:p>26.279013198</text:p>
          </table:table-cell>
          <table:table-cell office:value-type="float" office:value="26.405820093" calcext:value-type="float">
            <text:p>26.405820093</text:p>
          </table:table-cell>
          <table:table-cell office:value-type="float" office:value="26.373168533" calcext:value-type="float">
            <text:p>26.373168533</text:p>
          </table:table-cell>
          <table:table-cell office:value-type="float" office:value="26.346130185" calcext:value-type="float">
            <text:p>26.346130185</text:p>
          </table:table-cell>
          <table:table-cell/>
          <table:table-cell office:value-type="float" office:value="-0.107362573" calcext:value-type="float">
            <text:p>-0.107362573</text:p>
          </table:table-cell>
          <table:table-cell office:value-type="float" office:value="0.023038002" calcext:value-type="float">
            <text:p>0.023038002</text:p>
          </table:table-cell>
          <table:table-cell office:value-type="float" office:value="-0.010538291" calcext:value-type="float">
            <text:p>-0.010538291</text:p>
          </table:table-cell>
          <table:table-cell office:value-type="float" office:value="-0.038342744" calcext:value-type="float">
            <text:p>-0.0383427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8 15:56:15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6571074" calcext:value-type="float">
            <text:p>0.126571074</text:p>
          </table:table-cell>
          <table:table-cell office:value-type="float" office:value="0.700079882" calcext:value-type="float">
            <text:p>0.700079882</text:p>
          </table:table-cell>
          <table:table-cell office:value-type="float" office:value="0.594809126" calcext:value-type="float">
            <text:p>0.594809126</text:p>
          </table:table-cell>
          <table:table-cell office:value-type="float" office:value="0.47723001" calcext:value-type="float">
            <text:p>0.47723001</text:p>
          </table:table-cell>
          <table:table-cell/>
          <table:table-cell office:value-type="float" office:value="0.001034077" calcext:value-type="float">
            <text:p>0.001034077</text:p>
          </table:table-cell>
          <table:table-cell office:value-type="float" office:value="0.005719607" calcext:value-type="float">
            <text:p>0.005719607</text:p>
          </table:table-cell>
          <table:table-cell office:value-type="float" office:value="0.004859552" calcext:value-type="float">
            <text:p>0.004859552</text:p>
          </table:table-cell>
          <table:table-cell office:value-type="float" office:value="0.003898938" calcext:value-type="float">
            <text:p>0.003898938</text:p>
          </table:table-cell>
          <table:table-cell/>
          <table:table-cell office:value-type="float" office:value="-0.004235667" calcext:value-type="float">
            <text:p>-0.004235667</text:p>
          </table:table-cell>
          <table:table-cell office:value-type="float" office:value="0.000449863" calcext:value-type="float">
            <text:p>0.000449863</text:p>
          </table:table-cell>
          <table:table-cell office:value-type="float" office:value="-0.000410193" calcext:value-type="float">
            <text:p>-0.000410193</text:p>
          </table:table-cell>
          <table:table-cell office:value-type="float" office:value="-0.001370806" calcext:value-type="float">
            <text:p>-0.001370806</text:p>
          </table:table-cell>
          <table:table-cell/>
          <table:table-cell office:value-type="float" office:value="26.279001554" calcext:value-type="float">
            <text:p>26.279001554</text:p>
          </table:table-cell>
          <table:table-cell office:value-type="float" office:value="26.394505691" calcext:value-type="float">
            <text:p>26.394505691</text:p>
          </table:table-cell>
          <table:table-cell office:value-type="float" office:value="26.373305138" calcext:value-type="float">
            <text:p>26.373305138</text:p>
          </table:table-cell>
          <table:table-cell office:value-type="float" office:value="26.349625329" calcext:value-type="float">
            <text:p>26.349625329</text:p>
          </table:table-cell>
          <table:table-cell/>
          <table:table-cell office:value-type="float" office:value="-0.107374549" calcext:value-type="float">
            <text:p>-0.107374549</text:p>
          </table:table-cell>
          <table:table-cell office:value-type="float" office:value="0.011403192" calcext:value-type="float">
            <text:p>0.011403192</text:p>
          </table:table-cell>
          <table:table-cell office:value-type="float" office:value="-0.010397817" calcext:value-type="float">
            <text:p>-0.010397817</text:p>
          </table:table-cell>
          <table:table-cell office:value-type="float" office:value="-0.034748554" calcext:value-type="float">
            <text:p>-0.0347485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8 15:56:1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689952" calcext:value-type="float">
            <text:p>0.124689952</text:p>
          </table:table-cell>
          <table:table-cell office:value-type="float" office:value="0.66348203" calcext:value-type="float">
            <text:p>0.66348203</text:p>
          </table:table-cell>
          <table:table-cell office:value-type="float" office:value="0.700908387" calcext:value-type="float">
            <text:p>0.700908387</text:p>
          </table:table-cell>
          <table:table-cell office:value-type="float" office:value="0.5631072" calcext:value-type="float">
            <text:p>0.5631072</text:p>
          </table:table-cell>
          <table:table-cell/>
          <table:table-cell office:value-type="float" office:value="0.001018709" calcext:value-type="float">
            <text:p>0.001018709</text:p>
          </table:table-cell>
          <table:table-cell office:value-type="float" office:value="0.005420605" calcext:value-type="float">
            <text:p>0.005420605</text:p>
          </table:table-cell>
          <table:table-cell office:value-type="float" office:value="0.005726376" calcext:value-type="float">
            <text:p>0.005726376</text:p>
          </table:table-cell>
          <table:table-cell office:value-type="float" office:value="0.004600549" calcext:value-type="float">
            <text:p>0.004600549</text:p>
          </table:table-cell>
          <table:table-cell/>
          <table:table-cell office:value-type="float" office:value="-0.004251036" calcext:value-type="float">
            <text:p>-0.004251036</text:p>
          </table:table-cell>
          <table:table-cell office:value-type="float" office:value="0.00015086" calcext:value-type="float">
            <text:p>0.00015086</text:p>
          </table:table-cell>
          <table:table-cell office:value-type="float" office:value="0.000456631" calcext:value-type="float">
            <text:p>0.000456631</text:p>
          </table:table-cell>
          <table:table-cell office:value-type="float" office:value="-0.000669195" calcext:value-type="float">
            <text:p>-0.000669195</text:p>
          </table:table-cell>
          <table:table-cell/>
          <table:table-cell office:value-type="float" office:value="26.28367723" calcext:value-type="float">
            <text:p>26.28367723</text:p>
          </table:table-cell>
          <table:table-cell office:value-type="float" office:value="26.392189338" calcext:value-type="float">
            <text:p>26.392189338</text:p>
          </table:table-cell>
          <table:table-cell office:value-type="float" office:value="26.399726578" calcext:value-type="float">
            <text:p>26.399726578</text:p>
          </table:table-cell>
          <table:table-cell office:value-type="float" office:value="26.371974747" calcext:value-type="float">
            <text:p>26.371974747</text:p>
          </table:table-cell>
          <table:table-cell/>
          <table:table-cell office:value-type="float" office:value="-0.10776417" calcext:value-type="float">
            <text:p>-0.10776417</text:p>
          </table:table-cell>
          <table:table-cell office:value-type="float" office:value="0.003824022" calcext:value-type="float">
            <text:p>0.003824022</text:p>
          </table:table-cell>
          <table:table-cell office:value-type="float" office:value="0.011574769" calcext:value-type="float">
            <text:p>0.011574769</text:p>
          </table:table-cell>
          <table:table-cell office:value-type="float" office:value="-0.016963243" calcext:value-type="float">
            <text:p>-0.016963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8 15:56:1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951782" calcext:value-type="float">
            <text:p>0.125951782</text:p>
          </table:table-cell>
          <table:table-cell office:value-type="float" office:value="0.70258447" calcext:value-type="float">
            <text:p>0.70258447</text:p>
          </table:table-cell>
          <table:table-cell office:value-type="float" office:value="0.594217848" calcext:value-type="float">
            <text:p>0.594217848</text:p>
          </table:table-cell>
          <table:table-cell office:value-type="float" office:value="0.476325807" calcext:value-type="float">
            <text:p>0.476325807</text:p>
          </table:table-cell>
          <table:table-cell/>
          <table:table-cell office:value-type="float" office:value="0.001029018" calcext:value-type="float">
            <text:p>0.001029018</text:p>
          </table:table-cell>
          <table:table-cell office:value-type="float" office:value="0.005740069" calcext:value-type="float">
            <text:p>0.005740069</text:p>
          </table:table-cell>
          <table:table-cell office:value-type="float" office:value="0.004854721" calcext:value-type="float">
            <text:p>0.004854721</text:p>
          </table:table-cell>
          <table:table-cell office:value-type="float" office:value="0.003891551" calcext:value-type="float">
            <text:p>0.003891551</text:p>
          </table:table-cell>
          <table:table-cell/>
          <table:table-cell office:value-type="float" office:value="-0.004240727" calcext:value-type="float">
            <text:p>-0.004240727</text:p>
          </table:table-cell>
          <table:table-cell office:value-type="float" office:value="0.000470325" calcext:value-type="float">
            <text:p>0.000470325</text:p>
          </table:table-cell>
          <table:table-cell office:value-type="float" office:value="-0.000415023" calcext:value-type="float">
            <text:p>-0.000415023</text:p>
          </table:table-cell>
          <table:table-cell office:value-type="float" office:value="-0.001378194" calcext:value-type="float">
            <text:p>-0.001378194</text:p>
          </table:table-cell>
          <table:table-cell/>
          <table:table-cell office:value-type="float" office:value="26.283931373" calcext:value-type="float">
            <text:p>26.283931373</text:p>
          </table:table-cell>
          <table:table-cell office:value-type="float" office:value="26.400064121" calcext:value-type="float">
            <text:p>26.400064121</text:p>
          </table:table-cell>
          <table:table-cell office:value-type="float" office:value="26.378240191" calcext:value-type="float">
            <text:p>26.378240191</text:p>
          </table:table-cell>
          <table:table-cell office:value-type="float" office:value="26.354497463" calcext:value-type="float">
            <text:p>26.354497463</text:p>
          </table:table-cell>
          <table:table-cell/>
          <table:table-cell office:value-type="float" office:value="-0.107502818" calcext:value-type="float">
            <text:p>-0.107502818</text:p>
          </table:table-cell>
          <table:table-cell office:value-type="float" office:value="0.011921873" calcext:value-type="float">
            <text:p>0.011921873</text:p>
          </table:table-cell>
          <table:table-cell office:value-type="float" office:value="-0.010520269" calcext:value-type="float">
            <text:p>-0.010520269</text:p>
          </table:table-cell>
          <table:table-cell office:value-type="float" office:value="-0.034935817" calcext:value-type="float">
            <text:p>-0.0349358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8 15:56:19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4933735" calcext:value-type="float">
            <text:p>0.124933735</text:p>
          </table:table-cell>
          <table:table-cell office:value-type="float" office:value="0.646314102" calcext:value-type="float">
            <text:p>0.646314102</text:p>
          </table:table-cell>
          <table:table-cell office:value-type="float" office:value="0.690234386" calcext:value-type="float">
            <text:p>0.690234386</text:p>
          </table:table-cell>
          <table:table-cell office:value-type="float" office:value="0.568743416" calcext:value-type="float">
            <text:p>0.568743416</text:p>
          </table:table-cell>
          <table:table-cell/>
          <table:table-cell office:value-type="float" office:value="0.0010207" calcext:value-type="float">
            <text:p>0.0010207</text:p>
          </table:table-cell>
          <table:table-cell office:value-type="float" office:value="0.005280344" calcext:value-type="float">
            <text:p>0.005280344</text:p>
          </table:table-cell>
          <table:table-cell office:value-type="float" office:value="0.00563917" calcext:value-type="float">
            <text:p>0.00563917</text:p>
          </table:table-cell>
          <table:table-cell office:value-type="float" office:value="0.004646597" calcext:value-type="float">
            <text:p>0.004646597</text:p>
          </table:table-cell>
          <table:table-cell/>
          <table:table-cell office:value-type="float" office:value="-0.004249044" calcext:value-type="float">
            <text:p>-0.004249044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0.000369425" calcext:value-type="float">
            <text:p>0.000369425</text:p>
          </table:table-cell>
          <table:table-cell office:value-type="float" office:value="-0.000623148" calcext:value-type="float">
            <text:p>-0.000623148</text:p>
          </table:table-cell>
          <table:table-cell/>
          <table:table-cell office:value-type="float" office:value="26.273617226" calcext:value-type="float">
            <text:p>26.273617226</text:p>
          </table:table-cell>
          <table:table-cell office:value-type="float" office:value="26.378623727" calcext:value-type="float">
            <text:p>26.378623727</text:p>
          </table:table-cell>
          <table:table-cell office:value-type="float" office:value="26.38746887" calcext:value-type="float">
            <text:p>26.38746887</text:p>
          </table:table-cell>
          <table:table-cell office:value-type="float" office:value="26.363001531" calcext:value-type="float">
            <text:p>26.363001531</text:p>
          </table:table-cell>
          <table:table-cell/>
          <table:table-cell office:value-type="float" office:value="-0.107713678" calcext:value-type="float">
            <text:p>-0.107713678</text:p>
          </table:table-cell>
          <table:table-cell office:value-type="float" office:value="0.000268634" calcext:value-type="float">
            <text:p>0.000268634</text:p>
          </table:table-cell>
          <table:table-cell office:value-type="float" office:value="0.009364263" calcext:value-type="float">
            <text:p>0.009364263</text:p>
          </table:table-cell>
          <table:table-cell office:value-type="float" office:value="-0.015795987" calcext:value-type="float">
            <text:p>-0.0157959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8 15:56:20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5678197" calcext:value-type="float">
            <text:p>0.125678197</text:p>
          </table:table-cell>
          <table:table-cell office:value-type="float" office:value="0.79263637" calcext:value-type="float">
            <text:p>0.79263637</text:p>
          </table:table-cell>
          <table:table-cell office:value-type="float" office:value="0.633441285" calcext:value-type="float">
            <text:p>0.633441285</text:p>
          </table:table-cell>
          <table:table-cell office:value-type="float" office:value="0.442549639" calcext:value-type="float">
            <text:p>0.442549639</text:p>
          </table:table-cell>
          <table:table-cell/>
          <table:table-cell office:value-type="float" office:value="0.001026783" calcext:value-type="float">
            <text:p>0.001026783</text:p>
          </table:table-cell>
          <table:table-cell office:value-type="float" office:value="0.006475787" calcext:value-type="float">
            <text:p>0.006475787</text:p>
          </table:table-cell>
          <table:table-cell office:value-type="float" office:value="0.005175174" calcext:value-type="float">
            <text:p>0.005175174</text:p>
          </table:table-cell>
          <table:table-cell office:value-type="float" office:value="0.003615602" calcext:value-type="float">
            <text:p>0.003615602</text:p>
          </table:table-cell>
          <table:table-cell/>
          <table:table-cell office:value-type="float" office:value="-0.004242962" calcext:value-type="float">
            <text:p>-0.004242962</text:p>
          </table:table-cell>
          <table:table-cell office:value-type="float" office:value="0.001206043" calcext:value-type="float">
            <text:p>0.001206043</text:p>
          </table:table-cell>
          <table:table-cell office:value-type="float" office:value="-0.00009457" calcext:value-type="float">
            <text:p>-9.457E-05</text:p>
          </table:table-cell>
          <table:table-cell office:value-type="float" office:value="-0.001654143" calcext:value-type="float">
            <text:p>-0.001654143</text:p>
          </table:table-cell>
          <table:table-cell/>
          <table:table-cell office:value-type="float" office:value="26.27882172" calcext:value-type="float">
            <text:p>26.27882172</text:p>
          </table:table-cell>
          <table:table-cell office:value-type="float" office:value="26.413145381" calcext:value-type="float">
            <text:p>26.413145381</text:p>
          </table:table-cell>
          <table:table-cell office:value-type="float" office:value="26.381085342" calcext:value-type="float">
            <text:p>26.381085342</text:p>
          </table:table-cell>
          <table:table-cell office:value-type="float" office:value="26.342640792" calcext:value-type="float">
            <text:p>26.342640792</text:p>
          </table:table-cell>
          <table:table-cell/>
          <table:table-cell office:value-type="float" office:value="-0.107559483" calcext:value-type="float">
            <text:p>-0.107559483</text:p>
          </table:table-cell>
          <table:table-cell office:value-type="float" office:value="0.030570704" calcext:value-type="float">
            <text:p>0.030570704</text:p>
          </table:table-cell>
          <table:table-cell office:value-type="float" office:value="-0.002397218" calcext:value-type="float">
            <text:p>-0.002397218</text:p>
          </table:table-cell>
          <table:table-cell office:value-type="float" office:value="-0.041931024" calcext:value-type="float">
            <text:p>-0.0419310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8 15:56:2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708595" calcext:value-type="float">
            <text:p>0.125708595</text:p>
          </table:table-cell>
          <table:table-cell office:value-type="float" office:value="0.753944606" calcext:value-type="float">
            <text:p>0.753944606</text:p>
          </table:table-cell>
          <table:table-cell office:value-type="float" office:value="0.732469646" calcext:value-type="float">
            <text:p>0.732469646</text:p>
          </table:table-cell>
          <table:table-cell office:value-type="float" office:value="0.455524976" calcext:value-type="float">
            <text:p>0.455524976</text:p>
          </table:table-cell>
          <table:table-cell/>
          <table:table-cell office:value-type="float" office:value="0.001027031" calcext:value-type="float">
            <text:p>0.001027031</text:p>
          </table:table-cell>
          <table:table-cell office:value-type="float" office:value="0.006159678" calcext:value-type="float">
            <text:p>0.006159678</text:p>
          </table:table-cell>
          <table:table-cell office:value-type="float" office:value="0.005984229" calcext:value-type="float">
            <text:p>0.005984229</text:p>
          </table:table-cell>
          <table:table-cell office:value-type="float" office:value="0.003721609" calcext:value-type="float">
            <text:p>0.003721609</text:p>
          </table:table-cell>
          <table:table-cell/>
          <table:table-cell office:value-type="float" office:value="-0.004242713" calcext:value-type="float">
            <text:p>-0.004242713</text:p>
          </table:table-cell>
          <table:table-cell office:value-type="float" office:value="0.000889934" calcext:value-type="float">
            <text:p>0.000889934</text:p>
          </table:table-cell>
          <table:table-cell office:value-type="float" office:value="0.000714485" calcext:value-type="float">
            <text:p>0.000714485</text:p>
          </table:table-cell>
          <table:table-cell office:value-type="float" office:value="-0.001548135" calcext:value-type="float">
            <text:p>-0.001548135</text:p>
          </table:table-cell>
          <table:table-cell/>
          <table:table-cell office:value-type="float" office:value="26.283882393" calcext:value-type="float">
            <text:p>26.283882393</text:p>
          </table:table-cell>
          <table:table-cell office:value-type="float" office:value="26.410407382" calcext:value-type="float">
            <text:p>26.410407382</text:p>
          </table:table-cell>
          <table:table-cell office:value-type="float" office:value="26.406082617" calcext:value-type="float">
            <text:p>26.406082617</text:p>
          </table:table-cell>
          <table:table-cell office:value-type="float" office:value="26.350308252" calcext:value-type="float">
            <text:p>26.350308252</text:p>
          </table:table-cell>
          <table:table-cell/>
          <table:table-cell office:value-type="float" office:value="-0.107553187" calcext:value-type="float">
            <text:p>-0.107553187</text:p>
          </table:table-cell>
          <table:table-cell office:value-type="float" office:value="0.022558087" calcext:value-type="float">
            <text:p>0.022558087</text:p>
          </table:table-cell>
          <table:table-cell office:value-type="float" office:value="0.018110836" calcext:value-type="float">
            <text:p>0.018110836</text:p>
          </table:table-cell>
          <table:table-cell office:value-type="float" office:value="-0.039243763" calcext:value-type="float">
            <text:p>-0.0392437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8 15:56:2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258746" calcext:value-type="float">
            <text:p>0.126258746</text:p>
          </table:table-cell>
          <table:table-cell office:value-type="float" office:value="0.716950383" calcext:value-type="float">
            <text:p>0.716950383</text:p>
          </table:table-cell>
          <table:table-cell office:value-type="float" office:value="0.596473288" calcext:value-type="float">
            <text:p>0.596473288</text:p>
          </table:table-cell>
          <table:table-cell office:value-type="float" office:value="0.472325739" calcext:value-type="float">
            <text:p>0.472325739</text:p>
          </table:table-cell>
          <table:table-cell/>
          <table:table-cell office:value-type="float" office:value="0.001031526" calcext:value-type="float">
            <text:p>0.001031526</text:p>
          </table:table-cell>
          <table:table-cell office:value-type="float" office:value="0.005857438" calcext:value-type="float">
            <text:p>0.005857438</text:p>
          </table:table-cell>
          <table:table-cell office:value-type="float" office:value="0.004873148" calcext:value-type="float">
            <text:p>0.004873148</text:p>
          </table:table-cell>
          <table:table-cell office:value-type="float" office:value="0.00385887" calcext:value-type="float">
            <text:p>0.00385887</text:p>
          </table:table-cell>
          <table:table-cell/>
          <table:table-cell office:value-type="float" office:value="-0.004238219" calcext:value-type="float">
            <text:p>-0.004238219</text:p>
          </table:table-cell>
          <table:table-cell office:value-type="float" office:value="0.000587693" calcext:value-type="float">
            <text:p>0.000587693</text:p>
          </table:table-cell>
          <table:table-cell office:value-type="float" office:value="-0.000396597" calcext:value-type="float">
            <text:p>-0.000396597</text:p>
          </table:table-cell>
          <table:table-cell office:value-type="float" office:value="-0.001410874" calcext:value-type="float">
            <text:p>-0.001410874</text:p>
          </table:table-cell>
          <table:table-cell/>
          <table:table-cell office:value-type="float" office:value="26.283993198" calcext:value-type="float">
            <text:p>26.283993198</text:p>
          </table:table-cell>
          <table:table-cell office:value-type="float" office:value="26.402957238" calcext:value-type="float">
            <text:p>26.402957238</text:p>
          </table:table-cell>
          <table:table-cell office:value-type="float" office:value="26.378694418" calcext:value-type="float">
            <text:p>26.378694418</text:p>
          </table:table-cell>
          <table:table-cell office:value-type="float" office:value="26.353691865" calcext:value-type="float">
            <text:p>26.353691865</text:p>
          </table:table-cell>
          <table:table-cell/>
          <table:table-cell office:value-type="float" office:value="-0.107439239" calcext:value-type="float">
            <text:p>-0.107439239</text:p>
          </table:table-cell>
          <table:table-cell office:value-type="float" office:value="0.014896936" calcext:value-type="float">
            <text:p>0.014896936</text:p>
          </table:table-cell>
          <table:table-cell office:value-type="float" office:value="-0.010053173" calcext:value-type="float">
            <text:p>-0.010053173</text:p>
          </table:table-cell>
          <table:table-cell office:value-type="float" office:value="-0.035764248" calcext:value-type="float">
            <text:p>-0.0357642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8 15:56:2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560942" calcext:value-type="float">
            <text:p>0.126560942</text:p>
          </table:table-cell>
          <table:table-cell office:value-type="float" office:value="0.785119627" calcext:value-type="float">
            <text:p>0.785119627</text:p>
          </table:table-cell>
          <table:table-cell office:value-type="float" office:value="0.593611669" calcext:value-type="float">
            <text:p>0.593611669</text:p>
          </table:table-cell>
          <table:table-cell office:value-type="float" office:value="0.461551602" calcext:value-type="float">
            <text:p>0.461551602</text:p>
          </table:table-cell>
          <table:table-cell/>
          <table:table-cell office:value-type="float" office:value="0.001033995" calcext:value-type="float">
            <text:p>0.001033995</text:p>
          </table:table-cell>
          <table:table-cell office:value-type="float" office:value="0.006414376" calcext:value-type="float">
            <text:p>0.006414376</text:p>
          </table:table-cell>
          <table:table-cell office:value-type="float" office:value="0.004849769" calcext:value-type="float">
            <text:p>0.004849769</text:p>
          </table:table-cell>
          <table:table-cell office:value-type="float" office:value="0.003770846" calcext:value-type="float">
            <text:p>0.003770846</text:p>
          </table:table-cell>
          <table:table-cell/>
          <table:table-cell office:value-type="float" office:value="-0.00423575" calcext:value-type="float">
            <text:p>-0.00423575</text:p>
          </table:table-cell>
          <table:table-cell office:value-type="float" office:value="0.001144632" calcext:value-type="float">
            <text:p>0.001144632</text:p>
          </table:table-cell>
          <table:table-cell office:value-type="float" office:value="-0.000419976" calcext:value-type="float">
            <text:p>-0.000419976</text:p>
          </table:table-cell>
          <table:table-cell office:value-type="float" office:value="-0.001498898" calcext:value-type="float">
            <text:p>-0.001498898</text:p>
          </table:table-cell>
          <table:table-cell/>
          <table:table-cell office:value-type="float" office:value="26.284054063" calcext:value-type="float">
            <text:p>26.284054063</text:p>
          </table:table-cell>
          <table:table-cell office:value-type="float" office:value="26.416685578" calcext:value-type="float">
            <text:p>26.416685578</text:p>
          </table:table-cell>
          <table:table-cell office:value-type="float" office:value="26.378118111" calcext:value-type="float">
            <text:p>26.378118111</text:p>
          </table:table-cell>
          <table:table-cell office:value-type="float" office:value="26.351521994" calcext:value-type="float">
            <text:p>26.351521994</text:p>
          </table:table-cell>
          <table:table-cell/>
          <table:table-cell office:value-type="float" office:value="-0.107376647" calcext:value-type="float">
            <text:p>-0.107376647</text:p>
          </table:table-cell>
          <table:table-cell office:value-type="float" office:value="0.02901408" calcext:value-type="float">
            <text:p>0.02901408</text:p>
          </table:table-cell>
          <table:table-cell office:value-type="float" office:value="-0.010645808" calcext:value-type="float">
            <text:p>-0.010645808</text:p>
          </table:table-cell>
          <table:table-cell office:value-type="float" office:value="-0.037995619" calcext:value-type="float">
            <text:p>-0.0379956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8 15:56:2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348749" calcext:value-type="float">
            <text:p>0.126348749</text:p>
          </table:table-cell>
          <table:table-cell office:value-type="float" office:value="0.737283318" calcext:value-type="float">
            <text:p>0.737283318</text:p>
          </table:table-cell>
          <table:table-cell office:value-type="float" office:value="0.595589947" calcext:value-type="float">
            <text:p>0.595589947</text:p>
          </table:table-cell>
          <table:table-cell office:value-type="float" office:value="0.464388784" calcext:value-type="float">
            <text:p>0.464388784</text:p>
          </table:table-cell>
          <table:table-cell/>
          <table:table-cell office:value-type="float" office:value="0.001032261" calcext:value-type="float">
            <text:p>0.001032261</text:p>
          </table:table-cell>
          <table:table-cell office:value-type="float" office:value="0.006023557" calcext:value-type="float">
            <text:p>0.006023557</text:p>
          </table:table-cell>
          <table:table-cell office:value-type="float" office:value="0.004865931" calcext:value-type="float">
            <text:p>0.004865931</text:p>
          </table:table-cell>
          <table:table-cell office:value-type="float" office:value="0.003794026" calcext:value-type="float">
            <text:p>0.003794026</text:p>
          </table:table-cell>
          <table:table-cell/>
          <table:table-cell office:value-type="float" office:value="-0.004237483" calcext:value-type="float">
            <text:p>-0.004237483</text:p>
          </table:table-cell>
          <table:table-cell office:value-type="float" office:value="0.000753812" calcext:value-type="float">
            <text:p>0.000753812</text:p>
          </table:table-cell>
          <table:table-cell office:value-type="float" office:value="-0.000403813" calcext:value-type="float">
            <text:p>-0.000403813</text:p>
          </table:table-cell>
          <table:table-cell office:value-type="float" office:value="-0.001475718" calcext:value-type="float">
            <text:p>-0.001475718</text:p>
          </table:table-cell>
          <table:table-cell/>
          <table:table-cell office:value-type="float" office:value="26.284011326" calcext:value-type="float">
            <text:p>26.284011326</text:p>
          </table:table-cell>
          <table:table-cell office:value-type="float" office:value="26.407052026" calcext:value-type="float">
            <text:p>26.407052026</text:p>
          </table:table-cell>
          <table:table-cell office:value-type="float" office:value="26.37851652" calcext:value-type="float">
            <text:p>26.37851652</text:p>
          </table:table-cell>
          <table:table-cell office:value-type="float" office:value="26.352093392" calcext:value-type="float">
            <text:p>26.352093392</text:p>
          </table:table-cell>
          <table:table-cell/>
          <table:table-cell office:value-type="float" office:value="-0.107420597" calcext:value-type="float">
            <text:p>-0.107420597</text:p>
          </table:table-cell>
          <table:table-cell office:value-type="float" office:value="0.019107702" calcext:value-type="float">
            <text:p>0.019107702</text:p>
          </table:table-cell>
          <table:table-cell office:value-type="float" office:value="-0.010236111" calcext:value-type="float">
            <text:p>-0.010236111</text:p>
          </table:table-cell>
          <table:table-cell office:value-type="float" office:value="-0.037408026" calcext:value-type="float">
            <text:p>-0.0374080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8 15:56:2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446931" calcext:value-type="float">
            <text:p>0.125446931</text:p>
          </table:table-cell>
          <table:table-cell office:value-type="float" office:value="0.631400422" calcext:value-type="float">
            <text:p>0.631400422</text:p>
          </table:table-cell>
          <table:table-cell office:value-type="float" office:value="0.652299601" calcext:value-type="float">
            <text:p>0.652299601</text:p>
          </table:table-cell>
          <table:table-cell office:value-type="float" office:value="0.547151035" calcext:value-type="float">
            <text:p>0.547151035</text:p>
          </table:table-cell>
          <table:table-cell/>
          <table:table-cell office:value-type="float" office:value="0.001024893" calcext:value-type="float">
            <text:p>0.001024893</text:p>
          </table:table-cell>
          <table:table-cell office:value-type="float" office:value="0.0051585" calcext:value-type="float">
            <text:p>0.0051585</text:p>
          </table:table-cell>
          <table:table-cell office:value-type="float" office:value="0.005329245" calcext:value-type="float">
            <text:p>0.005329245</text:p>
          </table:table-cell>
          <table:table-cell office:value-type="float" office:value="0.004470188" calcext:value-type="float">
            <text:p>0.004470188</text:p>
          </table:table-cell>
          <table:table-cell/>
          <table:table-cell office:value-type="float" office:value="-0.004244851" calcext:value-type="float">
            <text:p>-0.004244851</text:p>
          </table:table-cell>
          <table:table-cell office:value-type="float" office:value="-0.000111244" calcext:value-type="float">
            <text:p>-0.000111244</text:p>
          </table:table-cell>
          <table:table-cell office:value-type="float" office:value="0.000059501" calcext:value-type="float">
            <text:p>5.9501E-05</text:p>
          </table:table-cell>
          <table:table-cell office:value-type="float" office:value="-0.000799556" calcext:value-type="float">
            <text:p>-0.000799556</text:p>
          </table:table-cell>
          <table:table-cell/>
          <table:table-cell office:value-type="float" office:value="26.283829692" calcext:value-type="float">
            <text:p>26.283829692</text:p>
          </table:table-cell>
          <table:table-cell office:value-type="float" office:value="26.385728428" calcext:value-type="float">
            <text:p>26.385728428</text:p>
          </table:table-cell>
          <table:table-cell office:value-type="float" office:value="26.389937314" calcext:value-type="float">
            <text:p>26.389937314</text:p>
          </table:table-cell>
          <table:table-cell office:value-type="float" office:value="26.368761285" calcext:value-type="float">
            <text:p>26.368761285</text:p>
          </table:table-cell>
          <table:table-cell/>
          <table:table-cell office:value-type="float" office:value="-0.107607383" calcext:value-type="float">
            <text:p>-0.107607383</text:p>
          </table:table-cell>
          <table:table-cell office:value-type="float" office:value="-0.002819873" calcext:value-type="float">
            <text:p>-0.002819873</text:p>
          </table:table-cell>
          <table:table-cell office:value-type="float" office:value="0.001508201" calcext:value-type="float">
            <text:p>0.001508201</text:p>
          </table:table-cell>
          <table:table-cell office:value-type="float" office:value="-0.020267763" calcext:value-type="float">
            <text:p>-0.0202677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8 15:56:2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595059" calcext:value-type="float">
            <text:p>0.12595059</text:p>
          </table:table-cell>
          <table:table-cell office:value-type="float" office:value="0.628413633" calcext:value-type="float">
            <text:p>0.628413633</text:p>
          </table:table-cell>
          <table:table-cell office:value-type="float" office:value="0.676005563" calcext:value-type="float">
            <text:p>0.676005563</text:p>
          </table:table-cell>
          <table:table-cell office:value-type="float" office:value="0.570573875" calcext:value-type="float">
            <text:p>0.570573875</text:p>
          </table:table-cell>
          <table:table-cell/>
          <table:table-cell office:value-type="float" office:value="0.001029008" calcext:value-type="float">
            <text:p>0.001029008</text:p>
          </table:table-cell>
          <table:table-cell office:value-type="float" office:value="0.005134098" calcext:value-type="float">
            <text:p>0.005134098</text:p>
          </table:table-cell>
          <table:table-cell office:value-type="float" office:value="0.005522921" calcext:value-type="float">
            <text:p>0.005522921</text:p>
          </table:table-cell>
          <table:table-cell office:value-type="float" office:value="0.004661551" calcext:value-type="float">
            <text:p>0.004661551</text:p>
          </table:table-cell>
          <table:table-cell/>
          <table:table-cell office:value-type="float" office:value="-0.004240736" calcext:value-type="float">
            <text:p>-0.004240736</text:p>
          </table:table-cell>
          <table:table-cell office:value-type="float" office:value="-0.000135646" calcext:value-type="float">
            <text:p>-0.000135646</text:p>
          </table:table-cell>
          <table:table-cell office:value-type="float" office:value="0.000253177" calcext:value-type="float">
            <text:p>0.000253177</text:p>
          </table:table-cell>
          <table:table-cell office:value-type="float" office:value="-0.000608193" calcext:value-type="float">
            <text:p>-0.000608193</text:p>
          </table:table-cell>
          <table:table-cell/>
          <table:table-cell office:value-type="float" office:value="26.278876582" calcext:value-type="float">
            <text:p>26.278876582</text:p>
          </table:table-cell>
          <table:table-cell office:value-type="float" office:value="26.380072817" calcext:value-type="float">
            <text:p>26.380072817</text:p>
          </table:table-cell>
          <table:table-cell office:value-type="float" office:value="26.389657381" calcext:value-type="float">
            <text:p>26.389657381</text:p>
          </table:table-cell>
          <table:table-cell office:value-type="float" office:value="26.368424328" calcext:value-type="float">
            <text:p>26.368424328</text:p>
          </table:table-cell>
          <table:table-cell/>
          <table:table-cell office:value-type="float" office:value="-0.107503064" calcext:value-type="float">
            <text:p>-0.107503064</text:p>
          </table:table-cell>
          <table:table-cell office:value-type="float" office:value="-0.003438425" calcext:value-type="float">
            <text:p>-0.003438425</text:p>
          </table:table-cell>
          <table:table-cell office:value-type="float" office:value="0.00641757" calcext:value-type="float">
            <text:p>0.00641757</text:p>
          </table:table-cell>
          <table:table-cell office:value-type="float" office:value="-0.0154169" calcext:value-type="float">
            <text:p>-0.015416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8 15:56:29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6641408" calcext:value-type="float">
            <text:p>0.126641408</text:p>
          </table:table-cell>
          <table:table-cell office:value-type="float" office:value="0.772034618" calcext:value-type="float">
            <text:p>0.772034618</text:p>
          </table:table-cell>
          <table:table-cell office:value-type="float" office:value="0.596765947" calcext:value-type="float">
            <text:p>0.596765947</text:p>
          </table:table-cell>
          <table:table-cell office:value-type="float" office:value="0.451046282" calcext:value-type="float">
            <text:p>0.451046282</text:p>
          </table:table-cell>
          <table:table-cell/>
          <table:table-cell office:value-type="float" office:value="0.001034652" calcext:value-type="float">
            <text:p>0.001034652</text:p>
          </table:table-cell>
          <table:table-cell office:value-type="float" office:value="0.006307472" calcext:value-type="float">
            <text:p>0.006307472</text:p>
          </table:table-cell>
          <table:table-cell office:value-type="float" office:value="0.004875539" calcext:value-type="float">
            <text:p>0.004875539</text:p>
          </table:table-cell>
          <table:table-cell office:value-type="float" office:value="0.003685019" calcext:value-type="float">
            <text:p>0.003685019</text:p>
          </table:table-cell>
          <table:table-cell/>
          <table:table-cell office:value-type="float" office:value="-0.004235092" calcext:value-type="float">
            <text:p>-0.004235092</text:p>
          </table:table-cell>
          <table:table-cell office:value-type="float" office:value="0.001037728" calcext:value-type="float">
            <text:p>0.001037728</text:p>
          </table:table-cell>
          <table:table-cell office:value-type="float" office:value="-0.000394206" calcext:value-type="float">
            <text:p>-0.000394206</text:p>
          </table:table-cell>
          <table:table-cell office:value-type="float" office:value="-0.001584726" calcext:value-type="float">
            <text:p>-0.001584726</text:p>
          </table:table-cell>
          <table:table-cell/>
          <table:table-cell office:value-type="float" office:value="26.273961169" calcext:value-type="float">
            <text:p>26.273961169</text:p>
          </table:table-cell>
          <table:table-cell office:value-type="float" office:value="26.403942507" calcext:value-type="float">
            <text:p>26.403942507</text:p>
          </table:table-cell>
          <table:table-cell office:value-type="float" office:value="26.368645098" calcext:value-type="float">
            <text:p>26.368645098</text:p>
          </table:table-cell>
          <table:table-cell office:value-type="float" office:value="26.339297739" calcext:value-type="float">
            <text:p>26.339297739</text:p>
          </table:table-cell>
          <table:table-cell/>
          <table:table-cell office:value-type="float" office:value="-0.107359981" calcext:value-type="float">
            <text:p>-0.107359981</text:p>
          </table:table-cell>
          <table:table-cell office:value-type="float" office:value="0.026304329" calcext:value-type="float">
            <text:p>0.026304329</text:p>
          </table:table-cell>
          <table:table-cell office:value-type="float" office:value="-0.009992564" calcext:value-type="float">
            <text:p>-0.009992564</text:p>
          </table:table-cell>
          <table:table-cell office:value-type="float" office:value="-0.040171323" calcext:value-type="float">
            <text:p>-0.0401713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8 15:56:30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6057282" calcext:value-type="float">
            <text:p>0.126057282</text:p>
          </table:table-cell>
          <table:table-cell office:value-type="float" office:value="0.758385153" calcext:value-type="float">
            <text:p>0.758385153</text:p>
          </table:table-cell>
          <table:table-cell office:value-type="float" office:value="0.596237254" calcext:value-type="float">
            <text:p>0.596237254</text:p>
          </table:table-cell>
          <table:table-cell office:value-type="float" office:value="0.455991084" calcext:value-type="float">
            <text:p>0.455991084</text:p>
          </table:table-cell>
          <table:table-cell/>
          <table:table-cell office:value-type="float" office:value="0.00102988" calcext:value-type="float">
            <text:p>0.00102988</text:p>
          </table:table-cell>
          <table:table-cell office:value-type="float" office:value="0.006195957" calcext:value-type="float">
            <text:p>0.006195957</text:p>
          </table:table-cell>
          <table:table-cell office:value-type="float" office:value="0.004871219" calcext:value-type="float">
            <text:p>0.004871219</text:p>
          </table:table-cell>
          <table:table-cell office:value-type="float" office:value="0.003725417" calcext:value-type="float">
            <text:p>0.003725417</text:p>
          </table:table-cell>
          <table:table-cell/>
          <table:table-cell office:value-type="float" office:value="-0.004239865" calcext:value-type="float">
            <text:p>-0.004239865</text:p>
          </table:table-cell>
          <table:table-cell office:value-type="float" office:value="0.000926213" calcext:value-type="float">
            <text:p>0.000926213</text:p>
          </table:table-cell>
          <table:table-cell office:value-type="float" office:value="-0.000398525" calcext:value-type="float">
            <text:p>-0.000398525</text:p>
          </table:table-cell>
          <table:table-cell office:value-type="float" office:value="-0.001544327" calcext:value-type="float">
            <text:p>-0.001544327</text:p>
          </table:table-cell>
          <table:table-cell/>
          <table:table-cell office:value-type="float" office:value="26.27384352" calcext:value-type="float">
            <text:p>26.27384352</text:p>
          </table:table-cell>
          <table:table-cell office:value-type="float" office:value="26.401193676" calcext:value-type="float">
            <text:p>26.401193676</text:p>
          </table:table-cell>
          <table:table-cell office:value-type="float" office:value="26.368538623" calcext:value-type="float">
            <text:p>26.368538623</text:p>
          </table:table-cell>
          <table:table-cell office:value-type="float" office:value="26.340293615" calcext:value-type="float">
            <text:p>26.340293615</text:p>
          </table:table-cell>
          <table:table-cell/>
          <table:table-cell office:value-type="float" office:value="-0.107480966" calcext:value-type="float">
            <text:p>-0.107480966</text:p>
          </table:table-cell>
          <table:table-cell office:value-type="float" office:value="0.023477677" calcext:value-type="float">
            <text:p>0.023477677</text:p>
          </table:table-cell>
          <table:table-cell office:value-type="float" office:value="-0.010102055" calcext:value-type="float">
            <text:p>-0.010102055</text:p>
          </table:table-cell>
          <table:table-cell office:value-type="float" office:value="-0.039147229" calcext:value-type="float">
            <text:p>-0.03914722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8 15:56:3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531403" calcext:value-type="float">
            <text:p>0.124531403</text:p>
          </table:table-cell>
          <table:table-cell office:value-type="float" office:value="0.742624491" calcext:value-type="float">
            <text:p>0.742624491</text:p>
          </table:table-cell>
          <table:table-cell office:value-type="float" office:value="0.716140952" calcext:value-type="float">
            <text:p>0.716140952</text:p>
          </table:table-cell>
          <table:table-cell office:value-type="float" office:value="0.451085621" calcext:value-type="float">
            <text:p>0.451085621</text:p>
          </table:table-cell>
          <table:table-cell/>
          <table:table-cell office:value-type="float" office:value="0.001017413" calcext:value-type="float">
            <text:p>0.001017413</text:p>
          </table:table-cell>
          <table:table-cell office:value-type="float" office:value="0.006067194" calcext:value-type="float">
            <text:p>0.006067194</text:p>
          </table:table-cell>
          <table:table-cell office:value-type="float" office:value="0.005850825" calcext:value-type="float">
            <text:p>0.005850825</text:p>
          </table:table-cell>
          <table:table-cell office:value-type="float" office:value="0.00368534" calcext:value-type="float">
            <text:p>0.00368534</text:p>
          </table:table-cell>
          <table:table-cell/>
          <table:table-cell office:value-type="float" office:value="-0.004252331" calcext:value-type="float">
            <text:p>-0.004252331</text:p>
          </table:table-cell>
          <table:table-cell office:value-type="float" office:value="0.000797449" calcext:value-type="float">
            <text:p>0.000797449</text:p>
          </table:table-cell>
          <table:table-cell office:value-type="float" office:value="0.00058108" calcext:value-type="float">
            <text:p>0.00058108</text:p>
          </table:table-cell>
          <table:table-cell office:value-type="float" office:value="-0.001584404" calcext:value-type="float">
            <text:p>-0.001584404</text:p>
          </table:table-cell>
          <table:table-cell/>
          <table:table-cell office:value-type="float" office:value="26.283645297" calcext:value-type="float">
            <text:p>26.283645297</text:p>
          </table:table-cell>
          <table:table-cell office:value-type="float" office:value="26.408127666" calcext:value-type="float">
            <text:p>26.408127666</text:p>
          </table:table-cell>
          <table:table-cell office:value-type="float" office:value="26.402794229" calcext:value-type="float">
            <text:p>26.402794229</text:p>
          </table:table-cell>
          <table:table-cell office:value-type="float" office:value="26.349414181" calcext:value-type="float">
            <text:p>26.349414181</text:p>
          </table:table-cell>
          <table:table-cell/>
          <table:table-cell office:value-type="float" office:value="-0.107797009" calcext:value-type="float">
            <text:p>-0.107797009</text:p>
          </table:table-cell>
          <table:table-cell office:value-type="float" office:value="0.020213807" calcext:value-type="float">
            <text:p>0.020213807</text:p>
          </table:table-cell>
          <table:table-cell office:value-type="float" office:value="0.01472931" calcext:value-type="float">
            <text:p>0.01472931</text:p>
          </table:table-cell>
          <table:table-cell office:value-type="float" office:value="-0.040163176" calcext:value-type="float">
            <text:p>-0.0401631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8 15:56:3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779358" calcext:value-type="float">
            <text:p>0.124779358</text:p>
          </table:table-cell>
          <table:table-cell office:value-type="float" office:value="0.700410092" calcext:value-type="float">
            <text:p>0.700410092</text:p>
          </table:table-cell>
          <table:table-cell office:value-type="float" office:value="0.722386327" calcext:value-type="float">
            <text:p>0.722386327</text:p>
          </table:table-cell>
          <table:table-cell office:value-type="float" office:value="0.518369736" calcext:value-type="float">
            <text:p>0.518369736</text:p>
          </table:table-cell>
          <table:table-cell/>
          <table:table-cell office:value-type="float" office:value="0.001019439" calcext:value-type="float">
            <text:p>0.001019439</text:p>
          </table:table-cell>
          <table:table-cell office:value-type="float" office:value="0.005722305" calcext:value-type="float">
            <text:p>0.005722305</text:p>
          </table:table-cell>
          <table:table-cell office:value-type="float" office:value="0.005901849" calcext:value-type="float">
            <text:p>0.005901849</text:p>
          </table:table-cell>
          <table:table-cell office:value-type="float" office:value="0.004235047" calcext:value-type="float">
            <text:p>0.004235047</text:p>
          </table:table-cell>
          <table:table-cell/>
          <table:table-cell office:value-type="float" office:value="-0.004250305" calcext:value-type="float">
            <text:p>-0.004250305</text:p>
          </table:table-cell>
          <table:table-cell office:value-type="float" office:value="0.00045256" calcext:value-type="float">
            <text:p>0.00045256</text:p>
          </table:table-cell>
          <table:table-cell office:value-type="float" office:value="0.000632105" calcext:value-type="float">
            <text:p>0.000632105</text:p>
          </table:table-cell>
          <table:table-cell office:value-type="float" office:value="-0.001034697" calcext:value-type="float">
            <text:p>-0.001034697</text:p>
          </table:table-cell>
          <table:table-cell/>
          <table:table-cell office:value-type="float" office:value="26.283695237" calcext:value-type="float">
            <text:p>26.283695237</text:p>
          </table:table-cell>
          <table:table-cell office:value-type="float" office:value="26.399626228" calcext:value-type="float">
            <text:p>26.399626228</text:p>
          </table:table-cell>
          <table:table-cell office:value-type="float" office:value="26.404051968" calcext:value-type="float">
            <text:p>26.404051968</text:p>
          </table:table-cell>
          <table:table-cell office:value-type="float" office:value="26.362964907" calcext:value-type="float">
            <text:p>26.362964907</text:p>
          </table:table-cell>
          <table:table-cell/>
          <table:table-cell office:value-type="float" office:value="-0.107745652" calcext:value-type="float">
            <text:p>-0.107745652</text:p>
          </table:table-cell>
          <table:table-cell office:value-type="float" office:value="0.011471576" calcext:value-type="float">
            <text:p>0.011471576</text:p>
          </table:table-cell>
          <table:table-cell office:value-type="float" office:value="0.016022673" calcext:value-type="float">
            <text:p>0.016022673</text:p>
          </table:table-cell>
          <table:table-cell office:value-type="float" office:value="-0.0262284" calcext:value-type="float">
            <text:p>-0.02622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8 15:56:34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4964133" calcext:value-type="float">
            <text:p>0.124964133</text:p>
          </table:table-cell>
          <table:table-cell office:value-type="float" office:value="0.653665144" calcext:value-type="float">
            <text:p>0.653665144</text:p>
          </table:table-cell>
          <table:table-cell office:value-type="float" office:value="0.698906863" calcext:value-type="float">
            <text:p>0.698906863</text:p>
          </table:table-cell>
          <table:table-cell office:value-type="float" office:value="0.566521951" calcext:value-type="float">
            <text:p>0.566521951</text:p>
          </table:table-cell>
          <table:table-cell/>
          <table:table-cell office:value-type="float" office:value="0.001020949" calcext:value-type="float">
            <text:p>0.001020949</text:p>
          </table:table-cell>
          <table:table-cell office:value-type="float" office:value="0.005340402" calcext:value-type="float">
            <text:p>0.005340402</text:p>
          </table:table-cell>
          <table:table-cell office:value-type="float" office:value="0.005710023" calcext:value-type="float">
            <text:p>0.005710023</text:p>
          </table:table-cell>
          <table:table-cell office:value-type="float" office:value="0.004628447" calcext:value-type="float">
            <text:p>0.004628447</text:p>
          </table:table-cell>
          <table:table-cell/>
          <table:table-cell office:value-type="float" office:value="-0.004248796" calcext:value-type="float">
            <text:p>-0.004248796</text:p>
          </table:table-cell>
          <table:table-cell office:value-type="float" office:value="0.000070657" calcext:value-type="float">
            <text:p>7.0657E-05</text:p>
          </table:table-cell>
          <table:table-cell office:value-type="float" office:value="0.000440279" calcext:value-type="float">
            <text:p>0.000440279</text:p>
          </table:table-cell>
          <table:table-cell office:value-type="float" office:value="-0.000641297" calcext:value-type="float">
            <text:p>-0.000641297</text:p>
          </table:table-cell>
          <table:table-cell/>
          <table:table-cell office:value-type="float" office:value="26.288787005" calcext:value-type="float">
            <text:p>26.288787005</text:p>
          </table:table-cell>
          <table:table-cell office:value-type="float" office:value="26.395266399" calcext:value-type="float">
            <text:p>26.395266399</text:p>
          </table:table-cell>
          <table:table-cell office:value-type="float" office:value="26.404377534" calcext:value-type="float">
            <text:p>26.404377534</text:p>
          </table:table-cell>
          <table:table-cell office:value-type="float" office:value="26.377716609" calcext:value-type="float">
            <text:p>26.377716609</text:p>
          </table:table-cell>
          <table:table-cell/>
          <table:table-cell office:value-type="float" office:value="-0.107707381" calcext:value-type="float">
            <text:p>-0.107707381</text:p>
          </table:table-cell>
          <table:table-cell office:value-type="float" office:value="0.001790998" calcext:value-type="float">
            <text:p>0.001790998</text:p>
          </table:table-cell>
          <table:table-cell office:value-type="float" office:value="0.011160269" calcext:value-type="float">
            <text:p>0.011160269</text:p>
          </table:table-cell>
          <table:table-cell office:value-type="float" office:value="-0.01625605" calcext:value-type="float">
            <text:p>-0.016256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8 15:56:35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355139" calcext:value-type="float">
            <text:p>0.125355139</text:p>
          </table:table-cell>
          <table:table-cell office:value-type="float" office:value="0.638203101" calcext:value-type="float">
            <text:p>0.638203101</text:p>
          </table:table-cell>
          <table:table-cell office:value-type="float" office:value="0.678590021" calcext:value-type="float">
            <text:p>0.678590021</text:p>
          </table:table-cell>
          <table:table-cell office:value-type="float" office:value="0.564082332" calcext:value-type="float">
            <text:p>0.564082332</text:p>
          </table:table-cell>
          <table:table-cell/>
          <table:table-cell office:value-type="float" office:value="0.001024143" calcext:value-type="float">
            <text:p>0.001024143</text:p>
          </table:table-cell>
          <table:table-cell office:value-type="float" office:value="0.005214078" calcext:value-type="float">
            <text:p>0.005214078</text:p>
          </table:table-cell>
          <table:table-cell office:value-type="float" office:value="0.005544036" calcext:value-type="float">
            <text:p>0.005544036</text:p>
          </table:table-cell>
          <table:table-cell office:value-type="float" office:value="0.004608516" calcext:value-type="float">
            <text:p>0.004608516</text:p>
          </table:table-cell>
          <table:table-cell/>
          <table:table-cell office:value-type="float" office:value="-0.004245601" calcext:value-type="float">
            <text:p>-0.004245601</text:p>
          </table:table-cell>
          <table:table-cell office:value-type="float" office:value="-0.000055667" calcext:value-type="float">
            <text:p>-5.5667E-05</text:p>
          </table:table-cell>
          <table:table-cell office:value-type="float" office:value="0.000274292" calcext:value-type="float">
            <text:p>0.000274292</text:p>
          </table:table-cell>
          <table:table-cell office:value-type="float" office:value="-0.000661229" calcext:value-type="float">
            <text:p>-0.000661229</text:p>
          </table:table-cell>
          <table:table-cell/>
          <table:table-cell office:value-type="float" office:value="26.288865756" calcext:value-type="float">
            <text:p>26.288865756</text:p>
          </table:table-cell>
          <table:table-cell office:value-type="float" office:value="26.392152514" calcext:value-type="float">
            <text:p>26.392152514</text:p>
          </table:table-cell>
          <table:table-cell office:value-type="float" office:value="26.400285977" calcext:value-type="float">
            <text:p>26.400285977</text:p>
          </table:table-cell>
          <table:table-cell office:value-type="float" office:value="26.37722529" calcext:value-type="float">
            <text:p>26.37722529</text:p>
          </table:table-cell>
          <table:table-cell/>
          <table:table-cell office:value-type="float" office:value="-0.107626395" calcext:value-type="float">
            <text:p>-0.107626395</text:p>
          </table:table-cell>
          <table:table-cell office:value-type="float" office:value="-0.001411067" calcext:value-type="float">
            <text:p>-0.001411067</text:p>
          </table:table-cell>
          <table:table-cell office:value-type="float" office:value="0.006952794" calcext:value-type="float">
            <text:p>0.006952794</text:p>
          </table:table-cell>
          <table:table-cell office:value-type="float" office:value="-0.016761294" calcext:value-type="float">
            <text:p>-0.0167612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8 15:56:3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311198" calcext:value-type="float">
            <text:p>0.126311198</text:p>
          </table:table-cell>
          <table:table-cell office:value-type="float" office:value="0.801730848" calcext:value-type="float">
            <text:p>0.801730848</text:p>
          </table:table-cell>
          <table:table-cell office:value-type="float" office:value="0.596789789" calcext:value-type="float">
            <text:p>0.596789789</text:p>
          </table:table-cell>
          <table:table-cell office:value-type="float" office:value="0.440769844" calcext:value-type="float">
            <text:p>0.440769844</text:p>
          </table:table-cell>
          <table:table-cell/>
          <table:table-cell office:value-type="float" office:value="0.001031954" calcext:value-type="float">
            <text:p>0.001031954</text:p>
          </table:table-cell>
          <table:table-cell office:value-type="float" office:value="0.006550089" calcext:value-type="float">
            <text:p>0.006550089</text:p>
          </table:table-cell>
          <table:table-cell office:value-type="float" office:value="0.004875734" calcext:value-type="float">
            <text:p>0.004875734</text:p>
          </table:table-cell>
          <table:table-cell office:value-type="float" office:value="0.003601061" calcext:value-type="float">
            <text:p>0.003601061</text:p>
          </table:table-cell>
          <table:table-cell/>
          <table:table-cell office:value-type="float" office:value="-0.00423779" calcext:value-type="float">
            <text:p>-0.00423779</text:p>
          </table:table-cell>
          <table:table-cell office:value-type="float" office:value="0.001280344" calcext:value-type="float">
            <text:p>0.001280344</text:p>
          </table:table-cell>
          <table:table-cell office:value-type="float" office:value="-0.000394011" calcext:value-type="float">
            <text:p>-0.000394011</text:p>
          </table:table-cell>
          <table:table-cell office:value-type="float" office:value="-0.001668684" calcext:value-type="float">
            <text:p>-0.001668684</text:p>
          </table:table-cell>
          <table:table-cell/>
          <table:table-cell office:value-type="float" office:value="26.284003763" calcext:value-type="float">
            <text:p>26.284003763</text:p>
          </table:table-cell>
          <table:table-cell office:value-type="float" office:value="26.420030822" calcext:value-type="float">
            <text:p>26.420030822</text:p>
          </table:table-cell>
          <table:table-cell office:value-type="float" office:value="26.378758158" calcext:value-type="float">
            <text:p>26.378758158</text:p>
          </table:table-cell>
          <table:table-cell office:value-type="float" office:value="26.347336614" calcext:value-type="float">
            <text:p>26.347336614</text:p>
          </table:table-cell>
          <table:table-cell/>
          <table:table-cell office:value-type="float" office:value="-0.107428375" calcext:value-type="float">
            <text:p>-0.107428375</text:p>
          </table:table-cell>
          <table:table-cell office:value-type="float" office:value="0.032454054" calcext:value-type="float">
            <text:p>0.032454054</text:p>
          </table:table-cell>
          <table:table-cell office:value-type="float" office:value="-0.009987626" calcext:value-type="float">
            <text:p>-0.009987626</text:p>
          </table:table-cell>
          <table:table-cell office:value-type="float" office:value="-0.04229963" calcext:value-type="float">
            <text:p>-0.042299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8 15:56:3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5738993" calcext:value-type="float">
            <text:p>0.125738993</text:p>
          </table:table-cell>
          <table:table-cell office:value-type="float" office:value="0.784589742" calcext:value-type="float">
            <text:p>0.784589742</text:p>
          </table:table-cell>
          <table:table-cell office:value-type="float" office:value="0.659636934" calcext:value-type="float">
            <text:p>0.659636934</text:p>
          </table:table-cell>
          <table:table-cell office:value-type="float" office:value="0.443340593" calcext:value-type="float">
            <text:p>0.443340593</text:p>
          </table:table-cell>
          <table:table-cell/>
          <table:table-cell office:value-type="float" office:value="0.001027279" calcext:value-type="float">
            <text:p>0.001027279</text:p>
          </table:table-cell>
          <table:table-cell office:value-type="float" office:value="0.006410047" calcext:value-type="float">
            <text:p>0.006410047</text:p>
          </table:table-cell>
          <table:table-cell office:value-type="float" office:value="0.005389191" calcext:value-type="float">
            <text:p>0.005389191</text:p>
          </table:table-cell>
          <table:table-cell office:value-type="float" office:value="0.003622064" calcext:value-type="float">
            <text:p>0.003622064</text:p>
          </table:table-cell>
          <table:table-cell/>
          <table:table-cell office:value-type="float" office:value="-0.004242465" calcext:value-type="float">
            <text:p>-0.004242465</text:p>
          </table:table-cell>
          <table:table-cell office:value-type="float" office:value="0.001140303" calcext:value-type="float">
            <text:p>0.001140303</text:p>
          </table:table-cell>
          <table:table-cell office:value-type="float" office:value="0.000119446" calcext:value-type="float">
            <text:p>0.000119446</text:p>
          </table:table-cell>
          <table:table-cell office:value-type="float" office:value="-0.001647681" calcext:value-type="float">
            <text:p>-0.001647681</text:p>
          </table:table-cell>
          <table:table-cell/>
          <table:table-cell office:value-type="float" office:value="26.278833965" calcext:value-type="float">
            <text:p>26.278833965</text:p>
          </table:table-cell>
          <table:table-cell office:value-type="float" office:value="26.411524906" calcext:value-type="float">
            <text:p>26.411524906</text:p>
          </table:table-cell>
          <table:table-cell office:value-type="float" office:value="26.386360903" calcext:value-type="float">
            <text:p>26.386360903</text:p>
          </table:table-cell>
          <table:table-cell office:value-type="float" office:value="26.342800089" calcext:value-type="float">
            <text:p>26.342800089</text:p>
          </table:table-cell>
          <table:table-cell/>
          <table:table-cell office:value-type="float" office:value="-0.107546891" calcext:value-type="float">
            <text:p>-0.107546891</text:p>
          </table:table-cell>
          <table:table-cell office:value-type="float" office:value="0.028904347" calcext:value-type="float">
            <text:p>0.028904347</text:p>
          </table:table-cell>
          <table:table-cell office:value-type="float" office:value="0.003027724" calcext:value-type="float">
            <text:p>0.003027724</text:p>
          </table:table-cell>
          <table:table-cell office:value-type="float" office:value="-0.041767213" calcext:value-type="float">
            <text:p>-0.0417672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8 15:56:3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073209" calcext:value-type="float">
            <text:p>0.125073209</text:p>
          </table:table-cell>
          <table:table-cell office:value-type="float" office:value="0.716901507" calcext:value-type="float">
            <text:p>0.716901507</text:p>
          </table:table-cell>
          <table:table-cell office:value-type="float" office:value="0.732101885" calcext:value-type="float">
            <text:p>0.732101885</text:p>
          </table:table-cell>
          <table:table-cell office:value-type="float" office:value="0.490393697" calcext:value-type="float">
            <text:p>0.490393697</text:p>
          </table:table-cell>
          <table:table-cell/>
          <table:table-cell office:value-type="float" office:value="0.00102184" calcext:value-type="float">
            <text:p>0.00102184</text:p>
          </table:table-cell>
          <table:table-cell office:value-type="float" office:value="0.005857038" calcext:value-type="float">
            <text:p>0.005857038</text:p>
          </table:table-cell>
          <table:table-cell office:value-type="float" office:value="0.005981225" calcext:value-type="float">
            <text:p>0.005981225</text:p>
          </table:table-cell>
          <table:table-cell office:value-type="float" office:value="0.004006484" calcext:value-type="float">
            <text:p>0.004006484</text:p>
          </table:table-cell>
          <table:table-cell/>
          <table:table-cell office:value-type="float" office:value="-0.004247904" calcext:value-type="float">
            <text:p>-0.004247904</text:p>
          </table:table-cell>
          <table:table-cell office:value-type="float" office:value="0.000587294" calcext:value-type="float">
            <text:p>0.000587294</text:p>
          </table:table-cell>
          <table:table-cell office:value-type="float" office:value="0.00071148" calcext:value-type="float">
            <text:p>0.00071148</text:p>
          </table:table-cell>
          <table:table-cell office:value-type="float" office:value="-0.00126326" calcext:value-type="float">
            <text:p>-0.00126326</text:p>
          </table:table-cell>
          <table:table-cell/>
          <table:table-cell office:value-type="float" office:value="26.283754421" calcext:value-type="float">
            <text:p>26.283754421</text:p>
          </table:table-cell>
          <table:table-cell office:value-type="float" office:value="26.402947395" calcext:value-type="float">
            <text:p>26.402947395</text:p>
          </table:table-cell>
          <table:table-cell office:value-type="float" office:value="26.406008555" calcext:value-type="float">
            <text:p>26.406008555</text:p>
          </table:table-cell>
          <table:table-cell office:value-type="float" office:value="26.357330675" calcext:value-type="float">
            <text:p>26.357330675</text:p>
          </table:table-cell>
          <table:table-cell/>
          <table:table-cell office:value-type="float" office:value="-0.107684789" calcext:value-type="float">
            <text:p>-0.107684789</text:p>
          </table:table-cell>
          <table:table-cell office:value-type="float" office:value="0.014886814" calcext:value-type="float">
            <text:p>0.014886814</text:p>
          </table:table-cell>
          <table:table-cell office:value-type="float" office:value="0.018034677" calcext:value-type="float">
            <text:p>0.018034677</text:p>
          </table:table-cell>
          <table:table-cell office:value-type="float" office:value="-0.032022307" calcext:value-type="float">
            <text:p>-0.0320223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8 15:56:4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582829" calcext:value-type="float">
            <text:p>0.125582829</text:p>
          </table:table-cell>
          <table:table-cell office:value-type="float" office:value="0.634242372" calcext:value-type="float">
            <text:p>0.634242372</text:p>
          </table:table-cell>
          <table:table-cell office:value-type="float" office:value="0.666900953" calcext:value-type="float">
            <text:p>0.666900953</text:p>
          </table:table-cell>
          <table:table-cell office:value-type="float" office:value="0.554090804" calcext:value-type="float">
            <text:p>0.554090804</text:p>
          </table:table-cell>
          <table:table-cell/>
          <table:table-cell office:value-type="float" office:value="0.001026004" calcext:value-type="float">
            <text:p>0.001026004</text:p>
          </table:table-cell>
          <table:table-cell office:value-type="float" office:value="0.005181719" calcext:value-type="float">
            <text:p>0.005181719</text:p>
          </table:table-cell>
          <table:table-cell office:value-type="float" office:value="0.005448537" calcext:value-type="float">
            <text:p>0.005448537</text:p>
          </table:table-cell>
          <table:table-cell office:value-type="float" office:value="0.004526886" calcext:value-type="float">
            <text:p>0.004526886</text:p>
          </table:table-cell>
          <table:table-cell/>
          <table:table-cell office:value-type="float" office:value="-0.004243741" calcext:value-type="float">
            <text:p>-0.004243741</text:p>
          </table:table-cell>
          <table:table-cell office:value-type="float" office:value="-0.000088026" calcext:value-type="float">
            <text:p>-8.8026E-05</text:p>
          </table:table-cell>
          <table:table-cell office:value-type="float" office:value="0.000178793" calcext:value-type="float">
            <text:p>0.000178793</text:p>
          </table:table-cell>
          <table:table-cell office:value-type="float" office:value="-0.000742859" calcext:value-type="float">
            <text:p>-0.000742859</text:p>
          </table:table-cell>
          <table:table-cell/>
          <table:table-cell office:value-type="float" office:value="26.283857063" calcext:value-type="float">
            <text:p>26.283857063</text:p>
          </table:table-cell>
          <table:table-cell office:value-type="float" office:value="26.38630077" calcext:value-type="float">
            <text:p>26.38630077</text:p>
          </table:table-cell>
          <table:table-cell office:value-type="float" office:value="26.392877872" calcext:value-type="float">
            <text:p>26.392877872</text:p>
          </table:table-cell>
          <table:table-cell office:value-type="float" office:value="26.370158908" calcext:value-type="float">
            <text:p>26.370158908</text:p>
          </table:table-cell>
          <table:table-cell/>
          <table:table-cell office:value-type="float" office:value="-0.107579236" calcext:value-type="float">
            <text:p>-0.107579236</text:p>
          </table:table-cell>
          <table:table-cell office:value-type="float" office:value="-0.002231317" calcext:value-type="float">
            <text:p>-0.002231317</text:p>
          </table:table-cell>
          <table:table-cell office:value-type="float" office:value="0.004532061" calcext:value-type="float">
            <text:p>0.004532061</text:p>
          </table:table-cell>
          <table:table-cell office:value-type="float" office:value="-0.018830536" calcext:value-type="float">
            <text:p>-0.0188305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8 15:56:42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473753" calcext:value-type="float">
            <text:p>0.125473753</text:p>
          </table:table-cell>
          <table:table-cell office:value-type="float" office:value="0.748630851" calcext:value-type="float">
            <text:p>0.748630851</text:p>
          </table:table-cell>
          <table:table-cell office:value-type="float" office:value="0.735602467" calcext:value-type="float">
            <text:p>0.735602467</text:p>
          </table:table-cell>
          <table:table-cell office:value-type="float" office:value="0.455683524" calcext:value-type="float">
            <text:p>0.455683524</text:p>
          </table:table-cell>
          <table:table-cell/>
          <table:table-cell office:value-type="float" office:value="0.001025112" calcext:value-type="float">
            <text:p>0.001025112</text:p>
          </table:table-cell>
          <table:table-cell office:value-type="float" office:value="0.006116265" calcext:value-type="float">
            <text:p>0.006116265</text:p>
          </table:table-cell>
          <table:table-cell office:value-type="float" office:value="0.006009824" calcext:value-type="float">
            <text:p>0.006009824</text:p>
          </table:table-cell>
          <table:table-cell office:value-type="float" office:value="0.003722905" calcext:value-type="float">
            <text:p>0.003722905</text:p>
          </table:table-cell>
          <table:table-cell/>
          <table:table-cell office:value-type="float" office:value="-0.004244632" calcext:value-type="float">
            <text:p>-0.004244632</text:p>
          </table:table-cell>
          <table:table-cell office:value-type="float" office:value="0.000846521" calcext:value-type="float">
            <text:p>0.000846521</text:p>
          </table:table-cell>
          <table:table-cell office:value-type="float" office:value="0.00074008" calcext:value-type="float">
            <text:p>0.00074008</text:p>
          </table:table-cell>
          <table:table-cell office:value-type="float" office:value="-0.00154684" calcext:value-type="float">
            <text:p>-0.00154684</text:p>
          </table:table-cell>
          <table:table-cell/>
          <table:table-cell office:value-type="float" office:value="26.288889646" calcext:value-type="float">
            <text:p>26.288889646</text:p>
          </table:table-cell>
          <table:table-cell office:value-type="float" office:value="26.414391259" calcext:value-type="float">
            <text:p>26.414391259</text:p>
          </table:table-cell>
          <table:table-cell office:value-type="float" office:value="26.411767531" calcext:value-type="float">
            <text:p>26.411767531</text:p>
          </table:table-cell>
          <table:table-cell office:value-type="float" office:value="26.355394439" calcext:value-type="float">
            <text:p>26.355394439</text:p>
          </table:table-cell>
          <table:table-cell/>
          <table:table-cell office:value-type="float" office:value="-0.107601828" calcext:value-type="float">
            <text:p>-0.107601828</text:p>
          </table:table-cell>
          <table:table-cell office:value-type="float" office:value="0.021457663" calcext:value-type="float">
            <text:p>0.021457663</text:p>
          </table:table-cell>
          <table:table-cell office:value-type="float" office:value="0.018759614" calcext:value-type="float">
            <text:p>0.018759614</text:p>
          </table:table-cell>
          <table:table-cell office:value-type="float" office:value="-0.039210926" calcext:value-type="float">
            <text:p>-0.0392109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8 15:56:43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4807969" calcext:value-type="float">
            <text:p>0.124807969</text:p>
          </table:table-cell>
          <table:table-cell office:value-type="float" office:value="0.698735201" calcext:value-type="float">
            <text:p>0.698735201</text:p>
          </table:table-cell>
          <table:table-cell office:value-type="float" office:value="0.739145963" calcext:value-type="float">
            <text:p>0.739145963</text:p>
          </table:table-cell>
          <table:table-cell office:value-type="float" office:value="0.454253012" calcext:value-type="float">
            <text:p>0.454253012</text:p>
          </table:table-cell>
          <table:table-cell/>
          <table:table-cell office:value-type="float" office:value="0.001019673" calcext:value-type="float">
            <text:p>0.001019673</text:p>
          </table:table-cell>
          <table:table-cell office:value-type="float" office:value="0.005708621" calcext:value-type="float">
            <text:p>0.005708621</text:p>
          </table:table-cell>
          <table:table-cell office:value-type="float" office:value="0.006038774" calcext:value-type="float">
            <text:p>0.006038774</text:p>
          </table:table-cell>
          <table:table-cell office:value-type="float" office:value="0.003711217" calcext:value-type="float">
            <text:p>0.003711217</text:p>
          </table:table-cell>
          <table:table-cell/>
          <table:table-cell office:value-type="float" office:value="-0.004250071" calcext:value-type="float">
            <text:p>-0.004250071</text:p>
          </table:table-cell>
          <table:table-cell office:value-type="float" office:value="0.000438877" calcext:value-type="float">
            <text:p>0.000438877</text:p>
          </table:table-cell>
          <table:table-cell office:value-type="float" office:value="0.00076903" calcext:value-type="float">
            <text:p>0.00076903</text:p>
          </table:table-cell>
          <table:table-cell office:value-type="float" office:value="-0.001558527" calcext:value-type="float">
            <text:p>-0.001558527</text:p>
          </table:table-cell>
          <table:table-cell/>
          <table:table-cell office:value-type="float" office:value="26.278646448" calcext:value-type="float">
            <text:p>26.278646448</text:p>
          </table:table-cell>
          <table:table-cell office:value-type="float" office:value="26.394234887" calcext:value-type="float">
            <text:p>26.394234887</text:p>
          </table:table-cell>
          <table:table-cell office:value-type="float" office:value="26.402373136" calcext:value-type="float">
            <text:p>26.402373136</text:p>
          </table:table-cell>
          <table:table-cell office:value-type="float" office:value="26.344997826" calcext:value-type="float">
            <text:p>26.344997826</text:p>
          </table:table-cell>
          <table:table-cell/>
          <table:table-cell office:value-type="float" office:value="-0.107739726" calcext:value-type="float">
            <text:p>-0.107739726</text:p>
          </table:table-cell>
          <table:table-cell office:value-type="float" office:value="0.011124719" calcext:value-type="float">
            <text:p>0.011124719</text:p>
          </table:table-cell>
          <table:table-cell office:value-type="float" office:value="0.019493438" calcext:value-type="float">
            <text:p>0.019493438</text:p>
          </table:table-cell>
          <table:table-cell office:value-type="float" office:value="-0.039507193" calcext:value-type="float">
            <text:p>-0.03950719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8 15:56:4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912873" calcext:value-type="float">
            <text:p>0.124912873</text:p>
          </table:table-cell>
          <table:table-cell office:value-type="float" office:value="0.723812666" calcext:value-type="float">
            <text:p>0.723812666</text:p>
          </table:table-cell>
          <table:table-cell office:value-type="float" office:value="0.735063044" calcext:value-type="float">
            <text:p>0.735063044</text:p>
          </table:table-cell>
          <table:table-cell office:value-type="float" office:value="0.485263525" calcext:value-type="float">
            <text:p>0.485263525</text:p>
          </table:table-cell>
          <table:table-cell/>
          <table:table-cell office:value-type="float" office:value="0.00102053" calcext:value-type="float">
            <text:p>0.00102053</text:p>
          </table:table-cell>
          <table:table-cell office:value-type="float" office:value="0.005913502" calcext:value-type="float">
            <text:p>0.005913502</text:p>
          </table:table-cell>
          <table:table-cell office:value-type="float" office:value="0.006005417" calcext:value-type="float">
            <text:p>0.006005417</text:p>
          </table:table-cell>
          <table:table-cell office:value-type="float" office:value="0.003964571" calcext:value-type="float">
            <text:p>0.003964571</text:p>
          </table:table-cell>
          <table:table-cell/>
          <table:table-cell office:value-type="float" office:value="-0.004249214" calcext:value-type="float">
            <text:p>-0.004249214</text:p>
          </table:table-cell>
          <table:table-cell office:value-type="float" office:value="0.000643758" calcext:value-type="float">
            <text:p>0.000643758</text:p>
          </table:table-cell>
          <table:table-cell office:value-type="float" office:value="0.000735673" calcext:value-type="float">
            <text:p>0.000735673</text:p>
          </table:table-cell>
          <table:table-cell office:value-type="float" office:value="-0.001305173" calcext:value-type="float">
            <text:p>-0.001305173</text:p>
          </table:table-cell>
          <table:table-cell/>
          <table:table-cell office:value-type="float" office:value="26.283722128" calcext:value-type="float">
            <text:p>26.283722128</text:p>
          </table:table-cell>
          <table:table-cell office:value-type="float" office:value="26.404339214" calcext:value-type="float">
            <text:p>26.404339214</text:p>
          </table:table-cell>
          <table:table-cell office:value-type="float" office:value="26.406604893" calcext:value-type="float">
            <text:p>26.406604893</text:p>
          </table:table-cell>
          <table:table-cell office:value-type="float" office:value="26.356297481" calcext:value-type="float">
            <text:p>26.356297481</text:p>
          </table:table-cell>
          <table:table-cell/>
          <table:table-cell office:value-type="float" office:value="-0.107717999" calcext:value-type="float">
            <text:p>-0.107717999</text:p>
          </table:table-cell>
          <table:table-cell office:value-type="float" office:value="0.016318055" calcext:value-type="float">
            <text:p>0.016318055</text:p>
          </table:table-cell>
          <table:table-cell office:value-type="float" office:value="0.018647905" calcext:value-type="float">
            <text:p>0.018647905</text:p>
          </table:table-cell>
          <table:table-cell office:value-type="float" office:value="-0.033084783" calcext:value-type="float">
            <text:p>-0.0330847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8 15:56:4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516072" calcext:value-type="float">
            <text:p>0.125516072</text:p>
          </table:table-cell>
          <table:table-cell office:value-type="float" office:value="0.626217201" calcext:value-type="float">
            <text:p>0.626217201</text:p>
          </table:table-cell>
          <table:table-cell office:value-type="float" office:value="0.624556616" calcext:value-type="float">
            <text:p>0.624556616</text:p>
          </table:table-cell>
          <table:table-cell office:value-type="float" office:value="0.545848673" calcext:value-type="float">
            <text:p>0.545848673</text:p>
          </table:table-cell>
          <table:table-cell/>
          <table:table-cell office:value-type="float" office:value="0.001025458" calcext:value-type="float">
            <text:p>0.001025458</text:p>
          </table:table-cell>
          <table:table-cell office:value-type="float" office:value="0.005116154" calcext:value-type="float">
            <text:p>0.005116154</text:p>
          </table:table-cell>
          <table:table-cell office:value-type="float" office:value="0.005102587" calcext:value-type="float">
            <text:p>0.005102587</text:p>
          </table:table-cell>
          <table:table-cell office:value-type="float" office:value="0.004459548" calcext:value-type="float">
            <text:p>0.004459548</text:p>
          </table:table-cell>
          <table:table-cell/>
          <table:table-cell office:value-type="float" office:value="-0.004244286" calcext:value-type="float">
            <text:p>-0.004244286</text:p>
          </table:table-cell>
          <table:table-cell office:value-type="float" office:value="-0.000153591" calcext:value-type="float">
            <text:p>-0.000153591</text:p>
          </table:table-cell>
          <table:table-cell office:value-type="float" office:value="-0.000167158" calcext:value-type="float">
            <text:p>-0.000167158</text:p>
          </table:table-cell>
          <table:table-cell office:value-type="float" office:value="-0.000810196" calcext:value-type="float">
            <text:p>-0.000810196</text:p>
          </table:table-cell>
          <table:table-cell/>
          <table:table-cell office:value-type="float" office:value="26.283843618" calcext:value-type="float">
            <text:p>26.283843618</text:p>
          </table:table-cell>
          <table:table-cell office:value-type="float" office:value="26.384684577" calcext:value-type="float">
            <text:p>26.384684577</text:p>
          </table:table-cell>
          <table:table-cell office:value-type="float" office:value="26.384350151" calcext:value-type="float">
            <text:p>26.384350151</text:p>
          </table:table-cell>
          <table:table-cell office:value-type="float" office:value="26.368498998" calcext:value-type="float">
            <text:p>26.368498998</text:p>
          </table:table-cell>
          <table:table-cell/>
          <table:table-cell office:value-type="float" office:value="-0.107593063" calcext:value-type="float">
            <text:p>-0.107593063</text:p>
          </table:table-cell>
          <table:table-cell office:value-type="float" office:value="-0.003893298" calcext:value-type="float">
            <text:p>-0.003893298</text:p>
          </table:table-cell>
          <table:table-cell office:value-type="float" office:value="-0.004237199" calcext:value-type="float">
            <text:p>-0.004237199</text:p>
          </table:table-cell>
          <table:table-cell office:value-type="float" office:value="-0.020537483" calcext:value-type="float">
            <text:p>-0.02053748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8 15:56:4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265732" calcext:value-type="float">
            <text:p>0.125265732</text:p>
          </table:table-cell>
          <table:table-cell office:value-type="float" office:value="0.631486849" calcext:value-type="float">
            <text:p>0.631486849</text:p>
          </table:table-cell>
          <table:table-cell office:value-type="float" office:value="0.628155545" calcext:value-type="float">
            <text:p>0.628155545</text:p>
          </table:table-cell>
          <table:table-cell office:value-type="float" office:value="0.535641376" calcext:value-type="float">
            <text:p>0.535641376</text:p>
          </table:table-cell>
          <table:table-cell/>
          <table:table-cell office:value-type="float" office:value="0.001023413" calcext:value-type="float">
            <text:p>0.001023413</text:p>
          </table:table-cell>
          <table:table-cell office:value-type="float" office:value="0.005159206" calcext:value-type="float">
            <text:p>0.005159206</text:p>
          </table:table-cell>
          <table:table-cell office:value-type="float" office:value="0.00513199" calcext:value-type="float">
            <text:p>0.00513199</text:p>
          </table:table-cell>
          <table:table-cell office:value-type="float" office:value="0.004376155" calcext:value-type="float">
            <text:p>0.004376155</text:p>
          </table:table-cell>
          <table:table-cell/>
          <table:table-cell office:value-type="float" office:value="-0.004246331" calcext:value-type="float">
            <text:p>-0.004246331</text:p>
          </table:table-cell>
          <table:table-cell office:value-type="float" office:value="-0.000110538" calcext:value-type="float">
            <text:p>-0.000110538</text:p>
          </table:table-cell>
          <table:table-cell office:value-type="float" office:value="-0.000137755" calcext:value-type="float">
            <text:p>-0.000137755</text:p>
          </table:table-cell>
          <table:table-cell office:value-type="float" office:value="-0.000893589" calcext:value-type="float">
            <text:p>-0.000893589</text:p>
          </table:table-cell>
          <table:table-cell/>
          <table:table-cell office:value-type="float" office:value="26.283793197" calcext:value-type="float">
            <text:p>26.283793197</text:p>
          </table:table-cell>
          <table:table-cell office:value-type="float" office:value="26.385745834" calcext:value-type="float">
            <text:p>26.385745834</text:p>
          </table:table-cell>
          <table:table-cell office:value-type="float" office:value="26.385074941" calcext:value-type="float">
            <text:p>26.385074941</text:p>
          </table:table-cell>
          <table:table-cell office:value-type="float" office:value="26.366443313" calcext:value-type="float">
            <text:p>26.366443313</text:p>
          </table:table-cell>
          <table:table-cell/>
          <table:table-cell office:value-type="float" office:value="-0.107644914" calcext:value-type="float">
            <text:p>-0.107644914</text:p>
          </table:table-cell>
          <table:table-cell office:value-type="float" office:value="-0.002801974" calcext:value-type="float">
            <text:p>-0.002801974</text:p>
          </table:table-cell>
          <table:table-cell office:value-type="float" office:value="-0.003491874" calcext:value-type="float">
            <text:p>-0.003491874</text:p>
          </table:table-cell>
          <table:table-cell office:value-type="float" office:value="-0.02265142" calcext:value-type="float">
            <text:p>-0.022651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8 15:56:48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02791" calcext:value-type="float">
            <text:p>0.12502791</text:p>
          </table:table-cell>
          <table:table-cell office:value-type="float" office:value="0.636608677" calcext:value-type="float">
            <text:p>0.636608677</text:p>
          </table:table-cell>
          <table:table-cell office:value-type="float" office:value="0.667568525" calcext:value-type="float">
            <text:p>0.667568525</text:p>
          </table:table-cell>
          <table:table-cell office:value-type="float" office:value="0.555954642" calcext:value-type="float">
            <text:p>0.555954642</text:p>
          </table:table-cell>
          <table:table-cell/>
          <table:table-cell office:value-type="float" office:value="0.00102147" calcext:value-type="float">
            <text:p>0.00102147</text:p>
          </table:table-cell>
          <table:table-cell office:value-type="float" office:value="0.005201051" calcext:value-type="float">
            <text:p>0.005201051</text:p>
          </table:table-cell>
          <table:table-cell office:value-type="float" office:value="0.005453991" calcext:value-type="float">
            <text:p>0.005453991</text:p>
          </table:table-cell>
          <table:table-cell office:value-type="float" office:value="0.004542113" calcext:value-type="float">
            <text:p>0.004542113</text:p>
          </table:table-cell>
          <table:table-cell/>
          <table:table-cell office:value-type="float" office:value="-0.004248274" calcext:value-type="float">
            <text:p>-0.004248274</text:p>
          </table:table-cell>
          <table:table-cell office:value-type="float" office:value="-0.000068693" calcext:value-type="float">
            <text:p>-6.8693E-05</text:p>
          </table:table-cell>
          <table:table-cell office:value-type="float" office:value="0.000184247" calcext:value-type="float">
            <text:p>0.000184247</text:p>
          </table:table-cell>
          <table:table-cell office:value-type="float" office:value="-0.000727631" calcext:value-type="float">
            <text:p>-0.000727631</text:p>
          </table:table-cell>
          <table:table-cell/>
          <table:table-cell office:value-type="float" office:value="26.28879985" calcext:value-type="float">
            <text:p>26.28879985</text:p>
          </table:table-cell>
          <table:table-cell office:value-type="float" office:value="26.391831414" calcext:value-type="float">
            <text:p>26.391831414</text:p>
          </table:table-cell>
          <table:table-cell office:value-type="float" office:value="26.39806638" calcext:value-type="float">
            <text:p>26.39806638</text:p>
          </table:table-cell>
          <table:table-cell office:value-type="float" office:value="26.375588438" calcext:value-type="float">
            <text:p>26.375588438</text:p>
          </table:table-cell>
          <table:table-cell/>
          <table:table-cell office:value-type="float" office:value="-0.107694172" calcext:value-type="float">
            <text:p>-0.107694172</text:p>
          </table:table-cell>
          <table:table-cell office:value-type="float" office:value="-0.001741265" calcext:value-type="float">
            <text:p>-0.001741265</text:p>
          </table:table-cell>
          <table:table-cell office:value-type="float" office:value="0.004670311" calcext:value-type="float">
            <text:p>0.004670311</text:p>
          </table:table-cell>
          <table:table-cell office:value-type="float" office:value="-0.018444536" calcext:value-type="float">
            <text:p>-0.0184445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8 15:56:49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336662" calcext:value-type="float">
            <text:p>0.125336662</text:p>
          </table:table-cell>
          <table:table-cell office:value-type="float" office:value="0.77561805" calcext:value-type="float">
            <text:p>0.77561805</text:p>
          </table:table-cell>
          <table:table-cell office:value-type="float" office:value="0.690409027" calcext:value-type="float">
            <text:p>0.690409027</text:p>
          </table:table-cell>
          <table:table-cell office:value-type="float" office:value="0.449190789" calcext:value-type="float">
            <text:p>0.449190789</text:p>
          </table:table-cell>
          <table:table-cell/>
          <table:table-cell office:value-type="float" office:value="0.001023992" calcext:value-type="float">
            <text:p>0.001023992</text:p>
          </table:table-cell>
          <table:table-cell office:value-type="float" office:value="0.006336749" calcext:value-type="float">
            <text:p>0.006336749</text:p>
          </table:table-cell>
          <table:table-cell office:value-type="float" office:value="0.005640597" calcext:value-type="float">
            <text:p>0.005640597</text:p>
          </table:table-cell>
          <table:table-cell office:value-type="float" office:value="0.003669859" calcext:value-type="float">
            <text:p>0.003669859</text:p>
          </table:table-cell>
          <table:table-cell/>
          <table:table-cell office:value-type="float" office:value="-0.004245752" calcext:value-type="float">
            <text:p>-0.004245752</text:p>
          </table:table-cell>
          <table:table-cell office:value-type="float" office:value="0.001067004" calcext:value-type="float">
            <text:p>0.001067004</text:p>
          </table:table-cell>
          <table:table-cell office:value-type="float" office:value="0.000370852" calcext:value-type="float">
            <text:p>0.000370852</text:p>
          </table:table-cell>
          <table:table-cell office:value-type="float" office:value="-0.001599885" calcext:value-type="float">
            <text:p>-0.001599885</text:p>
          </table:table-cell>
          <table:table-cell/>
          <table:table-cell office:value-type="float" office:value="26.288862035" calcext:value-type="float">
            <text:p>26.288862035</text:p>
          </table:table-cell>
          <table:table-cell office:value-type="float" office:value="26.419826072" calcext:value-type="float">
            <text:p>26.419826072</text:p>
          </table:table-cell>
          <table:table-cell office:value-type="float" office:value="26.402666178" calcext:value-type="float">
            <text:p>26.402666178</text:p>
          </table:table-cell>
          <table:table-cell office:value-type="float" office:value="26.354086829" calcext:value-type="float">
            <text:p>26.354086829</text:p>
          </table:table-cell>
          <table:table-cell/>
          <table:table-cell office:value-type="float" office:value="-0.107630222" calcext:value-type="float">
            <text:p>-0.107630222</text:p>
          </table:table-cell>
          <table:table-cell office:value-type="float" office:value="0.027046417" calcext:value-type="float">
            <text:p>0.027046417</text:p>
          </table:table-cell>
          <table:table-cell office:value-type="float" office:value="0.00940043" calcext:value-type="float">
            <text:p>0.00940043</text:p>
          </table:table-cell>
          <table:table-cell office:value-type="float" office:value="-0.040555605" calcext:value-type="float">
            <text:p>-0.0405556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8 15:56:50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4738827" calcext:value-type="float">
            <text:p>0.124738827</text:p>
          </table:table-cell>
          <table:table-cell office:value-type="float" office:value="0.789523219" calcext:value-type="float">
            <text:p>0.789523219</text:p>
          </table:table-cell>
          <table:table-cell office:value-type="float" office:value="0.598483157" calcext:value-type="float">
            <text:p>0.598483157</text:p>
          </table:table-cell>
          <table:table-cell office:value-type="float" office:value="0.45386141" calcext:value-type="float">
            <text:p>0.45386141</text:p>
          </table:table-cell>
          <table:table-cell/>
          <table:table-cell office:value-type="float" office:value="0.001019108" calcext:value-type="float">
            <text:p>0.001019108</text:p>
          </table:table-cell>
          <table:table-cell office:value-type="float" office:value="0.006450353" calcext:value-type="float">
            <text:p>0.006450353</text:p>
          </table:table-cell>
          <table:table-cell office:value-type="float" office:value="0.004889568" calcext:value-type="float">
            <text:p>0.004889568</text:p>
          </table:table-cell>
          <table:table-cell office:value-type="float" office:value="0.003708018" calcext:value-type="float">
            <text:p>0.003708018</text:p>
          </table:table-cell>
          <table:table-cell/>
          <table:table-cell office:value-type="float" office:value="-0.004250636" calcext:value-type="float">
            <text:p>-0.004250636</text:p>
          </table:table-cell>
          <table:table-cell office:value-type="float" office:value="0.001180609" calcext:value-type="float">
            <text:p>0.001180609</text:p>
          </table:table-cell>
          <table:table-cell office:value-type="float" office:value="-0.000380176" calcext:value-type="float">
            <text:p>-0.000380176</text:p>
          </table:table-cell>
          <table:table-cell office:value-type="float" office:value="-0.001561726" calcext:value-type="float">
            <text:p>-0.001561726</text:p>
          </table:table-cell>
          <table:table-cell/>
          <table:table-cell office:value-type="float" office:value="26.278632522" calcext:value-type="float">
            <text:p>26.278632522</text:p>
          </table:table-cell>
          <table:table-cell office:value-type="float" office:value="26.412518438" calcext:value-type="float">
            <text:p>26.412518438</text:p>
          </table:table-cell>
          <table:table-cell office:value-type="float" office:value="26.37404506" calcext:value-type="float">
            <text:p>26.37404506</text:p>
          </table:table-cell>
          <table:table-cell office:value-type="float" office:value="26.344918958" calcext:value-type="float">
            <text:p>26.344918958</text:p>
          </table:table-cell>
          <table:table-cell/>
          <table:table-cell office:value-type="float" office:value="-0.107754047" calcext:value-type="float">
            <text:p>-0.107754047</text:p>
          </table:table-cell>
          <table:table-cell office:value-type="float" office:value="0.02992601" calcext:value-type="float">
            <text:p>0.02992601</text:p>
          </table:table-cell>
          <table:table-cell office:value-type="float" office:value="-0.009636933" calcext:value-type="float">
            <text:p>-0.009636933</text:p>
          </table:table-cell>
          <table:table-cell office:value-type="float" office:value="-0.039588295" calcext:value-type="float">
            <text:p>-0.03958829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8 15:56:52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587598" calcext:value-type="float">
            <text:p>0.125587598</text:p>
          </table:table-cell>
          <table:table-cell office:value-type="float" office:value="0.794474577" calcext:value-type="float">
            <text:p>0.794474577</text:p>
          </table:table-cell>
          <table:table-cell office:value-type="float" office:value="0.636851863" calcext:value-type="float">
            <text:p>0.636851863</text:p>
          </table:table-cell>
          <table:table-cell office:value-type="float" office:value="0.444528513" calcext:value-type="float">
            <text:p>0.444528513</text:p>
          </table:table-cell>
          <table:table-cell/>
          <table:table-cell office:value-type="float" office:value="0.001026042" calcext:value-type="float">
            <text:p>0.001026042</text:p>
          </table:table-cell>
          <table:table-cell office:value-type="float" office:value="0.006490805" calcext:value-type="float">
            <text:p>0.006490805</text:p>
          </table:table-cell>
          <table:table-cell office:value-type="float" office:value="0.005203038" calcext:value-type="float">
            <text:p>0.005203038</text:p>
          </table:table-cell>
          <table:table-cell office:value-type="float" office:value="0.003631769" calcext:value-type="float">
            <text:p>0.003631769</text:p>
          </table:table-cell>
          <table:table-cell/>
          <table:table-cell office:value-type="float" office:value="-0.004243702" calcext:value-type="float">
            <text:p>-0.004243702</text:p>
          </table:table-cell>
          <table:table-cell office:value-type="float" office:value="0.001221061" calcext:value-type="float">
            <text:p>0.001221061</text:p>
          </table:table-cell>
          <table:table-cell office:value-type="float" office:value="-0.000066706" calcext:value-type="float">
            <text:p>-6.6706E-05</text:p>
          </table:table-cell>
          <table:table-cell office:value-type="float" office:value="-0.001637975" calcext:value-type="float">
            <text:p>-0.001637975</text:p>
          </table:table-cell>
          <table:table-cell/>
          <table:table-cell office:value-type="float" office:value="26.288912575" calcext:value-type="float">
            <text:p>26.288912575</text:p>
          </table:table-cell>
          <table:table-cell office:value-type="float" office:value="26.423623475" calcext:value-type="float">
            <text:p>26.423623475</text:p>
          </table:table-cell>
          <table:table-cell office:value-type="float" office:value="26.39188039" calcext:value-type="float">
            <text:p>26.39188039</text:p>
          </table:table-cell>
          <table:table-cell office:value-type="float" office:value="26.353147865" calcext:value-type="float">
            <text:p>26.353147865</text:p>
          </table:table-cell>
          <table:table-cell/>
          <table:table-cell office:value-type="float" office:value="-0.107578248" calcext:value-type="float">
            <text:p>-0.107578248</text:p>
          </table:table-cell>
          <table:table-cell office:value-type="float" office:value="0.030951374" calcext:value-type="float">
            <text:p>0.030951374</text:p>
          </table:table-cell>
          <table:table-cell office:value-type="float" office:value="-0.001690902" calcext:value-type="float">
            <text:p>-0.001690902</text:p>
          </table:table-cell>
          <table:table-cell office:value-type="float" office:value="-0.041521188" calcext:value-type="float">
            <text:p>-0.0415211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8 15:56:5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765053" calcext:value-type="float">
            <text:p>0.124765053</text:p>
          </table:table-cell>
          <table:table-cell office:value-type="float" office:value="0.7716001" calcext:value-type="float">
            <text:p>0.7716001</text:p>
          </table:table-cell>
          <table:table-cell office:value-type="float" office:value="0.660901744" calcext:value-type="float">
            <text:p>0.660901744</text:p>
          </table:table-cell>
          <table:table-cell office:value-type="float" office:value="0.446558648" calcext:value-type="float">
            <text:p>0.446558648</text:p>
          </table:table-cell>
          <table:table-cell/>
          <table:table-cell office:value-type="float" office:value="0.001019322" calcext:value-type="float">
            <text:p>0.001019322</text:p>
          </table:table-cell>
          <table:table-cell office:value-type="float" office:value="0.006303922" calcext:value-type="float">
            <text:p>0.006303922</text:p>
          </table:table-cell>
          <table:table-cell office:value-type="float" office:value="0.005399524" calcext:value-type="float">
            <text:p>0.005399524</text:p>
          </table:table-cell>
          <table:table-cell office:value-type="float" office:value="0.003648355" calcext:value-type="float">
            <text:p>0.003648355</text:p>
          </table:table-cell>
          <table:table-cell/>
          <table:table-cell office:value-type="float" office:value="-0.004250422" calcext:value-type="float">
            <text:p>-0.004250422</text:p>
          </table:table-cell>
          <table:table-cell office:value-type="float" office:value="0.001034178" calcext:value-type="float">
            <text:p>0.001034178</text:p>
          </table:table-cell>
          <table:table-cell office:value-type="float" office:value="0.00012978" calcext:value-type="float">
            <text:p>0.00012978</text:p>
          </table:table-cell>
          <table:table-cell office:value-type="float" office:value="-0.001621389" calcext:value-type="float">
            <text:p>-0.001621389</text:p>
          </table:table-cell>
          <table:table-cell/>
          <table:table-cell office:value-type="float" office:value="26.283692356" calcext:value-type="float">
            <text:p>26.283692356</text:p>
          </table:table-cell>
          <table:table-cell office:value-type="float" office:value="26.413962946" calcext:value-type="float">
            <text:p>26.413962946</text:p>
          </table:table-cell>
          <table:table-cell office:value-type="float" office:value="26.391669696" calcext:value-type="float">
            <text:p>26.391669696</text:p>
          </table:table-cell>
          <table:table-cell office:value-type="float" office:value="26.348502462" calcext:value-type="float">
            <text:p>26.348502462</text:p>
          </table:table-cell>
          <table:table-cell/>
          <table:table-cell office:value-type="float" office:value="-0.107748615" calcext:value-type="float">
            <text:p>-0.107748615</text:p>
          </table:table-cell>
          <table:table-cell office:value-type="float" office:value="0.026214346" calcext:value-type="float">
            <text:p>0.026214346</text:p>
          </table:table-cell>
          <table:table-cell office:value-type="float" office:value="0.003289659" calcext:value-type="float">
            <text:p>0.003289659</text:p>
          </table:table-cell>
          <table:table-cell office:value-type="float" office:value="-0.041100736" calcext:value-type="float">
            <text:p>-0.04110073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8 15:56:5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588028" calcext:value-type="float">
            <text:p>0.124588028</text:p>
          </table:table-cell>
          <table:table-cell office:value-type="float" office:value="0.63967772" calcext:value-type="float">
            <text:p>0.63967772</text:p>
          </table:table-cell>
          <table:table-cell office:value-type="float" office:value="0.673622569" calcext:value-type="float">
            <text:p>0.673622569</text:p>
          </table:table-cell>
          <table:table-cell office:value-type="float" office:value="0.569922992" calcext:value-type="float">
            <text:p>0.569922992</text:p>
          </table:table-cell>
          <table:table-cell/>
          <table:table-cell office:value-type="float" office:value="0.001017876" calcext:value-type="float">
            <text:p>0.001017876</text:p>
          </table:table-cell>
          <table:table-cell office:value-type="float" office:value="0.005226125" calcext:value-type="float">
            <text:p>0.005226125</text:p>
          </table:table-cell>
          <table:table-cell office:value-type="float" office:value="0.005503452" calcext:value-type="float">
            <text:p>0.005503452</text:p>
          </table:table-cell>
          <table:table-cell office:value-type="float" office:value="0.004656234" calcext:value-type="float">
            <text:p>0.004656234</text:p>
          </table:table-cell>
          <table:table-cell/>
          <table:table-cell office:value-type="float" office:value="-0.004251868" calcext:value-type="float">
            <text:p>-0.004251868</text:p>
          </table:table-cell>
          <table:table-cell office:value-type="float" office:value="-0.000043619" calcext:value-type="float">
            <text:p>-4.3619E-05</text:p>
          </table:table-cell>
          <table:table-cell office:value-type="float" office:value="0.000233708" calcext:value-type="float">
            <text:p>0.000233708</text:p>
          </table:table-cell>
          <table:table-cell office:value-type="float" office:value="-0.000613511" calcext:value-type="float">
            <text:p>-0.000613511</text:p>
          </table:table-cell>
          <table:table-cell/>
          <table:table-cell office:value-type="float" office:value="26.283656702" calcext:value-type="float">
            <text:p>26.283656702</text:p>
          </table:table-cell>
          <table:table-cell office:value-type="float" office:value="26.387395395" calcext:value-type="float">
            <text:p>26.387395395</text:p>
          </table:table-cell>
          <table:table-cell office:value-type="float" office:value="26.394231531" calcext:value-type="float">
            <text:p>26.394231531</text:p>
          </table:table-cell>
          <table:table-cell office:value-type="float" office:value="26.373347397" calcext:value-type="float">
            <text:p>26.373347397</text:p>
          </table:table-cell>
          <table:table-cell/>
          <table:table-cell office:value-type="float" office:value="-0.107785281" calcext:value-type="float">
            <text:p>-0.107785281</text:p>
          </table:table-cell>
          <table:table-cell office:value-type="float" office:value="-0.00110568" calcext:value-type="float">
            <text:p>-0.00110568</text:p>
          </table:table-cell>
          <table:table-cell office:value-type="float" office:value="0.005924067" calcext:value-type="float">
            <text:p>0.005924067</text:p>
          </table:table-cell>
          <table:table-cell office:value-type="float" office:value="-0.015551697" calcext:value-type="float">
            <text:p>-0.015551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8 15:56:56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5778928" calcext:value-type="float">
            <text:p>0.125778928</text:p>
          </table:table-cell>
          <table:table-cell office:value-type="float" office:value="0.804837442" calcext:value-type="float">
            <text:p>0.804837442</text:p>
          </table:table-cell>
          <table:table-cell office:value-type="float" office:value="0.597200465" calcext:value-type="float">
            <text:p>0.597200465</text:p>
          </table:table-cell>
          <table:table-cell office:value-type="float" office:value="0.439242177" calcext:value-type="float">
            <text:p>0.439242177</text:p>
          </table:table-cell>
          <table:table-cell/>
          <table:table-cell office:value-type="float" office:value="0.001027606" calcext:value-type="float">
            <text:p>0.001027606</text:p>
          </table:table-cell>
          <table:table-cell office:value-type="float" office:value="0.006575469" calcext:value-type="float">
            <text:p>0.006575469</text:p>
          </table:table-cell>
          <table:table-cell office:value-type="float" office:value="0.004879089" calcext:value-type="float">
            <text:p>0.004879089</text:p>
          </table:table-cell>
          <table:table-cell office:value-type="float" office:value="0.00358858" calcext:value-type="float">
            <text:p>0.00358858</text:p>
          </table:table-cell>
          <table:table-cell/>
          <table:table-cell office:value-type="float" office:value="-0.004242139" calcext:value-type="float">
            <text:p>-0.004242139</text:p>
          </table:table-cell>
          <table:table-cell office:value-type="float" office:value="0.001305725" calcext:value-type="float">
            <text:p>0.001305725</text:p>
          </table:table-cell>
          <table:table-cell office:value-type="float" office:value="-0.000390656" calcext:value-type="float">
            <text:p>-0.000390656</text:p>
          </table:table-cell>
          <table:table-cell office:value-type="float" office:value="-0.001681164" calcext:value-type="float">
            <text:p>-0.001681164</text:p>
          </table:table-cell>
          <table:table-cell/>
          <table:table-cell office:value-type="float" office:value="26.273787457" calcext:value-type="float">
            <text:p>26.273787457</text:p>
          </table:table-cell>
          <table:table-cell office:value-type="float" office:value="26.410548555" calcext:value-type="float">
            <text:p>26.410548555</text:p>
          </table:table-cell>
          <table:table-cell office:value-type="float" office:value="26.368732607" calcext:value-type="float">
            <text:p>26.368732607</text:p>
          </table:table-cell>
          <table:table-cell office:value-type="float" office:value="26.336920406" calcext:value-type="float">
            <text:p>26.336920406</text:p>
          </table:table-cell>
          <table:table-cell/>
          <table:table-cell office:value-type="float" office:value="-0.107538619" calcext:value-type="float">
            <text:p>-0.107538619</text:p>
          </table:table-cell>
          <table:table-cell office:value-type="float" office:value="0.033097389" calcext:value-type="float">
            <text:p>0.033097389</text:p>
          </table:table-cell>
          <table:table-cell office:value-type="float" office:value="-0.009902576" calcext:value-type="float">
            <text:p>-0.009902576</text:p>
          </table:table-cell>
          <table:table-cell office:value-type="float" office:value="-0.042616018" calcext:value-type="float">
            <text:p>-0.042616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8 15:56:5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6538888" calcext:value-type="float">
            <text:p>0.126538888</text:p>
          </table:table-cell>
          <table:table-cell office:value-type="float" office:value="0.80768118" calcext:value-type="float">
            <text:p>0.80768118</text:p>
          </table:table-cell>
          <table:table-cell office:value-type="float" office:value="0.596872639" calcext:value-type="float">
            <text:p>0.596872639</text:p>
          </table:table-cell>
          <table:table-cell office:value-type="float" office:value="0.441548281" calcext:value-type="float">
            <text:p>0.441548281</text:p>
          </table:table-cell>
          <table:table-cell/>
          <table:table-cell office:value-type="float" office:value="0.001033814" calcext:value-type="float">
            <text:p>0.001033814</text:p>
          </table:table-cell>
          <table:table-cell office:value-type="float" office:value="0.006598702" calcext:value-type="float">
            <text:p>0.006598702</text:p>
          </table:table-cell>
          <table:table-cell office:value-type="float" office:value="0.00487641" calcext:value-type="float">
            <text:p>0.00487641</text:p>
          </table:table-cell>
          <table:table-cell office:value-type="float" office:value="0.003607421" calcext:value-type="float">
            <text:p>0.003607421</text:p>
          </table:table-cell>
          <table:table-cell/>
          <table:table-cell office:value-type="float" office:value="-0.00423593" calcext:value-type="float">
            <text:p>-0.00423593</text:p>
          </table:table-cell>
          <table:table-cell office:value-type="float" office:value="0.001328958" calcext:value-type="float">
            <text:p>0.001328958</text:p>
          </table:table-cell>
          <table:table-cell office:value-type="float" office:value="-0.000393334" calcext:value-type="float">
            <text:p>-0.000393334</text:p>
          </table:table-cell>
          <table:table-cell office:value-type="float" office:value="-0.001662324" calcext:value-type="float">
            <text:p>-0.001662324</text:p>
          </table:table-cell>
          <table:table-cell/>
          <table:table-cell office:value-type="float" office:value="26.289104172" calcext:value-type="float">
            <text:p>26.289104172</text:p>
          </table:table-cell>
          <table:table-cell office:value-type="float" office:value="26.426283066" calcext:value-type="float">
            <text:p>26.426283066</text:p>
          </table:table-cell>
          <table:table-cell office:value-type="float" office:value="26.383828973" calcext:value-type="float">
            <text:p>26.383828973</text:p>
          </table:table-cell>
          <table:table-cell office:value-type="float" office:value="26.352547658" calcext:value-type="float">
            <text:p>26.352547658</text:p>
          </table:table-cell>
          <table:table-cell/>
          <table:table-cell office:value-type="float" office:value="-0.107381215" calcext:value-type="float">
            <text:p>-0.107381215</text:p>
          </table:table-cell>
          <table:table-cell office:value-type="float" office:value="0.033686289" calcext:value-type="float">
            <text:p>0.033686289</text:p>
          </table:table-cell>
          <table:table-cell office:value-type="float" office:value="-0.009970468" calcext:value-type="float">
            <text:p>-0.009970468</text:p>
          </table:table-cell>
          <table:table-cell office:value-type="float" office:value="-0.042138411" calcext:value-type="float">
            <text:p>-0.0421384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8 15:56:5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6365438" calcext:value-type="float">
            <text:p>0.126365438</text:p>
          </table:table-cell>
          <table:table-cell office:value-type="float" office:value="0.685069047" calcext:value-type="float">
            <text:p>0.685069047</text:p>
          </table:table-cell>
          <table:table-cell office:value-type="float" office:value="0.734993307" calcext:value-type="float">
            <text:p>0.734993307</text:p>
          </table:table-cell>
          <table:table-cell office:value-type="float" office:value="0.455558354" calcext:value-type="float">
            <text:p>0.455558354</text:p>
          </table:table-cell>
          <table:table-cell/>
          <table:table-cell office:value-type="float" office:value="0.001032397" calcext:value-type="float">
            <text:p>0.001032397</text:p>
          </table:table-cell>
          <table:table-cell office:value-type="float" office:value="0.005596969" calcext:value-type="float">
            <text:p>0.005596969</text:p>
          </table:table-cell>
          <table:table-cell office:value-type="float" office:value="0.006004847" calcext:value-type="float">
            <text:p>0.006004847</text:p>
          </table:table-cell>
          <table:table-cell office:value-type="float" office:value="0.003721882" calcext:value-type="float">
            <text:p>0.003721882</text:p>
          </table:table-cell>
          <table:table-cell/>
          <table:table-cell office:value-type="float" office:value="-0.004237347" calcext:value-type="float">
            <text:p>-0.004237347</text:p>
          </table:table-cell>
          <table:table-cell office:value-type="float" office:value="0.000327225" calcext:value-type="float">
            <text:p>0.000327225</text:p>
          </table:table-cell>
          <table:table-cell office:value-type="float" office:value="0.000735103" calcext:value-type="float">
            <text:p>0.000735103</text:p>
          </table:table-cell>
          <table:table-cell office:value-type="float" office:value="-0.001547862" calcext:value-type="float">
            <text:p>-0.001547862</text:p>
          </table:table-cell>
          <table:table-cell/>
          <table:table-cell office:value-type="float" office:value="26.278960137" calcext:value-type="float">
            <text:p>26.278960137</text:p>
          </table:table-cell>
          <table:table-cell office:value-type="float" office:value="26.391482672" calcext:value-type="float">
            <text:p>26.391482672</text:p>
          </table:table-cell>
          <table:table-cell office:value-type="float" office:value="26.401536843" calcext:value-type="float">
            <text:p>26.401536843</text:p>
          </table:table-cell>
          <table:table-cell office:value-type="float" office:value="26.345260719" calcext:value-type="float">
            <text:p>26.345260719</text:p>
          </table:table-cell>
          <table:table-cell/>
          <table:table-cell office:value-type="float" office:value="-0.10741714" calcext:value-type="float">
            <text:p>-0.10741714</text:p>
          </table:table-cell>
          <table:table-cell office:value-type="float" office:value="0.008294557" calcext:value-type="float">
            <text:p>0.008294557</text:p>
          </table:table-cell>
          <table:table-cell office:value-type="float" office:value="0.018633463" calcext:value-type="float">
            <text:p>0.018633463</text:p>
          </table:table-cell>
          <table:table-cell office:value-type="float" office:value="-0.03923685" calcext:value-type="float">
            <text:p>-0.039236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8 15:56:59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5406399" calcext:value-type="float">
            <text:p>0.125406399</text:p>
          </table:table-cell>
          <table:table-cell office:value-type="float" office:value="0.76750228" calcext:value-type="float">
            <text:p>0.76750228</text:p>
          </table:table-cell>
          <table:table-cell office:value-type="float" office:value="0.705832327" calcext:value-type="float">
            <text:p>0.705832327</text:p>
          </table:table-cell>
          <table:table-cell office:value-type="float" office:value="0.446372681" calcext:value-type="float">
            <text:p>0.446372681</text:p>
          </table:table-cell>
          <table:table-cell/>
          <table:table-cell office:value-type="float" office:value="0.001024562" calcext:value-type="float">
            <text:p>0.001024562</text:p>
          </table:table-cell>
          <table:table-cell office:value-type="float" office:value="0.006270443" calcext:value-type="float">
            <text:p>0.006270443</text:p>
          </table:table-cell>
          <table:table-cell office:value-type="float" office:value="0.005766604" calcext:value-type="float">
            <text:p>0.005766604</text:p>
          </table:table-cell>
          <table:table-cell office:value-type="float" office:value="0.003646836" calcext:value-type="float">
            <text:p>0.003646836</text:p>
          </table:table-cell>
          <table:table-cell/>
          <table:table-cell office:value-type="float" office:value="-0.004245182" calcext:value-type="float">
            <text:p>-0.004245182</text:p>
          </table:table-cell>
          <table:table-cell office:value-type="float" office:value="0.001000699" calcext:value-type="float">
            <text:p>0.001000699</text:p>
          </table:table-cell>
          <table:table-cell office:value-type="float" office:value="0.00049686" calcext:value-type="float">
            <text:p>0.00049686</text:p>
          </table:table-cell>
          <table:table-cell office:value-type="float" office:value="-0.001622909" calcext:value-type="float">
            <text:p>-0.001622909</text:p>
          </table:table-cell>
          <table:table-cell/>
          <table:table-cell office:value-type="float" office:value="26.273712426" calcext:value-type="float">
            <text:p>26.273712426</text:p>
          </table:table-cell>
          <table:table-cell office:value-type="float" office:value="26.403029752" calcext:value-type="float">
            <text:p>26.403029752</text:p>
          </table:table-cell>
          <table:table-cell office:value-type="float" office:value="26.390610137" calcext:value-type="float">
            <text:p>26.390610137</text:p>
          </table:table-cell>
          <table:table-cell office:value-type="float" office:value="26.338356482" calcext:value-type="float">
            <text:p>26.338356482</text:p>
          </table:table-cell>
          <table:table-cell/>
          <table:table-cell office:value-type="float" office:value="-0.107615778" calcext:value-type="float">
            <text:p>-0.107615778</text:p>
          </table:table-cell>
          <table:table-cell office:value-type="float" office:value="0.025365734" calcext:value-type="float">
            <text:p>0.025365734</text:p>
          </table:table-cell>
          <table:table-cell office:value-type="float" office:value="0.012594479" calcext:value-type="float">
            <text:p>0.012594479</text:p>
          </table:table-cell>
          <table:table-cell office:value-type="float" office:value="-0.041139251" calcext:value-type="float">
            <text:p>-0.0411392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8 15:57:0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992313" calcext:value-type="float">
            <text:p>0.125992313</text:p>
          </table:table-cell>
          <table:table-cell office:value-type="float" office:value="0.630757884" calcext:value-type="float">
            <text:p>0.630757884</text:p>
          </table:table-cell>
          <table:table-cell office:value-type="float" office:value="0.613381936" calcext:value-type="float">
            <text:p>0.613381936</text:p>
          </table:table-cell>
          <table:table-cell office:value-type="float" office:value="0.517236652" calcext:value-type="float">
            <text:p>0.517236652</text:p>
          </table:table-cell>
          <table:table-cell/>
          <table:table-cell office:value-type="float" office:value="0.001029349" calcext:value-type="float">
            <text:p>0.001029349</text:p>
          </table:table-cell>
          <table:table-cell office:value-type="float" office:value="0.005153251" calcext:value-type="float">
            <text:p>0.005153251</text:p>
          </table:table-cell>
          <table:table-cell office:value-type="float" office:value="0.00501129" calcext:value-type="float">
            <text:p>0.00501129</text:p>
          </table:table-cell>
          <table:table-cell office:value-type="float" office:value="0.00422579" calcext:value-type="float">
            <text:p>0.00422579</text:p>
          </table:table-cell>
          <table:table-cell/>
          <table:table-cell office:value-type="float" office:value="-0.004240395" calcext:value-type="float">
            <text:p>-0.004240395</text:p>
          </table:table-cell>
          <table:table-cell office:value-type="float" office:value="-0.000116494" calcext:value-type="float">
            <text:p>-0.000116494</text:p>
          </table:table-cell>
          <table:table-cell office:value-type="float" office:value="-0.000258454" calcext:value-type="float">
            <text:p>-0.000258454</text:p>
          </table:table-cell>
          <table:table-cell office:value-type="float" office:value="-0.001043955" calcext:value-type="float">
            <text:p>-0.001043955</text:p>
          </table:table-cell>
          <table:table-cell/>
          <table:table-cell office:value-type="float" office:value="26.283939537" calcext:value-type="float">
            <text:p>26.283939537</text:p>
          </table:table-cell>
          <table:table-cell office:value-type="float" office:value="26.385599027" calcext:value-type="float">
            <text:p>26.385599027</text:p>
          </table:table-cell>
          <table:table-cell office:value-type="float" office:value="26.382099673" calcext:value-type="float">
            <text:p>26.382099673</text:p>
          </table:table-cell>
          <table:table-cell office:value-type="float" office:value="26.36273671" calcext:value-type="float">
            <text:p>26.36273671</text:p>
          </table:table-cell>
          <table:table-cell/>
          <table:table-cell office:value-type="float" office:value="-0.107494423" calcext:value-type="float">
            <text:p>-0.107494423</text:p>
          </table:table-cell>
          <table:table-cell office:value-type="float" office:value="-0.00295294" calcext:value-type="float">
            <text:p>-0.00295294</text:p>
          </table:table-cell>
          <table:table-cell office:value-type="float" office:value="-0.006551437" calcext:value-type="float">
            <text:p>-0.006551437</text:p>
          </table:table-cell>
          <table:table-cell office:value-type="float" office:value="-0.026463064" calcext:value-type="float">
            <text:p>-0.0264630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8 15:57:0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753895" calcext:value-type="float">
            <text:p>0.125753895</text:p>
          </table:table-cell>
          <table:table-cell office:value-type="float" office:value="0.780433509" calcext:value-type="float">
            <text:p>0.780433509</text:p>
          </table:table-cell>
          <table:table-cell office:value-type="float" office:value="0.671448788" calcext:value-type="float">
            <text:p>0.671448788</text:p>
          </table:table-cell>
          <table:table-cell office:value-type="float" office:value="0.447064095" calcext:value-type="float">
            <text:p>0.447064095</text:p>
          </table:table-cell>
          <table:table-cell/>
          <table:table-cell office:value-type="float" office:value="0.001027401" calcext:value-type="float">
            <text:p>0.001027401</text:p>
          </table:table-cell>
          <table:table-cell office:value-type="float" office:value="0.006376091" calcext:value-type="float">
            <text:p>0.006376091</text:p>
          </table:table-cell>
          <table:table-cell office:value-type="float" office:value="0.005485693" calcext:value-type="float">
            <text:p>0.005485693</text:p>
          </table:table-cell>
          <table:table-cell office:value-type="float" office:value="0.003652484" calcext:value-type="float">
            <text:p>0.003652484</text:p>
          </table:table-cell>
          <table:table-cell/>
          <table:table-cell office:value-type="float" office:value="-0.004242343" calcext:value-type="float">
            <text:p>-0.004242343</text:p>
          </table:table-cell>
          <table:table-cell office:value-type="float" office:value="0.001106346" calcext:value-type="float">
            <text:p>0.001106346</text:p>
          </table:table-cell>
          <table:table-cell office:value-type="float" office:value="0.000215948" calcext:value-type="float">
            <text:p>0.000215948</text:p>
          </table:table-cell>
          <table:table-cell office:value-type="float" office:value="-0.00161726" calcext:value-type="float">
            <text:p>-0.00161726</text:p>
          </table:table-cell>
          <table:table-cell/>
          <table:table-cell office:value-type="float" office:value="26.283891517" calcext:value-type="float">
            <text:p>26.283891517</text:p>
          </table:table-cell>
          <table:table-cell office:value-type="float" office:value="26.415741864" calcext:value-type="float">
            <text:p>26.415741864</text:p>
          </table:table-cell>
          <table:table-cell office:value-type="float" office:value="26.393793756" calcext:value-type="float">
            <text:p>26.393793756</text:p>
          </table:table-cell>
          <table:table-cell office:value-type="float" office:value="26.348604258" calcext:value-type="float">
            <text:p>26.348604258</text:p>
          </table:table-cell>
          <table:table-cell/>
          <table:table-cell office:value-type="float" office:value="-0.107543804" calcext:value-type="float">
            <text:p>-0.107543804</text:p>
          </table:table-cell>
          <table:table-cell office:value-type="float" office:value="0.028043641" calcext:value-type="float">
            <text:p>0.028043641</text:p>
          </table:table-cell>
          <table:table-cell office:value-type="float" office:value="0.00547389" calcext:value-type="float">
            <text:p>0.00547389</text:p>
          </table:table-cell>
          <table:table-cell office:value-type="float" office:value="-0.040996055" calcext:value-type="float">
            <text:p>-0.0409960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8 15:57:03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6409546" calcext:value-type="float">
            <text:p>0.126409546</text:p>
          </table:table-cell>
          <table:table-cell office:value-type="float" office:value="0.683708272" calcext:value-type="float">
            <text:p>0.683708272</text:p>
          </table:table-cell>
          <table:table-cell office:value-type="float" office:value="0.595096421" calcext:value-type="float">
            <text:p>0.595096421</text:p>
          </table:table-cell>
          <table:table-cell office:value-type="float" office:value="0.547157591" calcext:value-type="float">
            <text:p>0.547157591</text:p>
          </table:table-cell>
          <table:table-cell/>
          <table:table-cell office:value-type="float" office:value="0.001032758" calcext:value-type="float">
            <text:p>0.001032758</text:p>
          </table:table-cell>
          <table:table-cell office:value-type="float" office:value="0.005585852" calcext:value-type="float">
            <text:p>0.005585852</text:p>
          </table:table-cell>
          <table:table-cell office:value-type="float" office:value="0.004861899" calcext:value-type="float">
            <text:p>0.004861899</text:p>
          </table:table-cell>
          <table:table-cell office:value-type="float" office:value="0.004470242" calcext:value-type="float">
            <text:p>0.004470242</text:p>
          </table:table-cell>
          <table:table-cell/>
          <table:table-cell office:value-type="float" office:value="-0.004236987" calcext:value-type="float">
            <text:p>-0.004236987</text:p>
          </table:table-cell>
          <table:table-cell office:value-type="float" office:value="0.000316108" calcext:value-type="float">
            <text:p>0.000316108</text:p>
          </table:table-cell>
          <table:table-cell office:value-type="float" office:value="-0.000407845" calcext:value-type="float">
            <text:p>-0.000407845</text:p>
          </table:table-cell>
          <table:table-cell office:value-type="float" office:value="-0.000799503" calcext:value-type="float">
            <text:p>-0.000799503</text:p>
          </table:table-cell>
          <table:table-cell/>
          <table:table-cell office:value-type="float" office:value="26.27896902" calcext:value-type="float">
            <text:p>26.27896902</text:p>
          </table:table-cell>
          <table:table-cell office:value-type="float" office:value="26.391208626" calcext:value-type="float">
            <text:p>26.391208626</text:p>
          </table:table-cell>
          <table:table-cell office:value-type="float" office:value="26.373362997" calcext:value-type="float">
            <text:p>26.373362997</text:p>
          </table:table-cell>
          <table:table-cell office:value-type="float" office:value="26.363708432" calcext:value-type="float">
            <text:p>26.363708432</text:p>
          </table:table-cell>
          <table:table-cell/>
          <table:table-cell office:value-type="float" office:value="-0.107408005" calcext:value-type="float">
            <text:p>-0.107408005</text:p>
          </table:table-cell>
          <table:table-cell office:value-type="float" office:value="0.00801275" calcext:value-type="float">
            <text:p>0.00801275</text:p>
          </table:table-cell>
          <table:table-cell office:value-type="float" office:value="-0.010338319" calcext:value-type="float">
            <text:p>-0.010338319</text:p>
          </table:table-cell>
          <table:table-cell office:value-type="float" office:value="-0.020266405" calcext:value-type="float">
            <text:p>-0.0202664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8 15:57:0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907675" calcext:value-type="float">
            <text:p>0.125907675</text:p>
          </table:table-cell>
          <table:table-cell office:value-type="float" office:value="0.626255945" calcext:value-type="float">
            <text:p>0.626255945</text:p>
          </table:table-cell>
          <table:table-cell office:value-type="float" office:value="0.623086169" calcext:value-type="float">
            <text:p>0.623086169</text:p>
          </table:table-cell>
          <table:table-cell office:value-type="float" office:value="0.527517858" calcext:value-type="float">
            <text:p>0.527517858</text:p>
          </table:table-cell>
          <table:table-cell/>
          <table:table-cell office:value-type="float" office:value="0.001028657" calcext:value-type="float">
            <text:p>0.001028657</text:p>
          </table:table-cell>
          <table:table-cell office:value-type="float" office:value="0.00511647" calcext:value-type="float">
            <text:p>0.00511647</text:p>
          </table:table-cell>
          <table:table-cell office:value-type="float" office:value="0.005090573" calcext:value-type="float">
            <text:p>0.005090573</text:p>
          </table:table-cell>
          <table:table-cell office:value-type="float" office:value="0.004309786" calcext:value-type="float">
            <text:p>0.004309786</text:p>
          </table:table-cell>
          <table:table-cell/>
          <table:table-cell office:value-type="float" office:value="-0.004241087" calcext:value-type="float">
            <text:p>-0.004241087</text:p>
          </table:table-cell>
          <table:table-cell office:value-type="float" office:value="-0.000153274" calcext:value-type="float">
            <text:p>-0.000153274</text:p>
          </table:table-cell>
          <table:table-cell office:value-type="float" office:value="-0.000179171" calcext:value-type="float">
            <text:p>-0.000179171</text:p>
          </table:table-cell>
          <table:table-cell office:value-type="float" office:value="-0.000959958" calcext:value-type="float">
            <text:p>-0.000959958</text:p>
          </table:table-cell>
          <table:table-cell/>
          <table:table-cell office:value-type="float" office:value="26.28392249" calcext:value-type="float">
            <text:p>26.28392249</text:p>
          </table:table-cell>
          <table:table-cell office:value-type="float" office:value="26.38469238" calcext:value-type="float">
            <text:p>26.38469238</text:p>
          </table:table-cell>
          <table:table-cell office:value-type="float" office:value="26.384054017" calcext:value-type="float">
            <text:p>26.384054017</text:p>
          </table:table-cell>
          <table:table-cell office:value-type="float" office:value="26.364807286" calcext:value-type="float">
            <text:p>26.364807286</text:p>
          </table:table-cell>
          <table:table-cell/>
          <table:table-cell office:value-type="float" office:value="-0.107511953" calcext:value-type="float">
            <text:p>-0.107511953</text:p>
          </table:table-cell>
          <table:table-cell office:value-type="float" office:value="-0.003885274" calcext:value-type="float">
            <text:p>-0.003885274</text:p>
          </table:table-cell>
          <table:table-cell office:value-type="float" office:value="-0.004541723" calcext:value-type="float">
            <text:p>-0.004541723</text:p>
          </table:table-cell>
          <table:table-cell office:value-type="float" office:value="-0.02433381" calcext:value-type="float">
            <text:p>-0.0243338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8 15:57:0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048342" calcext:value-type="float">
            <text:p>0.126048342</text:p>
          </table:table-cell>
          <table:table-cell office:value-type="float" office:value="0.784593914" calcext:value-type="float">
            <text:p>0.784593914</text:p>
          </table:table-cell>
          <table:table-cell office:value-type="float" office:value="0.648925382" calcext:value-type="float">
            <text:p>0.648925382</text:p>
          </table:table-cell>
          <table:table-cell office:value-type="float" office:value="0.444193535" calcext:value-type="float">
            <text:p>0.444193535</text:p>
          </table:table-cell>
          <table:table-cell/>
          <table:table-cell office:value-type="float" office:value="0.001029807" calcext:value-type="float">
            <text:p>0.001029807</text:p>
          </table:table-cell>
          <table:table-cell office:value-type="float" office:value="0.006410081" calcext:value-type="float">
            <text:p>0.006410081</text:p>
          </table:table-cell>
          <table:table-cell office:value-type="float" office:value="0.005301678" calcext:value-type="float">
            <text:p>0.005301678</text:p>
          </table:table-cell>
          <table:table-cell office:value-type="float" office:value="0.003629032" calcext:value-type="float">
            <text:p>0.003629032</text:p>
          </table:table-cell>
          <table:table-cell/>
          <table:table-cell office:value-type="float" office:value="-0.004239938" calcext:value-type="float">
            <text:p>-0.004239938</text:p>
          </table:table-cell>
          <table:table-cell office:value-type="float" office:value="0.001140337" calcext:value-type="float">
            <text:p>0.001140337</text:p>
          </table:table-cell>
          <table:table-cell office:value-type="float" office:value="0.000031934" calcext:value-type="float">
            <text:p>3.1934E-05</text:p>
          </table:table-cell>
          <table:table-cell office:value-type="float" office:value="-0.001640712" calcext:value-type="float">
            <text:p>-0.001640712</text:p>
          </table:table-cell>
          <table:table-cell/>
          <table:table-cell office:value-type="float" office:value="26.283950821" calcext:value-type="float">
            <text:p>26.283950821</text:p>
          </table:table-cell>
          <table:table-cell office:value-type="float" office:value="26.416579707" calcext:value-type="float">
            <text:p>26.416579707</text:p>
          </table:table-cell>
          <table:table-cell office:value-type="float" office:value="26.389257781" calcext:value-type="float">
            <text:p>26.389257781</text:p>
          </table:table-cell>
          <table:table-cell office:value-type="float" office:value="26.348026136" calcext:value-type="float">
            <text:p>26.348026136</text:p>
          </table:table-cell>
          <table:table-cell/>
          <table:table-cell office:value-type="float" office:value="-0.107482818" calcext:value-type="float">
            <text:p>-0.107482818</text:p>
          </table:table-cell>
          <table:table-cell office:value-type="float" office:value="0.028905211" calcext:value-type="float">
            <text:p>0.028905211</text:p>
          </table:table-cell>
          <table:table-cell office:value-type="float" office:value="0.000809418" calcext:value-type="float">
            <text:p>0.000809418</text:p>
          </table:table-cell>
          <table:table-cell office:value-type="float" office:value="-0.041590564" calcext:value-type="float">
            <text:p>-0.04159056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8 15:57:0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834957" calcext:value-type="float">
            <text:p>0.125834957</text:p>
          </table:table-cell>
          <table:table-cell office:value-type="float" office:value="0.765980573" calcext:value-type="float">
            <text:p>0.765980573</text:p>
          </table:table-cell>
          <table:table-cell office:value-type="float" office:value="0.707006539" calcext:value-type="float">
            <text:p>0.707006539</text:p>
          </table:table-cell>
          <table:table-cell office:value-type="float" office:value="0.448639446" calcext:value-type="float">
            <text:p>0.448639446</text:p>
          </table:table-cell>
          <table:table-cell/>
          <table:table-cell office:value-type="float" office:value="0.001028063" calcext:value-type="float">
            <text:p>0.001028063</text:p>
          </table:table-cell>
          <table:table-cell office:value-type="float" office:value="0.006258011" calcext:value-type="float">
            <text:p>0.006258011</text:p>
          </table:table-cell>
          <table:table-cell office:value-type="float" office:value="0.005776197" calcext:value-type="float">
            <text:p>0.005776197</text:p>
          </table:table-cell>
          <table:table-cell office:value-type="float" office:value="0.003665355" calcext:value-type="float">
            <text:p>0.003665355</text:p>
          </table:table-cell>
          <table:table-cell/>
          <table:table-cell office:value-type="float" office:value="-0.004241681" calcext:value-type="float">
            <text:p>-0.004241681</text:p>
          </table:table-cell>
          <table:table-cell office:value-type="float" office:value="0.000988267" calcext:value-type="float">
            <text:p>0.000988267</text:p>
          </table:table-cell>
          <table:table-cell office:value-type="float" office:value="0.000506453" calcext:value-type="float">
            <text:p>0.000506453</text:p>
          </table:table-cell>
          <table:table-cell office:value-type="float" office:value="-0.001604389" calcext:value-type="float">
            <text:p>-0.001604389</text:p>
          </table:table-cell>
          <table:table-cell/>
          <table:table-cell office:value-type="float" office:value="26.283907844" calcext:value-type="float">
            <text:p>26.283907844</text:p>
          </table:table-cell>
          <table:table-cell office:value-type="float" office:value="26.412831255" calcext:value-type="float">
            <text:p>26.412831255</text:p>
          </table:table-cell>
          <table:table-cell office:value-type="float" office:value="26.400954672" calcext:value-type="float">
            <text:p>26.400954672</text:p>
          </table:table-cell>
          <table:table-cell office:value-type="float" office:value="26.348921529" calcext:value-type="float">
            <text:p>26.348921529</text:p>
          </table:table-cell>
          <table:table-cell/>
          <table:table-cell office:value-type="float" office:value="-0.107527015" calcext:value-type="float">
            <text:p>-0.107527015</text:p>
          </table:table-cell>
          <table:table-cell office:value-type="float" office:value="0.025050605" calcext:value-type="float">
            <text:p>0.025050605</text:p>
          </table:table-cell>
          <table:table-cell office:value-type="float" office:value="0.012837648" calcext:value-type="float">
            <text:p>0.012837648</text:p>
          </table:table-cell>
          <table:table-cell office:value-type="float" office:value="-0.040669791" calcext:value-type="float">
            <text:p>-0.0406697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8 15:57:08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5998274" calcext:value-type="float">
            <text:p>0.125998274</text:p>
          </table:table-cell>
          <table:table-cell office:value-type="float" office:value="0.636320786" calcext:value-type="float">
            <text:p>0.636320786</text:p>
          </table:table-cell>
          <table:table-cell office:value-type="float" office:value="0.612070633" calcext:value-type="float">
            <text:p>0.612070633</text:p>
          </table:table-cell>
          <table:table-cell office:value-type="float" office:value="0.535497729" calcext:value-type="float">
            <text:p>0.535497729</text:p>
          </table:table-cell>
          <table:table-cell/>
          <table:table-cell office:value-type="float" office:value="0.001029398" calcext:value-type="float">
            <text:p>0.001029398</text:p>
          </table:table-cell>
          <table:table-cell office:value-type="float" office:value="0.005198699" calcext:value-type="float">
            <text:p>0.005198699</text:p>
          </table:table-cell>
          <table:table-cell office:value-type="float" office:value="0.005000577" calcext:value-type="float">
            <text:p>0.005000577</text:p>
          </table:table-cell>
          <table:table-cell office:value-type="float" office:value="0.004374981" calcext:value-type="float">
            <text:p>0.004374981</text:p>
          </table:table-cell>
          <table:table-cell/>
          <table:table-cell office:value-type="float" office:value="-0.004240347" calcext:value-type="float">
            <text:p>-0.004240347</text:p>
          </table:table-cell>
          <table:table-cell office:value-type="float" office:value="-0.000071045" calcext:value-type="float">
            <text:p>-7.1045E-05</text:p>
          </table:table-cell>
          <table:table-cell office:value-type="float" office:value="-0.000269167" calcext:value-type="float">
            <text:p>-0.000269167</text:p>
          </table:table-cell>
          <table:table-cell office:value-type="float" office:value="-0.000894763" calcext:value-type="float">
            <text:p>-0.000894763</text:p>
          </table:table-cell>
          <table:table-cell/>
          <table:table-cell office:value-type="float" office:value="26.273831636" calcext:value-type="float">
            <text:p>26.273831636</text:p>
          </table:table-cell>
          <table:table-cell office:value-type="float" office:value="26.376611154" calcext:value-type="float">
            <text:p>26.376611154</text:p>
          </table:table-cell>
          <table:table-cell office:value-type="float" office:value="26.371727357" calcext:value-type="float">
            <text:p>26.371727357</text:p>
          </table:table-cell>
          <table:table-cell office:value-type="float" office:value="26.356306016" calcext:value-type="float">
            <text:p>26.356306016</text:p>
          </table:table-cell>
          <table:table-cell/>
          <table:table-cell office:value-type="float" office:value="-0.107493188" calcext:value-type="float">
            <text:p>-0.107493188</text:p>
          </table:table-cell>
          <table:table-cell office:value-type="float" office:value="-0.001800886" calcext:value-type="float">
            <text:p>-0.001800886</text:p>
          </table:table-cell>
          <table:table-cell office:value-type="float" office:value="-0.006823004" calcext:value-type="float">
            <text:p>-0.006823004</text:p>
          </table:table-cell>
          <table:table-cell office:value-type="float" office:value="-0.02268117" calcext:value-type="float">
            <text:p>-0.022681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8 15:57:09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566568" calcext:value-type="float">
            <text:p>0.12566568</text:p>
          </table:table-cell>
          <table:table-cell office:value-type="float" office:value="0.634126143" calcext:value-type="float">
            <text:p>0.634126143</text:p>
          </table:table-cell>
          <table:table-cell office:value-type="float" office:value="0.658613522" calcext:value-type="float">
            <text:p>0.658613522</text:p>
          </table:table-cell>
          <table:table-cell office:value-type="float" office:value="0.549146598" calcext:value-type="float">
            <text:p>0.549146598</text:p>
          </table:table-cell>
          <table:table-cell/>
          <table:table-cell office:value-type="float" office:value="0.00102668" calcext:value-type="float">
            <text:p>0.00102668</text:p>
          </table:table-cell>
          <table:table-cell office:value-type="float" office:value="0.005180769" calcext:value-type="float">
            <text:p>0.005180769</text:p>
          </table:table-cell>
          <table:table-cell office:value-type="float" office:value="0.005380829" calcext:value-type="float">
            <text:p>0.005380829</text:p>
          </table:table-cell>
          <table:table-cell office:value-type="float" office:value="0.004486492" calcext:value-type="float">
            <text:p>0.004486492</text:p>
          </table:table-cell>
          <table:table-cell/>
          <table:table-cell office:value-type="float" office:value="-0.004243064" calcext:value-type="float">
            <text:p>-0.004243064</text:p>
          </table:table-cell>
          <table:table-cell office:value-type="float" office:value="-0.000088975" calcext:value-type="float">
            <text:p>-8.8975E-05</text:p>
          </table:table-cell>
          <table:table-cell office:value-type="float" office:value="0.000111085" calcext:value-type="float">
            <text:p>0.000111085</text:p>
          </table:table-cell>
          <table:table-cell office:value-type="float" office:value="-0.000783253" calcext:value-type="float">
            <text:p>-0.000783253</text:p>
          </table:table-cell>
          <table:table-cell/>
          <table:table-cell office:value-type="float" office:value="26.278819199" calcext:value-type="float">
            <text:p>26.278819199</text:p>
          </table:table-cell>
          <table:table-cell office:value-type="float" office:value="26.381223266" calcext:value-type="float">
            <text:p>26.381223266</text:p>
          </table:table-cell>
          <table:table-cell office:value-type="float" office:value="26.386154798" calcext:value-type="float">
            <text:p>26.386154798</text:p>
          </table:table-cell>
          <table:table-cell office:value-type="float" office:value="26.364109006" calcext:value-type="float">
            <text:p>26.364109006</text:p>
          </table:table-cell>
          <table:table-cell/>
          <table:table-cell office:value-type="float" office:value="-0.107562076" calcext:value-type="float">
            <text:p>-0.107562076</text:p>
          </table:table-cell>
          <table:table-cell office:value-type="float" office:value="-0.002255387" calcext:value-type="float">
            <text:p>-0.002255387</text:p>
          </table:table-cell>
          <table:table-cell office:value-type="float" office:value="0.002815781" calcext:value-type="float">
            <text:p>0.002815781</text:p>
          </table:table-cell>
          <table:table-cell office:value-type="float" office:value="-0.019854481" calcext:value-type="float">
            <text:p>-0.0198544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8 15:57:11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6086488" calcext:value-type="float">
            <text:p>0.126086488</text:p>
          </table:table-cell>
          <table:table-cell office:value-type="float" office:value="0.684876524" calcext:value-type="float">
            <text:p>0.684876524</text:p>
          </table:table-cell>
          <table:table-cell office:value-type="float" office:value="0.597037148" calcext:value-type="float">
            <text:p>0.597037148</text:p>
          </table:table-cell>
          <table:table-cell office:value-type="float" office:value="0.483859835" calcext:value-type="float">
            <text:p>0.483859835</text:p>
          </table:table-cell>
          <table:table-cell/>
          <table:table-cell office:value-type="float" office:value="0.001030118" calcext:value-type="float">
            <text:p>0.001030118</text:p>
          </table:table-cell>
          <table:table-cell office:value-type="float" office:value="0.005595396" calcext:value-type="float">
            <text:p>0.005595396</text:p>
          </table:table-cell>
          <table:table-cell office:value-type="float" office:value="0.004877754" calcext:value-type="float">
            <text:p>0.004877754</text:p>
          </table:table-cell>
          <table:table-cell office:value-type="float" office:value="0.003953103" calcext:value-type="float">
            <text:p>0.003953103</text:p>
          </table:table-cell>
          <table:table-cell/>
          <table:table-cell office:value-type="float" office:value="-0.004239626" calcext:value-type="float">
            <text:p>-0.004239626</text:p>
          </table:table-cell>
          <table:table-cell office:value-type="float" office:value="0.000325652" calcext:value-type="float">
            <text:p>0.000325652</text:p>
          </table:table-cell>
          <table:table-cell office:value-type="float" office:value="-0.00039199" calcext:value-type="float">
            <text:p>-0.00039199</text:p>
          </table:table-cell>
          <table:table-cell office:value-type="float" office:value="-0.001316641" calcext:value-type="float">
            <text:p>-0.001316641</text:p>
          </table:table-cell>
          <table:table-cell/>
          <table:table-cell office:value-type="float" office:value="26.278903954" calcext:value-type="float">
            <text:p>26.278903954</text:p>
          </table:table-cell>
          <table:table-cell office:value-type="float" office:value="26.3914439" calcext:value-type="float">
            <text:p>26.3914439</text:p>
          </table:table-cell>
          <table:table-cell office:value-type="float" office:value="26.373753845" calcext:value-type="float">
            <text:p>26.373753845</text:p>
          </table:table-cell>
          <table:table-cell office:value-type="float" office:value="26.350960554" calcext:value-type="float">
            <text:p>26.350960554</text:p>
          </table:table-cell>
          <table:table-cell/>
          <table:table-cell office:value-type="float" office:value="-0.107474917" calcext:value-type="float">
            <text:p>-0.107474917</text:p>
          </table:table-cell>
          <table:table-cell office:value-type="float" office:value="0.008254687" calcext:value-type="float">
            <text:p>0.008254687</text:p>
          </table:table-cell>
          <table:table-cell office:value-type="float" office:value="-0.009936398" calcext:value-type="float">
            <text:p>-0.009936398</text:p>
          </table:table-cell>
          <table:table-cell office:value-type="float" office:value="-0.033375492" calcext:value-type="float">
            <text:p>-0.0333754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8 15:57:12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125399843" calcext:value-type="float">
            <text:p>0.125399843</text:p>
          </table:table-cell>
          <table:table-cell office:value-type="float" office:value="0.769125315" calcext:value-type="float">
            <text:p>0.769125315</text:p>
          </table:table-cell>
          <table:table-cell office:value-type="float" office:value="0.704671228" calcext:value-type="float">
            <text:p>0.704671228</text:p>
          </table:table-cell>
          <table:table-cell office:value-type="float" office:value="0.448492819" calcext:value-type="float">
            <text:p>0.448492819</text:p>
          </table:table-cell>
          <table:table-cell/>
          <table:table-cell office:value-type="float" office:value="0.001024509" calcext:value-type="float">
            <text:p>0.001024509</text:p>
          </table:table-cell>
          <table:table-cell office:value-type="float" office:value="0.006283704" calcext:value-type="float">
            <text:p>0.006283704</text:p>
          </table:table-cell>
          <table:table-cell office:value-type="float" office:value="0.005757118" calcext:value-type="float">
            <text:p>0.005757118</text:p>
          </table:table-cell>
          <table:table-cell office:value-type="float" office:value="0.003664157" calcext:value-type="float">
            <text:p>0.003664157</text:p>
          </table:table-cell>
          <table:table-cell/>
          <table:table-cell office:value-type="float" office:value="-0.004245236" calcext:value-type="float">
            <text:p>-0.004245236</text:p>
          </table:table-cell>
          <table:table-cell office:value-type="float" office:value="0.001013959" calcext:value-type="float">
            <text:p>0.001013959</text:p>
          </table:table-cell>
          <table:table-cell office:value-type="float" office:value="0.000487374" calcext:value-type="float">
            <text:p>0.000487374</text:p>
          </table:table-cell>
          <table:table-cell office:value-type="float" office:value="-0.001605587" calcext:value-type="float">
            <text:p>-0.001605587</text:p>
          </table:table-cell>
          <table:table-cell/>
          <table:table-cell office:value-type="float" office:value="26.273711105" calcext:value-type="float">
            <text:p>26.273711105</text:p>
          </table:table-cell>
          <table:table-cell office:value-type="float" office:value="26.40335661" calcext:value-type="float">
            <text:p>26.40335661</text:p>
          </table:table-cell>
          <table:table-cell office:value-type="float" office:value="26.390376304" calcext:value-type="float">
            <text:p>26.390376304</text:p>
          </table:table-cell>
          <table:table-cell office:value-type="float" office:value="26.338783475" calcext:value-type="float">
            <text:p>26.338783475</text:p>
          </table:table-cell>
          <table:table-cell/>
          <table:table-cell office:value-type="float" office:value="-0.107617136" calcext:value-type="float">
            <text:p>-0.107617136</text:p>
          </table:table-cell>
          <table:table-cell office:value-type="float" office:value="0.025701846" calcext:value-type="float">
            <text:p>0.025701846</text:p>
          </table:table-cell>
          <table:table-cell office:value-type="float" office:value="0.012354024" calcext:value-type="float">
            <text:p>0.012354024</text:p>
          </table:table-cell>
          <table:table-cell office:value-type="float" office:value="-0.040700159" calcext:value-type="float">
            <text:p>-0.0407001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8 15:57:13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5330105" calcext:value-type="float">
            <text:p>0.125330105</text:p>
          </table:table-cell>
          <table:table-cell office:value-type="float" office:value="0.628156737" calcext:value-type="float">
            <text:p>0.628156737</text:p>
          </table:table-cell>
          <table:table-cell office:value-type="float" office:value="0.641745405" calcext:value-type="float">
            <text:p>0.641745405</text:p>
          </table:table-cell>
          <table:table-cell office:value-type="float" office:value="0.540373986" calcext:value-type="float">
            <text:p>0.540373986</text:p>
          </table:table-cell>
          <table:table-cell/>
          <table:table-cell office:value-type="float" office:value="0.001023939" calcext:value-type="float">
            <text:p>0.001023939</text:p>
          </table:table-cell>
          <table:table-cell office:value-type="float" office:value="0.005131999" calcext:value-type="float">
            <text:p>0.005131999</text:p>
          </table:table-cell>
          <table:table-cell office:value-type="float" office:value="0.005243018" calcext:value-type="float">
            <text:p>0.005243018</text:p>
          </table:table-cell>
          <table:table-cell office:value-type="float" office:value="0.00441482" calcext:value-type="float">
            <text:p>0.00441482</text:p>
          </table:table-cell>
          <table:table-cell/>
          <table:table-cell office:value-type="float" office:value="-0.004245806" calcext:value-type="float">
            <text:p>-0.004245806</text:p>
          </table:table-cell>
          <table:table-cell office:value-type="float" office:value="-0.000137745" calcext:value-type="float">
            <text:p>-0.000137745</text:p>
          </table:table-cell>
          <table:table-cell office:value-type="float" office:value="-0.000026726" calcext:value-type="float">
            <text:p>-2.6726E-05</text:p>
          </table:table-cell>
          <table:table-cell office:value-type="float" office:value="-0.000854924" calcext:value-type="float">
            <text:p>-0.000854924</text:p>
          </table:table-cell>
          <table:table-cell/>
          <table:table-cell office:value-type="float" office:value="26.278751611" calcext:value-type="float">
            <text:p>26.278751611</text:p>
          </table:table-cell>
          <table:table-cell office:value-type="float" office:value="26.38002108" calcext:value-type="float">
            <text:p>26.38002108</text:p>
          </table:table-cell>
          <table:table-cell office:value-type="float" office:value="26.382757718" calcext:value-type="float">
            <text:p>26.382757718</text:p>
          </table:table-cell>
          <table:table-cell office:value-type="float" office:value="26.362342251" calcext:value-type="float">
            <text:p>26.362342251</text:p>
          </table:table-cell>
          <table:table-cell/>
          <table:table-cell office:value-type="float" office:value="-0.10763158" calcext:value-type="float">
            <text:p>-0.10763158</text:p>
          </table:table-cell>
          <table:table-cell office:value-type="float" office:value="-0.003491627" calcext:value-type="float">
            <text:p>-0.003491627</text:p>
          </table:table-cell>
          <table:table-cell office:value-type="float" office:value="-0.000677471" calcext:value-type="float">
            <text:p>-0.000677471</text:p>
          </table:table-cell>
          <table:table-cell office:value-type="float" office:value="-0.021671293" calcext:value-type="float">
            <text:p>-0.0216712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8 15:57:15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5685945" calcext:value-type="float">
            <text:p>0.125685945</text:p>
          </table:table-cell>
          <table:table-cell office:value-type="float" office:value="0.628340915" calcext:value-type="float">
            <text:p>0.628340915</text:p>
          </table:table-cell>
          <table:table-cell office:value-type="float" office:value="0.620032027" calcext:value-type="float">
            <text:p>0.620032027</text:p>
          </table:table-cell>
          <table:table-cell office:value-type="float" office:value="0.525039497" calcext:value-type="float">
            <text:p>0.525039497</text:p>
          </table:table-cell>
          <table:table-cell/>
          <table:table-cell office:value-type="float" office:value="0.001026846" calcext:value-type="float">
            <text:p>0.001026846</text:p>
          </table:table-cell>
          <table:table-cell office:value-type="float" office:value="0.005133504" calcext:value-type="float">
            <text:p>0.005133504</text:p>
          </table:table-cell>
          <table:table-cell office:value-type="float" office:value="0.005065621" calcext:value-type="float">
            <text:p>0.005065621</text:p>
          </table:table-cell>
          <table:table-cell office:value-type="float" office:value="0.004289538" calcext:value-type="float">
            <text:p>0.004289538</text:p>
          </table:table-cell>
          <table:table-cell/>
          <table:table-cell office:value-type="float" office:value="-0.004242898" calcext:value-type="float">
            <text:p>-0.004242898</text:p>
          </table:table-cell>
          <table:table-cell office:value-type="float" office:value="-0.00013624" calcext:value-type="float">
            <text:p>-0.00013624</text:p>
          </table:table-cell>
          <table:table-cell office:value-type="float" office:value="-0.000204123" calcext:value-type="float">
            <text:p>-0.000204123</text:p>
          </table:table-cell>
          <table:table-cell office:value-type="float" office:value="-0.000980206" calcext:value-type="float">
            <text:p>-0.000980206</text:p>
          </table:table-cell>
          <table:table-cell/>
          <table:table-cell office:value-type="float" office:value="26.27882328" calcext:value-type="float">
            <text:p>26.27882328</text:p>
          </table:table-cell>
          <table:table-cell office:value-type="float" office:value="26.380058172" calcext:value-type="float">
            <text:p>26.380058172</text:p>
          </table:table-cell>
          <table:table-cell office:value-type="float" office:value="26.378384832" calcext:value-type="float">
            <text:p>26.378384832</text:p>
          </table:table-cell>
          <table:table-cell office:value-type="float" office:value="26.359253965" calcext:value-type="float">
            <text:p>26.359253965</text:p>
          </table:table-cell>
          <table:table-cell/>
          <table:table-cell office:value-type="float" office:value="-0.107557878" calcext:value-type="float">
            <text:p>-0.107557878</text:p>
          </table:table-cell>
          <table:table-cell office:value-type="float" office:value="-0.003453485" calcext:value-type="float">
            <text:p>-0.003453485</text:p>
          </table:table-cell>
          <table:table-cell office:value-type="float" office:value="-0.005174225" calcext:value-type="float">
            <text:p>-0.005174225</text:p>
          </table:table-cell>
          <table:table-cell office:value-type="float" office:value="-0.024847082" calcext:value-type="float">
            <text:p>-0.0248470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8 15:57:16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451103" calcext:value-type="float">
            <text:p>0.125451103</text:p>
          </table:table-cell>
          <table:table-cell office:value-type="float" office:value="0.632096008" calcext:value-type="float">
            <text:p>0.632096008</text:p>
          </table:table-cell>
          <table:table-cell office:value-type="float" office:value="0.6755478" calcext:value-type="float">
            <text:p>0.6755478</text:p>
          </table:table-cell>
          <table:table-cell office:value-type="float" office:value="0.559958286" calcext:value-type="float">
            <text:p>0.559958286</text:p>
          </table:table-cell>
          <table:table-cell/>
          <table:table-cell office:value-type="float" office:value="0.001024927" calcext:value-type="float">
            <text:p>0.001024927</text:p>
          </table:table-cell>
          <table:table-cell office:value-type="float" office:value="0.005164183" calcext:value-type="float">
            <text:p>0.005164183</text:p>
          </table:table-cell>
          <table:table-cell office:value-type="float" office:value="0.005519181" calcext:value-type="float">
            <text:p>0.005519181</text:p>
          </table:table-cell>
          <table:table-cell office:value-type="float" office:value="0.004574823" calcext:value-type="float">
            <text:p>0.004574823</text:p>
          </table:table-cell>
          <table:table-cell/>
          <table:table-cell office:value-type="float" office:value="-0.004244817" calcext:value-type="float">
            <text:p>-0.004244817</text:p>
          </table:table-cell>
          <table:table-cell office:value-type="float" office:value="-0.000105561" calcext:value-type="float">
            <text:p>-0.000105561</text:p>
          </table:table-cell>
          <table:table-cell office:value-type="float" office:value="0.000249437" calcext:value-type="float">
            <text:p>0.000249437</text:p>
          </table:table-cell>
          <table:table-cell office:value-type="float" office:value="-0.000694922" calcext:value-type="float">
            <text:p>-0.000694922</text:p>
          </table:table-cell>
          <table:table-cell/>
          <table:table-cell office:value-type="float" office:value="26.288885084" calcext:value-type="float">
            <text:p>26.288885084</text:p>
          </table:table-cell>
          <table:table-cell office:value-type="float" office:value="26.390922611" calcext:value-type="float">
            <text:p>26.390922611</text:p>
          </table:table-cell>
          <table:table-cell office:value-type="float" office:value="26.39967331" calcext:value-type="float">
            <text:p>26.39967331</text:p>
          </table:table-cell>
          <table:table-cell office:value-type="float" office:value="26.37639474" calcext:value-type="float">
            <text:p>26.37639474</text:p>
          </table:table-cell>
          <table:table-cell/>
          <table:table-cell office:value-type="float" office:value="-0.107606519" calcext:value-type="float">
            <text:p>-0.107606519</text:p>
          </table:table-cell>
          <table:table-cell office:value-type="float" office:value="-0.00267582" calcext:value-type="float">
            <text:p>-0.00267582</text:p>
          </table:table-cell>
          <table:table-cell office:value-type="float" office:value="0.00632277" calcext:value-type="float">
            <text:p>0.00632277</text:p>
          </table:table-cell>
          <table:table-cell office:value-type="float" office:value="-0.017615382" calcext:value-type="float">
            <text:p>-0.0176153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8 15:57:1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74555" calcext:value-type="float">
            <text:p>0.12574555</text:p>
          </table:table-cell>
          <table:table-cell office:value-type="float" office:value="0.759422274" calcext:value-type="float">
            <text:p>0.759422274</text:p>
          </table:table-cell>
          <table:table-cell office:value-type="float" office:value="0.594540309" calcext:value-type="float">
            <text:p>0.594540309</text:p>
          </table:table-cell>
          <table:table-cell office:value-type="float" office:value="0.457035954" calcext:value-type="float">
            <text:p>0.457035954</text:p>
          </table:table-cell>
          <table:table-cell/>
          <table:table-cell office:value-type="float" office:value="0.001027333" calcext:value-type="float">
            <text:p>0.001027333</text:p>
          </table:table-cell>
          <table:table-cell office:value-type="float" office:value="0.00620443" calcext:value-type="float">
            <text:p>0.00620443</text:p>
          </table:table-cell>
          <table:table-cell office:value-type="float" office:value="0.004857355" calcext:value-type="float">
            <text:p>0.004857355</text:p>
          </table:table-cell>
          <table:table-cell office:value-type="float" office:value="0.003733954" calcext:value-type="float">
            <text:p>0.003733954</text:p>
          </table:table-cell>
          <table:table-cell/>
          <table:table-cell office:value-type="float" office:value="-0.004242411" calcext:value-type="float">
            <text:p>-0.004242411</text:p>
          </table:table-cell>
          <table:table-cell office:value-type="float" office:value="0.000934686" calcext:value-type="float">
            <text:p>0.000934686</text:p>
          </table:table-cell>
          <table:table-cell office:value-type="float" office:value="-0.000412389" calcext:value-type="float">
            <text:p>-0.000412389</text:p>
          </table:table-cell>
          <table:table-cell office:value-type="float" office:value="-0.00153579" calcext:value-type="float">
            <text:p>-0.00153579</text:p>
          </table:table-cell>
          <table:table-cell/>
          <table:table-cell office:value-type="float" office:value="26.283889836" calcext:value-type="float">
            <text:p>26.283889836</text:p>
          </table:table-cell>
          <table:table-cell office:value-type="float" office:value="26.411510507" calcext:value-type="float">
            <text:p>26.411510507</text:p>
          </table:table-cell>
          <table:table-cell office:value-type="float" office:value="26.378305132" calcext:value-type="float">
            <text:p>26.378305132</text:p>
          </table:table-cell>
          <table:table-cell office:value-type="float" office:value="26.350612558" calcext:value-type="float">
            <text:p>26.350612558</text:p>
          </table:table-cell>
          <table:table-cell/>
          <table:table-cell office:value-type="float" office:value="-0.107545533" calcext:value-type="float">
            <text:p>-0.107545533</text:p>
          </table:table-cell>
          <table:table-cell office:value-type="float" office:value="0.023692453" calcext:value-type="float">
            <text:p>0.023692453</text:p>
          </table:table-cell>
          <table:table-cell office:value-type="float" office:value="-0.010453488" calcext:value-type="float">
            <text:p>-0.010453488</text:p>
          </table:table-cell>
          <table:table-cell office:value-type="float" office:value="-0.038930832" calcext:value-type="float">
            <text:p>-0.0389308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8 15:57:18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57682" calcext:value-type="float">
            <text:p>0.1257682</text:p>
          </table:table-cell>
          <table:table-cell office:value-type="float" office:value="0.804170466" calcext:value-type="float">
            <text:p>0.804170466</text:p>
          </table:table-cell>
          <table:table-cell office:value-type="float" office:value="0.601854992" calcext:value-type="float">
            <text:p>0.601854992</text:p>
          </table:table-cell>
          <table:table-cell office:value-type="float" office:value="0.438610964" calcext:value-type="float">
            <text:p>0.438610964</text:p>
          </table:table-cell>
          <table:table-cell/>
          <table:table-cell office:value-type="float" office:value="0.001027518" calcext:value-type="float">
            <text:p>0.001027518</text:p>
          </table:table-cell>
          <table:table-cell office:value-type="float" office:value="0.00657002" calcext:value-type="float">
            <text:p>0.00657002</text:p>
          </table:table-cell>
          <table:table-cell office:value-type="float" office:value="0.004917116" calcext:value-type="float">
            <text:p>0.004917116</text:p>
          </table:table-cell>
          <table:table-cell office:value-type="float" office:value="0.003583423" calcext:value-type="float">
            <text:p>0.003583423</text:p>
          </table:table-cell>
          <table:table-cell/>
          <table:table-cell office:value-type="float" office:value="-0.004242226" calcext:value-type="float">
            <text:p>-0.004242226</text:p>
          </table:table-cell>
          <table:table-cell office:value-type="float" office:value="0.001300276" calcext:value-type="float">
            <text:p>0.001300276</text:p>
          </table:table-cell>
          <table:table-cell office:value-type="float" office:value="-0.000352628" calcext:value-type="float">
            <text:p>-0.000352628</text:p>
          </table:table-cell>
          <table:table-cell office:value-type="float" office:value="-0.001686321" calcext:value-type="float">
            <text:p>-0.001686321</text:p>
          </table:table-cell>
          <table:table-cell/>
          <table:table-cell office:value-type="float" office:value="26.28894895" calcext:value-type="float">
            <text:p>26.28894895</text:p>
          </table:table-cell>
          <table:table-cell office:value-type="float" office:value="26.425576067" calcext:value-type="float">
            <text:p>26.425576067</text:p>
          </table:table-cell>
          <table:table-cell office:value-type="float" office:value="26.384832372" calcext:value-type="float">
            <text:p>26.384832372</text:p>
          </table:table-cell>
          <table:table-cell office:value-type="float" office:value="26.351956093" calcext:value-type="float">
            <text:p>26.351956093</text:p>
          </table:table-cell>
          <table:table-cell/>
          <table:table-cell office:value-type="float" office:value="-0.107540842" calcext:value-type="float">
            <text:p>-0.107540842</text:p>
          </table:table-cell>
          <table:table-cell office:value-type="float" office:value="0.032959267" calcext:value-type="float">
            <text:p>0.032959267</text:p>
          </table:table-cell>
          <table:table-cell office:value-type="float" office:value="-0.008938634" calcext:value-type="float">
            <text:p>-0.008938634</text:p>
          </table:table-cell>
          <table:table-cell office:value-type="float" office:value="-0.042746746" calcext:value-type="float">
            <text:p>-0.0427467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8 15:57:20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405993" calcext:value-type="float">
            <text:p>0.12405993</text:p>
          </table:table-cell>
          <table:table-cell office:value-type="float" office:value="0.713490929" calcext:value-type="float">
            <text:p>0.713490929</text:p>
          </table:table-cell>
          <table:table-cell office:value-type="float" office:value="0.727734056" calcext:value-type="float">
            <text:p>0.727734056</text:p>
          </table:table-cell>
          <table:table-cell office:value-type="float" office:value="0.503631294" calcext:value-type="float">
            <text:p>0.503631294</text:p>
          </table:table-cell>
          <table:table-cell/>
          <table:table-cell office:value-type="float" office:value="0.001013562" calcext:value-type="float">
            <text:p>0.001013562</text:p>
          </table:table-cell>
          <table:table-cell office:value-type="float" office:value="0.005829174" calcext:value-type="float">
            <text:p>0.005829174</text:p>
          </table:table-cell>
          <table:table-cell office:value-type="float" office:value="0.00594554" calcext:value-type="float">
            <text:p>0.00594554</text:p>
          </table:table-cell>
          <table:table-cell office:value-type="float" office:value="0.004114635" calcext:value-type="float">
            <text:p>0.004114635</text:p>
          </table:table-cell>
          <table:table-cell/>
          <table:table-cell office:value-type="float" office:value="-0.004256183" calcext:value-type="float">
            <text:p>-0.004256183</text:p>
          </table:table-cell>
          <table:table-cell office:value-type="float" office:value="0.00055943" calcext:value-type="float">
            <text:p>0.00055943</text:p>
          </table:table-cell>
          <table:table-cell office:value-type="float" office:value="0.000675795" calcext:value-type="float">
            <text:p>0.000675795</text:p>
          </table:table-cell>
          <table:table-cell office:value-type="float" office:value="-0.00115511" calcext:value-type="float">
            <text:p>-0.00115511</text:p>
          </table:table-cell>
          <table:table-cell/>
          <table:table-cell office:value-type="float" office:value="26.278495786" calcext:value-type="float">
            <text:p>26.278495786</text:p>
          </table:table-cell>
          <table:table-cell office:value-type="float" office:value="26.397206523" calcext:value-type="float">
            <text:p>26.397206523</text:p>
          </table:table-cell>
          <table:table-cell office:value-type="float" office:value="26.400074919" calcext:value-type="float">
            <text:p>26.400074919</text:p>
          </table:table-cell>
          <table:table-cell office:value-type="float" office:value="26.35494245" calcext:value-type="float">
            <text:p>26.35494245</text:p>
          </table:table-cell>
          <table:table-cell/>
          <table:table-cell office:value-type="float" office:value="-0.107894662" calcext:value-type="float">
            <text:p>-0.107894662</text:p>
          </table:table-cell>
          <table:table-cell office:value-type="float" office:value="0.014180512" calcext:value-type="float">
            <text:p>0.014180512</text:p>
          </table:table-cell>
          <table:table-cell office:value-type="float" office:value="0.01713014" calcext:value-type="float">
            <text:p>0.01713014</text:p>
          </table:table-cell>
          <table:table-cell office:value-type="float" office:value="-0.029280763" calcext:value-type="float">
            <text:p>-0.0292807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8 15:57:2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780121" calcext:value-type="float">
            <text:p>0.125780121</text:p>
          </table:table-cell>
          <table:table-cell office:value-type="float" office:value="0.689497672" calcext:value-type="float">
            <text:p>0.689497672</text:p>
          </table:table-cell>
          <table:table-cell office:value-type="float" office:value="0.595966649" calcext:value-type="float">
            <text:p>0.595966649</text:p>
          </table:table-cell>
          <table:table-cell office:value-type="float" office:value="0.48402196" calcext:value-type="float">
            <text:p>0.48402196</text:p>
          </table:table-cell>
          <table:table-cell/>
          <table:table-cell office:value-type="float" office:value="0.001027615" calcext:value-type="float">
            <text:p>0.001027615</text:p>
          </table:table-cell>
          <table:table-cell office:value-type="float" office:value="0.005633151" calcext:value-type="float">
            <text:p>0.005633151</text:p>
          </table:table-cell>
          <table:table-cell office:value-type="float" office:value="0.004869009" calcext:value-type="float">
            <text:p>0.004869009</text:p>
          </table:table-cell>
          <table:table-cell office:value-type="float" office:value="0.003954428" calcext:value-type="float">
            <text:p>0.003954428</text:p>
          </table:table-cell>
          <table:table-cell/>
          <table:table-cell office:value-type="float" office:value="-0.004242129" calcext:value-type="float">
            <text:p>-0.004242129</text:p>
          </table:table-cell>
          <table:table-cell office:value-type="float" office:value="0.000363407" calcext:value-type="float">
            <text:p>0.000363407</text:p>
          </table:table-cell>
          <table:table-cell office:value-type="float" office:value="-0.000400736" calcext:value-type="float">
            <text:p>-0.000400736</text:p>
          </table:table-cell>
          <table:table-cell office:value-type="float" office:value="-0.001315317" calcext:value-type="float">
            <text:p>-0.001315317</text:p>
          </table:table-cell>
          <table:table-cell/>
          <table:table-cell office:value-type="float" office:value="26.283896799" calcext:value-type="float">
            <text:p>26.283896799</text:p>
          </table:table-cell>
          <table:table-cell office:value-type="float" office:value="26.397428596" calcext:value-type="float">
            <text:p>26.397428596</text:p>
          </table:table-cell>
          <table:table-cell office:value-type="float" office:value="26.378592385" calcext:value-type="float">
            <text:p>26.378592385</text:p>
          </table:table-cell>
          <table:table-cell office:value-type="float" office:value="26.356047435" calcext:value-type="float">
            <text:p>26.356047435</text:p>
          </table:table-cell>
          <table:table-cell/>
          <table:table-cell office:value-type="float" office:value="-0.107538372" calcext:value-type="float">
            <text:p>-0.107538372</text:p>
          </table:table-cell>
          <table:table-cell office:value-type="float" office:value="0.009211695" calcext:value-type="float">
            <text:p>0.009211695</text:p>
          </table:table-cell>
          <table:table-cell office:value-type="float" office:value="-0.010158096" calcext:value-type="float">
            <text:p>-0.010158096</text:p>
          </table:table-cell>
          <table:table-cell office:value-type="float" office:value="-0.033341915" calcext:value-type="float">
            <text:p>-0.0333419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8 15:57:2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6013771" calcext:value-type="float">
            <text:p>0.126013771</text:p>
          </table:table-cell>
          <table:table-cell office:value-type="float" office:value="0.747569889" calcext:value-type="float">
            <text:p>0.747569889</text:p>
          </table:table-cell>
          <table:table-cell office:value-type="float" office:value="0.593565177" calcext:value-type="float">
            <text:p>0.593565177</text:p>
          </table:table-cell>
          <table:table-cell office:value-type="float" office:value="0.461766775" calcext:value-type="float">
            <text:p>0.461766775</text:p>
          </table:table-cell>
          <table:table-cell/>
          <table:table-cell office:value-type="float" office:value="0.001029524" calcext:value-type="float">
            <text:p>0.001029524</text:p>
          </table:table-cell>
          <table:table-cell office:value-type="float" office:value="0.006107597" calcext:value-type="float">
            <text:p>0.006107597</text:p>
          </table:table-cell>
          <table:table-cell office:value-type="float" office:value="0.004849389" calcext:value-type="float">
            <text:p>0.004849389</text:p>
          </table:table-cell>
          <table:table-cell office:value-type="float" office:value="0.003772604" calcext:value-type="float">
            <text:p>0.003772604</text:p>
          </table:table-cell>
          <table:table-cell/>
          <table:table-cell office:value-type="float" office:value="-0.00424022" calcext:value-type="float">
            <text:p>-0.00424022</text:p>
          </table:table-cell>
          <table:table-cell office:value-type="float" office:value="0.000837853" calcext:value-type="float">
            <text:p>0.000837853</text:p>
          </table:table-cell>
          <table:table-cell office:value-type="float" office:value="-0.000420356" calcext:value-type="float">
            <text:p>-0.000420356</text:p>
          </table:table-cell>
          <table:table-cell office:value-type="float" office:value="-0.00149714" calcext:value-type="float">
            <text:p>-0.00149714</text:p>
          </table:table-cell>
          <table:table-cell/>
          <table:table-cell office:value-type="float" office:value="26.283943858" calcext:value-type="float">
            <text:p>26.283943858</text:p>
          </table:table-cell>
          <table:table-cell office:value-type="float" office:value="26.409123602" calcext:value-type="float">
            <text:p>26.409123602</text:p>
          </table:table-cell>
          <table:table-cell office:value-type="float" office:value="26.378108748" calcext:value-type="float">
            <text:p>26.378108748</text:p>
          </table:table-cell>
          <table:table-cell office:value-type="float" office:value="26.351565329" calcext:value-type="float">
            <text:p>26.351565329</text:p>
          </table:table-cell>
          <table:table-cell/>
          <table:table-cell office:value-type="float" office:value="-0.107489978" calcext:value-type="float">
            <text:p>-0.107489978</text:p>
          </table:table-cell>
          <table:table-cell office:value-type="float" office:value="0.021237949" calcext:value-type="float">
            <text:p>0.021237949</text:p>
          </table:table-cell>
          <table:table-cell office:value-type="float" office:value="-0.010655436" calcext:value-type="float">
            <text:p>-0.010655436</text:p>
          </table:table-cell>
          <table:table-cell office:value-type="float" office:value="-0.037951056" calcext:value-type="float">
            <text:p>-0.0379510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8 15:57:2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463454" calcext:value-type="float">
            <text:p>0.124463454</text:p>
          </table:table-cell>
          <table:table-cell office:value-type="float" office:value="0.751321405" calcext:value-type="float">
            <text:p>0.751321405</text:p>
          </table:table-cell>
          <table:table-cell office:value-type="float" office:value="0.706484998" calcext:value-type="float">
            <text:p>0.706484998</text:p>
          </table:table-cell>
          <table:table-cell office:value-type="float" office:value="0.448582226" calcext:value-type="float">
            <text:p>0.448582226</text:p>
          </table:table-cell>
          <table:table-cell/>
          <table:table-cell office:value-type="float" office:value="0.001016858" calcext:value-type="float">
            <text:p>0.001016858</text:p>
          </table:table-cell>
          <table:table-cell office:value-type="float" office:value="0.006138247" calcext:value-type="float">
            <text:p>0.006138247</text:p>
          </table:table-cell>
          <table:table-cell office:value-type="float" office:value="0.005771936" calcext:value-type="float">
            <text:p>0.005771936</text:p>
          </table:table-cell>
          <table:table-cell office:value-type="float" office:value="0.003664887" calcext:value-type="float">
            <text:p>0.003664887</text:p>
          </table:table-cell>
          <table:table-cell/>
          <table:table-cell office:value-type="float" office:value="-0.004252886" calcext:value-type="float">
            <text:p>-0.004252886</text:p>
          </table:table-cell>
          <table:table-cell office:value-type="float" office:value="0.000868502" calcext:value-type="float">
            <text:p>0.000868502</text:p>
          </table:table-cell>
          <table:table-cell office:value-type="float" office:value="0.000502192" calcext:value-type="float">
            <text:p>0.000502192</text:p>
          </table:table-cell>
          <table:table-cell office:value-type="float" office:value="-0.001604857" calcext:value-type="float">
            <text:p>-0.001604857</text:p>
          </table:table-cell>
          <table:table-cell/>
          <table:table-cell office:value-type="float" office:value="26.283631611" calcext:value-type="float">
            <text:p>26.283631611</text:p>
          </table:table-cell>
          <table:table-cell office:value-type="float" office:value="26.409879106" calcext:value-type="float">
            <text:p>26.409879106</text:p>
          </table:table-cell>
          <table:table-cell office:value-type="float" office:value="26.40084964" calcext:value-type="float">
            <text:p>26.40084964</text:p>
          </table:table-cell>
          <table:table-cell office:value-type="float" office:value="26.348910005" calcext:value-type="float">
            <text:p>26.348910005</text:p>
          </table:table-cell>
          <table:table-cell/>
          <table:table-cell office:value-type="float" office:value="-0.107811083" calcext:value-type="float">
            <text:p>-0.107811083</text:p>
          </table:table-cell>
          <table:table-cell office:value-type="float" office:value="0.022014849" calcext:value-type="float">
            <text:p>0.022014849</text:p>
          </table:table-cell>
          <table:table-cell office:value-type="float" office:value="0.012729642" calcext:value-type="float">
            <text:p>0.012729642</text:p>
          </table:table-cell>
          <table:table-cell office:value-type="float" office:value="-0.040681642" calcext:value-type="float">
            <text:p>-0.04068164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8 15:57:2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4301925" calcext:value-type="float">
            <text:p>0.124301925</text:p>
          </table:table-cell>
          <table:table-cell office:value-type="float" office:value="0.676594457" calcext:value-type="float">
            <text:p>0.676594457</text:p>
          </table:table-cell>
          <table:table-cell office:value-type="float" office:value="0.718407121" calcext:value-type="float">
            <text:p>0.718407121</text:p>
          </table:table-cell>
          <table:table-cell office:value-type="float" office:value="0.531188313" calcext:value-type="float">
            <text:p>0.531188313</text:p>
          </table:table-cell>
          <table:table-cell/>
          <table:table-cell office:value-type="float" office:value="0.001015539" calcext:value-type="float">
            <text:p>0.001015539</text:p>
          </table:table-cell>
          <table:table-cell office:value-type="float" office:value="0.005527732" calcext:value-type="float">
            <text:p>0.005527732</text:p>
          </table:table-cell>
          <table:table-cell office:value-type="float" office:value="0.005869339" calcext:value-type="float">
            <text:p>0.005869339</text:p>
          </table:table-cell>
          <table:table-cell office:value-type="float" office:value="0.004339774" calcext:value-type="float">
            <text:p>0.004339774</text:p>
          </table:table-cell>
          <table:table-cell/>
          <table:table-cell office:value-type="float" office:value="-0.004254206" calcext:value-type="float">
            <text:p>-0.004254206</text:p>
          </table:table-cell>
          <table:table-cell office:value-type="float" office:value="0.000257988" calcext:value-type="float">
            <text:p>0.000257988</text:p>
          </table:table-cell>
          <table:table-cell office:value-type="float" office:value="0.000599595" calcext:value-type="float">
            <text:p>0.000599595</text:p>
          </table:table-cell>
          <table:table-cell office:value-type="float" office:value="-0.000929971" calcext:value-type="float">
            <text:p>-0.000929971</text:p>
          </table:table-cell>
          <table:table-cell/>
          <table:table-cell office:value-type="float" office:value="26.283599078" calcext:value-type="float">
            <text:p>26.283599078</text:p>
          </table:table-cell>
          <table:table-cell office:value-type="float" office:value="26.394830036" calcext:value-type="float">
            <text:p>26.394830036</text:p>
          </table:table-cell>
          <table:table-cell office:value-type="float" office:value="26.403250606" calcext:value-type="float">
            <text:p>26.403250606</text:p>
          </table:table-cell>
          <table:table-cell office:value-type="float" office:value="26.365546494" calcext:value-type="float">
            <text:p>26.365546494</text:p>
          </table:table-cell>
          <table:table-cell/>
          <table:table-cell office:value-type="float" office:value="-0.107844539" calcext:value-type="float">
            <text:p>-0.107844539</text:p>
          </table:table-cell>
          <table:table-cell office:value-type="float" office:value="0.006539526" calcext:value-type="float">
            <text:p>0.006539526</text:p>
          </table:table-cell>
          <table:table-cell office:value-type="float" office:value="0.015198614" calcext:value-type="float">
            <text:p>0.015198614</text:p>
          </table:table-cell>
          <table:table-cell office:value-type="float" office:value="-0.023573654" calcext:value-type="float">
            <text:p>-0.0235736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8 15:57:26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125041023" calcext:value-type="float">
            <text:p>0.125041023</text:p>
          </table:table-cell>
          <table:table-cell office:value-type="float" office:value="0.638697224" calcext:value-type="float">
            <text:p>0.638697224</text:p>
          </table:table-cell>
          <table:table-cell office:value-type="float" office:value="0.671877941" calcext:value-type="float">
            <text:p>0.671877941</text:p>
          </table:table-cell>
          <table:table-cell office:value-type="float" office:value="0.556967921" calcext:value-type="float">
            <text:p>0.556967921</text:p>
          </table:table-cell>
          <table:table-cell/>
          <table:table-cell office:value-type="float" office:value="0.001021577" calcext:value-type="float">
            <text:p>0.001021577</text:p>
          </table:table-cell>
          <table:table-cell office:value-type="float" office:value="0.005218115" calcext:value-type="float">
            <text:p>0.005218115</text:p>
          </table:table-cell>
          <table:table-cell office:value-type="float" office:value="0.005489199" calcext:value-type="float">
            <text:p>0.005489199</text:p>
          </table:table-cell>
          <table:table-cell office:value-type="float" office:value="0.004550392" calcext:value-type="float">
            <text:p>0.004550392</text:p>
          </table:table-cell>
          <table:table-cell/>
          <table:table-cell office:value-type="float" office:value="-0.004248167" calcext:value-type="float">
            <text:p>-0.004248167</text:p>
          </table:table-cell>
          <table:table-cell office:value-type="float" office:value="-0.00005163" calcext:value-type="float">
            <text:p>-5.163E-05</text:p>
          </table:table-cell>
          <table:table-cell office:value-type="float" office:value="0.000219455" calcext:value-type="float">
            <text:p>0.000219455</text:p>
          </table:table-cell>
          <table:table-cell office:value-type="float" office:value="-0.000719353" calcext:value-type="float">
            <text:p>-0.000719353</text:p>
          </table:table-cell>
          <table:table-cell/>
          <table:table-cell office:value-type="float" office:value="26.278693387" calcext:value-type="float">
            <text:p>26.278693387</text:p>
          </table:table-cell>
          <table:table-cell office:value-type="float" office:value="26.382143841" calcext:value-type="float">
            <text:p>26.382143841</text:p>
          </table:table-cell>
          <table:table-cell office:value-type="float" office:value="26.38882612" calcext:value-type="float">
            <text:p>26.38882612</text:p>
          </table:table-cell>
          <table:table-cell office:value-type="float" office:value="26.365684174" calcext:value-type="float">
            <text:p>26.365684174</text:p>
          </table:table-cell>
          <table:table-cell/>
          <table:table-cell office:value-type="float" office:value="-0.107691456" calcext:value-type="float">
            <text:p>-0.107691456</text:p>
          </table:table-cell>
          <table:table-cell office:value-type="float" office:value="-0.001308736" calcext:value-type="float">
            <text:p>-0.001308736</text:p>
          </table:table-cell>
          <table:table-cell office:value-type="float" office:value="0.005562765" calcext:value-type="float">
            <text:p>0.005562765</text:p>
          </table:table-cell>
          <table:table-cell office:value-type="float" office:value="-0.018234686" calcext:value-type="float">
            <text:p>-0.0182346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8 15:57:2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125658527" calcext:value-type="float">
            <text:p>0.125658527</text:p>
          </table:table-cell>
          <table:table-cell office:value-type="float" office:value="0.629776791" calcext:value-type="float">
            <text:p>0.629776791</text:p>
          </table:table-cell>
          <table:table-cell office:value-type="float" office:value="0.623124316" calcext:value-type="float">
            <text:p>0.623124316</text:p>
          </table:table-cell>
          <table:table-cell office:value-type="float" office:value="0.528555575" calcext:value-type="float">
            <text:p>0.528555575</text:p>
          </table:table-cell>
          <table:table-cell/>
          <table:table-cell office:value-type="float" office:value="0.001026622" calcext:value-type="float">
            <text:p>0.001026622</text:p>
          </table:table-cell>
          <table:table-cell office:value-type="float" office:value="0.005145235" calcext:value-type="float">
            <text:p>0.005145235</text:p>
          </table:table-cell>
          <table:table-cell office:value-type="float" office:value="0.005090885" calcext:value-type="float">
            <text:p>0.005090885</text:p>
          </table:table-cell>
          <table:table-cell office:value-type="float" office:value="0.004318265" calcext:value-type="float">
            <text:p>0.004318265</text:p>
          </table:table-cell>
          <table:table-cell/>
          <table:table-cell office:value-type="float" office:value="-0.004243122" calcext:value-type="float">
            <text:p>-0.004243122</text:p>
          </table:table-cell>
          <table:table-cell office:value-type="float" office:value="-0.000124509" calcext:value-type="float">
            <text:p>-0.000124509</text:p>
          </table:table-cell>
          <table:table-cell office:value-type="float" office:value="-0.000178859" calcext:value-type="float">
            <text:p>-0.000178859</text:p>
          </table:table-cell>
          <table:table-cell office:value-type="float" office:value="-0.00095148" calcext:value-type="float">
            <text:p>-0.00095148</text:p>
          </table:table-cell>
          <table:table-cell/>
          <table:table-cell office:value-type="float" office:value="26.283872309" calcext:value-type="float">
            <text:p>26.283872309</text:p>
          </table:table-cell>
          <table:table-cell office:value-type="float" office:value="26.385401445" calcext:value-type="float">
            <text:p>26.385401445</text:p>
          </table:table-cell>
          <table:table-cell office:value-type="float" office:value="26.384061699" calcext:value-type="float">
            <text:p>26.384061699</text:p>
          </table:table-cell>
          <table:table-cell office:value-type="float" office:value="26.365016276" calcext:value-type="float">
            <text:p>26.365016276</text:p>
          </table:table-cell>
          <table:table-cell/>
          <table:table-cell office:value-type="float" office:value="-0.107563557" calcext:value-type="float">
            <text:p>-0.107563557</text:p>
          </table:table-cell>
          <table:table-cell office:value-type="float" office:value="-0.00315612" calcext:value-type="float">
            <text:p>-0.00315612</text:p>
          </table:table-cell>
          <table:table-cell office:value-type="float" office:value="-0.004533823" calcext:value-type="float">
            <text:p>-0.004533823</text:p>
          </table:table-cell>
          <table:table-cell office:value-type="float" office:value="-0.024118897" calcext:value-type="float">
            <text:p>-0.02411889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8 15:57:29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6283184" calcext:value-type="float">
            <text:p>0.126283184</text:p>
          </table:table-cell>
          <table:table-cell office:value-type="float" office:value="0.759028883" calcext:value-type="float">
            <text:p>0.759028883</text:p>
          </table:table-cell>
          <table:table-cell office:value-type="float" office:value="0.597710681" calcext:value-type="float">
            <text:p>0.597710681</text:p>
          </table:table-cell>
          <table:table-cell office:value-type="float" office:value="0.515216054" calcext:value-type="float">
            <text:p>0.515216054</text:p>
          </table:table-cell>
          <table:table-cell/>
          <table:table-cell office:value-type="float" office:value="0.001031725" calcext:value-type="float">
            <text:p>0.001031725</text:p>
          </table:table-cell>
          <table:table-cell office:value-type="float" office:value="0.006201216" calcext:value-type="float">
            <text:p>0.006201216</text:p>
          </table:table-cell>
          <table:table-cell office:value-type="float" office:value="0.004883257" calcext:value-type="float">
            <text:p>0.004883257</text:p>
          </table:table-cell>
          <table:table-cell office:value-type="float" office:value="0.004209281" calcext:value-type="float">
            <text:p>0.004209281</text:p>
          </table:table-cell>
          <table:table-cell/>
          <table:table-cell office:value-type="float" office:value="-0.004238019" calcext:value-type="float">
            <text:p>-0.004238019</text:p>
          </table:table-cell>
          <table:table-cell office:value-type="float" office:value="0.000931472" calcext:value-type="float">
            <text:p>0.000931472</text:p>
          </table:table-cell>
          <table:table-cell office:value-type="float" office:value="-0.000386487" calcext:value-type="float">
            <text:p>-0.000386487</text:p>
          </table:table-cell>
          <table:table-cell office:value-type="float" office:value="-0.001060463" calcext:value-type="float">
            <text:p>-0.001060463</text:p>
          </table:table-cell>
          <table:table-cell/>
          <table:table-cell office:value-type="float" office:value="26.289052671" calcext:value-type="float">
            <text:p>26.289052671</text:p>
          </table:table-cell>
          <table:table-cell office:value-type="float" office:value="26.416485268" calcext:value-type="float">
            <text:p>26.416485268</text:p>
          </table:table-cell>
          <table:table-cell office:value-type="float" office:value="26.383997747" calcext:value-type="float">
            <text:p>26.383997747</text:p>
          </table:table-cell>
          <table:table-cell office:value-type="float" office:value="26.367383975" calcext:value-type="float">
            <text:p>26.367383975</text:p>
          </table:table-cell>
          <table:table-cell/>
          <table:table-cell office:value-type="float" office:value="-0.107434177" calcext:value-type="float">
            <text:p>-0.107434177</text:p>
          </table:table-cell>
          <table:table-cell office:value-type="float" office:value="0.023610986" calcext:value-type="float">
            <text:p>0.023610986</text:p>
          </table:table-cell>
          <table:table-cell office:value-type="float" office:value="-0.009796911" calcext:value-type="float">
            <text:p>-0.009796911</text:p>
          </table:table-cell>
          <table:table-cell office:value-type="float" office:value="-0.026881533" calcext:value-type="float">
            <text:p>-0.0268815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8 15:57:30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6189605" calcext:value-type="float">
            <text:p>0.126189605</text:p>
          </table:table-cell>
          <table:table-cell office:value-type="float" office:value="0.738279311" calcext:value-type="float">
            <text:p>0.738279311</text:p>
          </table:table-cell>
          <table:table-cell office:value-type="float" office:value="0.59372909" calcext:value-type="float">
            <text:p>0.59372909</text:p>
          </table:table-cell>
          <table:table-cell office:value-type="float" office:value="0.463226493" calcext:value-type="float">
            <text:p>0.463226493</text:p>
          </table:table-cell>
          <table:table-cell/>
          <table:table-cell office:value-type="float" office:value="0.001030961" calcext:value-type="float">
            <text:p>0.001030961</text:p>
          </table:table-cell>
          <table:table-cell office:value-type="float" office:value="0.006031694" calcext:value-type="float">
            <text:p>0.006031694</text:p>
          </table:table-cell>
          <table:table-cell office:value-type="float" office:value="0.004850728" calcext:value-type="float">
            <text:p>0.004850728</text:p>
          </table:table-cell>
          <table:table-cell office:value-type="float" office:value="0.00378453" calcext:value-type="float">
            <text:p>0.00378453</text:p>
          </table:table-cell>
          <table:table-cell/>
          <table:table-cell office:value-type="float" office:value="-0.004238784" calcext:value-type="float">
            <text:p>-0.004238784</text:p>
          </table:table-cell>
          <table:table-cell office:value-type="float" office:value="0.000761949" calcext:value-type="float">
            <text:p>0.000761949</text:p>
          </table:table-cell>
          <table:table-cell office:value-type="float" office:value="-0.000419016" calcext:value-type="float">
            <text:p>-0.000419016</text:p>
          </table:table-cell>
          <table:table-cell office:value-type="float" office:value="-0.001485214" calcext:value-type="float">
            <text:p>-0.001485214</text:p>
          </table:table-cell>
          <table:table-cell/>
          <table:table-cell office:value-type="float" office:value="26.289033824" calcext:value-type="float">
            <text:p>26.289033824</text:p>
          </table:table-cell>
          <table:table-cell office:value-type="float" office:value="26.412306609" calcext:value-type="float">
            <text:p>26.412306609</text:p>
          </table:table-cell>
          <table:table-cell office:value-type="float" office:value="26.383195891" calcext:value-type="float">
            <text:p>26.383195891</text:p>
          </table:table-cell>
          <table:table-cell office:value-type="float" office:value="26.35691356" calcext:value-type="float">
            <text:p>26.35691356</text:p>
          </table:table-cell>
          <table:table-cell/>
          <table:table-cell office:value-type="float" office:value="-0.107453559" calcext:value-type="float">
            <text:p>-0.107453559</text:p>
          </table:table-cell>
          <table:table-cell office:value-type="float" office:value="0.019313963" calcext:value-type="float">
            <text:p>0.019313963</text:p>
          </table:table-cell>
          <table:table-cell office:value-type="float" office:value="-0.01062149" calcext:value-type="float">
            <text:p>-0.01062149</text:p>
          </table:table-cell>
          <table:table-cell office:value-type="float" office:value="-0.037648741" calcext:value-type="float">
            <text:p>-0.0376487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8 15:57:3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124567166" calcext:value-type="float">
            <text:p>0.124567166</text:p>
          </table:table-cell>
          <table:table-cell office:value-type="float" office:value="0.676100931" calcext:value-type="float">
            <text:p>0.676100931</text:p>
          </table:table-cell>
          <table:table-cell office:value-type="float" office:value="0.714406456" calcext:value-type="float">
            <text:p>0.714406456</text:p>
          </table:table-cell>
          <table:table-cell office:value-type="float" office:value="0.543803637" calcext:value-type="float">
            <text:p>0.543803637</text:p>
          </table:table-cell>
          <table:table-cell/>
          <table:table-cell office:value-type="float" office:value="0.001017706" calcext:value-type="float">
            <text:p>0.001017706</text:p>
          </table:table-cell>
          <table:table-cell office:value-type="float" office:value="0.0055237" calcext:value-type="float">
            <text:p>0.0055237</text:p>
          </table:table-cell>
          <table:table-cell office:value-type="float" office:value="0.005836654" calcext:value-type="float">
            <text:p>0.005836654</text:p>
          </table:table-cell>
          <table:table-cell office:value-type="float" office:value="0.00444284" calcext:value-type="float">
            <text:p>0.00444284</text:p>
          </table:table-cell>
          <table:table-cell/>
          <table:table-cell office:value-type="float" office:value="-0.004252039" calcext:value-type="float">
            <text:p>-0.004252039</text:p>
          </table:table-cell>
          <table:table-cell office:value-type="float" office:value="0.000253956" calcext:value-type="float">
            <text:p>0.000253956</text:p>
          </table:table-cell>
          <table:table-cell office:value-type="float" office:value="0.00056691" calcext:value-type="float">
            <text:p>0.00056691</text:p>
          </table:table-cell>
          <table:table-cell office:value-type="float" office:value="-0.000826904" calcext:value-type="float">
            <text:p>-0.000826904</text:p>
          </table:table-cell>
          <table:table-cell/>
          <table:table-cell office:value-type="float" office:value="26.288707052" calcext:value-type="float">
            <text:p>26.288707052</text:p>
          </table:table-cell>
          <table:table-cell office:value-type="float" office:value="26.399784704" calcext:value-type="float">
            <text:p>26.399784704</text:p>
          </table:table-cell>
          <table:table-cell office:value-type="float" office:value="26.407498948" calcext:value-type="float">
            <text:p>26.407498948</text:p>
          </table:table-cell>
          <table:table-cell office:value-type="float" office:value="26.373141318" calcext:value-type="float">
            <text:p>26.373141318</text:p>
          </table:table-cell>
          <table:table-cell/>
          <table:table-cell office:value-type="float" office:value="-0.107789602" calcext:value-type="float">
            <text:p>-0.107789602</text:p>
          </table:table-cell>
          <table:table-cell office:value-type="float" office:value="0.00643732" calcext:value-type="float">
            <text:p>0.00643732</text:p>
          </table:table-cell>
          <table:table-cell office:value-type="float" office:value="0.014370111" calcext:value-type="float">
            <text:p>0.014370111</text:p>
          </table:table-cell>
          <table:table-cell office:value-type="float" office:value="-0.02096101" calcext:value-type="float">
            <text:p>-0.020961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8 15:57:3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125781313" calcext:value-type="float">
            <text:p>0.125781313</text:p>
          </table:table-cell>
          <table:table-cell office:value-type="float" office:value="0.788624977" calcext:value-type="float">
            <text:p>0.788624977</text:p>
          </table:table-cell>
          <table:table-cell office:value-type="float" office:value="0.606991125" calcext:value-type="float">
            <text:p>0.606991125</text:p>
          </table:table-cell>
          <table:table-cell office:value-type="float" office:value="0.442662292" calcext:value-type="float">
            <text:p>0.442662292</text:p>
          </table:table-cell>
          <table:table-cell/>
          <table:table-cell office:value-type="float" office:value="0.001027625" calcext:value-type="float">
            <text:p>0.001027625</text:p>
          </table:table-cell>
          <table:table-cell office:value-type="float" office:value="0.006443015" calcext:value-type="float">
            <text:p>0.006443015</text:p>
          </table:table-cell>
          <table:table-cell office:value-type="float" office:value="0.004959078" calcext:value-type="float">
            <text:p>0.004959078</text:p>
          </table:table-cell>
          <table:table-cell office:value-type="float" office:value="0.003616522" calcext:value-type="float">
            <text:p>0.003616522</text:p>
          </table:table-cell>
          <table:table-cell/>
          <table:table-cell office:value-type="float" office:value="-0.004242119" calcext:value-type="float">
            <text:p>-0.004242119</text:p>
          </table:table-cell>
          <table:table-cell office:value-type="float" office:value="0.00117327" calcext:value-type="float">
            <text:p>0.00117327</text:p>
          </table:table-cell>
          <table:table-cell office:value-type="float" office:value="-0.000310667" calcext:value-type="float">
            <text:p>-0.000310667</text:p>
          </table:table-cell>
          <table:table-cell office:value-type="float" office:value="-0.001653222" calcext:value-type="float">
            <text:p>-0.001653222</text:p>
          </table:table-cell>
          <table:table-cell/>
          <table:table-cell office:value-type="float" office:value="26.294006142" calcext:value-type="float">
            <text:p>26.294006142</text:p>
          </table:table-cell>
          <table:table-cell office:value-type="float" office:value="26.427499419" calcext:value-type="float">
            <text:p>26.427499419</text:p>
          </table:table-cell>
          <table:table-cell office:value-type="float" office:value="26.390920861" calcext:value-type="float">
            <text:p>26.390920861</text:p>
          </table:table-cell>
          <table:table-cell office:value-type="float" office:value="26.357826283" calcext:value-type="float">
            <text:p>26.357826283</text:p>
          </table:table-cell>
          <table:table-cell/>
          <table:table-cell office:value-type="float" office:value="-0.107538126" calcext:value-type="float">
            <text:p>-0.107538126</text:p>
          </table:table-cell>
          <table:table-cell office:value-type="float" office:value="0.029739995" calcext:value-type="float">
            <text:p>0.029739995</text:p>
          </table:table-cell>
          <table:table-cell office:value-type="float" office:value="-0.007874955" calcext:value-type="float">
            <text:p>-0.007874955</text:p>
          </table:table-cell>
          <table:table-cell office:value-type="float" office:value="-0.041907693" calcext:value-type="float">
            <text:p>-0.041907693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403632874" calcext:value-type="float">
            <text:p>26.403632874</text:p>
          </table:table-cell>
          <table:table-cell/>
          <table:table-cell office:value-type="float" office:value="0.130632535" calcext:value-type="float">
            <text:p>0.130632535</text:p>
          </table:table-cell>
          <table:table-cell office:value-type="float" office:value="0.80768118" calcext:value-type="float">
            <text:p>0.80768118</text:p>
          </table:table-cell>
          <table:table-cell office:value-type="float" office:value="0.743485182" calcext:value-type="float">
            <text:p>0.743485182</text:p>
          </table:table-cell>
          <table:table-cell office:value-type="float" office:value="0.577201912" calcext:value-type="float">
            <text:p>0.577201912</text:p>
          </table:table-cell>
          <table:table-cell/>
          <table:table-cell office:value-type="float" office:value="0.001067259" calcext:value-type="float">
            <text:p>0.001067259</text:p>
          </table:table-cell>
          <table:table-cell office:value-type="float" office:value="0.006598702" calcext:value-type="float">
            <text:p>0.006598702</text:p>
          </table:table-cell>
          <table:table-cell office:value-type="float" office:value="0.006074225" calcext:value-type="float">
            <text:p>0.006074225</text:p>
          </table:table-cell>
          <table:table-cell office:value-type="float" office:value="0.004715702" calcext:value-type="float">
            <text:p>0.004715702</text:p>
          </table:table-cell>
          <table:table-cell/>
          <table:table-cell office:value-type="float" office:value="-0.004202485" calcext:value-type="float">
            <text:p>-0.004202485</text:p>
          </table:table-cell>
          <table:table-cell office:value-type="float" office:value="0.001328958" calcext:value-type="float">
            <text:p>0.001328958</text:p>
          </table:table-cell>
          <table:table-cell office:value-type="float" office:value="0.000804481" calcext:value-type="float">
            <text:p>0.000804481</text:p>
          </table:table-cell>
          <table:table-cell office:value-type="float" office:value="-0.000554042" calcext:value-type="float">
            <text:p>-0.000554042</text:p>
          </table:table-cell>
          <table:table-cell/>
          <table:table-cell office:value-type="float" office:value="26.29963608" calcext:value-type="float">
            <text:p>26.29963608</text:p>
          </table:table-cell>
          <table:table-cell office:value-type="float" office:value="26.433370322" calcext:value-type="float">
            <text:p>26.433370322</text:p>
          </table:table-cell>
          <table:table-cell office:value-type="float" office:value="26.422580383" calcext:value-type="float">
            <text:p>26.422580383</text:p>
          </table:table-cell>
          <table:table-cell office:value-type="float" office:value="26.380900807" calcext:value-type="float">
            <text:p>26.380900807</text:p>
          </table:table-cell>
          <table:table-cell office:value-type="string" calcext:value-type="string">
            <text:p><text:s/></text:p>
          </table:table-cell>
          <table:table-cell office:value-type="float" office:value="-0.106533331" calcext:value-type="float">
            <text:p>-0.106533331</text:p>
          </table:table-cell>
          <table:table-cell office:value-type="float" office:value="0.033686289" calcext:value-type="float">
            <text:p>0.033686289</text:p>
          </table:table-cell>
          <table:table-cell office:value-type="float" office:value="0.020392047" calcext:value-type="float">
            <text:p>0.020392047</text:p>
          </table:table-cell>
          <table:table-cell office:value-type="float" office:value="-0.014044241" calcext:value-type="float">
            <text:p>-0.014044241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348037933" calcext:value-type="float">
            <text:p>26.348037933</text:p>
          </table:table-cell>
          <table:table-cell/>
          <table:table-cell office:value-type="float" office:value="0.12405993" calcext:value-type="float">
            <text:p>0.12405993</text:p>
          </table:table-cell>
          <table:table-cell office:value-type="float" office:value="0.624208525" calcext:value-type="float">
            <text:p>0.624208525</text:p>
          </table:table-cell>
          <table:table-cell office:value-type="float" office:value="0.592386793" calcext:value-type="float">
            <text:p>0.592386793</text:p>
          </table:table-cell>
          <table:table-cell office:value-type="float" office:value="0.438610964" calcext:value-type="float">
            <text:p>0.438610964</text:p>
          </table:table-cell>
          <table:table-cell/>
          <table:table-cell office:value-type="float" office:value="0.001013562" calcext:value-type="float">
            <text:p>0.001013562</text:p>
          </table:table-cell>
          <table:table-cell office:value-type="float" office:value="0.005099743" calcext:value-type="float">
            <text:p>0.005099743</text:p>
          </table:table-cell>
          <table:table-cell office:value-type="float" office:value="0.004839761" calcext:value-type="float">
            <text:p>0.004839761</text:p>
          </table:table-cell>
          <table:table-cell office:value-type="float" office:value="0.003583423" calcext:value-type="float">
            <text:p>0.003583423</text:p>
          </table:table-cell>
          <table:table-cell/>
          <table:table-cell office:value-type="float" office:value="-0.004256183" calcext:value-type="float">
            <text:p>-0.004256183</text:p>
          </table:table-cell>
          <table:table-cell office:value-type="float" office:value="-0.000170001" calcext:value-type="float">
            <text:p>-0.000170001</text:p>
          </table:table-cell>
          <table:table-cell office:value-type="float" office:value="-0.000429983" calcext:value-type="float">
            <text:p>-0.000429983</text:p>
          </table:table-cell>
          <table:table-cell office:value-type="float" office:value="-0.001686321" calcext:value-type="float">
            <text:p>-0.001686321</text:p>
          </table:table-cell>
          <table:table-cell/>
          <table:table-cell office:value-type="float" office:value="26.243728836" calcext:value-type="float">
            <text:p>26.243728836</text:p>
          </table:table-cell>
          <table:table-cell office:value-type="float" office:value="26.345712436" calcext:value-type="float">
            <text:p>26.345712436</text:p>
          </table:table-cell>
          <table:table-cell office:value-type="float" office:value="26.337988531" calcext:value-type="float">
            <text:p>26.337988531</text:p>
          </table:table-cell>
          <table:table-cell office:value-type="float" office:value="26.310052842" calcext:value-type="float">
            <text:p>26.310052842</text:p>
          </table:table-cell>
          <table:table-cell office:value-type="string" calcext:value-type="string">
            <text:p><text:s/></text:p>
          </table:table-cell>
          <table:table-cell office:value-type="float" office:value="-0.107894662" calcext:value-type="float">
            <text:p>-0.107894662</text:p>
          </table:table-cell>
          <table:table-cell office:value-type="float" office:value="-0.004309287" calcext:value-type="float">
            <text:p>-0.004309287</text:p>
          </table:table-cell>
          <table:table-cell office:value-type="float" office:value="-0.010899477" calcext:value-type="float">
            <text:p>-0.010899477</text:p>
          </table:table-cell>
          <table:table-cell office:value-type="float" office:value="-0.042746746" calcext:value-type="float">
            <text:p>-0.042746746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375127828" calcext:value-type="float">
            <text:p>26.375127828</text:p>
          </table:table-cell>
          <table:table-cell/>
          <table:table-cell office:value-type="float" office:value="0.127124976" calcext:value-type="float">
            <text:p>0.127124976</text:p>
          </table:table-cell>
          <table:table-cell office:value-type="float" office:value="0.712342506" calcext:value-type="float">
            <text:p>0.712342506</text:p>
          </table:table-cell>
          <table:table-cell office:value-type="float" office:value="0.658251126" calcext:value-type="float">
            <text:p>0.658251126</text:p>
          </table:table-cell>
          <table:table-cell office:value-type="float" office:value="0.496868842" calcext:value-type="float">
            <text:p>0.496868842</text:p>
          </table:table-cell>
          <table:table-cell/>
          <table:table-cell office:value-type="float" office:value="0.001038603" calcext:value-type="float">
            <text:p>0.001038603</text:p>
          </table:table-cell>
          <table:table-cell office:value-type="float" office:value="0.005819792" calcext:value-type="float">
            <text:p>0.005819792</text:p>
          </table:table-cell>
          <table:table-cell office:value-type="float" office:value="0.005377869" calcext:value-type="float">
            <text:p>0.005377869</text:p>
          </table:table-cell>
          <table:table-cell office:value-type="float" office:value="0.004059386" calcext:value-type="float">
            <text:p>0.004059386</text:p>
          </table:table-cell>
          <table:table-cell/>
          <table:table-cell office:value-type="float" office:value="-0.004231142" calcext:value-type="float">
            <text:p>-0.004231142</text:p>
          </table:table-cell>
          <table:table-cell office:value-type="float" office:value="0.000550047" calcext:value-type="float">
            <text:p>0.000550047</text:p>
          </table:table-cell>
          <table:table-cell office:value-type="float" office:value="0.000108124" calcext:value-type="float">
            <text:p>0.000108124</text:p>
          </table:table-cell>
          <table:table-cell office:value-type="float" office:value="-0.001210358" calcext:value-type="float">
            <text:p>-0.001210358</text:p>
          </table:table-cell>
          <table:table-cell/>
          <table:table-cell office:value-type="float" office:value="26.270823655" calcext:value-type="float">
            <text:p>26.270823655</text:p>
          </table:table-cell>
          <table:table-cell office:value-type="float" office:value="26.388686568" calcext:value-type="float">
            <text:p>26.388686568</text:p>
          </table:table-cell>
          <table:table-cell office:value-type="float" office:value="26.377793085" calcext:value-type="float">
            <text:p>26.377793085</text:p>
          </table:table-cell>
          <table:table-cell office:value-type="float" office:value="26.345291565" calcext:value-type="float">
            <text:p>26.345291565</text:p>
          </table:table-cell>
          <table:table-cell office:value-type="string" calcext:value-type="string">
            <text:p><text:s/></text:p>
          </table:table-cell>
          <table:table-cell office:value-type="float" office:value="-0.107259823" calcext:value-type="float">
            <text:p>-0.107259823</text:p>
          </table:table-cell>
          <table:table-cell office:value-type="float" office:value="0.013942584" calcext:value-type="float">
            <text:p>0.013942584</text:p>
          </table:table-cell>
          <table:table-cell office:value-type="float" office:value="0.002740683" calcext:value-type="float">
            <text:p>0.002740683</text:p>
          </table:table-cell>
          <table:table-cell office:value-type="float" office:value="-0.030681343" calcext:value-type="float">
            <text:p>-0.03068134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378362442" calcext:value-type="float">
            <text:p>26.378362442</text:p>
          </table:table-cell>
          <table:table-cell/>
          <table:table-cell office:value-type="float" office:value="0.127227322" calcext:value-type="float">
            <text:p>0.127227322</text:p>
          </table:table-cell>
          <table:table-cell office:value-type="float" office:value="0.708826865" calcext:value-type="float">
            <text:p>0.708826865</text:p>
          </table:table-cell>
          <table:table-cell office:value-type="float" office:value="0.659851511" calcext:value-type="float">
            <text:p>0.659851511</text:p>
          </table:table-cell>
          <table:table-cell office:value-type="float" office:value="0.483360944" calcext:value-type="float">
            <text:p>0.483360944</text:p>
          </table:table-cell>
          <table:table-cell/>
          <table:table-cell office:value-type="float" office:value="0.001039439" calcext:value-type="float">
            <text:p>0.001039439</text:p>
          </table:table-cell>
          <table:table-cell office:value-type="float" office:value="0.005791069" calcext:value-type="float">
            <text:p>0.005791069</text:p>
          </table:table-cell>
          <table:table-cell office:value-type="float" office:value="0.005390944" calcext:value-type="float">
            <text:p>0.005390944</text:p>
          </table:table-cell>
          <table:table-cell office:value-type="float" office:value="0.003949027" calcext:value-type="float">
            <text:p>0.003949027</text:p>
          </table:table-cell>
          <table:table-cell/>
          <table:table-cell office:value-type="float" office:value="-0.004230305" calcext:value-type="float">
            <text:p>-0.004230305</text:p>
          </table:table-cell>
          <table:table-cell office:value-type="float" office:value="0.000521325" calcext:value-type="float">
            <text:p>0.000521325</text:p>
          </table:table-cell>
          <table:table-cell office:value-type="float" office:value="0.000121199" calcext:value-type="float">
            <text:p>0.000121199</text:p>
          </table:table-cell>
          <table:table-cell office:value-type="float" office:value="-0.001320717" calcext:value-type="float">
            <text:p>-0.001320717</text:p>
          </table:table-cell>
          <table:table-cell/>
          <table:table-cell office:value-type="float" office:value="26.273711766" calcext:value-type="float">
            <text:p>26.273711766</text:p>
          </table:table-cell>
          <table:table-cell office:value-type="float" office:value="26.389914307" calcext:value-type="float">
            <text:p>26.389914307</text:p>
          </table:table-cell>
          <table:table-cell office:value-type="float" office:value="26.378251294" calcext:value-type="float">
            <text:p>26.378251294</text:p>
          </table:table-cell>
          <table:table-cell office:value-type="float" office:value="26.344825334" calcext:value-type="float">
            <text:p>26.344825334</text:p>
          </table:table-cell>
          <table:table-cell office:value-type="string" calcext:value-type="string">
            <text:p><text:s/></text:p>
          </table:table-cell>
          <table:table-cell office:value-type="float" office:value="-0.107238625" calcext:value-type="float">
            <text:p>-0.107238625</text:p>
          </table:table-cell>
          <table:table-cell office:value-type="float" office:value="0.013214623" calcext:value-type="float">
            <text:p>0.013214623</text:p>
          </table:table-cell>
          <table:table-cell office:value-type="float" office:value="0.003072162" calcext:value-type="float">
            <text:p>0.003072162</text:p>
          </table:table-cell>
          <table:table-cell office:value-type="float" office:value="-0.033478814" calcext:value-type="float">
            <text:p>-0.033478814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375127828" calcext:value-type="float">
            <text:p>26.375127828</text:p>
          </table:table-cell>
          <table:table-cell/>
          <table:table-cell office:value-type="float" office:value="0.127124976" calcext:value-type="float">
            <text:p>0.127124976</text:p>
          </table:table-cell>
          <table:table-cell office:value-type="float" office:value="0.712342506" calcext:value-type="float">
            <text:p>0.712342506</text:p>
          </table:table-cell>
          <table:table-cell office:value-type="float" office:value="0.658251126" calcext:value-type="float">
            <text:p>0.658251126</text:p>
          </table:table-cell>
          <table:table-cell office:value-type="float" office:value="0.496868842" calcext:value-type="float">
            <text:p>0.496868842</text:p>
          </table:table-cell>
          <table:table-cell/>
          <table:table-cell office:value-type="float" office:value="0.001038603" calcext:value-type="float">
            <text:p>0.001038603</text:p>
          </table:table-cell>
          <table:table-cell office:value-type="float" office:value="0.005819792" calcext:value-type="float">
            <text:p>0.005819792</text:p>
          </table:table-cell>
          <table:table-cell office:value-type="float" office:value="0.005377869" calcext:value-type="float">
            <text:p>0.005377869</text:p>
          </table:table-cell>
          <table:table-cell office:value-type="float" office:value="0.004059386" calcext:value-type="float">
            <text:p>0.004059386</text:p>
          </table:table-cell>
          <table:table-cell/>
          <table:table-cell office:value-type="float" office:value="-0.004231142" calcext:value-type="float">
            <text:p>-0.004231142</text:p>
          </table:table-cell>
          <table:table-cell office:value-type="float" office:value="0.000550047" calcext:value-type="float">
            <text:p>0.000550047</text:p>
          </table:table-cell>
          <table:table-cell office:value-type="float" office:value="0.000108124" calcext:value-type="float">
            <text:p>0.000108124</text:p>
          </table:table-cell>
          <table:table-cell office:value-type="float" office:value="-0.001210358" calcext:value-type="float">
            <text:p>-0.001210358</text:p>
          </table:table-cell>
          <table:table-cell/>
          <table:table-cell office:value-type="float" office:value="26.270823655" calcext:value-type="float">
            <text:p>26.270823655</text:p>
          </table:table-cell>
          <table:table-cell office:value-type="float" office:value="26.388686568" calcext:value-type="float">
            <text:p>26.388686568</text:p>
          </table:table-cell>
          <table:table-cell office:value-type="float" office:value="26.377793085" calcext:value-type="float">
            <text:p>26.377793085</text:p>
          </table:table-cell>
          <table:table-cell office:value-type="float" office:value="26.345291565" calcext:value-type="float">
            <text:p>26.345291565</text:p>
          </table:table-cell>
          <table:table-cell office:value-type="string" calcext:value-type="string">
            <text:p><text:s/></text:p>
          </table:table-cell>
          <table:table-cell office:value-type="float" office:value="-0.107259823" calcext:value-type="float">
            <text:p>-0.107259823</text:p>
          </table:table-cell>
          <table:table-cell office:value-type="float" office:value="0.013942584" calcext:value-type="float">
            <text:p>0.013942584</text:p>
          </table:table-cell>
          <table:table-cell office:value-type="float" office:value="0.002740683" calcext:value-type="float">
            <text:p>0.002740683</text:p>
          </table:table-cell>
          <table:table-cell office:value-type="float" office:value="-0.030681343" calcext:value-type="float">
            <text:p>-0.03068134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14160823" calcext:value-type="float">
            <text:p>0.014160823</text:p>
          </table:table-cell>
          <table:table-cell/>
          <table:table-cell office:value-type="float" office:value="0.001444619" calcext:value-type="float">
            <text:p>0.001444619</text:p>
          </table:table-cell>
          <table:table-cell office:value-type="float" office:value="0.065242354" calcext:value-type="float">
            <text:p>0.065242354</text:p>
          </table:table-cell>
          <table:table-cell office:value-type="float" office:value="0.051452836" calcext:value-type="float">
            <text:p>0.051452836</text:p>
          </table:table-cell>
          <table:table-cell office:value-type="float" office:value="0.047388577" calcext:value-type="float">
            <text:p>0.047388577</text:p>
          </table:table-cell>
          <table:table-cell/>
          <table:table-cell office:value-type="float" office:value="0.000011802" calcext:value-type="float">
            <text:p>1.1802E-05</text:p>
          </table:table-cell>
          <table:table-cell office:value-type="float" office:value="0.000533026" calcext:value-type="float">
            <text:p>0.000533026</text:p>
          </table:table-cell>
          <table:table-cell office:value-type="float" office:value="0.000420366" calcext:value-type="float">
            <text:p>0.000420366</text:p>
          </table:table-cell>
          <table:table-cell office:value-type="float" office:value="0.000387162" calcext:value-type="float">
            <text:p>0.000387162</text:p>
          </table:table-cell>
          <table:table-cell/>
          <table:table-cell office:value-type="float" office:value="0.000011802" calcext:value-type="float">
            <text:p>1.1802E-05</text:p>
          </table:table-cell>
          <table:table-cell office:value-type="float" office:value="0.000533026" calcext:value-type="float">
            <text:p>0.000533026</text:p>
          </table:table-cell>
          <table:table-cell office:value-type="float" office:value="0.000420366" calcext:value-type="float">
            <text:p>0.000420366</text:p>
          </table:table-cell>
          <table:table-cell office:value-type="float" office:value="0.000387162" calcext:value-type="float">
            <text:p>0.000387162</text:p>
          </table:table-cell>
          <table:table-cell/>
          <table:table-cell office:value-type="float" office:value="0.014116616" calcext:value-type="float">
            <text:p>0.014116616</text:p>
          </table:table-cell>
          <table:table-cell office:value-type="float" office:value="0.019227175" calcext:value-type="float">
            <text:p>0.019227175</text:p>
          </table:table-cell>
          <table:table-cell office:value-type="float" office:value="0.017696963" calcext:value-type="float">
            <text:p>0.017696963</text:p>
          </table:table-cell>
          <table:table-cell office:value-type="float" office:value="0.01689259" calcext:value-type="float">
            <text:p>0.01689259</text:p>
          </table:table-cell>
          <table:table-cell office:value-type="string" calcext:value-type="string">
            <text:p><text:s/></text:p>
          </table:table-cell>
          <table:table-cell office:value-type="float" office:value="0.000299212" calcext:value-type="float">
            <text:p>0.000299212</text:p>
          </table:table-cell>
          <table:table-cell office:value-type="float" office:value="0.013511128" calcext:value-type="float">
            <text:p>0.013511128</text:p>
          </table:table-cell>
          <table:table-cell office:value-type="float" office:value="0.01065557" calcext:value-type="float">
            <text:p>0.01065557</text:p>
          </table:table-cell>
          <table:table-cell office:value-type="float" office:value="0.009814292" calcext:value-type="float">
            <text:p>0.009814292</text:p>
          </table:table-cell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offset</text:p>
          </table:table-cell>
          <table:table-cell office:value-type="string" calcext:value-type="string">
            <text:p>x1000</text:p>
          </table:table-cell>
          <table:table-cell table:formula="of:=[.J307]*1000" office:value-type="float" office:value="1.038603" calcext:value-type="float">
            <text:p>1.038603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5"/>
          <table:table-cell table:formula="of:=0.001038603 *1000" office:value-type="float" office:value="1.038603" calcext:value-type="float">
            <text:p>1.038603</text:p>
          </table:table-cell>
          <table:table-cell office:value-type="string" calcext:value-type="string">
            <text:p>-offset</text:p>
          </table:table-cell>
          <table:table-cell table:formula="of:=[.J310]-[.H311]" office:value-type="float" office:value="0" calcext:value-type="float">
            <text:p>0</text:p>
          </table:table-cell>
          <table:table-cell table:number-columns-repeated="18"/>
        </table:table-row>
      </table:table>
      <table:table table:name="0C Readings" table:style-name="ta1">
        <table:shapes>
          <draw:frame draw:z-index="0" draw:style-name="gr1" draw:text-style-name="P1" svg:width="453.51pt" svg:height="255.09pt" svg:x="318.59pt" svg:y="3753.16pt">
            <loext:p draw:notify-on-update-of-ranges="'0C Readings'.A1:'0C Readings'.A1 '0C Readings'.A2:'0C Readings'.A301 '0C Readings'.B1:'0C Readings'.B1 '0C Readings'.B2:'0C Readings'.B301 '0C Readings'.C1:'0C Readings'.C1 '0C Readings'.C2:'0C Readings'.C301 '0C Readings'.D1:'0C Readings'.D1 '0C Readings'.D2:'0C Readings'.D301 '0C Readings'.E1:'0C Readings'.E1 '0C Readings'.E2:'0C Readings'.E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4736443" calcext:value-type="float">
            <text:p>0.124736443</text:p>
          </table:table-cell>
          <table:table-cell office:value-type="float" office:value="0.781224463" calcext:value-type="float">
            <text:p>0.781224463</text:p>
          </table:table-cell>
          <table:table-cell office:value-type="float" office:value="0.687733971" calcext:value-type="float">
            <text:p>0.687733971</text:p>
          </table:table-cell>
          <table:table-cell office:value-type="float" office:value="0.450488979" calcext:value-type="float">
            <text:p>0.450488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6223579" calcext:value-type="float">
            <text:p>0.126223579</text:p>
          </table:table-cell>
          <table:table-cell office:value-type="float" office:value="0.640918689" calcext:value-type="float">
            <text:p>0.640918689</text:p>
          </table:table-cell>
          <table:table-cell office:value-type="float" office:value="0.694760763" calcext:value-type="float">
            <text:p>0.694760763</text:p>
          </table:table-cell>
          <table:table-cell office:value-type="float" office:value="0.557572312" calcext:value-type="float">
            <text:p>0.557572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6886383" calcext:value-type="float">
            <text:p>0.126886383</text:p>
          </table:table-cell>
          <table:table-cell office:value-type="float" office:value="0.805820323" calcext:value-type="float">
            <text:p>0.805820323</text:p>
          </table:table-cell>
          <table:table-cell office:value-type="float" office:value="0.599283647" calcext:value-type="float">
            <text:p>0.599283647</text:p>
          </table:table-cell>
          <table:table-cell office:value-type="float" office:value="0.447062903" calcext:value-type="float">
            <text:p>0.4470629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497927" calcext:value-type="float">
            <text:p>0.127497927</text:p>
          </table:table-cell>
          <table:table-cell office:value-type="float" office:value="0.633108095" calcext:value-type="float">
            <text:p>0.633108095</text:p>
          </table:table-cell>
          <table:table-cell office:value-type="float" office:value="0.661376794" calcext:value-type="float">
            <text:p>0.661376794</text:p>
          </table:table-cell>
          <table:table-cell office:value-type="float" office:value="0.572207638" calcext:value-type="float">
            <text:p>0.572207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7489582" calcext:value-type="float">
            <text:p>0.127489582</text:p>
          </table:table-cell>
          <table:table-cell office:value-type="float" office:value="0.806180335" calcext:value-type="float">
            <text:p>0.806180335</text:p>
          </table:table-cell>
          <table:table-cell office:value-type="float" office:value="0.599737835" calcext:value-type="float">
            <text:p>0.599737835</text:p>
          </table:table-cell>
          <table:table-cell office:value-type="float" office:value="0.44540649" calcext:value-type="float">
            <text:p>0.44540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7558723" calcext:value-type="float">
            <text:p>0.127558723</text:p>
          </table:table-cell>
          <table:table-cell office:value-type="float" office:value="0.644686895" calcext:value-type="float">
            <text:p>0.644686895</text:p>
          </table:table-cell>
          <table:table-cell office:value-type="float" office:value="0.606442762" calcext:value-type="float">
            <text:p>0.606442762</text:p>
          </table:table-cell>
          <table:table-cell office:value-type="float" office:value="0.510191382" calcext:value-type="float">
            <text:p>0.5101913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6329675" calcext:value-type="float">
            <text:p>0.126329675</text:p>
          </table:table-cell>
          <table:table-cell office:value-type="float" office:value="0.743656247" calcext:value-type="float">
            <text:p>0.743656247</text:p>
          </table:table-cell>
          <table:table-cell office:value-type="float" office:value="0.742148845" calcext:value-type="float">
            <text:p>0.742148845</text:p>
          </table:table-cell>
          <table:table-cell office:value-type="float" office:value="0.470460709" calcext:value-type="float">
            <text:p>0.470460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7422825" calcext:value-type="float">
            <text:p>0.127422825</text:p>
          </table:table-cell>
          <table:table-cell office:value-type="float" office:value="0.640778618" calcext:value-type="float">
            <text:p>0.640778618</text:p>
          </table:table-cell>
          <table:table-cell office:value-type="float" office:value="0.668113311" calcext:value-type="float">
            <text:p>0.668113311</text:p>
          </table:table-cell>
          <table:table-cell office:value-type="float" office:value="0.558683939" calcext:value-type="float">
            <text:p>0.5586839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8057614" calcext:value-type="float">
            <text:p>0.128057614</text:p>
          </table:table-cell>
          <table:table-cell office:value-type="float" office:value="0.684679828" calcext:value-type="float">
            <text:p>0.684679828</text:p>
          </table:table-cell>
          <table:table-cell office:value-type="float" office:value="0.616433098" calcext:value-type="float">
            <text:p>0.616433098</text:p>
          </table:table-cell>
          <table:table-cell office:value-type="float" office:value="0.54862625" calcext:value-type="float">
            <text:p>0.54862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8039733" calcext:value-type="float">
            <text:p>0.128039733</text:p>
          </table:table-cell>
          <table:table-cell office:value-type="float" office:value="0.781258438" calcext:value-type="float">
            <text:p>0.781258438</text:p>
          </table:table-cell>
          <table:table-cell office:value-type="float" office:value="0.599529815" calcext:value-type="float">
            <text:p>0.599529815</text:p>
          </table:table-cell>
          <table:table-cell office:value-type="float" office:value="0.454317982" calcext:value-type="float">
            <text:p>0.454317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8307358" calcext:value-type="float">
            <text:p>0.128307358</text:p>
          </table:table-cell>
          <table:table-cell office:value-type="float" office:value="0.630978421" calcext:value-type="float">
            <text:p>0.630978421</text:p>
          </table:table-cell>
          <table:table-cell office:value-type="float" office:value="0.669413885" calcext:value-type="float">
            <text:p>0.669413885</text:p>
          </table:table-cell>
          <table:table-cell office:value-type="float" office:value="0.575751731" calcext:value-type="float">
            <text:p>0.575751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7419845" calcext:value-type="float">
            <text:p>0.127419845</text:p>
          </table:table-cell>
          <table:table-cell office:value-type="float" office:value="0.765932294" calcext:value-type="float">
            <text:p>0.765932294</text:p>
          </table:table-cell>
          <table:table-cell office:value-type="float" office:value="0.66468366" calcext:value-type="float">
            <text:p>0.66468366</text:p>
          </table:table-cell>
          <table:table-cell office:value-type="float" office:value="0.447534972" calcext:value-type="float">
            <text:p>0.447534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8538028" calcext:value-type="float">
            <text:p>0.128538028</text:p>
          </table:table-cell>
          <table:table-cell office:value-type="float" office:value="0.642258005" calcext:value-type="float">
            <text:p>0.642258005</text:p>
          </table:table-cell>
          <table:table-cell office:value-type="float" office:value="0.683111034" calcext:value-type="float">
            <text:p>0.683111034</text:p>
          </table:table-cell>
          <table:table-cell office:value-type="float" office:value="0.569438406" calcext:value-type="float">
            <text:p>0.569438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7518788" calcext:value-type="float">
            <text:p>0.127518788</text:p>
          </table:table-cell>
          <table:table-cell office:value-type="float" office:value="0.688411079" calcext:value-type="float">
            <text:p>0.688411079</text:p>
          </table:table-cell>
          <table:table-cell office:value-type="float" office:value="0.737276165" calcext:value-type="float">
            <text:p>0.737276165</text:p>
          </table:table-cell>
          <table:table-cell office:value-type="float" office:value="0.466342028" calcext:value-type="float">
            <text:p>0.466342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715484" calcext:value-type="float">
            <text:p>0.127715484</text:p>
          </table:table-cell>
          <table:table-cell office:value-type="float" office:value="0.638808684" calcext:value-type="float">
            <text:p>0.638808684</text:p>
          </table:table-cell>
          <table:table-cell office:value-type="float" office:value="0.675107321" calcext:value-type="float">
            <text:p>0.675107321</text:p>
          </table:table-cell>
          <table:table-cell office:value-type="float" office:value="0.566160746" calcext:value-type="float">
            <text:p>0.566160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7632633" calcext:value-type="float">
            <text:p>0.127632633</text:p>
          </table:table-cell>
          <table:table-cell office:value-type="float" office:value="0.738976686" calcext:value-type="float">
            <text:p>0.738976686</text:p>
          </table:table-cell>
          <table:table-cell office:value-type="float" office:value="0.743485182" calcext:value-type="float">
            <text:p>0.743485182</text:p>
          </table:table-cell>
          <table:table-cell office:value-type="float" office:value="0.476147589" calcext:value-type="float">
            <text:p>0.476147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8002182" calcext:value-type="float">
            <text:p>0.128002182</text:p>
          </table:table-cell>
          <table:table-cell office:value-type="float" office:value="0.628410057" calcext:value-type="float">
            <text:p>0.628410057</text:p>
          </table:table-cell>
          <table:table-cell office:value-type="float" office:value="0.630251244" calcext:value-type="float">
            <text:p>0.630251244</text:p>
          </table:table-cell>
          <table:table-cell office:value-type="float" office:value="0.538360541" calcext:value-type="float">
            <text:p>0.5383605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749137" calcext:value-type="float">
            <text:p>0.12749137</text:p>
          </table:table-cell>
          <table:table-cell office:value-type="float" office:value="0.666669687" calcext:value-type="float">
            <text:p>0.666669687</text:p>
          </table:table-cell>
          <table:table-cell office:value-type="float" office:value="0.73157498" calcext:value-type="float">
            <text:p>0.73157498</text:p>
          </table:table-cell>
          <table:table-cell office:value-type="float" office:value="0.47659522" calcext:value-type="float">
            <text:p>0.476595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8558889" calcext:value-type="float">
            <text:p>0.128558889</text:p>
          </table:table-cell>
          <table:table-cell office:value-type="float" office:value="0.805901981" calcext:value-type="float">
            <text:p>0.805901981</text:p>
          </table:table-cell>
          <table:table-cell office:value-type="float" office:value="0.598004532" calcext:value-type="float">
            <text:p>0.598004532</text:p>
          </table:table-cell>
          <table:table-cell office:value-type="float" office:value="0.452497059" calcext:value-type="float">
            <text:p>0.4524970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8193513" calcext:value-type="float">
            <text:p>0.128193513</text:p>
          </table:table-cell>
          <table:table-cell office:value-type="float" office:value="0.798891282" calcext:value-type="float">
            <text:p>0.798891282</text:p>
          </table:table-cell>
          <table:table-cell office:value-type="float" office:value="0.623217895" calcext:value-type="float">
            <text:p>0.623217895</text:p>
          </table:table-cell>
          <table:table-cell office:value-type="float" office:value="0.450899059" calcext:value-type="float">
            <text:p>0.450899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8636972" calcext:value-type="float">
            <text:p>0.128636972</text:p>
          </table:table-cell>
          <table:table-cell office:value-type="float" office:value="0.767869445" calcext:value-type="float">
            <text:p>0.767869445</text:p>
          </table:table-cell>
          <table:table-cell office:value-type="float" office:value="0.716964688" calcext:value-type="float">
            <text:p>0.716964688</text:p>
          </table:table-cell>
          <table:table-cell office:value-type="float" office:value="0.457064564" calcext:value-type="float">
            <text:p>0.4570645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7646938" calcext:value-type="float">
            <text:p>0.127646938</text:p>
          </table:table-cell>
          <table:table-cell office:value-type="float" office:value="0.667312821" calcext:value-type="float">
            <text:p>0.667312821</text:p>
          </table:table-cell>
          <table:table-cell office:value-type="float" office:value="0.718126979" calcext:value-type="float">
            <text:p>0.718126979</text:p>
          </table:table-cell>
          <table:table-cell office:value-type="float" office:value="0.509841503" calcext:value-type="float">
            <text:p>0.5098415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799801" calcext:value-type="float">
            <text:p>0.12799801</text:p>
          </table:table-cell>
          <table:table-cell office:value-type="float" office:value="0.70082494" calcext:value-type="float">
            <text:p>0.70082494</text:p>
          </table:table-cell>
          <table:table-cell office:value-type="float" office:value="0.741567104" calcext:value-type="float">
            <text:p>0.741567104</text:p>
          </table:table-cell>
          <table:table-cell office:value-type="float" office:value="0.461443718" calcext:value-type="float">
            <text:p>0.4614437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9016057" calcext:value-type="float">
            <text:p>0.129016057</text:p>
          </table:table-cell>
          <table:table-cell office:value-type="float" office:value="0.75447926" calcext:value-type="float">
            <text:p>0.75447926</text:p>
          </table:table-cell>
          <table:table-cell office:value-type="float" office:value="0.693445288" calcext:value-type="float">
            <text:p>0.693445288</text:p>
          </table:table-cell>
          <table:table-cell office:value-type="float" office:value="0.450447851" calcext:value-type="float">
            <text:p>0.4504478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9375473" calcext:value-type="float">
            <text:p>0.129375473</text:p>
          </table:table-cell>
          <table:table-cell office:value-type="float" office:value="0.669865688" calcext:value-type="float">
            <text:p>0.669865688</text:p>
          </table:table-cell>
          <table:table-cell office:value-type="float" office:value="0.712949123" calcext:value-type="float">
            <text:p>0.712949123</text:p>
          </table:table-cell>
          <table:table-cell office:value-type="float" office:value="0.556926198" calcext:value-type="float">
            <text:p>0.556926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0190865" calcext:value-type="float">
            <text:p>0.130190865</text:p>
          </table:table-cell>
          <table:table-cell office:value-type="float" office:value="0.688235246" calcext:value-type="float">
            <text:p>0.688235246</text:p>
          </table:table-cell>
          <table:table-cell office:value-type="float" office:value="0.595080923" calcext:value-type="float">
            <text:p>0.595080923</text:p>
          </table:table-cell>
          <table:table-cell office:value-type="float" office:value="0.487893878" calcext:value-type="float">
            <text:p>0.4878938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30632535" calcext:value-type="float">
            <text:p>0.130632535</text:p>
          </table:table-cell>
          <table:table-cell office:value-type="float" office:value="0.796547031" calcext:value-type="float">
            <text:p>0.796547031</text:p>
          </table:table-cell>
          <table:table-cell office:value-type="float" office:value="0.596879196" calcext:value-type="float">
            <text:p>0.596879196</text:p>
          </table:table-cell>
          <table:table-cell office:value-type="float" office:value="0.44786995" calcext:value-type="float">
            <text:p>0.447869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9372493" calcext:value-type="float">
            <text:p>0.129372493</text:p>
          </table:table-cell>
          <table:table-cell office:value-type="float" office:value="0.630905107" calcext:value-type="float">
            <text:p>0.630905107</text:p>
          </table:table-cell>
          <table:table-cell office:value-type="float" office:value="0.671116194" calcext:value-type="float">
            <text:p>0.671116194</text:p>
          </table:table-cell>
          <table:table-cell office:value-type="float" office:value="0.564713545" calcext:value-type="float">
            <text:p>0.564713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9604355" calcext:value-type="float">
            <text:p>0.129604355</text:p>
          </table:table-cell>
          <table:table-cell office:value-type="float" office:value="0.652174431" calcext:value-type="float">
            <text:p>0.652174431</text:p>
          </table:table-cell>
          <table:table-cell office:value-type="float" office:value="0.717489209" calcext:value-type="float">
            <text:p>0.717489209</text:p>
          </table:table-cell>
          <table:table-cell office:value-type="float" office:value="0.543850725" calcext:value-type="float">
            <text:p>0.5438507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0015627" calcext:value-type="float">
            <text:p>0.130015627</text:p>
          </table:table-cell>
          <table:table-cell office:value-type="float" office:value="0.797298646" calcext:value-type="float">
            <text:p>0.797298646</text:p>
          </table:table-cell>
          <table:table-cell office:value-type="float" office:value="0.606463624" calcext:value-type="float">
            <text:p>0.606463624</text:p>
          </table:table-cell>
          <table:table-cell office:value-type="float" office:value="0.446310693" calcext:value-type="float">
            <text:p>0.4463106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9570976" calcext:value-type="float">
            <text:p>0.129570976</text:p>
          </table:table-cell>
          <table:table-cell office:value-type="float" office:value="0.628979877" calcext:value-type="float">
            <text:p>0.628979877</text:p>
          </table:table-cell>
          <table:table-cell office:value-type="float" office:value="0.673286995" calcext:value-type="float">
            <text:p>0.673286995</text:p>
          </table:table-cell>
          <table:table-cell office:value-type="float" office:value="0.577201912" calcext:value-type="float">
            <text:p>0.5772019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0103246" calcext:value-type="float">
            <text:p>0.130103246</text:p>
          </table:table-cell>
          <table:table-cell office:value-type="float" office:value="0.632006601" calcext:value-type="float">
            <text:p>0.632006601</text:p>
          </table:table-cell>
          <table:table-cell office:value-type="float" office:value="0.691541516" calcext:value-type="float">
            <text:p>0.691541516</text:p>
          </table:table-cell>
          <table:table-cell office:value-type="float" office:value="0.563018389" calcext:value-type="float">
            <text:p>0.563018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78788" calcext:value-type="float">
            <text:p>0.1278788</text:p>
          </table:table-cell>
          <table:table-cell office:value-type="float" office:value="0.757383794" calcext:value-type="float">
            <text:p>0.757383794</text:p>
          </table:table-cell>
          <table:table-cell office:value-type="float" office:value="0.715907897" calcext:value-type="float">
            <text:p>0.715907897</text:p>
          </table:table-cell>
          <table:table-cell office:value-type="float" office:value="0.456595475" calcext:value-type="float">
            <text:p>0.4565954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27465144" calcext:value-type="float">
            <text:p>0.127465144</text:p>
          </table:table-cell>
          <table:table-cell office:value-type="float" office:value="0.64872511" calcext:value-type="float">
            <text:p>0.64872511</text:p>
          </table:table-cell>
          <table:table-cell office:value-type="float" office:value="0.69444307" calcext:value-type="float">
            <text:p>0.69444307</text:p>
          </table:table-cell>
          <table:table-cell office:value-type="float" office:value="0.573765108" calcext:value-type="float">
            <text:p>0.573765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9432694" calcext:value-type="float">
            <text:p>0.129432694</text:p>
          </table:table-cell>
          <table:table-cell office:value-type="float" office:value="0.757724733" calcext:value-type="float">
            <text:p>0.757724733</text:p>
          </table:table-cell>
          <table:table-cell office:value-type="float" office:value="0.595006418" calcext:value-type="float">
            <text:p>0.595006418</text:p>
          </table:table-cell>
          <table:table-cell office:value-type="float" office:value="0.520469012" calcext:value-type="float">
            <text:p>0.520469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9270569" calcext:value-type="float">
            <text:p>0.129270569</text:p>
          </table:table-cell>
          <table:table-cell office:value-type="float" office:value="0.781095121" calcext:value-type="float">
            <text:p>0.781095121</text:p>
          </table:table-cell>
          <table:table-cell office:value-type="float" office:value="0.660594184" calcext:value-type="float">
            <text:p>0.660594184</text:p>
          </table:table-cell>
          <table:table-cell office:value-type="float" office:value="0.452136451" calcext:value-type="float">
            <text:p>0.4521364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8922478" calcext:value-type="float">
            <text:p>0.128922478</text:p>
          </table:table-cell>
          <table:table-cell office:value-type="float" office:value="0.775087568" calcext:value-type="float">
            <text:p>0.775087568</text:p>
          </table:table-cell>
          <table:table-cell office:value-type="float" office:value="0.684493266" calcext:value-type="float">
            <text:p>0.684493266</text:p>
          </table:table-cell>
          <table:table-cell office:value-type="float" office:value="0.453855449" calcext:value-type="float">
            <text:p>0.453855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8753797" calcext:value-type="float">
            <text:p>0.128753797</text:p>
          </table:table-cell>
          <table:table-cell office:value-type="float" office:value="0.800283051" calcext:value-type="float">
            <text:p>0.800283051</text:p>
          </table:table-cell>
          <table:table-cell office:value-type="float" office:value="0.594025921" calcext:value-type="float">
            <text:p>0.594025921</text:p>
          </table:table-cell>
          <table:table-cell office:value-type="float" office:value="0.486839472" calcext:value-type="float">
            <text:p>0.486839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8677503" calcext:value-type="float">
            <text:p>0.128677503</text:p>
          </table:table-cell>
          <table:table-cell office:value-type="float" office:value="0.626752451" calcext:value-type="float">
            <text:p>0.626752451</text:p>
          </table:table-cell>
          <table:table-cell office:value-type="float" office:value="0.645578581" calcext:value-type="float">
            <text:p>0.645578581</text:p>
          </table:table-cell>
          <table:table-cell office:value-type="float" office:value="0.548148221" calcext:value-type="float">
            <text:p>0.5481482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8345505" calcext:value-type="float">
            <text:p>0.128345505</text:p>
          </table:table-cell>
          <table:table-cell office:value-type="float" office:value="0.6258405" calcext:value-type="float">
            <text:p>0.6258405</text:p>
          </table:table-cell>
          <table:table-cell office:value-type="float" office:value="0.643025117" calcext:value-type="float">
            <text:p>0.643025117</text:p>
          </table:table-cell>
          <table:table-cell office:value-type="float" office:value="0.546848839" calcext:value-type="float">
            <text:p>0.5468488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9328982" calcext:value-type="float">
            <text:p>0.129328982</text:p>
          </table:table-cell>
          <table:table-cell office:value-type="float" office:value="0.636985378" calcext:value-type="float">
            <text:p>0.636985378</text:p>
          </table:table-cell>
          <table:table-cell office:value-type="float" office:value="0.608863307" calcext:value-type="float">
            <text:p>0.608863307</text:p>
          </table:table-cell>
          <table:table-cell office:value-type="float" office:value="0.521386924" calcext:value-type="float">
            <text:p>0.5213869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8306762" calcext:value-type="float">
            <text:p>0.128306762</text:p>
          </table:table-cell>
          <table:table-cell office:value-type="float" office:value="0.784585569" calcext:value-type="float">
            <text:p>0.784585569</text:p>
          </table:table-cell>
          <table:table-cell office:value-type="float" office:value="0.612116529" calcext:value-type="float">
            <text:p>0.612116529</text:p>
          </table:table-cell>
          <table:table-cell office:value-type="float" office:value="0.448371821" calcext:value-type="float">
            <text:p>0.4483718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9124538" calcext:value-type="float">
            <text:p>0.129124538</text:p>
          </table:table-cell>
          <table:table-cell office:value-type="float" office:value="0.785458778" calcext:value-type="float">
            <text:p>0.785458778</text:p>
          </table:table-cell>
          <table:table-cell office:value-type="float" office:value="0.59483118" calcext:value-type="float">
            <text:p>0.59483118</text:p>
          </table:table-cell>
          <table:table-cell office:value-type="float" office:value="0.453112179" calcext:value-type="float">
            <text:p>0.4531121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8316895" calcext:value-type="float">
            <text:p>0.128316895</text:p>
          </table:table-cell>
          <table:table-cell office:value-type="float" office:value="0.660708625" calcext:value-type="float">
            <text:p>0.660708625</text:p>
          </table:table-cell>
          <table:table-cell office:value-type="float" office:value="0.704895342" calcext:value-type="float">
            <text:p>0.704895342</text:p>
          </table:table-cell>
          <table:table-cell office:value-type="float" office:value="0.567731329" calcext:value-type="float">
            <text:p>0.5677313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8983275" calcext:value-type="float">
            <text:p>0.128983275</text:p>
          </table:table-cell>
          <table:table-cell office:value-type="float" office:value="0.660618026" calcext:value-type="float">
            <text:p>0.660618026</text:p>
          </table:table-cell>
          <table:table-cell office:value-type="float" office:value="0.72298893" calcext:value-type="float">
            <text:p>0.72298893</text:p>
          </table:table-cell>
          <table:table-cell office:value-type="float" office:value="0.48958367" calcext:value-type="float">
            <text:p>0.489583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930514" calcext:value-type="float">
            <text:p>0.12930514</text:p>
          </table:table-cell>
          <table:table-cell office:value-type="float" office:value="0.723541465" calcext:value-type="float">
            <text:p>0.723541465</text:p>
          </table:table-cell>
          <table:table-cell office:value-type="float" office:value="0.592386793" calcext:value-type="float">
            <text:p>0.592386793</text:p>
          </table:table-cell>
          <table:table-cell office:value-type="float" office:value="0.471374449" calcext:value-type="float">
            <text:p>0.4713744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270044" calcext:value-type="float">
            <text:p>0.1270044</text:p>
          </table:table-cell>
          <table:table-cell office:value-type="float" office:value="0.7388539" calcext:value-type="float">
            <text:p>0.7388539</text:p>
          </table:table-cell>
          <table:table-cell office:value-type="float" office:value="0.739692538" calcext:value-type="float">
            <text:p>0.739692538</text:p>
          </table:table-cell>
          <table:table-cell office:value-type="float" office:value="0.468064006" calcext:value-type="float">
            <text:p>0.4680640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8186956" calcext:value-type="float">
            <text:p>0.128186956</text:p>
          </table:table-cell>
          <table:table-cell office:value-type="float" office:value="0.632322506" calcext:value-type="float">
            <text:p>0.632322506</text:p>
          </table:table-cell>
          <table:table-cell office:value-type="float" office:value="0.659440238" calcext:value-type="float">
            <text:p>0.659440238</text:p>
          </table:table-cell>
          <table:table-cell office:value-type="float" office:value="0.555452175" calcext:value-type="float">
            <text:p>0.5554521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7651707" calcext:value-type="float">
            <text:p>0.127651707</text:p>
          </table:table-cell>
          <table:table-cell office:value-type="float" office:value="0.702352011" calcext:value-type="float">
            <text:p>0.702352011</text:p>
          </table:table-cell>
          <table:table-cell office:value-type="float" office:value="0.726444212" calcext:value-type="float">
            <text:p>0.726444212</text:p>
          </table:table-cell>
          <table:table-cell office:value-type="float" office:value="0.514465036" calcext:value-type="float">
            <text:p>0.514465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27659455" calcext:value-type="float">
            <text:p>0.127659455</text:p>
          </table:table-cell>
          <table:table-cell office:value-type="float" office:value="0.731582729" calcext:value-type="float">
            <text:p>0.731582729</text:p>
          </table:table-cell>
          <table:table-cell office:value-type="float" office:value="0.728328315" calcext:value-type="float">
            <text:p>0.728328315</text:p>
          </table:table-cell>
          <table:table-cell office:value-type="float" office:value="0.453637892" calcext:value-type="float">
            <text:p>0.4536378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8805653" calcext:value-type="float">
            <text:p>0.128805653</text:p>
          </table:table-cell>
          <table:table-cell office:value-type="float" office:value="0.770105215" calcext:value-type="float">
            <text:p>0.770105215</text:p>
          </table:table-cell>
          <table:table-cell office:value-type="float" office:value="0.59432454" calcext:value-type="float">
            <text:p>0.59432454</text:p>
          </table:table-cell>
          <table:table-cell office:value-type="float" office:value="0.487740694" calcext:value-type="float">
            <text:p>0.4877406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8738896" calcext:value-type="float">
            <text:p>0.128738896</text:p>
          </table:table-cell>
          <table:table-cell office:value-type="float" office:value="0.742652505" calcext:value-type="float">
            <text:p>0.742652505</text:p>
          </table:table-cell>
          <table:table-cell office:value-type="float" office:value="0.737893073" calcext:value-type="float">
            <text:p>0.737893073</text:p>
          </table:table-cell>
          <table:table-cell office:value-type="float" office:value="0.465254243" calcext:value-type="float">
            <text:p>0.4652542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28372327" calcext:value-type="float">
            <text:p>0.128372327</text:p>
          </table:table-cell>
          <table:table-cell office:value-type="float" office:value="0.649012405" calcext:value-type="float">
            <text:p>0.649012405</text:p>
          </table:table-cell>
          <table:table-cell office:value-type="float" office:value="0.600826216" calcext:value-type="float">
            <text:p>0.600826216</text:p>
          </table:table-cell>
          <table:table-cell office:value-type="float" office:value="0.505293668" calcext:value-type="float">
            <text:p>0.5052936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8617898" calcext:value-type="float">
            <text:p>0.128617898</text:p>
          </table:table-cell>
          <table:table-cell office:value-type="float" office:value="0.798404312" calcext:value-type="float">
            <text:p>0.798404312</text:p>
          </table:table-cell>
          <table:table-cell office:value-type="float" office:value="0.605088544" calcext:value-type="float">
            <text:p>0.605088544</text:p>
          </table:table-cell>
          <table:table-cell office:value-type="float" office:value="0.446670109" calcext:value-type="float">
            <text:p>0.4466701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27658263" calcext:value-type="float">
            <text:p>0.127658263</text:p>
          </table:table-cell>
          <table:table-cell office:value-type="float" office:value="0.650604445" calcext:value-type="float">
            <text:p>0.650604445</text:p>
          </table:table-cell>
          <table:table-cell office:value-type="float" office:value="0.717786636" calcext:value-type="float">
            <text:p>0.717786636</text:p>
          </table:table-cell>
          <table:table-cell office:value-type="float" office:value="0.503545464" calcext:value-type="float">
            <text:p>0.5035454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8423587" calcext:value-type="float">
            <text:p>0.128423587</text:p>
          </table:table-cell>
          <table:table-cell office:value-type="float" office:value="0.74671337" calcext:value-type="float">
            <text:p>0.74671337</text:p>
          </table:table-cell>
          <table:table-cell office:value-type="float" office:value="0.739102452" calcext:value-type="float">
            <text:p>0.739102452</text:p>
          </table:table-cell>
          <table:table-cell office:value-type="float" office:value="0.461810882" calcext:value-type="float">
            <text:p>0.461810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7984301" calcext:value-type="float">
            <text:p>0.127984301</text:p>
          </table:table-cell>
          <table:table-cell office:value-type="float" office:value="0.763172598" calcext:value-type="float">
            <text:p>0.763172598</text:p>
          </table:table-cell>
          <table:table-cell office:value-type="float" office:value="0.662194569" calcext:value-type="float">
            <text:p>0.662194569</text:p>
          </table:table-cell>
          <table:table-cell office:value-type="float" office:value="0.447673851" calcext:value-type="float">
            <text:p>0.4476738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8638164" calcext:value-type="float">
            <text:p>0.128638164</text:p>
          </table:table-cell>
          <table:table-cell office:value-type="float" office:value="0.792681669" calcext:value-type="float">
            <text:p>0.792681669</text:p>
          </table:table-cell>
          <table:table-cell office:value-type="float" office:value="0.595005822" calcext:value-type="float">
            <text:p>0.595005822</text:p>
          </table:table-cell>
          <table:table-cell office:value-type="float" office:value="0.449079329" calcext:value-type="float">
            <text:p>0.4490793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8451601" calcext:value-type="float">
            <text:p>0.128451601</text:p>
          </table:table-cell>
          <table:table-cell office:value-type="float" office:value="0.627420023" calcext:value-type="float">
            <text:p>0.627420023</text:p>
          </table:table-cell>
          <table:table-cell office:value-type="float" office:value="0.669531306" calcext:value-type="float">
            <text:p>0.669531306</text:p>
          </table:table-cell>
          <table:table-cell office:value-type="float" office:value="0.569865772" calcext:value-type="float">
            <text:p>0.5698657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26794592" calcext:value-type="float">
            <text:p>0.126794592</text:p>
          </table:table-cell>
          <table:table-cell office:value-type="float" office:value="0.667932709" calcext:value-type="float">
            <text:p>0.667932709</text:p>
          </table:table-cell>
          <table:table-cell office:value-type="float" office:value="0.710476722" calcext:value-type="float">
            <text:p>0.710476722</text:p>
          </table:table-cell>
          <table:table-cell office:value-type="float" office:value="0.55985219" calcext:value-type="float">
            <text:p>0.559852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73662" calcext:value-type="float">
            <text:p>0.1273662</text:p>
          </table:table-cell>
          <table:table-cell office:value-type="float" office:value="0.769562813" calcext:value-type="float">
            <text:p>0.769562813</text:p>
          </table:table-cell>
          <table:table-cell office:value-type="float" office:value="0.647437054" calcext:value-type="float">
            <text:p>0.647437054</text:p>
          </table:table-cell>
          <table:table-cell office:value-type="float" office:value="0.450974161" calcext:value-type="float">
            <text:p>0.4509741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27375141" calcext:value-type="float">
            <text:p>0.127375141</text:p>
          </table:table-cell>
          <table:table-cell office:value-type="float" office:value="0.659411628" calcext:value-type="float">
            <text:p>0.659411628</text:p>
          </table:table-cell>
          <table:table-cell office:value-type="float" office:value="0.704475725" calcext:value-type="float">
            <text:p>0.704475725</text:p>
          </table:table-cell>
          <table:table-cell office:value-type="float" office:value="0.566032596" calcext:value-type="float">
            <text:p>0.5660325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8343121" calcext:value-type="float">
            <text:p>0.128343121</text:p>
          </table:table-cell>
          <table:table-cell office:value-type="float" office:value="0.65093227" calcext:value-type="float">
            <text:p>0.65093227</text:p>
          </table:table-cell>
          <table:table-cell office:value-type="float" office:value="0.600997877" calcext:value-type="float">
            <text:p>0.600997877</text:p>
          </table:table-cell>
          <table:table-cell office:value-type="float" office:value="0.503923357" calcext:value-type="float">
            <text:p>0.5039233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27509252" calcext:value-type="float">
            <text:p>0.127509252</text:p>
          </table:table-cell>
          <table:table-cell office:value-type="float" office:value="0.67114242" calcext:value-type="float">
            <text:p>0.67114242</text:p>
          </table:table-cell>
          <table:table-cell office:value-type="float" office:value="0.710675801" calcext:value-type="float">
            <text:p>0.710675801</text:p>
          </table:table-cell>
          <table:table-cell office:value-type="float" office:value="0.558732815" calcext:value-type="float">
            <text:p>0.5587328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53611" calcext:value-type="float">
            <text:p>0.1253611</text:p>
          </table:table-cell>
          <table:table-cell office:value-type="float" office:value="0.705482448" calcext:value-type="float">
            <text:p>0.705482448</text:p>
          </table:table-cell>
          <table:table-cell office:value-type="float" office:value="0.740553229" calcext:value-type="float">
            <text:p>0.740553229</text:p>
          </table:table-cell>
          <table:table-cell office:value-type="float" office:value="0.478025136" calcext:value-type="float">
            <text:p>0.4780251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27339378" calcext:value-type="float">
            <text:p>0.127339378</text:p>
          </table:table-cell>
          <table:table-cell office:value-type="float" office:value="0.799955225" calcext:value-type="float">
            <text:p>0.799955225</text:p>
          </table:table-cell>
          <table:table-cell office:value-type="float" office:value="0.601687503" calcext:value-type="float">
            <text:p>0.601687503</text:p>
          </table:table-cell>
          <table:table-cell office:value-type="float" office:value="0.445532256" calcext:value-type="float">
            <text:p>0.4455322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26885787" calcext:value-type="float">
            <text:p>0.126885787</text:p>
          </table:table-cell>
          <table:table-cell office:value-type="float" office:value="0.801888204" calcext:value-type="float">
            <text:p>0.801888204</text:p>
          </table:table-cell>
          <table:table-cell office:value-type="float" office:value="0.595566105" calcext:value-type="float">
            <text:p>0.595566105</text:p>
          </table:table-cell>
          <table:table-cell office:value-type="float" office:value="0.463534649" calcext:value-type="float">
            <text:p>0.4635346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7415076" calcext:value-type="float">
            <text:p>0.127415076</text:p>
          </table:table-cell>
          <table:table-cell office:value-type="float" office:value="0.681417666" calcext:value-type="float">
            <text:p>0.681417666</text:p>
          </table:table-cell>
          <table:table-cell office:value-type="float" office:value="0.59703834" calcext:value-type="float">
            <text:p>0.59703834</text:p>
          </table:table-cell>
          <table:table-cell office:value-type="float" office:value="0.491430222" calcext:value-type="float">
            <text:p>0.491430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753965" calcext:value-type="float">
            <text:p>0.12753965</text:p>
          </table:table-cell>
          <table:table-cell office:value-type="float" office:value="0.646889883" calcext:value-type="float">
            <text:p>0.646889883</text:p>
          </table:table-cell>
          <table:table-cell office:value-type="float" office:value="0.713811006" calcext:value-type="float">
            <text:p>0.713811006</text:p>
          </table:table-cell>
          <table:table-cell office:value-type="float" office:value="0.557236738" calcext:value-type="float">
            <text:p>0.5572367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28328815" calcext:value-type="float">
            <text:p>0.128328815</text:p>
          </table:table-cell>
          <table:table-cell office:value-type="float" office:value="0.728920785" calcext:value-type="float">
            <text:p>0.728920785</text:p>
          </table:table-cell>
          <table:table-cell office:value-type="float" office:value="0.594328117" calcext:value-type="float">
            <text:p>0.594328117</text:p>
          </table:table-cell>
          <table:table-cell office:value-type="float" office:value="0.470125731" calcext:value-type="float">
            <text:p>0.4701257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7429381" calcext:value-type="float">
            <text:p>0.127429381</text:p>
          </table:table-cell>
          <table:table-cell office:value-type="float" office:value="0.650479871" calcext:value-type="float">
            <text:p>0.650479871</text:p>
          </table:table-cell>
          <table:table-cell office:value-type="float" office:value="0.716046776" calcext:value-type="float">
            <text:p>0.716046776</text:p>
          </table:table-cell>
          <table:table-cell office:value-type="float" office:value="0.553145475" calcext:value-type="float">
            <text:p>0.5531454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8563658" calcext:value-type="float">
            <text:p>0.128563658</text:p>
          </table:table-cell>
          <table:table-cell office:value-type="float" office:value="0.80184052" calcext:value-type="float">
            <text:p>0.80184052</text:p>
          </table:table-cell>
          <table:table-cell office:value-type="float" office:value="0.600327921" calcext:value-type="float">
            <text:p>0.600327921</text:p>
          </table:table-cell>
          <table:table-cell office:value-type="float" office:value="0.446700507" calcext:value-type="float">
            <text:p>0.4467005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28152386" calcext:value-type="float">
            <text:p>0.128152386</text:p>
          </table:table-cell>
          <table:table-cell office:value-type="float" office:value="0.629124716" calcext:value-type="float">
            <text:p>0.629124716</text:p>
          </table:table-cell>
          <table:table-cell office:value-type="float" office:value="0.616281702" calcext:value-type="float">
            <text:p>0.616281702</text:p>
          </table:table-cell>
          <table:table-cell office:value-type="float" office:value="0.524445239" calcext:value-type="float">
            <text:p>0.5244452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8081456" calcext:value-type="float">
            <text:p>0.128081456</text:p>
          </table:table-cell>
          <table:table-cell office:value-type="float" office:value="0.766407343" calcext:value-type="float">
            <text:p>0.766407343</text:p>
          </table:table-cell>
          <table:table-cell office:value-type="float" office:value="0.709060515" calcext:value-type="float">
            <text:p>0.709060515</text:p>
          </table:table-cell>
          <table:table-cell office:value-type="float" office:value="0.454751903" calcext:value-type="float">
            <text:p>0.4547519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28222123" calcext:value-type="float">
            <text:p>0.128222123</text:p>
          </table:table-cell>
          <table:table-cell office:value-type="float" office:value="0.647717195" calcext:value-type="float">
            <text:p>0.647717195</text:p>
          </table:table-cell>
          <table:table-cell office:value-type="float" office:value="0.603773666" calcext:value-type="float">
            <text:p>0.603773666</text:p>
          </table:table-cell>
          <table:table-cell office:value-type="float" office:value="0.506132305" calcext:value-type="float">
            <text:p>0.5061323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7940789" calcext:value-type="float">
            <text:p>0.127940789</text:p>
          </table:table-cell>
          <table:table-cell office:value-type="float" office:value="0.625403002" calcext:value-type="float">
            <text:p>0.625403002</text:p>
          </table:table-cell>
          <table:table-cell office:value-type="float" office:value="0.630437211" calcext:value-type="float">
            <text:p>0.630437211</text:p>
          </table:table-cell>
          <table:table-cell office:value-type="float" office:value="0.537678663" calcext:value-type="float">
            <text:p>0.5376786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27241627" calcext:value-type="float">
            <text:p>0.127241627</text:p>
          </table:table-cell>
          <table:table-cell office:value-type="float" office:value="0.78182051" calcext:value-type="float">
            <text:p>0.78182051</text:p>
          </table:table-cell>
          <table:table-cell office:value-type="float" office:value="0.66632398" calcext:value-type="float">
            <text:p>0.66632398</text:p>
          </table:table-cell>
          <table:table-cell office:value-type="float" office:value="0.451301986" calcext:value-type="float">
            <text:p>0.4513019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27199307" calcext:value-type="float">
            <text:p>0.127199307</text:p>
          </table:table-cell>
          <table:table-cell office:value-type="float" office:value="0.71729907" calcext:value-type="float">
            <text:p>0.71729907</text:p>
          </table:table-cell>
          <table:table-cell office:value-type="float" office:value="0.732589451" calcext:value-type="float">
            <text:p>0.732589451</text:p>
          </table:table-cell>
          <table:table-cell office:value-type="float" office:value="0.500625432" calcext:value-type="float">
            <text:p>0.5006254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27178446" calcext:value-type="float">
            <text:p>0.127178446</text:p>
          </table:table-cell>
          <table:table-cell office:value-type="float" office:value="0.666773995" calcext:value-type="float">
            <text:p>0.666773995</text:p>
          </table:table-cell>
          <table:table-cell office:value-type="float" office:value="0.707209791" calcext:value-type="float">
            <text:p>0.707209791</text:p>
          </table:table-cell>
          <table:table-cell office:value-type="float" office:value="0.562874146" calcext:value-type="float">
            <text:p>0.5628741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6776114" calcext:value-type="float">
            <text:p>0.126776114</text:p>
          </table:table-cell>
          <table:table-cell office:value-type="float" office:value="0.646768885" calcext:value-type="float">
            <text:p>0.646768885</text:p>
          </table:table-cell>
          <table:table-cell office:value-type="float" office:value="0.69617995" calcext:value-type="float">
            <text:p>0.69617995</text:p>
          </table:table-cell>
          <table:table-cell office:value-type="float" office:value="0.573051044" calcext:value-type="float">
            <text:p>0.5730510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7579585" calcext:value-type="float">
            <text:p>0.127579585</text:p>
          </table:table-cell>
          <table:table-cell office:value-type="float" office:value="0.630667881" calcext:value-type="float">
            <text:p>0.630667881</text:p>
          </table:table-cell>
          <table:table-cell office:value-type="float" office:value="0.643693881" calcext:value-type="float">
            <text:p>0.643693881</text:p>
          </table:table-cell>
          <table:table-cell office:value-type="float" office:value="0.546318358" calcext:value-type="float">
            <text:p>0.5463183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28847376" calcext:value-type="float">
            <text:p>0.128847376</text:p>
          </table:table-cell>
          <table:table-cell office:value-type="float" office:value="0.801972842" calcext:value-type="float">
            <text:p>0.801972842</text:p>
          </table:table-cell>
          <table:table-cell office:value-type="float" office:value="0.599927974" calcext:value-type="float">
            <text:p>0.599927974</text:p>
          </table:table-cell>
          <table:table-cell office:value-type="float" office:value="0.446240359" calcext:value-type="float">
            <text:p>0.4462403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8985659" calcext:value-type="float">
            <text:p>0.128985659</text:p>
          </table:table-cell>
          <table:table-cell office:value-type="float" office:value="0.80263803" calcext:value-type="float">
            <text:p>0.80263803</text:p>
          </table:table-cell>
          <table:table-cell office:value-type="float" office:value="0.600075793" calcext:value-type="float">
            <text:p>0.600075793</text:p>
          </table:table-cell>
          <table:table-cell office:value-type="float" office:value="0.444132739" calcext:value-type="float">
            <text:p>0.4441327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27384678" calcext:value-type="float">
            <text:p>0.127384678</text:p>
          </table:table-cell>
          <table:table-cell office:value-type="float" office:value="0.742611974" calcext:value-type="float">
            <text:p>0.742611974</text:p>
          </table:table-cell>
          <table:table-cell office:value-type="float" office:value="0.718262877" calcext:value-type="float">
            <text:p>0.718262877</text:p>
          </table:table-cell>
          <table:table-cell office:value-type="float" office:value="0.456638391" calcext:value-type="float">
            <text:p>0.4566383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8160134" calcext:value-type="float">
            <text:p>0.128160134</text:p>
          </table:table-cell>
          <table:table-cell office:value-type="float" office:value="0.683246336" calcext:value-type="float">
            <text:p>0.683246336</text:p>
          </table:table-cell>
          <table:table-cell office:value-type="float" office:value="0.715897169" calcext:value-type="float">
            <text:p>0.715897169</text:p>
          </table:table-cell>
          <table:table-cell office:value-type="float" office:value="0.545628136" calcext:value-type="float">
            <text:p>0.5456281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8860489" calcext:value-type="float">
            <text:p>0.128860489</text:p>
          </table:table-cell>
          <table:table-cell office:value-type="float" office:value="0.639682488" calcext:value-type="float">
            <text:p>0.639682488</text:p>
          </table:table-cell>
          <table:table-cell office:value-type="float" office:value="0.705038989" calcext:value-type="float">
            <text:p>0.705038989</text:p>
          </table:table-cell>
          <table:table-cell office:value-type="float" office:value="0.535649721" calcext:value-type="float">
            <text:p>0.5356497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28121391" calcext:value-type="float">
            <text:p>0.128121391</text:p>
          </table:table-cell>
          <table:table-cell office:value-type="float" office:value="0.63489087" calcext:value-type="float">
            <text:p>0.63489087</text:p>
          </table:table-cell>
          <table:table-cell office:value-type="float" office:value="0.667565545" calcext:value-type="float">
            <text:p>0.667565545</text:p>
          </table:table-cell>
          <table:table-cell office:value-type="float" office:value="0.558835335" calcext:value-type="float">
            <text:p>0.5588353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8415242" calcext:value-type="float">
            <text:p>0.128415242</text:p>
          </table:table-cell>
          <table:table-cell office:value-type="float" office:value="0.643517452" calcext:value-type="float">
            <text:p>0.643517452</text:p>
          </table:table-cell>
          <table:table-cell office:value-type="float" office:value="0.709071244" calcext:value-type="float">
            <text:p>0.709071244</text:p>
          </table:table-cell>
          <table:table-cell office:value-type="float" office:value="0.535083477" calcext:value-type="float">
            <text:p>0.5350834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28172055" calcext:value-type="float">
            <text:p>0.128172055</text:p>
          </table:table-cell>
          <table:table-cell office:value-type="float" office:value="0.708730901" calcext:value-type="float">
            <text:p>0.708730901</text:p>
          </table:table-cell>
          <table:table-cell office:value-type="float" office:value="0.732390372" calcext:value-type="float">
            <text:p>0.732390372</text:p>
          </table:table-cell>
          <table:table-cell office:value-type="float" office:value="0.497428834" calcext:value-type="float">
            <text:p>0.4974288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29551903" calcext:value-type="float">
            <text:p>0.129551903</text:p>
          </table:table-cell>
          <table:table-cell office:value-type="float" office:value="0.626316145" calcext:value-type="float">
            <text:p>0.626316145</text:p>
          </table:table-cell>
          <table:table-cell office:value-type="float" office:value="0.670865854" calcext:value-type="float">
            <text:p>0.670865854</text:p>
          </table:table-cell>
          <table:table-cell office:value-type="float" office:value="0.57220585" calcext:value-type="float">
            <text:p>0.572205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8794328" calcext:value-type="float">
            <text:p>0.128794328</text:p>
          </table:table-cell>
          <table:table-cell office:value-type="float" office:value="0.626593903" calcext:value-type="float">
            <text:p>0.626593903</text:p>
          </table:table-cell>
          <table:table-cell office:value-type="float" office:value="0.627720431" calcext:value-type="float">
            <text:p>0.627720431</text:p>
          </table:table-cell>
          <table:table-cell office:value-type="float" office:value="0.535835688" calcext:value-type="float">
            <text:p>0.5358356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29030958" calcext:value-type="float">
            <text:p>0.129030958</text:p>
          </table:table-cell>
          <table:table-cell office:value-type="float" office:value="0.634373502" calcext:value-type="float">
            <text:p>0.634373502</text:p>
          </table:table-cell>
          <table:table-cell office:value-type="float" office:value="0.683414421" calcext:value-type="float">
            <text:p>0.683414421</text:p>
          </table:table-cell>
          <table:table-cell office:value-type="float" office:value="0.566667982" calcext:value-type="float">
            <text:p>0.5666679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8582731" calcext:value-type="float">
            <text:p>0.128582731</text:p>
          </table:table-cell>
          <table:table-cell office:value-type="float" office:value="0.756369323" calcext:value-type="float">
            <text:p>0.756369323</text:p>
          </table:table-cell>
          <table:table-cell office:value-type="float" office:value="0.728599516" calcext:value-type="float">
            <text:p>0.728599516</text:p>
          </table:table-cell>
          <table:table-cell office:value-type="float" office:value="0.458306725" calcext:value-type="float">
            <text:p>0.4583067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291001" calcext:value-type="float">
            <text:p>0.1291001</text:p>
          </table:table-cell>
          <table:table-cell office:value-type="float" office:value="0.802254772" calcext:value-type="float">
            <text:p>0.802254772</text:p>
          </table:table-cell>
          <table:table-cell office:value-type="float" office:value="0.595934462" calcext:value-type="float">
            <text:p>0.595934462</text:p>
          </table:table-cell>
          <table:table-cell office:value-type="float" office:value="0.449865514" calcext:value-type="float">
            <text:p>0.4498655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28306166" calcext:value-type="float">
            <text:p>0.128306166</text:p>
          </table:table-cell>
          <table:table-cell office:value-type="float" office:value="0.639163332" calcext:value-type="float">
            <text:p>0.639163332</text:p>
          </table:table-cell>
          <table:table-cell office:value-type="float" office:value="0.677109441" calcext:value-type="float">
            <text:p>0.677109441</text:p>
          </table:table-cell>
          <table:table-cell office:value-type="float" office:value="0.567610331" calcext:value-type="float">
            <text:p>0.5676103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29377857" calcext:value-type="float">
            <text:p>0.129377857</text:p>
          </table:table-cell>
          <table:table-cell office:value-type="float" office:value="0.649012405" calcext:value-type="float">
            <text:p>0.649012405</text:p>
          </table:table-cell>
          <table:table-cell office:value-type="float" office:value="0.716246452" calcext:value-type="float">
            <text:p>0.716246452</text:p>
          </table:table-cell>
          <table:table-cell office:value-type="float" office:value="0.551558799" calcext:value-type="float">
            <text:p>0.5515587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29256264" calcext:value-type="float">
            <text:p>0.129256264</text:p>
          </table:table-cell>
          <table:table-cell office:value-type="float" office:value="0.739479749" calcext:value-type="float">
            <text:p>0.739479749</text:p>
          </table:table-cell>
          <table:table-cell office:value-type="float" office:value="0.593557429" calcext:value-type="float">
            <text:p>0.593557429</text:p>
          </table:table-cell>
          <table:table-cell office:value-type="float" office:value="0.469143447" calcext:value-type="float">
            <text:p>0.4691434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9200832" calcext:value-type="float">
            <text:p>0.129200832</text:p>
          </table:table-cell>
          <table:table-cell office:value-type="float" office:value="0.791261887" calcext:value-type="float">
            <text:p>0.791261887</text:p>
          </table:table-cell>
          <table:table-cell office:value-type="float" office:value="0.594492626" calcext:value-type="float">
            <text:p>0.594492626</text:p>
          </table:table-cell>
          <table:table-cell office:value-type="float" office:value="0.47197884" calcext:value-type="float">
            <text:p>0.471978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9573361" calcext:value-type="float">
            <text:p>0.129573361</text:p>
          </table:table-cell>
          <table:table-cell office:value-type="float" office:value="0.798785782" calcext:value-type="float">
            <text:p>0.798785782</text:p>
          </table:table-cell>
          <table:table-cell office:value-type="float" office:value="0.604987217" calcext:value-type="float">
            <text:p>0.604987217</text:p>
          </table:table-cell>
          <table:table-cell office:value-type="float" office:value="0.446676665" calcext:value-type="float">
            <text:p>0.4466766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29542962" calcext:value-type="float">
            <text:p>0.129542962</text:p>
          </table:table-cell>
          <table:table-cell office:value-type="float" office:value="0.629758314" calcext:value-type="float">
            <text:p>0.629758314</text:p>
          </table:table-cell>
          <table:table-cell office:value-type="float" office:value="0.662236293" calcext:value-type="float">
            <text:p>0.662236293</text:p>
          </table:table-cell>
          <table:table-cell office:value-type="float" office:value="0.572537252" calcext:value-type="float">
            <text:p>0.5725372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9520909" calcext:value-type="float">
            <text:p>0.129520909</text:p>
          </table:table-cell>
          <table:table-cell office:value-type="float" office:value="0.794018602" calcext:value-type="float">
            <text:p>0.794018602</text:p>
          </table:table-cell>
          <table:table-cell office:value-type="float" office:value="0.59664793" calcext:value-type="float">
            <text:p>0.59664793</text:p>
          </table:table-cell>
          <table:table-cell office:value-type="float" office:value="0.447561198" calcext:value-type="float">
            <text:p>0.4475611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9706279" calcext:value-type="float">
            <text:p>0.129706279</text:p>
          </table:table-cell>
          <table:table-cell office:value-type="float" office:value="0.63060768" calcext:value-type="float">
            <text:p>0.63060768</text:p>
          </table:table-cell>
          <table:table-cell office:value-type="float" office:value="0.646222907" calcext:value-type="float">
            <text:p>0.646222907</text:p>
          </table:table-cell>
          <table:table-cell office:value-type="float" office:value="0.548773473" calcext:value-type="float">
            <text:p>0.5487734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29856483" calcext:value-type="float">
            <text:p>0.129856483</text:p>
          </table:table-cell>
          <table:table-cell office:value-type="float" office:value="0.627185777" calcext:value-type="float">
            <text:p>0.627185777</text:p>
          </table:table-cell>
          <table:table-cell office:value-type="float" office:value="0.614125206" calcext:value-type="float">
            <text:p>0.614125206</text:p>
          </table:table-cell>
          <table:table-cell office:value-type="float" office:value="0.521728459" calcext:value-type="float">
            <text:p>0.5217284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28950492" calcext:value-type="float">
            <text:p>0.128950492</text:p>
          </table:table-cell>
          <table:table-cell office:value-type="float" office:value="0.794900154" calcext:value-type="float">
            <text:p>0.794900154</text:p>
          </table:table-cell>
          <table:table-cell office:value-type="float" office:value="0.625904873" calcext:value-type="float">
            <text:p>0.625904873</text:p>
          </table:table-cell>
          <table:table-cell office:value-type="float" office:value="0.449118072" calcext:value-type="float">
            <text:p>0.4491180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29721776" calcext:value-type="float">
            <text:p>0.129721776</text:p>
          </table:table-cell>
          <table:table-cell office:value-type="float" office:value="0.801684952" calcext:value-type="float">
            <text:p>0.801684952</text:p>
          </table:table-cell>
          <table:table-cell office:value-type="float" office:value="0.598848533" calcext:value-type="float">
            <text:p>0.598848533</text:p>
          </table:table-cell>
          <table:table-cell office:value-type="float" office:value="0.446426326" calcext:value-type="float">
            <text:p>0.4464263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30369083" calcext:value-type="float">
            <text:p>0.130369083</text:p>
          </table:table-cell>
          <table:table-cell office:value-type="float" office:value="0.68303772" calcext:value-type="float">
            <text:p>0.68303772</text:p>
          </table:table-cell>
          <table:table-cell office:value-type="float" office:value="0.612193419" calcext:value-type="float">
            <text:p>0.612193419</text:p>
          </table:table-cell>
          <table:table-cell office:value-type="float" office:value="0.547149247" calcext:value-type="float">
            <text:p>0.5471492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28940955" calcext:value-type="float">
            <text:p>0.128940955</text:p>
          </table:table-cell>
          <table:table-cell office:value-type="float" office:value="0.770129057" calcext:value-type="float">
            <text:p>0.770129057</text:p>
          </table:table-cell>
          <table:table-cell office:value-type="float" office:value="0.595418286" calcext:value-type="float">
            <text:p>0.595418286</text:p>
          </table:table-cell>
          <table:table-cell office:value-type="float" office:value="0.456151421" calcext:value-type="float">
            <text:p>0.4561514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2931408" calcext:value-type="float">
            <text:p>0.12931408</text:p>
          </table:table-cell>
          <table:table-cell office:value-type="float" office:value="0.798279738" calcext:value-type="float">
            <text:p>0.798279738</text:p>
          </table:table-cell>
          <table:table-cell office:value-type="float" office:value="0.598428321" calcext:value-type="float">
            <text:p>0.598428321</text:p>
          </table:table-cell>
          <table:table-cell office:value-type="float" office:value="0.457283313" calcext:value-type="float">
            <text:p>0.4572833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29588262" calcext:value-type="float">
            <text:p>0.129588262</text:p>
          </table:table-cell>
          <table:table-cell office:value-type="float" office:value="0.801011419" calcext:value-type="float">
            <text:p>0.801011419</text:p>
          </table:table-cell>
          <table:table-cell office:value-type="float" office:value="0.596728992" calcext:value-type="float">
            <text:p>0.596728992</text:p>
          </table:table-cell>
          <table:table-cell office:value-type="float" office:value="0.446322614" calcext:value-type="float">
            <text:p>0.4463226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29332558" calcext:value-type="float">
            <text:p>0.129332558</text:p>
          </table:table-cell>
          <table:table-cell office:value-type="float" office:value="0.642678814" calcext:value-type="float">
            <text:p>0.642678814</text:p>
          </table:table-cell>
          <table:table-cell office:value-type="float" office:value="0.710735406" calcext:value-type="float">
            <text:p>0.710735406</text:p>
          </table:table-cell>
          <table:table-cell office:value-type="float" office:value="0.527138177" calcext:value-type="float">
            <text:p>0.5271381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9786149" calcext:value-type="float">
            <text:p>0.129786149</text:p>
          </table:table-cell>
          <table:table-cell office:value-type="float" office:value="0.791045522" calcext:value-type="float">
            <text:p>0.791045522</text:p>
          </table:table-cell>
          <table:table-cell office:value-type="float" office:value="0.596873235" calcext:value-type="float">
            <text:p>0.596873235</text:p>
          </table:table-cell>
          <table:table-cell office:value-type="float" office:value="0.450239831" calcext:value-type="float">
            <text:p>0.4502398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9175202" calcext:value-type="float">
            <text:p>0.129175202</text:p>
          </table:table-cell>
          <table:table-cell office:value-type="float" office:value="0.633053855" calcext:value-type="float">
            <text:p>0.633053855</text:p>
          </table:table-cell>
          <table:table-cell office:value-type="float" office:value="0.683223687" calcext:value-type="float">
            <text:p>0.683223687</text:p>
          </table:table-cell>
          <table:table-cell office:value-type="float" office:value="0.568461486" calcext:value-type="float">
            <text:p>0.5684614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29277126" calcext:value-type="float">
            <text:p>0.129277126</text:p>
          </table:table-cell>
          <table:table-cell office:value-type="float" office:value="0.658468683" calcext:value-type="float">
            <text:p>0.658468683</text:p>
          </table:table-cell>
          <table:table-cell office:value-type="float" office:value="0.599570346" calcext:value-type="float">
            <text:p>0.599570346</text:p>
          </table:table-cell>
          <table:table-cell office:value-type="float" office:value="0.49955076" calcext:value-type="float">
            <text:p>0.499550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27789989" calcext:value-type="float">
            <text:p>0.127789989</text:p>
          </table:table-cell>
          <table:table-cell office:value-type="float" office:value="0.713940348" calcext:value-type="float">
            <text:p>0.713940348</text:p>
          </table:table-cell>
          <table:table-cell office:value-type="float" office:value="0.729700414" calcext:value-type="float">
            <text:p>0.729700414</text:p>
          </table:table-cell>
          <table:table-cell office:value-type="float" office:value="0.508244694" calcext:value-type="float">
            <text:p>0.5082446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27637998" calcext:value-type="float">
            <text:p>0.127637998</text:p>
          </table:table-cell>
          <table:table-cell office:value-type="float" office:value="0.63791521" calcext:value-type="float">
            <text:p>0.63791521</text:p>
          </table:table-cell>
          <table:table-cell office:value-type="float" office:value="0.677093944" calcext:value-type="float">
            <text:p>0.677093944</text:p>
          </table:table-cell>
          <table:table-cell office:value-type="float" office:value="0.564661093" calcext:value-type="float">
            <text:p>0.5646610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28478423" calcext:value-type="float">
            <text:p>0.128478423</text:p>
          </table:table-cell>
          <table:table-cell office:value-type="float" office:value="0.649487454" calcext:value-type="float">
            <text:p>0.649487454</text:p>
          </table:table-cell>
          <table:table-cell office:value-type="float" office:value="0.717520203" calcext:value-type="float">
            <text:p>0.717520203</text:p>
          </table:table-cell>
          <table:table-cell office:value-type="float" office:value="0.504206479" calcext:value-type="float">
            <text:p>0.5042064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28743664" calcext:value-type="float">
            <text:p>0.128743664</text:p>
          </table:table-cell>
          <table:table-cell office:value-type="float" office:value="0.750231236" calcext:value-type="float">
            <text:p>0.750231236</text:p>
          </table:table-cell>
          <table:table-cell office:value-type="float" office:value="0.593601536" calcext:value-type="float">
            <text:p>0.593601536</text:p>
          </table:table-cell>
          <table:table-cell office:value-type="float" office:value="0.462245996" calcext:value-type="float">
            <text:p>0.4622459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7112881" calcext:value-type="float">
            <text:p>0.127112881</text:p>
          </table:table-cell>
          <table:table-cell office:value-type="float" office:value="0.703830207" calcext:value-type="float">
            <text:p>0.703830207</text:p>
          </table:table-cell>
          <table:table-cell office:value-type="float" office:value="0.740538924" calcext:value-type="float">
            <text:p>0.740538924</text:p>
          </table:table-cell>
          <table:table-cell office:value-type="float" office:value="0.458925421" calcext:value-type="float">
            <text:p>0.4589254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28151194" calcext:value-type="float">
            <text:p>0.128151194</text:p>
          </table:table-cell>
          <table:table-cell office:value-type="float" office:value="0.634891466" calcext:value-type="float">
            <text:p>0.634891466</text:p>
          </table:table-cell>
          <table:table-cell office:value-type="float" office:value="0.65426417" calcext:value-type="float">
            <text:p>0.65426417</text:p>
          </table:table-cell>
          <table:table-cell office:value-type="float" office:value="0.551192826" calcext:value-type="float">
            <text:p>0.5511928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28487364" calcext:value-type="float">
            <text:p>0.128487364</text:p>
          </table:table-cell>
          <table:table-cell office:value-type="float" office:value="0.804128147" calcext:value-type="float">
            <text:p>0.804128147</text:p>
          </table:table-cell>
          <table:table-cell office:value-type="float" office:value="0.595118474" calcext:value-type="float">
            <text:p>0.595118474</text:p>
          </table:table-cell>
          <table:table-cell office:value-type="float" office:value="0.460185463" calcext:value-type="float">
            <text:p>0.4601854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8040925" calcext:value-type="float">
            <text:p>0.128040925</text:p>
          </table:table-cell>
          <table:table-cell office:value-type="float" office:value="0.63091226" calcext:value-type="float">
            <text:p>0.63091226</text:p>
          </table:table-cell>
          <table:table-cell office:value-type="float" office:value="0.652378279" calcext:value-type="float">
            <text:p>0.652378279</text:p>
          </table:table-cell>
          <table:table-cell office:value-type="float" office:value="0.550246304" calcext:value-type="float">
            <text:p>0.5502463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28880755" calcext:value-type="float">
            <text:p>0.128880755</text:p>
          </table:table-cell>
          <table:table-cell office:value-type="float" office:value="0.631226972" calcext:value-type="float">
            <text:p>0.631226972</text:p>
          </table:table-cell>
          <table:table-cell office:value-type="float" office:value="0.685492836" calcext:value-type="float">
            <text:p>0.685492836</text:p>
          </table:table-cell>
          <table:table-cell office:value-type="float" office:value="0.572607586" calcext:value-type="float">
            <text:p>0.5726075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28549353" calcext:value-type="float">
            <text:p>0.128549353</text:p>
          </table:table-cell>
          <table:table-cell office:value-type="float" office:value="0.718287911" calcext:value-type="float">
            <text:p>0.718287911</text:p>
          </table:table-cell>
          <table:table-cell office:value-type="float" office:value="0.593804192" calcext:value-type="float">
            <text:p>0.593804192</text:p>
          </table:table-cell>
          <table:table-cell office:value-type="float" office:value="0.474140701" calcext:value-type="float">
            <text:p>0.4741407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28324643" calcext:value-type="float">
            <text:p>0.128324643</text:p>
          </table:table-cell>
          <table:table-cell office:value-type="float" office:value="0.793780779" calcext:value-type="float">
            <text:p>0.793780779</text:p>
          </table:table-cell>
          <table:table-cell office:value-type="float" office:value="0.601870489" calcext:value-type="float">
            <text:p>0.601870489</text:p>
          </table:table-cell>
          <table:table-cell office:value-type="float" office:value="0.450142676" calcext:value-type="float">
            <text:p>0.4501426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8437296" calcext:value-type="float">
            <text:p>0.128437296</text:p>
          </table:table-cell>
          <table:table-cell office:value-type="float" office:value="0.625528768" calcext:value-type="float">
            <text:p>0.625528768</text:p>
          </table:table-cell>
          <table:table-cell office:value-type="float" office:value="0.640434103" calcext:value-type="float">
            <text:p>0.640434103</text:p>
          </table:table-cell>
          <table:table-cell office:value-type="float" office:value="0.544746583" calcext:value-type="float">
            <text:p>0.5447465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27894894" calcext:value-type="float">
            <text:p>0.127894894</text:p>
          </table:table-cell>
          <table:table-cell office:value-type="float" office:value="0.643810707" calcext:value-type="float">
            <text:p>0.643810707</text:p>
          </table:table-cell>
          <table:table-cell office:value-type="float" office:value="0.689999543" calcext:value-type="float">
            <text:p>0.689999543</text:p>
          </table:table-cell>
          <table:table-cell office:value-type="float" office:value="0.573085615" calcext:value-type="float">
            <text:p>0.5730856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28147021" calcext:value-type="float">
            <text:p>0.128147021</text:p>
          </table:table-cell>
          <table:table-cell office:value-type="float" office:value="0.746552437" calcext:value-type="float">
            <text:p>0.746552437</text:p>
          </table:table-cell>
          <table:table-cell office:value-type="float" office:value="0.73355147" calcext:value-type="float">
            <text:p>0.73355147</text:p>
          </table:table-cell>
          <table:table-cell office:value-type="float" office:value="0.459713991" calcext:value-type="float">
            <text:p>0.45971399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28283516" calcext:value-type="float">
            <text:p>0.128283516</text:p>
          </table:table-cell>
          <table:table-cell office:value-type="float" office:value="0.766922923" calcext:value-type="float">
            <text:p>0.766922923</text:p>
          </table:table-cell>
          <table:table-cell office:value-type="float" office:value="0.71043321" calcext:value-type="float">
            <text:p>0.71043321</text:p>
          </table:table-cell>
          <table:table-cell office:value-type="float" office:value="0.455659682" calcext:value-type="float">
            <text:p>0.4556596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8578559" calcext:value-type="float">
            <text:p>0.128578559</text:p>
          </table:table-cell>
          <table:table-cell office:value-type="float" office:value="0.701029384" calcext:value-type="float">
            <text:p>0.701029384</text:p>
          </table:table-cell>
          <table:table-cell office:value-type="float" office:value="0.611203982" calcext:value-type="float">
            <text:p>0.611203982</text:p>
          </table:table-cell>
          <table:table-cell office:value-type="float" office:value="0.545659726" calcext:value-type="float">
            <text:p>0.545659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28130928" calcext:value-type="float">
            <text:p>0.128130928</text:p>
          </table:table-cell>
          <table:table-cell office:value-type="float" office:value="0.637445526" calcext:value-type="float">
            <text:p>0.637445526</text:p>
          </table:table-cell>
          <table:table-cell office:value-type="float" office:value="0.680134377" calcext:value-type="float">
            <text:p>0.680134377</text:p>
          </table:table-cell>
          <table:table-cell office:value-type="float" office:value="0.566393801" calcext:value-type="float">
            <text:p>0.5663938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845935" calcext:value-type="float">
            <text:p>0.12845935</text:p>
          </table:table-cell>
          <table:table-cell office:value-type="float" office:value="0.630943254" calcext:value-type="float">
            <text:p>0.630943254</text:p>
          </table:table-cell>
          <table:table-cell office:value-type="float" office:value="0.661103208" calcext:value-type="float">
            <text:p>0.661103208</text:p>
          </table:table-cell>
          <table:table-cell office:value-type="float" office:value="0.553876228" calcext:value-type="float">
            <text:p>0.5538762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27668992" calcext:value-type="float">
            <text:p>0.127668992</text:p>
          </table:table-cell>
          <table:table-cell office:value-type="float" office:value="0.634157733" calcext:value-type="float">
            <text:p>0.634157733</text:p>
          </table:table-cell>
          <table:table-cell office:value-type="float" office:value="0.670798501" calcext:value-type="float">
            <text:p>0.670798501</text:p>
          </table:table-cell>
          <table:table-cell office:value-type="float" office:value="0.561946697" calcext:value-type="float">
            <text:p>0.5619466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2815477" calcext:value-type="float">
            <text:p>0.12815477</text:p>
          </table:table-cell>
          <table:table-cell office:value-type="float" office:value="0.638753252" calcext:value-type="float">
            <text:p>0.638753252</text:p>
          </table:table-cell>
          <table:table-cell office:value-type="float" office:value="0.674986324" calcext:value-type="float">
            <text:p>0.674986324</text:p>
          </table:table-cell>
          <table:table-cell office:value-type="float" office:value="0.562481351" calcext:value-type="float">
            <text:p>0.5624813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27902642" calcext:value-type="float">
            <text:p>0.127902642</text:p>
          </table:table-cell>
          <table:table-cell office:value-type="float" office:value="0.632250384" calcext:value-type="float">
            <text:p>0.632250384</text:p>
          </table:table-cell>
          <table:table-cell office:value-type="float" office:value="0.65289982" calcext:value-type="float">
            <text:p>0.65289982</text:p>
          </table:table-cell>
          <table:table-cell office:value-type="float" office:value="0.551802582" calcext:value-type="float">
            <text:p>0.5518025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8224507" calcext:value-type="float">
            <text:p>0.128224507</text:p>
          </table:table-cell>
          <table:table-cell office:value-type="float" office:value="0.646793323" calcext:value-type="float">
            <text:p>0.646793323</text:p>
          </table:table-cell>
          <table:table-cell office:value-type="float" office:value="0.695985639" calcext:value-type="float">
            <text:p>0.695985639</text:p>
          </table:table-cell>
          <table:table-cell office:value-type="float" office:value="0.570105978" calcext:value-type="float">
            <text:p>0.5701059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27842442" calcext:value-type="float">
            <text:p>0.127842442</text:p>
          </table:table-cell>
          <table:table-cell office:value-type="float" office:value="0.69905349" calcext:value-type="float">
            <text:p>0.69905349</text:p>
          </table:table-cell>
          <table:table-cell office:value-type="float" office:value="0.732932774" calcext:value-type="float">
            <text:p>0.732932774</text:p>
          </table:table-cell>
          <table:table-cell office:value-type="float" office:value="0.500543773" calcext:value-type="float">
            <text:p>0.5005437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28235832" calcext:value-type="float">
            <text:p>0.128235832</text:p>
          </table:table-cell>
          <table:table-cell office:value-type="float" office:value="0.633469896" calcext:value-type="float">
            <text:p>0.633469896</text:p>
          </table:table-cell>
          <table:table-cell office:value-type="float" office:value="0.661012013" calcext:value-type="float">
            <text:p>0.661012013</text:p>
          </table:table-cell>
          <table:table-cell office:value-type="float" office:value="0.554161138" calcext:value-type="float">
            <text:p>0.554161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27508655" calcext:value-type="float">
            <text:p>0.127508655</text:p>
          </table:table-cell>
          <table:table-cell office:value-type="float" office:value="0.731756774" calcext:value-type="float">
            <text:p>0.731756774</text:p>
          </table:table-cell>
          <table:table-cell office:value-type="float" office:value="0.740037649" calcext:value-type="float">
            <text:p>0.740037649</text:p>
          </table:table-cell>
          <table:table-cell office:value-type="float" office:value="0.473645386" calcext:value-type="float">
            <text:p>0.4736453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27784625" calcext:value-type="float">
            <text:p>0.127784625</text:p>
          </table:table-cell>
          <table:table-cell office:value-type="float" office:value="0.66963919" calcext:value-type="float">
            <text:p>0.66963919</text:p>
          </table:table-cell>
          <table:table-cell office:value-type="float" office:value="0.710703219" calcext:value-type="float">
            <text:p>0.710703219</text:p>
          </table:table-cell>
          <table:table-cell office:value-type="float" office:value="0.55515892" calcext:value-type="float">
            <text:p>0.555158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27315536" calcext:value-type="float">
            <text:p>0.127315536</text:p>
          </table:table-cell>
          <table:table-cell office:value-type="float" office:value="0.735661475" calcext:value-type="float">
            <text:p>0.735661475</text:p>
          </table:table-cell>
          <table:table-cell office:value-type="float" office:value="0.725120989" calcext:value-type="float">
            <text:p>0.725120989</text:p>
          </table:table-cell>
          <table:table-cell office:value-type="float" office:value="0.451752597" calcext:value-type="float">
            <text:p>0.4517525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8608361" calcext:value-type="float">
            <text:p>0.128608361</text:p>
          </table:table-cell>
          <table:table-cell office:value-type="float" office:value="0.72809228" calcext:value-type="float">
            <text:p>0.72809228</text:p>
          </table:table-cell>
          <table:table-cell office:value-type="float" office:value="0.593909096" calcext:value-type="float">
            <text:p>0.593909096</text:p>
          </table:table-cell>
          <table:table-cell office:value-type="float" office:value="0.46998566" calcext:value-type="float">
            <text:p>0.469985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28054038" calcext:value-type="float">
            <text:p>0.128054038</text:p>
          </table:table-cell>
          <table:table-cell office:value-type="float" office:value="0.80196271" calcext:value-type="float">
            <text:p>0.80196271</text:p>
          </table:table-cell>
          <table:table-cell office:value-type="float" office:value="0.603313518" calcext:value-type="float">
            <text:p>0.603313518</text:p>
          </table:table-cell>
          <table:table-cell office:value-type="float" office:value="0.445624643" calcext:value-type="float">
            <text:p>0.4456246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27772108" calcext:value-type="float">
            <text:p>0.127772108</text:p>
          </table:table-cell>
          <table:table-cell office:value-type="float" office:value="0.792340731" calcext:value-type="float">
            <text:p>0.792340731</text:p>
          </table:table-cell>
          <table:table-cell office:value-type="float" office:value="0.630813912" calcext:value-type="float">
            <text:p>0.630813912</text:p>
          </table:table-cell>
          <table:table-cell office:value-type="float" office:value="0.448485666" calcext:value-type="float">
            <text:p>0.4484856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27398387" calcext:value-type="float">
            <text:p>0.127398387</text:p>
          </table:table-cell>
          <table:table-cell office:value-type="float" office:value="0.627820567" calcext:value-type="float">
            <text:p>0.627820567</text:p>
          </table:table-cell>
          <table:table-cell office:value-type="float" office:value="0.622285083" calcext:value-type="float">
            <text:p>0.622285083</text:p>
          </table:table-cell>
          <table:table-cell office:value-type="float" office:value="0.529013935" calcext:value-type="float">
            <text:p>0.5290139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27944365" calcext:value-type="float">
            <text:p>0.127944365</text:p>
          </table:table-cell>
          <table:table-cell office:value-type="float" office:value="0.801740384" calcext:value-type="float">
            <text:p>0.801740384</text:p>
          </table:table-cell>
          <table:table-cell office:value-type="float" office:value="0.598353815" calcext:value-type="float">
            <text:p>0.598353815</text:p>
          </table:table-cell>
          <table:table-cell office:value-type="float" office:value="0.456411893" calcext:value-type="float">
            <text:p>0.4564118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27027646" calcext:value-type="float">
            <text:p>0.127027646</text:p>
          </table:table-cell>
          <table:table-cell office:value-type="float" office:value="0.648070055" calcext:value-type="float">
            <text:p>0.648070055</text:p>
          </table:table-cell>
          <table:table-cell office:value-type="float" office:value="0.694514596" calcext:value-type="float">
            <text:p>0.694514596</text:p>
          </table:table-cell>
          <table:table-cell office:value-type="float" office:value="0.570551225" calcext:value-type="float">
            <text:p>0.5705512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26477495" calcext:value-type="float">
            <text:p>0.126477495</text:p>
          </table:table-cell>
          <table:table-cell office:value-type="float" office:value="0.682969771" calcext:value-type="float">
            <text:p>0.682969771</text:p>
          </table:table-cell>
          <table:table-cell office:value-type="float" office:value="0.733760087" calcext:value-type="float">
            <text:p>0.733760087</text:p>
          </table:table-cell>
          <table:table-cell office:value-type="float" office:value="0.497033059" calcext:value-type="float">
            <text:p>0.4970330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27008572" calcext:value-type="float">
            <text:p>0.127008572</text:p>
          </table:table-cell>
          <table:table-cell office:value-type="float" office:value="0.624208525" calcext:value-type="float">
            <text:p>0.624208525</text:p>
          </table:table-cell>
          <table:table-cell office:value-type="float" office:value="0.62401779" calcext:value-type="float">
            <text:p>0.62401779</text:p>
          </table:table-cell>
          <table:table-cell office:value-type="float" office:value="0.532543723" calcext:value-type="float">
            <text:p>0.5325437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27714888" calcext:value-type="float">
            <text:p>0.127714888</text:p>
          </table:table-cell>
          <table:table-cell office:value-type="float" office:value="0.632472114" calcext:value-type="float">
            <text:p>0.632472114</text:p>
          </table:table-cell>
          <table:table-cell office:value-type="float" office:value="0.613209082" calcext:value-type="float">
            <text:p>0.613209082</text:p>
          </table:table-cell>
          <table:table-cell office:value-type="float" office:value="0.519307318" calcext:value-type="float">
            <text:p>0.5193073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27467528" calcext:value-type="float">
            <text:p>0.127467528</text:p>
          </table:table-cell>
          <table:table-cell office:value-type="float" office:value="0.782158468" calcext:value-type="float">
            <text:p>0.782158468</text:p>
          </table:table-cell>
          <table:table-cell office:value-type="float" office:value="0.616262033" calcext:value-type="float">
            <text:p>0.616262033</text:p>
          </table:table-cell>
          <table:table-cell office:value-type="float" office:value="0.445476227" calcext:value-type="float">
            <text:p>0.445476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7213016" calcext:value-type="float">
            <text:p>0.127213016</text:p>
          </table:table-cell>
          <table:table-cell office:value-type="float" office:value="0.699138129" calcext:value-type="float">
            <text:p>0.699138129</text:p>
          </table:table-cell>
          <table:table-cell office:value-type="float" office:value="0.721734848" calcext:value-type="float">
            <text:p>0.721734848</text:p>
          </table:table-cell>
          <table:table-cell office:value-type="float" office:value="0.526700083" calcext:value-type="float">
            <text:p>0.5267000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27512828" calcext:value-type="float">
            <text:p>0.127512828</text:p>
          </table:table-cell>
          <table:table-cell office:value-type="float" office:value="0.629234985" calcext:value-type="float">
            <text:p>0.629234985</text:p>
          </table:table-cell>
          <table:table-cell office:value-type="float" office:value="0.648460465" calcext:value-type="float">
            <text:p>0.648460465</text:p>
          </table:table-cell>
          <table:table-cell office:value-type="float" office:value="0.545576876" calcext:value-type="float">
            <text:p>0.5455768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27297059" calcext:value-type="float">
            <text:p>0.127297059</text:p>
          </table:table-cell>
          <table:table-cell office:value-type="float" office:value="0.628737882" calcext:value-type="float">
            <text:p>0.628737882</text:p>
          </table:table-cell>
          <table:table-cell office:value-type="float" office:value="0.641139226" calcext:value-type="float">
            <text:p>0.641139226</text:p>
          </table:table-cell>
          <table:table-cell office:value-type="float" office:value="0.542650884" calcext:value-type="float">
            <text:p>0.5426508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7265469" calcext:value-type="float">
            <text:p>0.127265469</text:p>
          </table:table-cell>
          <table:table-cell office:value-type="float" office:value="0.704048956" calcext:value-type="float">
            <text:p>0.704048956</text:p>
          </table:table-cell>
          <table:table-cell office:value-type="float" office:value="0.722546068" calcext:value-type="float">
            <text:p>0.722546068</text:p>
          </table:table-cell>
          <table:table-cell office:value-type="float" office:value="0.522400799" calcext:value-type="float">
            <text:p>0.5224007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6584187" calcext:value-type="float">
            <text:p>0.126584187</text:p>
          </table:table-cell>
          <table:table-cell office:value-type="float" office:value="0.688319884" calcext:value-type="float">
            <text:p>0.688319884</text:p>
          </table:table-cell>
          <table:table-cell office:value-type="float" office:value="0.734380571" calcext:value-type="float">
            <text:p>0.734380571</text:p>
          </table:table-cell>
          <table:table-cell office:value-type="float" office:value="0.494896232" calcext:value-type="float">
            <text:p>0.4948962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7544418" calcext:value-type="float">
            <text:p>0.127544418</text:p>
          </table:table-cell>
          <table:table-cell office:value-type="float" office:value="0.79579482" calcext:value-type="float">
            <text:p>0.79579482</text:p>
          </table:table-cell>
          <table:table-cell office:value-type="float" office:value="0.629463867" calcext:value-type="float">
            <text:p>0.629463867</text:p>
          </table:table-cell>
          <table:table-cell office:value-type="float" office:value="0.448159033" calcext:value-type="float">
            <text:p>0.4481590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27612964" calcext:value-type="float">
            <text:p>0.127612964</text:p>
          </table:table-cell>
          <table:table-cell office:value-type="float" office:value="0.792411064" calcext:value-type="float">
            <text:p>0.792411064</text:p>
          </table:table-cell>
          <table:table-cell office:value-type="float" office:value="0.593810152" calcext:value-type="float">
            <text:p>0.593810152</text:p>
          </table:table-cell>
          <table:table-cell office:value-type="float" office:value="0.470619854" calcext:value-type="float">
            <text:p>0.4706198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27689258" calcext:value-type="float">
            <text:p>0.127689258</text:p>
          </table:table-cell>
          <table:table-cell office:value-type="float" office:value="0.803873635" calcext:value-type="float">
            <text:p>0.803873635</text:p>
          </table:table-cell>
          <table:table-cell office:value-type="float" office:value="0.601379943" calcext:value-type="float">
            <text:p>0.601379943</text:p>
          </table:table-cell>
          <table:table-cell office:value-type="float" office:value="0.445234233" calcext:value-type="float">
            <text:p>0.4452342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26663462" calcext:value-type="float">
            <text:p>0.126663462</text:p>
          </table:table-cell>
          <table:table-cell office:value-type="float" office:value="0.770489069" calcext:value-type="float">
            <text:p>0.770489069</text:p>
          </table:table-cell>
          <table:table-cell office:value-type="float" office:value="0.651344139" calcext:value-type="float">
            <text:p>0.651344139</text:p>
          </table:table-cell>
          <table:table-cell office:value-type="float" office:value="0.445171648" calcext:value-type="float">
            <text:p>0.4451716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26473919" calcext:value-type="float">
            <text:p>0.126473919</text:p>
          </table:table-cell>
          <table:table-cell office:value-type="float" office:value="0.644617754" calcext:value-type="float">
            <text:p>0.644617754</text:p>
          </table:table-cell>
          <table:table-cell office:value-type="float" office:value="0.695229256" calcext:value-type="float">
            <text:p>0.695229256</text:p>
          </table:table-cell>
          <table:table-cell office:value-type="float" office:value="0.571919152" calcext:value-type="float">
            <text:p>0.5719191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26877442" calcext:value-type="float">
            <text:p>0.126877442</text:p>
          </table:table-cell>
          <table:table-cell office:value-type="float" office:value="0.772220584" calcext:value-type="float">
            <text:p>0.772220584</text:p>
          </table:table-cell>
          <table:table-cell office:value-type="float" office:value="0.69866904" calcext:value-type="float">
            <text:p>0.69866904</text:p>
          </table:table-cell>
          <table:table-cell office:value-type="float" office:value="0.452831442" calcext:value-type="float">
            <text:p>0.4528314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26584783" calcext:value-type="float">
            <text:p>0.126584783</text:p>
          </table:table-cell>
          <table:table-cell office:value-type="float" office:value="0.673684558" calcext:value-type="float">
            <text:p>0.673684558</text:p>
          </table:table-cell>
          <table:table-cell office:value-type="float" office:value="0.710927929" calcext:value-type="float">
            <text:p>0.710927929</text:p>
          </table:table-cell>
          <table:table-cell office:value-type="float" office:value="0.554151601" calcext:value-type="float">
            <text:p>0.5541516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27643958" calcext:value-type="float">
            <text:p>0.127643958</text:p>
          </table:table-cell>
          <table:table-cell office:value-type="float" office:value="0.798902607" calcext:value-type="float">
            <text:p>0.798902607</text:p>
          </table:table-cell>
          <table:table-cell office:value-type="float" office:value="0.597136688" calcext:value-type="float">
            <text:p>0.597136688</text:p>
          </table:table-cell>
          <table:table-cell office:value-type="float" office:value="0.445496493" calcext:value-type="float">
            <text:p>0.44549649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26358882" calcext:value-type="float">
            <text:p>0.126358882</text:p>
          </table:table-cell>
          <table:table-cell office:value-type="float" office:value="0.699129188" calcext:value-type="float">
            <text:p>0.699129188</text:p>
          </table:table-cell>
          <table:table-cell office:value-type="float" office:value="0.724514809" calcext:value-type="float">
            <text:p>0.724514809</text:p>
          </table:table-cell>
          <table:table-cell office:value-type="float" office:value="0.52596933" calcext:value-type="float">
            <text:p>0.525969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27418056" calcext:value-type="float">
            <text:p>0.127418056</text:p>
          </table:table-cell>
          <table:table-cell office:value-type="float" office:value="0.65661319" calcext:value-type="float">
            <text:p>0.65661319</text:p>
          </table:table-cell>
          <table:table-cell office:value-type="float" office:value="0.6003613" calcext:value-type="float">
            <text:p>0.6003613</text:p>
          </table:table-cell>
          <table:table-cell office:value-type="float" office:value="0.501166642" calcext:value-type="float">
            <text:p>0.5011666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27886549" calcext:value-type="float">
            <text:p>0.127886549</text:p>
          </table:table-cell>
          <table:table-cell office:value-type="float" office:value="0.629848913" calcext:value-type="float">
            <text:p>0.629848913</text:p>
          </table:table-cell>
          <table:table-cell office:value-type="float" office:value="0.647713619" calcext:value-type="float">
            <text:p>0.647713619</text:p>
          </table:table-cell>
          <table:table-cell office:value-type="float" office:value="0.547261899" calcext:value-type="float">
            <text:p>0.5472618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28089801" calcext:value-type="float">
            <text:p>0.128089801</text:p>
          </table:table-cell>
          <table:table-cell office:value-type="float" office:value="0.791244005" calcext:value-type="float">
            <text:p>0.791244005</text:p>
          </table:table-cell>
          <table:table-cell office:value-type="float" office:value="0.595422458" calcext:value-type="float">
            <text:p>0.595422458</text:p>
          </table:table-cell>
          <table:table-cell office:value-type="float" office:value="0.447396689" calcext:value-type="float">
            <text:p>0.4473966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28054634" calcext:value-type="float">
            <text:p>0.128054634</text:p>
          </table:table-cell>
          <table:table-cell office:value-type="float" office:value="0.799830055" calcext:value-type="float">
            <text:p>0.799830055</text:p>
          </table:table-cell>
          <table:table-cell office:value-type="float" office:value="0.600430441" calcext:value-type="float">
            <text:p>0.600430441</text:p>
          </table:table-cell>
          <table:table-cell office:value-type="float" office:value="0.445108467" calcext:value-type="float">
            <text:p>0.4451084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27329842" calcext:value-type="float">
            <text:p>0.127329842</text:p>
          </table:table-cell>
          <table:table-cell office:value-type="float" office:value="0.758487673" calcext:value-type="float">
            <text:p>0.758487673</text:p>
          </table:table-cell>
          <table:table-cell office:value-type="float" office:value="0.724079695" calcext:value-type="float">
            <text:p>0.724079695</text:p>
          </table:table-cell>
          <table:table-cell office:value-type="float" office:value="0.454563553" calcext:value-type="float">
            <text:p>0.4545635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26774922" calcext:value-type="float">
            <text:p>0.126774922</text:p>
          </table:table-cell>
          <table:table-cell office:value-type="float" office:value="0.631695465" calcext:value-type="float">
            <text:p>0.631695465</text:p>
          </table:table-cell>
          <table:table-cell office:value-type="float" office:value="0.650783259" calcext:value-type="float">
            <text:p>0.650783259</text:p>
          </table:table-cell>
          <table:table-cell office:value-type="float" office:value="0.548892683" calcext:value-type="float">
            <text:p>0.5488926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27472893" calcext:value-type="float">
            <text:p>0.127472893</text:p>
          </table:table-cell>
          <table:table-cell office:value-type="float" office:value="0.686053715" calcext:value-type="float">
            <text:p>0.686053715</text:p>
          </table:table-cell>
          <table:table-cell office:value-type="float" office:value="0.614222957" calcext:value-type="float">
            <text:p>0.614222957</text:p>
          </table:table-cell>
          <table:table-cell office:value-type="float" office:value="0.521159234" calcext:value-type="float">
            <text:p>0.5211592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27336994" calcext:value-type="float">
            <text:p>0.127336994</text:p>
          </table:table-cell>
          <table:table-cell office:value-type="float" office:value="0.798624253" calcext:value-type="float">
            <text:p>0.798624253</text:p>
          </table:table-cell>
          <table:table-cell office:value-type="float" office:value="0.596584749" calcext:value-type="float">
            <text:p>0.596584749</text:p>
          </table:table-cell>
          <table:table-cell office:value-type="float" office:value="0.444712096" calcext:value-type="float">
            <text:p>0.4447120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26579419" calcext:value-type="float">
            <text:p>0.126579419</text:p>
          </table:table-cell>
          <table:table-cell office:value-type="float" office:value="0.63417025" calcext:value-type="float">
            <text:p>0.63417025</text:p>
          </table:table-cell>
          <table:table-cell office:value-type="float" office:value="0.663714488" calcext:value-type="float">
            <text:p>0.663714488</text:p>
          </table:table-cell>
          <table:table-cell office:value-type="float" office:value="0.55455274" calcext:value-type="float">
            <text:p>0.554552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27025262" calcext:value-type="float">
            <text:p>0.127025262</text:p>
          </table:table-cell>
          <table:table-cell office:value-type="float" office:value="0.804461933" calcext:value-type="float">
            <text:p>0.804461933</text:p>
          </table:table-cell>
          <table:table-cell office:value-type="float" office:value="0.598215532" calcext:value-type="float">
            <text:p>0.598215532</text:p>
          </table:table-cell>
          <table:table-cell office:value-type="float" office:value="0.445196682" calcext:value-type="float">
            <text:p>0.4451966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26240865" calcext:value-type="float">
            <text:p>0.126240865</text:p>
          </table:table-cell>
          <table:table-cell office:value-type="float" office:value="0.628763512" calcext:value-type="float">
            <text:p>0.628763512</text:p>
          </table:table-cell>
          <table:table-cell office:value-type="float" office:value="0.637259559" calcext:value-type="float">
            <text:p>0.637259559</text:p>
          </table:table-cell>
          <table:table-cell office:value-type="float" office:value="0.540286367" calcext:value-type="float">
            <text:p>0.5402863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6660481" calcext:value-type="float">
            <text:p>0.126660481</text:p>
          </table:table-cell>
          <table:table-cell office:value-type="float" office:value="0.717294302" calcext:value-type="float">
            <text:p>0.717294302</text:p>
          </table:table-cell>
          <table:table-cell office:value-type="float" office:value="0.595747303" calcext:value-type="float">
            <text:p>0.595747303</text:p>
          </table:table-cell>
          <table:table-cell office:value-type="float" office:value="0.474984702" calcext:value-type="float">
            <text:p>0.4749847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24619618" calcext:value-type="float">
            <text:p>0.124619618</text:p>
          </table:table-cell>
          <table:table-cell office:value-type="float" office:value="0.697767818" calcext:value-type="float">
            <text:p>0.697767818</text:p>
          </table:table-cell>
          <table:table-cell office:value-type="float" office:value="0.721802798" calcext:value-type="float">
            <text:p>0.721802798</text:p>
          </table:table-cell>
          <table:table-cell office:value-type="float" office:value="0.531462494" calcext:value-type="float">
            <text:p>0.5314624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25638858" calcext:value-type="float">
            <text:p>0.125638858</text:p>
          </table:table-cell>
          <table:table-cell office:value-type="float" office:value="0.806599952" calcext:value-type="float">
            <text:p>0.806599952</text:p>
          </table:table-cell>
          <table:table-cell office:value-type="float" office:value="0.596354675" calcext:value-type="float">
            <text:p>0.596354675</text:p>
          </table:table-cell>
          <table:table-cell office:value-type="float" office:value="0.44983452" calcext:value-type="float">
            <text:p>0.449834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25971452" calcext:value-type="float">
            <text:p>0.125971452</text:p>
          </table:table-cell>
          <table:table-cell office:value-type="float" office:value="0.636481719" calcext:value-type="float">
            <text:p>0.636481719</text:p>
          </table:table-cell>
          <table:table-cell office:value-type="float" office:value="0.609530283" calcext:value-type="float">
            <text:p>0.609530283</text:p>
          </table:table-cell>
          <table:table-cell office:value-type="float" office:value="0.514866771" calcext:value-type="float">
            <text:p>0.5148667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26543656" calcext:value-type="float">
            <text:p>0.126543656</text:p>
          </table:table-cell>
          <table:table-cell office:value-type="float" office:value="0.70317396" calcext:value-type="float">
            <text:p>0.70317396</text:p>
          </table:table-cell>
          <table:table-cell office:value-type="float" office:value="0.595765781" calcext:value-type="float">
            <text:p>0.595765781</text:p>
          </table:table-cell>
          <table:table-cell office:value-type="float" office:value="0.478680191" calcext:value-type="float">
            <text:p>0.4786801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6086488" calcext:value-type="float">
            <text:p>0.126086488</text:p>
          </table:table-cell>
          <table:table-cell office:value-type="float" office:value="0.77147791" calcext:value-type="float">
            <text:p>0.77147791</text:p>
          </table:table-cell>
          <table:table-cell office:value-type="float" office:value="0.703027928" calcext:value-type="float">
            <text:p>0.703027928</text:p>
          </table:table-cell>
          <table:table-cell office:value-type="float" office:value="0.452225262" calcext:value-type="float">
            <text:p>0.4522252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26073972" calcext:value-type="float">
            <text:p>0.126073972</text:p>
          </table:table-cell>
          <table:table-cell office:value-type="float" office:value="0.778598878" calcext:value-type="float">
            <text:p>0.778598878</text:p>
          </table:table-cell>
          <table:table-cell office:value-type="float" office:value="0.595541667" calcext:value-type="float">
            <text:p>0.595541667</text:p>
          </table:table-cell>
          <table:table-cell office:value-type="float" office:value="0.450844222" calcext:value-type="float">
            <text:p>0.4508442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24766842" calcext:value-type="float">
            <text:p>0.124766842</text:p>
          </table:table-cell>
          <table:table-cell office:value-type="float" office:value="0.708922828" calcext:value-type="float">
            <text:p>0.708922828</text:p>
          </table:table-cell>
          <table:table-cell office:value-type="float" office:value="0.74195513" calcext:value-type="float">
            <text:p>0.74195513</text:p>
          </table:table-cell>
          <table:table-cell office:value-type="float" office:value="0.453573519" calcext:value-type="float">
            <text:p>0.4535735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25958935" calcext:value-type="float">
            <text:p>0.125958935</text:p>
          </table:table-cell>
          <table:table-cell office:value-type="float" office:value="0.761915536" calcext:value-type="float">
            <text:p>0.761915536</text:p>
          </table:table-cell>
          <table:table-cell office:value-type="float" office:value="0.718154993" calcext:value-type="float">
            <text:p>0.718154993</text:p>
          </table:table-cell>
          <table:table-cell office:value-type="float" office:value="0.452580506" calcext:value-type="float">
            <text:p>0.4525805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6237884" calcext:value-type="float">
            <text:p>0.126237884</text:p>
          </table:table-cell>
          <table:table-cell office:value-type="float" office:value="0.696993553" calcext:value-type="float">
            <text:p>0.696993553</text:p>
          </table:table-cell>
          <table:table-cell office:value-type="float" office:value="0.594913434" calcext:value-type="float">
            <text:p>0.594913434</text:p>
          </table:table-cell>
          <table:table-cell office:value-type="float" office:value="0.482862053" calcext:value-type="float">
            <text:p>0.4828620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26647368" calcext:value-type="float">
            <text:p>0.126647368</text:p>
          </table:table-cell>
          <table:table-cell office:value-type="float" office:value="0.790314769" calcext:value-type="float">
            <text:p>0.790314769</text:p>
          </table:table-cell>
          <table:table-cell office:value-type="float" office:value="0.643091278" calcext:value-type="float">
            <text:p>0.643091278</text:p>
          </table:table-cell>
          <table:table-cell office:value-type="float" office:value="0.446536594" calcext:value-type="float">
            <text:p>0.4465365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26060262" calcext:value-type="float">
            <text:p>0.126060262</text:p>
          </table:table-cell>
          <table:table-cell office:value-type="float" office:value="0.778482053" calcext:value-type="float">
            <text:p>0.778482053</text:p>
          </table:table-cell>
          <table:table-cell office:value-type="float" office:value="0.682630024" calcext:value-type="float">
            <text:p>0.682630024</text:p>
          </table:table-cell>
          <table:table-cell office:value-type="float" office:value="0.449964458" calcext:value-type="float">
            <text:p>0.4499644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25676408" calcext:value-type="float">
            <text:p>0.125676408</text:p>
          </table:table-cell>
          <table:table-cell office:value-type="float" office:value="0.638529734" calcext:value-type="float">
            <text:p>0.638529734</text:p>
          </table:table-cell>
          <table:table-cell office:value-type="float" office:value="0.675057253" calcext:value-type="float">
            <text:p>0.675057253</text:p>
          </table:table-cell>
          <table:table-cell office:value-type="float" office:value="0.560432143" calcext:value-type="float">
            <text:p>0.5604321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5429645" calcext:value-type="float">
            <text:p>0.125429645</text:p>
          </table:table-cell>
          <table:table-cell office:value-type="float" office:value="0.639285521" calcext:value-type="float">
            <text:p>0.639285521</text:p>
          </table:table-cell>
          <table:table-cell office:value-type="float" office:value="0.678736052" calcext:value-type="float">
            <text:p>0.678736052</text:p>
          </table:table-cell>
          <table:table-cell office:value-type="float" office:value="0.563727684" calcext:value-type="float">
            <text:p>0.5637276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654306" calcext:value-type="float">
            <text:p>0.12654306</text:p>
          </table:table-cell>
          <table:table-cell office:value-type="float" office:value="0.781380031" calcext:value-type="float">
            <text:p>0.781380031</text:p>
          </table:table-cell>
          <table:table-cell office:value-type="float" office:value="0.672502598" calcext:value-type="float">
            <text:p>0.672502598</text:p>
          </table:table-cell>
          <table:table-cell office:value-type="float" office:value="0.449610406" calcext:value-type="float">
            <text:p>0.4496104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26405969" calcext:value-type="float">
            <text:p>0.126405969</text:p>
          </table:table-cell>
          <table:table-cell office:value-type="float" office:value="0.717016544" calcext:value-type="float">
            <text:p>0.717016544</text:p>
          </table:table-cell>
          <table:table-cell office:value-type="float" office:value="0.603847576" calcext:value-type="float">
            <text:p>0.603847576</text:p>
          </table:table-cell>
          <table:table-cell office:value-type="float" office:value="0.544464653" calcext:value-type="float">
            <text:p>0.5444646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6115099" calcext:value-type="float">
            <text:p>0.126115099</text:p>
          </table:table-cell>
          <table:table-cell office:value-type="float" office:value="0.786081646" calcext:value-type="float">
            <text:p>0.786081646</text:p>
          </table:table-cell>
          <table:table-cell office:value-type="float" office:value="0.659596999" calcext:value-type="float">
            <text:p>0.659596999</text:p>
          </table:table-cell>
          <table:table-cell office:value-type="float" office:value="0.449389273" calcext:value-type="float">
            <text:p>0.4493892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26191989" calcext:value-type="float">
            <text:p>0.126191989</text:p>
          </table:table-cell>
          <table:table-cell office:value-type="float" office:value="0.799890852" calcext:value-type="float">
            <text:p>0.799890852</text:p>
          </table:table-cell>
          <table:table-cell office:value-type="float" office:value="0.598154735" calcext:value-type="float">
            <text:p>0.598154735</text:p>
          </table:table-cell>
          <table:table-cell office:value-type="float" office:value="0.445362383" calcext:value-type="float">
            <text:p>0.4453623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26062647" calcext:value-type="float">
            <text:p>0.126062647</text:p>
          </table:table-cell>
          <table:table-cell office:value-type="float" office:value="0.7997329" calcext:value-type="float">
            <text:p>0.7997329</text:p>
          </table:table-cell>
          <table:table-cell office:value-type="float" office:value="0.626454428" calcext:value-type="float">
            <text:p>0.626454428</text:p>
          </table:table-cell>
          <table:table-cell office:value-type="float" office:value="0.444979125" calcext:value-type="float">
            <text:p>0.444979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5857011" calcext:value-type="float">
            <text:p>0.125857011</text:p>
          </table:table-cell>
          <table:table-cell office:value-type="float" office:value="0.745185702" calcext:value-type="float">
            <text:p>0.745185702</text:p>
          </table:table-cell>
          <table:table-cell office:value-type="float" office:value="0.741506307" calcext:value-type="float">
            <text:p>0.741506307</text:p>
          </table:table-cell>
          <table:table-cell office:value-type="float" office:value="0.461463387" calcext:value-type="float">
            <text:p>0.4614633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6678363" calcext:value-type="float">
            <text:p>0.126678363</text:p>
          </table:table-cell>
          <table:table-cell office:value-type="float" office:value="0.799101686" calcext:value-type="float">
            <text:p>0.799101686</text:p>
          </table:table-cell>
          <table:table-cell office:value-type="float" office:value="0.597659421" calcext:value-type="float">
            <text:p>0.597659421</text:p>
          </table:table-cell>
          <table:table-cell office:value-type="float" office:value="0.444334202" calcext:value-type="float">
            <text:p>0.4443342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5707999" calcext:value-type="float">
            <text:p>0.125707999</text:p>
          </table:table-cell>
          <table:table-cell office:value-type="float" office:value="0.772605034" calcext:value-type="float">
            <text:p>0.772605034</text:p>
          </table:table-cell>
          <table:table-cell office:value-type="float" office:value="0.644900876" calcext:value-type="float">
            <text:p>0.644900876</text:p>
          </table:table-cell>
          <table:table-cell office:value-type="float" office:value="0.442470961" calcext:value-type="float">
            <text:p>0.4424709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25691906" calcext:value-type="float">
            <text:p>0.125691906</text:p>
          </table:table-cell>
          <table:table-cell office:value-type="float" office:value="0.741089075" calcext:value-type="float">
            <text:p>0.741089075</text:p>
          </table:table-cell>
          <table:table-cell office:value-type="float" office:value="0.742640584" calcext:value-type="float">
            <text:p>0.742640584</text:p>
          </table:table-cell>
          <table:table-cell office:value-type="float" office:value="0.463246162" calcext:value-type="float">
            <text:p>0.4632461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25541106" calcext:value-type="float">
            <text:p>0.125541106</text:p>
          </table:table-cell>
          <table:table-cell office:value-type="float" office:value="0.707652653" calcext:value-type="float">
            <text:p>0.707652653</text:p>
          </table:table-cell>
          <table:table-cell office:value-type="float" office:value="0.726267186" calcext:value-type="float">
            <text:p>0.726267186</text:p>
          </table:table-cell>
          <table:table-cell office:value-type="float" office:value="0.512967171" calcext:value-type="float">
            <text:p>0.512967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26338616" calcext:value-type="float">
            <text:p>0.126338616</text:p>
          </table:table-cell>
          <table:table-cell office:value-type="float" office:value="0.632271246" calcext:value-type="float">
            <text:p>0.632271246</text:p>
          </table:table-cell>
          <table:table-cell office:value-type="float" office:value="0.68621584" calcext:value-type="float">
            <text:p>0.68621584</text:p>
          </table:table-cell>
          <table:table-cell office:value-type="float" office:value="0.568920442" calcext:value-type="float">
            <text:p>0.5689204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6848236" calcext:value-type="float">
            <text:p>0.126848236</text:p>
          </table:table-cell>
          <table:table-cell office:value-type="float" office:value="0.798705315" calcext:value-type="float">
            <text:p>0.798705315</text:p>
          </table:table-cell>
          <table:table-cell office:value-type="float" office:value="0.609916521" calcext:value-type="float">
            <text:p>0.609916521</text:p>
          </table:table-cell>
          <table:table-cell office:value-type="float" office:value="0.443670803" calcext:value-type="float">
            <text:p>0.4436708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26372591" calcext:value-type="float">
            <text:p>0.126372591</text:p>
          </table:table-cell>
          <table:table-cell office:value-type="float" office:value="0.803805089" calcext:value-type="float">
            <text:p>0.803805089</text:p>
          </table:table-cell>
          <table:table-cell office:value-type="float" office:value="0.598836017" calcext:value-type="float">
            <text:p>0.598836017</text:p>
          </table:table-cell>
          <table:table-cell office:value-type="float" office:value="0.443694048" calcext:value-type="float">
            <text:p>0.4436940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6109734" calcext:value-type="float">
            <text:p>0.126109734</text:p>
          </table:table-cell>
          <table:table-cell office:value-type="float" office:value="0.783547256" calcext:value-type="float">
            <text:p>0.783547256</text:p>
          </table:table-cell>
          <table:table-cell office:value-type="float" office:value="0.66796728" calcext:value-type="float">
            <text:p>0.66796728</text:p>
          </table:table-cell>
          <table:table-cell office:value-type="float" office:value="0.449207479" calcext:value-type="float">
            <text:p>0.4492074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25493422" calcext:value-type="float">
            <text:p>0.125493422</text:p>
          </table:table-cell>
          <table:table-cell office:value-type="float" office:value="0.766027065" calcext:value-type="float">
            <text:p>0.766027065</text:p>
          </table:table-cell>
          <table:table-cell office:value-type="float" office:value="0.718943562" calcext:value-type="float">
            <text:p>0.718943562</text:p>
          </table:table-cell>
          <table:table-cell office:value-type="float" office:value="0.45347696" calcext:value-type="float">
            <text:p>0.453476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26195565" calcext:value-type="float">
            <text:p>0.126195565</text:p>
          </table:table-cell>
          <table:table-cell office:value-type="float" office:value="0.757069678" calcext:value-type="float">
            <text:p>0.757069678</text:p>
          </table:table-cell>
          <table:table-cell office:value-type="float" office:value="0.595182847" calcext:value-type="float">
            <text:p>0.595182847</text:p>
          </table:table-cell>
          <table:table-cell office:value-type="float" office:value="0.459199006" calcext:value-type="float">
            <text:p>0.4591990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26010791" calcext:value-type="float">
            <text:p>0.126010791</text:p>
          </table:table-cell>
          <table:table-cell office:value-type="float" office:value="0.787221883" calcext:value-type="float">
            <text:p>0.787221883</text:p>
          </table:table-cell>
          <table:table-cell office:value-type="float" office:value="0.660066087" calcext:value-type="float">
            <text:p>0.660066087</text:p>
          </table:table-cell>
          <table:table-cell office:value-type="float" office:value="0.448949987" calcext:value-type="float">
            <text:p>0.4489499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27122417" calcext:value-type="float">
            <text:p>0.127122417</text:p>
          </table:table-cell>
          <table:table-cell office:value-type="float" office:value="0.7922096" calcext:value-type="float">
            <text:p>0.7922096</text:p>
          </table:table-cell>
          <table:table-cell office:value-type="float" office:value="0.637894349" calcext:value-type="float">
            <text:p>0.637894349</text:p>
          </table:table-cell>
          <table:table-cell office:value-type="float" office:value="0.445803457" calcext:value-type="float">
            <text:p>0.4458034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5227585" calcext:value-type="float">
            <text:p>0.125227585</text:p>
          </table:table-cell>
          <table:table-cell office:value-type="float" office:value="0.741307824" calcext:value-type="float">
            <text:p>0.741307824</text:p>
          </table:table-cell>
          <table:table-cell office:value-type="float" office:value="0.723432985" calcext:value-type="float">
            <text:p>0.723432985</text:p>
          </table:table-cell>
          <table:table-cell office:value-type="float" office:value="0.449656898" calcext:value-type="float">
            <text:p>0.4496568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2580277" calcext:value-type="float">
            <text:p>0.12580277</text:p>
          </table:table-cell>
          <table:table-cell office:value-type="float" office:value="0.75366208" calcext:value-type="float">
            <text:p>0.75366208</text:p>
          </table:table-cell>
          <table:table-cell office:value-type="float" office:value="0.729810086" calcext:value-type="float">
            <text:p>0.729810086</text:p>
          </table:table-cell>
          <table:table-cell office:value-type="float" office:value="0.454278046" calcext:value-type="float">
            <text:p>0.4542780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5520244" calcext:value-type="float">
            <text:p>0.125520244</text:p>
          </table:table-cell>
          <table:table-cell office:value-type="float" office:value="0.633624868" calcext:value-type="float">
            <text:p>0.633624868</text:p>
          </table:table-cell>
          <table:table-cell office:value-type="float" office:value="0.650026876" calcext:value-type="float">
            <text:p>0.650026876</text:p>
          </table:table-cell>
          <table:table-cell office:value-type="float" office:value="0.546096032" calcext:value-type="float">
            <text:p>0.5460960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5958935" calcext:value-type="float">
            <text:p>0.125958935</text:p>
          </table:table-cell>
          <table:table-cell office:value-type="float" office:value="0.634824709" calcext:value-type="float">
            <text:p>0.634824709</text:p>
          </table:table-cell>
          <table:table-cell office:value-type="float" office:value="0.684961162" calcext:value-type="float">
            <text:p>0.684961162</text:p>
          </table:table-cell>
          <table:table-cell office:value-type="float" office:value="0.568533012" calcext:value-type="float">
            <text:p>0.5685330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5458852" calcext:value-type="float">
            <text:p>0.125458852</text:p>
          </table:table-cell>
          <table:table-cell office:value-type="float" office:value="0.632655696" calcext:value-type="float">
            <text:p>0.632655696</text:p>
          </table:table-cell>
          <table:table-cell office:value-type="float" office:value="0.660512526" calcext:value-type="float">
            <text:p>0.660512526</text:p>
          </table:table-cell>
          <table:table-cell office:value-type="float" office:value="0.551617211" calcext:value-type="float">
            <text:p>0.551617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5419512" calcext:value-type="float">
            <text:p>0.125419512</text:p>
          </table:table-cell>
          <table:table-cell office:value-type="float" office:value="0.736401765" calcext:value-type="float">
            <text:p>0.736401765</text:p>
          </table:table-cell>
          <table:table-cell office:value-type="float" office:value="0.740939467" calcext:value-type="float">
            <text:p>0.740939467</text:p>
          </table:table-cell>
          <table:table-cell office:value-type="float" office:value="0.470588263" calcext:value-type="float">
            <text:p>0.4705882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24933735" calcext:value-type="float">
            <text:p>0.124933735</text:p>
          </table:table-cell>
          <table:table-cell office:value-type="float" office:value="0.646983462" calcext:value-type="float">
            <text:p>0.646983462</text:p>
          </table:table-cell>
          <table:table-cell office:value-type="float" office:value="0.692903482" calcext:value-type="float">
            <text:p>0.692903482</text:p>
          </table:table-cell>
          <table:table-cell office:value-type="float" office:value="0.569394895" calcext:value-type="float">
            <text:p>0.5693948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26658693" calcext:value-type="float">
            <text:p>0.126658693</text:p>
          </table:table-cell>
          <table:table-cell office:value-type="float" office:value="0.782659743" calcext:value-type="float">
            <text:p>0.782659743</text:p>
          </table:table-cell>
          <table:table-cell office:value-type="float" office:value="0.671113213" calcext:value-type="float">
            <text:p>0.671113213</text:p>
          </table:table-cell>
          <table:table-cell office:value-type="float" office:value="0.449085885" calcext:value-type="float">
            <text:p>0.4490858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26596108" calcext:value-type="float">
            <text:p>0.126596108</text:p>
          </table:table-cell>
          <table:table-cell office:value-type="float" office:value="0.788075422" calcext:value-type="float">
            <text:p>0.788075422</text:p>
          </table:table-cell>
          <table:table-cell office:value-type="float" office:value="0.651069957" calcext:value-type="float">
            <text:p>0.651069957</text:p>
          </table:table-cell>
          <table:table-cell office:value-type="float" office:value="0.447712594" calcext:value-type="float">
            <text:p>0.4477125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2535812" calcext:value-type="float">
            <text:p>0.12535812</text:p>
          </table:table-cell>
          <table:table-cell office:value-type="float" office:value="0.722065058" calcext:value-type="float">
            <text:p>0.722065058</text:p>
          </table:table-cell>
          <table:table-cell office:value-type="float" office:value="0.732669918" calcext:value-type="float">
            <text:p>0.732669918</text:p>
          </table:table-cell>
          <table:table-cell office:value-type="float" office:value="0.492008983" calcext:value-type="float">
            <text:p>0.4920089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24987379" calcext:value-type="float">
            <text:p>0.124987379</text:p>
          </table:table-cell>
          <table:table-cell office:value-type="float" office:value="0.642892199" calcext:value-type="float">
            <text:p>0.642892199</text:p>
          </table:table-cell>
          <table:table-cell office:value-type="float" office:value="0.704673613" calcext:value-type="float">
            <text:p>0.704673613</text:p>
          </table:table-cell>
          <table:table-cell office:value-type="float" office:value="0.533998672" calcext:value-type="float">
            <text:p>0.5339986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27499715" calcext:value-type="float">
            <text:p>0.127499715</text:p>
          </table:table-cell>
          <table:table-cell office:value-type="float" office:value="0.801549649" calcext:value-type="float">
            <text:p>0.801549649</text:p>
          </table:table-cell>
          <table:table-cell office:value-type="float" office:value="0.600726676" calcext:value-type="float">
            <text:p>0.600726676</text:p>
          </table:table-cell>
          <table:table-cell office:value-type="float" office:value="0.441845112" calcext:value-type="float">
            <text:p>0.4418451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6703397" calcext:value-type="float">
            <text:p>0.126703397</text:p>
          </table:table-cell>
          <table:table-cell office:value-type="float" office:value="0.678098283" calcext:value-type="float">
            <text:p>0.678098283</text:p>
          </table:table-cell>
          <table:table-cell office:value-type="float" office:value="0.596275401" calcext:value-type="float">
            <text:p>0.596275401</text:p>
          </table:table-cell>
          <table:table-cell office:value-type="float" office:value="0.491581022" calcext:value-type="float">
            <text:p>0.4915810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25805751" calcext:value-type="float">
            <text:p>0.125805751</text:p>
          </table:table-cell>
          <table:table-cell office:value-type="float" office:value="0.661493619" calcext:value-type="float">
            <text:p>0.661493619</text:p>
          </table:table-cell>
          <table:table-cell office:value-type="float" office:value="0.722907272" calcext:value-type="float">
            <text:p>0.722907272</text:p>
          </table:table-cell>
          <table:table-cell office:value-type="float" office:value="0.528495971" calcext:value-type="float">
            <text:p>0.528495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26971618" calcext:value-type="float">
            <text:p>0.126971618</text:p>
          </table:table-cell>
          <table:table-cell office:value-type="float" office:value="0.793490504" calcext:value-type="float">
            <text:p>0.793490504</text:p>
          </table:table-cell>
          <table:table-cell office:value-type="float" office:value="0.595688891" calcext:value-type="float">
            <text:p>0.595688891</text:p>
          </table:table-cell>
          <table:table-cell office:value-type="float" office:value="0.443640404" calcext:value-type="float">
            <text:p>0.4436404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25607863" calcext:value-type="float">
            <text:p>0.125607863</text:p>
          </table:table-cell>
          <table:table-cell office:value-type="float" office:value="0.747441739" calcext:value-type="float">
            <text:p>0.747441739</text:p>
          </table:table-cell>
          <table:table-cell office:value-type="float" office:value="0.737171261" calcext:value-type="float">
            <text:p>0.737171261</text:p>
          </table:table-cell>
          <table:table-cell office:value-type="float" office:value="0.457063372" calcext:value-type="float">
            <text:p>0.4570633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26270667" calcext:value-type="float">
            <text:p>0.126270667</text:p>
          </table:table-cell>
          <table:table-cell office:value-type="float" office:value="0.802977777" calcext:value-type="float">
            <text:p>0.802977777</text:p>
          </table:table-cell>
          <table:table-cell office:value-type="float" office:value="0.597598028" calcext:value-type="float">
            <text:p>0.597598028</text:p>
          </table:table-cell>
          <table:table-cell office:value-type="float" office:value="0.44181233" calcext:value-type="float">
            <text:p>0.441812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5947014" calcext:value-type="float">
            <text:p>0.125947014</text:p>
          </table:table-cell>
          <table:table-cell office:value-type="float" office:value="0.659151156" calcext:value-type="float">
            <text:p>0.659151156</text:p>
          </table:table-cell>
          <table:table-cell office:value-type="float" office:value="0.598849726" calcext:value-type="float">
            <text:p>0.598849726</text:p>
          </table:table-cell>
          <table:table-cell office:value-type="float" office:value="0.494601785" calcext:value-type="float">
            <text:p>0.4946017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26167551" calcext:value-type="float">
            <text:p>0.126167551</text:p>
          </table:table-cell>
          <table:table-cell office:value-type="float" office:value="0.802403188" calcext:value-type="float">
            <text:p>0.802403188</text:p>
          </table:table-cell>
          <table:table-cell office:value-type="float" office:value="0.600581241" calcext:value-type="float">
            <text:p>0.600581241</text:p>
          </table:table-cell>
          <table:table-cell office:value-type="float" office:value="0.442673021" calcext:value-type="float">
            <text:p>0.4426730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25961915" calcext:value-type="float">
            <text:p>0.125961915</text:p>
          </table:table-cell>
          <table:table-cell office:value-type="float" office:value="0.63119121" calcext:value-type="float">
            <text:p>0.63119121</text:p>
          </table:table-cell>
          <table:table-cell office:value-type="float" office:value="0.656179864" calcext:value-type="float">
            <text:p>0.656179864</text:p>
          </table:table-cell>
          <table:table-cell office:value-type="float" office:value="0.550544328" calcext:value-type="float">
            <text:p>0.5505443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26423851" calcext:value-type="float">
            <text:p>0.126423851</text:p>
          </table:table-cell>
          <table:table-cell office:value-type="float" office:value="0.796054101" calcext:value-type="float">
            <text:p>0.796054101</text:p>
          </table:table-cell>
          <table:table-cell office:value-type="float" office:value="0.616951658" calcext:value-type="float">
            <text:p>0.616951658</text:p>
          </table:table-cell>
          <table:table-cell office:value-type="float" office:value="0.443592124" calcext:value-type="float">
            <text:p>0.4435921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25312224" calcext:value-type="float">
            <text:p>0.125312224</text:p>
          </table:table-cell>
          <table:table-cell office:value-type="float" office:value="0.746442765" calcext:value-type="float">
            <text:p>0.746442765</text:p>
          </table:table-cell>
          <table:table-cell office:value-type="float" office:value="0.733211128" calcext:value-type="float">
            <text:p>0.733211128</text:p>
          </table:table-cell>
          <table:table-cell office:value-type="float" office:value="0.455769951" calcext:value-type="float">
            <text:p>0.4557699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24787107" calcext:value-type="float">
            <text:p>0.124787107</text:p>
          </table:table-cell>
          <table:table-cell office:value-type="float" office:value="0.645557123" calcext:value-type="float">
            <text:p>0.645557123</text:p>
          </table:table-cell>
          <table:table-cell office:value-type="float" office:value="0.689508997" calcext:value-type="float">
            <text:p>0.689508997</text:p>
          </table:table-cell>
          <table:table-cell office:value-type="float" office:value="0.567913719" calcext:value-type="float">
            <text:p>0.5679137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5236526" calcext:value-type="float">
            <text:p>0.125236526</text:p>
          </table:table-cell>
          <table:table-cell office:value-type="float" office:value="0.734847872" calcext:value-type="float">
            <text:p>0.734847872</text:p>
          </table:table-cell>
          <table:table-cell office:value-type="float" office:value="0.739128678" calcext:value-type="float">
            <text:p>0.739128678</text:p>
          </table:table-cell>
          <table:table-cell office:value-type="float" office:value="0.470265802" calcext:value-type="float">
            <text:p>0.4702658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26195565" calcext:value-type="float">
            <text:p>0.126195565</text:p>
          </table:table-cell>
          <table:table-cell office:value-type="float" office:value="0.639622884" calcext:value-type="float">
            <text:p>0.639622884</text:p>
          </table:table-cell>
          <table:table-cell office:value-type="float" office:value="0.69598087" calcext:value-type="float">
            <text:p>0.69598087</text:p>
          </table:table-cell>
          <table:table-cell office:value-type="float" office:value="0.557701058" calcext:value-type="float">
            <text:p>0.5577010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4719754" calcext:value-type="float">
            <text:p>0.124719754</text:p>
          </table:table-cell>
          <table:table-cell office:value-type="float" office:value="0.649136382" calcext:value-type="float">
            <text:p>0.649136382</text:p>
          </table:table-cell>
          <table:table-cell office:value-type="float" office:value="0.694897854" calcext:value-type="float">
            <text:p>0.694897854</text:p>
          </table:table-cell>
          <table:table-cell office:value-type="float" office:value="0.568540164" calcext:value-type="float">
            <text:p>0.5685401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25902906" calcext:value-type="float">
            <text:p>0.125902906</text:p>
          </table:table-cell>
          <table:table-cell office:value-type="float" office:value="0.792610144" calcext:value-type="float">
            <text:p>0.792610144</text:p>
          </table:table-cell>
          <table:table-cell office:value-type="float" office:value="0.637953357" calcext:value-type="float">
            <text:p>0.637953357</text:p>
          </table:table-cell>
          <table:table-cell office:value-type="float" office:value="0.445569211" calcext:value-type="float">
            <text:p>0.4455692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25451103" calcext:value-type="float">
            <text:p>0.125451103</text:p>
          </table:table-cell>
          <table:table-cell office:value-type="float" office:value="0.757234187" calcext:value-type="float">
            <text:p>0.757234187</text:p>
          </table:table-cell>
          <table:table-cell office:value-type="float" office:value="0.730725018" calcext:value-type="float">
            <text:p>0.730725018</text:p>
          </table:table-cell>
          <table:table-cell office:value-type="float" office:value="0.450670177" calcext:value-type="float">
            <text:p>0.4506701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24496832" calcext:value-type="float">
            <text:p>0.124496832</text:p>
          </table:table-cell>
          <table:table-cell office:value-type="float" office:value="0.657101352" calcext:value-type="float">
            <text:p>0.657101352</text:p>
          </table:table-cell>
          <table:table-cell office:value-type="float" office:value="0.699530327" calcext:value-type="float">
            <text:p>0.699530327</text:p>
          </table:table-cell>
          <table:table-cell office:value-type="float" office:value="0.566535064" calcext:value-type="float">
            <text:p>0.5665350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26072779" calcext:value-type="float">
            <text:p>0.126072779</text:p>
          </table:table-cell>
          <table:table-cell office:value-type="float" office:value="0.68473228" calcext:value-type="float">
            <text:p>0.68473228</text:p>
          </table:table-cell>
          <table:table-cell office:value-type="float" office:value="0.598148179" calcext:value-type="float">
            <text:p>0.598148179</text:p>
          </table:table-cell>
          <table:table-cell office:value-type="float" office:value="0.486671983" calcext:value-type="float">
            <text:p>0.4866719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26628891" calcext:value-type="float">
            <text:p>0.126628891</text:p>
          </table:table-cell>
          <table:table-cell office:value-type="float" office:value="0.756262035" calcext:value-type="float">
            <text:p>0.756262035</text:p>
          </table:table-cell>
          <table:table-cell office:value-type="float" office:value="0.594130825" calcext:value-type="float">
            <text:p>0.594130825</text:p>
          </table:table-cell>
          <table:table-cell office:value-type="float" office:value="0.459875519" calcext:value-type="float">
            <text:p>0.4598755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26571074" calcext:value-type="float">
            <text:p>0.126571074</text:p>
          </table:table-cell>
          <table:table-cell office:value-type="float" office:value="0.700079882" calcext:value-type="float">
            <text:p>0.700079882</text:p>
          </table:table-cell>
          <table:table-cell office:value-type="float" office:value="0.594809126" calcext:value-type="float">
            <text:p>0.594809126</text:p>
          </table:table-cell>
          <table:table-cell office:value-type="float" office:value="0.47723001" calcext:value-type="float">
            <text:p>0.47723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24689952" calcext:value-type="float">
            <text:p>0.124689952</text:p>
          </table:table-cell>
          <table:table-cell office:value-type="float" office:value="0.66348203" calcext:value-type="float">
            <text:p>0.66348203</text:p>
          </table:table-cell>
          <table:table-cell office:value-type="float" office:value="0.700908387" calcext:value-type="float">
            <text:p>0.700908387</text:p>
          </table:table-cell>
          <table:table-cell office:value-type="float" office:value="0.5631072" calcext:value-type="float">
            <text:p>0.56310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5951782" calcext:value-type="float">
            <text:p>0.125951782</text:p>
          </table:table-cell>
          <table:table-cell office:value-type="float" office:value="0.70258447" calcext:value-type="float">
            <text:p>0.70258447</text:p>
          </table:table-cell>
          <table:table-cell office:value-type="float" office:value="0.594217848" calcext:value-type="float">
            <text:p>0.594217848</text:p>
          </table:table-cell>
          <table:table-cell office:value-type="float" office:value="0.476325807" calcext:value-type="float">
            <text:p>0.4763258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24933735" calcext:value-type="float">
            <text:p>0.124933735</text:p>
          </table:table-cell>
          <table:table-cell office:value-type="float" office:value="0.646314102" calcext:value-type="float">
            <text:p>0.646314102</text:p>
          </table:table-cell>
          <table:table-cell office:value-type="float" office:value="0.690234386" calcext:value-type="float">
            <text:p>0.690234386</text:p>
          </table:table-cell>
          <table:table-cell office:value-type="float" office:value="0.568743416" calcext:value-type="float">
            <text:p>0.5687434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25678197" calcext:value-type="float">
            <text:p>0.125678197</text:p>
          </table:table-cell>
          <table:table-cell office:value-type="float" office:value="0.79263637" calcext:value-type="float">
            <text:p>0.79263637</text:p>
          </table:table-cell>
          <table:table-cell office:value-type="float" office:value="0.633441285" calcext:value-type="float">
            <text:p>0.633441285</text:p>
          </table:table-cell>
          <table:table-cell office:value-type="float" office:value="0.442549639" calcext:value-type="float">
            <text:p>0.4425496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25708595" calcext:value-type="float">
            <text:p>0.125708595</text:p>
          </table:table-cell>
          <table:table-cell office:value-type="float" office:value="0.753944606" calcext:value-type="float">
            <text:p>0.753944606</text:p>
          </table:table-cell>
          <table:table-cell office:value-type="float" office:value="0.732469646" calcext:value-type="float">
            <text:p>0.732469646</text:p>
          </table:table-cell>
          <table:table-cell office:value-type="float" office:value="0.455524976" calcext:value-type="float">
            <text:p>0.4555249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26258746" calcext:value-type="float">
            <text:p>0.126258746</text:p>
          </table:table-cell>
          <table:table-cell office:value-type="float" office:value="0.716950383" calcext:value-type="float">
            <text:p>0.716950383</text:p>
          </table:table-cell>
          <table:table-cell office:value-type="float" office:value="0.596473288" calcext:value-type="float">
            <text:p>0.596473288</text:p>
          </table:table-cell>
          <table:table-cell office:value-type="float" office:value="0.472325739" calcext:value-type="float">
            <text:p>0.4723257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6560942" calcext:value-type="float">
            <text:p>0.126560942</text:p>
          </table:table-cell>
          <table:table-cell office:value-type="float" office:value="0.785119627" calcext:value-type="float">
            <text:p>0.785119627</text:p>
          </table:table-cell>
          <table:table-cell office:value-type="float" office:value="0.593611669" calcext:value-type="float">
            <text:p>0.593611669</text:p>
          </table:table-cell>
          <table:table-cell office:value-type="float" office:value="0.461551602" calcext:value-type="float">
            <text:p>0.4615516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26348749" calcext:value-type="float">
            <text:p>0.126348749</text:p>
          </table:table-cell>
          <table:table-cell office:value-type="float" office:value="0.737283318" calcext:value-type="float">
            <text:p>0.737283318</text:p>
          </table:table-cell>
          <table:table-cell office:value-type="float" office:value="0.595589947" calcext:value-type="float">
            <text:p>0.595589947</text:p>
          </table:table-cell>
          <table:table-cell office:value-type="float" office:value="0.464388784" calcext:value-type="float">
            <text:p>0.4643887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25446931" calcext:value-type="float">
            <text:p>0.125446931</text:p>
          </table:table-cell>
          <table:table-cell office:value-type="float" office:value="0.631400422" calcext:value-type="float">
            <text:p>0.631400422</text:p>
          </table:table-cell>
          <table:table-cell office:value-type="float" office:value="0.652299601" calcext:value-type="float">
            <text:p>0.652299601</text:p>
          </table:table-cell>
          <table:table-cell office:value-type="float" office:value="0.547151035" calcext:value-type="float">
            <text:p>0.5471510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2595059" calcext:value-type="float">
            <text:p>0.12595059</text:p>
          </table:table-cell>
          <table:table-cell office:value-type="float" office:value="0.628413633" calcext:value-type="float">
            <text:p>0.628413633</text:p>
          </table:table-cell>
          <table:table-cell office:value-type="float" office:value="0.676005563" calcext:value-type="float">
            <text:p>0.676005563</text:p>
          </table:table-cell>
          <table:table-cell office:value-type="float" office:value="0.570573875" calcext:value-type="float">
            <text:p>0.570573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26641408" calcext:value-type="float">
            <text:p>0.126641408</text:p>
          </table:table-cell>
          <table:table-cell office:value-type="float" office:value="0.772034618" calcext:value-type="float">
            <text:p>0.772034618</text:p>
          </table:table-cell>
          <table:table-cell office:value-type="float" office:value="0.596765947" calcext:value-type="float">
            <text:p>0.596765947</text:p>
          </table:table-cell>
          <table:table-cell office:value-type="float" office:value="0.451046282" calcext:value-type="float">
            <text:p>0.4510462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6057282" calcext:value-type="float">
            <text:p>0.126057282</text:p>
          </table:table-cell>
          <table:table-cell office:value-type="float" office:value="0.758385153" calcext:value-type="float">
            <text:p>0.758385153</text:p>
          </table:table-cell>
          <table:table-cell office:value-type="float" office:value="0.596237254" calcext:value-type="float">
            <text:p>0.596237254</text:p>
          </table:table-cell>
          <table:table-cell office:value-type="float" office:value="0.455991084" calcext:value-type="float">
            <text:p>0.4559910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24531403" calcext:value-type="float">
            <text:p>0.124531403</text:p>
          </table:table-cell>
          <table:table-cell office:value-type="float" office:value="0.742624491" calcext:value-type="float">
            <text:p>0.742624491</text:p>
          </table:table-cell>
          <table:table-cell office:value-type="float" office:value="0.716140952" calcext:value-type="float">
            <text:p>0.716140952</text:p>
          </table:table-cell>
          <table:table-cell office:value-type="float" office:value="0.451085621" calcext:value-type="float">
            <text:p>0.4510856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4779358" calcext:value-type="float">
            <text:p>0.124779358</text:p>
          </table:table-cell>
          <table:table-cell office:value-type="float" office:value="0.700410092" calcext:value-type="float">
            <text:p>0.700410092</text:p>
          </table:table-cell>
          <table:table-cell office:value-type="float" office:value="0.722386327" calcext:value-type="float">
            <text:p>0.722386327</text:p>
          </table:table-cell>
          <table:table-cell office:value-type="float" office:value="0.518369736" calcext:value-type="float">
            <text:p>0.5183697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4964133" calcext:value-type="float">
            <text:p>0.124964133</text:p>
          </table:table-cell>
          <table:table-cell office:value-type="float" office:value="0.653665144" calcext:value-type="float">
            <text:p>0.653665144</text:p>
          </table:table-cell>
          <table:table-cell office:value-type="float" office:value="0.698906863" calcext:value-type="float">
            <text:p>0.698906863</text:p>
          </table:table-cell>
          <table:table-cell office:value-type="float" office:value="0.566521951" calcext:value-type="float">
            <text:p>0.5665219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25355139" calcext:value-type="float">
            <text:p>0.125355139</text:p>
          </table:table-cell>
          <table:table-cell office:value-type="float" office:value="0.638203101" calcext:value-type="float">
            <text:p>0.638203101</text:p>
          </table:table-cell>
          <table:table-cell office:value-type="float" office:value="0.678590021" calcext:value-type="float">
            <text:p>0.678590021</text:p>
          </table:table-cell>
          <table:table-cell office:value-type="float" office:value="0.564082332" calcext:value-type="float">
            <text:p>0.5640823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26311198" calcext:value-type="float">
            <text:p>0.126311198</text:p>
          </table:table-cell>
          <table:table-cell office:value-type="float" office:value="0.801730848" calcext:value-type="float">
            <text:p>0.801730848</text:p>
          </table:table-cell>
          <table:table-cell office:value-type="float" office:value="0.596789789" calcext:value-type="float">
            <text:p>0.596789789</text:p>
          </table:table-cell>
          <table:table-cell office:value-type="float" office:value="0.440769844" calcext:value-type="float">
            <text:p>0.4407698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5738993" calcext:value-type="float">
            <text:p>0.125738993</text:p>
          </table:table-cell>
          <table:table-cell office:value-type="float" office:value="0.784589742" calcext:value-type="float">
            <text:p>0.784589742</text:p>
          </table:table-cell>
          <table:table-cell office:value-type="float" office:value="0.659636934" calcext:value-type="float">
            <text:p>0.659636934</text:p>
          </table:table-cell>
          <table:table-cell office:value-type="float" office:value="0.443340593" calcext:value-type="float">
            <text:p>0.4433405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25073209" calcext:value-type="float">
            <text:p>0.125073209</text:p>
          </table:table-cell>
          <table:table-cell office:value-type="float" office:value="0.716901507" calcext:value-type="float">
            <text:p>0.716901507</text:p>
          </table:table-cell>
          <table:table-cell office:value-type="float" office:value="0.732101885" calcext:value-type="float">
            <text:p>0.732101885</text:p>
          </table:table-cell>
          <table:table-cell office:value-type="float" office:value="0.490393697" calcext:value-type="float">
            <text:p>0.49039369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25582829" calcext:value-type="float">
            <text:p>0.125582829</text:p>
          </table:table-cell>
          <table:table-cell office:value-type="float" office:value="0.634242372" calcext:value-type="float">
            <text:p>0.634242372</text:p>
          </table:table-cell>
          <table:table-cell office:value-type="float" office:value="0.666900953" calcext:value-type="float">
            <text:p>0.666900953</text:p>
          </table:table-cell>
          <table:table-cell office:value-type="float" office:value="0.554090804" calcext:value-type="float">
            <text:p>0.5540908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25473753" calcext:value-type="float">
            <text:p>0.125473753</text:p>
          </table:table-cell>
          <table:table-cell office:value-type="float" office:value="0.748630851" calcext:value-type="float">
            <text:p>0.748630851</text:p>
          </table:table-cell>
          <table:table-cell office:value-type="float" office:value="0.735602467" calcext:value-type="float">
            <text:p>0.735602467</text:p>
          </table:table-cell>
          <table:table-cell office:value-type="float" office:value="0.455683524" calcext:value-type="float">
            <text:p>0.4556835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24807969" calcext:value-type="float">
            <text:p>0.124807969</text:p>
          </table:table-cell>
          <table:table-cell office:value-type="float" office:value="0.698735201" calcext:value-type="float">
            <text:p>0.698735201</text:p>
          </table:table-cell>
          <table:table-cell office:value-type="float" office:value="0.739145963" calcext:value-type="float">
            <text:p>0.739145963</text:p>
          </table:table-cell>
          <table:table-cell office:value-type="float" office:value="0.454253012" calcext:value-type="float">
            <text:p>0.4542530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24912873" calcext:value-type="float">
            <text:p>0.124912873</text:p>
          </table:table-cell>
          <table:table-cell office:value-type="float" office:value="0.723812666" calcext:value-type="float">
            <text:p>0.723812666</text:p>
          </table:table-cell>
          <table:table-cell office:value-type="float" office:value="0.735063044" calcext:value-type="float">
            <text:p>0.735063044</text:p>
          </table:table-cell>
          <table:table-cell office:value-type="float" office:value="0.485263525" calcext:value-type="float">
            <text:p>0.4852635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25516072" calcext:value-type="float">
            <text:p>0.125516072</text:p>
          </table:table-cell>
          <table:table-cell office:value-type="float" office:value="0.626217201" calcext:value-type="float">
            <text:p>0.626217201</text:p>
          </table:table-cell>
          <table:table-cell office:value-type="float" office:value="0.624556616" calcext:value-type="float">
            <text:p>0.624556616</text:p>
          </table:table-cell>
          <table:table-cell office:value-type="float" office:value="0.545848673" calcext:value-type="float">
            <text:p>0.5458486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25265732" calcext:value-type="float">
            <text:p>0.125265732</text:p>
          </table:table-cell>
          <table:table-cell office:value-type="float" office:value="0.631486849" calcext:value-type="float">
            <text:p>0.631486849</text:p>
          </table:table-cell>
          <table:table-cell office:value-type="float" office:value="0.628155545" calcext:value-type="float">
            <text:p>0.628155545</text:p>
          </table:table-cell>
          <table:table-cell office:value-type="float" office:value="0.535641376" calcext:value-type="float">
            <text:p>0.53564137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2502791" calcext:value-type="float">
            <text:p>0.12502791</text:p>
          </table:table-cell>
          <table:table-cell office:value-type="float" office:value="0.636608677" calcext:value-type="float">
            <text:p>0.636608677</text:p>
          </table:table-cell>
          <table:table-cell office:value-type="float" office:value="0.667568525" calcext:value-type="float">
            <text:p>0.667568525</text:p>
          </table:table-cell>
          <table:table-cell office:value-type="float" office:value="0.555954642" calcext:value-type="float">
            <text:p>0.5559546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25336662" calcext:value-type="float">
            <text:p>0.125336662</text:p>
          </table:table-cell>
          <table:table-cell office:value-type="float" office:value="0.77561805" calcext:value-type="float">
            <text:p>0.77561805</text:p>
          </table:table-cell>
          <table:table-cell office:value-type="float" office:value="0.690409027" calcext:value-type="float">
            <text:p>0.690409027</text:p>
          </table:table-cell>
          <table:table-cell office:value-type="float" office:value="0.449190789" calcext:value-type="float">
            <text:p>0.44919078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24738827" calcext:value-type="float">
            <text:p>0.124738827</text:p>
          </table:table-cell>
          <table:table-cell office:value-type="float" office:value="0.789523219" calcext:value-type="float">
            <text:p>0.789523219</text:p>
          </table:table-cell>
          <table:table-cell office:value-type="float" office:value="0.598483157" calcext:value-type="float">
            <text:p>0.598483157</text:p>
          </table:table-cell>
          <table:table-cell office:value-type="float" office:value="0.45386141" calcext:value-type="float">
            <text:p>0.4538614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25587598" calcext:value-type="float">
            <text:p>0.125587598</text:p>
          </table:table-cell>
          <table:table-cell office:value-type="float" office:value="0.794474577" calcext:value-type="float">
            <text:p>0.794474577</text:p>
          </table:table-cell>
          <table:table-cell office:value-type="float" office:value="0.636851863" calcext:value-type="float">
            <text:p>0.636851863</text:p>
          </table:table-cell>
          <table:table-cell office:value-type="float" office:value="0.444528513" calcext:value-type="float">
            <text:p>0.4445285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24765053" calcext:value-type="float">
            <text:p>0.124765053</text:p>
          </table:table-cell>
          <table:table-cell office:value-type="float" office:value="0.7716001" calcext:value-type="float">
            <text:p>0.7716001</text:p>
          </table:table-cell>
          <table:table-cell office:value-type="float" office:value="0.660901744" calcext:value-type="float">
            <text:p>0.660901744</text:p>
          </table:table-cell>
          <table:table-cell office:value-type="float" office:value="0.446558648" calcext:value-type="float">
            <text:p>0.4465586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24588028" calcext:value-type="float">
            <text:p>0.124588028</text:p>
          </table:table-cell>
          <table:table-cell office:value-type="float" office:value="0.63967772" calcext:value-type="float">
            <text:p>0.63967772</text:p>
          </table:table-cell>
          <table:table-cell office:value-type="float" office:value="0.673622569" calcext:value-type="float">
            <text:p>0.673622569</text:p>
          </table:table-cell>
          <table:table-cell office:value-type="float" office:value="0.569922992" calcext:value-type="float">
            <text:p>0.5699229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25778928" calcext:value-type="float">
            <text:p>0.125778928</text:p>
          </table:table-cell>
          <table:table-cell office:value-type="float" office:value="0.804837442" calcext:value-type="float">
            <text:p>0.804837442</text:p>
          </table:table-cell>
          <table:table-cell office:value-type="float" office:value="0.597200465" calcext:value-type="float">
            <text:p>0.597200465</text:p>
          </table:table-cell>
          <table:table-cell office:value-type="float" office:value="0.439242177" calcext:value-type="float">
            <text:p>0.43924217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26538888" calcext:value-type="float">
            <text:p>0.126538888</text:p>
          </table:table-cell>
          <table:table-cell office:value-type="float" office:value="0.80768118" calcext:value-type="float">
            <text:p>0.80768118</text:p>
          </table:table-cell>
          <table:table-cell office:value-type="float" office:value="0.596872639" calcext:value-type="float">
            <text:p>0.596872639</text:p>
          </table:table-cell>
          <table:table-cell office:value-type="float" office:value="0.441548281" calcext:value-type="float">
            <text:p>0.4415482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26365438" calcext:value-type="float">
            <text:p>0.126365438</text:p>
          </table:table-cell>
          <table:table-cell office:value-type="float" office:value="0.685069047" calcext:value-type="float">
            <text:p>0.685069047</text:p>
          </table:table-cell>
          <table:table-cell office:value-type="float" office:value="0.734993307" calcext:value-type="float">
            <text:p>0.734993307</text:p>
          </table:table-cell>
          <table:table-cell office:value-type="float" office:value="0.455558354" calcext:value-type="float">
            <text:p>0.4555583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5406399" calcext:value-type="float">
            <text:p>0.125406399</text:p>
          </table:table-cell>
          <table:table-cell office:value-type="float" office:value="0.76750228" calcext:value-type="float">
            <text:p>0.76750228</text:p>
          </table:table-cell>
          <table:table-cell office:value-type="float" office:value="0.705832327" calcext:value-type="float">
            <text:p>0.705832327</text:p>
          </table:table-cell>
          <table:table-cell office:value-type="float" office:value="0.446372681" calcext:value-type="float">
            <text:p>0.44637268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25992313" calcext:value-type="float">
            <text:p>0.125992313</text:p>
          </table:table-cell>
          <table:table-cell office:value-type="float" office:value="0.630757884" calcext:value-type="float">
            <text:p>0.630757884</text:p>
          </table:table-cell>
          <table:table-cell office:value-type="float" office:value="0.613381936" calcext:value-type="float">
            <text:p>0.613381936</text:p>
          </table:table-cell>
          <table:table-cell office:value-type="float" office:value="0.517236652" calcext:value-type="float">
            <text:p>0.5172366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25753895" calcext:value-type="float">
            <text:p>0.125753895</text:p>
          </table:table-cell>
          <table:table-cell office:value-type="float" office:value="0.780433509" calcext:value-type="float">
            <text:p>0.780433509</text:p>
          </table:table-cell>
          <table:table-cell office:value-type="float" office:value="0.671448788" calcext:value-type="float">
            <text:p>0.671448788</text:p>
          </table:table-cell>
          <table:table-cell office:value-type="float" office:value="0.447064095" calcext:value-type="float">
            <text:p>0.44706409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6409546" calcext:value-type="float">
            <text:p>0.126409546</text:p>
          </table:table-cell>
          <table:table-cell office:value-type="float" office:value="0.683708272" calcext:value-type="float">
            <text:p>0.683708272</text:p>
          </table:table-cell>
          <table:table-cell office:value-type="float" office:value="0.595096421" calcext:value-type="float">
            <text:p>0.595096421</text:p>
          </table:table-cell>
          <table:table-cell office:value-type="float" office:value="0.547157591" calcext:value-type="float">
            <text:p>0.54715759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5907675" calcext:value-type="float">
            <text:p>0.125907675</text:p>
          </table:table-cell>
          <table:table-cell office:value-type="float" office:value="0.626255945" calcext:value-type="float">
            <text:p>0.626255945</text:p>
          </table:table-cell>
          <table:table-cell office:value-type="float" office:value="0.623086169" calcext:value-type="float">
            <text:p>0.623086169</text:p>
          </table:table-cell>
          <table:table-cell office:value-type="float" office:value="0.527517858" calcext:value-type="float">
            <text:p>0.5275178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26048342" calcext:value-type="float">
            <text:p>0.126048342</text:p>
          </table:table-cell>
          <table:table-cell office:value-type="float" office:value="0.784593914" calcext:value-type="float">
            <text:p>0.784593914</text:p>
          </table:table-cell>
          <table:table-cell office:value-type="float" office:value="0.648925382" calcext:value-type="float">
            <text:p>0.648925382</text:p>
          </table:table-cell>
          <table:table-cell office:value-type="float" office:value="0.444193535" calcext:value-type="float">
            <text:p>0.44419353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5834957" calcext:value-type="float">
            <text:p>0.125834957</text:p>
          </table:table-cell>
          <table:table-cell office:value-type="float" office:value="0.765980573" calcext:value-type="float">
            <text:p>0.765980573</text:p>
          </table:table-cell>
          <table:table-cell office:value-type="float" office:value="0.707006539" calcext:value-type="float">
            <text:p>0.707006539</text:p>
          </table:table-cell>
          <table:table-cell office:value-type="float" office:value="0.448639446" calcext:value-type="float">
            <text:p>0.4486394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25998274" calcext:value-type="float">
            <text:p>0.125998274</text:p>
          </table:table-cell>
          <table:table-cell office:value-type="float" office:value="0.636320786" calcext:value-type="float">
            <text:p>0.636320786</text:p>
          </table:table-cell>
          <table:table-cell office:value-type="float" office:value="0.612070633" calcext:value-type="float">
            <text:p>0.612070633</text:p>
          </table:table-cell>
          <table:table-cell office:value-type="float" office:value="0.535497729" calcext:value-type="float">
            <text:p>0.5354977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2566568" calcext:value-type="float">
            <text:p>0.12566568</text:p>
          </table:table-cell>
          <table:table-cell office:value-type="float" office:value="0.634126143" calcext:value-type="float">
            <text:p>0.634126143</text:p>
          </table:table-cell>
          <table:table-cell office:value-type="float" office:value="0.658613522" calcext:value-type="float">
            <text:p>0.658613522</text:p>
          </table:table-cell>
          <table:table-cell office:value-type="float" office:value="0.549146598" calcext:value-type="float">
            <text:p>0.5491465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26086488" calcext:value-type="float">
            <text:p>0.126086488</text:p>
          </table:table-cell>
          <table:table-cell office:value-type="float" office:value="0.684876524" calcext:value-type="float">
            <text:p>0.684876524</text:p>
          </table:table-cell>
          <table:table-cell office:value-type="float" office:value="0.597037148" calcext:value-type="float">
            <text:p>0.597037148</text:p>
          </table:table-cell>
          <table:table-cell office:value-type="float" office:value="0.483859835" calcext:value-type="float">
            <text:p>0.4838598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25399843" calcext:value-type="float">
            <text:p>0.125399843</text:p>
          </table:table-cell>
          <table:table-cell office:value-type="float" office:value="0.769125315" calcext:value-type="float">
            <text:p>0.769125315</text:p>
          </table:table-cell>
          <table:table-cell office:value-type="float" office:value="0.704671228" calcext:value-type="float">
            <text:p>0.704671228</text:p>
          </table:table-cell>
          <table:table-cell office:value-type="float" office:value="0.448492819" calcext:value-type="float">
            <text:p>0.4484928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25330105" calcext:value-type="float">
            <text:p>0.125330105</text:p>
          </table:table-cell>
          <table:table-cell office:value-type="float" office:value="0.628156737" calcext:value-type="float">
            <text:p>0.628156737</text:p>
          </table:table-cell>
          <table:table-cell office:value-type="float" office:value="0.641745405" calcext:value-type="float">
            <text:p>0.641745405</text:p>
          </table:table-cell>
          <table:table-cell office:value-type="float" office:value="0.540373986" calcext:value-type="float">
            <text:p>0.54037398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25685945" calcext:value-type="float">
            <text:p>0.125685945</text:p>
          </table:table-cell>
          <table:table-cell office:value-type="float" office:value="0.628340915" calcext:value-type="float">
            <text:p>0.628340915</text:p>
          </table:table-cell>
          <table:table-cell office:value-type="float" office:value="0.620032027" calcext:value-type="float">
            <text:p>0.620032027</text:p>
          </table:table-cell>
          <table:table-cell office:value-type="float" office:value="0.525039497" calcext:value-type="float">
            <text:p>0.52503949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25451103" calcext:value-type="float">
            <text:p>0.125451103</text:p>
          </table:table-cell>
          <table:table-cell office:value-type="float" office:value="0.632096008" calcext:value-type="float">
            <text:p>0.632096008</text:p>
          </table:table-cell>
          <table:table-cell office:value-type="float" office:value="0.6755478" calcext:value-type="float">
            <text:p>0.6755478</text:p>
          </table:table-cell>
          <table:table-cell office:value-type="float" office:value="0.559958286" calcext:value-type="float">
            <text:p>0.559958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2574555" calcext:value-type="float">
            <text:p>0.12574555</text:p>
          </table:table-cell>
          <table:table-cell office:value-type="float" office:value="0.759422274" calcext:value-type="float">
            <text:p>0.759422274</text:p>
          </table:table-cell>
          <table:table-cell office:value-type="float" office:value="0.594540309" calcext:value-type="float">
            <text:p>0.594540309</text:p>
          </table:table-cell>
          <table:table-cell office:value-type="float" office:value="0.457035954" calcext:value-type="float">
            <text:p>0.4570359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257682" calcext:value-type="float">
            <text:p>0.1257682</text:p>
          </table:table-cell>
          <table:table-cell office:value-type="float" office:value="0.804170466" calcext:value-type="float">
            <text:p>0.804170466</text:p>
          </table:table-cell>
          <table:table-cell office:value-type="float" office:value="0.601854992" calcext:value-type="float">
            <text:p>0.601854992</text:p>
          </table:table-cell>
          <table:table-cell office:value-type="float" office:value="0.438610964" calcext:value-type="float">
            <text:p>0.4386109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2405993" calcext:value-type="float">
            <text:p>0.12405993</text:p>
          </table:table-cell>
          <table:table-cell office:value-type="float" office:value="0.713490929" calcext:value-type="float">
            <text:p>0.713490929</text:p>
          </table:table-cell>
          <table:table-cell office:value-type="float" office:value="0.727734056" calcext:value-type="float">
            <text:p>0.727734056</text:p>
          </table:table-cell>
          <table:table-cell office:value-type="float" office:value="0.503631294" calcext:value-type="float">
            <text:p>0.5036312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5780121" calcext:value-type="float">
            <text:p>0.125780121</text:p>
          </table:table-cell>
          <table:table-cell office:value-type="float" office:value="0.689497672" calcext:value-type="float">
            <text:p>0.689497672</text:p>
          </table:table-cell>
          <table:table-cell office:value-type="float" office:value="0.595966649" calcext:value-type="float">
            <text:p>0.595966649</text:p>
          </table:table-cell>
          <table:table-cell office:value-type="float" office:value="0.48402196" calcext:value-type="float">
            <text:p>0.484021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26013771" calcext:value-type="float">
            <text:p>0.126013771</text:p>
          </table:table-cell>
          <table:table-cell office:value-type="float" office:value="0.747569889" calcext:value-type="float">
            <text:p>0.747569889</text:p>
          </table:table-cell>
          <table:table-cell office:value-type="float" office:value="0.593565177" calcext:value-type="float">
            <text:p>0.593565177</text:p>
          </table:table-cell>
          <table:table-cell office:value-type="float" office:value="0.461766775" calcext:value-type="float">
            <text:p>0.4617667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24463454" calcext:value-type="float">
            <text:p>0.124463454</text:p>
          </table:table-cell>
          <table:table-cell office:value-type="float" office:value="0.751321405" calcext:value-type="float">
            <text:p>0.751321405</text:p>
          </table:table-cell>
          <table:table-cell office:value-type="float" office:value="0.706484998" calcext:value-type="float">
            <text:p>0.706484998</text:p>
          </table:table-cell>
          <table:table-cell office:value-type="float" office:value="0.448582226" calcext:value-type="float">
            <text:p>0.4485822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24301925" calcext:value-type="float">
            <text:p>0.124301925</text:p>
          </table:table-cell>
          <table:table-cell office:value-type="float" office:value="0.676594457" calcext:value-type="float">
            <text:p>0.676594457</text:p>
          </table:table-cell>
          <table:table-cell office:value-type="float" office:value="0.718407121" calcext:value-type="float">
            <text:p>0.718407121</text:p>
          </table:table-cell>
          <table:table-cell office:value-type="float" office:value="0.531188313" calcext:value-type="float">
            <text:p>0.5311883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25041023" calcext:value-type="float">
            <text:p>0.125041023</text:p>
          </table:table-cell>
          <table:table-cell office:value-type="float" office:value="0.638697224" calcext:value-type="float">
            <text:p>0.638697224</text:p>
          </table:table-cell>
          <table:table-cell office:value-type="float" office:value="0.671877941" calcext:value-type="float">
            <text:p>0.671877941</text:p>
          </table:table-cell>
          <table:table-cell office:value-type="float" office:value="0.556967921" calcext:value-type="float">
            <text:p>0.5569679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5658527" calcext:value-type="float">
            <text:p>0.125658527</text:p>
          </table:table-cell>
          <table:table-cell office:value-type="float" office:value="0.629776791" calcext:value-type="float">
            <text:p>0.629776791</text:p>
          </table:table-cell>
          <table:table-cell office:value-type="float" office:value="0.623124316" calcext:value-type="float">
            <text:p>0.623124316</text:p>
          </table:table-cell>
          <table:table-cell office:value-type="float" office:value="0.528555575" calcext:value-type="float">
            <text:p>0.5285555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6283184" calcext:value-type="float">
            <text:p>0.126283184</text:p>
          </table:table-cell>
          <table:table-cell office:value-type="float" office:value="0.759028883" calcext:value-type="float">
            <text:p>0.759028883</text:p>
          </table:table-cell>
          <table:table-cell office:value-type="float" office:value="0.597710681" calcext:value-type="float">
            <text:p>0.597710681</text:p>
          </table:table-cell>
          <table:table-cell office:value-type="float" office:value="0.515216054" calcext:value-type="float">
            <text:p>0.5152160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26189605" calcext:value-type="float">
            <text:p>0.126189605</text:p>
          </table:table-cell>
          <table:table-cell office:value-type="float" office:value="0.738279311" calcext:value-type="float">
            <text:p>0.738279311</text:p>
          </table:table-cell>
          <table:table-cell office:value-type="float" office:value="0.59372909" calcext:value-type="float">
            <text:p>0.59372909</text:p>
          </table:table-cell>
          <table:table-cell office:value-type="float" office:value="0.463226493" calcext:value-type="float">
            <text:p>0.4632264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24567166" calcext:value-type="float">
            <text:p>0.124567166</text:p>
          </table:table-cell>
          <table:table-cell office:value-type="float" office:value="0.676100931" calcext:value-type="float">
            <text:p>0.676100931</text:p>
          </table:table-cell>
          <table:table-cell office:value-type="float" office:value="0.714406456" calcext:value-type="float">
            <text:p>0.714406456</text:p>
          </table:table-cell>
          <table:table-cell office:value-type="float" office:value="0.543803637" calcext:value-type="float">
            <text:p>0.5438036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25781313" calcext:value-type="float">
            <text:p>0.125781313</text:p>
          </table:table-cell>
          <table:table-cell office:value-type="float" office:value="0.788624977" calcext:value-type="float">
            <text:p>0.788624977</text:p>
          </table:table-cell>
          <table:table-cell office:value-type="float" office:value="0.606991125" calcext:value-type="float">
            <text:p>0.606991125</text:p>
          </table:table-cell>
          <table:table-cell office:value-type="float" office:value="0.442662292" calcext:value-type="float">
            <text:p>0.442662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 style:data-style-name="N2" text:time-value="09:44:17.984512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0:19:56.247393332</dc:date>
    <meta:editing-duration>PT22M3S</meta:editing-duration>
    <meta:editing-cycles>3</meta:editing-cycles>
    <meta:generator>LibreOffice/5.2.7.2$Linux_ARM_EABI LibreOffice_project/20m0$Build-2</meta:generator>
    <meta:document-statistic meta:table-count="2" meta:cell-count="89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4cm" svg:y="3.454cm" style:legend-expansion="high" chart:style-name="ch2"/>
        <chart:plot-area chart:style-name="ch3" table:cell-range-address="'0C Readings'.A1:'0C Readings'.E301" chart:data-source-has-labels="both" svg:x="0.32cm" svg:y="0.18cm" svg:width="13.354cm" svg:height="8.64cm">
          <chartooo:coordinate-region svg:x="1.047cm" svg:y="0.301cm" svg:width="12.627cm" svg:height="7.517cm"/>
          <chart:axis chart:dimension="x" chart:name="primary-x" chart:style-name="ch4" chartooo:axis-type="auto">
            <chartooo:date-scale/>
            <chart:categories table:cell-range-address="'0C Readings'.A2:'0C Readings'.A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0C Readings'.B2:'0C Readings'.B301" chart:label-cell-address="'0C Readings'.B1:'0C Readings'.B1" chart:class="chart:line">
            <chart:data-point chart:repeated="300"/>
          </chart:series>
          <chart:series chart:style-name="ch7" chart:values-cell-range-address="'0C Readings'.C2:'0C Readings'.C301" chart:label-cell-address="'0C Readings'.C1:'0C Readings'.C1" chart:class="chart:line">
            <chart:data-point chart:repeated="300"/>
          </chart:series>
          <chart:series chart:style-name="ch8" chart:values-cell-range-address="'0C Readings'.D2:'0C Readings'.D301" chart:label-cell-address="'0C Readings'.D1:'0C Readings'.D1" chart:class="chart:line">
            <chart:data-point chart:repeated="300"/>
          </chart:series>
          <chart:series chart:style-name="ch9" chart:values-cell-range-address="'0C Readings'.E2:'0C Readings'.E301" chart:label-cell-address="'0C Readings'.E1:'0C Readings'.E1" chart:class="chart:line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2</text:p>
                <draw:g>
                  <svg:desc>'0C Readings'.B1:'0C Readings'.B1</svg:desc>
                </draw:g>
              </table:table-cell>
              <table:table-cell office:value-type="string">
                <text:p> ad4</text:p>
                <draw:g>
                  <svg:desc>'0C Readings'.C1:'0C Readings'.C1</svg:desc>
                </draw:g>
              </table:table-cell>
              <table:table-cell office:value-type="string">
                <text:p> ad5</text:p>
                <draw:g>
                  <svg:desc>'0C Readings'.D1:'0C Readings'.D1</svg:desc>
                </draw:g>
              </table:table-cell>
              <table:table-cell office:value-type="string">
                <text:p> ad6</text:p>
                <draw:g>
                  <svg:desc>'0C Readings'.E1:'0C Reading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0C Readings'.A2:'0C Readings'.A301</svg:desc>
                </draw:g>
              </table:table-cell>
              <table:table-cell office:value-type="float" office:value="0.124736443">
                <text:p>0.124736443</text:p>
                <draw:g>
                  <svg:desc>'0C Readings'.B2:'0C Readings'.B301</svg:desc>
                </draw:g>
              </table:table-cell>
              <table:table-cell office:value-type="float" office:value="0.781224463">
                <text:p>0.781224463</text:p>
                <draw:g>
                  <svg:desc>'0C Readings'.C2:'0C Readings'.C301</svg:desc>
                </draw:g>
              </table:table-cell>
              <table:table-cell office:value-type="float" office:value="0.687733971">
                <text:p>0.687733971</text:p>
                <draw:g>
                  <svg:desc>'0C Readings'.D2:'0C Readings'.D301</svg:desc>
                </draw:g>
              </table:table-cell>
              <table:table-cell office:value-type="float" office:value="0.450488979">
                <text:p>0.450488979</text:p>
                <draw:g>
                  <svg:desc>'0C Readings'.E2:'0C Readings'.E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26223579">
                <text:p>0.126223579</text:p>
              </table:table-cell>
              <table:table-cell office:value-type="float" office:value="0.640918689">
                <text:p>0.640918689</text:p>
              </table:table-cell>
              <table:table-cell office:value-type="float" office:value="0.694760763">
                <text:p>0.694760763</text:p>
              </table:table-cell>
              <table:table-cell office:value-type="float" office:value="0.557572312">
                <text:p>0.5575723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26886383">
                <text:p>0.126886383</text:p>
              </table:table-cell>
              <table:table-cell office:value-type="float" office:value="0.805820323">
                <text:p>0.805820323</text:p>
              </table:table-cell>
              <table:table-cell office:value-type="float" office:value="0.599283647">
                <text:p>0.599283647</text:p>
              </table:table-cell>
              <table:table-cell office:value-type="float" office:value="0.447062903">
                <text:p>0.4470629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27497927">
                <text:p>0.127497927</text:p>
              </table:table-cell>
              <table:table-cell office:value-type="float" office:value="0.633108095">
                <text:p>0.633108095</text:p>
              </table:table-cell>
              <table:table-cell office:value-type="float" office:value="0.661376794">
                <text:p>0.661376794</text:p>
              </table:table-cell>
              <table:table-cell office:value-type="float" office:value="0.572207638">
                <text:p>0.5722076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7489582">
                <text:p>0.127489582</text:p>
              </table:table-cell>
              <table:table-cell office:value-type="float" office:value="0.806180335">
                <text:p>0.806180335</text:p>
              </table:table-cell>
              <table:table-cell office:value-type="float" office:value="0.599737835">
                <text:p>0.599737835</text:p>
              </table:table-cell>
              <table:table-cell office:value-type="float" office:value="0.44540649">
                <text:p>0.445406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7558723">
                <text:p>0.127558723</text:p>
              </table:table-cell>
              <table:table-cell office:value-type="float" office:value="0.644686895">
                <text:p>0.644686895</text:p>
              </table:table-cell>
              <table:table-cell office:value-type="float" office:value="0.606442762">
                <text:p>0.606442762</text:p>
              </table:table-cell>
              <table:table-cell office:value-type="float" office:value="0.510191382">
                <text:p>0.5101913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6329675">
                <text:p>0.126329675</text:p>
              </table:table-cell>
              <table:table-cell office:value-type="float" office:value="0.743656247">
                <text:p>0.743656247</text:p>
              </table:table-cell>
              <table:table-cell office:value-type="float" office:value="0.742148845">
                <text:p>0.742148845</text:p>
              </table:table-cell>
              <table:table-cell office:value-type="float" office:value="0.470460709">
                <text:p>0.4704607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27422825">
                <text:p>0.127422825</text:p>
              </table:table-cell>
              <table:table-cell office:value-type="float" office:value="0.640778618">
                <text:p>0.640778618</text:p>
              </table:table-cell>
              <table:table-cell office:value-type="float" office:value="0.668113311">
                <text:p>0.668113311</text:p>
              </table:table-cell>
              <table:table-cell office:value-type="float" office:value="0.558683939">
                <text:p>0.5586839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8057614">
                <text:p>0.128057614</text:p>
              </table:table-cell>
              <table:table-cell office:value-type="float" office:value="0.684679828">
                <text:p>0.684679828</text:p>
              </table:table-cell>
              <table:table-cell office:value-type="float" office:value="0.616433098">
                <text:p>0.616433098</text:p>
              </table:table-cell>
              <table:table-cell office:value-type="float" office:value="0.54862625">
                <text:p>0.54862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8039733">
                <text:p>0.128039733</text:p>
              </table:table-cell>
              <table:table-cell office:value-type="float" office:value="0.781258438">
                <text:p>0.781258438</text:p>
              </table:table-cell>
              <table:table-cell office:value-type="float" office:value="0.599529815">
                <text:p>0.599529815</text:p>
              </table:table-cell>
              <table:table-cell office:value-type="float" office:value="0.454317982">
                <text:p>0.4543179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8307358">
                <text:p>0.128307358</text:p>
              </table:table-cell>
              <table:table-cell office:value-type="float" office:value="0.630978421">
                <text:p>0.630978421</text:p>
              </table:table-cell>
              <table:table-cell office:value-type="float" office:value="0.669413885">
                <text:p>0.669413885</text:p>
              </table:table-cell>
              <table:table-cell office:value-type="float" office:value="0.575751731">
                <text:p>0.5757517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7419845">
                <text:p>0.127419845</text:p>
              </table:table-cell>
              <table:table-cell office:value-type="float" office:value="0.765932294">
                <text:p>0.765932294</text:p>
              </table:table-cell>
              <table:table-cell office:value-type="float" office:value="0.66468366">
                <text:p>0.66468366</text:p>
              </table:table-cell>
              <table:table-cell office:value-type="float" office:value="0.447534972">
                <text:p>0.4475349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28538028">
                <text:p>0.128538028</text:p>
              </table:table-cell>
              <table:table-cell office:value-type="float" office:value="0.642258005">
                <text:p>0.642258005</text:p>
              </table:table-cell>
              <table:table-cell office:value-type="float" office:value="0.683111034">
                <text:p>0.683111034</text:p>
              </table:table-cell>
              <table:table-cell office:value-type="float" office:value="0.569438406">
                <text:p>0.5694384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27518788">
                <text:p>0.127518788</text:p>
              </table:table-cell>
              <table:table-cell office:value-type="float" office:value="0.688411079">
                <text:p>0.688411079</text:p>
              </table:table-cell>
              <table:table-cell office:value-type="float" office:value="0.737276165">
                <text:p>0.737276165</text:p>
              </table:table-cell>
              <table:table-cell office:value-type="float" office:value="0.466342028">
                <text:p>0.4663420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7715484">
                <text:p>0.127715484</text:p>
              </table:table-cell>
              <table:table-cell office:value-type="float" office:value="0.638808684">
                <text:p>0.638808684</text:p>
              </table:table-cell>
              <table:table-cell office:value-type="float" office:value="0.675107321">
                <text:p>0.675107321</text:p>
              </table:table-cell>
              <table:table-cell office:value-type="float" office:value="0.566160746">
                <text:p>0.5661607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7632633">
                <text:p>0.127632633</text:p>
              </table:table-cell>
              <table:table-cell office:value-type="float" office:value="0.738976686">
                <text:p>0.738976686</text:p>
              </table:table-cell>
              <table:table-cell office:value-type="float" office:value="0.743485182">
                <text:p>0.743485182</text:p>
              </table:table-cell>
              <table:table-cell office:value-type="float" office:value="0.476147589">
                <text:p>0.4761475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28002182">
                <text:p>0.128002182</text:p>
              </table:table-cell>
              <table:table-cell office:value-type="float" office:value="0.628410057">
                <text:p>0.628410057</text:p>
              </table:table-cell>
              <table:table-cell office:value-type="float" office:value="0.630251244">
                <text:p>0.630251244</text:p>
              </table:table-cell>
              <table:table-cell office:value-type="float" office:value="0.538360541">
                <text:p>0.5383605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2749137">
                <text:p>0.12749137</text:p>
              </table:table-cell>
              <table:table-cell office:value-type="float" office:value="0.666669687">
                <text:p>0.666669687</text:p>
              </table:table-cell>
              <table:table-cell office:value-type="float" office:value="0.73157498">
                <text:p>0.73157498</text:p>
              </table:table-cell>
              <table:table-cell office:value-type="float" office:value="0.47659522">
                <text:p>0.47659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8558889">
                <text:p>0.128558889</text:p>
              </table:table-cell>
              <table:table-cell office:value-type="float" office:value="0.805901981">
                <text:p>0.805901981</text:p>
              </table:table-cell>
              <table:table-cell office:value-type="float" office:value="0.598004532">
                <text:p>0.598004532</text:p>
              </table:table-cell>
              <table:table-cell office:value-type="float" office:value="0.452497059">
                <text:p>0.4524970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28193513">
                <text:p>0.128193513</text:p>
              </table:table-cell>
              <table:table-cell office:value-type="float" office:value="0.798891282">
                <text:p>0.798891282</text:p>
              </table:table-cell>
              <table:table-cell office:value-type="float" office:value="0.623217895">
                <text:p>0.623217895</text:p>
              </table:table-cell>
              <table:table-cell office:value-type="float" office:value="0.450899059">
                <text:p>0.4508990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8636972">
                <text:p>0.128636972</text:p>
              </table:table-cell>
              <table:table-cell office:value-type="float" office:value="0.767869445">
                <text:p>0.767869445</text:p>
              </table:table-cell>
              <table:table-cell office:value-type="float" office:value="0.716964688">
                <text:p>0.716964688</text:p>
              </table:table-cell>
              <table:table-cell office:value-type="float" office:value="0.457064564">
                <text:p>0.4570645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27646938">
                <text:p>0.127646938</text:p>
              </table:table-cell>
              <table:table-cell office:value-type="float" office:value="0.667312821">
                <text:p>0.667312821</text:p>
              </table:table-cell>
              <table:table-cell office:value-type="float" office:value="0.718126979">
                <text:p>0.718126979</text:p>
              </table:table-cell>
              <table:table-cell office:value-type="float" office:value="0.509841503">
                <text:p>0.5098415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2799801">
                <text:p>0.12799801</text:p>
              </table:table-cell>
              <table:table-cell office:value-type="float" office:value="0.70082494">
                <text:p>0.70082494</text:p>
              </table:table-cell>
              <table:table-cell office:value-type="float" office:value="0.741567104">
                <text:p>0.741567104</text:p>
              </table:table-cell>
              <table:table-cell office:value-type="float" office:value="0.461443718">
                <text:p>0.4614437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29016057">
                <text:p>0.129016057</text:p>
              </table:table-cell>
              <table:table-cell office:value-type="float" office:value="0.75447926">
                <text:p>0.75447926</text:p>
              </table:table-cell>
              <table:table-cell office:value-type="float" office:value="0.693445288">
                <text:p>0.693445288</text:p>
              </table:table-cell>
              <table:table-cell office:value-type="float" office:value="0.450447851">
                <text:p>0.45044785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9375473">
                <text:p>0.129375473</text:p>
              </table:table-cell>
              <table:table-cell office:value-type="float" office:value="0.669865688">
                <text:p>0.669865688</text:p>
              </table:table-cell>
              <table:table-cell office:value-type="float" office:value="0.712949123">
                <text:p>0.712949123</text:p>
              </table:table-cell>
              <table:table-cell office:value-type="float" office:value="0.556926198">
                <text:p>0.5569261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0190865">
                <text:p>0.130190865</text:p>
              </table:table-cell>
              <table:table-cell office:value-type="float" office:value="0.688235246">
                <text:p>0.688235246</text:p>
              </table:table-cell>
              <table:table-cell office:value-type="float" office:value="0.595080923">
                <text:p>0.595080923</text:p>
              </table:table-cell>
              <table:table-cell office:value-type="float" office:value="0.487893878">
                <text:p>0.4878938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0632535">
                <text:p>0.130632535</text:p>
              </table:table-cell>
              <table:table-cell office:value-type="float" office:value="0.796547031">
                <text:p>0.796547031</text:p>
              </table:table-cell>
              <table:table-cell office:value-type="float" office:value="0.596879196">
                <text:p>0.596879196</text:p>
              </table:table-cell>
              <table:table-cell office:value-type="float" office:value="0.44786995">
                <text:p>0.447869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29372493">
                <text:p>0.129372493</text:p>
              </table:table-cell>
              <table:table-cell office:value-type="float" office:value="0.630905107">
                <text:p>0.630905107</text:p>
              </table:table-cell>
              <table:table-cell office:value-type="float" office:value="0.671116194">
                <text:p>0.671116194</text:p>
              </table:table-cell>
              <table:table-cell office:value-type="float" office:value="0.564713545">
                <text:p>0.5647135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29604355">
                <text:p>0.129604355</text:p>
              </table:table-cell>
              <table:table-cell office:value-type="float" office:value="0.652174431">
                <text:p>0.652174431</text:p>
              </table:table-cell>
              <table:table-cell office:value-type="float" office:value="0.717489209">
                <text:p>0.717489209</text:p>
              </table:table-cell>
              <table:table-cell office:value-type="float" office:value="0.543850725">
                <text:p>0.5438507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0015627">
                <text:p>0.130015627</text:p>
              </table:table-cell>
              <table:table-cell office:value-type="float" office:value="0.797298646">
                <text:p>0.797298646</text:p>
              </table:table-cell>
              <table:table-cell office:value-type="float" office:value="0.606463624">
                <text:p>0.606463624</text:p>
              </table:table-cell>
              <table:table-cell office:value-type="float" office:value="0.446310693">
                <text:p>0.4463106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29570976">
                <text:p>0.129570976</text:p>
              </table:table-cell>
              <table:table-cell office:value-type="float" office:value="0.628979877">
                <text:p>0.628979877</text:p>
              </table:table-cell>
              <table:table-cell office:value-type="float" office:value="0.673286995">
                <text:p>0.673286995</text:p>
              </table:table-cell>
              <table:table-cell office:value-type="float" office:value="0.577201912">
                <text:p>0.5772019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30103246">
                <text:p>0.130103246</text:p>
              </table:table-cell>
              <table:table-cell office:value-type="float" office:value="0.632006601">
                <text:p>0.632006601</text:p>
              </table:table-cell>
              <table:table-cell office:value-type="float" office:value="0.691541516">
                <text:p>0.691541516</text:p>
              </table:table-cell>
              <table:table-cell office:value-type="float" office:value="0.563018389">
                <text:p>0.5630183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278788">
                <text:p>0.1278788</text:p>
              </table:table-cell>
              <table:table-cell office:value-type="float" office:value="0.757383794">
                <text:p>0.757383794</text:p>
              </table:table-cell>
              <table:table-cell office:value-type="float" office:value="0.715907897">
                <text:p>0.715907897</text:p>
              </table:table-cell>
              <table:table-cell office:value-type="float" office:value="0.456595475">
                <text:p>0.45659547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27465144">
                <text:p>0.127465144</text:p>
              </table:table-cell>
              <table:table-cell office:value-type="float" office:value="0.64872511">
                <text:p>0.64872511</text:p>
              </table:table-cell>
              <table:table-cell office:value-type="float" office:value="0.69444307">
                <text:p>0.69444307</text:p>
              </table:table-cell>
              <table:table-cell office:value-type="float" office:value="0.573765108">
                <text:p>0.5737651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29432694">
                <text:p>0.129432694</text:p>
              </table:table-cell>
              <table:table-cell office:value-type="float" office:value="0.757724733">
                <text:p>0.757724733</text:p>
              </table:table-cell>
              <table:table-cell office:value-type="float" office:value="0.595006418">
                <text:p>0.595006418</text:p>
              </table:table-cell>
              <table:table-cell office:value-type="float" office:value="0.520469012">
                <text:p>0.5204690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29270569">
                <text:p>0.129270569</text:p>
              </table:table-cell>
              <table:table-cell office:value-type="float" office:value="0.781095121">
                <text:p>0.781095121</text:p>
              </table:table-cell>
              <table:table-cell office:value-type="float" office:value="0.660594184">
                <text:p>0.660594184</text:p>
              </table:table-cell>
              <table:table-cell office:value-type="float" office:value="0.452136451">
                <text:p>0.4521364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28922478">
                <text:p>0.128922478</text:p>
              </table:table-cell>
              <table:table-cell office:value-type="float" office:value="0.775087568">
                <text:p>0.775087568</text:p>
              </table:table-cell>
              <table:table-cell office:value-type="float" office:value="0.684493266">
                <text:p>0.684493266</text:p>
              </table:table-cell>
              <table:table-cell office:value-type="float" office:value="0.453855449">
                <text:p>0.45385544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28753797">
                <text:p>0.128753797</text:p>
              </table:table-cell>
              <table:table-cell office:value-type="float" office:value="0.800283051">
                <text:p>0.800283051</text:p>
              </table:table-cell>
              <table:table-cell office:value-type="float" office:value="0.594025921">
                <text:p>0.594025921</text:p>
              </table:table-cell>
              <table:table-cell office:value-type="float" office:value="0.486839472">
                <text:p>0.48683947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28677503">
                <text:p>0.128677503</text:p>
              </table:table-cell>
              <table:table-cell office:value-type="float" office:value="0.626752451">
                <text:p>0.626752451</text:p>
              </table:table-cell>
              <table:table-cell office:value-type="float" office:value="0.645578581">
                <text:p>0.645578581</text:p>
              </table:table-cell>
              <table:table-cell office:value-type="float" office:value="0.548148221">
                <text:p>0.5481482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28345505">
                <text:p>0.128345505</text:p>
              </table:table-cell>
              <table:table-cell office:value-type="float" office:value="0.6258405">
                <text:p>0.6258405</text:p>
              </table:table-cell>
              <table:table-cell office:value-type="float" office:value="0.643025117">
                <text:p>0.643025117</text:p>
              </table:table-cell>
              <table:table-cell office:value-type="float" office:value="0.546848839">
                <text:p>0.5468488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29328982">
                <text:p>0.129328982</text:p>
              </table:table-cell>
              <table:table-cell office:value-type="float" office:value="0.636985378">
                <text:p>0.636985378</text:p>
              </table:table-cell>
              <table:table-cell office:value-type="float" office:value="0.608863307">
                <text:p>0.608863307</text:p>
              </table:table-cell>
              <table:table-cell office:value-type="float" office:value="0.521386924">
                <text:p>0.52138692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28306762">
                <text:p>0.128306762</text:p>
              </table:table-cell>
              <table:table-cell office:value-type="float" office:value="0.784585569">
                <text:p>0.784585569</text:p>
              </table:table-cell>
              <table:table-cell office:value-type="float" office:value="0.612116529">
                <text:p>0.612116529</text:p>
              </table:table-cell>
              <table:table-cell office:value-type="float" office:value="0.448371821">
                <text:p>0.44837182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29124538">
                <text:p>0.129124538</text:p>
              </table:table-cell>
              <table:table-cell office:value-type="float" office:value="0.785458778">
                <text:p>0.785458778</text:p>
              </table:table-cell>
              <table:table-cell office:value-type="float" office:value="0.59483118">
                <text:p>0.59483118</text:p>
              </table:table-cell>
              <table:table-cell office:value-type="float" office:value="0.453112179">
                <text:p>0.45311217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28316895">
                <text:p>0.128316895</text:p>
              </table:table-cell>
              <table:table-cell office:value-type="float" office:value="0.660708625">
                <text:p>0.660708625</text:p>
              </table:table-cell>
              <table:table-cell office:value-type="float" office:value="0.704895342">
                <text:p>0.704895342</text:p>
              </table:table-cell>
              <table:table-cell office:value-type="float" office:value="0.567731329">
                <text:p>0.5677313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28983275">
                <text:p>0.128983275</text:p>
              </table:table-cell>
              <table:table-cell office:value-type="float" office:value="0.660618026">
                <text:p>0.660618026</text:p>
              </table:table-cell>
              <table:table-cell office:value-type="float" office:value="0.72298893">
                <text:p>0.72298893</text:p>
              </table:table-cell>
              <table:table-cell office:value-type="float" office:value="0.48958367">
                <text:p>0.489583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2930514">
                <text:p>0.12930514</text:p>
              </table:table-cell>
              <table:table-cell office:value-type="float" office:value="0.723541465">
                <text:p>0.723541465</text:p>
              </table:table-cell>
              <table:table-cell office:value-type="float" office:value="0.592386793">
                <text:p>0.592386793</text:p>
              </table:table-cell>
              <table:table-cell office:value-type="float" office:value="0.471374449">
                <text:p>0.47137444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270044">
                <text:p>0.1270044</text:p>
              </table:table-cell>
              <table:table-cell office:value-type="float" office:value="0.7388539">
                <text:p>0.7388539</text:p>
              </table:table-cell>
              <table:table-cell office:value-type="float" office:value="0.739692538">
                <text:p>0.739692538</text:p>
              </table:table-cell>
              <table:table-cell office:value-type="float" office:value="0.468064006">
                <text:p>0.46806400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28186956">
                <text:p>0.128186956</text:p>
              </table:table-cell>
              <table:table-cell office:value-type="float" office:value="0.632322506">
                <text:p>0.632322506</text:p>
              </table:table-cell>
              <table:table-cell office:value-type="float" office:value="0.659440238">
                <text:p>0.659440238</text:p>
              </table:table-cell>
              <table:table-cell office:value-type="float" office:value="0.555452175">
                <text:p>0.5554521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27651707">
                <text:p>0.127651707</text:p>
              </table:table-cell>
              <table:table-cell office:value-type="float" office:value="0.702352011">
                <text:p>0.702352011</text:p>
              </table:table-cell>
              <table:table-cell office:value-type="float" office:value="0.726444212">
                <text:p>0.726444212</text:p>
              </table:table-cell>
              <table:table-cell office:value-type="float" office:value="0.514465036">
                <text:p>0.5144650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27659455">
                <text:p>0.127659455</text:p>
              </table:table-cell>
              <table:table-cell office:value-type="float" office:value="0.731582729">
                <text:p>0.731582729</text:p>
              </table:table-cell>
              <table:table-cell office:value-type="float" office:value="0.728328315">
                <text:p>0.728328315</text:p>
              </table:table-cell>
              <table:table-cell office:value-type="float" office:value="0.453637892">
                <text:p>0.4536378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8805653">
                <text:p>0.128805653</text:p>
              </table:table-cell>
              <table:table-cell office:value-type="float" office:value="0.770105215">
                <text:p>0.770105215</text:p>
              </table:table-cell>
              <table:table-cell office:value-type="float" office:value="0.59432454">
                <text:p>0.59432454</text:p>
              </table:table-cell>
              <table:table-cell office:value-type="float" office:value="0.487740694">
                <text:p>0.4877406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28738896">
                <text:p>0.128738896</text:p>
              </table:table-cell>
              <table:table-cell office:value-type="float" office:value="0.742652505">
                <text:p>0.742652505</text:p>
              </table:table-cell>
              <table:table-cell office:value-type="float" office:value="0.737893073">
                <text:p>0.737893073</text:p>
              </table:table-cell>
              <table:table-cell office:value-type="float" office:value="0.465254243">
                <text:p>0.4652542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28372327">
                <text:p>0.128372327</text:p>
              </table:table-cell>
              <table:table-cell office:value-type="float" office:value="0.649012405">
                <text:p>0.649012405</text:p>
              </table:table-cell>
              <table:table-cell office:value-type="float" office:value="0.600826216">
                <text:p>0.600826216</text:p>
              </table:table-cell>
              <table:table-cell office:value-type="float" office:value="0.505293668">
                <text:p>0.50529366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28617898">
                <text:p>0.128617898</text:p>
              </table:table-cell>
              <table:table-cell office:value-type="float" office:value="0.798404312">
                <text:p>0.798404312</text:p>
              </table:table-cell>
              <table:table-cell office:value-type="float" office:value="0.605088544">
                <text:p>0.605088544</text:p>
              </table:table-cell>
              <table:table-cell office:value-type="float" office:value="0.446670109">
                <text:p>0.4466701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27658263">
                <text:p>0.127658263</text:p>
              </table:table-cell>
              <table:table-cell office:value-type="float" office:value="0.650604445">
                <text:p>0.650604445</text:p>
              </table:table-cell>
              <table:table-cell office:value-type="float" office:value="0.717786636">
                <text:p>0.717786636</text:p>
              </table:table-cell>
              <table:table-cell office:value-type="float" office:value="0.503545464">
                <text:p>0.5035454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28423587">
                <text:p>0.128423587</text:p>
              </table:table-cell>
              <table:table-cell office:value-type="float" office:value="0.74671337">
                <text:p>0.74671337</text:p>
              </table:table-cell>
              <table:table-cell office:value-type="float" office:value="0.739102452">
                <text:p>0.739102452</text:p>
              </table:table-cell>
              <table:table-cell office:value-type="float" office:value="0.461810882">
                <text:p>0.46181088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27984301">
                <text:p>0.127984301</text:p>
              </table:table-cell>
              <table:table-cell office:value-type="float" office:value="0.763172598">
                <text:p>0.763172598</text:p>
              </table:table-cell>
              <table:table-cell office:value-type="float" office:value="0.662194569">
                <text:p>0.662194569</text:p>
              </table:table-cell>
              <table:table-cell office:value-type="float" office:value="0.447673851">
                <text:p>0.44767385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28638164">
                <text:p>0.128638164</text:p>
              </table:table-cell>
              <table:table-cell office:value-type="float" office:value="0.792681669">
                <text:p>0.792681669</text:p>
              </table:table-cell>
              <table:table-cell office:value-type="float" office:value="0.595005822">
                <text:p>0.595005822</text:p>
              </table:table-cell>
              <table:table-cell office:value-type="float" office:value="0.449079329">
                <text:p>0.4490793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28451601">
                <text:p>0.128451601</text:p>
              </table:table-cell>
              <table:table-cell office:value-type="float" office:value="0.627420023">
                <text:p>0.627420023</text:p>
              </table:table-cell>
              <table:table-cell office:value-type="float" office:value="0.669531306">
                <text:p>0.669531306</text:p>
              </table:table-cell>
              <table:table-cell office:value-type="float" office:value="0.569865772">
                <text:p>0.5698657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26794592">
                <text:p>0.126794592</text:p>
              </table:table-cell>
              <table:table-cell office:value-type="float" office:value="0.667932709">
                <text:p>0.667932709</text:p>
              </table:table-cell>
              <table:table-cell office:value-type="float" office:value="0.710476722">
                <text:p>0.710476722</text:p>
              </table:table-cell>
              <table:table-cell office:value-type="float" office:value="0.55985219">
                <text:p>0.559852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73662">
                <text:p>0.1273662</text:p>
              </table:table-cell>
              <table:table-cell office:value-type="float" office:value="0.769562813">
                <text:p>0.769562813</text:p>
              </table:table-cell>
              <table:table-cell office:value-type="float" office:value="0.647437054">
                <text:p>0.647437054</text:p>
              </table:table-cell>
              <table:table-cell office:value-type="float" office:value="0.450974161">
                <text:p>0.45097416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27375141">
                <text:p>0.127375141</text:p>
              </table:table-cell>
              <table:table-cell office:value-type="float" office:value="0.659411628">
                <text:p>0.659411628</text:p>
              </table:table-cell>
              <table:table-cell office:value-type="float" office:value="0.704475725">
                <text:p>0.704475725</text:p>
              </table:table-cell>
              <table:table-cell office:value-type="float" office:value="0.566032596">
                <text:p>0.56603259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28343121">
                <text:p>0.128343121</text:p>
              </table:table-cell>
              <table:table-cell office:value-type="float" office:value="0.65093227">
                <text:p>0.65093227</text:p>
              </table:table-cell>
              <table:table-cell office:value-type="float" office:value="0.600997877">
                <text:p>0.600997877</text:p>
              </table:table-cell>
              <table:table-cell office:value-type="float" office:value="0.503923357">
                <text:p>0.50392335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27509252">
                <text:p>0.127509252</text:p>
              </table:table-cell>
              <table:table-cell office:value-type="float" office:value="0.67114242">
                <text:p>0.67114242</text:p>
              </table:table-cell>
              <table:table-cell office:value-type="float" office:value="0.710675801">
                <text:p>0.710675801</text:p>
              </table:table-cell>
              <table:table-cell office:value-type="float" office:value="0.558732815">
                <text:p>0.5587328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253611">
                <text:p>0.1253611</text:p>
              </table:table-cell>
              <table:table-cell office:value-type="float" office:value="0.705482448">
                <text:p>0.705482448</text:p>
              </table:table-cell>
              <table:table-cell office:value-type="float" office:value="0.740553229">
                <text:p>0.740553229</text:p>
              </table:table-cell>
              <table:table-cell office:value-type="float" office:value="0.478025136">
                <text:p>0.4780251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27339378">
                <text:p>0.127339378</text:p>
              </table:table-cell>
              <table:table-cell office:value-type="float" office:value="0.799955225">
                <text:p>0.799955225</text:p>
              </table:table-cell>
              <table:table-cell office:value-type="float" office:value="0.601687503">
                <text:p>0.601687503</text:p>
              </table:table-cell>
              <table:table-cell office:value-type="float" office:value="0.445532256">
                <text:p>0.4455322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26885787">
                <text:p>0.126885787</text:p>
              </table:table-cell>
              <table:table-cell office:value-type="float" office:value="0.801888204">
                <text:p>0.801888204</text:p>
              </table:table-cell>
              <table:table-cell office:value-type="float" office:value="0.595566105">
                <text:p>0.595566105</text:p>
              </table:table-cell>
              <table:table-cell office:value-type="float" office:value="0.463534649">
                <text:p>0.46353464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27415076">
                <text:p>0.127415076</text:p>
              </table:table-cell>
              <table:table-cell office:value-type="float" office:value="0.681417666">
                <text:p>0.681417666</text:p>
              </table:table-cell>
              <table:table-cell office:value-type="float" office:value="0.59703834">
                <text:p>0.59703834</text:p>
              </table:table-cell>
              <table:table-cell office:value-type="float" office:value="0.491430222">
                <text:p>0.4914302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2753965">
                <text:p>0.12753965</text:p>
              </table:table-cell>
              <table:table-cell office:value-type="float" office:value="0.646889883">
                <text:p>0.646889883</text:p>
              </table:table-cell>
              <table:table-cell office:value-type="float" office:value="0.713811006">
                <text:p>0.713811006</text:p>
              </table:table-cell>
              <table:table-cell office:value-type="float" office:value="0.557236738">
                <text:p>0.5572367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28328815">
                <text:p>0.128328815</text:p>
              </table:table-cell>
              <table:table-cell office:value-type="float" office:value="0.728920785">
                <text:p>0.728920785</text:p>
              </table:table-cell>
              <table:table-cell office:value-type="float" office:value="0.594328117">
                <text:p>0.594328117</text:p>
              </table:table-cell>
              <table:table-cell office:value-type="float" office:value="0.470125731">
                <text:p>0.4701257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27429381">
                <text:p>0.127429381</text:p>
              </table:table-cell>
              <table:table-cell office:value-type="float" office:value="0.650479871">
                <text:p>0.650479871</text:p>
              </table:table-cell>
              <table:table-cell office:value-type="float" office:value="0.716046776">
                <text:p>0.716046776</text:p>
              </table:table-cell>
              <table:table-cell office:value-type="float" office:value="0.553145475">
                <text:p>0.55314547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128563658">
                <text:p>0.128563658</text:p>
              </table:table-cell>
              <table:table-cell office:value-type="float" office:value="0.80184052">
                <text:p>0.80184052</text:p>
              </table:table-cell>
              <table:table-cell office:value-type="float" office:value="0.600327921">
                <text:p>0.600327921</text:p>
              </table:table-cell>
              <table:table-cell office:value-type="float" office:value="0.446700507">
                <text:p>0.4467005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28152386">
                <text:p>0.128152386</text:p>
              </table:table-cell>
              <table:table-cell office:value-type="float" office:value="0.629124716">
                <text:p>0.629124716</text:p>
              </table:table-cell>
              <table:table-cell office:value-type="float" office:value="0.616281702">
                <text:p>0.616281702</text:p>
              </table:table-cell>
              <table:table-cell office:value-type="float" office:value="0.524445239">
                <text:p>0.5244452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28081456">
                <text:p>0.128081456</text:p>
              </table:table-cell>
              <table:table-cell office:value-type="float" office:value="0.766407343">
                <text:p>0.766407343</text:p>
              </table:table-cell>
              <table:table-cell office:value-type="float" office:value="0.709060515">
                <text:p>0.709060515</text:p>
              </table:table-cell>
              <table:table-cell office:value-type="float" office:value="0.454751903">
                <text:p>0.45475190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28222123">
                <text:p>0.128222123</text:p>
              </table:table-cell>
              <table:table-cell office:value-type="float" office:value="0.647717195">
                <text:p>0.647717195</text:p>
              </table:table-cell>
              <table:table-cell office:value-type="float" office:value="0.603773666">
                <text:p>0.603773666</text:p>
              </table:table-cell>
              <table:table-cell office:value-type="float" office:value="0.506132305">
                <text:p>0.50613230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27940789">
                <text:p>0.127940789</text:p>
              </table:table-cell>
              <table:table-cell office:value-type="float" office:value="0.625403002">
                <text:p>0.625403002</text:p>
              </table:table-cell>
              <table:table-cell office:value-type="float" office:value="0.630437211">
                <text:p>0.630437211</text:p>
              </table:table-cell>
              <table:table-cell office:value-type="float" office:value="0.537678663">
                <text:p>0.5376786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27241627">
                <text:p>0.127241627</text:p>
              </table:table-cell>
              <table:table-cell office:value-type="float" office:value="0.78182051">
                <text:p>0.78182051</text:p>
              </table:table-cell>
              <table:table-cell office:value-type="float" office:value="0.66632398">
                <text:p>0.66632398</text:p>
              </table:table-cell>
              <table:table-cell office:value-type="float" office:value="0.451301986">
                <text:p>0.45130198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27199307">
                <text:p>0.127199307</text:p>
              </table:table-cell>
              <table:table-cell office:value-type="float" office:value="0.71729907">
                <text:p>0.71729907</text:p>
              </table:table-cell>
              <table:table-cell office:value-type="float" office:value="0.732589451">
                <text:p>0.732589451</text:p>
              </table:table-cell>
              <table:table-cell office:value-type="float" office:value="0.500625432">
                <text:p>0.5006254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27178446">
                <text:p>0.127178446</text:p>
              </table:table-cell>
              <table:table-cell office:value-type="float" office:value="0.666773995">
                <text:p>0.666773995</text:p>
              </table:table-cell>
              <table:table-cell office:value-type="float" office:value="0.707209791">
                <text:p>0.707209791</text:p>
              </table:table-cell>
              <table:table-cell office:value-type="float" office:value="0.562874146">
                <text:p>0.5628741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26776114">
                <text:p>0.126776114</text:p>
              </table:table-cell>
              <table:table-cell office:value-type="float" office:value="0.646768885">
                <text:p>0.646768885</text:p>
              </table:table-cell>
              <table:table-cell office:value-type="float" office:value="0.69617995">
                <text:p>0.69617995</text:p>
              </table:table-cell>
              <table:table-cell office:value-type="float" office:value="0.573051044">
                <text:p>0.5730510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7579585">
                <text:p>0.127579585</text:p>
              </table:table-cell>
              <table:table-cell office:value-type="float" office:value="0.630667881">
                <text:p>0.630667881</text:p>
              </table:table-cell>
              <table:table-cell office:value-type="float" office:value="0.643693881">
                <text:p>0.643693881</text:p>
              </table:table-cell>
              <table:table-cell office:value-type="float" office:value="0.546318358">
                <text:p>0.5463183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28847376">
                <text:p>0.128847376</text:p>
              </table:table-cell>
              <table:table-cell office:value-type="float" office:value="0.801972842">
                <text:p>0.801972842</text:p>
              </table:table-cell>
              <table:table-cell office:value-type="float" office:value="0.599927974">
                <text:p>0.599927974</text:p>
              </table:table-cell>
              <table:table-cell office:value-type="float" office:value="0.446240359">
                <text:p>0.4462403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28985659">
                <text:p>0.128985659</text:p>
              </table:table-cell>
              <table:table-cell office:value-type="float" office:value="0.80263803">
                <text:p>0.80263803</text:p>
              </table:table-cell>
              <table:table-cell office:value-type="float" office:value="0.600075793">
                <text:p>0.600075793</text:p>
              </table:table-cell>
              <table:table-cell office:value-type="float" office:value="0.444132739">
                <text:p>0.4441327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27384678">
                <text:p>0.127384678</text:p>
              </table:table-cell>
              <table:table-cell office:value-type="float" office:value="0.742611974">
                <text:p>0.742611974</text:p>
              </table:table-cell>
              <table:table-cell office:value-type="float" office:value="0.718262877">
                <text:p>0.718262877</text:p>
              </table:table-cell>
              <table:table-cell office:value-type="float" office:value="0.456638391">
                <text:p>0.45663839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28160134">
                <text:p>0.128160134</text:p>
              </table:table-cell>
              <table:table-cell office:value-type="float" office:value="0.683246336">
                <text:p>0.683246336</text:p>
              </table:table-cell>
              <table:table-cell office:value-type="float" office:value="0.715897169">
                <text:p>0.715897169</text:p>
              </table:table-cell>
              <table:table-cell office:value-type="float" office:value="0.545628136">
                <text:p>0.5456281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28860489">
                <text:p>0.128860489</text:p>
              </table:table-cell>
              <table:table-cell office:value-type="float" office:value="0.639682488">
                <text:p>0.639682488</text:p>
              </table:table-cell>
              <table:table-cell office:value-type="float" office:value="0.705038989">
                <text:p>0.705038989</text:p>
              </table:table-cell>
              <table:table-cell office:value-type="float" office:value="0.535649721">
                <text:p>0.53564972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28121391">
                <text:p>0.128121391</text:p>
              </table:table-cell>
              <table:table-cell office:value-type="float" office:value="0.63489087">
                <text:p>0.63489087</text:p>
              </table:table-cell>
              <table:table-cell office:value-type="float" office:value="0.667565545">
                <text:p>0.667565545</text:p>
              </table:table-cell>
              <table:table-cell office:value-type="float" office:value="0.558835335">
                <text:p>0.55883533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28415242">
                <text:p>0.128415242</text:p>
              </table:table-cell>
              <table:table-cell office:value-type="float" office:value="0.643517452">
                <text:p>0.643517452</text:p>
              </table:table-cell>
              <table:table-cell office:value-type="float" office:value="0.709071244">
                <text:p>0.709071244</text:p>
              </table:table-cell>
              <table:table-cell office:value-type="float" office:value="0.535083477">
                <text:p>0.53508347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28172055">
                <text:p>0.128172055</text:p>
              </table:table-cell>
              <table:table-cell office:value-type="float" office:value="0.708730901">
                <text:p>0.708730901</text:p>
              </table:table-cell>
              <table:table-cell office:value-type="float" office:value="0.732390372">
                <text:p>0.732390372</text:p>
              </table:table-cell>
              <table:table-cell office:value-type="float" office:value="0.497428834">
                <text:p>0.4974288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29551903">
                <text:p>0.129551903</text:p>
              </table:table-cell>
              <table:table-cell office:value-type="float" office:value="0.626316145">
                <text:p>0.626316145</text:p>
              </table:table-cell>
              <table:table-cell office:value-type="float" office:value="0.670865854">
                <text:p>0.670865854</text:p>
              </table:table-cell>
              <table:table-cell office:value-type="float" office:value="0.57220585">
                <text:p>0.572205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28794328">
                <text:p>0.128794328</text:p>
              </table:table-cell>
              <table:table-cell office:value-type="float" office:value="0.626593903">
                <text:p>0.626593903</text:p>
              </table:table-cell>
              <table:table-cell office:value-type="float" office:value="0.627720431">
                <text:p>0.627720431</text:p>
              </table:table-cell>
              <table:table-cell office:value-type="float" office:value="0.535835688">
                <text:p>0.5358356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29030958">
                <text:p>0.129030958</text:p>
              </table:table-cell>
              <table:table-cell office:value-type="float" office:value="0.634373502">
                <text:p>0.634373502</text:p>
              </table:table-cell>
              <table:table-cell office:value-type="float" office:value="0.683414421">
                <text:p>0.683414421</text:p>
              </table:table-cell>
              <table:table-cell office:value-type="float" office:value="0.566667982">
                <text:p>0.56666798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28582731">
                <text:p>0.128582731</text:p>
              </table:table-cell>
              <table:table-cell office:value-type="float" office:value="0.756369323">
                <text:p>0.756369323</text:p>
              </table:table-cell>
              <table:table-cell office:value-type="float" office:value="0.728599516">
                <text:p>0.728599516</text:p>
              </table:table-cell>
              <table:table-cell office:value-type="float" office:value="0.458306725">
                <text:p>0.4583067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1291001">
                <text:p>0.1291001</text:p>
              </table:table-cell>
              <table:table-cell office:value-type="float" office:value="0.802254772">
                <text:p>0.802254772</text:p>
              </table:table-cell>
              <table:table-cell office:value-type="float" office:value="0.595934462">
                <text:p>0.595934462</text:p>
              </table:table-cell>
              <table:table-cell office:value-type="float" office:value="0.449865514">
                <text:p>0.4498655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28306166">
                <text:p>0.128306166</text:p>
              </table:table-cell>
              <table:table-cell office:value-type="float" office:value="0.639163332">
                <text:p>0.639163332</text:p>
              </table:table-cell>
              <table:table-cell office:value-type="float" office:value="0.677109441">
                <text:p>0.677109441</text:p>
              </table:table-cell>
              <table:table-cell office:value-type="float" office:value="0.567610331">
                <text:p>0.56761033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29377857">
                <text:p>0.129377857</text:p>
              </table:table-cell>
              <table:table-cell office:value-type="float" office:value="0.649012405">
                <text:p>0.649012405</text:p>
              </table:table-cell>
              <table:table-cell office:value-type="float" office:value="0.716246452">
                <text:p>0.716246452</text:p>
              </table:table-cell>
              <table:table-cell office:value-type="float" office:value="0.551558799">
                <text:p>0.5515587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29256264">
                <text:p>0.129256264</text:p>
              </table:table-cell>
              <table:table-cell office:value-type="float" office:value="0.739479749">
                <text:p>0.739479749</text:p>
              </table:table-cell>
              <table:table-cell office:value-type="float" office:value="0.593557429">
                <text:p>0.593557429</text:p>
              </table:table-cell>
              <table:table-cell office:value-type="float" office:value="0.469143447">
                <text:p>0.46914344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29200832">
                <text:p>0.129200832</text:p>
              </table:table-cell>
              <table:table-cell office:value-type="float" office:value="0.791261887">
                <text:p>0.791261887</text:p>
              </table:table-cell>
              <table:table-cell office:value-type="float" office:value="0.594492626">
                <text:p>0.594492626</text:p>
              </table:table-cell>
              <table:table-cell office:value-type="float" office:value="0.47197884">
                <text:p>0.4719788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29573361">
                <text:p>0.129573361</text:p>
              </table:table-cell>
              <table:table-cell office:value-type="float" office:value="0.798785782">
                <text:p>0.798785782</text:p>
              </table:table-cell>
              <table:table-cell office:value-type="float" office:value="0.604987217">
                <text:p>0.604987217</text:p>
              </table:table-cell>
              <table:table-cell office:value-type="float" office:value="0.446676665">
                <text:p>0.44667666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29542962">
                <text:p>0.129542962</text:p>
              </table:table-cell>
              <table:table-cell office:value-type="float" office:value="0.629758314">
                <text:p>0.629758314</text:p>
              </table:table-cell>
              <table:table-cell office:value-type="float" office:value="0.662236293">
                <text:p>0.662236293</text:p>
              </table:table-cell>
              <table:table-cell office:value-type="float" office:value="0.572537252">
                <text:p>0.5725372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9520909">
                <text:p>0.129520909</text:p>
              </table:table-cell>
              <table:table-cell office:value-type="float" office:value="0.794018602">
                <text:p>0.794018602</text:p>
              </table:table-cell>
              <table:table-cell office:value-type="float" office:value="0.59664793">
                <text:p>0.59664793</text:p>
              </table:table-cell>
              <table:table-cell office:value-type="float" office:value="0.447561198">
                <text:p>0.44756119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29706279">
                <text:p>0.129706279</text:p>
              </table:table-cell>
              <table:table-cell office:value-type="float" office:value="0.63060768">
                <text:p>0.63060768</text:p>
              </table:table-cell>
              <table:table-cell office:value-type="float" office:value="0.646222907">
                <text:p>0.646222907</text:p>
              </table:table-cell>
              <table:table-cell office:value-type="float" office:value="0.548773473">
                <text:p>0.54877347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29856483">
                <text:p>0.129856483</text:p>
              </table:table-cell>
              <table:table-cell office:value-type="float" office:value="0.627185777">
                <text:p>0.627185777</text:p>
              </table:table-cell>
              <table:table-cell office:value-type="float" office:value="0.614125206">
                <text:p>0.614125206</text:p>
              </table:table-cell>
              <table:table-cell office:value-type="float" office:value="0.521728459">
                <text:p>0.52172845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28950492">
                <text:p>0.128950492</text:p>
              </table:table-cell>
              <table:table-cell office:value-type="float" office:value="0.794900154">
                <text:p>0.794900154</text:p>
              </table:table-cell>
              <table:table-cell office:value-type="float" office:value="0.625904873">
                <text:p>0.625904873</text:p>
              </table:table-cell>
              <table:table-cell office:value-type="float" office:value="0.449118072">
                <text:p>0.44911807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29721776">
                <text:p>0.129721776</text:p>
              </table:table-cell>
              <table:table-cell office:value-type="float" office:value="0.801684952">
                <text:p>0.801684952</text:p>
              </table:table-cell>
              <table:table-cell office:value-type="float" office:value="0.598848533">
                <text:p>0.598848533</text:p>
              </table:table-cell>
              <table:table-cell office:value-type="float" office:value="0.446426326">
                <text:p>0.4464263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130369083">
                <text:p>0.130369083</text:p>
              </table:table-cell>
              <table:table-cell office:value-type="float" office:value="0.68303772">
                <text:p>0.68303772</text:p>
              </table:table-cell>
              <table:table-cell office:value-type="float" office:value="0.612193419">
                <text:p>0.612193419</text:p>
              </table:table-cell>
              <table:table-cell office:value-type="float" office:value="0.547149247">
                <text:p>0.54714924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28940955">
                <text:p>0.128940955</text:p>
              </table:table-cell>
              <table:table-cell office:value-type="float" office:value="0.770129057">
                <text:p>0.770129057</text:p>
              </table:table-cell>
              <table:table-cell office:value-type="float" office:value="0.595418286">
                <text:p>0.595418286</text:p>
              </table:table-cell>
              <table:table-cell office:value-type="float" office:value="0.456151421">
                <text:p>0.45615142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2931408">
                <text:p>0.12931408</text:p>
              </table:table-cell>
              <table:table-cell office:value-type="float" office:value="0.798279738">
                <text:p>0.798279738</text:p>
              </table:table-cell>
              <table:table-cell office:value-type="float" office:value="0.598428321">
                <text:p>0.598428321</text:p>
              </table:table-cell>
              <table:table-cell office:value-type="float" office:value="0.457283313">
                <text:p>0.4572833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129588262">
                <text:p>0.129588262</text:p>
              </table:table-cell>
              <table:table-cell office:value-type="float" office:value="0.801011419">
                <text:p>0.801011419</text:p>
              </table:table-cell>
              <table:table-cell office:value-type="float" office:value="0.596728992">
                <text:p>0.596728992</text:p>
              </table:table-cell>
              <table:table-cell office:value-type="float" office:value="0.446322614">
                <text:p>0.44632261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29332558">
                <text:p>0.129332558</text:p>
              </table:table-cell>
              <table:table-cell office:value-type="float" office:value="0.642678814">
                <text:p>0.642678814</text:p>
              </table:table-cell>
              <table:table-cell office:value-type="float" office:value="0.710735406">
                <text:p>0.710735406</text:p>
              </table:table-cell>
              <table:table-cell office:value-type="float" office:value="0.527138177">
                <text:p>0.5271381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29786149">
                <text:p>0.129786149</text:p>
              </table:table-cell>
              <table:table-cell office:value-type="float" office:value="0.791045522">
                <text:p>0.791045522</text:p>
              </table:table-cell>
              <table:table-cell office:value-type="float" office:value="0.596873235">
                <text:p>0.596873235</text:p>
              </table:table-cell>
              <table:table-cell office:value-type="float" office:value="0.450239831">
                <text:p>0.45023983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29175202">
                <text:p>0.129175202</text:p>
              </table:table-cell>
              <table:table-cell office:value-type="float" office:value="0.633053855">
                <text:p>0.633053855</text:p>
              </table:table-cell>
              <table:table-cell office:value-type="float" office:value="0.683223687">
                <text:p>0.683223687</text:p>
              </table:table-cell>
              <table:table-cell office:value-type="float" office:value="0.568461486">
                <text:p>0.5684614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29277126">
                <text:p>0.129277126</text:p>
              </table:table-cell>
              <table:table-cell office:value-type="float" office:value="0.658468683">
                <text:p>0.658468683</text:p>
              </table:table-cell>
              <table:table-cell office:value-type="float" office:value="0.599570346">
                <text:p>0.599570346</text:p>
              </table:table-cell>
              <table:table-cell office:value-type="float" office:value="0.49955076">
                <text:p>0.499550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27789989">
                <text:p>0.127789989</text:p>
              </table:table-cell>
              <table:table-cell office:value-type="float" office:value="0.713940348">
                <text:p>0.713940348</text:p>
              </table:table-cell>
              <table:table-cell office:value-type="float" office:value="0.729700414">
                <text:p>0.729700414</text:p>
              </table:table-cell>
              <table:table-cell office:value-type="float" office:value="0.508244694">
                <text:p>0.50824469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27637998">
                <text:p>0.127637998</text:p>
              </table:table-cell>
              <table:table-cell office:value-type="float" office:value="0.63791521">
                <text:p>0.63791521</text:p>
              </table:table-cell>
              <table:table-cell office:value-type="float" office:value="0.677093944">
                <text:p>0.677093944</text:p>
              </table:table-cell>
              <table:table-cell office:value-type="float" office:value="0.564661093">
                <text:p>0.56466109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28478423">
                <text:p>0.128478423</text:p>
              </table:table-cell>
              <table:table-cell office:value-type="float" office:value="0.649487454">
                <text:p>0.649487454</text:p>
              </table:table-cell>
              <table:table-cell office:value-type="float" office:value="0.717520203">
                <text:p>0.717520203</text:p>
              </table:table-cell>
              <table:table-cell office:value-type="float" office:value="0.504206479">
                <text:p>0.50420647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128743664">
                <text:p>0.128743664</text:p>
              </table:table-cell>
              <table:table-cell office:value-type="float" office:value="0.750231236">
                <text:p>0.750231236</text:p>
              </table:table-cell>
              <table:table-cell office:value-type="float" office:value="0.593601536">
                <text:p>0.593601536</text:p>
              </table:table-cell>
              <table:table-cell office:value-type="float" office:value="0.462245996">
                <text:p>0.46224599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27112881">
                <text:p>0.127112881</text:p>
              </table:table-cell>
              <table:table-cell office:value-type="float" office:value="0.703830207">
                <text:p>0.703830207</text:p>
              </table:table-cell>
              <table:table-cell office:value-type="float" office:value="0.740538924">
                <text:p>0.740538924</text:p>
              </table:table-cell>
              <table:table-cell office:value-type="float" office:value="0.458925421">
                <text:p>0.45892542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28151194">
                <text:p>0.128151194</text:p>
              </table:table-cell>
              <table:table-cell office:value-type="float" office:value="0.634891466">
                <text:p>0.634891466</text:p>
              </table:table-cell>
              <table:table-cell office:value-type="float" office:value="0.65426417">
                <text:p>0.65426417</text:p>
              </table:table-cell>
              <table:table-cell office:value-type="float" office:value="0.551192826">
                <text:p>0.55119282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28487364">
                <text:p>0.128487364</text:p>
              </table:table-cell>
              <table:table-cell office:value-type="float" office:value="0.804128147">
                <text:p>0.804128147</text:p>
              </table:table-cell>
              <table:table-cell office:value-type="float" office:value="0.595118474">
                <text:p>0.595118474</text:p>
              </table:table-cell>
              <table:table-cell office:value-type="float" office:value="0.460185463">
                <text:p>0.4601854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28040925">
                <text:p>0.128040925</text:p>
              </table:table-cell>
              <table:table-cell office:value-type="float" office:value="0.63091226">
                <text:p>0.63091226</text:p>
              </table:table-cell>
              <table:table-cell office:value-type="float" office:value="0.652378279">
                <text:p>0.652378279</text:p>
              </table:table-cell>
              <table:table-cell office:value-type="float" office:value="0.550246304">
                <text:p>0.55024630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128880755">
                <text:p>0.128880755</text:p>
              </table:table-cell>
              <table:table-cell office:value-type="float" office:value="0.631226972">
                <text:p>0.631226972</text:p>
              </table:table-cell>
              <table:table-cell office:value-type="float" office:value="0.685492836">
                <text:p>0.685492836</text:p>
              </table:table-cell>
              <table:table-cell office:value-type="float" office:value="0.572607586">
                <text:p>0.57260758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128549353">
                <text:p>0.128549353</text:p>
              </table:table-cell>
              <table:table-cell office:value-type="float" office:value="0.718287911">
                <text:p>0.718287911</text:p>
              </table:table-cell>
              <table:table-cell office:value-type="float" office:value="0.593804192">
                <text:p>0.593804192</text:p>
              </table:table-cell>
              <table:table-cell office:value-type="float" office:value="0.474140701">
                <text:p>0.47414070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128324643">
                <text:p>0.128324643</text:p>
              </table:table-cell>
              <table:table-cell office:value-type="float" office:value="0.793780779">
                <text:p>0.793780779</text:p>
              </table:table-cell>
              <table:table-cell office:value-type="float" office:value="0.601870489">
                <text:p>0.601870489</text:p>
              </table:table-cell>
              <table:table-cell office:value-type="float" office:value="0.450142676">
                <text:p>0.45014267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128437296">
                <text:p>0.128437296</text:p>
              </table:table-cell>
              <table:table-cell office:value-type="float" office:value="0.625528768">
                <text:p>0.625528768</text:p>
              </table:table-cell>
              <table:table-cell office:value-type="float" office:value="0.640434103">
                <text:p>0.640434103</text:p>
              </table:table-cell>
              <table:table-cell office:value-type="float" office:value="0.544746583">
                <text:p>0.54474658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27894894">
                <text:p>0.127894894</text:p>
              </table:table-cell>
              <table:table-cell office:value-type="float" office:value="0.643810707">
                <text:p>0.643810707</text:p>
              </table:table-cell>
              <table:table-cell office:value-type="float" office:value="0.689999543">
                <text:p>0.689999543</text:p>
              </table:table-cell>
              <table:table-cell office:value-type="float" office:value="0.573085615">
                <text:p>0.57308561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28147021">
                <text:p>0.128147021</text:p>
              </table:table-cell>
              <table:table-cell office:value-type="float" office:value="0.746552437">
                <text:p>0.746552437</text:p>
              </table:table-cell>
              <table:table-cell office:value-type="float" office:value="0.73355147">
                <text:p>0.73355147</text:p>
              </table:table-cell>
              <table:table-cell office:value-type="float" office:value="0.459713991">
                <text:p>0.45971399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128283516">
                <text:p>0.128283516</text:p>
              </table:table-cell>
              <table:table-cell office:value-type="float" office:value="0.766922923">
                <text:p>0.766922923</text:p>
              </table:table-cell>
              <table:table-cell office:value-type="float" office:value="0.71043321">
                <text:p>0.71043321</text:p>
              </table:table-cell>
              <table:table-cell office:value-type="float" office:value="0.455659682">
                <text:p>0.4556596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28578559">
                <text:p>0.128578559</text:p>
              </table:table-cell>
              <table:table-cell office:value-type="float" office:value="0.701029384">
                <text:p>0.701029384</text:p>
              </table:table-cell>
              <table:table-cell office:value-type="float" office:value="0.611203982">
                <text:p>0.611203982</text:p>
              </table:table-cell>
              <table:table-cell office:value-type="float" office:value="0.545659726">
                <text:p>0.5456597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28130928">
                <text:p>0.128130928</text:p>
              </table:table-cell>
              <table:table-cell office:value-type="float" office:value="0.637445526">
                <text:p>0.637445526</text:p>
              </table:table-cell>
              <table:table-cell office:value-type="float" office:value="0.680134377">
                <text:p>0.680134377</text:p>
              </table:table-cell>
              <table:table-cell office:value-type="float" office:value="0.566393801">
                <text:p>0.56639380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2845935">
                <text:p>0.12845935</text:p>
              </table:table-cell>
              <table:table-cell office:value-type="float" office:value="0.630943254">
                <text:p>0.630943254</text:p>
              </table:table-cell>
              <table:table-cell office:value-type="float" office:value="0.661103208">
                <text:p>0.661103208</text:p>
              </table:table-cell>
              <table:table-cell office:value-type="float" office:value="0.553876228">
                <text:p>0.55387622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127668992">
                <text:p>0.127668992</text:p>
              </table:table-cell>
              <table:table-cell office:value-type="float" office:value="0.634157733">
                <text:p>0.634157733</text:p>
              </table:table-cell>
              <table:table-cell office:value-type="float" office:value="0.670798501">
                <text:p>0.670798501</text:p>
              </table:table-cell>
              <table:table-cell office:value-type="float" office:value="0.561946697">
                <text:p>0.56194669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2815477">
                <text:p>0.12815477</text:p>
              </table:table-cell>
              <table:table-cell office:value-type="float" office:value="0.638753252">
                <text:p>0.638753252</text:p>
              </table:table-cell>
              <table:table-cell office:value-type="float" office:value="0.674986324">
                <text:p>0.674986324</text:p>
              </table:table-cell>
              <table:table-cell office:value-type="float" office:value="0.562481351">
                <text:p>0.56248135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127902642">
                <text:p>0.127902642</text:p>
              </table:table-cell>
              <table:table-cell office:value-type="float" office:value="0.632250384">
                <text:p>0.632250384</text:p>
              </table:table-cell>
              <table:table-cell office:value-type="float" office:value="0.65289982">
                <text:p>0.65289982</text:p>
              </table:table-cell>
              <table:table-cell office:value-type="float" office:value="0.551802582">
                <text:p>0.55180258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28224507">
                <text:p>0.128224507</text:p>
              </table:table-cell>
              <table:table-cell office:value-type="float" office:value="0.646793323">
                <text:p>0.646793323</text:p>
              </table:table-cell>
              <table:table-cell office:value-type="float" office:value="0.695985639">
                <text:p>0.695985639</text:p>
              </table:table-cell>
              <table:table-cell office:value-type="float" office:value="0.570105978">
                <text:p>0.5701059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27842442">
                <text:p>0.127842442</text:p>
              </table:table-cell>
              <table:table-cell office:value-type="float" office:value="0.69905349">
                <text:p>0.69905349</text:p>
              </table:table-cell>
              <table:table-cell office:value-type="float" office:value="0.732932774">
                <text:p>0.732932774</text:p>
              </table:table-cell>
              <table:table-cell office:value-type="float" office:value="0.500543773">
                <text:p>0.50054377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28235832">
                <text:p>0.128235832</text:p>
              </table:table-cell>
              <table:table-cell office:value-type="float" office:value="0.633469896">
                <text:p>0.633469896</text:p>
              </table:table-cell>
              <table:table-cell office:value-type="float" office:value="0.661012013">
                <text:p>0.661012013</text:p>
              </table:table-cell>
              <table:table-cell office:value-type="float" office:value="0.554161138">
                <text:p>0.55416113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127508655">
                <text:p>0.127508655</text:p>
              </table:table-cell>
              <table:table-cell office:value-type="float" office:value="0.731756774">
                <text:p>0.731756774</text:p>
              </table:table-cell>
              <table:table-cell office:value-type="float" office:value="0.740037649">
                <text:p>0.740037649</text:p>
              </table:table-cell>
              <table:table-cell office:value-type="float" office:value="0.473645386">
                <text:p>0.47364538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127784625">
                <text:p>0.127784625</text:p>
              </table:table-cell>
              <table:table-cell office:value-type="float" office:value="0.66963919">
                <text:p>0.66963919</text:p>
              </table:table-cell>
              <table:table-cell office:value-type="float" office:value="0.710703219">
                <text:p>0.710703219</text:p>
              </table:table-cell>
              <table:table-cell office:value-type="float" office:value="0.55515892">
                <text:p>0.5551589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27315536">
                <text:p>0.127315536</text:p>
              </table:table-cell>
              <table:table-cell office:value-type="float" office:value="0.735661475">
                <text:p>0.735661475</text:p>
              </table:table-cell>
              <table:table-cell office:value-type="float" office:value="0.725120989">
                <text:p>0.725120989</text:p>
              </table:table-cell>
              <table:table-cell office:value-type="float" office:value="0.451752597">
                <text:p>0.4517525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28608361">
                <text:p>0.128608361</text:p>
              </table:table-cell>
              <table:table-cell office:value-type="float" office:value="0.72809228">
                <text:p>0.72809228</text:p>
              </table:table-cell>
              <table:table-cell office:value-type="float" office:value="0.593909096">
                <text:p>0.593909096</text:p>
              </table:table-cell>
              <table:table-cell office:value-type="float" office:value="0.46998566">
                <text:p>0.4699856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128054038">
                <text:p>0.128054038</text:p>
              </table:table-cell>
              <table:table-cell office:value-type="float" office:value="0.80196271">
                <text:p>0.80196271</text:p>
              </table:table-cell>
              <table:table-cell office:value-type="float" office:value="0.603313518">
                <text:p>0.603313518</text:p>
              </table:table-cell>
              <table:table-cell office:value-type="float" office:value="0.445624643">
                <text:p>0.4456246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127772108">
                <text:p>0.127772108</text:p>
              </table:table-cell>
              <table:table-cell office:value-type="float" office:value="0.792340731">
                <text:p>0.792340731</text:p>
              </table:table-cell>
              <table:table-cell office:value-type="float" office:value="0.630813912">
                <text:p>0.630813912</text:p>
              </table:table-cell>
              <table:table-cell office:value-type="float" office:value="0.448485666">
                <text:p>0.44848566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127398387">
                <text:p>0.127398387</text:p>
              </table:table-cell>
              <table:table-cell office:value-type="float" office:value="0.627820567">
                <text:p>0.627820567</text:p>
              </table:table-cell>
              <table:table-cell office:value-type="float" office:value="0.622285083">
                <text:p>0.622285083</text:p>
              </table:table-cell>
              <table:table-cell office:value-type="float" office:value="0.529013935">
                <text:p>0.52901393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127944365">
                <text:p>0.127944365</text:p>
              </table:table-cell>
              <table:table-cell office:value-type="float" office:value="0.801740384">
                <text:p>0.801740384</text:p>
              </table:table-cell>
              <table:table-cell office:value-type="float" office:value="0.598353815">
                <text:p>0.598353815</text:p>
              </table:table-cell>
              <table:table-cell office:value-type="float" office:value="0.456411893">
                <text:p>0.45641189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127027646">
                <text:p>0.127027646</text:p>
              </table:table-cell>
              <table:table-cell office:value-type="float" office:value="0.648070055">
                <text:p>0.648070055</text:p>
              </table:table-cell>
              <table:table-cell office:value-type="float" office:value="0.694514596">
                <text:p>0.694514596</text:p>
              </table:table-cell>
              <table:table-cell office:value-type="float" office:value="0.570551225">
                <text:p>0.57055122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26477495">
                <text:p>0.126477495</text:p>
              </table:table-cell>
              <table:table-cell office:value-type="float" office:value="0.682969771">
                <text:p>0.682969771</text:p>
              </table:table-cell>
              <table:table-cell office:value-type="float" office:value="0.733760087">
                <text:p>0.733760087</text:p>
              </table:table-cell>
              <table:table-cell office:value-type="float" office:value="0.497033059">
                <text:p>0.49703305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127008572">
                <text:p>0.127008572</text:p>
              </table:table-cell>
              <table:table-cell office:value-type="float" office:value="0.624208525">
                <text:p>0.624208525</text:p>
              </table:table-cell>
              <table:table-cell office:value-type="float" office:value="0.62401779">
                <text:p>0.62401779</text:p>
              </table:table-cell>
              <table:table-cell office:value-type="float" office:value="0.532543723">
                <text:p>0.53254372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127714888">
                <text:p>0.127714888</text:p>
              </table:table-cell>
              <table:table-cell office:value-type="float" office:value="0.632472114">
                <text:p>0.632472114</text:p>
              </table:table-cell>
              <table:table-cell office:value-type="float" office:value="0.613209082">
                <text:p>0.613209082</text:p>
              </table:table-cell>
              <table:table-cell office:value-type="float" office:value="0.519307318">
                <text:p>0.51930731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127467528">
                <text:p>0.127467528</text:p>
              </table:table-cell>
              <table:table-cell office:value-type="float" office:value="0.782158468">
                <text:p>0.782158468</text:p>
              </table:table-cell>
              <table:table-cell office:value-type="float" office:value="0.616262033">
                <text:p>0.616262033</text:p>
              </table:table-cell>
              <table:table-cell office:value-type="float" office:value="0.445476227">
                <text:p>0.4454762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27213016">
                <text:p>0.127213016</text:p>
              </table:table-cell>
              <table:table-cell office:value-type="float" office:value="0.699138129">
                <text:p>0.699138129</text:p>
              </table:table-cell>
              <table:table-cell office:value-type="float" office:value="0.721734848">
                <text:p>0.721734848</text:p>
              </table:table-cell>
              <table:table-cell office:value-type="float" office:value="0.526700083">
                <text:p>0.52670008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127512828">
                <text:p>0.127512828</text:p>
              </table:table-cell>
              <table:table-cell office:value-type="float" office:value="0.629234985">
                <text:p>0.629234985</text:p>
              </table:table-cell>
              <table:table-cell office:value-type="float" office:value="0.648460465">
                <text:p>0.648460465</text:p>
              </table:table-cell>
              <table:table-cell office:value-type="float" office:value="0.545576876">
                <text:p>0.54557687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127297059">
                <text:p>0.127297059</text:p>
              </table:table-cell>
              <table:table-cell office:value-type="float" office:value="0.628737882">
                <text:p>0.628737882</text:p>
              </table:table-cell>
              <table:table-cell office:value-type="float" office:value="0.641139226">
                <text:p>0.641139226</text:p>
              </table:table-cell>
              <table:table-cell office:value-type="float" office:value="0.542650884">
                <text:p>0.54265088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127265469">
                <text:p>0.127265469</text:p>
              </table:table-cell>
              <table:table-cell office:value-type="float" office:value="0.704048956">
                <text:p>0.704048956</text:p>
              </table:table-cell>
              <table:table-cell office:value-type="float" office:value="0.722546068">
                <text:p>0.722546068</text:p>
              </table:table-cell>
              <table:table-cell office:value-type="float" office:value="0.522400799">
                <text:p>0.5224007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126584187">
                <text:p>0.126584187</text:p>
              </table:table-cell>
              <table:table-cell office:value-type="float" office:value="0.688319884">
                <text:p>0.688319884</text:p>
              </table:table-cell>
              <table:table-cell office:value-type="float" office:value="0.734380571">
                <text:p>0.734380571</text:p>
              </table:table-cell>
              <table:table-cell office:value-type="float" office:value="0.494896232">
                <text:p>0.4948962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127544418">
                <text:p>0.127544418</text:p>
              </table:table-cell>
              <table:table-cell office:value-type="float" office:value="0.79579482">
                <text:p>0.79579482</text:p>
              </table:table-cell>
              <table:table-cell office:value-type="float" office:value="0.629463867">
                <text:p>0.629463867</text:p>
              </table:table-cell>
              <table:table-cell office:value-type="float" office:value="0.448159033">
                <text:p>0.44815903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127612964">
                <text:p>0.127612964</text:p>
              </table:table-cell>
              <table:table-cell office:value-type="float" office:value="0.792411064">
                <text:p>0.792411064</text:p>
              </table:table-cell>
              <table:table-cell office:value-type="float" office:value="0.593810152">
                <text:p>0.593810152</text:p>
              </table:table-cell>
              <table:table-cell office:value-type="float" office:value="0.470619854">
                <text:p>0.4706198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127689258">
                <text:p>0.127689258</text:p>
              </table:table-cell>
              <table:table-cell office:value-type="float" office:value="0.803873635">
                <text:p>0.803873635</text:p>
              </table:table-cell>
              <table:table-cell office:value-type="float" office:value="0.601379943">
                <text:p>0.601379943</text:p>
              </table:table-cell>
              <table:table-cell office:value-type="float" office:value="0.445234233">
                <text:p>0.44523423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126663462">
                <text:p>0.126663462</text:p>
              </table:table-cell>
              <table:table-cell office:value-type="float" office:value="0.770489069">
                <text:p>0.770489069</text:p>
              </table:table-cell>
              <table:table-cell office:value-type="float" office:value="0.651344139">
                <text:p>0.651344139</text:p>
              </table:table-cell>
              <table:table-cell office:value-type="float" office:value="0.445171648">
                <text:p>0.44517164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126473919">
                <text:p>0.126473919</text:p>
              </table:table-cell>
              <table:table-cell office:value-type="float" office:value="0.644617754">
                <text:p>0.644617754</text:p>
              </table:table-cell>
              <table:table-cell office:value-type="float" office:value="0.695229256">
                <text:p>0.695229256</text:p>
              </table:table-cell>
              <table:table-cell office:value-type="float" office:value="0.571919152">
                <text:p>0.5719191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26877442">
                <text:p>0.126877442</text:p>
              </table:table-cell>
              <table:table-cell office:value-type="float" office:value="0.772220584">
                <text:p>0.772220584</text:p>
              </table:table-cell>
              <table:table-cell office:value-type="float" office:value="0.69866904">
                <text:p>0.69866904</text:p>
              </table:table-cell>
              <table:table-cell office:value-type="float" office:value="0.452831442">
                <text:p>0.45283144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126584783">
                <text:p>0.126584783</text:p>
              </table:table-cell>
              <table:table-cell office:value-type="float" office:value="0.673684558">
                <text:p>0.673684558</text:p>
              </table:table-cell>
              <table:table-cell office:value-type="float" office:value="0.710927929">
                <text:p>0.710927929</text:p>
              </table:table-cell>
              <table:table-cell office:value-type="float" office:value="0.554151601">
                <text:p>0.55415160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127643958">
                <text:p>0.127643958</text:p>
              </table:table-cell>
              <table:table-cell office:value-type="float" office:value="0.798902607">
                <text:p>0.798902607</text:p>
              </table:table-cell>
              <table:table-cell office:value-type="float" office:value="0.597136688">
                <text:p>0.597136688</text:p>
              </table:table-cell>
              <table:table-cell office:value-type="float" office:value="0.445496493">
                <text:p>0.44549649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126358882">
                <text:p>0.126358882</text:p>
              </table:table-cell>
              <table:table-cell office:value-type="float" office:value="0.699129188">
                <text:p>0.699129188</text:p>
              </table:table-cell>
              <table:table-cell office:value-type="float" office:value="0.724514809">
                <text:p>0.724514809</text:p>
              </table:table-cell>
              <table:table-cell office:value-type="float" office:value="0.52596933">
                <text:p>0.525969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127418056">
                <text:p>0.127418056</text:p>
              </table:table-cell>
              <table:table-cell office:value-type="float" office:value="0.65661319">
                <text:p>0.65661319</text:p>
              </table:table-cell>
              <table:table-cell office:value-type="float" office:value="0.6003613">
                <text:p>0.6003613</text:p>
              </table:table-cell>
              <table:table-cell office:value-type="float" office:value="0.501166642">
                <text:p>0.50116664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127886549">
                <text:p>0.127886549</text:p>
              </table:table-cell>
              <table:table-cell office:value-type="float" office:value="0.629848913">
                <text:p>0.629848913</text:p>
              </table:table-cell>
              <table:table-cell office:value-type="float" office:value="0.647713619">
                <text:p>0.647713619</text:p>
              </table:table-cell>
              <table:table-cell office:value-type="float" office:value="0.547261899">
                <text:p>0.5472618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128089801">
                <text:p>0.128089801</text:p>
              </table:table-cell>
              <table:table-cell office:value-type="float" office:value="0.791244005">
                <text:p>0.791244005</text:p>
              </table:table-cell>
              <table:table-cell office:value-type="float" office:value="0.595422458">
                <text:p>0.595422458</text:p>
              </table:table-cell>
              <table:table-cell office:value-type="float" office:value="0.447396689">
                <text:p>0.44739668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128054634">
                <text:p>0.128054634</text:p>
              </table:table-cell>
              <table:table-cell office:value-type="float" office:value="0.799830055">
                <text:p>0.799830055</text:p>
              </table:table-cell>
              <table:table-cell office:value-type="float" office:value="0.600430441">
                <text:p>0.600430441</text:p>
              </table:table-cell>
              <table:table-cell office:value-type="float" office:value="0.445108467">
                <text:p>0.44510846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127329842">
                <text:p>0.127329842</text:p>
              </table:table-cell>
              <table:table-cell office:value-type="float" office:value="0.758487673">
                <text:p>0.758487673</text:p>
              </table:table-cell>
              <table:table-cell office:value-type="float" office:value="0.724079695">
                <text:p>0.724079695</text:p>
              </table:table-cell>
              <table:table-cell office:value-type="float" office:value="0.454563553">
                <text:p>0.45456355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126774922">
                <text:p>0.126774922</text:p>
              </table:table-cell>
              <table:table-cell office:value-type="float" office:value="0.631695465">
                <text:p>0.631695465</text:p>
              </table:table-cell>
              <table:table-cell office:value-type="float" office:value="0.650783259">
                <text:p>0.650783259</text:p>
              </table:table-cell>
              <table:table-cell office:value-type="float" office:value="0.548892683">
                <text:p>0.5488926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27472893">
                <text:p>0.127472893</text:p>
              </table:table-cell>
              <table:table-cell office:value-type="float" office:value="0.686053715">
                <text:p>0.686053715</text:p>
              </table:table-cell>
              <table:table-cell office:value-type="float" office:value="0.614222957">
                <text:p>0.614222957</text:p>
              </table:table-cell>
              <table:table-cell office:value-type="float" office:value="0.521159234">
                <text:p>0.52115923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127336994">
                <text:p>0.127336994</text:p>
              </table:table-cell>
              <table:table-cell office:value-type="float" office:value="0.798624253">
                <text:p>0.798624253</text:p>
              </table:table-cell>
              <table:table-cell office:value-type="float" office:value="0.596584749">
                <text:p>0.596584749</text:p>
              </table:table-cell>
              <table:table-cell office:value-type="float" office:value="0.444712096">
                <text:p>0.44471209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126579419">
                <text:p>0.126579419</text:p>
              </table:table-cell>
              <table:table-cell office:value-type="float" office:value="0.63417025">
                <text:p>0.63417025</text:p>
              </table:table-cell>
              <table:table-cell office:value-type="float" office:value="0.663714488">
                <text:p>0.663714488</text:p>
              </table:table-cell>
              <table:table-cell office:value-type="float" office:value="0.55455274">
                <text:p>0.5545527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27025262">
                <text:p>0.127025262</text:p>
              </table:table-cell>
              <table:table-cell office:value-type="float" office:value="0.804461933">
                <text:p>0.804461933</text:p>
              </table:table-cell>
              <table:table-cell office:value-type="float" office:value="0.598215532">
                <text:p>0.598215532</text:p>
              </table:table-cell>
              <table:table-cell office:value-type="float" office:value="0.445196682">
                <text:p>0.44519668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26240865">
                <text:p>0.126240865</text:p>
              </table:table-cell>
              <table:table-cell office:value-type="float" office:value="0.628763512">
                <text:p>0.628763512</text:p>
              </table:table-cell>
              <table:table-cell office:value-type="float" office:value="0.637259559">
                <text:p>0.637259559</text:p>
              </table:table-cell>
              <table:table-cell office:value-type="float" office:value="0.540286367">
                <text:p>0.5402863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126660481">
                <text:p>0.126660481</text:p>
              </table:table-cell>
              <table:table-cell office:value-type="float" office:value="0.717294302">
                <text:p>0.717294302</text:p>
              </table:table-cell>
              <table:table-cell office:value-type="float" office:value="0.595747303">
                <text:p>0.595747303</text:p>
              </table:table-cell>
              <table:table-cell office:value-type="float" office:value="0.474984702">
                <text:p>0.4749847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124619618">
                <text:p>0.124619618</text:p>
              </table:table-cell>
              <table:table-cell office:value-type="float" office:value="0.697767818">
                <text:p>0.697767818</text:p>
              </table:table-cell>
              <table:table-cell office:value-type="float" office:value="0.721802798">
                <text:p>0.721802798</text:p>
              </table:table-cell>
              <table:table-cell office:value-type="float" office:value="0.531462494">
                <text:p>0.53146249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125638858">
                <text:p>0.125638858</text:p>
              </table:table-cell>
              <table:table-cell office:value-type="float" office:value="0.806599952">
                <text:p>0.806599952</text:p>
              </table:table-cell>
              <table:table-cell office:value-type="float" office:value="0.596354675">
                <text:p>0.596354675</text:p>
              </table:table-cell>
              <table:table-cell office:value-type="float" office:value="0.44983452">
                <text:p>0.4498345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125971452">
                <text:p>0.125971452</text:p>
              </table:table-cell>
              <table:table-cell office:value-type="float" office:value="0.636481719">
                <text:p>0.636481719</text:p>
              </table:table-cell>
              <table:table-cell office:value-type="float" office:value="0.609530283">
                <text:p>0.609530283</text:p>
              </table:table-cell>
              <table:table-cell office:value-type="float" office:value="0.514866771">
                <text:p>0.51486677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26543656">
                <text:p>0.126543656</text:p>
              </table:table-cell>
              <table:table-cell office:value-type="float" office:value="0.70317396">
                <text:p>0.70317396</text:p>
              </table:table-cell>
              <table:table-cell office:value-type="float" office:value="0.595765781">
                <text:p>0.595765781</text:p>
              </table:table-cell>
              <table:table-cell office:value-type="float" office:value="0.478680191">
                <text:p>0.4786801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26086488">
                <text:p>0.126086488</text:p>
              </table:table-cell>
              <table:table-cell office:value-type="float" office:value="0.77147791">
                <text:p>0.77147791</text:p>
              </table:table-cell>
              <table:table-cell office:value-type="float" office:value="0.703027928">
                <text:p>0.703027928</text:p>
              </table:table-cell>
              <table:table-cell office:value-type="float" office:value="0.452225262">
                <text:p>0.45222526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126073972">
                <text:p>0.126073972</text:p>
              </table:table-cell>
              <table:table-cell office:value-type="float" office:value="0.778598878">
                <text:p>0.778598878</text:p>
              </table:table-cell>
              <table:table-cell office:value-type="float" office:value="0.595541667">
                <text:p>0.595541667</text:p>
              </table:table-cell>
              <table:table-cell office:value-type="float" office:value="0.450844222">
                <text:p>0.45084422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24766842">
                <text:p>0.124766842</text:p>
              </table:table-cell>
              <table:table-cell office:value-type="float" office:value="0.708922828">
                <text:p>0.708922828</text:p>
              </table:table-cell>
              <table:table-cell office:value-type="float" office:value="0.74195513">
                <text:p>0.74195513</text:p>
              </table:table-cell>
              <table:table-cell office:value-type="float" office:value="0.453573519">
                <text:p>0.45357351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125958935">
                <text:p>0.125958935</text:p>
              </table:table-cell>
              <table:table-cell office:value-type="float" office:value="0.761915536">
                <text:p>0.761915536</text:p>
              </table:table-cell>
              <table:table-cell office:value-type="float" office:value="0.718154993">
                <text:p>0.718154993</text:p>
              </table:table-cell>
              <table:table-cell office:value-type="float" office:value="0.452580506">
                <text:p>0.45258050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126237884">
                <text:p>0.126237884</text:p>
              </table:table-cell>
              <table:table-cell office:value-type="float" office:value="0.696993553">
                <text:p>0.696993553</text:p>
              </table:table-cell>
              <table:table-cell office:value-type="float" office:value="0.594913434">
                <text:p>0.594913434</text:p>
              </table:table-cell>
              <table:table-cell office:value-type="float" office:value="0.482862053">
                <text:p>0.48286205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126647368">
                <text:p>0.126647368</text:p>
              </table:table-cell>
              <table:table-cell office:value-type="float" office:value="0.790314769">
                <text:p>0.790314769</text:p>
              </table:table-cell>
              <table:table-cell office:value-type="float" office:value="0.643091278">
                <text:p>0.643091278</text:p>
              </table:table-cell>
              <table:table-cell office:value-type="float" office:value="0.446536594">
                <text:p>0.44653659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126060262">
                <text:p>0.126060262</text:p>
              </table:table-cell>
              <table:table-cell office:value-type="float" office:value="0.778482053">
                <text:p>0.778482053</text:p>
              </table:table-cell>
              <table:table-cell office:value-type="float" office:value="0.682630024">
                <text:p>0.682630024</text:p>
              </table:table-cell>
              <table:table-cell office:value-type="float" office:value="0.449964458">
                <text:p>0.44996445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125676408">
                <text:p>0.125676408</text:p>
              </table:table-cell>
              <table:table-cell office:value-type="float" office:value="0.638529734">
                <text:p>0.638529734</text:p>
              </table:table-cell>
              <table:table-cell office:value-type="float" office:value="0.675057253">
                <text:p>0.675057253</text:p>
              </table:table-cell>
              <table:table-cell office:value-type="float" office:value="0.560432143">
                <text:p>0.56043214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125429645">
                <text:p>0.125429645</text:p>
              </table:table-cell>
              <table:table-cell office:value-type="float" office:value="0.639285521">
                <text:p>0.639285521</text:p>
              </table:table-cell>
              <table:table-cell office:value-type="float" office:value="0.678736052">
                <text:p>0.678736052</text:p>
              </table:table-cell>
              <table:table-cell office:value-type="float" office:value="0.563727684">
                <text:p>0.56372768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12654306">
                <text:p>0.12654306</text:p>
              </table:table-cell>
              <table:table-cell office:value-type="float" office:value="0.781380031">
                <text:p>0.781380031</text:p>
              </table:table-cell>
              <table:table-cell office:value-type="float" office:value="0.672502598">
                <text:p>0.672502598</text:p>
              </table:table-cell>
              <table:table-cell office:value-type="float" office:value="0.449610406">
                <text:p>0.4496104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26405969">
                <text:p>0.126405969</text:p>
              </table:table-cell>
              <table:table-cell office:value-type="float" office:value="0.717016544">
                <text:p>0.717016544</text:p>
              </table:table-cell>
              <table:table-cell office:value-type="float" office:value="0.603847576">
                <text:p>0.603847576</text:p>
              </table:table-cell>
              <table:table-cell office:value-type="float" office:value="0.544464653">
                <text:p>0.54446465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126115099">
                <text:p>0.126115099</text:p>
              </table:table-cell>
              <table:table-cell office:value-type="float" office:value="0.786081646">
                <text:p>0.786081646</text:p>
              </table:table-cell>
              <table:table-cell office:value-type="float" office:value="0.659596999">
                <text:p>0.659596999</text:p>
              </table:table-cell>
              <table:table-cell office:value-type="float" office:value="0.449389273">
                <text:p>0.44938927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126191989">
                <text:p>0.126191989</text:p>
              </table:table-cell>
              <table:table-cell office:value-type="float" office:value="0.799890852">
                <text:p>0.799890852</text:p>
              </table:table-cell>
              <table:table-cell office:value-type="float" office:value="0.598154735">
                <text:p>0.598154735</text:p>
              </table:table-cell>
              <table:table-cell office:value-type="float" office:value="0.445362383">
                <text:p>0.44536238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126062647">
                <text:p>0.126062647</text:p>
              </table:table-cell>
              <table:table-cell office:value-type="float" office:value="0.7997329">
                <text:p>0.7997329</text:p>
              </table:table-cell>
              <table:table-cell office:value-type="float" office:value="0.626454428">
                <text:p>0.626454428</text:p>
              </table:table-cell>
              <table:table-cell office:value-type="float" office:value="0.444979125">
                <text:p>0.44497912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125857011">
                <text:p>0.125857011</text:p>
              </table:table-cell>
              <table:table-cell office:value-type="float" office:value="0.745185702">
                <text:p>0.745185702</text:p>
              </table:table-cell>
              <table:table-cell office:value-type="float" office:value="0.741506307">
                <text:p>0.741506307</text:p>
              </table:table-cell>
              <table:table-cell office:value-type="float" office:value="0.461463387">
                <text:p>0.46146338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126678363">
                <text:p>0.126678363</text:p>
              </table:table-cell>
              <table:table-cell office:value-type="float" office:value="0.799101686">
                <text:p>0.799101686</text:p>
              </table:table-cell>
              <table:table-cell office:value-type="float" office:value="0.597659421">
                <text:p>0.597659421</text:p>
              </table:table-cell>
              <table:table-cell office:value-type="float" office:value="0.444334202">
                <text:p>0.44433420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125707999">
                <text:p>0.125707999</text:p>
              </table:table-cell>
              <table:table-cell office:value-type="float" office:value="0.772605034">
                <text:p>0.772605034</text:p>
              </table:table-cell>
              <table:table-cell office:value-type="float" office:value="0.644900876">
                <text:p>0.644900876</text:p>
              </table:table-cell>
              <table:table-cell office:value-type="float" office:value="0.442470961">
                <text:p>0.44247096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125691906">
                <text:p>0.125691906</text:p>
              </table:table-cell>
              <table:table-cell office:value-type="float" office:value="0.741089075">
                <text:p>0.741089075</text:p>
              </table:table-cell>
              <table:table-cell office:value-type="float" office:value="0.742640584">
                <text:p>0.742640584</text:p>
              </table:table-cell>
              <table:table-cell office:value-type="float" office:value="0.463246162">
                <text:p>0.4632461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125541106">
                <text:p>0.125541106</text:p>
              </table:table-cell>
              <table:table-cell office:value-type="float" office:value="0.707652653">
                <text:p>0.707652653</text:p>
              </table:table-cell>
              <table:table-cell office:value-type="float" office:value="0.726267186">
                <text:p>0.726267186</text:p>
              </table:table-cell>
              <table:table-cell office:value-type="float" office:value="0.512967171">
                <text:p>0.51296717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126338616">
                <text:p>0.126338616</text:p>
              </table:table-cell>
              <table:table-cell office:value-type="float" office:value="0.632271246">
                <text:p>0.632271246</text:p>
              </table:table-cell>
              <table:table-cell office:value-type="float" office:value="0.68621584">
                <text:p>0.68621584</text:p>
              </table:table-cell>
              <table:table-cell office:value-type="float" office:value="0.568920442">
                <text:p>0.5689204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26848236">
                <text:p>0.126848236</text:p>
              </table:table-cell>
              <table:table-cell office:value-type="float" office:value="0.798705315">
                <text:p>0.798705315</text:p>
              </table:table-cell>
              <table:table-cell office:value-type="float" office:value="0.609916521">
                <text:p>0.609916521</text:p>
              </table:table-cell>
              <table:table-cell office:value-type="float" office:value="0.443670803">
                <text:p>0.44367080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126372591">
                <text:p>0.126372591</text:p>
              </table:table-cell>
              <table:table-cell office:value-type="float" office:value="0.803805089">
                <text:p>0.803805089</text:p>
              </table:table-cell>
              <table:table-cell office:value-type="float" office:value="0.598836017">
                <text:p>0.598836017</text:p>
              </table:table-cell>
              <table:table-cell office:value-type="float" office:value="0.443694048">
                <text:p>0.44369404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126109734">
                <text:p>0.126109734</text:p>
              </table:table-cell>
              <table:table-cell office:value-type="float" office:value="0.783547256">
                <text:p>0.783547256</text:p>
              </table:table-cell>
              <table:table-cell office:value-type="float" office:value="0.66796728">
                <text:p>0.66796728</text:p>
              </table:table-cell>
              <table:table-cell office:value-type="float" office:value="0.449207479">
                <text:p>0.44920747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125493422">
                <text:p>0.125493422</text:p>
              </table:table-cell>
              <table:table-cell office:value-type="float" office:value="0.766027065">
                <text:p>0.766027065</text:p>
              </table:table-cell>
              <table:table-cell office:value-type="float" office:value="0.718943562">
                <text:p>0.718943562</text:p>
              </table:table-cell>
              <table:table-cell office:value-type="float" office:value="0.45347696">
                <text:p>0.453476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126195565">
                <text:p>0.126195565</text:p>
              </table:table-cell>
              <table:table-cell office:value-type="float" office:value="0.757069678">
                <text:p>0.757069678</text:p>
              </table:table-cell>
              <table:table-cell office:value-type="float" office:value="0.595182847">
                <text:p>0.595182847</text:p>
              </table:table-cell>
              <table:table-cell office:value-type="float" office:value="0.459199006">
                <text:p>0.45919900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126010791">
                <text:p>0.126010791</text:p>
              </table:table-cell>
              <table:table-cell office:value-type="float" office:value="0.787221883">
                <text:p>0.787221883</text:p>
              </table:table-cell>
              <table:table-cell office:value-type="float" office:value="0.660066087">
                <text:p>0.660066087</text:p>
              </table:table-cell>
              <table:table-cell office:value-type="float" office:value="0.448949987">
                <text:p>0.44894998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127122417">
                <text:p>0.127122417</text:p>
              </table:table-cell>
              <table:table-cell office:value-type="float" office:value="0.7922096">
                <text:p>0.7922096</text:p>
              </table:table-cell>
              <table:table-cell office:value-type="float" office:value="0.637894349">
                <text:p>0.637894349</text:p>
              </table:table-cell>
              <table:table-cell office:value-type="float" office:value="0.445803457">
                <text:p>0.44580345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125227585">
                <text:p>0.125227585</text:p>
              </table:table-cell>
              <table:table-cell office:value-type="float" office:value="0.741307824">
                <text:p>0.741307824</text:p>
              </table:table-cell>
              <table:table-cell office:value-type="float" office:value="0.723432985">
                <text:p>0.723432985</text:p>
              </table:table-cell>
              <table:table-cell office:value-type="float" office:value="0.449656898">
                <text:p>0.44965689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12580277">
                <text:p>0.12580277</text:p>
              </table:table-cell>
              <table:table-cell office:value-type="float" office:value="0.75366208">
                <text:p>0.75366208</text:p>
              </table:table-cell>
              <table:table-cell office:value-type="float" office:value="0.729810086">
                <text:p>0.729810086</text:p>
              </table:table-cell>
              <table:table-cell office:value-type="float" office:value="0.454278046">
                <text:p>0.45427804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25520244">
                <text:p>0.125520244</text:p>
              </table:table-cell>
              <table:table-cell office:value-type="float" office:value="0.633624868">
                <text:p>0.633624868</text:p>
              </table:table-cell>
              <table:table-cell office:value-type="float" office:value="0.650026876">
                <text:p>0.650026876</text:p>
              </table:table-cell>
              <table:table-cell office:value-type="float" office:value="0.546096032">
                <text:p>0.54609603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25958935">
                <text:p>0.125958935</text:p>
              </table:table-cell>
              <table:table-cell office:value-type="float" office:value="0.634824709">
                <text:p>0.634824709</text:p>
              </table:table-cell>
              <table:table-cell office:value-type="float" office:value="0.684961162">
                <text:p>0.684961162</text:p>
              </table:table-cell>
              <table:table-cell office:value-type="float" office:value="0.568533012">
                <text:p>0.56853301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125458852">
                <text:p>0.125458852</text:p>
              </table:table-cell>
              <table:table-cell office:value-type="float" office:value="0.632655696">
                <text:p>0.632655696</text:p>
              </table:table-cell>
              <table:table-cell office:value-type="float" office:value="0.660512526">
                <text:p>0.660512526</text:p>
              </table:table-cell>
              <table:table-cell office:value-type="float" office:value="0.551617211">
                <text:p>0.55161721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125419512">
                <text:p>0.125419512</text:p>
              </table:table-cell>
              <table:table-cell office:value-type="float" office:value="0.736401765">
                <text:p>0.736401765</text:p>
              </table:table-cell>
              <table:table-cell office:value-type="float" office:value="0.740939467">
                <text:p>0.740939467</text:p>
              </table:table-cell>
              <table:table-cell office:value-type="float" office:value="0.470588263">
                <text:p>0.47058826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124933735">
                <text:p>0.124933735</text:p>
              </table:table-cell>
              <table:table-cell office:value-type="float" office:value="0.646983462">
                <text:p>0.646983462</text:p>
              </table:table-cell>
              <table:table-cell office:value-type="float" office:value="0.692903482">
                <text:p>0.692903482</text:p>
              </table:table-cell>
              <table:table-cell office:value-type="float" office:value="0.569394895">
                <text:p>0.56939489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126658693">
                <text:p>0.126658693</text:p>
              </table:table-cell>
              <table:table-cell office:value-type="float" office:value="0.782659743">
                <text:p>0.782659743</text:p>
              </table:table-cell>
              <table:table-cell office:value-type="float" office:value="0.671113213">
                <text:p>0.671113213</text:p>
              </table:table-cell>
              <table:table-cell office:value-type="float" office:value="0.449085885">
                <text:p>0.44908588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126596108">
                <text:p>0.126596108</text:p>
              </table:table-cell>
              <table:table-cell office:value-type="float" office:value="0.788075422">
                <text:p>0.788075422</text:p>
              </table:table-cell>
              <table:table-cell office:value-type="float" office:value="0.651069957">
                <text:p>0.651069957</text:p>
              </table:table-cell>
              <table:table-cell office:value-type="float" office:value="0.447712594">
                <text:p>0.44771259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12535812">
                <text:p>0.12535812</text:p>
              </table:table-cell>
              <table:table-cell office:value-type="float" office:value="0.722065058">
                <text:p>0.722065058</text:p>
              </table:table-cell>
              <table:table-cell office:value-type="float" office:value="0.732669918">
                <text:p>0.732669918</text:p>
              </table:table-cell>
              <table:table-cell office:value-type="float" office:value="0.492008983">
                <text:p>0.49200898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124987379">
                <text:p>0.124987379</text:p>
              </table:table-cell>
              <table:table-cell office:value-type="float" office:value="0.642892199">
                <text:p>0.642892199</text:p>
              </table:table-cell>
              <table:table-cell office:value-type="float" office:value="0.704673613">
                <text:p>0.704673613</text:p>
              </table:table-cell>
              <table:table-cell office:value-type="float" office:value="0.533998672">
                <text:p>0.5339986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127499715">
                <text:p>0.127499715</text:p>
              </table:table-cell>
              <table:table-cell office:value-type="float" office:value="0.801549649">
                <text:p>0.801549649</text:p>
              </table:table-cell>
              <table:table-cell office:value-type="float" office:value="0.600726676">
                <text:p>0.600726676</text:p>
              </table:table-cell>
              <table:table-cell office:value-type="float" office:value="0.441845112">
                <text:p>0.44184511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126703397">
                <text:p>0.126703397</text:p>
              </table:table-cell>
              <table:table-cell office:value-type="float" office:value="0.678098283">
                <text:p>0.678098283</text:p>
              </table:table-cell>
              <table:table-cell office:value-type="float" office:value="0.596275401">
                <text:p>0.596275401</text:p>
              </table:table-cell>
              <table:table-cell office:value-type="float" office:value="0.491581022">
                <text:p>0.49158102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25805751">
                <text:p>0.125805751</text:p>
              </table:table-cell>
              <table:table-cell office:value-type="float" office:value="0.661493619">
                <text:p>0.661493619</text:p>
              </table:table-cell>
              <table:table-cell office:value-type="float" office:value="0.722907272">
                <text:p>0.722907272</text:p>
              </table:table-cell>
              <table:table-cell office:value-type="float" office:value="0.528495971">
                <text:p>0.52849597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126971618">
                <text:p>0.126971618</text:p>
              </table:table-cell>
              <table:table-cell office:value-type="float" office:value="0.793490504">
                <text:p>0.793490504</text:p>
              </table:table-cell>
              <table:table-cell office:value-type="float" office:value="0.595688891">
                <text:p>0.595688891</text:p>
              </table:table-cell>
              <table:table-cell office:value-type="float" office:value="0.443640404">
                <text:p>0.44364040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125607863">
                <text:p>0.125607863</text:p>
              </table:table-cell>
              <table:table-cell office:value-type="float" office:value="0.747441739">
                <text:p>0.747441739</text:p>
              </table:table-cell>
              <table:table-cell office:value-type="float" office:value="0.737171261">
                <text:p>0.737171261</text:p>
              </table:table-cell>
              <table:table-cell office:value-type="float" office:value="0.457063372">
                <text:p>0.45706337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126270667">
                <text:p>0.126270667</text:p>
              </table:table-cell>
              <table:table-cell office:value-type="float" office:value="0.802977777">
                <text:p>0.802977777</text:p>
              </table:table-cell>
              <table:table-cell office:value-type="float" office:value="0.597598028">
                <text:p>0.597598028</text:p>
              </table:table-cell>
              <table:table-cell office:value-type="float" office:value="0.44181233">
                <text:p>0.4418123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125947014">
                <text:p>0.125947014</text:p>
              </table:table-cell>
              <table:table-cell office:value-type="float" office:value="0.659151156">
                <text:p>0.659151156</text:p>
              </table:table-cell>
              <table:table-cell office:value-type="float" office:value="0.598849726">
                <text:p>0.598849726</text:p>
              </table:table-cell>
              <table:table-cell office:value-type="float" office:value="0.494601785">
                <text:p>0.49460178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126167551">
                <text:p>0.126167551</text:p>
              </table:table-cell>
              <table:table-cell office:value-type="float" office:value="0.802403188">
                <text:p>0.802403188</text:p>
              </table:table-cell>
              <table:table-cell office:value-type="float" office:value="0.600581241">
                <text:p>0.600581241</text:p>
              </table:table-cell>
              <table:table-cell office:value-type="float" office:value="0.442673021">
                <text:p>0.44267302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125961915">
                <text:p>0.125961915</text:p>
              </table:table-cell>
              <table:table-cell office:value-type="float" office:value="0.63119121">
                <text:p>0.63119121</text:p>
              </table:table-cell>
              <table:table-cell office:value-type="float" office:value="0.656179864">
                <text:p>0.656179864</text:p>
              </table:table-cell>
              <table:table-cell office:value-type="float" office:value="0.550544328">
                <text:p>0.55054432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126423851">
                <text:p>0.126423851</text:p>
              </table:table-cell>
              <table:table-cell office:value-type="float" office:value="0.796054101">
                <text:p>0.796054101</text:p>
              </table:table-cell>
              <table:table-cell office:value-type="float" office:value="0.616951658">
                <text:p>0.616951658</text:p>
              </table:table-cell>
              <table:table-cell office:value-type="float" office:value="0.443592124">
                <text:p>0.44359212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125312224">
                <text:p>0.125312224</text:p>
              </table:table-cell>
              <table:table-cell office:value-type="float" office:value="0.746442765">
                <text:p>0.746442765</text:p>
              </table:table-cell>
              <table:table-cell office:value-type="float" office:value="0.733211128">
                <text:p>0.733211128</text:p>
              </table:table-cell>
              <table:table-cell office:value-type="float" office:value="0.455769951">
                <text:p>0.45576995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124787107">
                <text:p>0.124787107</text:p>
              </table:table-cell>
              <table:table-cell office:value-type="float" office:value="0.645557123">
                <text:p>0.645557123</text:p>
              </table:table-cell>
              <table:table-cell office:value-type="float" office:value="0.689508997">
                <text:p>0.689508997</text:p>
              </table:table-cell>
              <table:table-cell office:value-type="float" office:value="0.567913719">
                <text:p>0.56791371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25236526">
                <text:p>0.125236526</text:p>
              </table:table-cell>
              <table:table-cell office:value-type="float" office:value="0.734847872">
                <text:p>0.734847872</text:p>
              </table:table-cell>
              <table:table-cell office:value-type="float" office:value="0.739128678">
                <text:p>0.739128678</text:p>
              </table:table-cell>
              <table:table-cell office:value-type="float" office:value="0.470265802">
                <text:p>0.47026580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126195565">
                <text:p>0.126195565</text:p>
              </table:table-cell>
              <table:table-cell office:value-type="float" office:value="0.639622884">
                <text:p>0.639622884</text:p>
              </table:table-cell>
              <table:table-cell office:value-type="float" office:value="0.69598087">
                <text:p>0.69598087</text:p>
              </table:table-cell>
              <table:table-cell office:value-type="float" office:value="0.557701058">
                <text:p>0.55770105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124719754">
                <text:p>0.124719754</text:p>
              </table:table-cell>
              <table:table-cell office:value-type="float" office:value="0.649136382">
                <text:p>0.649136382</text:p>
              </table:table-cell>
              <table:table-cell office:value-type="float" office:value="0.694897854">
                <text:p>0.694897854</text:p>
              </table:table-cell>
              <table:table-cell office:value-type="float" office:value="0.568540164">
                <text:p>0.56854016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125902906">
                <text:p>0.125902906</text:p>
              </table:table-cell>
              <table:table-cell office:value-type="float" office:value="0.792610144">
                <text:p>0.792610144</text:p>
              </table:table-cell>
              <table:table-cell office:value-type="float" office:value="0.637953357">
                <text:p>0.637953357</text:p>
              </table:table-cell>
              <table:table-cell office:value-type="float" office:value="0.445569211">
                <text:p>0.44556921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125451103">
                <text:p>0.125451103</text:p>
              </table:table-cell>
              <table:table-cell office:value-type="float" office:value="0.757234187">
                <text:p>0.757234187</text:p>
              </table:table-cell>
              <table:table-cell office:value-type="float" office:value="0.730725018">
                <text:p>0.730725018</text:p>
              </table:table-cell>
              <table:table-cell office:value-type="float" office:value="0.450670177">
                <text:p>0.45067017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124496832">
                <text:p>0.124496832</text:p>
              </table:table-cell>
              <table:table-cell office:value-type="float" office:value="0.657101352">
                <text:p>0.657101352</text:p>
              </table:table-cell>
              <table:table-cell office:value-type="float" office:value="0.699530327">
                <text:p>0.699530327</text:p>
              </table:table-cell>
              <table:table-cell office:value-type="float" office:value="0.566535064">
                <text:p>0.56653506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126072779">
                <text:p>0.126072779</text:p>
              </table:table-cell>
              <table:table-cell office:value-type="float" office:value="0.68473228">
                <text:p>0.68473228</text:p>
              </table:table-cell>
              <table:table-cell office:value-type="float" office:value="0.598148179">
                <text:p>0.598148179</text:p>
              </table:table-cell>
              <table:table-cell office:value-type="float" office:value="0.486671983">
                <text:p>0.48667198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126628891">
                <text:p>0.126628891</text:p>
              </table:table-cell>
              <table:table-cell office:value-type="float" office:value="0.756262035">
                <text:p>0.756262035</text:p>
              </table:table-cell>
              <table:table-cell office:value-type="float" office:value="0.594130825">
                <text:p>0.594130825</text:p>
              </table:table-cell>
              <table:table-cell office:value-type="float" office:value="0.459875519">
                <text:p>0.45987551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126571074">
                <text:p>0.126571074</text:p>
              </table:table-cell>
              <table:table-cell office:value-type="float" office:value="0.700079882">
                <text:p>0.700079882</text:p>
              </table:table-cell>
              <table:table-cell office:value-type="float" office:value="0.594809126">
                <text:p>0.594809126</text:p>
              </table:table-cell>
              <table:table-cell office:value-type="float" office:value="0.47723001">
                <text:p>0.4772300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124689952">
                <text:p>0.124689952</text:p>
              </table:table-cell>
              <table:table-cell office:value-type="float" office:value="0.66348203">
                <text:p>0.66348203</text:p>
              </table:table-cell>
              <table:table-cell office:value-type="float" office:value="0.700908387">
                <text:p>0.700908387</text:p>
              </table:table-cell>
              <table:table-cell office:value-type="float" office:value="0.5631072">
                <text:p>0.56310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25951782">
                <text:p>0.125951782</text:p>
              </table:table-cell>
              <table:table-cell office:value-type="float" office:value="0.70258447">
                <text:p>0.70258447</text:p>
              </table:table-cell>
              <table:table-cell office:value-type="float" office:value="0.594217848">
                <text:p>0.594217848</text:p>
              </table:table-cell>
              <table:table-cell office:value-type="float" office:value="0.476325807">
                <text:p>0.47632580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124933735">
                <text:p>0.124933735</text:p>
              </table:table-cell>
              <table:table-cell office:value-type="float" office:value="0.646314102">
                <text:p>0.646314102</text:p>
              </table:table-cell>
              <table:table-cell office:value-type="float" office:value="0.690234386">
                <text:p>0.690234386</text:p>
              </table:table-cell>
              <table:table-cell office:value-type="float" office:value="0.568743416">
                <text:p>0.56874341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125678197">
                <text:p>0.125678197</text:p>
              </table:table-cell>
              <table:table-cell office:value-type="float" office:value="0.79263637">
                <text:p>0.79263637</text:p>
              </table:table-cell>
              <table:table-cell office:value-type="float" office:value="0.633441285">
                <text:p>0.633441285</text:p>
              </table:table-cell>
              <table:table-cell office:value-type="float" office:value="0.442549639">
                <text:p>0.44254963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125708595">
                <text:p>0.125708595</text:p>
              </table:table-cell>
              <table:table-cell office:value-type="float" office:value="0.753944606">
                <text:p>0.753944606</text:p>
              </table:table-cell>
              <table:table-cell office:value-type="float" office:value="0.732469646">
                <text:p>0.732469646</text:p>
              </table:table-cell>
              <table:table-cell office:value-type="float" office:value="0.455524976">
                <text:p>0.45552497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126258746">
                <text:p>0.126258746</text:p>
              </table:table-cell>
              <table:table-cell office:value-type="float" office:value="0.716950383">
                <text:p>0.716950383</text:p>
              </table:table-cell>
              <table:table-cell office:value-type="float" office:value="0.596473288">
                <text:p>0.596473288</text:p>
              </table:table-cell>
              <table:table-cell office:value-type="float" office:value="0.472325739">
                <text:p>0.47232573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126560942">
                <text:p>0.126560942</text:p>
              </table:table-cell>
              <table:table-cell office:value-type="float" office:value="0.785119627">
                <text:p>0.785119627</text:p>
              </table:table-cell>
              <table:table-cell office:value-type="float" office:value="0.593611669">
                <text:p>0.593611669</text:p>
              </table:table-cell>
              <table:table-cell office:value-type="float" office:value="0.461551602">
                <text:p>0.46155160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126348749">
                <text:p>0.126348749</text:p>
              </table:table-cell>
              <table:table-cell office:value-type="float" office:value="0.737283318">
                <text:p>0.737283318</text:p>
              </table:table-cell>
              <table:table-cell office:value-type="float" office:value="0.595589947">
                <text:p>0.595589947</text:p>
              </table:table-cell>
              <table:table-cell office:value-type="float" office:value="0.464388784">
                <text:p>0.46438878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125446931">
                <text:p>0.125446931</text:p>
              </table:table-cell>
              <table:table-cell office:value-type="float" office:value="0.631400422">
                <text:p>0.631400422</text:p>
              </table:table-cell>
              <table:table-cell office:value-type="float" office:value="0.652299601">
                <text:p>0.652299601</text:p>
              </table:table-cell>
              <table:table-cell office:value-type="float" office:value="0.547151035">
                <text:p>0.54715103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12595059">
                <text:p>0.12595059</text:p>
              </table:table-cell>
              <table:table-cell office:value-type="float" office:value="0.628413633">
                <text:p>0.628413633</text:p>
              </table:table-cell>
              <table:table-cell office:value-type="float" office:value="0.676005563">
                <text:p>0.676005563</text:p>
              </table:table-cell>
              <table:table-cell office:value-type="float" office:value="0.570573875">
                <text:p>0.57057387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126641408">
                <text:p>0.126641408</text:p>
              </table:table-cell>
              <table:table-cell office:value-type="float" office:value="0.772034618">
                <text:p>0.772034618</text:p>
              </table:table-cell>
              <table:table-cell office:value-type="float" office:value="0.596765947">
                <text:p>0.596765947</text:p>
              </table:table-cell>
              <table:table-cell office:value-type="float" office:value="0.451046282">
                <text:p>0.4510462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26057282">
                <text:p>0.126057282</text:p>
              </table:table-cell>
              <table:table-cell office:value-type="float" office:value="0.758385153">
                <text:p>0.758385153</text:p>
              </table:table-cell>
              <table:table-cell office:value-type="float" office:value="0.596237254">
                <text:p>0.596237254</text:p>
              </table:table-cell>
              <table:table-cell office:value-type="float" office:value="0.455991084">
                <text:p>0.45599108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124531403">
                <text:p>0.124531403</text:p>
              </table:table-cell>
              <table:table-cell office:value-type="float" office:value="0.742624491">
                <text:p>0.742624491</text:p>
              </table:table-cell>
              <table:table-cell office:value-type="float" office:value="0.716140952">
                <text:p>0.716140952</text:p>
              </table:table-cell>
              <table:table-cell office:value-type="float" office:value="0.451085621">
                <text:p>0.45108562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124779358">
                <text:p>0.124779358</text:p>
              </table:table-cell>
              <table:table-cell office:value-type="float" office:value="0.700410092">
                <text:p>0.700410092</text:p>
              </table:table-cell>
              <table:table-cell office:value-type="float" office:value="0.722386327">
                <text:p>0.722386327</text:p>
              </table:table-cell>
              <table:table-cell office:value-type="float" office:value="0.518369736">
                <text:p>0.5183697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124964133">
                <text:p>0.124964133</text:p>
              </table:table-cell>
              <table:table-cell office:value-type="float" office:value="0.653665144">
                <text:p>0.653665144</text:p>
              </table:table-cell>
              <table:table-cell office:value-type="float" office:value="0.698906863">
                <text:p>0.698906863</text:p>
              </table:table-cell>
              <table:table-cell office:value-type="float" office:value="0.566521951">
                <text:p>0.56652195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125355139">
                <text:p>0.125355139</text:p>
              </table:table-cell>
              <table:table-cell office:value-type="float" office:value="0.638203101">
                <text:p>0.638203101</text:p>
              </table:table-cell>
              <table:table-cell office:value-type="float" office:value="0.678590021">
                <text:p>0.678590021</text:p>
              </table:table-cell>
              <table:table-cell office:value-type="float" office:value="0.564082332">
                <text:p>0.56408233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126311198">
                <text:p>0.126311198</text:p>
              </table:table-cell>
              <table:table-cell office:value-type="float" office:value="0.801730848">
                <text:p>0.801730848</text:p>
              </table:table-cell>
              <table:table-cell office:value-type="float" office:value="0.596789789">
                <text:p>0.596789789</text:p>
              </table:table-cell>
              <table:table-cell office:value-type="float" office:value="0.440769844">
                <text:p>0.440769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125738993">
                <text:p>0.125738993</text:p>
              </table:table-cell>
              <table:table-cell office:value-type="float" office:value="0.784589742">
                <text:p>0.784589742</text:p>
              </table:table-cell>
              <table:table-cell office:value-type="float" office:value="0.659636934">
                <text:p>0.659636934</text:p>
              </table:table-cell>
              <table:table-cell office:value-type="float" office:value="0.443340593">
                <text:p>0.44334059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125073209">
                <text:p>0.125073209</text:p>
              </table:table-cell>
              <table:table-cell office:value-type="float" office:value="0.716901507">
                <text:p>0.716901507</text:p>
              </table:table-cell>
              <table:table-cell office:value-type="float" office:value="0.732101885">
                <text:p>0.732101885</text:p>
              </table:table-cell>
              <table:table-cell office:value-type="float" office:value="0.490393697">
                <text:p>0.49039369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125582829">
                <text:p>0.125582829</text:p>
              </table:table-cell>
              <table:table-cell office:value-type="float" office:value="0.634242372">
                <text:p>0.634242372</text:p>
              </table:table-cell>
              <table:table-cell office:value-type="float" office:value="0.666900953">
                <text:p>0.666900953</text:p>
              </table:table-cell>
              <table:table-cell office:value-type="float" office:value="0.554090804">
                <text:p>0.55409080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125473753">
                <text:p>0.125473753</text:p>
              </table:table-cell>
              <table:table-cell office:value-type="float" office:value="0.748630851">
                <text:p>0.748630851</text:p>
              </table:table-cell>
              <table:table-cell office:value-type="float" office:value="0.735602467">
                <text:p>0.735602467</text:p>
              </table:table-cell>
              <table:table-cell office:value-type="float" office:value="0.455683524">
                <text:p>0.45568352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24807969">
                <text:p>0.124807969</text:p>
              </table:table-cell>
              <table:table-cell office:value-type="float" office:value="0.698735201">
                <text:p>0.698735201</text:p>
              </table:table-cell>
              <table:table-cell office:value-type="float" office:value="0.739145963">
                <text:p>0.739145963</text:p>
              </table:table-cell>
              <table:table-cell office:value-type="float" office:value="0.454253012">
                <text:p>0.45425301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124912873">
                <text:p>0.124912873</text:p>
              </table:table-cell>
              <table:table-cell office:value-type="float" office:value="0.723812666">
                <text:p>0.723812666</text:p>
              </table:table-cell>
              <table:table-cell office:value-type="float" office:value="0.735063044">
                <text:p>0.735063044</text:p>
              </table:table-cell>
              <table:table-cell office:value-type="float" office:value="0.485263525">
                <text:p>0.48526352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125516072">
                <text:p>0.125516072</text:p>
              </table:table-cell>
              <table:table-cell office:value-type="float" office:value="0.626217201">
                <text:p>0.626217201</text:p>
              </table:table-cell>
              <table:table-cell office:value-type="float" office:value="0.624556616">
                <text:p>0.624556616</text:p>
              </table:table-cell>
              <table:table-cell office:value-type="float" office:value="0.545848673">
                <text:p>0.54584867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125265732">
                <text:p>0.125265732</text:p>
              </table:table-cell>
              <table:table-cell office:value-type="float" office:value="0.631486849">
                <text:p>0.631486849</text:p>
              </table:table-cell>
              <table:table-cell office:value-type="float" office:value="0.628155545">
                <text:p>0.628155545</text:p>
              </table:table-cell>
              <table:table-cell office:value-type="float" office:value="0.535641376">
                <text:p>0.53564137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12502791">
                <text:p>0.12502791</text:p>
              </table:table-cell>
              <table:table-cell office:value-type="float" office:value="0.636608677">
                <text:p>0.636608677</text:p>
              </table:table-cell>
              <table:table-cell office:value-type="float" office:value="0.667568525">
                <text:p>0.667568525</text:p>
              </table:table-cell>
              <table:table-cell office:value-type="float" office:value="0.555954642">
                <text:p>0.55595464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125336662">
                <text:p>0.125336662</text:p>
              </table:table-cell>
              <table:table-cell office:value-type="float" office:value="0.77561805">
                <text:p>0.77561805</text:p>
              </table:table-cell>
              <table:table-cell office:value-type="float" office:value="0.690409027">
                <text:p>0.690409027</text:p>
              </table:table-cell>
              <table:table-cell office:value-type="float" office:value="0.449190789">
                <text:p>0.44919078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124738827">
                <text:p>0.124738827</text:p>
              </table:table-cell>
              <table:table-cell office:value-type="float" office:value="0.789523219">
                <text:p>0.789523219</text:p>
              </table:table-cell>
              <table:table-cell office:value-type="float" office:value="0.598483157">
                <text:p>0.598483157</text:p>
              </table:table-cell>
              <table:table-cell office:value-type="float" office:value="0.45386141">
                <text:p>0.4538614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125587598">
                <text:p>0.125587598</text:p>
              </table:table-cell>
              <table:table-cell office:value-type="float" office:value="0.794474577">
                <text:p>0.794474577</text:p>
              </table:table-cell>
              <table:table-cell office:value-type="float" office:value="0.636851863">
                <text:p>0.636851863</text:p>
              </table:table-cell>
              <table:table-cell office:value-type="float" office:value="0.444528513">
                <text:p>0.44452851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124765053">
                <text:p>0.124765053</text:p>
              </table:table-cell>
              <table:table-cell office:value-type="float" office:value="0.7716001">
                <text:p>0.7716001</text:p>
              </table:table-cell>
              <table:table-cell office:value-type="float" office:value="0.660901744">
                <text:p>0.660901744</text:p>
              </table:table-cell>
              <table:table-cell office:value-type="float" office:value="0.446558648">
                <text:p>0.44655864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124588028">
                <text:p>0.124588028</text:p>
              </table:table-cell>
              <table:table-cell office:value-type="float" office:value="0.63967772">
                <text:p>0.63967772</text:p>
              </table:table-cell>
              <table:table-cell office:value-type="float" office:value="0.673622569">
                <text:p>0.673622569</text:p>
              </table:table-cell>
              <table:table-cell office:value-type="float" office:value="0.569922992">
                <text:p>0.569922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25778928">
                <text:p>0.125778928</text:p>
              </table:table-cell>
              <table:table-cell office:value-type="float" office:value="0.804837442">
                <text:p>0.804837442</text:p>
              </table:table-cell>
              <table:table-cell office:value-type="float" office:value="0.597200465">
                <text:p>0.597200465</text:p>
              </table:table-cell>
              <table:table-cell office:value-type="float" office:value="0.439242177">
                <text:p>0.43924217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126538888">
                <text:p>0.126538888</text:p>
              </table:table-cell>
              <table:table-cell office:value-type="float" office:value="0.80768118">
                <text:p>0.80768118</text:p>
              </table:table-cell>
              <table:table-cell office:value-type="float" office:value="0.596872639">
                <text:p>0.596872639</text:p>
              </table:table-cell>
              <table:table-cell office:value-type="float" office:value="0.441548281">
                <text:p>0.44154828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126365438">
                <text:p>0.126365438</text:p>
              </table:table-cell>
              <table:table-cell office:value-type="float" office:value="0.685069047">
                <text:p>0.685069047</text:p>
              </table:table-cell>
              <table:table-cell office:value-type="float" office:value="0.734993307">
                <text:p>0.734993307</text:p>
              </table:table-cell>
              <table:table-cell office:value-type="float" office:value="0.455558354">
                <text:p>0.45555835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125406399">
                <text:p>0.125406399</text:p>
              </table:table-cell>
              <table:table-cell office:value-type="float" office:value="0.76750228">
                <text:p>0.76750228</text:p>
              </table:table-cell>
              <table:table-cell office:value-type="float" office:value="0.705832327">
                <text:p>0.705832327</text:p>
              </table:table-cell>
              <table:table-cell office:value-type="float" office:value="0.446372681">
                <text:p>0.44637268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125992313">
                <text:p>0.125992313</text:p>
              </table:table-cell>
              <table:table-cell office:value-type="float" office:value="0.630757884">
                <text:p>0.630757884</text:p>
              </table:table-cell>
              <table:table-cell office:value-type="float" office:value="0.613381936">
                <text:p>0.613381936</text:p>
              </table:table-cell>
              <table:table-cell office:value-type="float" office:value="0.517236652">
                <text:p>0.51723665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125753895">
                <text:p>0.125753895</text:p>
              </table:table-cell>
              <table:table-cell office:value-type="float" office:value="0.780433509">
                <text:p>0.780433509</text:p>
              </table:table-cell>
              <table:table-cell office:value-type="float" office:value="0.671448788">
                <text:p>0.671448788</text:p>
              </table:table-cell>
              <table:table-cell office:value-type="float" office:value="0.447064095">
                <text:p>0.44706409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126409546">
                <text:p>0.126409546</text:p>
              </table:table-cell>
              <table:table-cell office:value-type="float" office:value="0.683708272">
                <text:p>0.683708272</text:p>
              </table:table-cell>
              <table:table-cell office:value-type="float" office:value="0.595096421">
                <text:p>0.595096421</text:p>
              </table:table-cell>
              <table:table-cell office:value-type="float" office:value="0.547157591">
                <text:p>0.54715759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125907675">
                <text:p>0.125907675</text:p>
              </table:table-cell>
              <table:table-cell office:value-type="float" office:value="0.626255945">
                <text:p>0.626255945</text:p>
              </table:table-cell>
              <table:table-cell office:value-type="float" office:value="0.623086169">
                <text:p>0.623086169</text:p>
              </table:table-cell>
              <table:table-cell office:value-type="float" office:value="0.527517858">
                <text:p>0.52751785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126048342">
                <text:p>0.126048342</text:p>
              </table:table-cell>
              <table:table-cell office:value-type="float" office:value="0.784593914">
                <text:p>0.784593914</text:p>
              </table:table-cell>
              <table:table-cell office:value-type="float" office:value="0.648925382">
                <text:p>0.648925382</text:p>
              </table:table-cell>
              <table:table-cell office:value-type="float" office:value="0.444193535">
                <text:p>0.44419353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125834957">
                <text:p>0.125834957</text:p>
              </table:table-cell>
              <table:table-cell office:value-type="float" office:value="0.765980573">
                <text:p>0.765980573</text:p>
              </table:table-cell>
              <table:table-cell office:value-type="float" office:value="0.707006539">
                <text:p>0.707006539</text:p>
              </table:table-cell>
              <table:table-cell office:value-type="float" office:value="0.448639446">
                <text:p>0.44863944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25998274">
                <text:p>0.125998274</text:p>
              </table:table-cell>
              <table:table-cell office:value-type="float" office:value="0.636320786">
                <text:p>0.636320786</text:p>
              </table:table-cell>
              <table:table-cell office:value-type="float" office:value="0.612070633">
                <text:p>0.612070633</text:p>
              </table:table-cell>
              <table:table-cell office:value-type="float" office:value="0.535497729">
                <text:p>0.53549772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12566568">
                <text:p>0.12566568</text:p>
              </table:table-cell>
              <table:table-cell office:value-type="float" office:value="0.634126143">
                <text:p>0.634126143</text:p>
              </table:table-cell>
              <table:table-cell office:value-type="float" office:value="0.658613522">
                <text:p>0.658613522</text:p>
              </table:table-cell>
              <table:table-cell office:value-type="float" office:value="0.549146598">
                <text:p>0.54914659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126086488">
                <text:p>0.126086488</text:p>
              </table:table-cell>
              <table:table-cell office:value-type="float" office:value="0.684876524">
                <text:p>0.684876524</text:p>
              </table:table-cell>
              <table:table-cell office:value-type="float" office:value="0.597037148">
                <text:p>0.597037148</text:p>
              </table:table-cell>
              <table:table-cell office:value-type="float" office:value="0.483859835">
                <text:p>0.48385983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125399843">
                <text:p>0.125399843</text:p>
              </table:table-cell>
              <table:table-cell office:value-type="float" office:value="0.769125315">
                <text:p>0.769125315</text:p>
              </table:table-cell>
              <table:table-cell office:value-type="float" office:value="0.704671228">
                <text:p>0.704671228</text:p>
              </table:table-cell>
              <table:table-cell office:value-type="float" office:value="0.448492819">
                <text:p>0.44849281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125330105">
                <text:p>0.125330105</text:p>
              </table:table-cell>
              <table:table-cell office:value-type="float" office:value="0.628156737">
                <text:p>0.628156737</text:p>
              </table:table-cell>
              <table:table-cell office:value-type="float" office:value="0.641745405">
                <text:p>0.641745405</text:p>
              </table:table-cell>
              <table:table-cell office:value-type="float" office:value="0.540373986">
                <text:p>0.54037398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125685945">
                <text:p>0.125685945</text:p>
              </table:table-cell>
              <table:table-cell office:value-type="float" office:value="0.628340915">
                <text:p>0.628340915</text:p>
              </table:table-cell>
              <table:table-cell office:value-type="float" office:value="0.620032027">
                <text:p>0.620032027</text:p>
              </table:table-cell>
              <table:table-cell office:value-type="float" office:value="0.525039497">
                <text:p>0.52503949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25451103">
                <text:p>0.125451103</text:p>
              </table:table-cell>
              <table:table-cell office:value-type="float" office:value="0.632096008">
                <text:p>0.632096008</text:p>
              </table:table-cell>
              <table:table-cell office:value-type="float" office:value="0.6755478">
                <text:p>0.6755478</text:p>
              </table:table-cell>
              <table:table-cell office:value-type="float" office:value="0.559958286">
                <text:p>0.55995828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2574555">
                <text:p>0.12574555</text:p>
              </table:table-cell>
              <table:table-cell office:value-type="float" office:value="0.759422274">
                <text:p>0.759422274</text:p>
              </table:table-cell>
              <table:table-cell office:value-type="float" office:value="0.594540309">
                <text:p>0.594540309</text:p>
              </table:table-cell>
              <table:table-cell office:value-type="float" office:value="0.457035954">
                <text:p>0.45703595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257682">
                <text:p>0.1257682</text:p>
              </table:table-cell>
              <table:table-cell office:value-type="float" office:value="0.804170466">
                <text:p>0.804170466</text:p>
              </table:table-cell>
              <table:table-cell office:value-type="float" office:value="0.601854992">
                <text:p>0.601854992</text:p>
              </table:table-cell>
              <table:table-cell office:value-type="float" office:value="0.438610964">
                <text:p>0.43861096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2405993">
                <text:p>0.12405993</text:p>
              </table:table-cell>
              <table:table-cell office:value-type="float" office:value="0.713490929">
                <text:p>0.713490929</text:p>
              </table:table-cell>
              <table:table-cell office:value-type="float" office:value="0.727734056">
                <text:p>0.727734056</text:p>
              </table:table-cell>
              <table:table-cell office:value-type="float" office:value="0.503631294">
                <text:p>0.5036312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25780121">
                <text:p>0.125780121</text:p>
              </table:table-cell>
              <table:table-cell office:value-type="float" office:value="0.689497672">
                <text:p>0.689497672</text:p>
              </table:table-cell>
              <table:table-cell office:value-type="float" office:value="0.595966649">
                <text:p>0.595966649</text:p>
              </table:table-cell>
              <table:table-cell office:value-type="float" office:value="0.48402196">
                <text:p>0.4840219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126013771">
                <text:p>0.126013771</text:p>
              </table:table-cell>
              <table:table-cell office:value-type="float" office:value="0.747569889">
                <text:p>0.747569889</text:p>
              </table:table-cell>
              <table:table-cell office:value-type="float" office:value="0.593565177">
                <text:p>0.593565177</text:p>
              </table:table-cell>
              <table:table-cell office:value-type="float" office:value="0.461766775">
                <text:p>0.46176677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124463454">
                <text:p>0.124463454</text:p>
              </table:table-cell>
              <table:table-cell office:value-type="float" office:value="0.751321405">
                <text:p>0.751321405</text:p>
              </table:table-cell>
              <table:table-cell office:value-type="float" office:value="0.706484998">
                <text:p>0.706484998</text:p>
              </table:table-cell>
              <table:table-cell office:value-type="float" office:value="0.448582226">
                <text:p>0.44858222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124301925">
                <text:p>0.124301925</text:p>
              </table:table-cell>
              <table:table-cell office:value-type="float" office:value="0.676594457">
                <text:p>0.676594457</text:p>
              </table:table-cell>
              <table:table-cell office:value-type="float" office:value="0.718407121">
                <text:p>0.718407121</text:p>
              </table:table-cell>
              <table:table-cell office:value-type="float" office:value="0.531188313">
                <text:p>0.53118831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125041023">
                <text:p>0.125041023</text:p>
              </table:table-cell>
              <table:table-cell office:value-type="float" office:value="0.638697224">
                <text:p>0.638697224</text:p>
              </table:table-cell>
              <table:table-cell office:value-type="float" office:value="0.671877941">
                <text:p>0.671877941</text:p>
              </table:table-cell>
              <table:table-cell office:value-type="float" office:value="0.556967921">
                <text:p>0.55696792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125658527">
                <text:p>0.125658527</text:p>
              </table:table-cell>
              <table:table-cell office:value-type="float" office:value="0.629776791">
                <text:p>0.629776791</text:p>
              </table:table-cell>
              <table:table-cell office:value-type="float" office:value="0.623124316">
                <text:p>0.623124316</text:p>
              </table:table-cell>
              <table:table-cell office:value-type="float" office:value="0.528555575">
                <text:p>0.5285555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126283184">
                <text:p>0.126283184</text:p>
              </table:table-cell>
              <table:table-cell office:value-type="float" office:value="0.759028883">
                <text:p>0.759028883</text:p>
              </table:table-cell>
              <table:table-cell office:value-type="float" office:value="0.597710681">
                <text:p>0.597710681</text:p>
              </table:table-cell>
              <table:table-cell office:value-type="float" office:value="0.515216054">
                <text:p>0.51521605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126189605">
                <text:p>0.126189605</text:p>
              </table:table-cell>
              <table:table-cell office:value-type="float" office:value="0.738279311">
                <text:p>0.738279311</text:p>
              </table:table-cell>
              <table:table-cell office:value-type="float" office:value="0.59372909">
                <text:p>0.59372909</text:p>
              </table:table-cell>
              <table:table-cell office:value-type="float" office:value="0.463226493">
                <text:p>0.46322649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124567166">
                <text:p>0.124567166</text:p>
              </table:table-cell>
              <table:table-cell office:value-type="float" office:value="0.676100931">
                <text:p>0.676100931</text:p>
              </table:table-cell>
              <table:table-cell office:value-type="float" office:value="0.714406456">
                <text:p>0.714406456</text:p>
              </table:table-cell>
              <table:table-cell office:value-type="float" office:value="0.543803637">
                <text:p>0.54380363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125781313">
                <text:p>0.125781313</text:p>
              </table:table-cell>
              <table:table-cell office:value-type="float" office:value="0.788624977">
                <text:p>0.788624977</text:p>
              </table:table-cell>
              <table:table-cell office:value-type="float" office:value="0.606991125">
                <text:p>0.606991125</text:p>
              </table:table-cell>
              <table:table-cell office:value-type="float" office:value="0.442662292">
                <text:p>0.442662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